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.sender_i.routed_msg_pub.network" table:style-name="ta1">
        <table:shapes>
          <draw:frame draw:z-index="0" draw:style-name="gr1" draw:text-style-name="P1" svg:width="674.19pt" svg:height="349.51pt" svg:x="190.26pt" svg:y="74.38pt">
            <draw:object draw:notify-on-update-of-ranges="'source_2.sender_i.routed_msg_pub.network'.D1:'source_2.sender_i.routed_msg_pub.network'.D1 'source_2.sender_i.routed_msg_pub.network'.D2:'source_2.sender_i.routed_msg_pub.network'.D1578 'source_2.sender_i.routed_msg_pub.network'.E1:'source_2.sender_i.routed_msg_pub.network'.E1 'source_2.sender_i.routed_msg_pub.network'.E2:'source_2.sender_i.routed_msg_pub.network'.E157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70904.6804" calcext:value-type="float">
            <text:p>1442770904.6804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70904.68876" calcext:value-type="float">
            <text:p>1442770904.68876</text:p>
          </table:table-cell>
          <table:table-cell office:value-type="float" office:value="8096" calcext:value-type="float">
            <text:p>8096</text:p>
          </table:table-cell>
          <table:table-cell table:formula="of:=[.B3]-[.B$2]" office:value-type="float" office:value="0.00835394859313965" calcext:value-type="float">
            <text:p>0.0083539486</text:p>
          </table:table-cell>
          <table:table-cell table:formula="of:=[.C3]/([.D3]-[.D2])" office:value-type="float" office:value="969122.554410799" calcext:value-type="float">
            <text:p>969122.5544107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70904.69697" calcext:value-type="float">
            <text:p>1442770904.69697</text:p>
          </table:table-cell>
          <table:table-cell office:value-type="float" office:value="8096" calcext:value-type="float">
            <text:p>8096</text:p>
          </table:table-cell>
          <table:table-cell table:formula="of:=[.B4]-[.B$2]" office:value-type="float" office:value="0.0165650844573975" calcext:value-type="float">
            <text:p>0.0165650845</text:p>
          </table:table-cell>
          <table:table-cell table:formula="of:=[.C4]/([.D4]-[.D3])" office:value-type="float" office:value="985978.083159117" calcext:value-type="float">
            <text:p>985978.083159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70904.70526" calcext:value-type="float">
            <text:p>1442770904.70526</text:p>
          </table:table-cell>
          <table:table-cell office:value-type="float" office:value="8096" calcext:value-type="float">
            <text:p>8096</text:p>
          </table:table-cell>
          <table:table-cell table:formula="of:=[.B5]-[.B$2]" office:value-type="float" office:value="0.0248568058013916" calcext:value-type="float">
            <text:p>0.0248568058</text:p>
          </table:table-cell>
          <table:table-cell table:formula="of:=[.C5]/([.D5]-[.D4])" office:value-type="float" office:value="976395.571453218" calcext:value-type="float">
            <text:p>976395.5714532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70904.71345" calcext:value-type="float">
            <text:p>1442770904.71345</text:p>
          </table:table-cell>
          <table:table-cell office:value-type="float" office:value="8096" calcext:value-type="float">
            <text:p>8096</text:p>
          </table:table-cell>
          <table:table-cell table:formula="of:=[.B6]-[.B$2]" office:value-type="float" office:value="0.0330491065979004" calcext:value-type="float">
            <text:p>0.0330491066</text:p>
          </table:table-cell>
          <table:table-cell table:formula="of:=[.C6]/([.D6]-[.D5])" office:value-type="float" office:value="988244.963301417" calcext:value-type="float">
            <text:p>988244.9633014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70904.72163" calcext:value-type="float">
            <text:p>1442770904.72163</text:p>
          </table:table-cell>
          <table:table-cell office:value-type="float" office:value="8096" calcext:value-type="float">
            <text:p>8096</text:p>
          </table:table-cell>
          <table:table-cell table:formula="of:=[.B7]-[.B$2]" office:value-type="float" office:value="0.0412302017211914" calcext:value-type="float">
            <text:p>0.0412302017</text:p>
          </table:table-cell>
          <table:table-cell table:formula="of:=[.C7]/([.D7]-[.D6])" office:value-type="float" office:value="989598.565716617" calcext:value-type="float">
            <text:p>989598.5657166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70904.72978" calcext:value-type="float">
            <text:p>1442770904.72978</text:p>
          </table:table-cell>
          <table:table-cell office:value-type="float" office:value="8096" calcext:value-type="float">
            <text:p>8096</text:p>
          </table:table-cell>
          <table:table-cell table:formula="of:=[.B8]-[.B$2]" office:value-type="float" office:value="0.049379825592041" calcext:value-type="float">
            <text:p>0.0493798256</text:p>
          </table:table-cell>
          <table:table-cell table:formula="of:=[.C8]/([.D8]-[.D7])" office:value-type="float" office:value="993420.080276169" calcext:value-type="float">
            <text:p>993420.0802761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70904.73792" calcext:value-type="float">
            <text:p>1442770904.73792</text:p>
          </table:table-cell>
          <table:table-cell office:value-type="float" office:value="8096" calcext:value-type="float">
            <text:p>8096</text:p>
          </table:table-cell>
          <table:table-cell table:formula="of:=[.B9]-[.B$2]" office:value-type="float" office:value="0.0575175285339356" calcext:value-type="float">
            <text:p>0.0575175285</text:p>
          </table:table-cell>
          <table:table-cell table:formula="of:=[.C9]/([.D9]-[.D8])" office:value-type="float" office:value="994875.342318059" calcext:value-type="float">
            <text:p>994875.3423180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70904.74606" calcext:value-type="float">
            <text:p>1442770904.74606</text:p>
          </table:table-cell>
          <table:table-cell office:value-type="float" office:value="8096" calcext:value-type="float">
            <text:p>8096</text:p>
          </table:table-cell>
          <table:table-cell table:formula="of:=[.B10]-[.B$2]" office:value-type="float" office:value="0.0656533241271973" calcext:value-type="float">
            <text:p>0.0656533241</text:p>
          </table:table-cell>
          <table:table-cell table:formula="of:=[.C10]/([.D10]-[.D9])" office:value-type="float" office:value="995108.580002344" calcext:value-type="float">
            <text:p>995108.5800023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70904.7542" calcext:value-type="float">
            <text:p>1442770904.7542</text:p>
          </table:table-cell>
          <table:table-cell office:value-type="float" office:value="8096" calcext:value-type="float">
            <text:p>8096</text:p>
          </table:table-cell>
          <table:table-cell table:formula="of:=[.B11]-[.B$2]" office:value-type="float" office:value="0.0737993717193604" calcext:value-type="float">
            <text:p>0.0737993717</text:p>
          </table:table-cell>
          <table:table-cell table:formula="of:=[.C11]/([.D11]-[.D10])" office:value-type="float" office:value="993856.211666228" calcext:value-type="float">
            <text:p>993856.211666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70904.76233" calcext:value-type="float">
            <text:p>1442770904.76233</text:p>
          </table:table-cell>
          <table:table-cell office:value-type="float" office:value="8096" calcext:value-type="float">
            <text:p>8096</text:p>
          </table:table-cell>
          <table:table-cell table:formula="of:=[.B12]-[.B$2]" office:value-type="float" office:value="0.0819265842437744" calcext:value-type="float">
            <text:p>0.0819265842</text:p>
          </table:table-cell>
          <table:table-cell table:formula="of:=[.C12]/([.D12]-[.D11])" office:value-type="float" office:value="996159.504341704" calcext:value-type="float">
            <text:p>996159.5043417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70904.77046" calcext:value-type="float">
            <text:p>1442770904.77046</text:p>
          </table:table-cell>
          <table:table-cell office:value-type="float" office:value="8096" calcext:value-type="float">
            <text:p>8096</text:p>
          </table:table-cell>
          <table:table-cell table:formula="of:=[.B13]-[.B$2]" office:value-type="float" office:value="0.0900561809539795" calcext:value-type="float">
            <text:p>0.090056181</text:p>
          </table:table-cell>
          <table:table-cell table:formula="of:=[.C13]/([.D13]-[.D12])" office:value-type="float" office:value="995867.358320136" calcext:value-type="float">
            <text:p>995867.3583201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70904.77858" calcext:value-type="float">
            <text:p>1442770904.77858</text:p>
          </table:table-cell>
          <table:table-cell office:value-type="float" office:value="8096" calcext:value-type="float">
            <text:p>8096</text:p>
          </table:table-cell>
          <table:table-cell table:formula="of:=[.B14]-[.B$2]" office:value-type="float" office:value="0.0981793403625488" calcext:value-type="float">
            <text:p>0.0981793404</text:p>
          </table:table-cell>
          <table:table-cell table:formula="of:=[.C14]/([.D14]-[.D13])" office:value-type="float" office:value="996656.54615362" calcext:value-type="float">
            <text:p>996656.546153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70904.78671" calcext:value-type="float">
            <text:p>1442770904.78671</text:p>
          </table:table-cell>
          <table:table-cell office:value-type="float" office:value="8096" calcext:value-type="float">
            <text:p>8096</text:p>
          </table:table-cell>
          <table:table-cell table:formula="of:=[.B15]-[.B$2]" office:value-type="float" office:value="0.106302738189697" calcext:value-type="float">
            <text:p>0.1063027382</text:p>
          </table:table-cell>
          <table:table-cell table:formula="of:=[.C15]/([.D15]-[.D14])" office:value-type="float" office:value="996627.29467011" calcext:value-type="float">
            <text:p>996627.294670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70904.79483" calcext:value-type="float">
            <text:p>1442770904.79483</text:p>
          </table:table-cell>
          <table:table-cell office:value-type="float" office:value="8096" calcext:value-type="float">
            <text:p>8096</text:p>
          </table:table-cell>
          <table:table-cell table:formula="of:=[.B16]-[.B$2]" office:value-type="float" office:value="0.114426612854004" calcext:value-type="float">
            <text:p>0.1144266129</text:p>
          </table:table-cell>
          <table:table-cell table:formula="of:=[.C16]/([.D16]-[.D15])" office:value-type="float" office:value="996568.796853906" calcext:value-type="float">
            <text:p>996568.7968539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70904.80295" calcext:value-type="float">
            <text:p>1442770904.80295</text:p>
          </table:table-cell>
          <table:table-cell office:value-type="float" office:value="8096" calcext:value-type="float">
            <text:p>8096</text:p>
          </table:table-cell>
          <table:table-cell table:formula="of:=[.B17]-[.B$2]" office:value-type="float" office:value="0.122542381286621" calcext:value-type="float">
            <text:p>0.1225423813</text:p>
          </table:table-cell>
          <table:table-cell table:formula="of:=[.C17]/([.D17]-[.D16])" office:value-type="float" office:value="997564.194594595" calcext:value-type="float">
            <text:p>997564.1945945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70904.8111" calcext:value-type="float">
            <text:p>1442770904.8111</text:p>
          </table:table-cell>
          <table:table-cell office:value-type="float" office:value="8096" calcext:value-type="float">
            <text:p>8096</text:p>
          </table:table-cell>
          <table:table-cell table:formula="of:=[.B18]-[.B$2]" office:value-type="float" office:value="0.130695581436157" calcext:value-type="float">
            <text:p>0.1306955814</text:p>
          </table:table-cell>
          <table:table-cell table:formula="of:=[.C18]/([.D18]-[.D17])" office:value-type="float" office:value="992984.331491066" calcext:value-type="float">
            <text:p>992984.3314910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70904.81927" calcext:value-type="float">
            <text:p>1442770904.81927</text:p>
          </table:table-cell>
          <table:table-cell office:value-type="float" office:value="8096" calcext:value-type="float">
            <text:p>8096</text:p>
          </table:table-cell>
          <table:table-cell table:formula="of:=[.B19]-[.B$2]" office:value-type="float" office:value="0.138867616653442" calcext:value-type="float">
            <text:p>0.1388676167</text:p>
          </table:table-cell>
          <table:table-cell table:formula="of:=[.C19]/([.D19]-[.D18])" office:value-type="float" office:value="990695.681643132" calcext:value-type="float">
            <text:p>990695.6816431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70904.82741" calcext:value-type="float">
            <text:p>1442770904.82741</text:p>
          </table:table-cell>
          <table:table-cell office:value-type="float" office:value="8096" calcext:value-type="float">
            <text:p>8096</text:p>
          </table:table-cell>
          <table:table-cell table:formula="of:=[.B20]-[.B$2]" office:value-type="float" office:value="0.147010326385498" calcext:value-type="float">
            <text:p>0.1470103264</text:p>
          </table:table-cell>
          <table:table-cell table:formula="of:=[.C20]/([.D20]-[.D19])" office:value-type="float" office:value="994263.613269698" calcext:value-type="float">
            <text:p>994263.6132696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70904.83554" calcext:value-type="float">
            <text:p>1442770904.83554</text:p>
          </table:table-cell>
          <table:table-cell office:value-type="float" office:value="8096" calcext:value-type="float">
            <text:p>8096</text:p>
          </table:table-cell>
          <table:table-cell table:formula="of:=[.B21]-[.B$2]" office:value-type="float" office:value="0.155136585235596" calcext:value-type="float">
            <text:p>0.1551365852</text:p>
          </table:table-cell>
          <table:table-cell table:formula="of:=[.C21]/([.D21]-[.D20])" office:value-type="float" office:value="996276.410749912" calcext:value-type="float">
            <text:p>996276.4107499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70904.84369" calcext:value-type="float">
            <text:p>1442770904.84369</text:p>
          </table:table-cell>
          <table:table-cell office:value-type="float" office:value="8096" calcext:value-type="float">
            <text:p>8096</text:p>
          </table:table-cell>
          <table:table-cell table:formula="of:=[.B22]-[.B$2]" office:value-type="float" office:value="0.163286924362183" calcext:value-type="float">
            <text:p>0.1632869244</text:p>
          </table:table-cell>
          <table:table-cell table:formula="of:=[.C22]/([.D22]-[.D21])" office:value-type="float" office:value="993332.899926869" calcext:value-type="float">
            <text:p>993332.8999268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70904.85183" calcext:value-type="float">
            <text:p>1442770904.85183</text:p>
          </table:table-cell>
          <table:table-cell office:value-type="float" office:value="8096" calcext:value-type="float">
            <text:p>8096</text:p>
          </table:table-cell>
          <table:table-cell table:formula="of:=[.B23]-[.B$2]" office:value-type="float" office:value="0.171425104141235" calcext:value-type="float">
            <text:p>0.1714251041</text:p>
          </table:table-cell>
          <table:table-cell table:formula="of:=[.C23]/([.D23]-[.D22])" office:value-type="float" office:value="994817.049979493" calcext:value-type="float">
            <text:p>994817.0499794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70904.85995" calcext:value-type="float">
            <text:p>1442770904.85995</text:p>
          </table:table-cell>
          <table:table-cell office:value-type="float" office:value="8096" calcext:value-type="float">
            <text:p>8096</text:p>
          </table:table-cell>
          <table:table-cell table:formula="of:=[.B24]-[.B$2]" office:value-type="float" office:value="0.179545879364014" calcext:value-type="float">
            <text:p>0.1795458794</text:p>
          </table:table-cell>
          <table:table-cell table:formula="of:=[.C24]/([.D24]-[.D23])" office:value-type="float" office:value="996949.155456387" calcext:value-type="float">
            <text:p>996949.1554563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70904.86806" calcext:value-type="float">
            <text:p>1442770904.86806</text:p>
          </table:table-cell>
          <table:table-cell office:value-type="float" office:value="8096" calcext:value-type="float">
            <text:p>8096</text:p>
          </table:table-cell>
          <table:table-cell table:formula="of:=[.B25]-[.B$2]" office:value-type="float" office:value="0.187650442123413" calcext:value-type="float">
            <text:p>0.1876504421</text:p>
          </table:table-cell>
          <table:table-cell table:formula="of:=[.C25]/([.D25]-[.D24])" office:value-type="float" office:value="998943.46436031" calcext:value-type="float">
            <text:p>998943.464360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70904.87616" calcext:value-type="float">
            <text:p>1442770904.87616</text:p>
          </table:table-cell>
          <table:table-cell office:value-type="float" office:value="8096" calcext:value-type="float">
            <text:p>8096</text:p>
          </table:table-cell>
          <table:table-cell table:formula="of:=[.B26]-[.B$2]" office:value-type="float" office:value="0.195756196975708" calcext:value-type="float">
            <text:p>0.195756197</text:p>
          </table:table-cell>
          <table:table-cell table:formula="of:=[.C26]/([.D26]-[.D25])" office:value-type="float" office:value="998796.55226778" calcext:value-type="float">
            <text:p>998796.55226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70904.8843" calcext:value-type="float">
            <text:p>1442770904.8843</text:p>
          </table:table-cell>
          <table:table-cell office:value-type="float" office:value="8096" calcext:value-type="float">
            <text:p>8096</text:p>
          </table:table-cell>
          <table:table-cell table:formula="of:=[.B27]-[.B$2]" office:value-type="float" office:value="0.203892230987549" calcext:value-type="float">
            <text:p>0.203892231</text:p>
          </table:table-cell>
          <table:table-cell table:formula="of:=[.C27]/([.D27]-[.D26])" office:value-type="float" office:value="995079.419311355" calcext:value-type="float">
            <text:p>995079.4193113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70904.89246" calcext:value-type="float">
            <text:p>1442770904.89246</text:p>
          </table:table-cell>
          <table:table-cell office:value-type="float" office:value="8096" calcext:value-type="float">
            <text:p>8096</text:p>
          </table:table-cell>
          <table:table-cell table:formula="of:=[.B28]-[.B$2]" office:value-type="float" office:value="0.212054014205933" calcext:value-type="float">
            <text:p>0.2120540142</text:p>
          </table:table-cell>
          <table:table-cell table:formula="of:=[.C28]/([.D28]-[.D27])" office:value-type="float" office:value="991940.092425437" calcext:value-type="float">
            <text:p>991940.0924254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70904.90062" calcext:value-type="float">
            <text:p>1442770904.90062</text:p>
          </table:table-cell>
          <table:table-cell office:value-type="float" office:value="8096" calcext:value-type="float">
            <text:p>8096</text:p>
          </table:table-cell>
          <table:table-cell table:formula="of:=[.B29]-[.B$2]" office:value-type="float" office:value="0.220211982727051" calcext:value-type="float">
            <text:p>0.2202119827</text:p>
          </table:table-cell>
          <table:table-cell table:formula="of:=[.C29]/([.D29]-[.D28])" office:value-type="float" office:value="992403.927404506" calcext:value-type="float">
            <text:p>992403.9274045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70904.90877" calcext:value-type="float">
            <text:p>1442770904.90877</text:p>
          </table:table-cell>
          <table:table-cell office:value-type="float" office:value="8096" calcext:value-type="float">
            <text:p>8096</text:p>
          </table:table-cell>
          <table:table-cell table:formula="of:=[.B30]-[.B$2]" office:value-type="float" office:value="0.228366851806641" calcext:value-type="float">
            <text:p>0.2283668518</text:p>
          </table:table-cell>
          <table:table-cell table:formula="of:=[.C30]/([.D30]-[.D29])" office:value-type="float" office:value="992781.112852298" calcext:value-type="float">
            <text:p>992781.1128522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70904.91692" calcext:value-type="float">
            <text:p>1442770904.91692</text:p>
          </table:table-cell>
          <table:table-cell office:value-type="float" office:value="8096" calcext:value-type="float">
            <text:p>8096</text:p>
          </table:table-cell>
          <table:table-cell table:formula="of:=[.B31]-[.B$2]" office:value-type="float" office:value="0.236515522003174" calcext:value-type="float">
            <text:p>0.236515522</text:p>
          </table:table-cell>
          <table:table-cell table:formula="of:=[.C31]/([.D31]-[.D30])" office:value-type="float" office:value="993536.344549125" calcext:value-type="float">
            <text:p>993536.344549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70904.92507" calcext:value-type="float">
            <text:p>1442770904.92507</text:p>
          </table:table-cell>
          <table:table-cell office:value-type="float" office:value="8096" calcext:value-type="float">
            <text:p>8096</text:p>
          </table:table-cell>
          <table:table-cell table:formula="of:=[.B32]-[.B$2]" office:value-type="float" office:value="0.244662523269653" calcext:value-type="float">
            <text:p>0.2446625233</text:p>
          </table:table-cell>
          <table:table-cell table:formula="of:=[.C32]/([.D32]-[.D31])" office:value-type="float" office:value="993739.872523485" calcext:value-type="float">
            <text:p>993739.8725234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70904.93326" calcext:value-type="float">
            <text:p>1442770904.93326</text:p>
          </table:table-cell>
          <table:table-cell office:value-type="float" office:value="8096" calcext:value-type="float">
            <text:p>8096</text:p>
          </table:table-cell>
          <table:table-cell table:formula="of:=[.B33]-[.B$2]" office:value-type="float" office:value="0.252851009368896" calcext:value-type="float">
            <text:p>0.2528510094</text:p>
          </table:table-cell>
          <table:table-cell table:formula="of:=[.C33]/([.D33]-[.D32])" office:value-type="float" office:value="988705.348202067" calcext:value-type="float">
            <text:p>988705.3482020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70904.94144" calcext:value-type="float">
            <text:p>1442770904.94144</text:p>
          </table:table-cell>
          <table:table-cell office:value-type="float" office:value="8096" calcext:value-type="float">
            <text:p>8096</text:p>
          </table:table-cell>
          <table:table-cell table:formula="of:=[.B34]-[.B$2]" office:value-type="float" office:value="0.26103401184082" calcext:value-type="float">
            <text:p>0.2610340118</text:p>
          </table:table-cell>
          <table:table-cell table:formula="of:=[.C34]/([.D34]-[.D33])" office:value-type="float" office:value="989367.903502127" calcext:value-type="float">
            <text:p>989367.9035021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70904.94977" calcext:value-type="float">
            <text:p>1442770904.94977</text:p>
          </table:table-cell>
          <table:table-cell office:value-type="float" office:value="8096" calcext:value-type="float">
            <text:p>8096</text:p>
          </table:table-cell>
          <table:table-cell table:formula="of:=[.B35]-[.B$2]" office:value-type="float" office:value="0.269368410110474" calcext:value-type="float">
            <text:p>0.2693684101</text:p>
          </table:table-cell>
          <table:table-cell table:formula="of:=[.C35]/([.D35]-[.D34])" office:value-type="float" office:value="971395.863031725" calcext:value-type="float">
            <text:p>971395.8630317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70904.95795" calcext:value-type="float">
            <text:p>1442770904.95795</text:p>
          </table:table-cell>
          <table:table-cell office:value-type="float" office:value="8096" calcext:value-type="float">
            <text:p>8096</text:p>
          </table:table-cell>
          <table:table-cell table:formula="of:=[.B36]-[.B$2]" office:value-type="float" office:value="0.277549266815186" calcext:value-type="float">
            <text:p>0.2775492668</text:p>
          </table:table-cell>
          <table:table-cell table:formula="of:=[.C36]/([.D36]-[.D35])" office:value-type="float" office:value="989627.406056014" calcext:value-type="float">
            <text:p>989627.4060560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70904.96614" calcext:value-type="float">
            <text:p>1442770904.96614</text:p>
          </table:table-cell>
          <table:table-cell office:value-type="float" office:value="8096" calcext:value-type="float">
            <text:p>8096</text:p>
          </table:table-cell>
          <table:table-cell table:formula="of:=[.B37]-[.B$2]" office:value-type="float" office:value="0.285736799240112" calcext:value-type="float">
            <text:p>0.2857367992</text:p>
          </table:table-cell>
          <table:table-cell table:formula="of:=[.C37]/([.D37]-[.D36])" office:value-type="float" office:value="988820.511458606" calcext:value-type="float">
            <text:p>988820.5114586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70904.97433" calcext:value-type="float">
            <text:p>1442770904.97433</text:p>
          </table:table-cell>
          <table:table-cell office:value-type="float" office:value="8096" calcext:value-type="float">
            <text:p>8096</text:p>
          </table:table-cell>
          <table:table-cell table:formula="of:=[.B38]-[.B$2]" office:value-type="float" office:value="0.29392409324646" calcext:value-type="float">
            <text:p>0.2939240932</text:p>
          </table:table-cell>
          <table:table-cell table:formula="of:=[.C38]/([.D38]-[.D37])" office:value-type="float" office:value="988849.306464764" calcext:value-type="float">
            <text:p>988849.3064647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70904.98253" calcext:value-type="float">
            <text:p>1442770904.98253</text:p>
          </table:table-cell>
          <table:table-cell office:value-type="float" office:value="8096" calcext:value-type="float">
            <text:p>8096</text:p>
          </table:table-cell>
          <table:table-cell table:formula="of:=[.B39]-[.B$2]" office:value-type="float" office:value="0.302124738693237" calcext:value-type="float">
            <text:p>0.3021247387</text:p>
          </table:table-cell>
          <table:table-cell table:formula="of:=[.C39]/([.D39]-[.D38])" office:value-type="float" office:value="987239.364577276" calcext:value-type="float">
            <text:p>987239.3645772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70904.99074" calcext:value-type="float">
            <text:p>1442770904.99074</text:p>
          </table:table-cell>
          <table:table-cell office:value-type="float" office:value="8096" calcext:value-type="float">
            <text:p>8096</text:p>
          </table:table-cell>
          <table:table-cell table:formula="of:=[.B40]-[.B$2]" office:value-type="float" office:value="0.310338973999023" calcext:value-type="float">
            <text:p>0.310338974</text:p>
          </table:table-cell>
          <table:table-cell table:formula="of:=[.C40]/([.D40]-[.D39])" office:value-type="float" office:value="985606.048355731" calcext:value-type="float">
            <text:p>985606.0483557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70904.99896" calcext:value-type="float">
            <text:p>1442770904.99896</text:p>
          </table:table-cell>
          <table:table-cell office:value-type="float" office:value="8096" calcext:value-type="float">
            <text:p>8096</text:p>
          </table:table-cell>
          <table:table-cell table:formula="of:=[.B41]-[.B$2]" office:value-type="float" office:value="0.318557500839233" calcext:value-type="float">
            <text:p>0.3185575008</text:p>
          </table:table-cell>
          <table:table-cell table:formula="of:=[.C41]/([.D41]-[.D40])" office:value-type="float" office:value="985091.386498796" calcext:value-type="float">
            <text:p>985091.3864987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70905.00725" calcext:value-type="float">
            <text:p>1442770905.00725</text:p>
          </table:table-cell>
          <table:table-cell office:value-type="float" office:value="8096" calcext:value-type="float">
            <text:p>8096</text:p>
          </table:table-cell>
          <table:table-cell table:formula="of:=[.B42]-[.B$2]" office:value-type="float" office:value="0.326847076416016" calcext:value-type="float">
            <text:p>0.3268470764</text:p>
          </table:table-cell>
          <table:table-cell table:formula="of:=[.C42]/([.D42]-[.D41])" office:value-type="float" office:value="976648.312692341" calcext:value-type="float">
            <text:p>976648.3126923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70905.01559" calcext:value-type="float">
            <text:p>1442770905.01559</text:p>
          </table:table-cell>
          <table:table-cell office:value-type="float" office:value="8096" calcext:value-type="float">
            <text:p>8096</text:p>
          </table:table-cell>
          <table:table-cell table:formula="of:=[.B43]-[.B$2]" office:value-type="float" office:value="0.335187673568726" calcext:value-type="float">
            <text:p>0.3351876736</text:p>
          </table:table-cell>
          <table:table-cell table:formula="of:=[.C43]/([.D43]-[.D42])" office:value-type="float" office:value="970673.904010519" calcext:value-type="float">
            <text:p>970673.9040105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70905.02387" calcext:value-type="float">
            <text:p>1442770905.02387</text:p>
          </table:table-cell>
          <table:table-cell office:value-type="float" office:value="8096" calcext:value-type="float">
            <text:p>8096</text:p>
          </table:table-cell>
          <table:table-cell table:formula="of:=[.B44]-[.B$2]" office:value-type="float" office:value="0.343467473983765" calcext:value-type="float">
            <text:p>0.343467474</text:p>
          </table:table-cell>
          <table:table-cell table:formula="of:=[.C44]/([.D44]-[.D43])" office:value-type="float" office:value="977801.347155033" calcext:value-type="float">
            <text:p>977801.3471550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70905.03219" calcext:value-type="float">
            <text:p>1442770905.03219</text:p>
          </table:table-cell>
          <table:table-cell office:value-type="float" office:value="8096" calcext:value-type="float">
            <text:p>8096</text:p>
          </table:table-cell>
          <table:table-cell table:formula="of:=[.B45]-[.B$2]" office:value-type="float" office:value="0.351788997650146" calcext:value-type="float">
            <text:p>0.3517889977</text:p>
          </table:table-cell>
          <table:table-cell table:formula="of:=[.C45]/([.D45]-[.D44])" office:value-type="float" office:value="972898.753230381" calcext:value-type="float">
            <text:p>972898.7532303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70905.04058" calcext:value-type="float">
            <text:p>1442770905.04058</text:p>
          </table:table-cell>
          <table:table-cell office:value-type="float" office:value="8096" calcext:value-type="float">
            <text:p>8096</text:p>
          </table:table-cell>
          <table:table-cell table:formula="of:=[.B46]-[.B$2]" office:value-type="float" office:value="0.360179424285889" calcext:value-type="float">
            <text:p>0.3601794243</text:p>
          </table:table-cell>
          <table:table-cell table:formula="of:=[.C46]/([.D46]-[.D45])" office:value-type="float" office:value="964909.217549443" calcext:value-type="float">
            <text:p>964909.2175494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70905.04892" calcext:value-type="float">
            <text:p>1442770905.04892</text:p>
          </table:table-cell>
          <table:table-cell office:value-type="float" office:value="8096" calcext:value-type="float">
            <text:p>8096</text:p>
          </table:table-cell>
          <table:table-cell table:formula="of:=[.B47]-[.B$2]" office:value-type="float" office:value="0.368520021438599" calcext:value-type="float">
            <text:p>0.3685200214</text:p>
          </table:table-cell>
          <table:table-cell table:formula="of:=[.C47]/([.D47]-[.D46])" office:value-type="float" office:value="970673.904010519" calcext:value-type="float">
            <text:p>970673.9040105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70905.05727" calcext:value-type="float">
            <text:p>1442770905.05727</text:p>
          </table:table-cell>
          <table:table-cell office:value-type="float" office:value="8096" calcext:value-type="float">
            <text:p>8096</text:p>
          </table:table-cell>
          <table:table-cell table:formula="of:=[.B48]-[.B$2]" office:value-type="float" office:value="0.376865386962891" calcext:value-type="float">
            <text:p>0.376865387</text:p>
          </table:table-cell>
          <table:table-cell table:formula="of:=[.C48]/([.D48]-[.D47])" office:value-type="float" office:value="970119.280747364" calcext:value-type="float">
            <text:p>970119.2807473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70905.06556" calcext:value-type="float">
            <text:p>1442770905.06556</text:p>
          </table:table-cell>
          <table:table-cell office:value-type="float" office:value="8096" calcext:value-type="float">
            <text:p>8096</text:p>
          </table:table-cell>
          <table:table-cell table:formula="of:=[.B49]-[.B$2]" office:value-type="float" office:value="0.385151147842407" calcext:value-type="float">
            <text:p>0.3851511478</text:p>
          </table:table-cell>
          <table:table-cell table:formula="of:=[.C49]/([.D49]-[.D48])" office:value-type="float" office:value="977097.953673064" calcext:value-type="float">
            <text:p>977097.9536730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70905.07387" calcext:value-type="float">
            <text:p>1442770905.07387</text:p>
          </table:table-cell>
          <table:table-cell office:value-type="float" office:value="8096" calcext:value-type="float">
            <text:p>8096</text:p>
          </table:table-cell>
          <table:table-cell table:formula="of:=[.B50]-[.B$2]" office:value-type="float" office:value="0.393462896347046" calcext:value-type="float">
            <text:p>0.3934628963</text:p>
          </table:table-cell>
          <table:table-cell table:formula="of:=[.C50]/([.D50]-[.D49])" office:value-type="float" office:value="974042.946015719" calcext:value-type="float">
            <text:p>974042.9460157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70905.08216" calcext:value-type="float">
            <text:p>1442770905.08216</text:p>
          </table:table-cell>
          <table:table-cell office:value-type="float" office:value="8096" calcext:value-type="float">
            <text:p>8096</text:p>
          </table:table-cell>
          <table:table-cell table:formula="of:=[.B51]-[.B$2]" office:value-type="float" office:value="0.401753425598145" calcext:value-type="float">
            <text:p>0.4017534256</text:p>
          </table:table-cell>
          <table:table-cell table:formula="of:=[.C51]/([.D51]-[.D50])" office:value-type="float" office:value="976535.967100912" calcext:value-type="float">
            <text:p>976535.9671009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70905.09049" calcext:value-type="float">
            <text:p>1442770905.09049</text:p>
          </table:table-cell>
          <table:table-cell office:value-type="float" office:value="8096" calcext:value-type="float">
            <text:p>8096</text:p>
          </table:table-cell>
          <table:table-cell table:formula="of:=[.B52]-[.B$2]" office:value-type="float" office:value="0.410088062286377" calcext:value-type="float">
            <text:p>0.4100880623</text:p>
          </table:table-cell>
          <table:table-cell table:formula="of:=[.C52]/([.D52]-[.D51])" office:value-type="float" office:value="971368.075519194" calcext:value-type="float">
            <text:p>971368.0755191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70905.09883" calcext:value-type="float">
            <text:p>1442770905.09883</text:p>
          </table:table-cell>
          <table:table-cell office:value-type="float" office:value="8096" calcext:value-type="float">
            <text:p>8096</text:p>
          </table:table-cell>
          <table:table-cell table:formula="of:=[.B53]-[.B$2]" office:value-type="float" office:value="0.418426036834717" calcext:value-type="float">
            <text:p>0.4184260368</text:p>
          </table:table-cell>
          <table:table-cell table:formula="of:=[.C53]/([.D53]-[.D52])" office:value-type="float" office:value="970979.217202333" calcext:value-type="float">
            <text:p>970979.217202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70905.10717" calcext:value-type="float">
            <text:p>1442770905.10717</text:p>
          </table:table-cell>
          <table:table-cell office:value-type="float" office:value="8096" calcext:value-type="float">
            <text:p>8096</text:p>
          </table:table-cell>
          <table:table-cell table:formula="of:=[.B54]-[.B$2]" office:value-type="float" office:value="0.426760911941528" calcext:value-type="float">
            <text:p>0.4267609119</text:p>
          </table:table-cell>
          <table:table-cell table:formula="of:=[.C54]/([.D54]-[.D53])" office:value-type="float" office:value="971340.289596384" calcext:value-type="float">
            <text:p>971340.2895963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70905.1155" calcext:value-type="float">
            <text:p>1442770905.1155</text:p>
          </table:table-cell>
          <table:table-cell office:value-type="float" office:value="8096" calcext:value-type="float">
            <text:p>8096</text:p>
          </table:table-cell>
          <table:table-cell table:formula="of:=[.B55]-[.B$2]" office:value-type="float" office:value="0.435098171234131" calcext:value-type="float">
            <text:p>0.4350981712</text:p>
          </table:table-cell>
          <table:table-cell table:formula="of:=[.C55]/([.D55]-[.D54])" office:value-type="float" office:value="971062.517772885" calcext:value-type="float">
            <text:p>971062.5177728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70905.12377" calcext:value-type="float">
            <text:p>1442770905.12377</text:p>
          </table:table-cell>
          <table:table-cell office:value-type="float" office:value="8096" calcext:value-type="float">
            <text:p>8096</text:p>
          </table:table-cell>
          <table:table-cell table:formula="of:=[.B56]-[.B$2]" office:value-type="float" office:value="0.443369150161743" calcext:value-type="float">
            <text:p>0.4433691502</text:p>
          </table:table-cell>
          <table:table-cell table:formula="of:=[.C56]/([.D56]-[.D55])" office:value-type="float" office:value="978844.230030844" calcext:value-type="float">
            <text:p>978844.2300308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70905.13213" calcext:value-type="float">
            <text:p>1442770905.13213</text:p>
          </table:table-cell>
          <table:table-cell office:value-type="float" office:value="8096" calcext:value-type="float">
            <text:p>8096</text:p>
          </table:table-cell>
          <table:table-cell table:formula="of:=[.B57]-[.B$2]" office:value-type="float" office:value="0.451725244522095" calcext:value-type="float">
            <text:p>0.4517252445</text:p>
          </table:table-cell>
          <table:table-cell table:formula="of:=[.C57]/([.D57]-[.D56])" office:value-type="float" office:value="968873.692764209" calcext:value-type="float">
            <text:p>968873.6927642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70905.14051" calcext:value-type="float">
            <text:p>1442770905.14051</text:p>
          </table:table-cell>
          <table:table-cell office:value-type="float" office:value="8096" calcext:value-type="float">
            <text:p>8096</text:p>
          </table:table-cell>
          <table:table-cell table:formula="of:=[.B58]-[.B$2]" office:value-type="float" office:value="0.460108995437622" calcext:value-type="float">
            <text:p>0.4601089954</text:p>
          </table:table-cell>
          <table:table-cell table:formula="of:=[.C58]/([.D58]-[.D57])" office:value-type="float" office:value="965677.544761688" calcext:value-type="float">
            <text:p>965677.5447616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70905.1489" calcext:value-type="float">
            <text:p>1442770905.1489</text:p>
          </table:table-cell>
          <table:table-cell office:value-type="float" office:value="8096" calcext:value-type="float">
            <text:p>8096</text:p>
          </table:table-cell>
          <table:table-cell table:formula="of:=[.B59]-[.B$2]" office:value-type="float" office:value="0.468492031097412" calcext:value-type="float">
            <text:p>0.4684920311</text:p>
          </table:table-cell>
          <table:table-cell table:formula="of:=[.C59]/([.D59]-[.D58])" office:value-type="float" office:value="965759.93811325" calcext:value-type="float">
            <text:p>965759.938113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70905.15728" calcext:value-type="float">
            <text:p>1442770905.15728</text:p>
          </table:table-cell>
          <table:table-cell office:value-type="float" office:value="8096" calcext:value-type="float">
            <text:p>8096</text:p>
          </table:table-cell>
          <table:table-cell table:formula="of:=[.B60]-[.B$2]" office:value-type="float" office:value="0.476872444152832" calcext:value-type="float">
            <text:p>0.4768724442</text:p>
          </table:table-cell>
          <table:table-cell table:formula="of:=[.C60]/([.D60]-[.D59])" office:value-type="float" office:value="966062.167396871" calcext:value-type="float">
            <text:p>966062.1673968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70905.16563" calcext:value-type="float">
            <text:p>1442770905.16563</text:p>
          </table:table-cell>
          <table:table-cell office:value-type="float" office:value="8096" calcext:value-type="float">
            <text:p>8096</text:p>
          </table:table-cell>
          <table:table-cell table:formula="of:=[.B61]-[.B$2]" office:value-type="float" office:value="0.485228061676025" calcext:value-type="float">
            <text:p>0.4852280617</text:p>
          </table:table-cell>
          <table:table-cell table:formula="of:=[.C61]/([.D61]-[.D60])" office:value-type="float" office:value="968928.98430634" calcext:value-type="float">
            <text:p>968928.984306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70905.17399" calcext:value-type="float">
            <text:p>1442770905.17399</text:p>
          </table:table-cell>
          <table:table-cell office:value-type="float" office:value="8096" calcext:value-type="float">
            <text:p>8096</text:p>
          </table:table-cell>
          <table:table-cell table:formula="of:=[.B62]-[.B$2]" office:value-type="float" office:value="0.493583202362061" calcext:value-type="float">
            <text:p>0.4935832024</text:p>
          </table:table-cell>
          <table:table-cell table:formula="of:=[.C62]/([.D62]-[.D61])" office:value-type="float" office:value="968984.282159571" calcext:value-type="float">
            <text:p>968984.2821595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70905.18235" calcext:value-type="float">
            <text:p>1442770905.18235</text:p>
          </table:table-cell>
          <table:table-cell office:value-type="float" office:value="8096" calcext:value-type="float">
            <text:p>8096</text:p>
          </table:table-cell>
          <table:table-cell table:formula="of:=[.B63]-[.B$2]" office:value-type="float" office:value="0.501943349838257" calcext:value-type="float">
            <text:p>0.5019433498</text:p>
          </table:table-cell>
          <table:table-cell table:formula="of:=[.C63]/([.D63]-[.D62])" office:value-type="float" office:value="968403.969314131" calcext:value-type="float">
            <text:p>968403.9693141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70905.19066" calcext:value-type="float">
            <text:p>1442770905.19066</text:p>
          </table:table-cell>
          <table:table-cell office:value-type="float" office:value="8096" calcext:value-type="float">
            <text:p>8096</text:p>
          </table:table-cell>
          <table:table-cell table:formula="of:=[.B64]-[.B$2]" office:value-type="float" office:value="0.510252475738525" calcext:value-type="float">
            <text:p>0.5102524757</text:p>
          </table:table-cell>
          <table:table-cell table:formula="of:=[.C64]/([.D64]-[.D63])" office:value-type="float" office:value="974350.382600212" calcext:value-type="float">
            <text:p>974350.3826002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70905.19901" calcext:value-type="float">
            <text:p>1442770905.19901</text:p>
          </table:table-cell>
          <table:table-cell office:value-type="float" office:value="8096" calcext:value-type="float">
            <text:p>8096</text:p>
          </table:table-cell>
          <table:table-cell table:formula="of:=[.B65]-[.B$2]" office:value-type="float" office:value="0.518601417541504" calcext:value-type="float">
            <text:p>0.5186014175</text:p>
          </table:table-cell>
          <table:table-cell table:formula="of:=[.C65]/([.D65]-[.D64])" office:value-type="float" office:value="969703.72905363" calcext:value-type="float">
            <text:p>969703.729053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70905.20738" calcext:value-type="float">
            <text:p>1442770905.20738</text:p>
          </table:table-cell>
          <table:table-cell office:value-type="float" office:value="8096" calcext:value-type="float">
            <text:p>8096</text:p>
          </table:table-cell>
          <table:table-cell table:formula="of:=[.B66]-[.B$2]" office:value-type="float" office:value="0.526977300643921" calcext:value-type="float">
            <text:p>0.5269773006</text:p>
          </table:table-cell>
          <table:table-cell table:formula="of:=[.C66]/([.D66]-[.D65])" office:value-type="float" office:value="966584.645583673" calcext:value-type="float">
            <text:p>966584.64558367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70905.21584" calcext:value-type="float">
            <text:p>1442770905.21584</text:p>
          </table:table-cell>
          <table:table-cell office:value-type="float" office:value="8096" calcext:value-type="float">
            <text:p>8096</text:p>
          </table:table-cell>
          <table:table-cell table:formula="of:=[.B67]-[.B$2]" office:value-type="float" office:value="0.5354323387146" calcext:value-type="float">
            <text:p>0.5354323387</text:p>
          </table:table-cell>
          <table:table-cell table:formula="of:=[.C67]/([.D67]-[.D66])" office:value-type="float" office:value="957535.605673519" calcext:value-type="float">
            <text:p>957535.6056735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70905.22418" calcext:value-type="float">
            <text:p>1442770905.22418</text:p>
          </table:table-cell>
          <table:table-cell office:value-type="float" office:value="8096" calcext:value-type="float">
            <text:p>8096</text:p>
          </table:table-cell>
          <table:table-cell table:formula="of:=[.B68]-[.B$2]" office:value-type="float" office:value="0.543779611587524" calcext:value-type="float">
            <text:p>0.5437796116</text:p>
          </table:table-cell>
          <table:table-cell table:formula="of:=[.C68]/([.D68]-[.D67])" office:value-type="float" office:value="969897.608865785" calcext:value-type="float">
            <text:p>969897.6088657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70905.23254" calcext:value-type="float">
            <text:p>1442770905.23254</text:p>
          </table:table-cell>
          <table:table-cell office:value-type="float" office:value="8096" calcext:value-type="float">
            <text:p>8096</text:p>
          </table:table-cell>
          <table:table-cell table:formula="of:=[.B69]-[.B$2]" office:value-type="float" office:value="0.552135229110718" calcext:value-type="float">
            <text:p>0.5521352291</text:p>
          </table:table-cell>
          <table:table-cell table:formula="of:=[.C69]/([.D69]-[.D68])" office:value-type="float" office:value="968928.98430634" calcext:value-type="float">
            <text:p>968928.984306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70905.24092" calcext:value-type="float">
            <text:p>1442770905.24092</text:p>
          </table:table-cell>
          <table:table-cell office:value-type="float" office:value="8096" calcext:value-type="float">
            <text:p>8096</text:p>
          </table:table-cell>
          <table:table-cell table:formula="of:=[.B70]-[.B$2]" office:value-type="float" office:value="0.560513734817505" calcext:value-type="float">
            <text:p>0.5605137348</text:p>
          </table:table-cell>
          <table:table-cell table:formula="of:=[.C70]/([.D70]-[.D69])" office:value-type="float" office:value="966282.089351773" calcext:value-type="float">
            <text:p>966282.0893517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70905.24931" calcext:value-type="float">
            <text:p>1442770905.24931</text:p>
          </table:table-cell>
          <table:table-cell office:value-type="float" office:value="8096" calcext:value-type="float">
            <text:p>8096</text:p>
          </table:table-cell>
          <table:table-cell table:formula="of:=[.B71]-[.B$2]" office:value-type="float" office:value="0.568908214569092" calcext:value-type="float">
            <text:p>0.5689082146</text:p>
          </table:table-cell>
          <table:table-cell table:formula="of:=[.C71]/([.D71]-[.D70])" office:value-type="float" office:value="964443.329376012" calcext:value-type="float">
            <text:p>964443.3293760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70905.25771" calcext:value-type="float">
            <text:p>1442770905.25771</text:p>
          </table:table-cell>
          <table:table-cell office:value-type="float" office:value="8096" calcext:value-type="float">
            <text:p>8096</text:p>
          </table:table-cell>
          <table:table-cell table:formula="of:=[.B72]-[.B$2]" office:value-type="float" office:value="0.577305555343628" calcext:value-type="float">
            <text:p>0.5773055553</text:p>
          </table:table-cell>
          <table:table-cell table:formula="of:=[.C72]/([.D72]-[.D71])" office:value-type="float" office:value="964114.737912041" calcext:value-type="float">
            <text:p>964114.7379120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70905.26608" calcext:value-type="float">
            <text:p>1442770905.26608</text:p>
          </table:table-cell>
          <table:table-cell office:value-type="float" office:value="8096" calcext:value-type="float">
            <text:p>8096</text:p>
          </table:table-cell>
          <table:table-cell table:formula="of:=[.B73]-[.B$2]" office:value-type="float" office:value="0.585675477981567" calcext:value-type="float">
            <text:p>0.585675478</text:p>
          </table:table-cell>
          <table:table-cell table:formula="of:=[.C73]/([.D73]-[.D72])" office:value-type="float" office:value="967272.97852219" calcext:value-type="float">
            <text:p>967272.978522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70905.27447" calcext:value-type="float">
            <text:p>1442770905.27447</text:p>
          </table:table-cell>
          <table:table-cell office:value-type="float" office:value="8096" calcext:value-type="float">
            <text:p>8096</text:p>
          </table:table-cell>
          <table:table-cell table:formula="of:=[.B74]-[.B$2]" office:value-type="float" office:value="0.59406852722168" calcext:value-type="float">
            <text:p>0.5940685272</text:p>
          </table:table-cell>
          <table:table-cell table:formula="of:=[.C74]/([.D74]-[.D73])" office:value-type="float" office:value="964607.7091157" calcext:value-type="float">
            <text:p>964607.70911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70905.28284" calcext:value-type="float">
            <text:p>1442770905.28284</text:p>
          </table:table-cell>
          <table:table-cell office:value-type="float" office:value="8096" calcext:value-type="float">
            <text:p>8096</text:p>
          </table:table-cell>
          <table:table-cell table:formula="of:=[.B75]-[.B$2]" office:value-type="float" office:value="0.602436780929565" calcext:value-type="float">
            <text:p>0.6024367809</text:p>
          </table:table-cell>
          <table:table-cell table:formula="of:=[.C75]/([.D75]-[.D74])" office:value-type="float" office:value="967465.887461181" calcext:value-type="float">
            <text:p>967465.88746118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70905.29122" calcext:value-type="float">
            <text:p>1442770905.29122</text:p>
          </table:table-cell>
          <table:table-cell office:value-type="float" office:value="8096" calcext:value-type="float">
            <text:p>8096</text:p>
          </table:table-cell>
          <table:table-cell table:formula="of:=[.B76]-[.B$2]" office:value-type="float" office:value="0.61081600189209" calcext:value-type="float">
            <text:p>0.6108160019</text:p>
          </table:table-cell>
          <table:table-cell table:formula="of:=[.C76]/([.D76]-[.D75])" office:value-type="float" office:value="966199.606885759" calcext:value-type="float">
            <text:p>966199.6068857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70905.29959" calcext:value-type="float">
            <text:p>1442770905.29959</text:p>
          </table:table-cell>
          <table:table-cell office:value-type="float" office:value="8096" calcext:value-type="float">
            <text:p>8096</text:p>
          </table:table-cell>
          <table:table-cell table:formula="of:=[.B77]-[.B$2]" office:value-type="float" office:value="0.619188070297241" calcext:value-type="float">
            <text:p>0.6191880703</text:p>
          </table:table-cell>
          <table:table-cell table:formula="of:=[.C77]/([.D77]-[.D76])" office:value-type="float" office:value="967025.065755375" calcext:value-type="float">
            <text:p>967025.0657553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70905.30798" calcext:value-type="float">
            <text:p>1442770905.30798</text:p>
          </table:table-cell>
          <table:table-cell office:value-type="float" office:value="8096" calcext:value-type="float">
            <text:p>8096</text:p>
          </table:table-cell>
          <table:table-cell table:formula="of:=[.B78]-[.B$2]" office:value-type="float" office:value="0.627573013305664" calcext:value-type="float">
            <text:p>0.6275730133</text:p>
          </table:table-cell>
          <table:table-cell table:formula="of:=[.C78]/([.D78]-[.D77])" office:value-type="float" office:value="965540.253746197" calcext:value-type="float">
            <text:p>965540.2537461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70905.31637" calcext:value-type="float">
            <text:p>1442770905.31637</text:p>
          </table:table-cell>
          <table:table-cell office:value-type="float" office:value="8096" calcext:value-type="float">
            <text:p>8096</text:p>
          </table:table-cell>
          <table:table-cell table:formula="of:=[.B79]-[.B$2]" office:value-type="float" office:value="0.635968446731567" calcext:value-type="float">
            <text:p>0.6359684467</text:p>
          </table:table-cell>
          <table:table-cell table:formula="of:=[.C79]/([.D79]-[.D78])" office:value-type="float" office:value="964333.774003919" calcext:value-type="float">
            <text:p>964333.7740039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70905.32473" calcext:value-type="float">
            <text:p>1442770905.32473</text:p>
          </table:table-cell>
          <table:table-cell office:value-type="float" office:value="8096" calcext:value-type="float">
            <text:p>8096</text:p>
          </table:table-cell>
          <table:table-cell table:formula="of:=[.B80]-[.B$2]" office:value-type="float" office:value="0.64432954788208" calcext:value-type="float">
            <text:p>0.6443295479</text:p>
          </table:table-cell>
          <table:table-cell table:formula="of:=[.C80]/([.D80]-[.D79])" office:value-type="float" office:value="968293.51233283" calcext:value-type="float">
            <text:p>968293.512332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70905.33311" calcext:value-type="float">
            <text:p>1442770905.33311</text:p>
          </table:table-cell>
          <table:table-cell office:value-type="float" office:value="8096" calcext:value-type="float">
            <text:p>8096</text:p>
          </table:table-cell>
          <table:table-cell table:formula="of:=[.B81]-[.B$2]" office:value-type="float" office:value="0.652703762054443" calcext:value-type="float">
            <text:p>0.6527037621</text:p>
          </table:table-cell>
          <table:table-cell table:formula="of:=[.C81]/([.D81]-[.D80])" office:value-type="float" office:value="966777.280036442" calcext:value-type="float">
            <text:p>966777.2800364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70905.34142" calcext:value-type="float">
            <text:p>1442770905.34142</text:p>
          </table:table-cell>
          <table:table-cell office:value-type="float" office:value="8096" calcext:value-type="float">
            <text:p>8096</text:p>
          </table:table-cell>
          <table:table-cell table:formula="of:=[.B82]-[.B$2]" office:value-type="float" office:value="0.661020040512085" calcext:value-type="float">
            <text:p>0.6610200405</text:p>
          </table:table-cell>
          <table:table-cell table:formula="of:=[.C82]/([.D82]-[.D81])" office:value-type="float" office:value="973512.375906654" calcext:value-type="float">
            <text:p>973512.3759066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70905.34975" calcext:value-type="float">
            <text:p>1442770905.34975</text:p>
          </table:table-cell>
          <table:table-cell office:value-type="float" office:value="8096" calcext:value-type="float">
            <text:p>8096</text:p>
          </table:table-cell>
          <table:table-cell table:formula="of:=[.B83]-[.B$2]" office:value-type="float" office:value="0.66934871673584" calcext:value-type="float">
            <text:p>0.6693487167</text:p>
          </table:table-cell>
          <table:table-cell table:formula="of:=[.C83]/([.D83]-[.D82])" office:value-type="float" office:value="972063.240603441" calcext:value-type="float">
            <text:p>972063.2406034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70905.35809" calcext:value-type="float">
            <text:p>1442770905.35809</text:p>
          </table:table-cell>
          <table:table-cell office:value-type="float" office:value="8096" calcext:value-type="float">
            <text:p>8096</text:p>
          </table:table-cell>
          <table:table-cell table:formula="of:=[.B84]-[.B$2]" office:value-type="float" office:value="0.677680730819702" calcext:value-type="float">
            <text:p>0.6776807308</text:p>
          </table:table-cell>
          <table:table-cell table:formula="of:=[.C84]/([.D84]-[.D83])" office:value-type="float" office:value="971673.825621656" calcext:value-type="float">
            <text:p>971673.8256216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70905.36639" calcext:value-type="float">
            <text:p>1442770905.36639</text:p>
          </table:table-cell>
          <table:table-cell office:value-type="float" office:value="8096" calcext:value-type="float">
            <text:p>8096</text:p>
          </table:table-cell>
          <table:table-cell table:formula="of:=[.B85]-[.B$2]" office:value-type="float" office:value="0.685980796813965" calcext:value-type="float">
            <text:p>0.6859807968</text:p>
          </table:table-cell>
          <table:table-cell table:formula="of:=[.C85]/([.D85]-[.D84])" office:value-type="float" office:value="975413.931117686" calcext:value-type="float">
            <text:p>975413.9311176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70905.3747" calcext:value-type="float">
            <text:p>1442770905.3747</text:p>
          </table:table-cell>
          <table:table-cell office:value-type="float" office:value="8096" calcext:value-type="float">
            <text:p>8096</text:p>
          </table:table-cell>
          <table:table-cell table:formula="of:=[.B86]-[.B$2]" office:value-type="float" office:value="0.694293022155762" calcext:value-type="float">
            <text:p>0.6942930222</text:p>
          </table:table-cell>
          <table:table-cell table:formula="of:=[.C86]/([.D86]-[.D85])" office:value-type="float" office:value="973987.069297843" calcext:value-type="float">
            <text:p>973987.0692978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70905.38303" calcext:value-type="float">
            <text:p>1442770905.38303</text:p>
          </table:table-cell>
          <table:table-cell office:value-type="float" office:value="8096" calcext:value-type="float">
            <text:p>8096</text:p>
          </table:table-cell>
          <table:table-cell table:formula="of:=[.B87]-[.B$2]" office:value-type="float" office:value="0.702629089355469" calcext:value-type="float">
            <text:p>0.7026290894</text:p>
          </table:table-cell>
          <table:table-cell table:formula="of:=[.C87]/([.D87]-[.D86])" office:value-type="float" office:value="971201.383823361" calcext:value-type="float">
            <text:p>971201.3838233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70905.39142" calcext:value-type="float">
            <text:p>1442770905.39142</text:p>
          </table:table-cell>
          <table:table-cell office:value-type="float" office:value="8096" calcext:value-type="float">
            <text:p>8096</text:p>
          </table:table-cell>
          <table:table-cell table:formula="of:=[.B88]-[.B$2]" office:value-type="float" office:value="0.711016893386841" calcext:value-type="float">
            <text:p>0.7110168934</text:p>
          </table:table-cell>
          <table:table-cell table:formula="of:=[.C88]/([.D88]-[.D87])" office:value-type="float" office:value="965210.914527728" calcext:value-type="float">
            <text:p>965210.9145277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70905.39978" calcext:value-type="float">
            <text:p>1442770905.39978</text:p>
          </table:table-cell>
          <table:table-cell office:value-type="float" office:value="8096" calcext:value-type="float">
            <text:p>8096</text:p>
          </table:table-cell>
          <table:table-cell table:formula="of:=[.B89]-[.B$2]" office:value-type="float" office:value="0.719379901885986" calcext:value-type="float">
            <text:p>0.7193799019</text:p>
          </table:table-cell>
          <table:table-cell table:formula="of:=[.C89]/([.D89]-[.D88])" office:value-type="float" office:value="968072.673945891" calcext:value-type="float">
            <text:p>968072.6739458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70905.40809" calcext:value-type="float">
            <text:p>1442770905.40809</text:p>
          </table:table-cell>
          <table:table-cell office:value-type="float" office:value="8096" calcext:value-type="float">
            <text:p>8096</text:p>
          </table:table-cell>
          <table:table-cell table:formula="of:=[.B90]-[.B$2]" office:value-type="float" office:value="0.727687835693359" calcext:value-type="float">
            <text:p>0.7276878357</text:p>
          </table:table-cell>
          <table:table-cell table:formula="of:=[.C90]/([.D90]-[.D89])" office:value-type="float" office:value="974490.190667509" calcext:value-type="float">
            <text:p>974490.1906675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70905.4164" calcext:value-type="float">
            <text:p>1442770905.4164</text:p>
          </table:table-cell>
          <table:table-cell office:value-type="float" office:value="8096" calcext:value-type="float">
            <text:p>8096</text:p>
          </table:table-cell>
          <table:table-cell table:formula="of:=[.B91]-[.B$2]" office:value-type="float" office:value="0.735995054244995" calcext:value-type="float">
            <text:p>0.7359950542</text:p>
          </table:table-cell>
          <table:table-cell table:formula="of:=[.C91]/([.D91]-[.D90])" office:value-type="float" office:value="974574.094767959" calcext:value-type="float">
            <text:p>974574.0947679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70905.42475" calcext:value-type="float">
            <text:p>1442770905.42475</text:p>
          </table:table-cell>
          <table:table-cell office:value-type="float" office:value="8096" calcext:value-type="float">
            <text:p>8096</text:p>
          </table:table-cell>
          <table:table-cell table:formula="of:=[.B92]-[.B$2]" office:value-type="float" office:value="0.744349241256714" calcext:value-type="float">
            <text:p>0.7443492413</text:p>
          </table:table-cell>
          <table:table-cell table:formula="of:=[.C92]/([.D92]-[.D91])" office:value-type="float" office:value="969094.896803653" calcext:value-type="float">
            <text:p>969094.89680365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70905.43312" calcext:value-type="float">
            <text:p>1442770905.43312</text:p>
          </table:table-cell>
          <table:table-cell office:value-type="float" office:value="8096" calcext:value-type="float">
            <text:p>8096</text:p>
          </table:table-cell>
          <table:table-cell table:formula="of:=[.B93]-[.B$2]" office:value-type="float" office:value="0.752717733383179" calcext:value-type="float">
            <text:p>0.7527177334</text:p>
          </table:table-cell>
          <table:table-cell table:formula="of:=[.C93]/([.D93]-[.D92])" office:value-type="float" office:value="967438.324330484" calcext:value-type="float">
            <text:p>967438.3243304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70905.44147" calcext:value-type="float">
            <text:p>1442770905.44147</text:p>
          </table:table-cell>
          <table:table-cell office:value-type="float" office:value="8096" calcext:value-type="float">
            <text:p>8096</text:p>
          </table:table-cell>
          <table:table-cell table:formula="of:=[.B94]-[.B$2]" office:value-type="float" office:value="0.761065483093262" calcext:value-type="float">
            <text:p>0.7610654831</text:p>
          </table:table-cell>
          <table:table-cell table:formula="of:=[.C94]/([.D94]-[.D93])" office:value-type="float" office:value="969842.206723217" calcext:value-type="float">
            <text:p>969842.2067232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70905.4498" calcext:value-type="float">
            <text:p>1442770905.4498</text:p>
          </table:table-cell>
          <table:table-cell office:value-type="float" office:value="8096" calcext:value-type="float">
            <text:p>8096</text:p>
          </table:table-cell>
          <table:table-cell table:formula="of:=[.B95]-[.B$2]" office:value-type="float" office:value="0.769395112991333" calcext:value-type="float">
            <text:p>0.769395113</text:p>
          </table:table-cell>
          <table:table-cell table:formula="of:=[.C95]/([.D95]-[.D94])" office:value-type="float" office:value="971951.947333772" calcext:value-type="float">
            <text:p>971951.9473337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70905.45809" calcext:value-type="float">
            <text:p>1442770905.45809</text:p>
          </table:table-cell>
          <table:table-cell office:value-type="float" office:value="8096" calcext:value-type="float">
            <text:p>8096</text:p>
          </table:table-cell>
          <table:table-cell table:formula="of:=[.B96]-[.B$2]" office:value-type="float" office:value="0.777689456939697" calcext:value-type="float">
            <text:p>0.7776894569</text:p>
          </table:table-cell>
          <table:table-cell table:formula="of:=[.C96]/([.D96]-[.D95])" office:value-type="float" office:value="976086.843082584" calcext:value-type="float">
            <text:p>976086.8430825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70905.46638" calcext:value-type="float">
            <text:p>1442770905.46638</text:p>
          </table:table-cell>
          <table:table-cell office:value-type="float" office:value="8096" calcext:value-type="float">
            <text:p>8096</text:p>
          </table:table-cell>
          <table:table-cell table:formula="of:=[.B97]-[.B$2]" office:value-type="float" office:value="0.785977840423584" calcext:value-type="float">
            <text:p>0.7859778404</text:p>
          </table:table-cell>
          <table:table-cell table:formula="of:=[.C97]/([.D97]-[.D96])" office:value-type="float" office:value="976788.781037855" calcext:value-type="float">
            <text:p>976788.7810378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70905.4747" calcext:value-type="float">
            <text:p>1442770905.4747</text:p>
          </table:table-cell>
          <table:table-cell office:value-type="float" office:value="8096" calcext:value-type="float">
            <text:p>8096</text:p>
          </table:table-cell>
          <table:table-cell table:formula="of:=[.B98]-[.B$2]" office:value-type="float" office:value="0.794292688369751" calcext:value-type="float">
            <text:p>0.7942926884</text:p>
          </table:table-cell>
          <table:table-cell table:formula="of:=[.C98]/([.D98]-[.D97])" office:value-type="float" office:value="973679.86190681" calcext:value-type="float">
            <text:p>973679.861906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70905.48301" calcext:value-type="float">
            <text:p>1442770905.48301</text:p>
          </table:table-cell>
          <table:table-cell office:value-type="float" office:value="8096" calcext:value-type="float">
            <text:p>8096</text:p>
          </table:table-cell>
          <table:table-cell table:formula="of:=[.B99]-[.B$2]" office:value-type="float" office:value="0.802601337432861" calcext:value-type="float">
            <text:p>0.8026013374</text:p>
          </table:table-cell>
          <table:table-cell table:formula="of:=[.C99]/([.D99]-[.D98])" office:value-type="float" office:value="974406.301012941" calcext:value-type="float">
            <text:p>974406.3010129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70905.49128" calcext:value-type="float">
            <text:p>1442770905.49128</text:p>
          </table:table-cell>
          <table:table-cell office:value-type="float" office:value="8096" calcext:value-type="float">
            <text:p>8096</text:p>
          </table:table-cell>
          <table:table-cell table:formula="of:=[.B100]-[.B$2]" office:value-type="float" office:value="0.810879230499268" calcext:value-type="float">
            <text:p>0.8108792305</text:p>
          </table:table-cell>
          <table:table-cell table:formula="of:=[.C100]/([.D100]-[.D99])" office:value-type="float" office:value="978026.647004608" calcext:value-type="float">
            <text:p>978026.6470046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70905.49957" calcext:value-type="float">
            <text:p>1442770905.49957</text:p>
          </table:table-cell>
          <table:table-cell office:value-type="float" office:value="8096" calcext:value-type="float">
            <text:p>8096</text:p>
          </table:table-cell>
          <table:table-cell table:formula="of:=[.B101]-[.B$2]" office:value-type="float" office:value="0.819167137145996" calcext:value-type="float">
            <text:p>0.8191671371</text:p>
          </table:table-cell>
          <table:table-cell table:formula="of:=[.C101]/([.D101]-[.D100])" office:value-type="float" office:value="976844.979690467" calcext:value-type="float">
            <text:p>976844.979690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70905.50793" calcext:value-type="float">
            <text:p>1442770905.50793</text:p>
          </table:table-cell>
          <table:table-cell office:value-type="float" office:value="8096" calcext:value-type="float">
            <text:p>8096</text:p>
          </table:table-cell>
          <table:table-cell table:formula="of:=[.B102]-[.B$2]" office:value-type="float" office:value="0.827521800994873" calcext:value-type="float">
            <text:p>0.827521801</text:p>
          </table:table-cell>
          <table:table-cell table:formula="of:=[.C102]/([.D102]-[.D101])" office:value-type="float" office:value="969039.586324981" calcext:value-type="float">
            <text:p>969039.5863249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70905.51628" calcext:value-type="float">
            <text:p>1442770905.51628</text:p>
          </table:table-cell>
          <table:table-cell office:value-type="float" office:value="8096" calcext:value-type="float">
            <text:p>8096</text:p>
          </table:table-cell>
          <table:table-cell table:formula="of:=[.B103]-[.B$2]" office:value-type="float" office:value="0.835872173309326" calcext:value-type="float">
            <text:p>0.8358721733</text:p>
          </table:table-cell>
          <table:table-cell table:formula="of:=[.C103]/([.D103]-[.D102])" office:value-type="float" office:value="969537.608040201" calcext:value-type="float">
            <text:p>969537.6080402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70905.52464" calcext:value-type="float">
            <text:p>1442770905.52464</text:p>
          </table:table-cell>
          <table:table-cell office:value-type="float" office:value="8096" calcext:value-type="float">
            <text:p>8096</text:p>
          </table:table-cell>
          <table:table-cell table:formula="of:=[.B104]-[.B$2]" office:value-type="float" office:value="0.844234228134155" calcext:value-type="float">
            <text:p>0.8442342281</text:p>
          </table:table-cell>
          <table:table-cell table:formula="of:=[.C104]/([.D104]-[.D103])" office:value-type="float" office:value="968183.080546289" calcext:value-type="float">
            <text:p>968183.0805462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70905.53296" calcext:value-type="float">
            <text:p>1442770905.53296</text:p>
          </table:table-cell>
          <table:table-cell office:value-type="float" office:value="8096" calcext:value-type="float">
            <text:p>8096</text:p>
          </table:table-cell>
          <table:table-cell table:formula="of:=[.B105]-[.B$2]" office:value-type="float" office:value="0.852553367614746" calcext:value-type="float">
            <text:p>0.8525533676</text:p>
          </table:table-cell>
          <table:table-cell table:formula="of:=[.C105]/([.D105]-[.D104])" office:value-type="float" office:value="973177.57670593" calcext:value-type="float">
            <text:p>973177.5767059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70905.54133" calcext:value-type="float">
            <text:p>1442770905.54133</text:p>
          </table:table-cell>
          <table:table-cell office:value-type="float" office:value="8096" calcext:value-type="float">
            <text:p>8096</text:p>
          </table:table-cell>
          <table:table-cell table:formula="of:=[.B106]-[.B$2]" office:value-type="float" office:value="0.860923528671265" calcext:value-type="float">
            <text:p>0.8609235287</text:p>
          </table:table-cell>
          <table:table-cell table:formula="of:=[.C106]/([.D106]-[.D105])" office:value-type="float" office:value="967245.426382203" calcext:value-type="float">
            <text:p>967245.4263822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70905.5497" calcext:value-type="float">
            <text:p>1442770905.5497</text:p>
          </table:table-cell>
          <table:table-cell office:value-type="float" office:value="8096" calcext:value-type="float">
            <text:p>8096</text:p>
          </table:table-cell>
          <table:table-cell table:formula="of:=[.B107]-[.B$2]" office:value-type="float" office:value="0.869293928146362" calcext:value-type="float">
            <text:p>0.8692939281</text:p>
          </table:table-cell>
          <table:table-cell table:formula="of:=[.C107]/([.D107]-[.D106])" office:value-type="float" office:value="967217.875811781" calcext:value-type="float">
            <text:p>967217.87581178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70905.5581" calcext:value-type="float">
            <text:p>1442770905.5581</text:p>
          </table:table-cell>
          <table:table-cell office:value-type="float" office:value="8096" calcext:value-type="float">
            <text:p>8096</text:p>
          </table:table-cell>
          <table:table-cell table:formula="of:=[.B108]-[.B$2]" office:value-type="float" office:value="0.877691507339478" calcext:value-type="float">
            <text:p>0.8776915073</text:p>
          </table:table-cell>
          <table:table-cell table:formula="of:=[.C108]/([.D108]-[.D107])" office:value-type="float" office:value="964087.365396627" calcext:value-type="float">
            <text:p>964087.3653966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70905.56646" calcext:value-type="float">
            <text:p>1442770905.56646</text:p>
          </table:table-cell>
          <table:table-cell office:value-type="float" office:value="8096" calcext:value-type="float">
            <text:p>8096</text:p>
          </table:table-cell>
          <table:table-cell table:formula="of:=[.B109]-[.B$2]" office:value-type="float" office:value="0.886059522628784" calcext:value-type="float">
            <text:p>0.8860595226</text:p>
          </table:table-cell>
          <table:table-cell table:formula="of:=[.C109]/([.D109]-[.D108])" office:value-type="float" office:value="967493.452162517" calcext:value-type="float">
            <text:p>967493.4521625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70905.57493" calcext:value-type="float">
            <text:p>1442770905.57493</text:p>
          </table:table-cell>
          <table:table-cell office:value-type="float" office:value="8096" calcext:value-type="float">
            <text:p>8096</text:p>
          </table:table-cell>
          <table:table-cell table:formula="of:=[.B110]-[.B$2]" office:value-type="float" office:value="0.894529342651367" calcext:value-type="float">
            <text:p>0.8945293427</text:p>
          </table:table-cell>
          <table:table-cell table:formula="of:=[.C110]/([.D110]-[.D109])" office:value-type="float" office:value="955864.466826179" calcext:value-type="float">
            <text:p>955864.4668261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70905.58347" calcext:value-type="float">
            <text:p>1442770905.58347</text:p>
          </table:table-cell>
          <table:table-cell office:value-type="float" office:value="8096" calcext:value-type="float">
            <text:p>8096</text:p>
          </table:table-cell>
          <table:table-cell table:formula="of:=[.B111]-[.B$2]" office:value-type="float" office:value="0.903069496154785" calcext:value-type="float">
            <text:p>0.9030694962</text:p>
          </table:table-cell>
          <table:table-cell table:formula="of:=[.C111]/([.D111]-[.D110])" office:value-type="float" office:value="947992.32786153" calcext:value-type="float">
            <text:p>947992.3278615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70905.59193" calcext:value-type="float">
            <text:p>1442770905.59193</text:p>
          </table:table-cell>
          <table:table-cell office:value-type="float" office:value="8096" calcext:value-type="float">
            <text:p>8096</text:p>
          </table:table-cell>
          <table:table-cell table:formula="of:=[.B112]-[.B$2]" office:value-type="float" office:value="0.911525011062622" calcext:value-type="float">
            <text:p>0.9115250111</text:p>
          </table:table-cell>
          <table:table-cell table:formula="of:=[.C112]/([.D112]-[.D111])" office:value-type="float" office:value="957481.606767235" calcext:value-type="float">
            <text:p>957481.60676723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70905.60045" calcext:value-type="float">
            <text:p>1442770905.60045</text:p>
          </table:table-cell>
          <table:table-cell office:value-type="float" office:value="8096" calcext:value-type="float">
            <text:p>8096</text:p>
          </table:table-cell>
          <table:table-cell table:formula="of:=[.B113]-[.B$2]" office:value-type="float" office:value="0.920044898986816" calcext:value-type="float">
            <text:p>0.920044899</text:p>
          </table:table-cell>
          <table:table-cell table:formula="of:=[.C113]/([.D113]-[.D112])" office:value-type="float" office:value="950247.241751784" calcext:value-type="float">
            <text:p>950247.24175178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70905.60886" calcext:value-type="float">
            <text:p>1442770905.60886</text:p>
          </table:table-cell>
          <table:table-cell office:value-type="float" office:value="8096" calcext:value-type="float">
            <text:p>8096</text:p>
          </table:table-cell>
          <table:table-cell table:formula="of:=[.B114]-[.B$2]" office:value-type="float" office:value="0.928452730178833" calcext:value-type="float">
            <text:p>0.9284527302</text:p>
          </table:table-cell>
          <table:table-cell table:formula="of:=[.C114]/([.D114]-[.D113])" office:value-type="float" office:value="962911.815794697" calcext:value-type="float">
            <text:p>962911.81579469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70905.61733" calcext:value-type="float">
            <text:p>1442770905.61733</text:p>
          </table:table-cell>
          <table:table-cell office:value-type="float" office:value="8096" calcext:value-type="float">
            <text:p>8096</text:p>
          </table:table-cell>
          <table:table-cell table:formula="of:=[.B115]-[.B$2]" office:value-type="float" office:value="0.936928987503052" calcext:value-type="float">
            <text:p>0.9369289875</text:p>
          </table:table-cell>
          <table:table-cell table:formula="of:=[.C115]/([.D115]-[.D114])" office:value-type="float" office:value="955138.534653465" calcext:value-type="float">
            <text:p>955138.53465346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70905.62583" calcext:value-type="float">
            <text:p>1442770905.62583</text:p>
          </table:table-cell>
          <table:table-cell office:value-type="float" office:value="8096" calcext:value-type="float">
            <text:p>8096</text:p>
          </table:table-cell>
          <table:table-cell table:formula="of:=[.B116]-[.B$2]" office:value-type="float" office:value="0.94542121887207" calcext:value-type="float">
            <text:p>0.9454212189</text:p>
          </table:table-cell>
          <table:table-cell table:formula="of:=[.C116]/([.D116]-[.D115])" office:value-type="float" office:value="953341.901344788" calcext:value-type="float">
            <text:p>953341.9013447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70905.63448" calcext:value-type="float">
            <text:p>1442770905.63448</text:p>
          </table:table-cell>
          <table:table-cell office:value-type="float" office:value="8096" calcext:value-type="float">
            <text:p>8096</text:p>
          </table:table-cell>
          <table:table-cell table:formula="of:=[.B117]-[.B$2]" office:value-type="float" office:value="0.95407247543335" calcext:value-type="float">
            <text:p>0.9540724754</text:p>
          </table:table-cell>
          <table:table-cell table:formula="of:=[.C117]/([.D117]-[.D116])" office:value-type="float" office:value="935817.813592019" calcext:value-type="float">
            <text:p>935817.8135920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70905.64294" calcext:value-type="float">
            <text:p>1442770905.64294</text:p>
          </table:table-cell>
          <table:table-cell office:value-type="float" office:value="8096" calcext:value-type="float">
            <text:p>8096</text:p>
          </table:table-cell>
          <table:table-cell table:formula="of:=[.B118]-[.B$2]" office:value-type="float" office:value="0.962538242340088" calcext:value-type="float">
            <text:p>0.9625382423</text:p>
          </table:table-cell>
          <table:table-cell table:formula="of:=[.C118]/([.D118]-[.D117])" office:value-type="float" office:value="956322.101610905" calcext:value-type="float">
            <text:p>956322.1016109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70905.65145" calcext:value-type="float">
            <text:p>1442770905.65145</text:p>
          </table:table-cell>
          <table:table-cell office:value-type="float" office:value="8096" calcext:value-type="float">
            <text:p>8096</text:p>
          </table:table-cell>
          <table:table-cell table:formula="of:=[.B119]-[.B$2]" office:value-type="float" office:value="0.971046924591064" calcext:value-type="float">
            <text:p>0.9710469246</text:p>
          </table:table-cell>
          <table:table-cell table:formula="of:=[.C119]/([.D119]-[.D118])" office:value-type="float" office:value="951498.688186505" calcext:value-type="float">
            <text:p>951498.6881865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70905.65998" calcext:value-type="float">
            <text:p>1442770905.65998</text:p>
          </table:table-cell>
          <table:table-cell office:value-type="float" office:value="8096" calcext:value-type="float">
            <text:p>8096</text:p>
          </table:table-cell>
          <table:table-cell table:formula="of:=[.B120]-[.B$2]" office:value-type="float" office:value="0.979579210281372" calcext:value-type="float">
            <text:p>0.9795792103</text:p>
          </table:table-cell>
          <table:table-cell table:formula="of:=[.C120]/([.D120]-[.D119])" office:value-type="float" office:value="948866.492972308" calcext:value-type="float">
            <text:p>948866.49297230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70905.66849" calcext:value-type="float">
            <text:p>1442770905.66849</text:p>
          </table:table-cell>
          <table:table-cell office:value-type="float" office:value="8096" calcext:value-type="float">
            <text:p>8096</text:p>
          </table:table-cell>
          <table:table-cell table:formula="of:=[.B121]-[.B$2]" office:value-type="float" office:value="0.98808765411377" calcext:value-type="float">
            <text:p>0.9880876541</text:p>
          </table:table-cell>
          <table:table-cell table:formula="of:=[.C121]/([.D121]-[.D120])" office:value-type="float" office:value="951525.350519797" calcext:value-type="float">
            <text:p>951525.35051979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70905.67697" calcext:value-type="float">
            <text:p>1442770905.67697</text:p>
          </table:table-cell>
          <table:table-cell office:value-type="float" office:value="8096" calcext:value-type="float">
            <text:p>8096</text:p>
          </table:table-cell>
          <table:table-cell table:formula="of:=[.B122]-[.B$2]" office:value-type="float" office:value="0.996564388275147" calcext:value-type="float">
            <text:p>0.9965643883</text:p>
          </table:table-cell>
          <table:table-cell table:formula="of:=[.C122]/([.D122]-[.D121])" office:value-type="float" office:value="955084.805760252" calcext:value-type="float">
            <text:p>955084.8057602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70905.68542" calcext:value-type="float">
            <text:p>1442770905.68542</text:p>
          </table:table-cell>
          <table:table-cell office:value-type="float" office:value="8096" calcext:value-type="float">
            <text:p>8096</text:p>
          </table:table-cell>
          <table:table-cell table:formula="of:=[.B123]-[.B$2]" office:value-type="float" office:value="1.00501275062561" calcext:value-type="float">
            <text:p>1.0050127506</text:p>
          </table:table-cell>
          <table:table-cell table:formula="of:=[.C123]/([.D123]-[.D122])" office:value-type="float" office:value="958292.230393679" calcext:value-type="float">
            <text:p>958292.23039367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70905.69391" calcext:value-type="float">
            <text:p>1442770905.69391</text:p>
          </table:table-cell>
          <table:table-cell office:value-type="float" office:value="8096" calcext:value-type="float">
            <text:p>8096</text:p>
          </table:table-cell>
          <table:table-cell table:formula="of:=[.B124]-[.B$2]" office:value-type="float" office:value="1.013503074646" calcext:value-type="float">
            <text:p>1.0135030746</text:p>
          </table:table-cell>
          <table:table-cell table:formula="of:=[.C124]/([.D124]-[.D123])" office:value-type="float" office:value="953556.069304428" calcext:value-type="float">
            <text:p>953556.0693044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70905.70243" calcext:value-type="float">
            <text:p>1442770905.70243</text:p>
          </table:table-cell>
          <table:table-cell office:value-type="float" office:value="8096" calcext:value-type="float">
            <text:p>8096</text:p>
          </table:table-cell>
          <table:table-cell table:formula="of:=[.B125]-[.B$2]" office:value-type="float" office:value="1.02202749252319" calcext:value-type="float">
            <text:p>1.0220274925</text:p>
          </table:table-cell>
          <table:table-cell table:formula="of:=[.C125]/([.D125]-[.D124])" office:value-type="float" office:value="949742.271745819" calcext:value-type="float">
            <text:p>949742.27174581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70905.71096" calcext:value-type="float">
            <text:p>1442770905.71096</text:p>
          </table:table-cell>
          <table:table-cell office:value-type="float" office:value="8096" calcext:value-type="float">
            <text:p>8096</text:p>
          </table:table-cell>
          <table:table-cell table:formula="of:=[.B126]-[.B$2]" office:value-type="float" office:value="1.03055047988892" calcext:value-type="float">
            <text:p>1.0305504799</text:p>
          </table:table-cell>
          <table:table-cell table:formula="of:=[.C126]/([.D126]-[.D125])" office:value-type="float" office:value="949901.677967998" calcext:value-type="float">
            <text:p>949901.6779679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70905.71943" calcext:value-type="float">
            <text:p>1442770905.71943</text:p>
          </table:table-cell>
          <table:table-cell office:value-type="float" office:value="8096" calcext:value-type="float">
            <text:p>8096</text:p>
          </table:table-cell>
          <table:table-cell table:formula="of:=[.B127]-[.B$2]" office:value-type="float" office:value="1.0390202999115" calcext:value-type="float">
            <text:p>1.0390202999</text:p>
          </table:table-cell>
          <table:table-cell table:formula="of:=[.C127]/([.D127]-[.D126])" office:value-type="float" office:value="955864.466826179" calcext:value-type="float">
            <text:p>955864.46682617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70905.72788" calcext:value-type="float">
            <text:p>1442770905.72788</text:p>
          </table:table-cell>
          <table:table-cell office:value-type="float" office:value="8096" calcext:value-type="float">
            <text:p>8096</text:p>
          </table:table-cell>
          <table:table-cell table:formula="of:=[.B128]-[.B$2]" office:value-type="float" office:value="1.04747200012207" calcext:value-type="float">
            <text:p>1.0474720001</text:p>
          </table:table-cell>
          <table:table-cell table:formula="of:=[.C128]/([.D128]-[.D127])" office:value-type="float" office:value="957913.768625349" calcext:value-type="float">
            <text:p>957913.76862534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70905.73646" calcext:value-type="float">
            <text:p>1442770905.73646</text:p>
          </table:table-cell>
          <table:table-cell office:value-type="float" office:value="8096" calcext:value-type="float">
            <text:p>8096</text:p>
          </table:table-cell>
          <table:table-cell table:formula="of:=[.B129]-[.B$2]" office:value-type="float" office:value="1.05605530738831" calcext:value-type="float">
            <text:p>1.0560553074</text:p>
          </table:table-cell>
          <table:table-cell table:formula="of:=[.C129]/([.D129]-[.D128])" office:value-type="float" office:value="943226.165495403" calcext:value-type="float">
            <text:p>943226.1654954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70905.74493" calcext:value-type="float">
            <text:p>1442770905.74493</text:p>
          </table:table-cell>
          <table:table-cell office:value-type="float" office:value="8096" calcext:value-type="float">
            <text:p>8096</text:p>
          </table:table-cell>
          <table:table-cell table:formula="of:=[.B130]-[.B$2]" office:value-type="float" office:value="1.06452918052673" calcext:value-type="float">
            <text:p>1.0645291805</text:p>
          </table:table-cell>
          <table:table-cell table:formula="of:=[.C130]/([.D130]-[.D129])" office:value-type="float" office:value="955407.26982162" calcext:value-type="float">
            <text:p>955407.2698216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70905.75354" calcext:value-type="float">
            <text:p>1442770905.75354</text:p>
          </table:table-cell>
          <table:table-cell office:value-type="float" office:value="8096" calcext:value-type="float">
            <text:p>8096</text:p>
          </table:table-cell>
          <table:table-cell table:formula="of:=[.B131]-[.B$2]" office:value-type="float" office:value="1.07313203811646" calcext:value-type="float">
            <text:p>1.0731320381</text:p>
          </table:table-cell>
          <table:table-cell table:formula="of:=[.C131]/([.D131]-[.D130])" office:value-type="float" office:value="941082.647895131" calcext:value-type="float">
            <text:p>941082.647895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70905.76199" calcext:value-type="float">
            <text:p>1442770905.76199</text:p>
          </table:table-cell>
          <table:table-cell office:value-type="float" office:value="8096" calcext:value-type="float">
            <text:p>8096</text:p>
          </table:table-cell>
          <table:table-cell table:formula="of:=[.B132]-[.B$2]" office:value-type="float" office:value="1.08158278465271" calcext:value-type="float">
            <text:p>1.0815827847</text:p>
          </table:table-cell>
          <table:table-cell table:formula="of:=[.C132]/([.D132]-[.D131])" office:value-type="float" office:value="958021.870052194" calcext:value-type="float">
            <text:p>958021.87005219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70905.77051" calcext:value-type="float">
            <text:p>1442770905.77051</text:p>
          </table:table-cell>
          <table:table-cell office:value-type="float" office:value="8096" calcext:value-type="float">
            <text:p>8096</text:p>
          </table:table-cell>
          <table:table-cell table:formula="of:=[.B133]-[.B$2]" office:value-type="float" office:value="1.09010529518127" calcext:value-type="float">
            <text:p>1.0901052952</text:p>
          </table:table-cell>
          <table:table-cell table:formula="of:=[.C133]/([.D133]-[.D132])" office:value-type="float" office:value="949954.825267163" calcext:value-type="float">
            <text:p>949954.82526716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70905.77898" calcext:value-type="float">
            <text:p>1442770905.77898</text:p>
          </table:table-cell>
          <table:table-cell office:value-type="float" office:value="8096" calcext:value-type="float">
            <text:p>8096</text:p>
          </table:table-cell>
          <table:table-cell table:formula="of:=[.B134]-[.B$2]" office:value-type="float" office:value="1.09857296943665" calcext:value-type="float">
            <text:p>1.0985729694</text:p>
          </table:table-cell>
          <table:table-cell table:formula="of:=[.C134]/([.D134]-[.D133])" office:value-type="float" office:value="956106.68949206" calcext:value-type="float">
            <text:p>956106.689492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70905.78743" calcext:value-type="float">
            <text:p>1442770905.78743</text:p>
          </table:table-cell>
          <table:table-cell office:value-type="float" office:value="8096" calcext:value-type="float">
            <text:p>8096</text:p>
          </table:table-cell>
          <table:table-cell table:formula="of:=[.B135]-[.B$2]" office:value-type="float" office:value="1.10702443122864" calcext:value-type="float">
            <text:p>1.1070244312</text:p>
          </table:table-cell>
          <table:table-cell table:formula="of:=[.C135]/([.D135]-[.D134])" office:value-type="float" office:value="957940.791694877" calcext:value-type="float">
            <text:p>957940.79169487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70905.79589" calcext:value-type="float">
            <text:p>1442770905.79589</text:p>
          </table:table-cell>
          <table:table-cell office:value-type="float" office:value="8096" calcext:value-type="float">
            <text:p>8096</text:p>
          </table:table-cell>
          <table:table-cell table:formula="of:=[.B136]-[.B$2]" office:value-type="float" office:value="1.11548709869385" calcext:value-type="float">
            <text:p>1.1154870987</text:p>
          </table:table-cell>
          <table:table-cell table:formula="of:=[.C136]/([.D136]-[.D135])" office:value-type="float" office:value="956672.353401888" calcext:value-type="float">
            <text:p>956672.3534018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70905.80438" calcext:value-type="float">
            <text:p>1442770905.80438</text:p>
          </table:table-cell>
          <table:table-cell office:value-type="float" office:value="8096" calcext:value-type="float">
            <text:p>8096</text:p>
          </table:table-cell>
          <table:table-cell table:formula="of:=[.B137]-[.B$2]" office:value-type="float" office:value="1.12397193908691" calcext:value-type="float">
            <text:p>1.1239719391</text:p>
          </table:table-cell>
          <table:table-cell table:formula="of:=[.C137]/([.D137]-[.D136])" office:value-type="float" office:value="954172.338541081" calcext:value-type="float">
            <text:p>954172.33854108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70905.8128" calcext:value-type="float">
            <text:p>1442770905.8128</text:p>
          </table:table-cell>
          <table:table-cell office:value-type="float" office:value="8096" calcext:value-type="float">
            <text:p>8096</text:p>
          </table:table-cell>
          <table:table-cell table:formula="of:=[.B138]-[.B$2]" office:value-type="float" office:value="1.13239860534668" calcext:value-type="float">
            <text:p>1.1323986053</text:p>
          </table:table-cell>
          <table:table-cell table:formula="of:=[.C138]/([.D138]-[.D137])" office:value-type="float" office:value="960759.540063377" calcext:value-type="float">
            <text:p>960759.54006337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70905.82125" calcext:value-type="float">
            <text:p>1442770905.82125</text:p>
          </table:table-cell>
          <table:table-cell office:value-type="float" office:value="8096" calcext:value-type="float">
            <text:p>8096</text:p>
          </table:table-cell>
          <table:table-cell table:formula="of:=[.B139]-[.B$2]" office:value-type="float" office:value="1.14084982872009" calcext:value-type="float">
            <text:p>1.1408498287</text:p>
          </table:table-cell>
          <table:table-cell table:formula="of:=[.C139]/([.D139]-[.D138])" office:value-type="float" office:value="957967.816289108" calcext:value-type="float">
            <text:p>957967.81628910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70905.82975" calcext:value-type="float">
            <text:p>1442770905.82975</text:p>
          </table:table-cell>
          <table:table-cell office:value-type="float" office:value="8096" calcext:value-type="float">
            <text:p>8096</text:p>
          </table:table-cell>
          <table:table-cell table:formula="of:=[.B140]-[.B$2]" office:value-type="float" office:value="1.1493456363678" calcext:value-type="float">
            <text:p>1.1493456364</text:p>
          </table:table-cell>
          <table:table-cell table:formula="of:=[.C140]/([.D140]-[.D139])" office:value-type="float" office:value="952940.595610933" calcext:value-type="float">
            <text:p>952940.5956109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70905.83824" calcext:value-type="float">
            <text:p>1442770905.83824</text:p>
          </table:table-cell>
          <table:table-cell office:value-type="float" office:value="8096" calcext:value-type="float">
            <text:p>8096</text:p>
          </table:table-cell>
          <table:table-cell table:formula="of:=[.B141]-[.B$2]" office:value-type="float" office:value="1.15783858299255" calcext:value-type="float">
            <text:p>1.157838583</text:p>
          </table:table-cell>
          <table:table-cell table:formula="of:=[.C141]/([.D141]-[.D140])" office:value-type="float" office:value="953261.613160407" calcext:value-type="float">
            <text:p>953261.6131604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70905.84673" calcext:value-type="float">
            <text:p>1442770905.84673</text:p>
          </table:table-cell>
          <table:table-cell office:value-type="float" office:value="8096" calcext:value-type="float">
            <text:p>8096</text:p>
          </table:table-cell>
          <table:table-cell table:formula="of:=[.B142]-[.B$2]" office:value-type="float" office:value="1.16632413864136" calcext:value-type="float">
            <text:p>1.1663241386</text:p>
          </table:table-cell>
          <table:table-cell table:formula="of:=[.C142]/([.D142]-[.D141])" office:value-type="float" office:value="954091.910426793" calcext:value-type="float">
            <text:p>954091.91042679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70905.8552" calcext:value-type="float">
            <text:p>1442770905.8552</text:p>
          </table:table-cell>
          <table:table-cell office:value-type="float" office:value="8096" calcext:value-type="float">
            <text:p>8096</text:p>
          </table:table-cell>
          <table:table-cell table:formula="of:=[.B143]-[.B$2]" office:value-type="float" office:value="1.17479920387268" calcext:value-type="float">
            <text:p>1.1747992039</text:p>
          </table:table-cell>
          <table:table-cell table:formula="of:=[.C143]/([.D143]-[.D142])" office:value-type="float" office:value="955272.883337553" calcext:value-type="float">
            <text:p>955272.88333755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70905.86365" calcext:value-type="float">
            <text:p>1442770905.86365</text:p>
          </table:table-cell>
          <table:table-cell office:value-type="float" office:value="8096" calcext:value-type="float">
            <text:p>8096</text:p>
          </table:table-cell>
          <table:table-cell table:formula="of:=[.B144]-[.B$2]" office:value-type="float" office:value="1.18324327468872" calcext:value-type="float">
            <text:p>1.1832432747</text:p>
          </table:table-cell>
          <table:table-cell table:formula="of:=[.C144]/([.D144]-[.D143])" office:value-type="float" office:value="958779.2637434" calcext:value-type="float">
            <text:p>958779.26374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70905.87209" calcext:value-type="float">
            <text:p>1442770905.87209</text:p>
          </table:table-cell>
          <table:table-cell office:value-type="float" office:value="8096" calcext:value-type="float">
            <text:p>8096</text:p>
          </table:table-cell>
          <table:table-cell table:formula="of:=[.B145]-[.B$2]" office:value-type="float" office:value="1.19168567657471" calcext:value-type="float">
            <text:p>1.1916856766</text:p>
          </table:table-cell>
          <table:table-cell table:formula="of:=[.C145]/([.D145]-[.D144])" office:value-type="float" office:value="958968.799322225" calcext:value-type="float">
            <text:p>958968.7993222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70905.88048" calcext:value-type="float">
            <text:p>1442770905.88048</text:p>
          </table:table-cell>
          <table:table-cell office:value-type="float" office:value="8096" calcext:value-type="float">
            <text:p>8096</text:p>
          </table:table-cell>
          <table:table-cell table:formula="of:=[.B146]-[.B$2]" office:value-type="float" office:value="1.20007085800171" calcext:value-type="float">
            <text:p>1.200070858</text:p>
          </table:table-cell>
          <table:table-cell table:formula="of:=[.C146]/([.D146]-[.D145])" office:value-type="float" office:value="965512.800227467" calcext:value-type="float">
            <text:p>965512.80022746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70905.88892" calcext:value-type="float">
            <text:p>1442770905.88892</text:p>
          </table:table-cell>
          <table:table-cell office:value-type="float" office:value="8096" calcext:value-type="float">
            <text:p>8096</text:p>
          </table:table-cell>
          <table:table-cell table:formula="of:=[.B147]-[.B$2]" office:value-type="float" office:value="1.20851969718933" calcext:value-type="float">
            <text:p>1.2085196972</text:p>
          </table:table-cell>
          <table:table-cell table:formula="of:=[.C147]/([.D147]-[.D146])" office:value-type="float" office:value="958238.146118464" calcext:value-type="float">
            <text:p>958238.1461184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70905.89735" calcext:value-type="float">
            <text:p>1442770905.89735</text:p>
          </table:table-cell>
          <table:table-cell office:value-type="float" office:value="8096" calcext:value-type="float">
            <text:p>8096</text:p>
          </table:table-cell>
          <table:table-cell table:formula="of:=[.B148]-[.B$2]" office:value-type="float" office:value="1.21694827079773" calcext:value-type="float">
            <text:p>1.2169482708</text:p>
          </table:table-cell>
          <table:table-cell table:formula="of:=[.C148]/([.D148]-[.D147])" office:value-type="float" office:value="960542.124462548" calcext:value-type="float">
            <text:p>960542.1244625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70905.90582" calcext:value-type="float">
            <text:p>1442770905.90582</text:p>
          </table:table-cell>
          <table:table-cell office:value-type="float" office:value="8096" calcext:value-type="float">
            <text:p>8096</text:p>
          </table:table-cell>
          <table:table-cell table:formula="of:=[.B149]-[.B$2]" office:value-type="float" office:value="1.22541475296021" calcext:value-type="float">
            <text:p>1.225414753</text:p>
          </table:table-cell>
          <table:table-cell table:formula="of:=[.C149]/([.D149]-[.D148])" office:value-type="float" office:value="956241.310692461" calcext:value-type="float">
            <text:p>956241.31069246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70905.91423" calcext:value-type="float">
            <text:p>1442770905.91423</text:p>
          </table:table-cell>
          <table:table-cell office:value-type="float" office:value="8096" calcext:value-type="float">
            <text:p>8096</text:p>
          </table:table-cell>
          <table:table-cell table:formula="of:=[.B150]-[.B$2]" office:value-type="float" office:value="1.23382830619812" calcext:value-type="float">
            <text:p>1.2338283062</text:p>
          </table:table-cell>
          <table:table-cell table:formula="of:=[.C150]/([.D150]-[.D149])" office:value-type="float" office:value="962256.940803083" calcext:value-type="float">
            <text:p>962256.94080308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70905.92261" calcext:value-type="float">
            <text:p>1442770905.92261</text:p>
          </table:table-cell>
          <table:table-cell office:value-type="float" office:value="8096" calcext:value-type="float">
            <text:p>8096</text:p>
          </table:table-cell>
          <table:table-cell table:formula="of:=[.B151]-[.B$2]" office:value-type="float" office:value="1.2422022819519" calcext:value-type="float">
            <text:p>1.242202282</text:p>
          </table:table-cell>
          <table:table-cell table:formula="of:=[.C151]/([.D151]-[.D150])" office:value-type="float" office:value="966804.805512058" calcext:value-type="float">
            <text:p>966804.8055120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70905.93104" calcext:value-type="float">
            <text:p>1442770905.93104</text:p>
          </table:table-cell>
          <table:table-cell office:value-type="float" office:value="8096" calcext:value-type="float">
            <text:p>8096</text:p>
          </table:table-cell>
          <table:table-cell table:formula="of:=[.B152]-[.B$2]" office:value-type="float" office:value="1.25063729286194" calcext:value-type="float">
            <text:p>1.2506372929</text:p>
          </table:table-cell>
          <table:table-cell table:formula="of:=[.C152]/([.D152]-[.D151])" office:value-type="float" office:value="959809.072726759" calcext:value-type="float">
            <text:p>959809.0727267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70905.93948" calcext:value-type="float">
            <text:p>1442770905.93948</text:p>
          </table:table-cell>
          <table:table-cell office:value-type="float" office:value="8096" calcext:value-type="float">
            <text:p>8096</text:p>
          </table:table-cell>
          <table:table-cell table:formula="of:=[.B153]-[.B$2]" office:value-type="float" office:value="1.25907754898071" calcext:value-type="float">
            <text:p>1.259077549</text:p>
          </table:table-cell>
          <table:table-cell table:formula="of:=[.C153]/([.D153]-[.D152])" office:value-type="float" office:value="959212.598062202" calcext:value-type="float">
            <text:p>959212.59806220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70905.94792" calcext:value-type="float">
            <text:p>1442770905.94792</text:p>
          </table:table-cell>
          <table:table-cell office:value-type="float" office:value="8096" calcext:value-type="float">
            <text:p>8096</text:p>
          </table:table-cell>
          <table:table-cell table:formula="of:=[.B154]-[.B$2]" office:value-type="float" office:value="1.26751375198364" calcext:value-type="float">
            <text:p>1.267513752</text:p>
          </table:table-cell>
          <table:table-cell table:formula="of:=[.C154]/([.D154]-[.D153])" office:value-type="float" office:value="959673.44517296" calcext:value-type="float">
            <text:p>959673.445172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70905.95635" calcext:value-type="float">
            <text:p>1442770905.95635</text:p>
          </table:table-cell>
          <table:table-cell office:value-type="float" office:value="8096" calcext:value-type="float">
            <text:p>8096</text:p>
          </table:table-cell>
          <table:table-cell table:formula="of:=[.B155]-[.B$2]" office:value-type="float" office:value="1.27594327926636" calcext:value-type="float">
            <text:p>1.2759432793</text:p>
          </table:table-cell>
          <table:table-cell table:formula="of:=[.C155]/([.D155]-[.D154])" office:value-type="float" office:value="960433.453558095" calcext:value-type="float">
            <text:p>960433.45355809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70905.96473" calcext:value-type="float">
            <text:p>1442770905.96473</text:p>
          </table:table-cell>
          <table:table-cell office:value-type="float" office:value="8096" calcext:value-type="float">
            <text:p>8096</text:p>
          </table:table-cell>
          <table:table-cell table:formula="of:=[.B156]-[.B$2]" office:value-type="float" office:value="1.28432512283325" calcext:value-type="float">
            <text:p>1.2843251228</text:p>
          </table:table-cell>
          <table:table-cell table:formula="of:=[.C156]/([.D156]-[.D155])" office:value-type="float" office:value="965897.291614518" calcext:value-type="float">
            <text:p>965897.2916145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70905.97313" calcext:value-type="float">
            <text:p>1442770905.97313</text:p>
          </table:table-cell>
          <table:table-cell office:value-type="float" office:value="8096" calcext:value-type="float">
            <text:p>8096</text:p>
          </table:table-cell>
          <table:table-cell table:formula="of:=[.B157]-[.B$2]" office:value-type="float" office:value="1.29272437095642" calcext:value-type="float">
            <text:p>1.292724371</text:p>
          </table:table-cell>
          <table:table-cell table:formula="of:=[.C157]/([.D157]-[.D156])" office:value-type="float" office:value="963895.801300065" calcext:value-type="float">
            <text:p>963895.8013000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70905.98155" calcext:value-type="float">
            <text:p>1442770905.98155</text:p>
          </table:table-cell>
          <table:table-cell office:value-type="float" office:value="8096" calcext:value-type="float">
            <text:p>8096</text:p>
          </table:table-cell>
          <table:table-cell table:formula="of:=[.B158]-[.B$2]" office:value-type="float" office:value="1.30114316940308" calcext:value-type="float">
            <text:p>1.3011431694</text:p>
          </table:table-cell>
          <table:table-cell table:formula="of:=[.C158]/([.D158]-[.D157])" office:value-type="float" office:value="961657.420747076" calcext:value-type="float">
            <text:p>961657.42074707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70905.98998" calcext:value-type="float">
            <text:p>1442770905.98998</text:p>
          </table:table-cell>
          <table:table-cell office:value-type="float" office:value="8096" calcext:value-type="float">
            <text:p>8096</text:p>
          </table:table-cell>
          <table:table-cell table:formula="of:=[.B159]-[.B$2]" office:value-type="float" office:value="1.30957293510437" calcext:value-type="float">
            <text:p>1.3095729351</text:p>
          </table:table-cell>
          <table:table-cell table:formula="of:=[.C159]/([.D159]-[.D158])" office:value-type="float" office:value="960406.289673898" calcext:value-type="float">
            <text:p>960406.28967389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70905.99845" calcext:value-type="float">
            <text:p>1442770905.99845</text:p>
          </table:table-cell>
          <table:table-cell office:value-type="float" office:value="8096" calcext:value-type="float">
            <text:p>8096</text:p>
          </table:table-cell>
          <table:table-cell table:formula="of:=[.B160]-[.B$2]" office:value-type="float" office:value="1.31804037094116" calcext:value-type="float">
            <text:p>1.3180403709</text:p>
          </table:table-cell>
          <table:table-cell table:formula="of:=[.C160]/([.D160]-[.D159])" office:value-type="float" office:value="956133.610699704" calcext:value-type="float">
            <text:p>956133.6106997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70906.00693" calcext:value-type="float">
            <text:p>1442770906.00693</text:p>
          </table:table-cell>
          <table:table-cell office:value-type="float" office:value="8096" calcext:value-type="float">
            <text:p>8096</text:p>
          </table:table-cell>
          <table:table-cell table:formula="of:=[.B161]-[.B$2]" office:value-type="float" office:value="1.32652449607849" calcext:value-type="float">
            <text:p>1.3265244961</text:p>
          </table:table-cell>
          <table:table-cell table:formula="of:=[.C161]/([.D161]-[.D160])" office:value-type="float" office:value="954252.780216383" calcext:value-type="float">
            <text:p>954252.7802163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70906.0154" calcext:value-type="float">
            <text:p>1442770906.0154</text:p>
          </table:table-cell>
          <table:table-cell office:value-type="float" office:value="8096" calcext:value-type="float">
            <text:p>8096</text:p>
          </table:table-cell>
          <table:table-cell table:formula="of:=[.B162]-[.B$2]" office:value-type="float" office:value="1.33499646186829" calcext:value-type="float">
            <text:p>1.3349964619</text:p>
          </table:table-cell>
          <table:table-cell table:formula="of:=[.C162]/([.D162]-[.D161])" office:value-type="float" office:value="955622.366859909" calcext:value-type="float">
            <text:p>955622.3668599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70906.02384" calcext:value-type="float">
            <text:p>1442770906.02384</text:p>
          </table:table-cell>
          <table:table-cell office:value-type="float" office:value="8096" calcext:value-type="float">
            <text:p>8096</text:p>
          </table:table-cell>
          <table:table-cell table:formula="of:=[.B163]-[.B$2]" office:value-type="float" office:value="1.34343838691711" calcext:value-type="float">
            <text:p>1.3434383869</text:p>
          </table:table-cell>
          <table:table-cell table:formula="of:=[.C163]/([.D163]-[.D162])" office:value-type="float" office:value="959022.966109354" calcext:value-type="float">
            <text:p>959022.96610935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70906.03228" calcext:value-type="float">
            <text:p>1442770906.03228</text:p>
          </table:table-cell>
          <table:table-cell office:value-type="float" office:value="8096" calcext:value-type="float">
            <text:p>8096</text:p>
          </table:table-cell>
          <table:table-cell table:formula="of:=[.B164]-[.B$2]" office:value-type="float" office:value="1.35187458992004" calcext:value-type="float">
            <text:p>1.3518745899</text:p>
          </table:table-cell>
          <table:table-cell table:formula="of:=[.C164]/([.D164]-[.D163])" office:value-type="float" office:value="959673.44517296" calcext:value-type="float">
            <text:p>959673.445172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70906.04073" calcext:value-type="float">
            <text:p>1442770906.04073</text:p>
          </table:table-cell>
          <table:table-cell office:value-type="float" office:value="8096" calcext:value-type="float">
            <text:p>8096</text:p>
          </table:table-cell>
          <table:table-cell table:formula="of:=[.B165]-[.B$2]" office:value-type="float" office:value="1.36032199859619" calcext:value-type="float">
            <text:p>1.3603219986</text:p>
          </table:table-cell>
          <table:table-cell table:formula="of:=[.C165]/([.D165]-[.D164])" office:value-type="float" office:value="958400.41726172" calcext:value-type="float">
            <text:p>958400.417261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70906.04918" calcext:value-type="float">
            <text:p>1442770906.04918</text:p>
          </table:table-cell>
          <table:table-cell office:value-type="float" office:value="8096" calcext:value-type="float">
            <text:p>8096</text:p>
          </table:table-cell>
          <table:table-cell table:formula="of:=[.B166]-[.B$2]" office:value-type="float" office:value="1.36877226829529" calcext:value-type="float">
            <text:p>1.3687722683</text:p>
          </table:table-cell>
          <table:table-cell table:formula="of:=[.C166]/([.D166]-[.D165])" office:value-type="float" office:value="958075.929915639" calcext:value-type="float">
            <text:p>958075.92991563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70906.05763" calcext:value-type="float">
            <text:p>1442770906.05763</text:p>
          </table:table-cell>
          <table:table-cell office:value-type="float" office:value="8096" calcext:value-type="float">
            <text:p>8096</text:p>
          </table:table-cell>
          <table:table-cell table:formula="of:=[.B167]-[.B$2]" office:value-type="float" office:value="1.37722849845886" calcext:value-type="float">
            <text:p>1.3772284985</text:p>
          </table:table-cell>
          <table:table-cell table:formula="of:=[.C167]/([.D167]-[.D166])" office:value-type="float" office:value="957400.619826322" calcext:value-type="float">
            <text:p>957400.6198263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70906.0661" calcext:value-type="float">
            <text:p>1442770906.0661</text:p>
          </table:table-cell>
          <table:table-cell office:value-type="float" office:value="8096" calcext:value-type="float">
            <text:p>8096</text:p>
          </table:table-cell>
          <table:table-cell table:formula="of:=[.B168]-[.B$2]" office:value-type="float" office:value="1.38569664955139" calcext:value-type="float">
            <text:p>1.3856966496</text:p>
          </table:table-cell>
          <table:table-cell table:formula="of:=[.C168]/([.D168]-[.D167])" office:value-type="float" office:value="956052.851624528" calcext:value-type="float">
            <text:p>956052.8516245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70906.0745" calcext:value-type="float">
            <text:p>1442770906.0745</text:p>
          </table:table-cell>
          <table:table-cell office:value-type="float" office:value="8096" calcext:value-type="float">
            <text:p>8096</text:p>
          </table:table-cell>
          <table:table-cell table:formula="of:=[.B169]-[.B$2]" office:value-type="float" office:value="1.39409399032593" calcext:value-type="float">
            <text:p>1.3940939903</text:p>
          </table:table-cell>
          <table:table-cell table:formula="of:=[.C169]/([.D169]-[.D168])" office:value-type="float" office:value="964114.737912041" calcext:value-type="float">
            <text:p>964114.73791204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70906.08293" calcext:value-type="float">
            <text:p>1442770906.08293</text:p>
          </table:table-cell>
          <table:table-cell office:value-type="float" office:value="8096" calcext:value-type="float">
            <text:p>8096</text:p>
          </table:table-cell>
          <table:table-cell table:formula="of:=[.B170]-[.B$2]" office:value-type="float" office:value="1.40252065658569" calcext:value-type="float">
            <text:p>1.4025206566</text:p>
          </table:table-cell>
          <table:table-cell table:formula="of:=[.C170]/([.D170]-[.D169])" office:value-type="float" office:value="960759.540063377" calcext:value-type="float">
            <text:p>960759.54006337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70906.09137" calcext:value-type="float">
            <text:p>1442770906.09137</text:p>
          </table:table-cell>
          <table:table-cell office:value-type="float" office:value="8096" calcext:value-type="float">
            <text:p>8096</text:p>
          </table:table-cell>
          <table:table-cell table:formula="of:=[.B171]-[.B$2]" office:value-type="float" office:value="1.41096901893616" calcext:value-type="float">
            <text:p>1.4109690189</text:p>
          </table:table-cell>
          <table:table-cell table:formula="of:=[.C171]/([.D171]-[.D170])" office:value-type="float" office:value="958292.230393679" calcext:value-type="float">
            <text:p>958292.23039367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70906.09985" calcext:value-type="float">
            <text:p>1442770906.09985</text:p>
          </table:table-cell>
          <table:table-cell office:value-type="float" office:value="8096" calcext:value-type="float">
            <text:p>8096</text:p>
          </table:table-cell>
          <table:table-cell table:formula="of:=[.B172]-[.B$2]" office:value-type="float" office:value="1.41944766044617" calcext:value-type="float">
            <text:p>1.4194476604</text:p>
          </table:table-cell>
          <table:table-cell table:formula="of:=[.C172]/([.D172]-[.D171])" office:value-type="float" office:value="954869.95062145" calcext:value-type="float">
            <text:p>954869.950621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70906.10828" calcext:value-type="float">
            <text:p>1442770906.10828</text:p>
          </table:table-cell>
          <table:table-cell office:value-type="float" office:value="8096" calcext:value-type="float">
            <text:p>8096</text:p>
          </table:table-cell>
          <table:table-cell table:formula="of:=[.B173]-[.B$2]" office:value-type="float" office:value="1.42787504196167" calcext:value-type="float">
            <text:p>1.427875042</text:p>
          </table:table-cell>
          <table:table-cell table:formula="of:=[.C173]/([.D173]-[.D172])" office:value-type="float" office:value="960677.997680143" calcext:value-type="float">
            <text:p>960677.99768014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70906.11671" calcext:value-type="float">
            <text:p>1442770906.11671</text:p>
          </table:table-cell>
          <table:table-cell office:value-type="float" office:value="8096" calcext:value-type="float">
            <text:p>8096</text:p>
          </table:table-cell>
          <table:table-cell table:formula="of:=[.B174]-[.B$2]" office:value-type="float" office:value="1.43630623817444" calcext:value-type="float">
            <text:p>1.4363062382</text:p>
          </table:table-cell>
          <table:table-cell table:formula="of:=[.C174]/([.D174]-[.D173])" office:value-type="float" office:value="960243.338630772" calcext:value-type="float">
            <text:p>960243.3386307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70906.12513" calcext:value-type="float">
            <text:p>1442770906.12513</text:p>
          </table:table-cell>
          <table:table-cell office:value-type="float" office:value="8096" calcext:value-type="float">
            <text:p>8096</text:p>
          </table:table-cell>
          <table:table-cell table:formula="of:=[.B175]-[.B$2]" office:value-type="float" office:value="1.44472622871399" calcext:value-type="float">
            <text:p>1.4447262287</text:p>
          </table:table-cell>
          <table:table-cell table:formula="of:=[.C175]/([.D175]-[.D174])" office:value-type="float" office:value="961521.270359044" calcext:value-type="float">
            <text:p>961521.27035904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70906.13356" calcext:value-type="float">
            <text:p>1442770906.13356</text:p>
          </table:table-cell>
          <table:table-cell office:value-type="float" office:value="8096" calcext:value-type="float">
            <text:p>8096</text:p>
          </table:table-cell>
          <table:table-cell table:formula="of:=[.B176]-[.B$2]" office:value-type="float" office:value="1.45315313339233" calcext:value-type="float">
            <text:p>1.4531531334</text:p>
          </table:table-cell>
          <table:table-cell table:formula="of:=[.C176]/([.D176]-[.D175])" office:value-type="float" office:value="960732.357730938" calcext:value-type="float">
            <text:p>960732.3577309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70906.142" calcext:value-type="float">
            <text:p>1442770906.142</text:p>
          </table:table-cell>
          <table:table-cell office:value-type="float" office:value="8096" calcext:value-type="float">
            <text:p>8096</text:p>
          </table:table-cell>
          <table:table-cell table:formula="of:=[.B177]-[.B$2]" office:value-type="float" office:value="1.46159720420837" calcext:value-type="float">
            <text:p>1.4615972042</text:p>
          </table:table-cell>
          <table:table-cell table:formula="of:=[.C177]/([.D177]-[.D176])" office:value-type="float" office:value="958779.2637434" calcext:value-type="float">
            <text:p>958779.263743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70906.15047" calcext:value-type="float">
            <text:p>1442770906.15047</text:p>
          </table:table-cell>
          <table:table-cell office:value-type="float" office:value="8096" calcext:value-type="float">
            <text:p>8096</text:p>
          </table:table-cell>
          <table:table-cell table:formula="of:=[.B178]-[.B$2]" office:value-type="float" office:value="1.47006964683533" calcext:value-type="float">
            <text:p>1.4700696468</text:p>
          </table:table-cell>
          <table:table-cell table:formula="of:=[.C178]/([.D178]-[.D177])" office:value-type="float" office:value="955568.583520937" calcext:value-type="float">
            <text:p>955568.58352093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70906.15892" calcext:value-type="float">
            <text:p>1442770906.15892</text:p>
          </table:table-cell>
          <table:table-cell office:value-type="float" office:value="8096" calcext:value-type="float">
            <text:p>8096</text:p>
          </table:table-cell>
          <table:table-cell table:formula="of:=[.B179]-[.B$2]" office:value-type="float" office:value="1.47851490974426" calcext:value-type="float">
            <text:p>1.4785149097</text:p>
          </table:table-cell>
          <table:table-cell table:formula="of:=[.C179]/([.D179]-[.D178])" office:value-type="float" office:value="958643.927050985" calcext:value-type="float">
            <text:p>958643.92705098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70906.16728" calcext:value-type="float">
            <text:p>1442770906.16728</text:p>
          </table:table-cell>
          <table:table-cell office:value-type="float" office:value="8096" calcext:value-type="float">
            <text:p>8096</text:p>
          </table:table-cell>
          <table:table-cell table:formula="of:=[.B180]-[.B$2]" office:value-type="float" office:value="1.48687148094177" calcext:value-type="float">
            <text:p>1.4868714809</text:p>
          </table:table-cell>
          <table:table-cell table:formula="of:=[.C180]/([.D180]-[.D179])" office:value-type="float" office:value="968818.407532097" calcext:value-type="float">
            <text:p>968818.40753209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70906.17569" calcext:value-type="float">
            <text:p>1442770906.17569</text:p>
          </table:table-cell>
          <table:table-cell office:value-type="float" office:value="8096" calcext:value-type="float">
            <text:p>8096</text:p>
          </table:table-cell>
          <table:table-cell table:formula="of:=[.B181]-[.B$2]" office:value-type="float" office:value="1.49528765678406" calcext:value-type="float">
            <text:p>1.4952876568</text:p>
          </table:table-cell>
          <table:table-cell table:formula="of:=[.C181]/([.D181]-[.D180])" office:value-type="float" office:value="961957.087365439" calcext:value-type="float">
            <text:p>961957.0873654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70906.18413" calcext:value-type="float">
            <text:p>1442770906.18413</text:p>
          </table:table-cell>
          <table:table-cell office:value-type="float" office:value="8096" calcext:value-type="float">
            <text:p>8096</text:p>
          </table:table-cell>
          <table:table-cell table:formula="of:=[.B182]-[.B$2]" office:value-type="float" office:value="1.50372552871704" calcext:value-type="float">
            <text:p>1.5037255287</text:p>
          </table:table-cell>
          <table:table-cell table:formula="of:=[.C182]/([.D182]-[.D181])" office:value-type="float" office:value="959483.630979628" calcext:value-type="float">
            <text:p>959483.63097962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70906.19254" calcext:value-type="float">
            <text:p>1442770906.19254</text:p>
          </table:table-cell>
          <table:table-cell office:value-type="float" office:value="8096" calcext:value-type="float">
            <text:p>8096</text:p>
          </table:table-cell>
          <table:table-cell table:formula="of:=[.B183]-[.B$2]" office:value-type="float" office:value="1.51213455200195" calcext:value-type="float">
            <text:p>1.512134552</text:p>
          </table:table-cell>
          <table:table-cell table:formula="of:=[.C183]/([.D183]-[.D182])" office:value-type="float" office:value="962775.310008506" calcext:value-type="float">
            <text:p>962775.3100085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70906.20094" calcext:value-type="float">
            <text:p>1442770906.20094</text:p>
          </table:table-cell>
          <table:table-cell office:value-type="float" office:value="8096" calcext:value-type="float">
            <text:p>8096</text:p>
          </table:table-cell>
          <table:table-cell table:formula="of:=[.B184]-[.B$2]" office:value-type="float" office:value="1.52053427696228" calcext:value-type="float">
            <text:p>1.520534277</text:p>
          </table:table-cell>
          <table:table-cell table:formula="of:=[.C184]/([.D184]-[.D183])" office:value-type="float" office:value="963841.082682865" calcext:value-type="float">
            <text:p>963841.08268286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70906.20934" calcext:value-type="float">
            <text:p>1442770906.20934</text:p>
          </table:table-cell>
          <table:table-cell office:value-type="float" office:value="8096" calcext:value-type="float">
            <text:p>8096</text:p>
          </table:table-cell>
          <table:table-cell table:formula="of:=[.B185]-[.B$2]" office:value-type="float" office:value="1.52893090248108" calcext:value-type="float">
            <text:p>1.5289309025</text:p>
          </table:table-cell>
          <table:table-cell table:formula="of:=[.C185]/([.D185]-[.D184])" office:value-type="float" office:value="964196.864785053" calcext:value-type="float">
            <text:p>964196.86478505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70906.21776" calcext:value-type="float">
            <text:p>1442770906.21776</text:p>
          </table:table-cell>
          <table:table-cell office:value-type="float" office:value="8096" calcext:value-type="float">
            <text:p>8096</text:p>
          </table:table-cell>
          <table:table-cell table:formula="of:=[.B186]-[.B$2]" office:value-type="float" office:value="1.53735113143921" calcext:value-type="float">
            <text:p>1.5373511314</text:p>
          </table:table-cell>
          <table:table-cell table:formula="of:=[.C186]/([.D186]-[.D185])" office:value-type="float" office:value="961494.044907552" calcext:value-type="float">
            <text:p>961494.04490755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70906.22619" calcext:value-type="float">
            <text:p>1442770906.22619</text:p>
          </table:table-cell>
          <table:table-cell office:value-type="float" office:value="8096" calcext:value-type="float">
            <text:p>8096</text:p>
          </table:table-cell>
          <table:table-cell table:formula="of:=[.B187]-[.B$2]" office:value-type="float" office:value="1.54578518867493" calcext:value-type="float">
            <text:p>1.5457851887</text:p>
          </table:table-cell>
          <table:table-cell table:formula="of:=[.C187]/([.D187]-[.D186])" office:value-type="float" office:value="959917.602374558" calcext:value-type="float">
            <text:p>959917.60237455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70906.23462" calcext:value-type="float">
            <text:p>1442770906.23462</text:p>
          </table:table-cell>
          <table:table-cell office:value-type="float" office:value="8096" calcext:value-type="float">
            <text:p>8096</text:p>
          </table:table-cell>
          <table:table-cell table:formula="of:=[.B188]-[.B$2]" office:value-type="float" office:value="1.55421614646912" calcext:value-type="float">
            <text:p>1.5542161465</text:p>
          </table:table-cell>
          <table:table-cell table:formula="of:=[.C188]/([.D188]-[.D187])" office:value-type="float" office:value="960270.49329789" calcext:value-type="float">
            <text:p>960270.4932978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70906.24306" calcext:value-type="float">
            <text:p>1442770906.24306</text:p>
          </table:table-cell>
          <table:table-cell office:value-type="float" office:value="8096" calcext:value-type="float">
            <text:p>8096</text:p>
          </table:table-cell>
          <table:table-cell table:formula="of:=[.B189]-[.B$2]" office:value-type="float" office:value="1.56265306472778" calcext:value-type="float">
            <text:p>1.5626530647</text:p>
          </table:table-cell>
          <table:table-cell table:formula="of:=[.C189]/([.D189]-[.D188])" office:value-type="float" office:value="959592.087037613" calcext:value-type="float">
            <text:p>959592.08703761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70906.25153" calcext:value-type="float">
            <text:p>1442770906.25153</text:p>
          </table:table-cell>
          <table:table-cell office:value-type="float" office:value="8096" calcext:value-type="float">
            <text:p>8096</text:p>
          </table:table-cell>
          <table:table-cell table:formula="of:=[.B190]-[.B$2]" office:value-type="float" office:value="1.57112383842468" calcext:value-type="float">
            <text:p>1.5711238384</text:p>
          </table:table-cell>
          <table:table-cell table:formula="of:=[.C190]/([.D190]-[.D189])" office:value-type="float" office:value="955756.851698613" calcext:value-type="float">
            <text:p>955756.8516986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70906.2601" calcext:value-type="float">
            <text:p>1442770906.2601</text:p>
          </table:table-cell>
          <table:table-cell office:value-type="float" office:value="8096" calcext:value-type="float">
            <text:p>8096</text:p>
          </table:table-cell>
          <table:table-cell table:formula="of:=[.B191]-[.B$2]" office:value-type="float" office:value="1.57969379425049" calcext:value-type="float">
            <text:p>1.5796937943</text:p>
          </table:table-cell>
          <table:table-cell table:formula="of:=[.C191]/([.D191]-[.D190])" office:value-type="float" office:value="944695.651244958" calcext:value-type="float">
            <text:p>944695.6512449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70906.26854" calcext:value-type="float">
            <text:p>1442770906.26854</text:p>
          </table:table-cell>
          <table:table-cell office:value-type="float" office:value="8096" calcext:value-type="float">
            <text:p>8096</text:p>
          </table:table-cell>
          <table:table-cell table:formula="of:=[.B192]-[.B$2]" office:value-type="float" office:value="1.58813405036926" calcext:value-type="float">
            <text:p>1.5881340504</text:p>
          </table:table-cell>
          <table:table-cell table:formula="of:=[.C192]/([.D192]-[.D191])" office:value-type="float" office:value="959212.598062202" calcext:value-type="float">
            <text:p>959212.5980622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70906.27697" calcext:value-type="float">
            <text:p>1442770906.27697</text:p>
          </table:table-cell>
          <table:table-cell office:value-type="float" office:value="8096" calcext:value-type="float">
            <text:p>8096</text:p>
          </table:table-cell>
          <table:table-cell table:formula="of:=[.B193]-[.B$2]" office:value-type="float" office:value="1.59656238555908" calcext:value-type="float">
            <text:p>1.5965623856</text:p>
          </table:table-cell>
          <table:table-cell table:formula="of:=[.C193]/([.D193]-[.D192])" office:value-type="float" office:value="960569.29603123" calcext:value-type="float">
            <text:p>960569.2960312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70906.28542" calcext:value-type="float">
            <text:p>1442770906.28542</text:p>
          </table:table-cell>
          <table:table-cell office:value-type="float" office:value="8096" calcext:value-type="float">
            <text:p>8096</text:p>
          </table:table-cell>
          <table:table-cell table:formula="of:=[.B194]-[.B$2]" office:value-type="float" office:value="1.60501766204834" calcext:value-type="float">
            <text:p>1.605017662</text:p>
          </table:table-cell>
          <table:table-cell table:formula="of:=[.C194]/([.D194]-[.D193])" office:value-type="float" office:value="957508.605459057" calcext:value-type="float">
            <text:p>957508.60545905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70906.29379" calcext:value-type="float">
            <text:p>1442770906.29379</text:p>
          </table:table-cell>
          <table:table-cell office:value-type="float" office:value="8096" calcext:value-type="float">
            <text:p>8096</text:p>
          </table:table-cell>
          <table:table-cell table:formula="of:=[.B195]-[.B$2]" office:value-type="float" office:value="1.61338663101196" calcext:value-type="float">
            <text:p>1.613386631</text:p>
          </table:table-cell>
          <table:table-cell table:formula="of:=[.C195]/([.D195]-[.D194])" office:value-type="float" office:value="967383.202780468" calcext:value-type="float">
            <text:p>967383.20278046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70906.30221" calcext:value-type="float">
            <text:p>1442770906.30221</text:p>
          </table:table-cell>
          <table:table-cell office:value-type="float" office:value="8096" calcext:value-type="float">
            <text:p>8096</text:p>
          </table:table-cell>
          <table:table-cell table:formula="of:=[.B196]-[.B$2]" office:value-type="float" office:value="1.62180829048157" calcext:value-type="float">
            <text:p>1.6218082905</text:p>
          </table:table-cell>
          <table:table-cell table:formula="of:=[.C196]/([.D196]-[.D195])" office:value-type="float" office:value="961330.724570393" calcext:value-type="float">
            <text:p>961330.7245703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70906.31068" calcext:value-type="float">
            <text:p>1442770906.31068</text:p>
          </table:table-cell>
          <table:table-cell office:value-type="float" office:value="8096" calcext:value-type="float">
            <text:p>8096</text:p>
          </table:table-cell>
          <table:table-cell table:formula="of:=[.B197]-[.B$2]" office:value-type="float" office:value="1.63027739524841" calcext:value-type="float">
            <text:p>1.6302773952</text:p>
          </table:table-cell>
          <table:table-cell table:formula="of:=[.C197]/([.D197]-[.D196])" office:value-type="float" office:value="955945.19407691" calcext:value-type="float">
            <text:p>955945.1940769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70906.31914" calcext:value-type="float">
            <text:p>1442770906.31914</text:p>
          </table:table-cell>
          <table:table-cell office:value-type="float" office:value="8096" calcext:value-type="float">
            <text:p>8096</text:p>
          </table:table-cell>
          <table:table-cell table:formula="of:=[.B198]-[.B$2]" office:value-type="float" office:value="1.63873744010925" calcext:value-type="float">
            <text:p>1.6387374401</text:p>
          </table:table-cell>
          <table:table-cell table:formula="of:=[.C198]/([.D198]-[.D197])" office:value-type="float" office:value="956968.920753016" calcext:value-type="float">
            <text:p>956968.9207530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70906.32759" calcext:value-type="float">
            <text:p>1442770906.32759</text:p>
          </table:table-cell>
          <table:table-cell office:value-type="float" office:value="8096" calcext:value-type="float">
            <text:p>8096</text:p>
          </table:table-cell>
          <table:table-cell table:formula="of:=[.B199]-[.B$2]" office:value-type="float" office:value="1.64718914031982" calcext:value-type="float">
            <text:p>1.6471891403</text:p>
          </table:table-cell>
          <table:table-cell table:formula="of:=[.C199]/([.D199]-[.D198])" office:value-type="float" office:value="957913.768625349" calcext:value-type="float">
            <text:p>957913.76862534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70906.33611" calcext:value-type="float">
            <text:p>1442770906.33611</text:p>
          </table:table-cell>
          <table:table-cell office:value-type="float" office:value="8096" calcext:value-type="float">
            <text:p>8096</text:p>
          </table:table-cell>
          <table:table-cell table:formula="of:=[.B200]-[.B$2]" office:value-type="float" office:value="1.65570139884949" calcext:value-type="float">
            <text:p>1.6557013988</text:p>
          </table:table-cell>
          <table:table-cell table:formula="of:=[.C200]/([.D200]-[.D199])" office:value-type="float" office:value="951098.932414643" calcext:value-type="float">
            <text:p>951098.9324146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70906.34454" calcext:value-type="float">
            <text:p>1442770906.34454</text:p>
          </table:table-cell>
          <table:table-cell office:value-type="float" office:value="8096" calcext:value-type="float">
            <text:p>8096</text:p>
          </table:table-cell>
          <table:table-cell table:formula="of:=[.B201]-[.B$2]" office:value-type="float" office:value="1.66413474082947" calcext:value-type="float">
            <text:p>1.6641347408</text:p>
          </table:table-cell>
          <table:table-cell table:formula="of:=[.C201]/([.D201]-[.D200])" office:value-type="float" office:value="959999.015718648" calcext:value-type="float">
            <text:p>959999.0157186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70906.35301" calcext:value-type="float">
            <text:p>1442770906.35301</text:p>
          </table:table-cell>
          <table:table-cell office:value-type="float" office:value="8096" calcext:value-type="float">
            <text:p>8096</text:p>
          </table:table-cell>
          <table:table-cell table:formula="of:=[.B202]-[.B$2]" office:value-type="float" office:value="1.67260670661926" calcext:value-type="float">
            <text:p>1.6726067066</text:p>
          </table:table-cell>
          <table:table-cell table:formula="of:=[.C202]/([.D202]-[.D201])" office:value-type="float" office:value="955622.366859909" calcext:value-type="float">
            <text:p>955622.36685990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70906.36148" calcext:value-type="float">
            <text:p>1442770906.36148</text:p>
          </table:table-cell>
          <table:table-cell office:value-type="float" office:value="8096" calcext:value-type="float">
            <text:p>8096</text:p>
          </table:table-cell>
          <table:table-cell table:formula="of:=[.B203]-[.B$2]" office:value-type="float" office:value="1.68107676506042" calcext:value-type="float">
            <text:p>1.6810767651</text:p>
          </table:table-cell>
          <table:table-cell table:formula="of:=[.C203]/([.D203]-[.D202])" office:value-type="float" office:value="955837.560772392" calcext:value-type="float">
            <text:p>955837.56077239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70906.36996" calcext:value-type="float">
            <text:p>1442770906.36996</text:p>
          </table:table-cell>
          <table:table-cell office:value-type="float" office:value="8096" calcext:value-type="float">
            <text:p>8096</text:p>
          </table:table-cell>
          <table:table-cell table:formula="of:=[.B204]-[.B$2]" office:value-type="float" office:value="1.68955588340759" calcext:value-type="float">
            <text:p>1.6895558834</text:p>
          </table:table-cell>
          <table:table-cell table:formula="of:=[.C204]/([.D204]-[.D203])" office:value-type="float" office:value="954816.251940164" calcext:value-type="float">
            <text:p>954816.25194016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70906.37844" calcext:value-type="float">
            <text:p>1442770906.37844</text:p>
          </table:table-cell>
          <table:table-cell office:value-type="float" office:value="8096" calcext:value-type="float">
            <text:p>8096</text:p>
          </table:table-cell>
          <table:table-cell table:formula="of:=[.B205]-[.B$2]" office:value-type="float" office:value="1.69803667068481" calcext:value-type="float">
            <text:p>1.6980366707</text:p>
          </table:table-cell>
          <table:table-cell table:formula="of:=[.C205]/([.D205]-[.D204])" office:value-type="float" office:value="954628.354108684" calcext:value-type="float">
            <text:p>954628.35410868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70906.3869" calcext:value-type="float">
            <text:p>1442770906.3869</text:p>
          </table:table-cell>
          <table:table-cell office:value-type="float" office:value="8096" calcext:value-type="float">
            <text:p>8096</text:p>
          </table:table-cell>
          <table:table-cell table:formula="of:=[.B206]-[.B$2]" office:value-type="float" office:value="1.70649194717407" calcext:value-type="float">
            <text:p>1.7064919472</text:p>
          </table:table-cell>
          <table:table-cell table:formula="of:=[.C206]/([.D206]-[.D205])" office:value-type="float" office:value="957508.605459057" calcext:value-type="float">
            <text:p>957508.60545905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70906.39531" calcext:value-type="float">
            <text:p>1442770906.39531</text:p>
          </table:table-cell>
          <table:table-cell office:value-type="float" office:value="8096" calcext:value-type="float">
            <text:p>8096</text:p>
          </table:table-cell>
          <table:table-cell table:formula="of:=[.B207]-[.B$2]" office:value-type="float" office:value="1.71490168571472" calcext:value-type="float">
            <text:p>1.7149016857</text:p>
          </table:table-cell>
          <table:table-cell table:formula="of:=[.C207]/([.D207]-[.D206])" office:value-type="float" office:value="962693.425112692" calcext:value-type="float">
            <text:p>962693.42511269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70906.40372" calcext:value-type="float">
            <text:p>1442770906.40372</text:p>
          </table:table-cell>
          <table:table-cell office:value-type="float" office:value="8096" calcext:value-type="float">
            <text:p>8096</text:p>
          </table:table-cell>
          <table:table-cell table:formula="of:=[.B208]-[.B$2]" office:value-type="float" office:value="1.72331690788269" calcext:value-type="float">
            <text:p>1.7233169079</text:p>
          </table:table-cell>
          <table:table-cell table:formula="of:=[.C208]/([.D208]-[.D207])" office:value-type="float" office:value="962066.103354488" calcext:value-type="float">
            <text:p>962066.1033544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2770906.41211" calcext:value-type="float">
            <text:p>1442770906.41211</text:p>
          </table:table-cell>
          <table:table-cell office:value-type="float" office:value="8096" calcext:value-type="float">
            <text:p>8096</text:p>
          </table:table-cell>
          <table:table-cell table:formula="of:=[.B209]-[.B$2]" office:value-type="float" office:value="1.73170971870422" calcext:value-type="float">
            <text:p>1.7317097187</text:p>
          </table:table-cell>
          <table:table-cell table:formula="of:=[.C209]/([.D209]-[.D208])" office:value-type="float" office:value="964635.111186865" calcext:value-type="float">
            <text:p>964635.1111868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2770906.42051" calcext:value-type="float">
            <text:p>1442770906.42051</text:p>
          </table:table-cell>
          <table:table-cell office:value-type="float" office:value="8096" calcext:value-type="float">
            <text:p>8096</text:p>
          </table:table-cell>
          <table:table-cell table:formula="of:=[.B210]-[.B$2]" office:value-type="float" office:value="1.74010300636292" calcext:value-type="float">
            <text:p>1.7401030064</text:p>
          </table:table-cell>
          <table:table-cell table:formula="of:=[.C210]/([.D210]-[.D209])" office:value-type="float" office:value="964580.308601295" calcext:value-type="float">
            <text:p>964580.30860129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2770906.4289" calcext:value-type="float">
            <text:p>1442770906.4289</text:p>
          </table:table-cell>
          <table:table-cell office:value-type="float" office:value="8096" calcext:value-type="float">
            <text:p>8096</text:p>
          </table:table-cell>
          <table:table-cell table:formula="of:=[.B211]-[.B$2]" office:value-type="float" office:value="1.74849891662598" calcext:value-type="float">
            <text:p>1.7484989166</text:p>
          </table:table-cell>
          <table:table-cell table:formula="of:=[.C211]/([.D211]-[.D210])" office:value-type="float" office:value="964279.005651001" calcext:value-type="float">
            <text:p>964279.0056510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2770906.43732" calcext:value-type="float">
            <text:p>1442770906.43732</text:p>
          </table:table-cell>
          <table:table-cell office:value-type="float" office:value="8096" calcext:value-type="float">
            <text:p>8096</text:p>
          </table:table-cell>
          <table:table-cell table:formula="of:=[.B212]-[.B$2]" office:value-type="float" office:value="1.75691175460815" calcext:value-type="float">
            <text:p>1.7569117546</text:p>
          </table:table-cell>
          <table:table-cell table:formula="of:=[.C212]/([.D212]-[.D211])" office:value-type="float" office:value="962338.751459502" calcext:value-type="float">
            <text:p>962338.75145950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2770906.44571" calcext:value-type="float">
            <text:p>1442770906.44571</text:p>
          </table:table-cell>
          <table:table-cell office:value-type="float" office:value="8096" calcext:value-type="float">
            <text:p>8096</text:p>
          </table:table-cell>
          <table:table-cell table:formula="of:=[.B213]-[.B$2]" office:value-type="float" office:value="1.76530933380127" calcext:value-type="float">
            <text:p>1.7653093338</text:p>
          </table:table-cell>
          <table:table-cell table:formula="of:=[.C213]/([.D213]-[.D212])" office:value-type="float" office:value="964087.365396627" calcext:value-type="float">
            <text:p>964087.36539662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2770906.45409" calcext:value-type="float">
            <text:p>1442770906.45409</text:p>
          </table:table-cell>
          <table:table-cell office:value-type="float" office:value="8096" calcext:value-type="float">
            <text:p>8096</text:p>
          </table:table-cell>
          <table:table-cell table:formula="of:=[.B214]-[.B$2]" office:value-type="float" office:value="1.77368998527527" calcext:value-type="float">
            <text:p>1.7736899853</text:p>
          </table:table-cell>
          <table:table-cell table:formula="of:=[.C214]/([.D214]-[.D213])" office:value-type="float" office:value="966034.684191061" calcext:value-type="float">
            <text:p>966034.68419106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2770906.46254" calcext:value-type="float">
            <text:p>1442770906.46254</text:p>
          </table:table-cell>
          <table:table-cell office:value-type="float" office:value="8096" calcext:value-type="float">
            <text:p>8096</text:p>
          </table:table-cell>
          <table:table-cell table:formula="of:=[.B215]-[.B$2]" office:value-type="float" office:value="1.78213572502136" calcext:value-type="float">
            <text:p>1.782135725</text:p>
          </table:table-cell>
          <table:table-cell table:formula="of:=[.C215]/([.D215]-[.D214])" office:value-type="float" office:value="958589.803071364" calcext:value-type="float">
            <text:p>958589.80307136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2770906.47097" calcext:value-type="float">
            <text:p>1442770906.47097</text:p>
          </table:table-cell>
          <table:table-cell office:value-type="float" office:value="8096" calcext:value-type="float">
            <text:p>8096</text:p>
          </table:table-cell>
          <table:table-cell table:formula="of:=[.B216]-[.B$2]" office:value-type="float" office:value="1.79056167602539" calcext:value-type="float">
            <text:p>1.790561676</text:p>
          </table:table-cell>
          <table:table-cell table:formula="of:=[.C216]/([.D216]-[.D215])" office:value-type="float" office:value="960841.096290427" calcext:value-type="float">
            <text:p>960841.09629042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2770906.47937" calcext:value-type="float">
            <text:p>1442770906.47937</text:p>
          </table:table-cell>
          <table:table-cell office:value-type="float" office:value="8096" calcext:value-type="float">
            <text:p>8096</text:p>
          </table:table-cell>
          <table:table-cell table:formula="of:=[.B217]-[.B$2]" office:value-type="float" office:value="1.79896116256714" calcext:value-type="float">
            <text:p>1.7989611626</text:p>
          </table:table-cell>
          <table:table-cell table:formula="of:=[.C217]/([.D217]-[.D216])" office:value-type="float" office:value="963868.441214874" calcext:value-type="float">
            <text:p>963868.44121487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2770906.48781" calcext:value-type="float">
            <text:p>1442770906.48781</text:p>
          </table:table-cell>
          <table:table-cell office:value-type="float" office:value="8096" calcext:value-type="float">
            <text:p>8096</text:p>
          </table:table-cell>
          <table:table-cell table:formula="of:=[.B218]-[.B$2]" office:value-type="float" office:value="1.80740833282471" calcext:value-type="float">
            <text:p>1.8074083328</text:p>
          </table:table-cell>
          <table:table-cell table:formula="of:=[.C218]/([.D218]-[.D217])" office:value-type="float" office:value="958427.467795653" calcext:value-type="float">
            <text:p>958427.46779565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2770906.49626" calcext:value-type="float">
            <text:p>1442770906.49626</text:p>
          </table:table-cell>
          <table:table-cell office:value-type="float" office:value="8096" calcext:value-type="float">
            <text:p>8096</text:p>
          </table:table-cell>
          <table:table-cell table:formula="of:=[.B219]-[.B$2]" office:value-type="float" office:value="1.81585049629211" calcext:value-type="float">
            <text:p>1.8158504963</text:p>
          </table:table-cell>
          <table:table-cell table:formula="of:=[.C219]/([.D219]-[.D218])" office:value-type="float" office:value="958995.881950917" calcext:value-type="float">
            <text:p>958995.8819509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2770906.50471" calcext:value-type="float">
            <text:p>1442770906.50471</text:p>
          </table:table-cell>
          <table:table-cell office:value-type="float" office:value="8096" calcext:value-type="float">
            <text:p>8096</text:p>
          </table:table-cell>
          <table:table-cell table:formula="of:=[.B220]-[.B$2]" office:value-type="float" office:value="1.82430458068848" calcext:value-type="float">
            <text:p>1.8243045807</text:p>
          </table:table-cell>
          <table:table-cell table:formula="of:=[.C220]/([.D220]-[.D219])" office:value-type="float" office:value="957643.621760343" calcext:value-type="float">
            <text:p>957643.62176034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2770906.51315" calcext:value-type="float">
            <text:p>1442770906.51315</text:p>
          </table:table-cell>
          <table:table-cell office:value-type="float" office:value="8096" calcext:value-type="float">
            <text:p>8096</text:p>
          </table:table-cell>
          <table:table-cell table:formula="of:=[.B221]-[.B$2]" office:value-type="float" office:value="1.83274364471436" calcext:value-type="float">
            <text:p>1.8327436447</text:p>
          </table:table-cell>
          <table:table-cell table:formula="of:=[.C221]/([.D221]-[.D220])" office:value-type="float" office:value="959348.095378009" calcext:value-type="float">
            <text:p>959348.09537800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2770906.52161" calcext:value-type="float">
            <text:p>1442770906.52161</text:p>
          </table:table-cell>
          <table:table-cell office:value-type="float" office:value="8096" calcext:value-type="float">
            <text:p>8096</text:p>
          </table:table-cell>
          <table:table-cell table:formula="of:=[.B222]-[.B$2]" office:value-type="float" office:value="1.84120106697083" calcext:value-type="float">
            <text:p>1.841201067</text:p>
          </table:table-cell>
          <table:table-cell table:formula="of:=[.C222]/([.D222]-[.D221])" office:value-type="float" office:value="957265.67203225" calcext:value-type="float">
            <text:p>957265.672032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2770906.53005" calcext:value-type="float">
            <text:p>1442770906.53005</text:p>
          </table:table-cell>
          <table:table-cell office:value-type="float" office:value="8096" calcext:value-type="float">
            <text:p>8096</text:p>
          </table:table-cell>
          <table:table-cell table:formula="of:=[.B223]-[.B$2]" office:value-type="float" office:value="1.84964513778687" calcext:value-type="float">
            <text:p>1.8496451378</text:p>
          </table:table-cell>
          <table:table-cell table:formula="of:=[.C223]/([.D223]-[.D222])" office:value-type="float" office:value="958779.2637434" calcext:value-type="float">
            <text:p>958779.263743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2770906.53848" calcext:value-type="float">
            <text:p>1442770906.53848</text:p>
          </table:table-cell>
          <table:table-cell office:value-type="float" office:value="8096" calcext:value-type="float">
            <text:p>8096</text:p>
          </table:table-cell>
          <table:table-cell table:formula="of:=[.B224]-[.B$2]" office:value-type="float" office:value="1.85807776451111" calcext:value-type="float">
            <text:p>1.8580777645</text:p>
          </table:table-cell>
          <table:table-cell table:formula="of:=[.C224]/([.D224]-[.D223])" office:value-type="float" office:value="960080.442873703" calcext:value-type="float">
            <text:p>960080.44287370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2770906.54698" calcext:value-type="float">
            <text:p>1442770906.54698</text:p>
          </table:table-cell>
          <table:table-cell office:value-type="float" office:value="8096" calcext:value-type="float">
            <text:p>8096</text:p>
          </table:table-cell>
          <table:table-cell table:formula="of:=[.B225]-[.B$2]" office:value-type="float" office:value="1.86657094955444" calcext:value-type="float">
            <text:p>1.8665709496</text:p>
          </table:table-cell>
          <table:table-cell table:formula="of:=[.C225]/([.D225]-[.D224])" office:value-type="float" office:value="953234.853437386" calcext:value-type="float">
            <text:p>953234.85343738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2770906.55542" calcext:value-type="float">
            <text:p>1442770906.55542</text:p>
          </table:table-cell>
          <table:table-cell office:value-type="float" office:value="8096" calcext:value-type="float">
            <text:p>8096</text:p>
          </table:table-cell>
          <table:table-cell table:formula="of:=[.B226]-[.B$2]" office:value-type="float" office:value="1.87501764297485" calcext:value-type="float">
            <text:p>1.875017643</text:p>
          </table:table-cell>
          <table:table-cell table:formula="of:=[.C226]/([.D226]-[.D225])" office:value-type="float" office:value="958481.573444733" calcext:value-type="float">
            <text:p>958481.57344473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2770906.56386" calcext:value-type="float">
            <text:p>1442770906.56386</text:p>
          </table:table-cell>
          <table:table-cell office:value-type="float" office:value="8096" calcext:value-type="float">
            <text:p>8096</text:p>
          </table:table-cell>
          <table:table-cell table:formula="of:=[.B227]-[.B$2]" office:value-type="float" office:value="1.88345527648926" calcext:value-type="float">
            <text:p>1.8834552765</text:p>
          </table:table-cell>
          <table:table-cell table:formula="of:=[.C227]/([.D227]-[.D226])" office:value-type="float" office:value="959510.742695677" calcext:value-type="float">
            <text:p>959510.74269567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2770906.57231" calcext:value-type="float">
            <text:p>1442770906.57231</text:p>
          </table:table-cell>
          <table:table-cell office:value-type="float" office:value="8096" calcext:value-type="float">
            <text:p>8096</text:p>
          </table:table-cell>
          <table:table-cell table:formula="of:=[.B228]-[.B$2]" office:value-type="float" office:value="1.89190888404846" calcext:value-type="float">
            <text:p>1.891908884</text:p>
          </table:table-cell>
          <table:table-cell table:formula="of:=[.C228]/([.D228]-[.D227])" office:value-type="float" office:value="957697.638942945" calcext:value-type="float">
            <text:p>957697.63894294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2770906.58071" calcext:value-type="float">
            <text:p>1442770906.58071</text:p>
          </table:table-cell>
          <table:table-cell office:value-type="float" office:value="8096" calcext:value-type="float">
            <text:p>8096</text:p>
          </table:table-cell>
          <table:table-cell table:formula="of:=[.B229]-[.B$2]" office:value-type="float" office:value="1.90030813217163" calcext:value-type="float">
            <text:p>1.9003081322</text:p>
          </table:table-cell>
          <table:table-cell table:formula="of:=[.C229]/([.D229]-[.D228])" office:value-type="float" office:value="963895.801300065" calcext:value-type="float">
            <text:p>963895.80130006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2770906.58912" calcext:value-type="float">
            <text:p>1442770906.58912</text:p>
          </table:table-cell>
          <table:table-cell office:value-type="float" office:value="8096" calcext:value-type="float">
            <text:p>8096</text:p>
          </table:table-cell>
          <table:table-cell table:formula="of:=[.B230]-[.B$2]" office:value-type="float" office:value="1.90871548652649" calcext:value-type="float">
            <text:p>1.9087154865</text:p>
          </table:table-cell>
          <table:table-cell table:formula="of:=[.C230]/([.D230]-[.D229])" office:value-type="float" office:value="962966.428948189" calcext:value-type="float">
            <text:p>962966.42894818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2770906.59756" calcext:value-type="float">
            <text:p>1442770906.59756</text:p>
          </table:table-cell>
          <table:table-cell office:value-type="float" office:value="8096" calcext:value-type="float">
            <text:p>8096</text:p>
          </table:table-cell>
          <table:table-cell table:formula="of:=[.B231]-[.B$2]" office:value-type="float" office:value="1.91715860366821" calcext:value-type="float">
            <text:p>1.9171586037</text:p>
          </table:table-cell>
          <table:table-cell table:formula="of:=[.C231]/([.D231]-[.D230])" office:value-type="float" office:value="958887.560613334" calcext:value-type="float">
            <text:p>958887.56061333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2770906.60598" calcext:value-type="float">
            <text:p>1442770906.60598</text:p>
          </table:table-cell>
          <table:table-cell office:value-type="float" office:value="8096" calcext:value-type="float">
            <text:p>8096</text:p>
          </table:table-cell>
          <table:table-cell table:formula="of:=[.B232]-[.B$2]" office:value-type="float" office:value="1.92557334899902" calcext:value-type="float">
            <text:p>1.925573349</text:p>
          </table:table-cell>
          <table:table-cell table:formula="of:=[.C232]/([.D232]-[.D231])" office:value-type="float" office:value="962120.620615402" calcext:value-type="float">
            <text:p>962120.6206154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2770906.6144" calcext:value-type="float">
            <text:p>1442770906.6144</text:p>
          </table:table-cell>
          <table:table-cell office:value-type="float" office:value="8096" calcext:value-type="float">
            <text:p>8096</text:p>
          </table:table-cell>
          <table:table-cell table:formula="of:=[.B233]-[.B$2]" office:value-type="float" office:value="1.93399500846863" calcext:value-type="float">
            <text:p>1.9339950085</text:p>
          </table:table-cell>
          <table:table-cell table:formula="of:=[.C233]/([.D233]-[.D232])" office:value-type="float" office:value="961330.724570393" calcext:value-type="float">
            <text:p>961330.72457039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2770906.62285" calcext:value-type="float">
            <text:p>1442770906.62285</text:p>
          </table:table-cell>
          <table:table-cell office:value-type="float" office:value="8096" calcext:value-type="float">
            <text:p>8096</text:p>
          </table:table-cell>
          <table:table-cell table:formula="of:=[.B234]-[.B$2]" office:value-type="float" office:value="1.94244766235352" calcext:value-type="float">
            <text:p>1.9424476624</text:p>
          </table:table-cell>
          <table:table-cell table:formula="of:=[.C234]/([.D234]-[.D233])" office:value-type="float" office:value="957805.691591685" calcext:value-type="float">
            <text:p>957805.69159168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2770906.63125" calcext:value-type="float">
            <text:p>1442770906.63125</text:p>
          </table:table-cell>
          <table:table-cell office:value-type="float" office:value="8096" calcext:value-type="float">
            <text:p>8096</text:p>
          </table:table-cell>
          <table:table-cell table:formula="of:=[.B235]-[.B$2]" office:value-type="float" office:value="1.95084547996521" calcext:value-type="float">
            <text:p>1.95084548</text:p>
          </table:table-cell>
          <table:table-cell table:formula="of:=[.C235]/([.D235]-[.D234])" office:value-type="float" office:value="964059.994435454" calcext:value-type="float">
            <text:p>964059.99443545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2770906.63963" calcext:value-type="float">
            <text:p>1442770906.63963</text:p>
          </table:table-cell>
          <table:table-cell office:value-type="float" office:value="8096" calcext:value-type="float">
            <text:p>8096</text:p>
          </table:table-cell>
          <table:table-cell table:formula="of:=[.B236]-[.B$2]" office:value-type="float" office:value="1.95922636985779" calcext:value-type="float">
            <text:p>1.9592263699</text:p>
          </table:table-cell>
          <table:table-cell table:formula="of:=[.C236]/([.D236]-[.D235])" office:value-type="float" office:value="966007.20254893" calcext:value-type="float">
            <text:p>966007.2025489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2770906.64806" calcext:value-type="float">
            <text:p>1442770906.64806</text:p>
          </table:table-cell>
          <table:table-cell office:value-type="float" office:value="8096" calcext:value-type="float">
            <text:p>8096</text:p>
          </table:table-cell>
          <table:table-cell table:formula="of:=[.B237]-[.B$2]" office:value-type="float" office:value="1.96765756607056" calcext:value-type="float">
            <text:p>1.9676575661</text:p>
          </table:table-cell>
          <table:table-cell table:formula="of:=[.C237]/([.D237]-[.D236])" office:value-type="float" office:value="960243.338630772" calcext:value-type="float">
            <text:p>960243.33863077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2770906.65653" calcext:value-type="float">
            <text:p>1442770906.65653</text:p>
          </table:table-cell>
          <table:table-cell office:value-type="float" office:value="8096" calcext:value-type="float">
            <text:p>8096</text:p>
          </table:table-cell>
          <table:table-cell table:formula="of:=[.B238]-[.B$2]" office:value-type="float" office:value="1.97612690925598" calcext:value-type="float">
            <text:p>1.9761269093</text:p>
          </table:table-cell>
          <table:table-cell table:formula="of:=[.C238]/([.D238]-[.D237])" office:value-type="float" office:value="955918.28347831" calcext:value-type="float">
            <text:p>955918.2834783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2770906.66503" calcext:value-type="float">
            <text:p>1442770906.66503</text:p>
          </table:table-cell>
          <table:table-cell office:value-type="float" office:value="8096" calcext:value-type="float">
            <text:p>8096</text:p>
          </table:table-cell>
          <table:table-cell table:formula="of:=[.B239]-[.B$2]" office:value-type="float" office:value="1.98462104797363" calcext:value-type="float">
            <text:p>1.984621048</text:p>
          </table:table-cell>
          <table:table-cell table:formula="of:=[.C239]/([.D239]-[.D238])" office:value-type="float" office:value="953127.829567463" calcext:value-type="float">
            <text:p>953127.82956746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2770906.67346" calcext:value-type="float">
            <text:p>1442770906.67346</text:p>
          </table:table-cell>
          <table:table-cell office:value-type="float" office:value="8096" calcext:value-type="float">
            <text:p>8096</text:p>
          </table:table-cell>
          <table:table-cell table:formula="of:=[.B240]-[.B$2]" office:value-type="float" office:value="1.9930579662323" calcext:value-type="float">
            <text:p>1.9930579662</text:p>
          </table:table-cell>
          <table:table-cell table:formula="of:=[.C240]/([.D240]-[.D239])" office:value-type="float" office:value="959592.087037613" calcext:value-type="float">
            <text:p>959592.08703761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2770906.6819" calcext:value-type="float">
            <text:p>1442770906.6819</text:p>
          </table:table-cell>
          <table:table-cell office:value-type="float" office:value="8096" calcext:value-type="float">
            <text:p>8096</text:p>
          </table:table-cell>
          <table:table-cell table:formula="of:=[.B241]-[.B$2]" office:value-type="float" office:value="2.00149321556091" calcext:value-type="float">
            <text:p>2.0014932156</text:p>
          </table:table-cell>
          <table:table-cell table:formula="of:=[.C241]/([.D241]-[.D240])" office:value-type="float" office:value="959781.944149237" calcext:value-type="float">
            <text:p>959781.944149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2770906.69046" calcext:value-type="float">
            <text:p>1442770906.69046</text:p>
          </table:table-cell>
          <table:table-cell office:value-type="float" office:value="8096" calcext:value-type="float">
            <text:p>8096</text:p>
          </table:table-cell>
          <table:table-cell table:formula="of:=[.B242]-[.B$2]" office:value-type="float" office:value="2.01005530357361" calcext:value-type="float">
            <text:p>2.0100553036</text:p>
          </table:table-cell>
          <table:table-cell table:formula="of:=[.C242]/([.D242]-[.D241])" office:value-type="float" office:value="945563.744263756" calcext:value-type="float">
            <text:p>945563.7442637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2770906.69892" calcext:value-type="float">
            <text:p>1442770906.69892</text:p>
          </table:table-cell>
          <table:table-cell office:value-type="float" office:value="8096" calcext:value-type="float">
            <text:p>8096</text:p>
          </table:table-cell>
          <table:table-cell table:formula="of:=[.B243]-[.B$2]" office:value-type="float" office:value="2.01851868629456" calcext:value-type="float">
            <text:p>2.0185186863</text:p>
          </table:table-cell>
          <table:table-cell table:formula="of:=[.C243]/([.D243]-[.D242])" office:value-type="float" office:value="956591.50329596" calcext:value-type="float">
            <text:p>956591.5032959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2770906.70743" calcext:value-type="float">
            <text:p>1442770906.70743</text:p>
          </table:table-cell>
          <table:table-cell office:value-type="float" office:value="8096" calcext:value-type="float">
            <text:p>8096</text:p>
          </table:table-cell>
          <table:table-cell table:formula="of:=[.B244]-[.B$2]" office:value-type="float" office:value="2.02702736854553" calcext:value-type="float">
            <text:p>2.0270273685</text:p>
          </table:table-cell>
          <table:table-cell table:formula="of:=[.C244]/([.D244]-[.D243])" office:value-type="float" office:value="951498.688186505" calcext:value-type="float">
            <text:p>951498.6881865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2770906.71593" calcext:value-type="float">
            <text:p>1442770906.71593</text:p>
          </table:table-cell>
          <table:table-cell office:value-type="float" office:value="8096" calcext:value-type="float">
            <text:p>8096</text:p>
          </table:table-cell>
          <table:table-cell table:formula="of:=[.B245]-[.B$2]" office:value-type="float" office:value="2.0355236530304" calcext:value-type="float">
            <text:p>2.035523653</text:p>
          </table:table-cell>
          <table:table-cell table:formula="of:=[.C245]/([.D245]-[.D244])" office:value-type="float" office:value="952887.113705242" calcext:value-type="float">
            <text:p>952887.11370524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2770906.7244" calcext:value-type="float">
            <text:p>1442770906.7244</text:p>
          </table:table-cell>
          <table:table-cell office:value-type="float" office:value="8096" calcext:value-type="float">
            <text:p>8096</text:p>
          </table:table-cell>
          <table:table-cell table:formula="of:=[.B246]-[.B$2]" office:value-type="float" office:value="2.0439932346344" calcext:value-type="float">
            <text:p>2.0439932346</text:p>
          </table:table-cell>
          <table:table-cell table:formula="of:=[.C246]/([.D246]-[.D245])" office:value-type="float" office:value="955891.374394775" calcext:value-type="float">
            <text:p>955891.37439477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2770906.73284" calcext:value-type="float">
            <text:p>1442770906.73284</text:p>
          </table:table-cell>
          <table:table-cell office:value-type="float" office:value="8096" calcext:value-type="float">
            <text:p>8096</text:p>
          </table:table-cell>
          <table:table-cell table:formula="of:=[.B247]-[.B$2]" office:value-type="float" office:value="2.0524320602417" calcext:value-type="float">
            <text:p>2.0524320602</text:p>
          </table:table-cell>
          <table:table-cell table:formula="of:=[.C247]/([.D247]-[.D246])" office:value-type="float" office:value="959375.199434948" calcext:value-type="float">
            <text:p>959375.19943494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2770906.74127" calcext:value-type="float">
            <text:p>1442770906.74127</text:p>
          </table:table-cell>
          <table:table-cell office:value-type="float" office:value="8096" calcext:value-type="float">
            <text:p>8096</text:p>
          </table:table-cell>
          <table:table-cell table:formula="of:=[.B248]-[.B$2]" office:value-type="float" office:value="2.06086659431458" calcext:value-type="float">
            <text:p>2.0608665943</text:p>
          </table:table-cell>
          <table:table-cell table:formula="of:=[.C248]/([.D248]-[.D247])" office:value-type="float" office:value="959863.334482856" calcext:value-type="float">
            <text:p>959863.33448285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2770906.74973" calcext:value-type="float">
            <text:p>1442770906.74973</text:p>
          </table:table-cell>
          <table:table-cell office:value-type="float" office:value="8096" calcext:value-type="float">
            <text:p>8096</text:p>
          </table:table-cell>
          <table:table-cell table:formula="of:=[.B249]-[.B$2]" office:value-type="float" office:value="2.06932926177979" calcext:value-type="float">
            <text:p>2.0693292618</text:p>
          </table:table-cell>
          <table:table-cell table:formula="of:=[.C249]/([.D249]-[.D248])" office:value-type="float" office:value="956672.353401888" calcext:value-type="float">
            <text:p>956672.35340188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2770906.75817" calcext:value-type="float">
            <text:p>1442770906.75817</text:p>
          </table:table-cell>
          <table:table-cell office:value-type="float" office:value="8096" calcext:value-type="float">
            <text:p>8096</text:p>
          </table:table-cell>
          <table:table-cell table:formula="of:=[.B250]-[.B$2]" office:value-type="float" office:value="2.07776212692261" calcext:value-type="float">
            <text:p>2.0777621269</text:p>
          </table:table-cell>
          <table:table-cell table:formula="of:=[.C250]/([.D250]-[.D249])" office:value-type="float" office:value="960053.298953916" calcext:value-type="float">
            <text:p>960053.29895391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2770906.7666" calcext:value-type="float">
            <text:p>1442770906.7666</text:p>
          </table:table-cell>
          <table:table-cell office:value-type="float" office:value="8096" calcext:value-type="float">
            <text:p>8096</text:p>
          </table:table-cell>
          <table:table-cell table:formula="of:=[.B251]-[.B$2]" office:value-type="float" office:value="2.08619070053101" calcext:value-type="float">
            <text:p>2.0861907005</text:p>
          </table:table-cell>
          <table:table-cell table:formula="of:=[.C251]/([.D251]-[.D250])" office:value-type="float" office:value="960542.124462548" calcext:value-type="float">
            <text:p>960542.1244625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2770906.77501" calcext:value-type="float">
            <text:p>1442770906.77501</text:p>
          </table:table-cell>
          <table:table-cell office:value-type="float" office:value="8096" calcext:value-type="float">
            <text:p>8096</text:p>
          </table:table-cell>
          <table:table-cell table:formula="of:=[.B252]-[.B$2]" office:value-type="float" office:value="2.09460973739624" calcext:value-type="float">
            <text:p>2.0946097374</text:p>
          </table:table-cell>
          <table:table-cell table:formula="of:=[.C252]/([.D252]-[.D251])" office:value-type="float" office:value="961630.187584957" calcext:value-type="float">
            <text:p>961630.18758495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2770906.78343" calcext:value-type="float">
            <text:p>1442770906.78343</text:p>
          </table:table-cell>
          <table:table-cell office:value-type="float" office:value="8096" calcext:value-type="float">
            <text:p>8096</text:p>
          </table:table-cell>
          <table:table-cell table:formula="of:=[.B253]-[.B$2]" office:value-type="float" office:value="2.10302829742432" calcext:value-type="float">
            <text:p>2.1030282974</text:p>
          </table:table-cell>
          <table:table-cell table:formula="of:=[.C253]/([.D253]-[.D252])" office:value-type="float" office:value="961684.655451713" calcext:value-type="float">
            <text:p>961684.6554517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2770906.79183" calcext:value-type="float">
            <text:p>1442770906.79183</text:p>
          </table:table-cell>
          <table:table-cell office:value-type="float" office:value="8096" calcext:value-type="float">
            <text:p>8096</text:p>
          </table:table-cell>
          <table:table-cell table:formula="of:=[.B254]-[.B$2]" office:value-type="float" office:value="2.11142230033875" calcext:value-type="float">
            <text:p>2.1114223003</text:p>
          </table:table-cell>
          <table:table-cell table:formula="of:=[.C254]/([.D254]-[.D253])" office:value-type="float" office:value="964498.116397307" calcext:value-type="float">
            <text:p>964498.11639730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2770906.80026" calcext:value-type="float">
            <text:p>1442770906.80026</text:p>
          </table:table-cell>
          <table:table-cell office:value-type="float" office:value="8096" calcext:value-type="float">
            <text:p>8096</text:p>
          </table:table-cell>
          <table:table-cell table:formula="of:=[.B255]-[.B$2]" office:value-type="float" office:value="2.1198582649231" calcext:value-type="float">
            <text:p>2.1198582649</text:p>
          </table:table-cell>
          <table:table-cell table:formula="of:=[.C255]/([.D255]-[.D254])" office:value-type="float" office:value="959700.567617217" calcext:value-type="float">
            <text:p>959700.5676172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2770906.80866" calcext:value-type="float">
            <text:p>1442770906.80866</text:p>
          </table:table-cell>
          <table:table-cell office:value-type="float" office:value="8096" calcext:value-type="float">
            <text:p>8096</text:p>
          </table:table-cell>
          <table:table-cell table:formula="of:=[.B256]-[.B$2]" office:value-type="float" office:value="2.12825179100037" calcext:value-type="float">
            <text:p>2.128251791</text:p>
          </table:table-cell>
          <table:table-cell table:formula="of:=[.C256]/([.D256]-[.D255])" office:value-type="float" office:value="964552.909643517" calcext:value-type="float">
            <text:p>964552.9096435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2770906.81705" calcext:value-type="float">
            <text:p>1442770906.81705</text:p>
          </table:table-cell>
          <table:table-cell office:value-type="float" office:value="8096" calcext:value-type="float">
            <text:p>8096</text:p>
          </table:table-cell>
          <table:table-cell table:formula="of:=[.B257]-[.B$2]" office:value-type="float" office:value="2.13664174079895" calcext:value-type="float">
            <text:p>2.1366417408</text:p>
          </table:table-cell>
          <table:table-cell table:formula="of:=[.C257]/([.D257]-[.D256])" office:value-type="float" office:value="964964.05751634" calcext:value-type="float">
            <text:p>964964.057516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2770906.82547" calcext:value-type="float">
            <text:p>1442770906.82547</text:p>
          </table:table-cell>
          <table:table-cell office:value-type="float" office:value="8096" calcext:value-type="float">
            <text:p>8096</text:p>
          </table:table-cell>
          <table:table-cell table:formula="of:=[.B258]-[.B$2]" office:value-type="float" office:value="2.14506959915161" calcext:value-type="float">
            <text:p>2.1450695992</text:p>
          </table:table-cell>
          <table:table-cell table:formula="of:=[.C258]/([.D258]-[.D257])" office:value-type="float" office:value="960623.643780588" calcext:value-type="float">
            <text:p>960623.64378058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2770906.833" calcext:value-type="float">
            <text:p>1442770906.833</text:p>
          </table:table-cell>
          <table:table-cell office:value-type="float" office:value="8096" calcext:value-type="float">
            <text:p>8096</text:p>
          </table:table-cell>
          <table:table-cell table:formula="of:=[.B259]-[.B$2]" office:value-type="float" office:value="2.15259671211243" calcext:value-type="float">
            <text:p>2.1525967121</text:p>
          </table:table-cell>
          <table:table-cell table:formula="of:=[.C259]/([.D259]-[.D258])" office:value-type="float" office:value="1075578.38472015" calcext:value-type="float">
            <text:p>1075578.3847201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2770906.84134" calcext:value-type="float">
            <text:p>1442770906.84134</text:p>
          </table:table-cell>
          <table:table-cell office:value-type="float" office:value="8096" calcext:value-type="float">
            <text:p>8096</text:p>
          </table:table-cell>
          <table:table-cell table:formula="of:=[.B260]-[.B$2]" office:value-type="float" office:value="2.16093492507935" calcext:value-type="float">
            <text:p>2.1609349251</text:p>
          </table:table-cell>
          <table:table-cell table:formula="of:=[.C260]/([.D260]-[.D259])" office:value-type="float" office:value="970951.453521288" calcext:value-type="float">
            <text:p>970951.45352128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2770906.84973" calcext:value-type="float">
            <text:p>1442770906.84973</text:p>
          </table:table-cell>
          <table:table-cell office:value-type="float" office:value="8096" calcext:value-type="float">
            <text:p>8096</text:p>
          </table:table-cell>
          <table:table-cell table:formula="of:=[.B261]-[.B$2]" office:value-type="float" office:value="2.16932654380798" calcext:value-type="float">
            <text:p>2.1693265438</text:p>
          </table:table-cell>
          <table:table-cell table:formula="of:=[.C261]/([.D261]-[.D260])" office:value-type="float" office:value="964772.144898713" calcext:value-type="float">
            <text:p>964772.14489871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2770906.85819" calcext:value-type="float">
            <text:p>1442770906.85819</text:p>
          </table:table-cell>
          <table:table-cell office:value-type="float" office:value="8096" calcext:value-type="float">
            <text:p>8096</text:p>
          </table:table-cell>
          <table:table-cell table:formula="of:=[.B262]-[.B$2]" office:value-type="float" office:value="2.17778348922729" calcext:value-type="float">
            <text:p>2.1777834892</text:p>
          </table:table-cell>
          <table:table-cell table:formula="of:=[.C262]/([.D262]-[.D261])" office:value-type="float" office:value="957319.646584534" calcext:value-type="float">
            <text:p>957319.64658453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2770906.86666" calcext:value-type="float">
            <text:p>1442770906.86666</text:p>
          </table:table-cell>
          <table:table-cell office:value-type="float" office:value="8096" calcext:value-type="float">
            <text:p>8096</text:p>
          </table:table-cell>
          <table:table-cell table:formula="of:=[.B263]-[.B$2]" office:value-type="float" office:value="2.18625974655151" calcext:value-type="float">
            <text:p>2.1862597466</text:p>
          </table:table-cell>
          <table:table-cell table:formula="of:=[.C263]/([.D263]-[.D262])" office:value-type="float" office:value="955138.534653465" calcext:value-type="float">
            <text:p>955138.53465346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2770906.87514" calcext:value-type="float">
            <text:p>1442770906.87514</text:p>
          </table:table-cell>
          <table:table-cell office:value-type="float" office:value="8096" calcext:value-type="float">
            <text:p>8096</text:p>
          </table:table-cell>
          <table:table-cell table:formula="of:=[.B264]-[.B$2]" office:value-type="float" office:value="2.1947386264801" calcext:value-type="float">
            <text:p>2.1947386265</text:p>
          </table:table-cell>
          <table:table-cell table:formula="of:=[.C264]/([.D264]-[.D263])" office:value-type="float" office:value="954843.100525827" calcext:value-type="float">
            <text:p>954843.10052582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2770906.88363" calcext:value-type="float">
            <text:p>1442770906.88363</text:p>
          </table:table-cell>
          <table:table-cell office:value-type="float" office:value="8096" calcext:value-type="float">
            <text:p>8096</text:p>
          </table:table-cell>
          <table:table-cell table:formula="of:=[.B265]-[.B$2]" office:value-type="float" office:value="2.20322680473328" calcext:value-type="float">
            <text:p>2.2032268047</text:p>
          </table:table-cell>
          <table:table-cell table:formula="of:=[.C265]/([.D265]-[.D264])" office:value-type="float" office:value="953797.123307679" calcext:value-type="float">
            <text:p>953797.12330767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2770906.89212" calcext:value-type="float">
            <text:p>1442770906.89212</text:p>
          </table:table-cell>
          <table:table-cell office:value-type="float" office:value="8096" calcext:value-type="float">
            <text:p>8096</text:p>
          </table:table-cell>
          <table:table-cell table:formula="of:=[.B266]-[.B$2]" office:value-type="float" office:value="2.21171164512634" calcext:value-type="float">
            <text:p>2.2117116451</text:p>
          </table:table-cell>
          <table:table-cell table:formula="of:=[.C266]/([.D266]-[.D265])" office:value-type="float" office:value="954172.338541081" calcext:value-type="float">
            <text:p>954172.33854108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2770906.90058" calcext:value-type="float">
            <text:p>1442770906.90058</text:p>
          </table:table-cell>
          <table:table-cell office:value-type="float" office:value="8096" calcext:value-type="float">
            <text:p>8096</text:p>
          </table:table-cell>
          <table:table-cell table:formula="of:=[.B267]-[.B$2]" office:value-type="float" office:value="2.2201714515686" calcext:value-type="float">
            <text:p>2.2201714516</text:p>
          </table:table-cell>
          <table:table-cell table:formula="of:=[.C267]/([.D267]-[.D266])" office:value-type="float" office:value="956995.890539131" calcext:value-type="float">
            <text:p>956995.89053913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2770906.909" calcext:value-type="float">
            <text:p>1442770906.909</text:p>
          </table:table-cell>
          <table:table-cell office:value-type="float" office:value="8096" calcext:value-type="float">
            <text:p>8096</text:p>
          </table:table-cell>
          <table:table-cell table:formula="of:=[.B268]-[.B$2]" office:value-type="float" office:value="2.22859811782837" calcext:value-type="float">
            <text:p>2.2285981178</text:p>
          </table:table-cell>
          <table:table-cell table:formula="of:=[.C268]/([.D268]-[.D267])" office:value-type="float" office:value="960759.540063377" calcext:value-type="float">
            <text:p>960759.54006337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2770906.91743" calcext:value-type="float">
            <text:p>1442770906.91743</text:p>
          </table:table-cell>
          <table:table-cell office:value-type="float" office:value="8096" calcext:value-type="float">
            <text:p>8096</text:p>
          </table:table-cell>
          <table:table-cell table:formula="of:=[.B269]-[.B$2]" office:value-type="float" office:value="2.23702669143677" calcext:value-type="float">
            <text:p>2.2370266914</text:p>
          </table:table-cell>
          <table:table-cell table:formula="of:=[.C269]/([.D269]-[.D268])" office:value-type="float" office:value="960542.124462548" calcext:value-type="float">
            <text:p>960542.12446254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2770906.9259" calcext:value-type="float">
            <text:p>1442770906.9259</text:p>
          </table:table-cell>
          <table:table-cell office:value-type="float" office:value="8096" calcext:value-type="float">
            <text:p>8096</text:p>
          </table:table-cell>
          <table:table-cell table:formula="of:=[.B270]-[.B$2]" office:value-type="float" office:value="2.2454948425293" calcext:value-type="float">
            <text:p>2.2454948425</text:p>
          </table:table-cell>
          <table:table-cell table:formula="of:=[.C270]/([.D270]-[.D269])" office:value-type="float" office:value="956052.851624528" calcext:value-type="float">
            <text:p>956052.85162452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2770906.93436" calcext:value-type="float">
            <text:p>1442770906.93436</text:p>
          </table:table-cell>
          <table:table-cell office:value-type="float" office:value="8096" calcext:value-type="float">
            <text:p>8096</text:p>
          </table:table-cell>
          <table:table-cell table:formula="of:=[.B271]-[.B$2]" office:value-type="float" office:value="2.25395941734314" calcext:value-type="float">
            <text:p>2.2539594173</text:p>
          </table:table-cell>
          <table:table-cell table:formula="of:=[.C271]/([.D271]-[.D270])" office:value-type="float" office:value="956456.783483086" calcext:value-type="float">
            <text:p>956456.78348308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2770906.94282" calcext:value-type="float">
            <text:p>1442770906.94282</text:p>
          </table:table-cell>
          <table:table-cell office:value-type="float" office:value="8096" calcext:value-type="float">
            <text:p>8096</text:p>
          </table:table-cell>
          <table:table-cell table:formula="of:=[.B272]-[.B$2]" office:value-type="float" office:value="2.26241946220398" calcext:value-type="float">
            <text:p>2.2624194622</text:p>
          </table:table-cell>
          <table:table-cell table:formula="of:=[.C272]/([.D272]-[.D271])" office:value-type="float" office:value="956968.920753016" calcext:value-type="float">
            <text:p>956968.92075301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2770906.95129" calcext:value-type="float">
            <text:p>1442770906.95129</text:p>
          </table:table-cell>
          <table:table-cell office:value-type="float" office:value="8096" calcext:value-type="float">
            <text:p>8096</text:p>
          </table:table-cell>
          <table:table-cell table:formula="of:=[.B273]-[.B$2]" office:value-type="float" office:value="2.27088975906372" calcext:value-type="float">
            <text:p>2.2708897591</text:p>
          </table:table-cell>
          <table:table-cell table:formula="of:=[.C273]/([.D273]-[.D272])" office:value-type="float" office:value="955810.656233287" calcext:value-type="float">
            <text:p>955810.65623328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2770906.95974" calcext:value-type="float">
            <text:p>1442770906.95974</text:p>
          </table:table-cell>
          <table:table-cell office:value-type="float" office:value="8096" calcext:value-type="float">
            <text:p>8096</text:p>
          </table:table-cell>
          <table:table-cell table:formula="of:=[.B274]-[.B$2]" office:value-type="float" office:value="2.27933216094971" calcext:value-type="float">
            <text:p>2.2793321609</text:p>
          </table:table-cell>
          <table:table-cell table:formula="of:=[.C274]/([.D274]-[.D273])" office:value-type="float" office:value="958968.799322225" calcext:value-type="float">
            <text:p>958968.7993222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2770906.96817" calcext:value-type="float">
            <text:p>1442770906.96817</text:p>
          </table:table-cell>
          <table:table-cell office:value-type="float" office:value="8096" calcext:value-type="float">
            <text:p>8096</text:p>
          </table:table-cell>
          <table:table-cell table:formula="of:=[.B275]-[.B$2]" office:value-type="float" office:value="2.28776335716248" calcext:value-type="float">
            <text:p>2.2877633572</text:p>
          </table:table-cell>
          <table:table-cell table:formula="of:=[.C275]/([.D275]-[.D274])" office:value-type="float" office:value="960243.338630772" calcext:value-type="float">
            <text:p>960243.3386307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2770906.97666" calcext:value-type="float">
            <text:p>1442770906.97666</text:p>
          </table:table-cell>
          <table:table-cell office:value-type="float" office:value="8096" calcext:value-type="float">
            <text:p>8096</text:p>
          </table:table-cell>
          <table:table-cell table:formula="of:=[.B276]-[.B$2]" office:value-type="float" office:value="2.29625463485718" calcext:value-type="float">
            <text:p>2.2962546349</text:p>
          </table:table-cell>
          <table:table-cell table:formula="of:=[.C276]/([.D276]-[.D275])" office:value-type="float" office:value="953448.973297768" calcext:value-type="float">
            <text:p>953448.97329776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2770906.98519" calcext:value-type="float">
            <text:p>1442770906.98519</text:p>
          </table:table-cell>
          <table:table-cell office:value-type="float" office:value="8096" calcext:value-type="float">
            <text:p>8096</text:p>
          </table:table-cell>
          <table:table-cell table:formula="of:=[.B277]-[.B$2]" office:value-type="float" office:value="2.30478310585022" calcext:value-type="float">
            <text:p>2.3047831059</text:p>
          </table:table-cell>
          <table:table-cell table:formula="of:=[.C277]/([.D277]-[.D276])" office:value-type="float" office:value="949290.911185038" calcext:value-type="float">
            <text:p>949290.91118503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2770906.99361" calcext:value-type="float">
            <text:p>1442770906.99361</text:p>
          </table:table-cell>
          <table:table-cell office:value-type="float" office:value="8096" calcext:value-type="float">
            <text:p>8096</text:p>
          </table:table-cell>
          <table:table-cell table:formula="of:=[.B278]-[.B$2]" office:value-type="float" office:value="2.31320381164551" calcext:value-type="float">
            <text:p>2.3132038116</text:p>
          </table:table-cell>
          <table:table-cell table:formula="of:=[.C278]/([.D278]-[.D277])" office:value-type="float" office:value="961439.598629633" calcext:value-type="float">
            <text:p>961439.59862963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2770920.00209" calcext:value-type="float">
            <text:p>1442770920.00209</text:p>
          </table:table-cell>
          <table:table-cell office:value-type="float" office:value="8096" calcext:value-type="float">
            <text:p>8096</text:p>
          </table:table-cell>
          <table:table-cell table:formula="of:=[.B279]-[.B$2]" office:value-type="float" office:value="15.3216857910156" calcext:value-type="float">
            <text:p>15.321685791</text:p>
          </table:table-cell>
          <table:table-cell table:formula="of:=[.C279]/([.D279]-[.D278])" office:value-type="float" office:value="622.363163729579" calcext:value-type="float">
            <text:p>622.363163729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2770920.01245" calcext:value-type="float">
            <text:p>1442770920.01245</text:p>
          </table:table-cell>
          <table:table-cell office:value-type="float" office:value="8096" calcext:value-type="float">
            <text:p>8096</text:p>
          </table:table-cell>
          <table:table-cell table:formula="of:=[.B280]-[.B$2]" office:value-type="float" office:value="15.3320434093475" calcext:value-type="float">
            <text:p>15.3320434093</text:p>
          </table:table-cell>
          <table:table-cell table:formula="of:=[.C280]/([.D280]-[.D279])" office:value-type="float" office:value="781646.874847501" calcext:value-type="float">
            <text:p>781646.8748475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2770920.02277" calcext:value-type="float">
            <text:p>1442770920.02277</text:p>
          </table:table-cell>
          <table:table-cell office:value-type="float" office:value="8096" calcext:value-type="float">
            <text:p>8096</text:p>
          </table:table-cell>
          <table:table-cell table:formula="of:=[.B281]-[.B$2]" office:value-type="float" office:value="15.3423619270325" calcext:value-type="float">
            <text:p>15.342361927</text:p>
          </table:table-cell>
          <table:table-cell table:formula="of:=[.C281]/([.D281]-[.D280])" office:value-type="float" office:value="784608.821460755" calcext:value-type="float">
            <text:p>784608.82146075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2770920.0331" calcext:value-type="float">
            <text:p>1442770920.0331</text:p>
          </table:table-cell>
          <table:table-cell office:value-type="float" office:value="8096" calcext:value-type="float">
            <text:p>8096</text:p>
          </table:table-cell>
          <table:table-cell table:formula="of:=[.B282]-[.B$2]" office:value-type="float" office:value="15.3526961803436" calcext:value-type="float">
            <text:p>15.3526961803</text:p>
          </table:table-cell>
          <table:table-cell table:formula="of:=[.C282]/([.D282]-[.D281])" office:value-type="float" office:value="783414.123520591" calcext:value-type="float">
            <text:p>783414.12352059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2770920.04343" calcext:value-type="float">
            <text:p>1442770920.04343</text:p>
          </table:table-cell>
          <table:table-cell office:value-type="float" office:value="8096" calcext:value-type="float">
            <text:p>8096</text:p>
          </table:table-cell>
          <table:table-cell table:formula="of:=[.B283]-[.B$2]" office:value-type="float" office:value="15.3630285263062" calcext:value-type="float">
            <text:p>15.3630285263</text:p>
          </table:table-cell>
          <table:table-cell table:formula="of:=[.C283]/([.D283]-[.D282])" office:value-type="float" office:value="783558.741583405" calcext:value-type="float">
            <text:p>783558.74158340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2770920.05377" calcext:value-type="float">
            <text:p>1442770920.05377</text:p>
          </table:table-cell>
          <table:table-cell office:value-type="float" office:value="8096" calcext:value-type="float">
            <text:p>8096</text:p>
          </table:table-cell>
          <table:table-cell table:formula="of:=[.B284]-[.B$2]" office:value-type="float" office:value="15.373366355896" calcext:value-type="float">
            <text:p>15.3733663559</text:p>
          </table:table-cell>
          <table:table-cell table:formula="of:=[.C284]/([.D284]-[.D283])" office:value-type="float" office:value="783143.108487085" calcext:value-type="float">
            <text:p>783143.10848708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2770920.06413" calcext:value-type="float">
            <text:p>1442770920.06413</text:p>
          </table:table-cell>
          <table:table-cell office:value-type="float" office:value="8096" calcext:value-type="float">
            <text:p>8096</text:p>
          </table:table-cell>
          <table:table-cell table:formula="of:=[.B285]-[.B$2]" office:value-type="float" office:value="15.3837244510651" calcext:value-type="float">
            <text:p>15.3837244511</text:p>
          </table:table-cell>
          <table:table-cell table:formula="of:=[.C285]/([.D285]-[.D284])" office:value-type="float" office:value="781610.891564046" calcext:value-type="float">
            <text:p>781610.89156404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2770920.07448" calcext:value-type="float">
            <text:p>1442770920.07448</text:p>
          </table:table-cell>
          <table:table-cell office:value-type="float" office:value="8096" calcext:value-type="float">
            <text:p>8096</text:p>
          </table:table-cell>
          <table:table-cell table:formula="of:=[.B286]-[.B$2]" office:value-type="float" office:value="15.3940708637238" calcext:value-type="float">
            <text:p>15.3940708637</text:p>
          </table:table-cell>
          <table:table-cell table:formula="of:=[.C286]/([.D286]-[.D285])" office:value-type="float" office:value="782493.436814453" calcext:value-type="float">
            <text:p>782493.43681445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2770920.08481" calcext:value-type="float">
            <text:p>1442770920.08481</text:p>
          </table:table-cell>
          <table:table-cell office:value-type="float" office:value="8096" calcext:value-type="float">
            <text:p>8096</text:p>
          </table:table-cell>
          <table:table-cell table:formula="of:=[.B287]-[.B$2]" office:value-type="float" office:value="15.4044079780579" calcext:value-type="float">
            <text:p>15.4044079781</text:p>
          </table:table-cell>
          <table:table-cell table:formula="of:=[.C287]/([.D287]-[.D286])" office:value-type="float" office:value="783197.296491916" calcext:value-type="float">
            <text:p>783197.29649191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2770920.09521" calcext:value-type="float">
            <text:p>1442770920.09521</text:p>
          </table:table-cell>
          <table:table-cell office:value-type="float" office:value="8096" calcext:value-type="float">
            <text:p>8096</text:p>
          </table:table-cell>
          <table:table-cell table:formula="of:=[.B288]-[.B$2]" office:value-type="float" office:value="15.414802312851" calcext:value-type="float">
            <text:p>15.4148023129</text:p>
          </table:table-cell>
          <table:table-cell table:formula="of:=[.C288]/([.D288]-[.D287])" office:value-type="float" office:value="778885.822051976" calcext:value-type="float">
            <text:p>778885.82205197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2770920.10555" calcext:value-type="float">
            <text:p>1442770920.10555</text:p>
          </table:table-cell>
          <table:table-cell office:value-type="float" office:value="8096" calcext:value-type="float">
            <text:p>8096</text:p>
          </table:table-cell>
          <table:table-cell table:formula="of:=[.B289]-[.B$2]" office:value-type="float" office:value="15.4251492023468" calcext:value-type="float">
            <text:p>15.4251492023</text:p>
          </table:table-cell>
          <table:table-cell table:formula="of:=[.C289]/([.D289]-[.D288])" office:value-type="float" office:value="782457.37554726" calcext:value-type="float">
            <text:p>782457.3755472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2770920.11591" calcext:value-type="float">
            <text:p>1442770920.11591</text:p>
          </table:table-cell>
          <table:table-cell office:value-type="float" office:value="8096" calcext:value-type="float">
            <text:p>8096</text:p>
          </table:table-cell>
          <table:table-cell table:formula="of:=[.B290]-[.B$2]" office:value-type="float" office:value="15.4355070590973" calcext:value-type="float">
            <text:p>15.4355070591</text:p>
          </table:table-cell>
          <table:table-cell table:formula="of:=[.C290]/([.D290]-[.D289])" office:value-type="float" office:value="781628.88279164" calcext:value-type="float">
            <text:p>781628.8827916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2770920.12627" calcext:value-type="float">
            <text:p>1442770920.12627</text:p>
          </table:table-cell>
          <table:table-cell office:value-type="float" office:value="8096" calcext:value-type="float">
            <text:p>8096</text:p>
          </table:table-cell>
          <table:table-cell table:formula="of:=[.B291]-[.B$2]" office:value-type="float" office:value="15.4458661079407" calcext:value-type="float">
            <text:p>15.4458661079</text:p>
          </table:table-cell>
          <table:table-cell table:formula="of:=[.C291]/([.D291]-[.D290])" office:value-type="float" office:value="781538.934935211" calcext:value-type="float">
            <text:p>781538.9349352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2770920.13662" calcext:value-type="float">
            <text:p>1442770920.13662</text:p>
          </table:table-cell>
          <table:table-cell office:value-type="float" office:value="8096" calcext:value-type="float">
            <text:p>8096</text:p>
          </table:table-cell>
          <table:table-cell table:formula="of:=[.B292]-[.B$2]" office:value-type="float" office:value="15.4562108516693" calcext:value-type="float">
            <text:p>15.4562108517</text:p>
          </table:table-cell>
          <table:table-cell table:formula="of:=[.C292]/([.D292]-[.D291])" office:value-type="float" office:value="782619.677429763" calcext:value-type="float">
            <text:p>782619.67742976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2770920.14694" calcext:value-type="float">
            <text:p>1442770920.14694</text:p>
          </table:table-cell>
          <table:table-cell office:value-type="float" office:value="8096" calcext:value-type="float">
            <text:p>8096</text:p>
          </table:table-cell>
          <table:table-cell table:formula="of:=[.B293]-[.B$2]" office:value-type="float" office:value="15.4665393829346" calcext:value-type="float">
            <text:p>15.4665393829</text:p>
          </table:table-cell>
          <table:table-cell table:formula="of:=[.C293]/([.D293]-[.D292])" office:value-type="float" office:value="783848.137946954" calcext:value-type="float">
            <text:p>783848.13794695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2770920.15729" calcext:value-type="float">
            <text:p>1442770920.15729</text:p>
          </table:table-cell>
          <table:table-cell office:value-type="float" office:value="8096" calcext:value-type="float">
            <text:p>8096</text:p>
          </table:table-cell>
          <table:table-cell table:formula="of:=[.B294]-[.B$2]" office:value-type="float" office:value="15.4768886566162" calcext:value-type="float">
            <text:p>15.4768886566</text:p>
          </table:table-cell>
          <table:table-cell table:formula="of:=[.C294]/([.D294]-[.D293])" office:value-type="float" office:value="782277.119056395" calcext:value-type="float">
            <text:p>782277.11905639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2770920.16764" calcext:value-type="float">
            <text:p>1442770920.16764</text:p>
          </table:table-cell>
          <table:table-cell office:value-type="float" office:value="8096" calcext:value-type="float">
            <text:p>8096</text:p>
          </table:table-cell>
          <table:table-cell table:formula="of:=[.B295]-[.B$2]" office:value-type="float" office:value="15.4872350692749" calcext:value-type="float">
            <text:p>15.4872350693</text:p>
          </table:table-cell>
          <table:table-cell table:formula="of:=[.C295]/([.D295]-[.D294])" office:value-type="float" office:value="782493.436814453" calcext:value-type="float">
            <text:p>782493.43681445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2770920.17796" calcext:value-type="float">
            <text:p>1442770920.17796</text:p>
          </table:table-cell>
          <table:table-cell office:value-type="float" office:value="8096" calcext:value-type="float">
            <text:p>8096</text:p>
          </table:table-cell>
          <table:table-cell table:formula="of:=[.B296]-[.B$2]" office:value-type="float" office:value="15.4975531101227" calcext:value-type="float">
            <text:p>15.4975531101</text:p>
          </table:table-cell>
          <table:table-cell table:formula="of:=[.C296]/([.D296]-[.D295])" office:value-type="float" office:value="784645.0813134" calcext:value-type="float">
            <text:p>784645.081313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2770920.18836" calcext:value-type="float">
            <text:p>1442770920.18836</text:p>
          </table:table-cell>
          <table:table-cell office:value-type="float" office:value="8096" calcext:value-type="float">
            <text:p>8096</text:p>
          </table:table-cell>
          <table:table-cell table:formula="of:=[.B297]-[.B$2]" office:value-type="float" office:value="15.5079593658447" calcext:value-type="float">
            <text:p>15.5079593658</text:p>
          </table:table-cell>
          <table:table-cell table:formula="of:=[.C297]/([.D297]-[.D296])" office:value-type="float" office:value="777993.566201572" calcext:value-type="float">
            <text:p>777993.56620157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2770920.19869" calcext:value-type="float">
            <text:p>1442770920.19869</text:p>
          </table:table-cell>
          <table:table-cell office:value-type="float" office:value="8096" calcext:value-type="float">
            <text:p>8096</text:p>
          </table:table-cell>
          <table:table-cell table:formula="of:=[.B298]-[.B$2]" office:value-type="float" office:value="15.5182888507843" calcext:value-type="float">
            <text:p>15.5182888508</text:p>
          </table:table-cell>
          <table:table-cell table:formula="of:=[.C298]/([.D298]-[.D297])" office:value-type="float" office:value="783775.76881708" calcext:value-type="float">
            <text:p>783775.7688170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2770920.20904" calcext:value-type="float">
            <text:p>1442770920.20904</text:p>
          </table:table-cell>
          <table:table-cell office:value-type="float" office:value="8096" calcext:value-type="float">
            <text:p>8096</text:p>
          </table:table-cell>
          <table:table-cell table:formula="of:=[.B299]-[.B$2]" office:value-type="float" office:value="15.5286331176758" calcext:value-type="float">
            <text:p>15.5286331177</text:p>
          </table:table-cell>
          <table:table-cell table:formula="of:=[.C299]/([.D299]-[.D298])" office:value-type="float" office:value="782655.75365893" calcext:value-type="float">
            <text:p>782655.7536589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2770920.21939" calcext:value-type="float">
            <text:p>1442770920.21939</text:p>
          </table:table-cell>
          <table:table-cell office:value-type="float" office:value="8096" calcext:value-type="float">
            <text:p>8096</text:p>
          </table:table-cell>
          <table:table-cell table:formula="of:=[.B300]-[.B$2]" office:value-type="float" office:value="15.5389866828918" calcext:value-type="float">
            <text:p>15.5389866829</text:p>
          </table:table-cell>
          <table:table-cell table:formula="of:=[.C300]/([.D300]-[.D299])" office:value-type="float" office:value="781952.866577626" calcext:value-type="float">
            <text:p>781952.86657762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2770920.22972" calcext:value-type="float">
            <text:p>1442770920.22972</text:p>
          </table:table-cell>
          <table:table-cell office:value-type="float" office:value="8096" calcext:value-type="float">
            <text:p>8096</text:p>
          </table:table-cell>
          <table:table-cell table:formula="of:=[.B301]-[.B$2]" office:value-type="float" office:value="15.5493159294128" calcext:value-type="float">
            <text:p>15.5493159294</text:p>
          </table:table-cell>
          <table:table-cell table:formula="of:=[.C301]/([.D301]-[.D300])" office:value-type="float" office:value="783793.859846736" calcext:value-type="float">
            <text:p>783793.8598467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2770920.24012" calcext:value-type="float">
            <text:p>1442770920.24012</text:p>
          </table:table-cell>
          <table:table-cell office:value-type="float" office:value="8096" calcext:value-type="float">
            <text:p>8096</text:p>
          </table:table-cell>
          <table:table-cell table:formula="of:=[.B302]-[.B$2]" office:value-type="float" office:value="15.5597193241119" calcext:value-type="float">
            <text:p>15.5597193241</text:p>
          </table:table-cell>
          <table:table-cell table:formula="of:=[.C302]/([.D302]-[.D301])" office:value-type="float" office:value="778207.521118368" calcext:value-type="float">
            <text:p>778207.52111836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2770920.25043" calcext:value-type="float">
            <text:p>1442770920.25043</text:p>
          </table:table-cell>
          <table:table-cell office:value-type="float" office:value="8096" calcext:value-type="float">
            <text:p>8096</text:p>
          </table:table-cell>
          <table:table-cell table:formula="of:=[.B303]-[.B$2]" office:value-type="float" office:value="15.5700256824493" calcext:value-type="float">
            <text:p>15.5700256824</text:p>
          </table:table-cell>
          <table:table-cell table:formula="of:=[.C303]/([.D303]-[.D302])" office:value-type="float" office:value="785534.495789766" calcext:value-type="float">
            <text:p>785534.49578976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2770920.26074" calcext:value-type="float">
            <text:p>1442770920.26074</text:p>
          </table:table-cell>
          <table:table-cell office:value-type="float" office:value="8096" calcext:value-type="float">
            <text:p>8096</text:p>
          </table:table-cell>
          <table:table-cell table:formula="of:=[.B304]-[.B$2]" office:value-type="float" office:value="15.5803351402283" calcext:value-type="float">
            <text:p>15.5803351402</text:p>
          </table:table-cell>
          <table:table-cell table:formula="of:=[.C304]/([.D304]-[.D303])" office:value-type="float" office:value="785298.332230984" calcext:value-type="float">
            <text:p>785298.33223098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2770920.27105" calcext:value-type="float">
            <text:p>1442770920.27105</text:p>
          </table:table-cell>
          <table:table-cell office:value-type="float" office:value="8096" calcext:value-type="float">
            <text:p>8096</text:p>
          </table:table-cell>
          <table:table-cell table:formula="of:=[.B305]-[.B$2]" office:value-type="float" office:value="15.5906429290771" calcext:value-type="float">
            <text:p>15.5906429291</text:p>
          </table:table-cell>
          <table:table-cell table:formula="of:=[.C305]/([.D305]-[.D304])" office:value-type="float" office:value="785425.479576259" calcext:value-type="float">
            <text:p>785425.47957625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2770920.28137" calcext:value-type="float">
            <text:p>1442770920.28137</text:p>
          </table:table-cell>
          <table:table-cell office:value-type="float" office:value="8096" calcext:value-type="float">
            <text:p>8096</text:p>
          </table:table-cell>
          <table:table-cell table:formula="of:=[.B306]-[.B$2]" office:value-type="float" office:value="15.600962638855" calcext:value-type="float">
            <text:p>15.6009626389</text:p>
          </table:table-cell>
          <table:table-cell table:formula="of:=[.C306]/([.D306]-[.D305])" office:value-type="float" office:value="784518.186489234" calcext:value-type="float">
            <text:p>784518.18648923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2770920.29163" calcext:value-type="float">
            <text:p>1442770920.29163</text:p>
          </table:table-cell>
          <table:table-cell office:value-type="float" office:value="8096" calcext:value-type="float">
            <text:p>8096</text:p>
          </table:table-cell>
          <table:table-cell table:formula="of:=[.B307]-[.B$2]" office:value-type="float" office:value="15.6112265586853" calcext:value-type="float">
            <text:p>15.6112265587</text:p>
          </table:table-cell>
          <table:table-cell table:formula="of:=[.C307]/([.D307]-[.D306])" office:value-type="float" office:value="788782.466527294" calcext:value-type="float">
            <text:p>788782.46652729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2770920.30197" calcext:value-type="float">
            <text:p>1442770920.30197</text:p>
          </table:table-cell>
          <table:table-cell office:value-type="float" office:value="8096" calcext:value-type="float">
            <text:p>8096</text:p>
          </table:table-cell>
          <table:table-cell table:formula="of:=[.B308]-[.B$2]" office:value-type="float" office:value="15.6215665340424" calcext:value-type="float">
            <text:p>15.621566534</text:p>
          </table:table-cell>
          <table:table-cell table:formula="of:=[.C308]/([.D308]-[.D307])" office:value-type="float" office:value="782980.589453296" calcext:value-type="float">
            <text:p>782980.58945329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2770920.31236" calcext:value-type="float">
            <text:p>1442770920.31236</text:p>
          </table:table-cell>
          <table:table-cell office:value-type="float" office:value="8096" calcext:value-type="float">
            <text:p>8096</text:p>
          </table:table-cell>
          <table:table-cell table:formula="of:=[.B309]-[.B$2]" office:value-type="float" office:value="15.6319546699524" calcext:value-type="float">
            <text:p>15.63195467</text:p>
          </table:table-cell>
          <table:table-cell table:formula="of:=[.C309]/([.D309]-[.D308])" office:value-type="float" office:value="779350.60439283" calcext:value-type="float">
            <text:p>779350.6043928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2770920.32269" calcext:value-type="float">
            <text:p>1442770920.32269</text:p>
          </table:table-cell>
          <table:table-cell office:value-type="float" office:value="8096" calcext:value-type="float">
            <text:p>8096</text:p>
          </table:table-cell>
          <table:table-cell table:formula="of:=[.B310]-[.B$2]" office:value-type="float" office:value="15.6422874927521" calcext:value-type="float">
            <text:p>15.6422874928</text:p>
          </table:table-cell>
          <table:table-cell table:formula="of:=[.C310]/([.D310]-[.D309])" office:value-type="float" office:value="783522.582062346" calcext:value-type="float">
            <text:p>783522.58206234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2770920.33301" calcext:value-type="float">
            <text:p>1442770920.33301</text:p>
          </table:table-cell>
          <table:table-cell office:value-type="float" office:value="8096" calcext:value-type="float">
            <text:p>8096</text:p>
          </table:table-cell>
          <table:table-cell table:formula="of:=[.B311]-[.B$2]" office:value-type="float" office:value="15.6526093482971" calcext:value-type="float">
            <text:p>15.6526093483</text:p>
          </table:table-cell>
          <table:table-cell table:formula="of:=[.C311]/([.D311]-[.D310])" office:value-type="float" office:value="784355.096297323" calcext:value-type="float">
            <text:p>784355.09629732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2770920.34335" calcext:value-type="float">
            <text:p>1442770920.34335</text:p>
          </table:table-cell>
          <table:table-cell office:value-type="float" office:value="8096" calcext:value-type="float">
            <text:p>8096</text:p>
          </table:table-cell>
          <table:table-cell table:formula="of:=[.B312]-[.B$2]" office:value-type="float" office:value="15.6629469394684" calcext:value-type="float">
            <text:p>15.6629469395</text:p>
          </table:table-cell>
          <table:table-cell table:formula="of:=[.C312]/([.D312]-[.D311])" office:value-type="float" office:value="783161.170322194" calcext:value-type="float">
            <text:p>783161.17032219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2770920.35369" calcext:value-type="float">
            <text:p>1442770920.35369</text:p>
          </table:table-cell>
          <table:table-cell office:value-type="float" office:value="8096" calcext:value-type="float">
            <text:p>8096</text:p>
          </table:table-cell>
          <table:table-cell table:formula="of:=[.B313]-[.B$2]" office:value-type="float" office:value="15.6732847690582" calcext:value-type="float">
            <text:p>15.6732847691</text:p>
          </table:table-cell>
          <table:table-cell table:formula="of:=[.C313]/([.D313]-[.D312])" office:value-type="float" office:value="783143.108487085" calcext:value-type="float">
            <text:p>783143.10848708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2770920.36405" calcext:value-type="float">
            <text:p>1442770920.36405</text:p>
          </table:table-cell>
          <table:table-cell office:value-type="float" office:value="8096" calcext:value-type="float">
            <text:p>8096</text:p>
          </table:table-cell>
          <table:table-cell table:formula="of:=[.B314]-[.B$2]" office:value-type="float" office:value="15.6836452484131" calcext:value-type="float">
            <text:p>15.6836452484</text:p>
          </table:table-cell>
          <table:table-cell table:formula="of:=[.C314]/([.D314]-[.D313])" office:value-type="float" office:value="781431.024830284" calcext:value-type="float">
            <text:p>781431.02483028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2770920.37438" calcext:value-type="float">
            <text:p>1442770920.37438</text:p>
          </table:table-cell>
          <table:table-cell office:value-type="float" office:value="8096" calcext:value-type="float">
            <text:p>8096</text:p>
          </table:table-cell>
          <table:table-cell table:formula="of:=[.B315]-[.B$2]" office:value-type="float" office:value="15.693975687027" calcext:value-type="float">
            <text:p>15.693975687</text:p>
          </table:table-cell>
          <table:table-cell table:formula="of:=[.C315]/([.D315]-[.D314])" office:value-type="float" office:value="783703.413048997" calcext:value-type="float">
            <text:p>783703.41304899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2770920.38477" calcext:value-type="float">
            <text:p>1442770920.38477</text:p>
          </table:table-cell>
          <table:table-cell office:value-type="float" office:value="8096" calcext:value-type="float">
            <text:p>8096</text:p>
          </table:table-cell>
          <table:table-cell table:formula="of:=[.B316]-[.B$2]" office:value-type="float" office:value="15.7043607234955" calcext:value-type="float">
            <text:p>15.7043607235</text:p>
          </table:table-cell>
          <table:table-cell table:formula="of:=[.C316]/([.D316]-[.D315])" office:value-type="float" office:value="779583.203636531" calcext:value-type="float">
            <text:p>779583.20363653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2770920.39509" calcext:value-type="float">
            <text:p>1442770920.39509</text:p>
          </table:table-cell>
          <table:table-cell office:value-type="float" office:value="8096" calcext:value-type="float">
            <text:p>8096</text:p>
          </table:table-cell>
          <table:table-cell table:formula="of:=[.B317]-[.B$2]" office:value-type="float" office:value="15.7146861553192" calcext:value-type="float">
            <text:p>15.7146861553</text:p>
          </table:table-cell>
          <table:table-cell table:formula="of:=[.C317]/([.D317]-[.D316])" office:value-type="float" office:value="784083.429943659" calcext:value-type="float">
            <text:p>784083.42994365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2770920.40543" calcext:value-type="float">
            <text:p>1442770920.40543</text:p>
          </table:table-cell>
          <table:table-cell office:value-type="float" office:value="8096" calcext:value-type="float">
            <text:p>8096</text:p>
          </table:table-cell>
          <table:table-cell table:formula="of:=[.B318]-[.B$2]" office:value-type="float" office:value="15.725025177002" calcext:value-type="float">
            <text:p>15.725025177</text:p>
          </table:table-cell>
          <table:table-cell table:formula="of:=[.C318]/([.D318]-[.D317])" office:value-type="float" office:value="783052.811806757" calcext:value-type="float">
            <text:p>783052.81180675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2770920.41575" calcext:value-type="float">
            <text:p>1442770920.41575</text:p>
          </table:table-cell>
          <table:table-cell office:value-type="float" office:value="8096" calcext:value-type="float">
            <text:p>8096</text:p>
          </table:table-cell>
          <table:table-cell table:formula="of:=[.B319]-[.B$2]" office:value-type="float" office:value="15.7353413105011" calcext:value-type="float">
            <text:p>15.7353413105</text:p>
          </table:table-cell>
          <table:table-cell table:formula="of:=[.C319]/([.D319]-[.D318])" office:value-type="float" office:value="784790.154244378" calcext:value-type="float">
            <text:p>784790.15424437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2770920.4261" calcext:value-type="float">
            <text:p>1442770920.4261</text:p>
          </table:table-cell>
          <table:table-cell office:value-type="float" office:value="8096" calcext:value-type="float">
            <text:p>8096</text:p>
          </table:table-cell>
          <table:table-cell table:formula="of:=[.B320]-[.B$2]" office:value-type="float" office:value="15.7456955909729" calcext:value-type="float">
            <text:p>15.745695591</text:p>
          </table:table-cell>
          <table:table-cell table:formula="of:=[.C320]/([.D320]-[.D319])" office:value-type="float" office:value="781898.850629764" calcext:value-type="float">
            <text:p>781898.85062976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2770920.43642" calcext:value-type="float">
            <text:p>1442770920.43642</text:p>
          </table:table-cell>
          <table:table-cell office:value-type="float" office:value="8096" calcext:value-type="float">
            <text:p>8096</text:p>
          </table:table-cell>
          <table:table-cell table:formula="of:=[.B321]-[.B$2]" office:value-type="float" office:value="15.7560160160065" calcext:value-type="float">
            <text:p>15.756016016</text:p>
          </table:table-cell>
          <table:table-cell table:formula="of:=[.C321]/([.D321]-[.D320])" office:value-type="float" office:value="784463.815556634" calcext:value-type="float">
            <text:p>784463.81555663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2770920.44669" calcext:value-type="float">
            <text:p>1442770920.44669</text:p>
          </table:table-cell>
          <table:table-cell office:value-type="float" office:value="8096" calcext:value-type="float">
            <text:p>8096</text:p>
          </table:table-cell>
          <table:table-cell table:formula="of:=[.B322]-[.B$2]" office:value-type="float" office:value="15.7662882804871" calcext:value-type="float">
            <text:p>15.7662882805</text:p>
          </table:table-cell>
          <table:table-cell table:formula="of:=[.C322]/([.D322]-[.D321])" office:value-type="float" office:value="788141.700916792" calcext:value-type="float">
            <text:p>788141.70091679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2770920.45699" calcext:value-type="float">
            <text:p>1442770920.45699</text:p>
          </table:table-cell>
          <table:table-cell office:value-type="float" office:value="8096" calcext:value-type="float">
            <text:p>8096</text:p>
          </table:table-cell>
          <table:table-cell table:formula="of:=[.B323]-[.B$2]" office:value-type="float" office:value="15.7765901088715" calcext:value-type="float">
            <text:p>15.7765901089</text:p>
          </table:table-cell>
          <table:table-cell table:formula="of:=[.C323]/([.D323]-[.D322])" office:value-type="float" office:value="785879.913536532" calcext:value-type="float">
            <text:p>785879.91353653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2770920.46727" calcext:value-type="float">
            <text:p>1442770920.46727</text:p>
          </table:table-cell>
          <table:table-cell office:value-type="float" office:value="8096" calcext:value-type="float">
            <text:p>8096</text:p>
          </table:table-cell>
          <table:table-cell table:formula="of:=[.B324]-[.B$2]" office:value-type="float" office:value="15.7868628501892" calcext:value-type="float">
            <text:p>15.7868628502</text:p>
          </table:table-cell>
          <table:table-cell table:formula="of:=[.C324]/([.D324]-[.D323])" office:value-type="float" office:value="788105.117181517" calcext:value-type="float">
            <text:p>788105.11718151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2770920.47759" calcext:value-type="float">
            <text:p>1442770920.47759</text:p>
          </table:table-cell>
          <table:table-cell office:value-type="float" office:value="8096" calcext:value-type="float">
            <text:p>8096</text:p>
          </table:table-cell>
          <table:table-cell table:formula="of:=[.B325]-[.B$2]" office:value-type="float" office:value="15.7971811294556" calcext:value-type="float">
            <text:p>15.7971811295</text:p>
          </table:table-cell>
          <table:table-cell table:formula="of:=[.C325]/([.D325]-[.D324])" office:value-type="float" office:value="784626.950968159" calcext:value-type="float">
            <text:p>784626.95096815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2770920.48788" calcext:value-type="float">
            <text:p>1442770920.48788</text:p>
          </table:table-cell>
          <table:table-cell office:value-type="float" office:value="8096" calcext:value-type="float">
            <text:p>8096</text:p>
          </table:table-cell>
          <table:table-cell table:formula="of:=[.B326]-[.B$2]" office:value-type="float" office:value="15.807471036911" calcext:value-type="float">
            <text:p>15.8074710369</text:p>
          </table:table-cell>
          <table:table-cell table:formula="of:=[.C326]/([.D326]-[.D325])" office:value-type="float" office:value="786790.360851734" calcext:value-type="float">
            <text:p>786790.36085173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2770920.49815" calcext:value-type="float">
            <text:p>1442770920.49815</text:p>
          </table:table-cell>
          <table:table-cell office:value-type="float" office:value="8096" calcext:value-type="float">
            <text:p>8096</text:p>
          </table:table-cell>
          <table:table-cell table:formula="of:=[.B327]-[.B$2]" office:value-type="float" office:value="15.8177473545074" calcext:value-type="float">
            <text:p>15.8177473545</text:p>
          </table:table-cell>
          <table:table-cell table:formula="of:=[.C327]/([.D327]-[.D326])" office:value-type="float" office:value="787830.847385272" calcext:value-type="float">
            <text:p>787830.84738527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2770920.50843" calcext:value-type="float">
            <text:p>1442770920.50843</text:p>
          </table:table-cell>
          <table:table-cell office:value-type="float" office:value="8096" calcext:value-type="float">
            <text:p>8096</text:p>
          </table:table-cell>
          <table:table-cell table:formula="of:=[.B328]-[.B$2]" office:value-type="float" office:value="15.8280243873596" calcext:value-type="float">
            <text:p>15.8280243874</text:p>
          </table:table-cell>
          <table:table-cell table:formula="of:=[.C328]/([.D328]-[.D327])" office:value-type="float" office:value="787776.016332212" calcext:value-type="float">
            <text:p>787776.01633221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2770920.51882" calcext:value-type="float">
            <text:p>1442770920.51882</text:p>
          </table:table-cell>
          <table:table-cell office:value-type="float" office:value="8096" calcext:value-type="float">
            <text:p>8096</text:p>
          </table:table-cell>
          <table:table-cell table:formula="of:=[.B329]-[.B$2]" office:value-type="float" office:value="15.8384132385254" calcext:value-type="float">
            <text:p>15.8384132385</text:p>
          </table:table-cell>
          <table:table-cell table:formula="of:=[.C329]/([.D329]-[.D328])" office:value-type="float" office:value="779296.947353927" calcext:value-type="float">
            <text:p>779296.9473539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2770920.52919" calcext:value-type="float">
            <text:p>1442770920.52919</text:p>
          </table:table-cell>
          <table:table-cell office:value-type="float" office:value="8096" calcext:value-type="float">
            <text:p>8096</text:p>
          </table:table-cell>
          <table:table-cell table:formula="of:=[.B330]-[.B$2]" office:value-type="float" office:value="15.848780632019" calcext:value-type="float">
            <text:p>15.848780632</text:p>
          </table:table-cell>
          <table:table-cell table:formula="of:=[.C330]/([.D330]-[.D329])" office:value-type="float" office:value="780909.879127955" calcext:value-type="float">
            <text:p>780909.87912795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2770920.53957" calcext:value-type="float">
            <text:p>1442770920.53957</text:p>
          </table:table-cell>
          <table:table-cell office:value-type="float" office:value="8096" calcext:value-type="float">
            <text:p>8096</text:p>
          </table:table-cell>
          <table:table-cell table:formula="of:=[.B331]-[.B$2]" office:value-type="float" office:value="15.8591649532318" calcext:value-type="float">
            <text:p>15.8591649532</text:p>
          </table:table-cell>
          <table:table-cell table:formula="of:=[.C331]/([.D331]-[.D330])" office:value-type="float" office:value="779636.900103318" calcext:value-type="float">
            <text:p>779636.9001033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2770920.54992" calcext:value-type="float">
            <text:p>1442770920.54992</text:p>
          </table:table-cell>
          <table:table-cell office:value-type="float" office:value="8096" calcext:value-type="float">
            <text:p>8096</text:p>
          </table:table-cell>
          <table:table-cell table:formula="of:=[.B332]-[.B$2]" office:value-type="float" office:value="15.8695166110992" calcext:value-type="float">
            <text:p>15.8695166111</text:p>
          </table:table-cell>
          <table:table-cell table:formula="of:=[.C332]/([.D332]-[.D331])" office:value-type="float" office:value="782096.9455986" calcext:value-type="float">
            <text:p>782096.945598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2770920.56061" calcext:value-type="float">
            <text:p>1442770920.56061</text:p>
          </table:table-cell>
          <table:table-cell office:value-type="float" office:value="8096" calcext:value-type="float">
            <text:p>8096</text:p>
          </table:table-cell>
          <table:table-cell table:formula="of:=[.B333]-[.B$2]" office:value-type="float" office:value="15.8802020549774" calcext:value-type="float">
            <text:p>15.880202055</text:p>
          </table:table-cell>
          <table:table-cell table:formula="of:=[.C333]/([.D333]-[.D332])" office:value-type="float" office:value="757666.231960373" calcext:value-type="float">
            <text:p>757666.23196037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2770920.57134" calcext:value-type="float">
            <text:p>1442770920.57134</text:p>
          </table:table-cell>
          <table:table-cell office:value-type="float" office:value="8096" calcext:value-type="float">
            <text:p>8096</text:p>
          </table:table-cell>
          <table:table-cell table:formula="of:=[.B334]-[.B$2]" office:value-type="float" office:value="15.8909361362457" calcext:value-type="float">
            <text:p>15.8909361362</text:p>
          </table:table-cell>
          <table:table-cell table:formula="of:=[.C334]/([.D334]-[.D333])" office:value-type="float" office:value="754233.156767802" calcext:value-type="float">
            <text:p>754233.15676780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2770920.58193" calcext:value-type="float">
            <text:p>1442770920.58193</text:p>
          </table:table-cell>
          <table:table-cell office:value-type="float" office:value="8096" calcext:value-type="float">
            <text:p>8096</text:p>
          </table:table-cell>
          <table:table-cell table:formula="of:=[.B335]-[.B$2]" office:value-type="float" office:value="15.9015235900879" calcext:value-type="float">
            <text:p>15.9015235901</text:p>
          </table:table-cell>
          <table:table-cell table:formula="of:=[.C335]/([.D335]-[.D334])" office:value-type="float" office:value="764678.65840971" calcext:value-type="float">
            <text:p>764678.6584097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2770920.59241" calcext:value-type="float">
            <text:p>1442770920.59241</text:p>
          </table:table-cell>
          <table:table-cell office:value-type="float" office:value="8096" calcext:value-type="float">
            <text:p>8096</text:p>
          </table:table-cell>
          <table:table-cell table:formula="of:=[.B336]-[.B$2]" office:value-type="float" office:value="15.9120006561279" calcext:value-type="float">
            <text:p>15.9120006561</text:p>
          </table:table-cell>
          <table:table-cell table:formula="of:=[.C336]/([.D336]-[.D335])" office:value-type="float" office:value="772735.417440379" calcext:value-type="float">
            <text:p>772735.41744037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2770920.60307" calcext:value-type="float">
            <text:p>1442770920.60307</text:p>
          </table:table-cell>
          <table:table-cell office:value-type="float" office:value="8096" calcext:value-type="float">
            <text:p>8096</text:p>
          </table:table-cell>
          <table:table-cell table:formula="of:=[.B337]-[.B$2]" office:value-type="float" office:value="15.9226677417755" calcext:value-type="float">
            <text:p>15.9226677418</text:p>
          </table:table-cell>
          <table:table-cell table:formula="of:=[.C337]/([.D337]-[.D336])" office:value-type="float" office:value="758970.188060169" calcext:value-type="float">
            <text:p>758970.18806016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2770920.61349" calcext:value-type="float">
            <text:p>1442770920.61349</text:p>
          </table:table-cell>
          <table:table-cell office:value-type="float" office:value="8096" calcext:value-type="float">
            <text:p>8096</text:p>
          </table:table-cell>
          <table:table-cell table:formula="of:=[.B338]-[.B$2]" office:value-type="float" office:value="15.9330809116364" calcext:value-type="float">
            <text:p>15.9330809116</text:p>
          </table:table-cell>
          <table:table-cell table:formula="of:=[.C338]/([.D338]-[.D337])" office:value-type="float" office:value="777476.993863907" calcext:value-type="float">
            <text:p>777476.99386390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2770920.62393" calcext:value-type="float">
            <text:p>1442770920.62393</text:p>
          </table:table-cell>
          <table:table-cell office:value-type="float" office:value="8096" calcext:value-type="float">
            <text:p>8096</text:p>
          </table:table-cell>
          <table:table-cell table:formula="of:=[.B339]-[.B$2]" office:value-type="float" office:value="15.943526506424" calcext:value-type="float">
            <text:p>15.9435265064</text:p>
          </table:table-cell>
          <table:table-cell table:formula="of:=[.C339]/([.D339]-[.D338])" office:value-type="float" office:value="775063.571259016" calcext:value-type="float">
            <text:p>775063.57125901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2770920.63466" calcext:value-type="float">
            <text:p>1442770920.63466</text:p>
          </table:table-cell>
          <table:table-cell office:value-type="float" office:value="8096" calcext:value-type="float">
            <text:p>8096</text:p>
          </table:table-cell>
          <table:table-cell table:formula="of:=[.B340]-[.B$2]" office:value-type="float" office:value="15.9542534351349" calcext:value-type="float">
            <text:p>15.9542534351</text:p>
          </table:table-cell>
          <table:table-cell table:formula="of:=[.C340]/([.D340]-[.D339])" office:value-type="float" office:value="754736.068278805" calcext:value-type="float">
            <text:p>754736.06827880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2770920.64512" calcext:value-type="float">
            <text:p>1442770920.64512</text:p>
          </table:table-cell>
          <table:table-cell office:value-type="float" office:value="8096" calcext:value-type="float">
            <text:p>8096</text:p>
          </table:table-cell>
          <table:table-cell table:formula="of:=[.B341]-[.B$2]" office:value-type="float" office:value="15.9647188186646" calcext:value-type="float">
            <text:p>15.9647188187</text:p>
          </table:table-cell>
          <table:table-cell table:formula="of:=[.C341]/([.D341]-[.D340])" office:value-type="float" office:value="773598.022189315" calcext:value-type="float">
            <text:p>773598.0221893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2770920.65577" calcext:value-type="float">
            <text:p>1442770920.65577</text:p>
          </table:table-cell>
          <table:table-cell office:value-type="float" office:value="8096" calcext:value-type="float">
            <text:p>8096</text:p>
          </table:table-cell>
          <table:table-cell table:formula="of:=[.B342]-[.B$2]" office:value-type="float" office:value="15.9753649234772" calcext:value-type="float">
            <text:p>15.9753649235</text:p>
          </table:table-cell>
          <table:table-cell table:formula="of:=[.C342]/([.D342]-[.D341])" office:value-type="float" office:value="760465.930262244" calcext:value-type="float">
            <text:p>760465.93026224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2770920.66638" calcext:value-type="float">
            <text:p>1442770920.66638</text:p>
          </table:table-cell>
          <table:table-cell office:value-type="float" office:value="8096" calcext:value-type="float">
            <text:p>8096</text:p>
          </table:table-cell>
          <table:table-cell table:formula="of:=[.B343]-[.B$2]" office:value-type="float" office:value="15.9859712123871" calcext:value-type="float">
            <text:p>15.9859712124</text:p>
          </table:table-cell>
          <table:table-cell table:formula="of:=[.C343]/([.D343]-[.D342])" office:value-type="float" office:value="763320.711774491" calcext:value-type="float">
            <text:p>763320.71177449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2770920.67707" calcext:value-type="float">
            <text:p>1442770920.67707</text:p>
          </table:table-cell>
          <table:table-cell office:value-type="float" office:value="8096" calcext:value-type="float">
            <text:p>8096</text:p>
          </table:table-cell>
          <table:table-cell table:formula="of:=[.B344]-[.B$2]" office:value-type="float" office:value="15.9966671466827" calcext:value-type="float">
            <text:p>15.9966671467</text:p>
          </table:table-cell>
          <table:table-cell table:formula="of:=[.C344]/([.D344]-[.D343])" office:value-type="float" office:value="756923.123891044" calcext:value-type="float">
            <text:p>756923.12389104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2770920.68777" calcext:value-type="float">
            <text:p>1442770920.68777</text:p>
          </table:table-cell>
          <table:table-cell office:value-type="float" office:value="8096" calcext:value-type="float">
            <text:p>8096</text:p>
          </table:table-cell>
          <table:table-cell table:formula="of:=[.B345]-[.B$2]" office:value-type="float" office:value="16.0073611736298" calcext:value-type="float">
            <text:p>16.0073611736</text:p>
          </table:table-cell>
          <table:table-cell table:formula="of:=[.C345]/([.D345]-[.D344])" office:value-type="float" office:value="757058.126008829" calcext:value-type="float">
            <text:p>757058.12600882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2770920.69822" calcext:value-type="float">
            <text:p>1442770920.69822</text:p>
          </table:table-cell>
          <table:table-cell office:value-type="float" office:value="8096" calcext:value-type="float">
            <text:p>8096</text:p>
          </table:table-cell>
          <table:table-cell table:formula="of:=[.B346]-[.B$2]" office:value-type="float" office:value="16.0178146362305" calcext:value-type="float">
            <text:p>16.0178146362</text:p>
          </table:table-cell>
          <table:table-cell table:formula="of:=[.C346]/([.D346]-[.D345])" office:value-type="float" office:value="774480.218588208" calcext:value-type="float">
            <text:p>774480.21858820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2770920.70888" calcext:value-type="float">
            <text:p>1442770920.70888</text:p>
          </table:table-cell>
          <table:table-cell office:value-type="float" office:value="8096" calcext:value-type="float">
            <text:p>8096</text:p>
          </table:table-cell>
          <table:table-cell table:formula="of:=[.B347]-[.B$2]" office:value-type="float" office:value="16.0284776687622" calcext:value-type="float">
            <text:p>16.0284776688</text:p>
          </table:table-cell>
          <table:table-cell table:formula="of:=[.C347]/([.D347]-[.D346])" office:value-type="float" office:value="759258.679545658" calcext:value-type="float">
            <text:p>759258.67954565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2770920.71954" calcext:value-type="float">
            <text:p>1442770920.71954</text:p>
          </table:table-cell>
          <table:table-cell office:value-type="float" office:value="8096" calcext:value-type="float">
            <text:p>8096</text:p>
          </table:table-cell>
          <table:table-cell table:formula="of:=[.B348]-[.B$2]" office:value-type="float" office:value="16.0391364097595" calcext:value-type="float">
            <text:p>16.0391364098</text:p>
          </table:table-cell>
          <table:table-cell table:formula="of:=[.C348]/([.D348]-[.D347])" office:value-type="float" office:value="759564.380262157" calcext:value-type="float">
            <text:p>759564.38026215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2770920.7302" calcext:value-type="float">
            <text:p>1442770920.7302</text:p>
          </table:table-cell>
          <table:table-cell office:value-type="float" office:value="8096" calcext:value-type="float">
            <text:p>8096</text:p>
          </table:table-cell>
          <table:table-cell table:formula="of:=[.B349]-[.B$2]" office:value-type="float" office:value="16.0497977733612" calcext:value-type="float">
            <text:p>16.0497977734</text:p>
          </table:table-cell>
          <table:table-cell table:formula="of:=[.C349]/([.D349]-[.D348])" office:value-type="float" office:value="759377.533913277" calcext:value-type="float">
            <text:p>759377.53391327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2770920.74088" calcext:value-type="float">
            <text:p>1442770920.74088</text:p>
          </table:table-cell>
          <table:table-cell office:value-type="float" office:value="8096" calcext:value-type="float">
            <text:p>8096</text:p>
          </table:table-cell>
          <table:table-cell table:formula="of:=[.B350]-[.B$2]" office:value-type="float" office:value="16.0604729652405" calcext:value-type="float">
            <text:p>16.0604729652</text:p>
          </table:table-cell>
          <table:table-cell table:formula="of:=[.C350]/([.D350]-[.D349])" office:value-type="float" office:value="758393.862289224" calcext:value-type="float">
            <text:p>758393.86228922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2770920.75129" calcext:value-type="float">
            <text:p>1442770920.75129</text:p>
          </table:table-cell>
          <table:table-cell office:value-type="float" office:value="8096" calcext:value-type="float">
            <text:p>8096</text:p>
          </table:table-cell>
          <table:table-cell table:formula="of:=[.B351]-[.B$2]" office:value-type="float" office:value="16.07088804245" calcext:value-type="float">
            <text:p>16.0708880425</text:p>
          </table:table-cell>
          <table:table-cell table:formula="of:=[.C351]/([.D351]-[.D350])" office:value-type="float" office:value="777334.611848732" calcext:value-type="float">
            <text:p>777334.61184873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2770920.76183" calcext:value-type="float">
            <text:p>1442770920.76183</text:p>
          </table:table-cell>
          <table:table-cell office:value-type="float" office:value="8096" calcext:value-type="float">
            <text:p>8096</text:p>
          </table:table-cell>
          <table:table-cell table:formula="of:=[.B352]-[.B$2]" office:value-type="float" office:value="16.0814287662506" calcext:value-type="float">
            <text:p>16.0814287663</text:p>
          </table:table-cell>
          <table:table-cell table:formula="of:=[.C352]/([.D352]-[.D351])" office:value-type="float" office:value="768068.69747348" calcext:value-type="float">
            <text:p>768068.6974734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2770920.7725" calcext:value-type="float">
            <text:p>1442770920.7725</text:p>
          </table:table-cell>
          <table:table-cell office:value-type="float" office:value="8096" calcext:value-type="float">
            <text:p>8096</text:p>
          </table:table-cell>
          <table:table-cell table:formula="of:=[.B353]-[.B$2]" office:value-type="float" office:value="16.0920989513397" calcext:value-type="float">
            <text:p>16.0920989513</text:p>
          </table:table-cell>
          <table:table-cell table:formula="of:=[.C353]/([.D353]-[.D352])" office:value-type="float" office:value="758749.724806721" calcext:value-type="float">
            <text:p>758749.72480672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2770920.783" calcext:value-type="float">
            <text:p>1442770920.783</text:p>
          </table:table-cell>
          <table:table-cell office:value-type="float" office:value="8096" calcext:value-type="float">
            <text:p>8096</text:p>
          </table:table-cell>
          <table:table-cell table:formula="of:=[.B354]-[.B$2]" office:value-type="float" office:value="16.1025989055634" calcext:value-type="float">
            <text:p>16.1025989056</text:p>
          </table:table-cell>
          <table:table-cell table:formula="of:=[.C354]/([.D354]-[.D353])" office:value-type="float" office:value="771050.980563124" calcext:value-type="float">
            <text:p>771050.98056312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2770920.79369" calcext:value-type="float">
            <text:p>1442770920.79369</text:p>
          </table:table-cell>
          <table:table-cell office:value-type="float" office:value="8096" calcext:value-type="float">
            <text:p>8096</text:p>
          </table:table-cell>
          <table:table-cell table:formula="of:=[.B355]-[.B$2]" office:value-type="float" office:value="16.1132833957672" calcext:value-type="float">
            <text:p>16.1132833958</text:p>
          </table:table-cell>
          <table:table-cell table:formula="of:=[.C355]/([.D355]-[.D354])" office:value-type="float" office:value="757733.859597447" calcext:value-type="float">
            <text:p>757733.85959744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2770920.80438" calcext:value-type="float">
            <text:p>1442770920.80438</text:p>
          </table:table-cell>
          <table:table-cell office:value-type="float" office:value="8096" calcext:value-type="float">
            <text:p>8096</text:p>
          </table:table-cell>
          <table:table-cell table:formula="of:=[.B356]-[.B$2]" office:value-type="float" office:value="16.1239783763886" calcext:value-type="float">
            <text:p>16.1239783764</text:p>
          </table:table-cell>
          <table:table-cell table:formula="of:=[.C356]/([.D356]-[.D355])" office:value-type="float" office:value="756990.618930848" calcext:value-type="float">
            <text:p>756990.61893084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2770920.81506" calcext:value-type="float">
            <text:p>1442770920.81506</text:p>
          </table:table-cell>
          <table:table-cell office:value-type="float" office:value="8096" calcext:value-type="float">
            <text:p>8096</text:p>
          </table:table-cell>
          <table:table-cell table:formula="of:=[.B357]-[.B$2]" office:value-type="float" office:value="16.1346545219421" calcext:value-type="float">
            <text:p>16.1346545219</text:p>
          </table:table-cell>
          <table:table-cell table:formula="of:=[.C357]/([.D357]-[.D356])" office:value-type="float" office:value="758326.11679582" calcext:value-type="float">
            <text:p>758326.1167958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2770920.8257" calcext:value-type="float">
            <text:p>1442770920.8257</text:p>
          </table:table-cell>
          <table:table-cell office:value-type="float" office:value="8096" calcext:value-type="float">
            <text:p>8096</text:p>
          </table:table-cell>
          <table:table-cell table:formula="of:=[.B358]-[.B$2]" office:value-type="float" office:value="16.1452939510345" calcext:value-type="float">
            <text:p>16.145293951</text:p>
          </table:table-cell>
          <table:table-cell table:formula="of:=[.C358]/([.D358]-[.D357])" office:value-type="float" office:value="760943.085355742" calcext:value-type="float">
            <text:p>760943.08535574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2770920.83623" calcext:value-type="float">
            <text:p>1442770920.83623</text:p>
          </table:table-cell>
          <table:table-cell office:value-type="float" office:value="8096" calcext:value-type="float">
            <text:p>8096</text:p>
          </table:table-cell>
          <table:table-cell table:formula="of:=[.B359]-[.B$2]" office:value-type="float" office:value="16.1558220386505" calcext:value-type="float">
            <text:p>16.1558220387</text:p>
          </table:table-cell>
          <table:table-cell table:formula="of:=[.C359]/([.D359]-[.D358])" office:value-type="float" office:value="768990.560804384" calcext:value-type="float">
            <text:p>768990.56080438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2770920.84687" calcext:value-type="float">
            <text:p>1442770920.84687</text:p>
          </table:table-cell>
          <table:table-cell office:value-type="float" office:value="8096" calcext:value-type="float">
            <text:p>8096</text:p>
          </table:table-cell>
          <table:table-cell table:formula="of:=[.B360]-[.B$2]" office:value-type="float" office:value="16.1664612293243" calcext:value-type="float">
            <text:p>16.1664612293</text:p>
          </table:table-cell>
          <table:table-cell table:formula="of:=[.C360]/([.D360]-[.D359])" office:value-type="float" office:value="760960.137683758" calcext:value-type="float">
            <text:p>760960.1376837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2770920.85727" calcext:value-type="float">
            <text:p>1442770920.85727</text:p>
          </table:table-cell>
          <table:table-cell office:value-type="float" office:value="8096" calcext:value-type="float">
            <text:p>8096</text:p>
          </table:table-cell>
          <table:table-cell table:formula="of:=[.B361]-[.B$2]" office:value-type="float" office:value="16.1768691539764" calcext:value-type="float">
            <text:p>16.176869154</text:p>
          </table:table-cell>
          <table:table-cell table:formula="of:=[.C361]/([.D361]-[.D360])" office:value-type="float" office:value="777868.813487882" calcext:value-type="float">
            <text:p>777868.81348788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2770920.86773" calcext:value-type="float">
            <text:p>1442770920.86773</text:p>
          </table:table-cell>
          <table:table-cell office:value-type="float" office:value="8096" calcext:value-type="float">
            <text:p>8096</text:p>
          </table:table-cell>
          <table:table-cell table:formula="of:=[.B362]-[.B$2]" office:value-type="float" office:value="16.1873209476471" calcext:value-type="float">
            <text:p>16.1873209476</text:p>
          </table:table-cell>
          <table:table-cell table:formula="of:=[.C362]/([.D362]-[.D361])" office:value-type="float" office:value="774603.886673662" calcext:value-type="float">
            <text:p>774603.8866736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2770920.87818" calcext:value-type="float">
            <text:p>1442770920.87818</text:p>
          </table:table-cell>
          <table:table-cell office:value-type="float" office:value="8096" calcext:value-type="float">
            <text:p>8096</text:p>
          </table:table-cell>
          <table:table-cell table:formula="of:=[.B363]-[.B$2]" office:value-type="float" office:value="16.1977763175964" calcext:value-type="float">
            <text:p>16.1977763176</text:p>
          </table:table-cell>
          <table:table-cell table:formula="of:=[.C363]/([.D363]-[.D362])" office:value-type="float" office:value="774338.931977288" calcext:value-type="float">
            <text:p>774338.93197728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2770920.88854" calcext:value-type="float">
            <text:p>1442770920.88854</text:p>
          </table:table-cell>
          <table:table-cell office:value-type="float" office:value="8096" calcext:value-type="float">
            <text:p>8096</text:p>
          </table:table-cell>
          <table:table-cell table:formula="of:=[.B364]-[.B$2]" office:value-type="float" office:value="16.2081372737885" calcext:value-type="float">
            <text:p>16.2081372738</text:p>
          </table:table-cell>
          <table:table-cell table:formula="of:=[.C364]/([.D364]-[.D363])" office:value-type="float" office:value="781395.061417033" calcext:value-type="float">
            <text:p>781395.06141703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2770920.89897" calcext:value-type="float">
            <text:p>1442770920.89897</text:p>
          </table:table-cell>
          <table:table-cell office:value-type="float" office:value="8096" calcext:value-type="float">
            <text:p>8096</text:p>
          </table:table-cell>
          <table:table-cell table:formula="of:=[.B365]-[.B$2]" office:value-type="float" office:value="16.2185635566711" calcext:value-type="float">
            <text:p>16.2185635567</text:p>
          </table:table-cell>
          <table:table-cell table:formula="of:=[.C365]/([.D365]-[.D364])" office:value-type="float" office:value="776499.169559352" calcext:value-type="float">
            <text:p>776499.16955935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2770920.90955" calcext:value-type="float">
            <text:p>1442770920.90955</text:p>
          </table:table-cell>
          <table:table-cell office:value-type="float" office:value="8096" calcext:value-type="float">
            <text:p>8096</text:p>
          </table:table-cell>
          <table:table-cell table:formula="of:=[.B366]-[.B$2]" office:value-type="float" office:value="16.2291443347931" calcext:value-type="float">
            <text:p>16.2291443348</text:p>
          </table:table-cell>
          <table:table-cell table:formula="of:=[.C366]/([.D366]-[.D365])" office:value-type="float" office:value="765161.116383875" calcext:value-type="float">
            <text:p>765161.11638387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2770920.92006" calcext:value-type="float">
            <text:p>1442770920.92006</text:p>
          </table:table-cell>
          <table:table-cell office:value-type="float" office:value="8096" calcext:value-type="float">
            <text:p>8096</text:p>
          </table:table-cell>
          <table:table-cell table:formula="of:=[.B367]-[.B$2]" office:value-type="float" office:value="16.2396504878998" calcext:value-type="float">
            <text:p>16.2396504879</text:p>
          </table:table-cell>
          <table:table-cell table:formula="of:=[.C367]/([.D367]-[.D366])" office:value-type="float" office:value="770596.041937094" calcext:value-type="float">
            <text:p>770596.04193709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2770920.9306" calcext:value-type="float">
            <text:p>1442770920.9306</text:p>
          </table:table-cell>
          <table:table-cell office:value-type="float" office:value="8096" calcext:value-type="float">
            <text:p>8096</text:p>
          </table:table-cell>
          <table:table-cell table:formula="of:=[.B368]-[.B$2]" office:value-type="float" office:value="16.2501919269562" calcext:value-type="float">
            <text:p>16.250191927</text:p>
          </table:table-cell>
          <table:table-cell table:formula="of:=[.C368]/([.D368]-[.D367])" office:value-type="float" office:value="768016.582620889" calcext:value-type="float">
            <text:p>768016.58262088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2770920.94105" calcext:value-type="float">
            <text:p>1442770920.94105</text:p>
          </table:table-cell>
          <table:table-cell office:value-type="float" office:value="8096" calcext:value-type="float">
            <text:p>8096</text:p>
          </table:table-cell>
          <table:table-cell table:formula="of:=[.B369]-[.B$2]" office:value-type="float" office:value="16.2606496810913" calcext:value-type="float">
            <text:p>16.2606496811</text:p>
          </table:table-cell>
          <table:table-cell table:formula="of:=[.C369]/([.D369]-[.D368])" office:value-type="float" office:value="774162.396188131" calcext:value-type="float">
            <text:p>774162.39618813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2770920.95152" calcext:value-type="float">
            <text:p>1442770920.95152</text:p>
          </table:table-cell>
          <table:table-cell office:value-type="float" office:value="8096" calcext:value-type="float">
            <text:p>8096</text:p>
          </table:table-cell>
          <table:table-cell table:formula="of:=[.B370]-[.B$2]" office:value-type="float" office:value="16.2711148262024" calcext:value-type="float">
            <text:p>16.2711148262</text:p>
          </table:table-cell>
          <table:table-cell table:formula="of:=[.C370]/([.D370]-[.D369])" office:value-type="float" office:value="773615.646420923" calcext:value-type="float">
            <text:p>773615.64642092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2770920.96214" calcext:value-type="float">
            <text:p>1442770920.96214</text:p>
          </table:table-cell>
          <table:table-cell office:value-type="float" office:value="8096" calcext:value-type="float">
            <text:p>8096</text:p>
          </table:table-cell>
          <table:table-cell table:formula="of:=[.B371]-[.B$2]" office:value-type="float" office:value="16.2817339897156" calcext:value-type="float">
            <text:p>16.2817339897</text:p>
          </table:table-cell>
          <table:table-cell table:formula="of:=[.C371]/([.D371]-[.D370])" office:value-type="float" office:value="762395.266816345" calcext:value-type="float">
            <text:p>762395.26681634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2770920.97266" calcext:value-type="float">
            <text:p>1442770920.97266</text:p>
          </table:table-cell>
          <table:table-cell office:value-type="float" office:value="8096" calcext:value-type="float">
            <text:p>8096</text:p>
          </table:table-cell>
          <table:table-cell table:formula="of:=[.B372]-[.B$2]" office:value-type="float" office:value="16.2922511100769" calcext:value-type="float">
            <text:p>16.2922511101</text:p>
          </table:table-cell>
          <table:table-cell table:formula="of:=[.C372]/([.D372]-[.D371])" office:value-type="float" office:value="769792.46427276" calcext:value-type="float">
            <text:p>769792.4642727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2770920.98329" calcext:value-type="float">
            <text:p>1442770920.98329</text:p>
          </table:table-cell>
          <table:table-cell office:value-type="float" office:value="8096" calcext:value-type="float">
            <text:p>8096</text:p>
          </table:table-cell>
          <table:table-cell table:formula="of:=[.B373]-[.B$2]" office:value-type="float" office:value="16.3028812408447" calcext:value-type="float">
            <text:p>16.3028812408</text:p>
          </table:table-cell>
          <table:table-cell table:formula="of:=[.C373]/([.D373]-[.D372])" office:value-type="float" office:value="761608.692952945" calcext:value-type="float">
            <text:p>761608.69295294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2770920.99377" calcext:value-type="float">
            <text:p>1442770920.99377</text:p>
          </table:table-cell>
          <table:table-cell office:value-type="float" office:value="8096" calcext:value-type="float">
            <text:p>8096</text:p>
          </table:table-cell>
          <table:table-cell table:formula="of:=[.B374]-[.B$2]" office:value-type="float" office:value="16.3133609294891" calcext:value-type="float">
            <text:p>16.3133609295</text:p>
          </table:table-cell>
          <table:table-cell table:formula="of:=[.C374]/([.D374]-[.D373])" office:value-type="float" office:value="772542.03580935" calcext:value-type="float">
            <text:p>772542.0358093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2770921.00436" calcext:value-type="float">
            <text:p>1442770921.00436</text:p>
          </table:table-cell>
          <table:table-cell office:value-type="float" office:value="8096" calcext:value-type="float">
            <text:p>8096</text:p>
          </table:table-cell>
          <table:table-cell table:formula="of:=[.B375]-[.B$2]" office:value-type="float" office:value="16.3239600658417" calcext:value-type="float">
            <text:p>16.3239600658</text:p>
          </table:table-cell>
          <table:table-cell table:formula="of:=[.C375]/([.D375]-[.D374])" office:value-type="float" office:value="763835.819326975" calcext:value-type="float">
            <text:p>763835.81932697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2770921.01505" calcext:value-type="float">
            <text:p>1442770921.01505</text:p>
          </table:table-cell>
          <table:table-cell office:value-type="float" office:value="8096" calcext:value-type="float">
            <text:p>8096</text:p>
          </table:table-cell>
          <table:table-cell table:formula="of:=[.B376]-[.B$2]" office:value-type="float" office:value="16.3346495628357" calcext:value-type="float">
            <text:p>16.3346495628</text:p>
          </table:table-cell>
          <table:table-cell table:formula="of:=[.C376]/([.D376]-[.D375])" office:value-type="float" office:value="757378.949124568" calcext:value-type="float">
            <text:p>757378.94912456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2770921.0257" calcext:value-type="float">
            <text:p>1442770921.0257</text:p>
          </table:table-cell>
          <table:table-cell office:value-type="float" office:value="8096" calcext:value-type="float">
            <text:p>8096</text:p>
          </table:table-cell>
          <table:table-cell table:formula="of:=[.B377]-[.B$2]" office:value-type="float" office:value="16.3452987670898" calcext:value-type="float">
            <text:p>16.3452987671</text:p>
          </table:table-cell>
          <table:table-cell table:formula="of:=[.C377]/([.D377]-[.D376])" office:value-type="float" office:value="760244.597322348" calcext:value-type="float">
            <text:p>760244.59732234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2770921.0364" calcext:value-type="float">
            <text:p>1442770921.0364</text:p>
          </table:table-cell>
          <table:table-cell office:value-type="float" office:value="8096" calcext:value-type="float">
            <text:p>8096</text:p>
          </table:table-cell>
          <table:table-cell table:formula="of:=[.B378]-[.B$2]" office:value-type="float" office:value="16.3559920787811" calcext:value-type="float">
            <text:p>16.3559920788</text:p>
          </table:table-cell>
          <table:table-cell table:formula="of:=[.C378]/([.D378]-[.D377])" office:value-type="float" office:value="757108.764219304" calcext:value-type="float">
            <text:p>757108.76421930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2770921.04704" calcext:value-type="float">
            <text:p>1442770921.04704</text:p>
          </table:table-cell>
          <table:table-cell office:value-type="float" office:value="8096" calcext:value-type="float">
            <text:p>8096</text:p>
          </table:table-cell>
          <table:table-cell table:formula="of:=[.B379]-[.B$2]" office:value-type="float" office:value="16.3666398525238" calcext:value-type="float">
            <text:p>16.3666398525</text:p>
          </table:table-cell>
          <table:table-cell table:formula="of:=[.C379]/([.D379]-[.D378])" office:value-type="float" office:value="760346.734975369" calcext:value-type="float">
            <text:p>760346.73497536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2770921.05748" calcext:value-type="float">
            <text:p>1442770921.05748</text:p>
          </table:table-cell>
          <table:table-cell office:value-type="float" office:value="8096" calcext:value-type="float">
            <text:p>8096</text:p>
          </table:table-cell>
          <table:table-cell table:formula="of:=[.B380]-[.B$2]" office:value-type="float" office:value="16.3770797252655" calcext:value-type="float">
            <text:p>16.3770797253</text:p>
          </table:table-cell>
          <table:table-cell table:formula="of:=[.C380]/([.D380]-[.D379])" office:value-type="float" office:value="775488.380012789" calcext:value-type="float">
            <text:p>775488.38001278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2770921.06818" calcext:value-type="float">
            <text:p>1442770921.06818</text:p>
          </table:table-cell>
          <table:table-cell office:value-type="float" office:value="8096" calcext:value-type="float">
            <text:p>8096</text:p>
          </table:table-cell>
          <table:table-cell table:formula="of:=[.B381]-[.B$2]" office:value-type="float" office:value="16.387770652771" calcext:value-type="float">
            <text:p>16.3877706528</text:p>
          </table:table-cell>
          <table:table-cell table:formula="of:=[.C381]/([.D381]-[.D380])" office:value-type="float" office:value="757277.607189849" calcext:value-type="float">
            <text:p>757277.60718984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2770921.07878" calcext:value-type="float">
            <text:p>1442770921.07878</text:p>
          </table:table-cell>
          <table:table-cell office:value-type="float" office:value="8096" calcext:value-type="float">
            <text:p>8096</text:p>
          </table:table-cell>
          <table:table-cell table:formula="of:=[.B382]-[.B$2]" office:value-type="float" office:value="16.3983731269836" calcext:value-type="float">
            <text:p>16.398373127</text:p>
          </table:table-cell>
          <table:table-cell table:formula="of:=[.C382]/([.D382]-[.D381])" office:value-type="float" office:value="763595.349314144" calcext:value-type="float">
            <text:p>763595.34931414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2770921.08945" calcext:value-type="float">
            <text:p>1442770921.08945</text:p>
          </table:table-cell>
          <table:table-cell office:value-type="float" office:value="8096" calcext:value-type="float">
            <text:p>8096</text:p>
          </table:table-cell>
          <table:table-cell table:formula="of:=[.B383]-[.B$2]" office:value-type="float" office:value="16.4090437889099" calcext:value-type="float">
            <text:p>16.4090437889</text:p>
          </table:table-cell>
          <table:table-cell table:formula="of:=[.C383]/([.D383]-[.D382])" office:value-type="float" office:value="758715.818750559" calcext:value-type="float">
            <text:p>758715.81875055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2770921.10009" calcext:value-type="float">
            <text:p>1442770921.10009</text:p>
          </table:table-cell>
          <table:table-cell office:value-type="float" office:value="8096" calcext:value-type="float">
            <text:p>8096</text:p>
          </table:table-cell>
          <table:table-cell table:formula="of:=[.B384]-[.B$2]" office:value-type="float" office:value="16.4196839332581" calcext:value-type="float">
            <text:p>16.4196839333</text:p>
          </table:table-cell>
          <table:table-cell table:formula="of:=[.C384]/([.D384]-[.D383])" office:value-type="float" office:value="760891.932956888" calcext:value-type="float">
            <text:p>760891.93295688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2770921.11071" calcext:value-type="float">
            <text:p>1442770921.11071</text:p>
          </table:table-cell>
          <table:table-cell office:value-type="float" office:value="8096" calcext:value-type="float">
            <text:p>8096</text:p>
          </table:table-cell>
          <table:table-cell table:formula="of:=[.B385]-[.B$2]" office:value-type="float" office:value="16.4303028583527" calcext:value-type="float">
            <text:p>16.4303028584</text:p>
          </table:table-cell>
          <table:table-cell table:formula="of:=[.C385]/([.D385]-[.D384])" office:value-type="float" office:value="762412.384292418" calcext:value-type="float">
            <text:p>762412.3842924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2770921.1213" calcext:value-type="float">
            <text:p>1442770921.1213</text:p>
          </table:table-cell>
          <table:table-cell office:value-type="float" office:value="8096" calcext:value-type="float">
            <text:p>8096</text:p>
          </table:table-cell>
          <table:table-cell table:formula="of:=[.B386]-[.B$2]" office:value-type="float" office:value="16.4408996105194" calcext:value-type="float">
            <text:p>16.4408996105</text:p>
          </table:table-cell>
          <table:table-cell table:formula="of:=[.C386]/([.D386]-[.D385])" office:value-type="float" office:value="764007.676371327" calcext:value-type="float">
            <text:p>764007.67637132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2770921.13189" calcext:value-type="float">
            <text:p>1442770921.13189</text:p>
          </table:table-cell>
          <table:table-cell office:value-type="float" office:value="8096" calcext:value-type="float">
            <text:p>8096</text:p>
          </table:table-cell>
          <table:table-cell table:formula="of:=[.B387]-[.B$2]" office:value-type="float" office:value="16.4514844417572" calcext:value-type="float">
            <text:p>16.4514844418</text:p>
          </table:table-cell>
          <table:table-cell table:formula="of:=[.C387]/([.D387]-[.D386])" office:value-type="float" office:value="764868.122893954" calcext:value-type="float">
            <text:p>764868.12289395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2770921.14257" calcext:value-type="float">
            <text:p>1442770921.14257</text:p>
          </table:table-cell>
          <table:table-cell office:value-type="float" office:value="8096" calcext:value-type="float">
            <text:p>8096</text:p>
          </table:table-cell>
          <table:table-cell table:formula="of:=[.B388]-[.B$2]" office:value-type="float" office:value="16.4621608257294" calcext:value-type="float">
            <text:p>16.4621608257</text:p>
          </table:table-cell>
          <table:table-cell table:formula="of:=[.C388]/([.D388]-[.D387])" office:value-type="float" office:value="758309.182313533" calcext:value-type="float">
            <text:p>758309.18231353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2770921.1532" calcext:value-type="float">
            <text:p>1442770921.1532</text:p>
          </table:table-cell>
          <table:table-cell office:value-type="float" office:value="8096" calcext:value-type="float">
            <text:p>8096</text:p>
          </table:table-cell>
          <table:table-cell table:formula="of:=[.B389]-[.B$2]" office:value-type="float" office:value="16.4727928638458" calcext:value-type="float">
            <text:p>16.4727928638</text:p>
          </table:table-cell>
          <table:table-cell table:formula="of:=[.C389]/([.D389]-[.D388])" office:value-type="float" office:value="761472.063147509" calcext:value-type="float">
            <text:p>761472.06314750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2770921.16369" calcext:value-type="float">
            <text:p>1442770921.16369</text:p>
          </table:table-cell>
          <table:table-cell office:value-type="float" office:value="8096" calcext:value-type="float">
            <text:p>8096</text:p>
          </table:table-cell>
          <table:table-cell table:formula="of:=[.B390]-[.B$2]" office:value-type="float" office:value="16.4832806587219" calcext:value-type="float">
            <text:p>16.4832806587</text:p>
          </table:table-cell>
          <table:table-cell table:formula="of:=[.C390]/([.D390]-[.D389])" office:value-type="float" office:value="771944.922230558" calcext:value-type="float">
            <text:p>771944.92223055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2770921.17425" calcext:value-type="float">
            <text:p>1442770921.17425</text:p>
          </table:table-cell>
          <table:table-cell office:value-type="float" office:value="8096" calcext:value-type="float">
            <text:p>8096</text:p>
          </table:table-cell>
          <table:table-cell table:formula="of:=[.B391]-[.B$2]" office:value-type="float" office:value="16.4938402175903" calcext:value-type="float">
            <text:p>16.4938402176</text:p>
          </table:table-cell>
          <table:table-cell table:formula="of:=[.C391]/([.D391]-[.D390])" office:value-type="float" office:value="766698.694603748" calcext:value-type="float">
            <text:p>766698.69460374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2770921.18476" calcext:value-type="float">
            <text:p>1442770921.18476</text:p>
          </table:table-cell>
          <table:table-cell office:value-type="float" office:value="8096" calcext:value-type="float">
            <text:p>8096</text:p>
          </table:table-cell>
          <table:table-cell table:formula="of:=[.B392]-[.B$2]" office:value-type="float" office:value="16.5043587684631" calcext:value-type="float">
            <text:p>16.5043587685</text:p>
          </table:table-cell>
          <table:table-cell table:formula="of:=[.C392]/([.D392]-[.D391])" office:value-type="float" office:value="769687.773335147" calcext:value-type="float">
            <text:p>769687.77333514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2770921.19525" calcext:value-type="float">
            <text:p>1442770921.19525</text:p>
          </table:table-cell>
          <table:table-cell office:value-type="float" office:value="8096" calcext:value-type="float">
            <text:p>8096</text:p>
          </table:table-cell>
          <table:table-cell table:formula="of:=[.B393]-[.B$2]" office:value-type="float" office:value="16.5148463249207" calcext:value-type="float">
            <text:p>16.5148463249</text:p>
          </table:table-cell>
          <table:table-cell table:formula="of:=[.C393]/([.D393]-[.D392])" office:value-type="float" office:value="771962.471219424" calcext:value-type="float">
            <text:p>771962.47121942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2770921.20578" calcext:value-type="float">
            <text:p>1442770921.20578</text:p>
          </table:table-cell>
          <table:table-cell office:value-type="float" office:value="8096" calcext:value-type="float">
            <text:p>8096</text:p>
          </table:table-cell>
          <table:table-cell table:formula="of:=[.B394]-[.B$2]" office:value-type="float" office:value="16.5253748893738" calcext:value-type="float">
            <text:p>16.5253748894</text:p>
          </table:table-cell>
          <table:table-cell table:formula="of:=[.C394]/([.D394]-[.D393])" office:value-type="float" office:value="768955.733333333" calcext:value-type="float">
            <text:p>768955.73333333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2770921.21634" calcext:value-type="float">
            <text:p>1442770921.21634</text:p>
          </table:table-cell>
          <table:table-cell office:value-type="float" office:value="8096" calcext:value-type="float">
            <text:p>8096</text:p>
          </table:table-cell>
          <table:table-cell table:formula="of:=[.B395]-[.B$2]" office:value-type="float" office:value="16.5359373092651" calcext:value-type="float">
            <text:p>16.5359373093</text:p>
          </table:table-cell>
          <table:table-cell table:formula="of:=[.C395]/([.D395]-[.D394])" office:value-type="float" office:value="766491.020360255" calcext:value-type="float">
            <text:p>766491.02036025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2770921.227" calcext:value-type="float">
            <text:p>1442770921.227</text:p>
          </table:table-cell>
          <table:table-cell office:value-type="float" office:value="8096" calcext:value-type="float">
            <text:p>8096</text:p>
          </table:table-cell>
          <table:table-cell table:formula="of:=[.B396]-[.B$2]" office:value-type="float" office:value="16.5465967655182" calcext:value-type="float">
            <text:p>16.5465967655</text:p>
          </table:table-cell>
          <table:table-cell table:formula="of:=[.C396]/([.D396]-[.D395])" office:value-type="float" office:value="759513.413048827" calcext:value-type="float">
            <text:p>759513.41304882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2770921.23764" calcext:value-type="float">
            <text:p>1442770921.23764</text:p>
          </table:table-cell>
          <table:table-cell office:value-type="float" office:value="8096" calcext:value-type="float">
            <text:p>8096</text:p>
          </table:table-cell>
          <table:table-cell table:formula="of:=[.B397]-[.B$2]" office:value-type="float" office:value="16.5572311878204" calcext:value-type="float">
            <text:p>16.5572311878</text:p>
          </table:table-cell>
          <table:table-cell table:formula="of:=[.C397]/([.D397]-[.D396])" office:value-type="float" office:value="761301.344812124" calcext:value-type="float">
            <text:p>761301.34481212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2770921.24826" calcext:value-type="float">
            <text:p>1442770921.24826</text:p>
          </table:table-cell>
          <table:table-cell office:value-type="float" office:value="8096" calcext:value-type="float">
            <text:p>8096</text:p>
          </table:table-cell>
          <table:table-cell table:formula="of:=[.B398]-[.B$2]" office:value-type="float" office:value="16.5678601264954" calcext:value-type="float">
            <text:p>16.5678601265</text:p>
          </table:table-cell>
          <table:table-cell table:formula="of:=[.C398]/([.D398]-[.D397])" office:value-type="float" office:value="761694.11148247" calcext:value-type="float">
            <text:p>761694.1114824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2770921.25892" calcext:value-type="float">
            <text:p>1442770921.25892</text:p>
          </table:table-cell>
          <table:table-cell office:value-type="float" office:value="8096" calcext:value-type="float">
            <text:p>8096</text:p>
          </table:table-cell>
          <table:table-cell table:formula="of:=[.B399]-[.B$2]" office:value-type="float" office:value="16.5785186290741" calcext:value-type="float">
            <text:p>16.5785186291</text:p>
          </table:table-cell>
          <table:table-cell table:formula="of:=[.C399]/([.D399]-[.D398])" office:value-type="float" office:value="759581.370853372" calcext:value-type="float">
            <text:p>759581.37085337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2770921.26957" calcext:value-type="float">
            <text:p>1442770921.26957</text:p>
          </table:table-cell>
          <table:table-cell office:value-type="float" office:value="8096" calcext:value-type="float">
            <text:p>8096</text:p>
          </table:table-cell>
          <table:table-cell table:formula="of:=[.B400]-[.B$2]" office:value-type="float" office:value="16.5891616344452" calcext:value-type="float">
            <text:p>16.5891616344</text:p>
          </table:table-cell>
          <table:table-cell table:formula="of:=[.C400]/([.D400]-[.D399])" office:value-type="float" office:value="760687.392114695" calcext:value-type="float">
            <text:p>760687.39211469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2770921.28023" calcext:value-type="float">
            <text:p>1442770921.28023</text:p>
          </table:table-cell>
          <table:table-cell office:value-type="float" office:value="8096" calcext:value-type="float">
            <text:p>8096</text:p>
          </table:table-cell>
          <table:table-cell table:formula="of:=[.B401]-[.B$2]" office:value-type="float" office:value="16.5998270511627" calcext:value-type="float">
            <text:p>16.5998270512</text:p>
          </table:table-cell>
          <table:table-cell table:formula="of:=[.C401]/([.D401]-[.D400])" office:value-type="float" office:value="759088.952116958" calcext:value-type="float">
            <text:p>759088.9521169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2770921.29093" calcext:value-type="float">
            <text:p>1442770921.29093</text:p>
          </table:table-cell>
          <table:table-cell office:value-type="float" office:value="8096" calcext:value-type="float">
            <text:p>8096</text:p>
          </table:table-cell>
          <table:table-cell table:formula="of:=[.B402]-[.B$2]" office:value-type="float" office:value="16.6105258464813" calcext:value-type="float">
            <text:p>16.6105258465</text:p>
          </table:table-cell>
          <table:table-cell table:formula="of:=[.C402]/([.D402]-[.D401])" office:value-type="float" office:value="756720.71096849" calcext:value-type="float">
            <text:p>756720.7109684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2770921.30154" calcext:value-type="float">
            <text:p>1442770921.30154</text:p>
          </table:table-cell>
          <table:table-cell office:value-type="float" office:value="8096" calcext:value-type="float">
            <text:p>8096</text:p>
          </table:table-cell>
          <table:table-cell table:formula="of:=[.B403]-[.B$2]" office:value-type="float" office:value="16.6211400032043" calcext:value-type="float">
            <text:p>16.6211400032</text:p>
          </table:table-cell>
          <table:table-cell table:formula="of:=[.C403]/([.D403]-[.D402])" office:value-type="float" office:value="762754.895303129" calcext:value-type="float">
            <text:p>762754.89530312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2770921.31218" calcext:value-type="float">
            <text:p>1442770921.31218</text:p>
          </table:table-cell>
          <table:table-cell office:value-type="float" office:value="8096" calcext:value-type="float">
            <text:p>8096</text:p>
          </table:table-cell>
          <table:table-cell table:formula="of:=[.B404]-[.B$2]" office:value-type="float" office:value="16.6317737102509" calcext:value-type="float">
            <text:p>16.6317737103</text:p>
          </table:table-cell>
          <table:table-cell table:formula="of:=[.C404]/([.D404]-[.D403])" office:value-type="float" office:value="761352.552274613" calcext:value-type="float">
            <text:p>761352.55227461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2770921.32283" calcext:value-type="float">
            <text:p>1442770921.32283</text:p>
          </table:table-cell>
          <table:table-cell office:value-type="float" office:value="8096" calcext:value-type="float">
            <text:p>8096</text:p>
          </table:table-cell>
          <table:table-cell table:formula="of:=[.B405]-[.B$2]" office:value-type="float" office:value="16.6424293518066" calcext:value-type="float">
            <text:p>16.6424293518</text:p>
          </table:table-cell>
          <table:table-cell table:formula="of:=[.C405]/([.D405]-[.D404])" office:value-type="float" office:value="759785.317253261" calcext:value-type="float">
            <text:p>759785.31725326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2770921.33347" calcext:value-type="float">
            <text:p>1442770921.33347</text:p>
          </table:table-cell>
          <table:table-cell office:value-type="float" office:value="8096" calcext:value-type="float">
            <text:p>8096</text:p>
          </table:table-cell>
          <table:table-cell table:formula="of:=[.B406]-[.B$2]" office:value-type="float" office:value="16.6530654430389" calcext:value-type="float">
            <text:p>16.653065443</text:p>
          </table:table-cell>
          <table:table-cell table:formula="of:=[.C406]/([.D406]-[.D405])" office:value-type="float" office:value="761181.887516532" calcext:value-type="float">
            <text:p>761181.88751653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2770921.34407" calcext:value-type="float">
            <text:p>1442770921.34407</text:p>
          </table:table-cell>
          <table:table-cell office:value-type="float" office:value="8096" calcext:value-type="float">
            <text:p>8096</text:p>
          </table:table-cell>
          <table:table-cell table:formula="of:=[.B407]-[.B$2]" office:value-type="float" office:value="16.663666009903" calcext:value-type="float">
            <text:p>16.6636660099</text:p>
          </table:table-cell>
          <table:table-cell table:formula="of:=[.C407]/([.D407]-[.D406])" office:value-type="float" office:value="763732.742206828" calcext:value-type="float">
            <text:p>763732.74220682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2770921.35468" calcext:value-type="float">
            <text:p>1442770921.35468</text:p>
          </table:table-cell>
          <table:table-cell office:value-type="float" office:value="8096" calcext:value-type="float">
            <text:p>8096</text:p>
          </table:table-cell>
          <table:table-cell table:formula="of:=[.B408]-[.B$2]" office:value-type="float" office:value="16.6742751598358" calcext:value-type="float">
            <text:p>16.6742751598</text:p>
          </table:table-cell>
          <table:table-cell table:formula="of:=[.C408]/([.D408]-[.D407])" office:value-type="float" office:value="763114.863229808" calcext:value-type="float">
            <text:p>763114.86322980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2770921.36535" calcext:value-type="float">
            <text:p>1442770921.36535</text:p>
          </table:table-cell>
          <table:table-cell office:value-type="float" office:value="8096" calcext:value-type="float">
            <text:p>8096</text:p>
          </table:table-cell>
          <table:table-cell table:formula="of:=[.B409]-[.B$2]" office:value-type="float" office:value="16.6849496364594" calcext:value-type="float">
            <text:p>16.6849496365</text:p>
          </table:table-cell>
          <table:table-cell table:formula="of:=[.C409]/([.D409]-[.D408])" office:value-type="float" office:value="758444.679353167" calcext:value-type="float">
            <text:p>758444.67935316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2770921.37596" calcext:value-type="float">
            <text:p>1442770921.37596</text:p>
          </table:table-cell>
          <table:table-cell office:value-type="float" office:value="8096" calcext:value-type="float">
            <text:p>8096</text:p>
          </table:table-cell>
          <table:table-cell table:formula="of:=[.B410]-[.B$2]" office:value-type="float" office:value="16.6955571174622" calcext:value-type="float">
            <text:p>16.6955571175</text:p>
          </table:table-cell>
          <table:table-cell table:formula="of:=[.C410]/([.D410]-[.D409])" office:value-type="float" office:value="763234.928052865" calcext:value-type="float">
            <text:p>763234.92805286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2770921.38673" calcext:value-type="float">
            <text:p>1442770921.38673</text:p>
          </table:table-cell>
          <table:table-cell office:value-type="float" office:value="8096" calcext:value-type="float">
            <text:p>8096</text:p>
          </table:table-cell>
          <table:table-cell table:formula="of:=[.B411]-[.B$2]" office:value-type="float" office:value="16.7063210010529" calcext:value-type="float">
            <text:p>16.7063210011</text:p>
          </table:table-cell>
          <table:table-cell table:formula="of:=[.C411]/([.D411]-[.D410])" office:value-type="float" office:value="752144.886349038" calcext:value-type="float">
            <text:p>752144.88634903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2770921.39749" calcext:value-type="float">
            <text:p>1442770921.39749</text:p>
          </table:table-cell>
          <table:table-cell office:value-type="float" office:value="8096" calcext:value-type="float">
            <text:p>8096</text:p>
          </table:table-cell>
          <table:table-cell table:formula="of:=[.B412]-[.B$2]" office:value-type="float" office:value="16.7170898914337" calcext:value-type="float">
            <text:p>16.7170898914</text:p>
          </table:table-cell>
          <table:table-cell table:formula="of:=[.C412]/([.D412]-[.D411])" office:value-type="float" office:value="751795.190931633" calcext:value-type="float">
            <text:p>751795.19093163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2770921.40818" calcext:value-type="float">
            <text:p>1442770921.40818</text:p>
          </table:table-cell>
          <table:table-cell office:value-type="float" office:value="8096" calcext:value-type="float">
            <text:p>8096</text:p>
          </table:table-cell>
          <table:table-cell table:formula="of:=[.B413]-[.B$2]" office:value-type="float" office:value="16.7277779579163" calcext:value-type="float">
            <text:p>16.7277779579</text:p>
          </table:table-cell>
          <table:table-cell table:formula="of:=[.C413]/([.D413]-[.D412])" office:value-type="float" office:value="757480.318186888" calcext:value-type="float">
            <text:p>757480.31818688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2770921.41886" calcext:value-type="float">
            <text:p>1442770921.41886</text:p>
          </table:table-cell>
          <table:table-cell office:value-type="float" office:value="8096" calcext:value-type="float">
            <text:p>8096</text:p>
          </table:table-cell>
          <table:table-cell table:formula="of:=[.B414]-[.B$2]" office:value-type="float" office:value="16.7384555339813" calcext:value-type="float">
            <text:p>16.738455534</text:p>
          </table:table-cell>
          <table:table-cell table:formula="of:=[.C414]/([.D414]-[.D413])" office:value-type="float" office:value="758224.521245953" calcext:value-type="float">
            <text:p>758224.52124595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2770921.42951" calcext:value-type="float">
            <text:p>1442770921.42951</text:p>
          </table:table-cell>
          <table:table-cell office:value-type="float" office:value="8096" calcext:value-type="float">
            <text:p>8096</text:p>
          </table:table-cell>
          <table:table-cell table:formula="of:=[.B415]-[.B$2]" office:value-type="float" office:value="16.7491092681885" calcext:value-type="float">
            <text:p>16.7491092682</text:p>
          </table:table-cell>
          <table:table-cell table:formula="of:=[.C415]/([.D415]-[.D414])" office:value-type="float" office:value="759921.342374399" calcext:value-type="float">
            <text:p>759921.34237439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2770921.44022" calcext:value-type="float">
            <text:p>1442770921.44022</text:p>
          </table:table-cell>
          <table:table-cell office:value-type="float" office:value="8096" calcext:value-type="float">
            <text:p>8096</text:p>
          </table:table-cell>
          <table:table-cell table:formula="of:=[.B416]-[.B$2]" office:value-type="float" office:value="16.7598111629486" calcext:value-type="float">
            <text:p>16.7598111629</text:p>
          </table:table-cell>
          <table:table-cell table:formula="of:=[.C416]/([.D416]-[.D415])" office:value-type="float" office:value="756501.552431662" calcext:value-type="float">
            <text:p>756501.55243166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2770921.45087" calcext:value-type="float">
            <text:p>1442770921.45087</text:p>
          </table:table-cell>
          <table:table-cell office:value-type="float" office:value="8096" calcext:value-type="float">
            <text:p>8096</text:p>
          </table:table-cell>
          <table:table-cell table:formula="of:=[.B417]-[.B$2]" office:value-type="float" office:value="16.7704615592957" calcext:value-type="float">
            <text:p>16.7704615593</text:p>
          </table:table-cell>
          <table:table-cell table:formula="of:=[.C417]/([.D417]-[.D416])" office:value-type="float" office:value="760159.503570549" calcext:value-type="float">
            <text:p>760159.50357054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2770921.46152" calcext:value-type="float">
            <text:p>1442770921.46152</text:p>
          </table:table-cell>
          <table:table-cell office:value-type="float" office:value="8096" calcext:value-type="float">
            <text:p>8096</text:p>
          </table:table-cell>
          <table:table-cell table:formula="of:=[.B418]-[.B$2]" office:value-type="float" office:value="16.7811198234558" calcext:value-type="float">
            <text:p>16.7811198235</text:p>
          </table:table-cell>
          <table:table-cell table:formula="of:=[.C418]/([.D418]-[.D417])" office:value-type="float" office:value="759598.362204724" calcext:value-type="float">
            <text:p>759598.36220472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2770921.4764" calcext:value-type="float">
            <text:p>1442770921.4764</text:p>
          </table:table-cell>
          <table:table-cell office:value-type="float" office:value="8096" calcext:value-type="float">
            <text:p>8096</text:p>
          </table:table-cell>
          <table:table-cell table:formula="of:=[.B419]-[.B$2]" office:value-type="float" office:value="16.7959921360016" calcext:value-type="float">
            <text:p>16.795992136</text:p>
          </table:table-cell>
          <table:table-cell table:formula="of:=[.C419]/([.D419]-[.D418])" office:value-type="float" office:value="544367.257955402" calcext:value-type="float">
            <text:p>544367.25795540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2770921.48703" calcext:value-type="float">
            <text:p>1442770921.48703</text:p>
          </table:table-cell>
          <table:table-cell office:value-type="float" office:value="8096" calcext:value-type="float">
            <text:p>8096</text:p>
          </table:table-cell>
          <table:table-cell table:formula="of:=[.B420]-[.B$2]" office:value-type="float" office:value="16.8066213130951" calcext:value-type="float">
            <text:p>16.8066213131</text:p>
          </table:table-cell>
          <table:table-cell table:formula="of:=[.C420]/([.D420]-[.D419])" office:value-type="float" office:value="761677.026243776" calcext:value-type="float">
            <text:p>761677.02624377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2770921.49766" calcext:value-type="float">
            <text:p>1442770921.49766</text:p>
          </table:table-cell>
          <table:table-cell office:value-type="float" office:value="8096" calcext:value-type="float">
            <text:p>8096</text:p>
          </table:table-cell>
          <table:table-cell table:formula="of:=[.B421]-[.B$2]" office:value-type="float" office:value="16.8172535896301" calcext:value-type="float">
            <text:p>16.8172535896</text:p>
          </table:table-cell>
          <table:table-cell table:formula="of:=[.C421]/([.D421]-[.D420])" office:value-type="float" office:value="761454.987868595" calcext:value-type="float">
            <text:p>761454.98786859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2770921.50836" calcext:value-type="float">
            <text:p>1442770921.50836</text:p>
          </table:table-cell>
          <table:table-cell office:value-type="float" office:value="8096" calcext:value-type="float">
            <text:p>8096</text:p>
          </table:table-cell>
          <table:table-cell table:formula="of:=[.B422]-[.B$2]" office:value-type="float" office:value="16.8279521465302" calcext:value-type="float">
            <text:p>16.8279521465</text:p>
          </table:table-cell>
          <table:table-cell table:formula="of:=[.C422]/([.D422]-[.D421])" office:value-type="float" office:value="756737.57457714" calcext:value-type="float">
            <text:p>756737.5745771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2770921.51902" calcext:value-type="float">
            <text:p>1442770921.51902</text:p>
          </table:table-cell>
          <table:table-cell office:value-type="float" office:value="8096" calcext:value-type="float">
            <text:p>8096</text:p>
          </table:table-cell>
          <table:table-cell table:formula="of:=[.B423]-[.B$2]" office:value-type="float" office:value="16.8386127948761" calcext:value-type="float">
            <text:p>16.8386127949</text:p>
          </table:table-cell>
          <table:table-cell table:formula="of:=[.C423]/([.D423]-[.D422])" office:value-type="float" office:value="759428.482891265" calcext:value-type="float">
            <text:p>759428.48289126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2770921.52962" calcext:value-type="float">
            <text:p>1442770921.52962</text:p>
          </table:table-cell>
          <table:table-cell office:value-type="float" office:value="8096" calcext:value-type="float">
            <text:p>8096</text:p>
          </table:table-cell>
          <table:table-cell table:formula="of:=[.B424]-[.B$2]" office:value-type="float" office:value="16.8492105007172" calcext:value-type="float">
            <text:p>16.8492105007</text:p>
          </table:table-cell>
          <table:table-cell table:formula="of:=[.C424]/([.D424]-[.D423])" office:value-type="float" office:value="763938.924274466" calcext:value-type="float">
            <text:p>763938.92427446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2770921.54032" calcext:value-type="float">
            <text:p>1442770921.54032</text:p>
          </table:table-cell>
          <table:table-cell office:value-type="float" office:value="8096" calcext:value-type="float">
            <text:p>8096</text:p>
          </table:table-cell>
          <table:table-cell table:formula="of:=[.B425]-[.B$2]" office:value-type="float" office:value="16.8599188327789" calcext:value-type="float">
            <text:p>16.8599188328</text:p>
          </table:table-cell>
          <table:table-cell table:formula="of:=[.C425]/([.D425]-[.D424])" office:value-type="float" office:value="756046.782384112" calcext:value-type="float">
            <text:p>756046.78238411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2770921.55092" calcext:value-type="float">
            <text:p>1442770921.55092</text:p>
          </table:table-cell>
          <table:table-cell office:value-type="float" office:value="8096" calcext:value-type="float">
            <text:p>8096</text:p>
          </table:table-cell>
          <table:table-cell table:formula="of:=[.B426]-[.B$2]" office:value-type="float" office:value="16.8705170154572" calcext:value-type="float">
            <text:p>16.8705170155</text:p>
          </table:table-cell>
          <table:table-cell table:formula="of:=[.C426]/([.D426]-[.D425])" office:value-type="float" office:value="763904.552866013" calcext:value-type="float">
            <text:p>763904.55286601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2770921.56152" calcext:value-type="float">
            <text:p>1442770921.56152</text:p>
          </table:table-cell>
          <table:table-cell office:value-type="float" office:value="8096" calcext:value-type="float">
            <text:p>8096</text:p>
          </table:table-cell>
          <table:table-cell table:formula="of:=[.B427]-[.B$2]" office:value-type="float" office:value="16.8811197280884" calcext:value-type="float">
            <text:p>16.8811197281</text:p>
          </table:table-cell>
          <table:table-cell table:formula="of:=[.C427]/([.D427]-[.D426])" office:value-type="float" office:value="763578.17867824" calcext:value-type="float">
            <text:p>763578.1786782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2770921.57207" calcext:value-type="float">
            <text:p>1442770921.57207</text:p>
          </table:table-cell>
          <table:table-cell office:value-type="float" office:value="8096" calcext:value-type="float">
            <text:p>8096</text:p>
          </table:table-cell>
          <table:table-cell table:formula="of:=[.B428]-[.B$2]" office:value-type="float" office:value="16.8916676044464" calcext:value-type="float">
            <text:p>16.8916676044</text:p>
          </table:table-cell>
          <table:table-cell table:formula="of:=[.C428]/([.D428]-[.D427])" office:value-type="float" office:value="767547.867001198" calcext:value-type="float">
            <text:p>767547.86700119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2770921.5827" calcext:value-type="float">
            <text:p>1442770921.5827</text:p>
          </table:table-cell>
          <table:table-cell office:value-type="float" office:value="8096" calcext:value-type="float">
            <text:p>8096</text:p>
          </table:table-cell>
          <table:table-cell table:formula="of:=[.B429]-[.B$2]" office:value-type="float" office:value="16.902295589447" calcext:value-type="float">
            <text:p>16.9022955894</text:p>
          </table:table-cell>
          <table:table-cell table:formula="of:=[.C429]/([.D429]-[.D428])" office:value-type="float" office:value="761762.460102744" calcext:value-type="float">
            <text:p>761762.46010274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2770921.59333" calcext:value-type="float">
            <text:p>1442770921.59333</text:p>
          </table:table-cell>
          <table:table-cell office:value-type="float" office:value="8096" calcext:value-type="float">
            <text:p>8096</text:p>
          </table:table-cell>
          <table:table-cell table:formula="of:=[.B430]-[.B$2]" office:value-type="float" office:value="16.9129221439362" calcext:value-type="float">
            <text:p>16.9129221439</text:p>
          </table:table-cell>
          <table:table-cell table:formula="of:=[.C430]/([.D430]-[.D429])" office:value-type="float" office:value="761865.006035314" calcext:value-type="float">
            <text:p>761865.00603531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2770921.60397" calcext:value-type="float">
            <text:p>1442770921.60397</text:p>
          </table:table-cell>
          <table:table-cell office:value-type="float" office:value="8096" calcext:value-type="float">
            <text:p>8096</text:p>
          </table:table-cell>
          <table:table-cell table:formula="of:=[.B431]-[.B$2]" office:value-type="float" office:value="16.9235615730286" calcext:value-type="float">
            <text:p>16.923561573</text:p>
          </table:table-cell>
          <table:table-cell table:formula="of:=[.C431]/([.D431]-[.D430])" office:value-type="float" office:value="760943.085355742" calcext:value-type="float">
            <text:p>760943.08535574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2770921.61466" calcext:value-type="float">
            <text:p>1442770921.61466</text:p>
          </table:table-cell>
          <table:table-cell office:value-type="float" office:value="8096" calcext:value-type="float">
            <text:p>8096</text:p>
          </table:table-cell>
          <table:table-cell table:formula="of:=[.B432]-[.B$2]" office:value-type="float" office:value="16.9342548847198" calcext:value-type="float">
            <text:p>16.9342548847</text:p>
          </table:table-cell>
          <table:table-cell table:formula="of:=[.C432]/([.D432]-[.D431])" office:value-type="float" office:value="757108.764219304" calcext:value-type="float">
            <text:p>757108.76421930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2770921.62532" calcext:value-type="float">
            <text:p>1442770921.62532</text:p>
          </table:table-cell>
          <table:table-cell office:value-type="float" office:value="8096" calcext:value-type="float">
            <text:p>8096</text:p>
          </table:table-cell>
          <table:table-cell table:formula="of:=[.B433]-[.B$2]" office:value-type="float" office:value="16.9449119567871" calcext:value-type="float">
            <text:p>16.9449119568</text:p>
          </table:table-cell>
          <table:table-cell table:formula="of:=[.C433]/([.D433]-[.D432])" office:value-type="float" office:value="759683.330365333" calcext:value-type="float">
            <text:p>759683.33036533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2770921.63592" calcext:value-type="float">
            <text:p>1442770921.63592</text:p>
          </table:table-cell>
          <table:table-cell office:value-type="float" office:value="8096" calcext:value-type="float">
            <text:p>8096</text:p>
          </table:table-cell>
          <table:table-cell table:formula="of:=[.B434]-[.B$2]" office:value-type="float" office:value="16.9555158615112" calcext:value-type="float">
            <text:p>16.9555158615</text:p>
          </table:table-cell>
          <table:table-cell table:formula="of:=[.C434]/([.D434]-[.D433])" office:value-type="float" office:value="763492.337080673" calcext:value-type="float">
            <text:p>763492.33708067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2770921.64658" calcext:value-type="float">
            <text:p>1442770921.64658</text:p>
          </table:table-cell>
          <table:table-cell office:value-type="float" office:value="8096" calcext:value-type="float">
            <text:p>8096</text:p>
          </table:table-cell>
          <table:table-cell table:formula="of:=[.B435]-[.B$2]" office:value-type="float" office:value="16.9661741256714" calcext:value-type="float">
            <text:p>16.9661741257</text:p>
          </table:table-cell>
          <table:table-cell table:formula="of:=[.C435]/([.D435]-[.D434])" office:value-type="float" office:value="759598.362204724" calcext:value-type="float">
            <text:p>759598.36220472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2770921.65717" calcext:value-type="float">
            <text:p>1442770921.65717</text:p>
          </table:table-cell>
          <table:table-cell office:value-type="float" office:value="8096" calcext:value-type="float">
            <text:p>8096</text:p>
          </table:table-cell>
          <table:table-cell table:formula="of:=[.B436]-[.B$2]" office:value-type="float" office:value="16.9767665863037" calcext:value-type="float">
            <text:p>16.9767665863</text:p>
          </table:table-cell>
          <table:table-cell table:formula="of:=[.C436]/([.D436]-[.D435])" office:value-type="float" office:value="764317.214009183" calcext:value-type="float">
            <text:p>764317.21400918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2770921.66769" calcext:value-type="float">
            <text:p>1442770921.66769</text:p>
          </table:table-cell>
          <table:table-cell office:value-type="float" office:value="8096" calcext:value-type="float">
            <text:p>8096</text:p>
          </table:table-cell>
          <table:table-cell table:formula="of:=[.B437]-[.B$2]" office:value-type="float" office:value="16.9872856140137" calcext:value-type="float">
            <text:p>16.987285614</text:p>
          </table:table-cell>
          <table:table-cell table:formula="of:=[.C437]/([.D437]-[.D436])" office:value-type="float" office:value="769652.88268359" calcext:value-type="float">
            <text:p>769652.8826835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2770921.67829" calcext:value-type="float">
            <text:p>1442770921.67829</text:p>
          </table:table-cell>
          <table:table-cell office:value-type="float" office:value="8096" calcext:value-type="float">
            <text:p>8096</text:p>
          </table:table-cell>
          <table:table-cell table:formula="of:=[.B438]-[.B$2]" office:value-type="float" office:value="16.9978868961334" calcext:value-type="float">
            <text:p>16.9978868961</text:p>
          </table:table-cell>
          <table:table-cell table:formula="of:=[.C438]/([.D438]-[.D437])" office:value-type="float" office:value="763681.214078489" calcext:value-type="float">
            <text:p>763681.21407848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2770921.68888" calcext:value-type="float">
            <text:p>1442770921.68888</text:p>
          </table:table-cell>
          <table:table-cell office:value-type="float" office:value="8096" calcext:value-type="float">
            <text:p>8096</text:p>
          </table:table-cell>
          <table:table-cell table:formula="of:=[.B439]-[.B$2]" office:value-type="float" office:value="17.0084757804871" calcext:value-type="float">
            <text:p>17.0084757805</text:p>
          </table:table-cell>
          <table:table-cell table:formula="of:=[.C439]/([.D439]-[.D438])" office:value-type="float" office:value="764575.353702745" calcext:value-type="float">
            <text:p>764575.35370274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2770921.6995" calcext:value-type="float">
            <text:p>1442770921.6995</text:p>
          </table:table-cell>
          <table:table-cell office:value-type="float" office:value="8096" calcext:value-type="float">
            <text:p>8096</text:p>
          </table:table-cell>
          <table:table-cell table:formula="of:=[.B440]-[.B$2]" office:value-type="float" office:value="17.0190937519073" calcext:value-type="float">
            <text:p>17.0190937519</text:p>
          </table:table-cell>
          <table:table-cell table:formula="of:=[.C440]/([.D440]-[.D439])" office:value-type="float" office:value="762480.861883912" calcext:value-type="float">
            <text:p>762480.86188391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2770921.71009" calcext:value-type="float">
            <text:p>1442770921.71009</text:p>
          </table:table-cell>
          <table:table-cell office:value-type="float" office:value="8096" calcext:value-type="float">
            <text:p>8096</text:p>
          </table:table-cell>
          <table:table-cell table:formula="of:=[.B441]-[.B$2]" office:value-type="float" office:value="17.0296893119812" calcext:value-type="float">
            <text:p>17.029689312</text:p>
          </table:table-cell>
          <table:table-cell table:formula="of:=[.C441]/([.D441]-[.D440])" office:value-type="float" office:value="764093.633896627" calcext:value-type="float">
            <text:p>764093.63389662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2770921.72064" calcext:value-type="float">
            <text:p>1442770921.72064</text:p>
          </table:table-cell>
          <table:table-cell office:value-type="float" office:value="8096" calcext:value-type="float">
            <text:p>8096</text:p>
          </table:table-cell>
          <table:table-cell table:formula="of:=[.B442]-[.B$2]" office:value-type="float" office:value="17.0402345657349" calcext:value-type="float">
            <text:p>17.0402345657</text:p>
          </table:table-cell>
          <table:table-cell table:formula="of:=[.C442]/([.D442]-[.D441])" office:value-type="float" office:value="767738.756138368" calcext:value-type="float">
            <text:p>767738.75613836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2770921.73101" calcext:value-type="float">
            <text:p>1442770921.73101</text:p>
          </table:table-cell>
          <table:table-cell office:value-type="float" office:value="8096" calcext:value-type="float">
            <text:p>8096</text:p>
          </table:table-cell>
          <table:table-cell table:formula="of:=[.B443]-[.B$2]" office:value-type="float" office:value="17.0506064891815" calcext:value-type="float">
            <text:p>17.0506064892</text:p>
          </table:table-cell>
          <table:table-cell table:formula="of:=[.C443]/([.D443]-[.D442])" office:value-type="float" office:value="780568.815575937" calcext:value-type="float">
            <text:p>780568.81557593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2770921.7414" calcext:value-type="float">
            <text:p>1442770921.7414</text:p>
          </table:table-cell>
          <table:table-cell office:value-type="float" office:value="8096" calcext:value-type="float">
            <text:p>8096</text:p>
          </table:table-cell>
          <table:table-cell table:formula="of:=[.B444]-[.B$2]" office:value-type="float" office:value="17.0609965324402" calcext:value-type="float">
            <text:p>17.0609965324</text:p>
          </table:table-cell>
          <table:table-cell table:formula="of:=[.C444]/([.D444]-[.D443])" office:value-type="float" office:value="779207.535372542" calcext:value-type="float">
            <text:p>779207.53537254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2770921.75178" calcext:value-type="float">
            <text:p>1442770921.75178</text:p>
          </table:table-cell>
          <table:table-cell office:value-type="float" office:value="8096" calcext:value-type="float">
            <text:p>8096</text:p>
          </table:table-cell>
          <table:table-cell table:formula="of:=[.B445]-[.B$2]" office:value-type="float" office:value="17.0713746547699" calcext:value-type="float">
            <text:p>17.0713746548</text:p>
          </table:table-cell>
          <table:table-cell table:formula="of:=[.C445]/([.D445]-[.D444])" office:value-type="float" office:value="780102.579521698" calcext:value-type="float">
            <text:p>780102.57952169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2770921.76216" calcext:value-type="float">
            <text:p>1442770921.76216</text:p>
          </table:table-cell>
          <table:table-cell office:value-type="float" office:value="8096" calcext:value-type="float">
            <text:p>8096</text:p>
          </table:table-cell>
          <table:table-cell table:formula="of:=[.B446]-[.B$2]" office:value-type="float" office:value="17.081752538681" calcext:value-type="float">
            <text:p>17.0817525387</text:p>
          </table:table-cell>
          <table:table-cell table:formula="of:=[.C446]/([.D446]-[.D445])" office:value-type="float" office:value="780120.501378423" calcext:value-type="float">
            <text:p>780120.50137842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2770921.77253" calcext:value-type="float">
            <text:p>1442770921.77253</text:p>
          </table:table-cell>
          <table:table-cell office:value-type="float" office:value="8096" calcext:value-type="float">
            <text:p>8096</text:p>
          </table:table-cell>
          <table:table-cell table:formula="of:=[.B447]-[.B$2]" office:value-type="float" office:value="17.092128276825" calcext:value-type="float">
            <text:p>17.0921282768</text:p>
          </table:table-cell>
          <table:table-cell table:formula="of:=[.C447]/([.D447]-[.D446])" office:value-type="float" office:value="780281.835152462" calcext:value-type="float">
            <text:p>780281.83515246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2770921.78292" calcext:value-type="float">
            <text:p>1442770921.78292</text:p>
          </table:table-cell>
          <table:table-cell office:value-type="float" office:value="8096" calcext:value-type="float">
            <text:p>8096</text:p>
          </table:table-cell>
          <table:table-cell table:formula="of:=[.B448]-[.B$2]" office:value-type="float" office:value="17.1025154590607" calcext:value-type="float">
            <text:p>17.1025154591</text:p>
          </table:table-cell>
          <table:table-cell table:formula="of:=[.C448]/([.D448]-[.D447])" office:value-type="float" office:value="779422.158606285" calcext:value-type="float">
            <text:p>779422.15860628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2770921.79331" calcext:value-type="float">
            <text:p>1442770921.79331</text:p>
          </table:table-cell>
          <table:table-cell office:value-type="float" office:value="8096" calcext:value-type="float">
            <text:p>8096</text:p>
          </table:table-cell>
          <table:table-cell table:formula="of:=[.B449]-[.B$2]" office:value-type="float" office:value="17.1129071712494" calcext:value-type="float">
            <text:p>17.1129071712</text:p>
          </table:table-cell>
          <table:table-cell table:formula="of:=[.C449]/([.D449]-[.D448])" office:value-type="float" office:value="779082.393061992" calcext:value-type="float">
            <text:p>779082.39306199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2770921.8037" calcext:value-type="float">
            <text:p>1442770921.8037</text:p>
          </table:table-cell>
          <table:table-cell office:value-type="float" office:value="8096" calcext:value-type="float">
            <text:p>8096</text:p>
          </table:table-cell>
          <table:table-cell table:formula="of:=[.B450]-[.B$2]" office:value-type="float" office:value="17.123295545578" calcext:value-type="float">
            <text:p>17.1232955456</text:p>
          </table:table-cell>
          <table:table-cell table:formula="of:=[.C450]/([.D450]-[.D449])" office:value-type="float" office:value="779332.717892224" calcext:value-type="float">
            <text:p>779332.71789222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2770921.81405" calcext:value-type="float">
            <text:p>1442770921.81405</text:p>
          </table:table-cell>
          <table:table-cell office:value-type="float" office:value="8096" calcext:value-type="float">
            <text:p>8096</text:p>
          </table:table-cell>
          <table:table-cell table:formula="of:=[.B451]-[.B$2]" office:value-type="float" office:value="17.133642911911" calcext:value-type="float">
            <text:p>17.1336429119</text:p>
          </table:table-cell>
          <table:table-cell table:formula="of:=[.C451]/([.D451]-[.D450])" office:value-type="float" office:value="782421.317603687" calcext:value-type="float">
            <text:p>782421.31760368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2770921.82443" calcext:value-type="float">
            <text:p>1442770921.82443</text:p>
          </table:table-cell>
          <table:table-cell office:value-type="float" office:value="8096" calcext:value-type="float">
            <text:p>8096</text:p>
          </table:table-cell>
          <table:table-cell table:formula="of:=[.B452]-[.B$2]" office:value-type="float" office:value="17.1440255641937" calcext:value-type="float">
            <text:p>17.1440255642</text:p>
          </table:table-cell>
          <table:table-cell table:formula="of:=[.C452]/([.D452]-[.D451])" office:value-type="float" office:value="779762.220630109" calcext:value-type="float">
            <text:p>779762.22063010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2770921.83477" calcext:value-type="float">
            <text:p>1442770921.83477</text:p>
          </table:table-cell>
          <table:table-cell office:value-type="float" office:value="8096" calcext:value-type="float">
            <text:p>8096</text:p>
          </table:table-cell>
          <table:table-cell table:formula="of:=[.B453]-[.B$2]" office:value-type="float" office:value="17.1543672084808" calcext:value-type="float">
            <text:p>17.1543672085</text:p>
          </table:table-cell>
          <table:table-cell table:formula="of:=[.C453]/([.D453]-[.D452])" office:value-type="float" office:value="782854.232386573" calcext:value-type="float">
            <text:p>782854.23238657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2770921.8451" calcext:value-type="float">
            <text:p>1442770921.8451</text:p>
          </table:table-cell>
          <table:table-cell office:value-type="float" office:value="8096" calcext:value-type="float">
            <text:p>8096</text:p>
          </table:table-cell>
          <table:table-cell table:formula="of:=[.B454]-[.B$2]" office:value-type="float" office:value="17.1646959781647" calcext:value-type="float">
            <text:p>17.1646959782</text:p>
          </table:table-cell>
          <table:table-cell table:formula="of:=[.C454]/([.D454]-[.D453])" office:value-type="float" office:value="783830.044411615" calcext:value-type="float">
            <text:p>783830.04441161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2770921.85548" calcext:value-type="float">
            <text:p>1442770921.85548</text:p>
          </table:table-cell>
          <table:table-cell office:value-type="float" office:value="8096" calcext:value-type="float">
            <text:p>8096</text:p>
          </table:table-cell>
          <table:table-cell table:formula="of:=[.B455]-[.B$2]" office:value-type="float" office:value="17.1750755310059" calcext:value-type="float">
            <text:p>17.175075531</text:p>
          </table:table-cell>
          <table:table-cell table:formula="of:=[.C455]/([.D455]-[.D454])" office:value-type="float" office:value="779995.065671299" calcext:value-type="float">
            <text:p>779995.06567129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2770921.86588" calcext:value-type="float">
            <text:p>1442770921.86588</text:p>
          </table:table-cell>
          <table:table-cell office:value-type="float" office:value="8096" calcext:value-type="float">
            <text:p>8096</text:p>
          </table:table-cell>
          <table:table-cell table:formula="of:=[.B456]-[.B$2]" office:value-type="float" office:value="17.185471534729" calcext:value-type="float">
            <text:p>17.1854715347</text:p>
          </table:table-cell>
          <table:table-cell table:formula="of:=[.C456]/([.D456]-[.D455])" office:value-type="float" office:value="778760.783047427" calcext:value-type="float">
            <text:p>778760.78304742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2770921.87623" calcext:value-type="float">
            <text:p>1442770921.87623</text:p>
          </table:table-cell>
          <table:table-cell office:value-type="float" office:value="8096" calcext:value-type="float">
            <text:p>8096</text:p>
          </table:table-cell>
          <table:table-cell table:formula="of:=[.B457]-[.B$2]" office:value-type="float" office:value="17.1958277225494" calcext:value-type="float">
            <text:p>17.1958277225</text:p>
          </table:table-cell>
          <table:table-cell table:formula="of:=[.C457]/([.D457]-[.D456])" office:value-type="float" office:value="781754.844579506" calcext:value-type="float">
            <text:p>781754.84457950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2770921.88659" calcext:value-type="float">
            <text:p>1442770921.88659</text:p>
          </table:table-cell>
          <table:table-cell office:value-type="float" office:value="8096" calcext:value-type="float">
            <text:p>8096</text:p>
          </table:table-cell>
          <table:table-cell table:formula="of:=[.B458]-[.B$2]" office:value-type="float" office:value="17.2061839103699" calcext:value-type="float">
            <text:p>17.2061839104</text:p>
          </table:table-cell>
          <table:table-cell table:formula="of:=[.C458]/([.D458]-[.D457])" office:value-type="float" office:value="781754.844579506" calcext:value-type="float">
            <text:p>781754.84457950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2770921.89698" calcext:value-type="float">
            <text:p>1442770921.89698</text:p>
          </table:table-cell>
          <table:table-cell office:value-type="float" office:value="8096" calcext:value-type="float">
            <text:p>8096</text:p>
          </table:table-cell>
          <table:table-cell table:formula="of:=[.B459]-[.B$2]" office:value-type="float" office:value="17.2165710926056" calcext:value-type="float">
            <text:p>17.2165710926</text:p>
          </table:table-cell>
          <table:table-cell table:formula="of:=[.C459]/([.D459]-[.D458])" office:value-type="float" office:value="779422.158606285" calcext:value-type="float">
            <text:p>779422.15860628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2770921.90733" calcext:value-type="float">
            <text:p>1442770921.90733</text:p>
          </table:table-cell>
          <table:table-cell office:value-type="float" office:value="8096" calcext:value-type="float">
            <text:p>8096</text:p>
          </table:table-cell>
          <table:table-cell table:formula="of:=[.B460]-[.B$2]" office:value-type="float" office:value="17.2269225120544" calcext:value-type="float">
            <text:p>17.2269225121</text:p>
          </table:table-cell>
          <table:table-cell table:formula="of:=[.C460]/([.D460]-[.D459])" office:value-type="float" office:value="782114.959209526" calcext:value-type="float">
            <text:p>782114.95920952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2770921.91768" calcext:value-type="float">
            <text:p>1442770921.91768</text:p>
          </table:table-cell>
          <table:table-cell office:value-type="float" office:value="8096" calcext:value-type="float">
            <text:p>8096</text:p>
          </table:table-cell>
          <table:table-cell table:formula="of:=[.B461]-[.B$2]" office:value-type="float" office:value="17.2372732162476" calcext:value-type="float">
            <text:p>17.2372732162</text:p>
          </table:table-cell>
          <table:table-cell table:formula="of:=[.C461]/([.D461]-[.D460])" office:value-type="float" office:value="782169.005021422" calcext:value-type="float">
            <text:p>782169.00502142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2770921.9281" calcext:value-type="float">
            <text:p>1442770921.9281</text:p>
          </table:table-cell>
          <table:table-cell office:value-type="float" office:value="8096" calcext:value-type="float">
            <text:p>8096</text:p>
          </table:table-cell>
          <table:table-cell table:formula="of:=[.B462]-[.B$2]" office:value-type="float" office:value="17.2476906776428" calcext:value-type="float">
            <text:p>17.2476906776</text:p>
          </table:table-cell>
          <table:table-cell table:formula="of:=[.C462]/([.D462]-[.D461])" office:value-type="float" office:value="777156.707648647" calcext:value-type="float">
            <text:p>777156.70764864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2770921.93844" calcext:value-type="float">
            <text:p>1442770921.93844</text:p>
          </table:table-cell>
          <table:table-cell office:value-type="float" office:value="8096" calcext:value-type="float">
            <text:p>8096</text:p>
          </table:table-cell>
          <table:table-cell table:formula="of:=[.B463]-[.B$2]" office:value-type="float" office:value="17.2580370903015" calcext:value-type="float">
            <text:p>17.2580370903</text:p>
          </table:table-cell>
          <table:table-cell table:formula="of:=[.C463]/([.D463]-[.D462])" office:value-type="float" office:value="782493.436814453" calcext:value-type="float">
            <text:p>782493.43681445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2770921.94883" calcext:value-type="float">
            <text:p>1442770921.94883</text:p>
          </table:table-cell>
          <table:table-cell office:value-type="float" office:value="8096" calcext:value-type="float">
            <text:p>8096</text:p>
          </table:table-cell>
          <table:table-cell table:formula="of:=[.B464]-[.B$2]" office:value-type="float" office:value="17.2684278488159" calcext:value-type="float">
            <text:p>17.2684278488</text:p>
          </table:table-cell>
          <table:table-cell table:formula="of:=[.C464]/([.D464]-[.D463])" office:value-type="float" office:value="779153.898031297" calcext:value-type="float">
            <text:p>779153.89803129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2770921.95924" calcext:value-type="float">
            <text:p>1442770921.95924</text:p>
          </table:table-cell>
          <table:table-cell office:value-type="float" office:value="8096" calcext:value-type="float">
            <text:p>8096</text:p>
          </table:table-cell>
          <table:table-cell table:formula="of:=[.B465]-[.B$2]" office:value-type="float" office:value="17.2788376808167" calcext:value-type="float">
            <text:p>17.2788376808</text:p>
          </table:table-cell>
          <table:table-cell table:formula="of:=[.C465]/([.D465]-[.D464])" office:value-type="float" office:value="777726.287939169" calcext:value-type="float">
            <text:p>777726.28793916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2770921.96961" calcext:value-type="float">
            <text:p>1442770921.96961</text:p>
          </table:table-cell>
          <table:table-cell office:value-type="float" office:value="8096" calcext:value-type="float">
            <text:p>8096</text:p>
          </table:table-cell>
          <table:table-cell table:formula="of:=[.B466]-[.B$2]" office:value-type="float" office:value="17.289205789566" calcext:value-type="float">
            <text:p>17.2892057896</text:p>
          </table:table-cell>
          <table:table-cell table:formula="of:=[.C466]/([.D466]-[.D465])" office:value-type="float" office:value="780856.007174558" calcext:value-type="float">
            <text:p>780856.00717455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2770921.97998" calcext:value-type="float">
            <text:p>1442770921.97998</text:p>
          </table:table-cell>
          <table:table-cell office:value-type="float" office:value="8096" calcext:value-type="float">
            <text:p>8096</text:p>
          </table:table-cell>
          <table:table-cell table:formula="of:=[.B467]-[.B$2]" office:value-type="float" office:value="17.2995767593384" calcext:value-type="float">
            <text:p>17.2995767593</text:p>
          </table:table-cell>
          <table:table-cell table:formula="of:=[.C467]/([.D467]-[.D466])" office:value-type="float" office:value="780640.59366882" calcext:value-type="float">
            <text:p>780640.5936688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2770921.99039" calcext:value-type="float">
            <text:p>1442770921.99039</text:p>
          </table:table-cell>
          <table:table-cell office:value-type="float" office:value="8096" calcext:value-type="float">
            <text:p>8096</text:p>
          </table:table-cell>
          <table:table-cell table:formula="of:=[.B468]-[.B$2]" office:value-type="float" office:value="17.3099822998047" calcext:value-type="float">
            <text:p>17.3099822998</text:p>
          </table:table-cell>
          <table:table-cell table:formula="of:=[.C468]/([.D468]-[.D467])" office:value-type="float" office:value="778047.043900651" calcext:value-type="float">
            <text:p>778047.04390065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2770922.00077" calcext:value-type="float">
            <text:p>1442770922.00077</text:p>
          </table:table-cell>
          <table:table-cell office:value-type="float" office:value="8096" calcext:value-type="float">
            <text:p>8096</text:p>
          </table:table-cell>
          <table:table-cell table:formula="of:=[.B469]-[.B$2]" office:value-type="float" office:value="17.3203637599945" calcext:value-type="float">
            <text:p>17.32036376</text:p>
          </table:table-cell>
          <table:table-cell table:formula="of:=[.C469]/([.D469]-[.D468])" office:value-type="float" office:value="779851.759961417" calcext:value-type="float">
            <text:p>779851.7599614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2770922.00928" calcext:value-type="float">
            <text:p>1442770922.00928</text:p>
          </table:table-cell>
          <table:table-cell office:value-type="float" office:value="8096" calcext:value-type="float">
            <text:p>8096</text:p>
          </table:table-cell>
          <table:table-cell table:formula="of:=[.B470]-[.B$2]" office:value-type="float" office:value="17.3288772106171" calcext:value-type="float">
            <text:p>17.3288772106</text:p>
          </table:table-cell>
          <table:table-cell table:formula="of:=[.C470]/([.D470]-[.D469])" office:value-type="float" office:value="950965.755124902" calcext:value-type="float">
            <text:p>950965.75512490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2770922.01773" calcext:value-type="float">
            <text:p>1442770922.01773</text:p>
          </table:table-cell>
          <table:table-cell office:value-type="float" office:value="8096" calcext:value-type="float">
            <text:p>8096</text:p>
          </table:table-cell>
          <table:table-cell table:formula="of:=[.B471]-[.B$2]" office:value-type="float" office:value="17.3373210430145" calcext:value-type="float">
            <text:p>17.337321043</text:p>
          </table:table-cell>
          <table:table-cell table:formula="of:=[.C471]/([.D471]-[.D470])" office:value-type="float" office:value="958806.335667495" calcext:value-type="float">
            <text:p>958806.33566749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2770922.02613" calcext:value-type="float">
            <text:p>1442770922.02613</text:p>
          </table:table-cell>
          <table:table-cell office:value-type="float" office:value="8096" calcext:value-type="float">
            <text:p>8096</text:p>
          </table:table-cell>
          <table:table-cell table:formula="of:=[.B472]-[.B$2]" office:value-type="float" office:value="17.3457248210907" calcext:value-type="float">
            <text:p>17.3457248211</text:p>
          </table:table-cell>
          <table:table-cell table:formula="of:=[.C472]/([.D472]-[.D471])" office:value-type="float" office:value="963376.225147526" calcext:value-type="float">
            <text:p>963376.22514752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2770922.03456" calcext:value-type="float">
            <text:p>1442770922.03456</text:p>
          </table:table-cell>
          <table:table-cell office:value-type="float" office:value="8096" calcext:value-type="float">
            <text:p>8096</text:p>
          </table:table-cell>
          <table:table-cell table:formula="of:=[.B473]-[.B$2]" office:value-type="float" office:value="17.3541581630707" calcext:value-type="float">
            <text:p>17.3541581631</text:p>
          </table:table-cell>
          <table:table-cell table:formula="of:=[.C473]/([.D473]-[.D472])" office:value-type="float" office:value="959999.015718648" calcext:value-type="float">
            <text:p>959999.01571864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2770922.04299" calcext:value-type="float">
            <text:p>1442770922.04299</text:p>
          </table:table-cell>
          <table:table-cell office:value-type="float" office:value="8096" calcext:value-type="float">
            <text:p>8096</text:p>
          </table:table-cell>
          <table:table-cell table:formula="of:=[.B474]-[.B$2]" office:value-type="float" office:value="17.3625898361206" calcext:value-type="float">
            <text:p>17.3625898361</text:p>
          </table:table-cell>
          <table:table-cell table:formula="of:=[.C474]/([.D474]-[.D473])" office:value-type="float" office:value="960189.033903577" calcext:value-type="float">
            <text:p>960189.03390357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2770922.05142" calcext:value-type="float">
            <text:p>1442770922.05142</text:p>
          </table:table-cell>
          <table:table-cell office:value-type="float" office:value="8096" calcext:value-type="float">
            <text:p>8096</text:p>
          </table:table-cell>
          <table:table-cell table:formula="of:=[.B475]-[.B$2]" office:value-type="float" office:value="17.3710143566132" calcext:value-type="float">
            <text:p>17.3710143566</text:p>
          </table:table-cell>
          <table:table-cell table:formula="of:=[.C475]/([.D475]-[.D474])" office:value-type="float" office:value="961004.250290081" calcext:value-type="float">
            <text:p>961004.25029008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2770922.05983" calcext:value-type="float">
            <text:p>1442770922.05983</text:p>
          </table:table-cell>
          <table:table-cell office:value-type="float" office:value="8096" calcext:value-type="float">
            <text:p>8096</text:p>
          </table:table-cell>
          <table:table-cell table:formula="of:=[.B476]-[.B$2]" office:value-type="float" office:value="17.3794286251068" calcext:value-type="float">
            <text:p>17.3794286251</text:p>
          </table:table-cell>
          <table:table-cell table:formula="of:=[.C476]/([.D476]-[.D475])" office:value-type="float" office:value="962175.14405531" calcext:value-type="float">
            <text:p>962175.1440553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2770922.06826" calcext:value-type="float">
            <text:p>1442770922.06826</text:p>
          </table:table-cell>
          <table:table-cell office:value-type="float" office:value="8096" calcext:value-type="float">
            <text:p>8096</text:p>
          </table:table-cell>
          <table:table-cell table:formula="of:=[.B477]-[.B$2]" office:value-type="float" office:value="17.3878591060638" calcext:value-type="float">
            <text:p>17.3878591061</text:p>
          </table:table-cell>
          <table:table-cell table:formula="of:=[.C477]/([.D477]-[.D476])" office:value-type="float" office:value="960324.807239819" calcext:value-type="float">
            <text:p>960324.80723981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2770922.07672" calcext:value-type="float">
            <text:p>1442770922.07672</text:p>
          </table:table-cell>
          <table:table-cell office:value-type="float" office:value="8096" calcext:value-type="float">
            <text:p>8096</text:p>
          </table:table-cell>
          <table:table-cell table:formula="of:=[.B478]-[.B$2]" office:value-type="float" office:value="17.3963165283203" calcext:value-type="float">
            <text:p>17.3963165283</text:p>
          </table:table-cell>
          <table:table-cell table:formula="of:=[.C478]/([.D478]-[.D477])" office:value-type="float" office:value="957265.67203225" calcext:value-type="float">
            <text:p>957265.6720322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2770922.08522" calcext:value-type="float">
            <text:p>1442770922.08522</text:p>
          </table:table-cell>
          <table:table-cell office:value-type="float" office:value="8096" calcext:value-type="float">
            <text:p>8096</text:p>
          </table:table-cell>
          <table:table-cell table:formula="of:=[.B479]-[.B$2]" office:value-type="float" office:value="17.4048118591309" calcext:value-type="float">
            <text:p>17.4048118591</text:p>
          </table:table-cell>
          <table:table-cell table:formula="of:=[.C479]/([.D479]-[.D478])" office:value-type="float" office:value="952994.083520431" calcext:value-type="float">
            <text:p>952994.08352043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2770922.09365" calcext:value-type="float">
            <text:p>1442770922.09365</text:p>
          </table:table-cell>
          <table:table-cell office:value-type="float" office:value="8096" calcext:value-type="float">
            <text:p>8096</text:p>
          </table:table-cell>
          <table:table-cell table:formula="of:=[.B480]-[.B$2]" office:value-type="float" office:value="17.4132499694824" calcext:value-type="float">
            <text:p>17.4132499695</text:p>
          </table:table-cell>
          <table:table-cell table:formula="of:=[.C480]/([.D480]-[.D479])" office:value-type="float" office:value="959456.52079566" calcext:value-type="float">
            <text:p>959456.5207956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2770922.10214" calcext:value-type="float">
            <text:p>1442770922.10214</text:p>
          </table:table-cell>
          <table:table-cell office:value-type="float" office:value="8096" calcext:value-type="float">
            <text:p>8096</text:p>
          </table:table-cell>
          <table:table-cell table:formula="of:=[.B481]-[.B$2]" office:value-type="float" office:value="17.4217381477356" calcext:value-type="float">
            <text:p>17.4217381477</text:p>
          </table:table-cell>
          <table:table-cell table:formula="of:=[.C481]/([.D481]-[.D480])" office:value-type="float" office:value="953797.123307679" calcext:value-type="float">
            <text:p>953797.12330767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2770922.11058" calcext:value-type="float">
            <text:p>1442770922.11058</text:p>
          </table:table-cell>
          <table:table-cell office:value-type="float" office:value="8096" calcext:value-type="float">
            <text:p>8096</text:p>
          </table:table-cell>
          <table:table-cell table:formula="of:=[.B482]-[.B$2]" office:value-type="float" office:value="17.4301755428314" calcext:value-type="float">
            <text:p>17.4301755428</text:p>
          </table:table-cell>
          <table:table-cell table:formula="of:=[.C482]/([.D482]-[.D481])" office:value-type="float" office:value="959537.855943938" calcext:value-type="float">
            <text:p>959537.85594393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2770922.11903" calcext:value-type="float">
            <text:p>1442770922.11903</text:p>
          </table:table-cell>
          <table:table-cell office:value-type="float" office:value="8096" calcext:value-type="float">
            <text:p>8096</text:p>
          </table:table-cell>
          <table:table-cell table:formula="of:=[.B483]-[.B$2]" office:value-type="float" office:value="17.4386258125305" calcext:value-type="float">
            <text:p>17.4386258125</text:p>
          </table:table-cell>
          <table:table-cell table:formula="of:=[.C483]/([.D483]-[.D482])" office:value-type="float" office:value="958075.929915639" calcext:value-type="float">
            <text:p>958075.92991563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2770922.12751" calcext:value-type="float">
            <text:p>1442770922.12751</text:p>
          </table:table-cell>
          <table:table-cell office:value-type="float" office:value="8096" calcext:value-type="float">
            <text:p>8096</text:p>
          </table:table-cell>
          <table:table-cell table:formula="of:=[.B484]-[.B$2]" office:value-type="float" office:value="17.4471042156219" calcext:value-type="float">
            <text:p>17.4471042156</text:p>
          </table:table-cell>
          <table:table-cell table:formula="of:=[.C484]/([.D484]-[.D483])" office:value-type="float" office:value="954896.802227159" calcext:value-type="float">
            <text:p>954896.80222715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2770922.13599" calcext:value-type="float">
            <text:p>1442770922.13599</text:p>
          </table:table-cell>
          <table:table-cell office:value-type="float" office:value="8096" calcext:value-type="float">
            <text:p>8096</text:p>
          </table:table-cell>
          <table:table-cell table:formula="of:=[.B485]-[.B$2]" office:value-type="float" office:value="17.4555892944336" calcext:value-type="float">
            <text:p>17.4555892944</text:p>
          </table:table-cell>
          <table:table-cell table:formula="of:=[.C485]/([.D485]-[.D484])" office:value-type="float" office:value="954145.527663042" calcext:value-type="float">
            <text:p>954145.52766304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2770922.14475" calcext:value-type="float">
            <text:p>1442770922.14475</text:p>
          </table:table-cell>
          <table:table-cell office:value-type="float" office:value="8096" calcext:value-type="float">
            <text:p>8096</text:p>
          </table:table-cell>
          <table:table-cell table:formula="of:=[.B486]-[.B$2]" office:value-type="float" office:value="17.4643409252167" calcext:value-type="float">
            <text:p>17.4643409252</text:p>
          </table:table-cell>
          <table:table-cell table:formula="of:=[.C486]/([.D486]-[.D485])" office:value-type="float" office:value="925084.729997003" calcext:value-type="float">
            <text:p>925084.72999700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2770922.15331" calcext:value-type="float">
            <text:p>1442770922.15331</text:p>
          </table:table-cell>
          <table:table-cell office:value-type="float" office:value="8096" calcext:value-type="float">
            <text:p>8096</text:p>
          </table:table-cell>
          <table:table-cell table:formula="of:=[.B487]-[.B$2]" office:value-type="float" office:value="17.4729006290436" calcext:value-type="float">
            <text:p>17.472900629</text:p>
          </table:table-cell>
          <table:table-cell table:formula="of:=[.C487]/([.D487]-[.D486])" office:value-type="float" office:value="945827.117820734" calcext:value-type="float">
            <text:p>945827.11782073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2770922.16186" calcext:value-type="float">
            <text:p>1442770922.16186</text:p>
          </table:table-cell>
          <table:table-cell office:value-type="float" office:value="8096" calcext:value-type="float">
            <text:p>8096</text:p>
          </table:table-cell>
          <table:table-cell table:formula="of:=[.B488]-[.B$2]" office:value-type="float" office:value="17.4814553260803" calcext:value-type="float">
            <text:p>17.4814553261</text:p>
          </table:table-cell>
          <table:table-cell table:formula="of:=[.C488]/([.D488]-[.D487])" office:value-type="float" office:value="946380.68013712" calcext:value-type="float">
            <text:p>946380.6801371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2770922.17031" calcext:value-type="float">
            <text:p>1442770922.17031</text:p>
          </table:table-cell>
          <table:table-cell office:value-type="float" office:value="8096" calcext:value-type="float">
            <text:p>8096</text:p>
          </table:table-cell>
          <table:table-cell table:formula="of:=[.B489]-[.B$2]" office:value-type="float" office:value="17.4899086952209" calcext:value-type="float">
            <text:p>17.4899086952</text:p>
          </table:table-cell>
          <table:table-cell table:formula="of:=[.C489]/([.D489]-[.D488])" office:value-type="float" office:value="957724.649819495" calcext:value-type="float">
            <text:p>957724.64981949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2770922.17875" calcext:value-type="float">
            <text:p>1442770922.17875</text:p>
          </table:table-cell>
          <table:table-cell office:value-type="float" office:value="8096" calcext:value-type="float">
            <text:p>8096</text:p>
          </table:table-cell>
          <table:table-cell table:formula="of:=[.B490]-[.B$2]" office:value-type="float" office:value="17.498340845108" calcext:value-type="float">
            <text:p>17.4983408451</text:p>
          </table:table-cell>
          <table:table-cell table:formula="of:=[.C490]/([.D490]-[.D489])" office:value-type="float" office:value="960134.735318235" calcext:value-type="float">
            <text:p>960134.73531823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2770922.18727" calcext:value-type="float">
            <text:p>1442770922.18727</text:p>
          </table:table-cell>
          <table:table-cell office:value-type="float" office:value="8096" calcext:value-type="float">
            <text:p>8096</text:p>
          </table:table-cell>
          <table:table-cell table:formula="of:=[.B491]-[.B$2]" office:value-type="float" office:value="17.5068621635437" calcext:value-type="float">
            <text:p>17.5068621635</text:p>
          </table:table-cell>
          <table:table-cell table:formula="of:=[.C491]/([.D491]-[.D490])" office:value-type="float" office:value="950087.719537786" calcext:value-type="float">
            <text:p>950087.71953778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2770922.1956" calcext:value-type="float">
            <text:p>1442770922.1956</text:p>
          </table:table-cell>
          <table:table-cell office:value-type="float" office:value="8096" calcext:value-type="float">
            <text:p>8096</text:p>
          </table:table-cell>
          <table:table-cell table:formula="of:=[.B492]-[.B$2]" office:value-type="float" office:value="17.515200138092" calcext:value-type="float">
            <text:p>17.5152001381</text:p>
          </table:table-cell>
          <table:table-cell table:formula="of:=[.C492]/([.D492]-[.D491])" office:value-type="float" office:value="970979.217202333" calcext:value-type="float">
            <text:p>970979.21720233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2770922.20399" calcext:value-type="float">
            <text:p>1442770922.20399</text:p>
          </table:table-cell>
          <table:table-cell office:value-type="float" office:value="8096" calcext:value-type="float">
            <text:p>8096</text:p>
          </table:table-cell>
          <table:table-cell table:formula="of:=[.B493]-[.B$2]" office:value-type="float" office:value="17.5235865116119" calcext:value-type="float">
            <text:p>17.5235865116</text:p>
          </table:table-cell>
          <table:table-cell table:formula="of:=[.C493]/([.D493]-[.D492])" office:value-type="float" office:value="965375.55604833" calcext:value-type="float">
            <text:p>965375.5560483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2770922.21239" calcext:value-type="float">
            <text:p>1442770922.21239</text:p>
          </table:table-cell>
          <table:table-cell office:value-type="float" office:value="8096" calcext:value-type="float">
            <text:p>8096</text:p>
          </table:table-cell>
          <table:table-cell table:formula="of:=[.B494]-[.B$2]" office:value-type="float" office:value="17.5319876670837" calcext:value-type="float">
            <text:p>17.5319876671</text:p>
          </table:table-cell>
          <table:table-cell table:formula="of:=[.C494]/([.D494]-[.D493])" office:value-type="float" office:value="963676.964100235" calcext:value-type="float">
            <text:p>963676.96410023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2770922.22072" calcext:value-type="float">
            <text:p>1442770922.22072</text:p>
          </table:table-cell>
          <table:table-cell office:value-type="float" office:value="8096" calcext:value-type="float">
            <text:p>8096</text:p>
          </table:table-cell>
          <table:table-cell table:formula="of:=[.B495]-[.B$2]" office:value-type="float" office:value="17.5403153896332" calcext:value-type="float">
            <text:p>17.5403153896</text:p>
          </table:table-cell>
          <table:table-cell table:formula="of:=[.C495]/([.D495]-[.D494])" office:value-type="float" office:value="972174.55936328" calcext:value-type="float">
            <text:p>972174.5593632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2770922.22914" calcext:value-type="float">
            <text:p>1442770922.22914</text:p>
          </table:table-cell>
          <table:table-cell office:value-type="float" office:value="8096" calcext:value-type="float">
            <text:p>8096</text:p>
          </table:table-cell>
          <table:table-cell table:formula="of:=[.B496]-[.B$2]" office:value-type="float" office:value="17.5487308502197" calcext:value-type="float">
            <text:p>17.5487308502</text:p>
          </table:table-cell>
          <table:table-cell table:formula="of:=[.C496]/([.D496]-[.D495])" office:value-type="float" office:value="962038.847040825" calcext:value-type="float">
            <text:p>962038.84704082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2770922.23741" calcext:value-type="float">
            <text:p>1442770922.23741</text:p>
          </table:table-cell>
          <table:table-cell office:value-type="float" office:value="8096" calcext:value-type="float">
            <text:p>8096</text:p>
          </table:table-cell>
          <table:table-cell table:formula="of:=[.B497]-[.B$2]" office:value-type="float" office:value="17.5570085048676" calcext:value-type="float">
            <text:p>17.5570085049</text:p>
          </table:table-cell>
          <table:table-cell table:formula="of:=[.C497]/([.D497]-[.D496])" office:value-type="float" office:value="978054.816786198" calcext:value-type="float">
            <text:p>978054.81678619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2770922.24577" calcext:value-type="float">
            <text:p>1442770922.24577</text:p>
          </table:table-cell>
          <table:table-cell office:value-type="float" office:value="8096" calcext:value-type="float">
            <text:p>8096</text:p>
          </table:table-cell>
          <table:table-cell table:formula="of:=[.B498]-[.B$2]" office:value-type="float" office:value="17.5653614997864" calcext:value-type="float">
            <text:p>17.5653614998</text:p>
          </table:table-cell>
          <table:table-cell table:formula="of:=[.C498]/([.D498]-[.D497])" office:value-type="float" office:value="969233.200627943" calcext:value-type="float">
            <text:p>969233.20062794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2770922.25422" calcext:value-type="float">
            <text:p>1442770922.25422</text:p>
          </table:table-cell>
          <table:table-cell office:value-type="float" office:value="8096" calcext:value-type="float">
            <text:p>8096</text:p>
          </table:table-cell>
          <table:table-cell table:formula="of:=[.B499]-[.B$2]" office:value-type="float" office:value="17.5738184452057" calcext:value-type="float">
            <text:p>17.5738184452</text:p>
          </table:table-cell>
          <table:table-cell table:formula="of:=[.C499]/([.D499]-[.D498])" office:value-type="float" office:value="957319.646584534" calcext:value-type="float">
            <text:p>957319.64658453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2770922.26264" calcext:value-type="float">
            <text:p>1442770922.26264</text:p>
          </table:table-cell>
          <table:table-cell office:value-type="float" office:value="8096" calcext:value-type="float">
            <text:p>8096</text:p>
          </table:table-cell>
          <table:table-cell table:formula="of:=[.B500]-[.B$2]" office:value-type="float" office:value="17.5822398662567" calcext:value-type="float">
            <text:p>17.5822398663</text:p>
          </table:table-cell>
          <table:table-cell table:formula="of:=[.C500]/([.D500]-[.D499])" office:value-type="float" office:value="961357.940773456" calcext:value-type="float">
            <text:p>961357.94077345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2770922.27106" calcext:value-type="float">
            <text:p>1442770922.27106</text:p>
          </table:table-cell>
          <table:table-cell office:value-type="float" office:value="8096" calcext:value-type="float">
            <text:p>8096</text:p>
          </table:table-cell>
          <table:table-cell table:formula="of:=[.B501]-[.B$2]" office:value-type="float" office:value="17.5906596183777" calcext:value-type="float">
            <text:p>17.5906596184</text:p>
          </table:table-cell>
          <table:table-cell table:formula="of:=[.C501]/([.D501]-[.D500])" office:value-type="float" office:value="961548.4973524" calcext:value-type="float">
            <text:p>961548.49735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2770922.27947" calcext:value-type="float">
            <text:p>1442770922.27947</text:p>
          </table:table-cell>
          <table:table-cell office:value-type="float" office:value="8096" calcext:value-type="float">
            <text:p>8096</text:p>
          </table:table-cell>
          <table:table-cell table:formula="of:=[.B502]-[.B$2]" office:value-type="float" office:value="17.5990614891052" calcext:value-type="float">
            <text:p>17.5990614891</text:p>
          </table:table-cell>
          <table:table-cell table:formula="of:=[.C502]/([.D502]-[.D501])" office:value-type="float" office:value="963594.925766175" calcext:value-type="float">
            <text:p>963594.92576617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2770922.28791" calcext:value-type="float">
            <text:p>1442770922.28791</text:p>
          </table:table-cell>
          <table:table-cell office:value-type="float" office:value="8096" calcext:value-type="float">
            <text:p>8096</text:p>
          </table:table-cell>
          <table:table-cell table:formula="of:=[.B503]-[.B$2]" office:value-type="float" office:value="17.6075079441071" calcext:value-type="float">
            <text:p>17.6075079441</text:p>
          </table:table-cell>
          <table:table-cell table:formula="of:=[.C503]/([.D503]-[.D502])" office:value-type="float" office:value="958508.628560138" calcext:value-type="float">
            <text:p>958508.62856013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2770922.29634" calcext:value-type="float">
            <text:p>1442770922.29634</text:p>
          </table:table-cell>
          <table:table-cell office:value-type="float" office:value="8096" calcext:value-type="float">
            <text:p>8096</text:p>
          </table:table-cell>
          <table:table-cell table:formula="of:=[.B504]-[.B$2]" office:value-type="float" office:value="17.6159358024597" calcext:value-type="float">
            <text:p>17.6159358025</text:p>
          </table:table-cell>
          <table:table-cell table:formula="of:=[.C504]/([.D504]-[.D503])" office:value-type="float" office:value="960623.643780588" calcext:value-type="float">
            <text:p>960623.64378058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2770922.30477" calcext:value-type="float">
            <text:p>1442770922.30477</text:p>
          </table:table-cell>
          <table:table-cell office:value-type="float" office:value="8096" calcext:value-type="float">
            <text:p>8096</text:p>
          </table:table-cell>
          <table:table-cell table:formula="of:=[.B505]-[.B$2]" office:value-type="float" office:value="17.624365568161" calcext:value-type="float">
            <text:p>17.6243655682</text:p>
          </table:table-cell>
          <table:table-cell table:formula="of:=[.C505]/([.D505]-[.D504])" office:value-type="float" office:value="960406.289673898" calcext:value-type="float">
            <text:p>960406.28967389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2770922.3132" calcext:value-type="float">
            <text:p>1442770922.3132</text:p>
          </table:table-cell>
          <table:table-cell office:value-type="float" office:value="8096" calcext:value-type="float">
            <text:p>8096</text:p>
          </table:table-cell>
          <table:table-cell table:formula="of:=[.B506]-[.B$2]" office:value-type="float" office:value="17.6327903270721" calcext:value-type="float">
            <text:p>17.6327903271</text:p>
          </table:table-cell>
          <table:table-cell table:formula="of:=[.C506]/([.D506]-[.D505])" office:value-type="float" office:value="960977.054109124" calcext:value-type="float">
            <text:p>960977.05410912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2770922.32157" calcext:value-type="float">
            <text:p>1442770922.32157</text:p>
          </table:table-cell>
          <table:table-cell office:value-type="float" office:value="8096" calcext:value-type="float">
            <text:p>8096</text:p>
          </table:table-cell>
          <table:table-cell table:formula="of:=[.B507]-[.B$2]" office:value-type="float" office:value="17.641165971756" calcext:value-type="float">
            <text:p>17.6411659718</text:p>
          </table:table-cell>
          <table:table-cell table:formula="of:=[.C507]/([.D507]-[.D506])" office:value-type="float" office:value="966612.16009109" calcext:value-type="float">
            <text:p>966612.1600910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2770922.32994" calcext:value-type="float">
            <text:p>1442770922.32994</text:p>
          </table:table-cell>
          <table:table-cell office:value-type="float" office:value="8096" calcext:value-type="float">
            <text:p>8096</text:p>
          </table:table-cell>
          <table:table-cell table:formula="of:=[.B508]-[.B$2]" office:value-type="float" office:value="17.649539232254" calcext:value-type="float">
            <text:p>17.6495392323</text:p>
          </table:table-cell>
          <table:table-cell table:formula="of:=[.C508]/([.D508]-[.D507])" office:value-type="float" office:value="966887.391343964" calcext:value-type="float">
            <text:p>966887.39134396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2770922.33832" calcext:value-type="float">
            <text:p>1442770922.33832</text:p>
          </table:table-cell>
          <table:table-cell office:value-type="float" office:value="8096" calcext:value-type="float">
            <text:p>8096</text:p>
          </table:table-cell>
          <table:table-cell table:formula="of:=[.B509]-[.B$2]" office:value-type="float" office:value="17.6579194068909" calcext:value-type="float">
            <text:p>17.6579194069</text:p>
          </table:table-cell>
          <table:table-cell table:formula="of:=[.C509]/([.D509]-[.D508])" office:value-type="float" office:value="966089.652166491" calcext:value-type="float">
            <text:p>966089.65216649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2770922.3467" calcext:value-type="float">
            <text:p>1442770922.3467</text:p>
          </table:table-cell>
          <table:table-cell office:value-type="float" office:value="8096" calcext:value-type="float">
            <text:p>8096</text:p>
          </table:table-cell>
          <table:table-cell table:formula="of:=[.B510]-[.B$2]" office:value-type="float" office:value="17.6662909984589" calcext:value-type="float">
            <text:p>17.6662909985</text:p>
          </table:table-cell>
          <table:table-cell table:formula="of:=[.C510]/([.D510]-[.D509])" office:value-type="float" office:value="967080.146498448" calcext:value-type="float">
            <text:p>967080.14649844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2770922.35517" calcext:value-type="float">
            <text:p>1442770922.35517</text:p>
          </table:table-cell>
          <table:table-cell office:value-type="float" office:value="8096" calcext:value-type="float">
            <text:p>8096</text:p>
          </table:table-cell>
          <table:table-cell table:formula="of:=[.B511]-[.B$2]" office:value-type="float" office:value="17.6747624874115" calcext:value-type="float">
            <text:p>17.6747624874</text:p>
          </table:table-cell>
          <table:table-cell table:formula="of:=[.C511]/([.D511]-[.D510])" office:value-type="float" office:value="955676.156253518" calcext:value-type="float">
            <text:p>955676.1562535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2770922.36361" calcext:value-type="float">
            <text:p>1442770922.36361</text:p>
          </table:table-cell>
          <table:table-cell office:value-type="float" office:value="8096" calcext:value-type="float">
            <text:p>8096</text:p>
          </table:table-cell>
          <table:table-cell table:formula="of:=[.B512]-[.B$2]" office:value-type="float" office:value="17.6832070350647" calcext:value-type="float">
            <text:p>17.6832070351</text:p>
          </table:table-cell>
          <table:table-cell table:formula="of:=[.C512]/([.D512]-[.D511])" office:value-type="float" office:value="958725.124481211" calcext:value-type="float">
            <text:p>958725.1244812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2770922.37213" calcext:value-type="float">
            <text:p>1442770922.37213</text:p>
          </table:table-cell>
          <table:table-cell office:value-type="float" office:value="8096" calcext:value-type="float">
            <text:p>8096</text:p>
          </table:table-cell>
          <table:table-cell table:formula="of:=[.B513]-[.B$2]" office:value-type="float" office:value="17.6917278766632" calcext:value-type="float">
            <text:p>17.6917278767</text:p>
          </table:table-cell>
          <table:table-cell table:formula="of:=[.C513]/([.D513]-[.D512])" office:value-type="float" office:value="950140.887657741" calcext:value-type="float">
            <text:p>950140.8876577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2770922.38055" calcext:value-type="float">
            <text:p>1442770922.38055</text:p>
          </table:table-cell>
          <table:table-cell office:value-type="float" office:value="8096" calcext:value-type="float">
            <text:p>8096</text:p>
          </table:table-cell>
          <table:table-cell table:formula="of:=[.B514]-[.B$2]" office:value-type="float" office:value="17.700145483017" calcext:value-type="float">
            <text:p>17.700145483</text:p>
          </table:table-cell>
          <table:table-cell table:formula="of:=[.C514]/([.D514]-[.D513])" office:value-type="float" office:value="961793.609698068" calcext:value-type="float">
            <text:p>961793.60969806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2770922.38932" calcext:value-type="float">
            <text:p>1442770922.38932</text:p>
          </table:table-cell>
          <table:table-cell office:value-type="float" office:value="8096" calcext:value-type="float">
            <text:p>8096</text:p>
          </table:table-cell>
          <table:table-cell table:formula="of:=[.B515]-[.B$2]" office:value-type="float" office:value="17.7089140415192" calcext:value-type="float">
            <text:p>17.7089140415</text:p>
          </table:table-cell>
          <table:table-cell table:formula="of:=[.C515]/([.D515]-[.D514])" office:value-type="float" office:value="923298.852139866" calcext:value-type="float">
            <text:p>923298.85213986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2770922.39776" calcext:value-type="float">
            <text:p>1442770922.39776</text:p>
          </table:table-cell>
          <table:table-cell office:value-type="float" office:value="8096" calcext:value-type="float">
            <text:p>8096</text:p>
          </table:table-cell>
          <table:table-cell table:formula="of:=[.B516]-[.B$2]" office:value-type="float" office:value="17.7173538208008" calcext:value-type="float">
            <text:p>17.7173538208</text:p>
          </table:table-cell>
          <table:table-cell table:formula="of:=[.C516]/([.D516]-[.D515])" office:value-type="float" office:value="959266.792395265" calcext:value-type="float">
            <text:p>959266.79239526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2770922.40618" calcext:value-type="float">
            <text:p>1442770922.40618</text:p>
          </table:table-cell>
          <table:table-cell office:value-type="float" office:value="8096" calcext:value-type="float">
            <text:p>8096</text:p>
          </table:table-cell>
          <table:table-cell table:formula="of:=[.B517]-[.B$2]" office:value-type="float" office:value="17.7257704734802" calcext:value-type="float">
            <text:p>17.7257704735</text:p>
          </table:table-cell>
          <table:table-cell table:formula="of:=[.C517]/([.D517]-[.D516])" office:value-type="float" office:value="961902.588635205" calcext:value-type="float">
            <text:p>961902.58863520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2770922.41459" calcext:value-type="float">
            <text:p>1442770922.41459</text:p>
          </table:table-cell>
          <table:table-cell office:value-type="float" office:value="8096" calcext:value-type="float">
            <text:p>8096</text:p>
          </table:table-cell>
          <table:table-cell table:formula="of:=[.B518]-[.B$2]" office:value-type="float" office:value="17.7341804504395" calcext:value-type="float">
            <text:p>17.7341804504</text:p>
          </table:table-cell>
          <table:table-cell table:formula="of:=[.C518]/([.D518]-[.D517])" office:value-type="float" office:value="962666.133242615" calcext:value-type="float">
            <text:p>962666.13324261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2770922.42295" calcext:value-type="float">
            <text:p>1442770922.42295</text:p>
          </table:table-cell>
          <table:table-cell office:value-type="float" office:value="8096" calcext:value-type="float">
            <text:p>8096</text:p>
          </table:table-cell>
          <table:table-cell table:formula="of:=[.B519]-[.B$2]" office:value-type="float" office:value="17.742546081543" calcext:value-type="float">
            <text:p>17.7425460815</text:p>
          </table:table-cell>
          <table:table-cell table:formula="of:=[.C519]/([.D519]-[.D518])" office:value-type="float" office:value="967769.185590515" calcext:value-type="float">
            <text:p>967769.18559051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2770922.43132" calcext:value-type="float">
            <text:p>1442770922.43132</text:p>
          </table:table-cell>
          <table:table-cell office:value-type="float" office:value="8096" calcext:value-type="float">
            <text:p>8096</text:p>
          </table:table-cell>
          <table:table-cell table:formula="of:=[.B520]-[.B$2]" office:value-type="float" office:value="17.7509121894836" calcext:value-type="float">
            <text:p>17.7509121895</text:p>
          </table:table-cell>
          <table:table-cell table:formula="of:=[.C520]/([.D520]-[.D519])" office:value-type="float" office:value="967714.026332288" calcext:value-type="float">
            <text:p>967714.02633228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2770922.43969" calcext:value-type="float">
            <text:p>1442770922.43969</text:p>
          </table:table-cell>
          <table:table-cell office:value-type="float" office:value="8096" calcext:value-type="float">
            <text:p>8096</text:p>
          </table:table-cell>
          <table:table-cell table:formula="of:=[.B521]-[.B$2]" office:value-type="float" office:value="17.7592854499817" calcext:value-type="float">
            <text:p>17.75928545</text:p>
          </table:table-cell>
          <table:table-cell table:formula="of:=[.C521]/([.D521]-[.D520])" office:value-type="float" office:value="966887.391343964" calcext:value-type="float">
            <text:p>966887.39134396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2770922.44811" calcext:value-type="float">
            <text:p>1442770922.44811</text:p>
          </table:table-cell>
          <table:table-cell office:value-type="float" office:value="8096" calcext:value-type="float">
            <text:p>8096</text:p>
          </table:table-cell>
          <table:table-cell table:formula="of:=[.B522]-[.B$2]" office:value-type="float" office:value="17.7677068710327" calcext:value-type="float">
            <text:p>17.767706871</text:p>
          </table:table-cell>
          <table:table-cell table:formula="of:=[.C522]/([.D522]-[.D521])" office:value-type="float" office:value="961357.940773456" calcext:value-type="float">
            <text:p>961357.94077345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2770922.45656" calcext:value-type="float">
            <text:p>1442770922.45656</text:p>
          </table:table-cell>
          <table:table-cell office:value-type="float" office:value="8096" calcext:value-type="float">
            <text:p>8096</text:p>
          </table:table-cell>
          <table:table-cell table:formula="of:=[.B523]-[.B$2]" office:value-type="float" office:value="17.7761569023132" calcext:value-type="float">
            <text:p>17.7761569023</text:p>
          </table:table-cell>
          <table:table-cell table:formula="of:=[.C523]/([.D523]-[.D522])" office:value-type="float" office:value="958102.96213532" calcext:value-type="float">
            <text:p>958102.9621353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2770922.46499" calcext:value-type="float">
            <text:p>1442770922.46499</text:p>
          </table:table-cell>
          <table:table-cell office:value-type="float" office:value="8096" calcext:value-type="float">
            <text:p>8096</text:p>
          </table:table-cell>
          <table:table-cell table:formula="of:=[.B524]-[.B$2]" office:value-type="float" office:value="17.784588098526" calcext:value-type="float">
            <text:p>17.7845880985</text:p>
          </table:table-cell>
          <table:table-cell table:formula="of:=[.C524]/([.D524]-[.D523])" office:value-type="float" office:value="960243.338630772" calcext:value-type="float">
            <text:p>960243.33863077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2770922.47341" calcext:value-type="float">
            <text:p>1442770922.47341</text:p>
          </table:table-cell>
          <table:table-cell office:value-type="float" office:value="8096" calcext:value-type="float">
            <text:p>8096</text:p>
          </table:table-cell>
          <table:table-cell table:formula="of:=[.B525]-[.B$2]" office:value-type="float" office:value="17.7930052280426" calcext:value-type="float">
            <text:p>17.793005228</text:p>
          </table:table-cell>
          <table:table-cell table:formula="of:=[.C525]/([.D525]-[.D524])" office:value-type="float" office:value="961848.096079764" calcext:value-type="float">
            <text:p>961848.09607976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2770922.48186" calcext:value-type="float">
            <text:p>1442770922.48186</text:p>
          </table:table-cell>
          <table:table-cell office:value-type="float" office:value="8096" calcext:value-type="float">
            <text:p>8096</text:p>
          </table:table-cell>
          <table:table-cell table:formula="of:=[.B526]-[.B$2]" office:value-type="float" office:value="17.8014595508575" calcext:value-type="float">
            <text:p>17.8014595509</text:p>
          </table:table-cell>
          <table:table-cell table:formula="of:=[.C526]/([.D526]-[.D525])" office:value-type="float" office:value="957616.615454033" calcext:value-type="float">
            <text:p>957616.61545403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2770922.49038" calcext:value-type="float">
            <text:p>1442770922.49038</text:p>
          </table:table-cell>
          <table:table-cell office:value-type="float" office:value="8096" calcext:value-type="float">
            <text:p>8096</text:p>
          </table:table-cell>
          <table:table-cell table:formula="of:=[.B527]-[.B$2]" office:value-type="float" office:value="17.809978723526" calcext:value-type="float">
            <text:p>17.8099787235</text:p>
          </table:table-cell>
          <table:table-cell table:formula="of:=[.C527]/([.D527]-[.D526])" office:value-type="float" office:value="950327.022948617" calcext:value-type="float">
            <text:p>950327.02294861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2770922.49884" calcext:value-type="float">
            <text:p>1442770922.49884</text:p>
          </table:table-cell>
          <table:table-cell office:value-type="float" office:value="8096" calcext:value-type="float">
            <text:p>8096</text:p>
          </table:table-cell>
          <table:table-cell table:formula="of:=[.B528]-[.B$2]" office:value-type="float" office:value="17.8184380531311" calcext:value-type="float">
            <text:p>17.8184380531</text:p>
          </table:table-cell>
          <table:table-cell table:formula="of:=[.C528]/([.D528]-[.D527])" office:value-type="float" office:value="957049.834672078" calcext:value-type="float">
            <text:p>957049.83467207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2770922.50727" calcext:value-type="float">
            <text:p>1442770922.50727</text:p>
          </table:table-cell>
          <table:table-cell office:value-type="float" office:value="8096" calcext:value-type="float">
            <text:p>8096</text:p>
          </table:table-cell>
          <table:table-cell table:formula="of:=[.B529]-[.B$2]" office:value-type="float" office:value="17.826863527298" calcext:value-type="float">
            <text:p>17.8268635273</text:p>
          </table:table-cell>
          <table:table-cell table:formula="of:=[.C529]/([.D529]-[.D528])" office:value-type="float" office:value="960895.474801211" calcext:value-type="float">
            <text:p>960895.47480121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2770922.51567" calcext:value-type="float">
            <text:p>1442770922.51567</text:p>
          </table:table-cell>
          <table:table-cell office:value-type="float" office:value="8096" calcext:value-type="float">
            <text:p>8096</text:p>
          </table:table-cell>
          <table:table-cell table:formula="of:=[.B530]-[.B$2]" office:value-type="float" office:value="17.8352634906769" calcext:value-type="float">
            <text:p>17.8352634907</text:p>
          </table:table-cell>
          <table:table-cell table:formula="of:=[.C530]/([.D530]-[.D529])" office:value-type="float" office:value="963813.725703906" calcext:value-type="float">
            <text:p>963813.72570390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2770922.52414" calcext:value-type="float">
            <text:p>1442770922.52414</text:p>
          </table:table-cell>
          <table:table-cell office:value-type="float" office:value="8096" calcext:value-type="float">
            <text:p>8096</text:p>
          </table:table-cell>
          <table:table-cell table:formula="of:=[.B531]-[.B$2]" office:value-type="float" office:value="17.8437304496765" calcext:value-type="float">
            <text:p>17.8437304497</text:p>
          </table:table-cell>
          <table:table-cell table:formula="of:=[.C531]/([.D531]-[.D530])" office:value-type="float" office:value="956187.457663391" calcext:value-type="float">
            <text:p>956187.45766339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2770922.5325" calcext:value-type="float">
            <text:p>1442770922.5325</text:p>
          </table:table-cell>
          <table:table-cell office:value-type="float" office:value="8096" calcext:value-type="float">
            <text:p>8096</text:p>
          </table:table-cell>
          <table:table-cell table:formula="of:=[.B532]-[.B$2]" office:value-type="float" office:value="17.8520982265472" calcext:value-type="float">
            <text:p>17.8520982265</text:p>
          </table:table-cell>
          <table:table-cell table:formula="of:=[.C532]/([.D532]-[.D531])" office:value-type="float" office:value="967521.018434624" calcext:value-type="float">
            <text:p>967521.01843462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2770922.54087" calcext:value-type="float">
            <text:p>1442770922.54087</text:p>
          </table:table-cell>
          <table:table-cell office:value-type="float" office:value="8096" calcext:value-type="float">
            <text:p>8096</text:p>
          </table:table-cell>
          <table:table-cell table:formula="of:=[.B533]-[.B$2]" office:value-type="float" office:value="17.8604626655579" calcext:value-type="float">
            <text:p>17.8604626656</text:p>
          </table:table-cell>
          <table:table-cell table:formula="of:=[.C533]/([.D533]-[.D532])" office:value-type="float" office:value="967907.111250463" calcext:value-type="float">
            <text:p>967907.11125046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2770922.54922" calcext:value-type="float">
            <text:p>1442770922.54922</text:p>
          </table:table-cell>
          <table:table-cell office:value-type="float" office:value="8096" calcext:value-type="float">
            <text:p>8096</text:p>
          </table:table-cell>
          <table:table-cell table:formula="of:=[.B534]-[.B$2]" office:value-type="float" office:value="17.8688127994537" calcext:value-type="float">
            <text:p>17.8688127995</text:p>
          </table:table-cell>
          <table:table-cell table:formula="of:=[.C534]/([.D534]-[.D533])" office:value-type="float" office:value="969565.290923108" calcext:value-type="float">
            <text:p>969565.29092310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2770922.55759" calcext:value-type="float">
            <text:p>1442770922.55759</text:p>
          </table:table-cell>
          <table:table-cell office:value-type="float" office:value="8096" calcext:value-type="float">
            <text:p>8096</text:p>
          </table:table-cell>
          <table:table-cell table:formula="of:=[.B535]-[.B$2]" office:value-type="float" office:value="17.8771846294403" calcext:value-type="float">
            <text:p>17.8771846294</text:p>
          </table:table-cell>
          <table:table-cell table:formula="of:=[.C535]/([.D535]-[.D534])" office:value-type="float" office:value="967052.605342598" calcext:value-type="float">
            <text:p>967052.60534259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2770922.56605" calcext:value-type="float">
            <text:p>1442770922.56605</text:p>
          </table:table-cell>
          <table:table-cell office:value-type="float" office:value="8096" calcext:value-type="float">
            <text:p>8096</text:p>
          </table:table-cell>
          <table:table-cell table:formula="of:=[.B536]-[.B$2]" office:value-type="float" office:value="17.8856410980225" calcext:value-type="float">
            <text:p>17.885641098</text:p>
          </table:table-cell>
          <table:table-cell table:formula="of:=[.C536]/([.D536]-[.D535])" office:value-type="float" office:value="957373.627223773" calcext:value-type="float">
            <text:p>957373.62722377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2770922.57449" calcext:value-type="float">
            <text:p>1442770922.57449</text:p>
          </table:table-cell>
          <table:table-cell office:value-type="float" office:value="8096" calcext:value-type="float">
            <text:p>8096</text:p>
          </table:table-cell>
          <table:table-cell table:formula="of:=[.B537]-[.B$2]" office:value-type="float" office:value="17.8940806388855" calcext:value-type="float">
            <text:p>17.8940806389</text:p>
          </table:table-cell>
          <table:table-cell table:formula="of:=[.C537]/([.D537]-[.D536])" office:value-type="float" office:value="959293.891858297" calcext:value-type="float">
            <text:p>959293.89185829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2770922.58295" calcext:value-type="float">
            <text:p>1442770922.58295</text:p>
          </table:table-cell>
          <table:table-cell office:value-type="float" office:value="8096" calcext:value-type="float">
            <text:p>8096</text:p>
          </table:table-cell>
          <table:table-cell table:formula="of:=[.B538]-[.B$2]" office:value-type="float" office:value="17.902544260025" calcext:value-type="float">
            <text:p>17.90254426</text:p>
          </table:table-cell>
          <table:table-cell table:formula="of:=[.C538]/([.D538]-[.D537])" office:value-type="float" office:value="956564.55629736" calcext:value-type="float">
            <text:p>956564.5562973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2770922.59141" calcext:value-type="float">
            <text:p>1442770922.59141</text:p>
          </table:table-cell>
          <table:table-cell office:value-type="float" office:value="8096" calcext:value-type="float">
            <text:p>8096</text:p>
          </table:table-cell>
          <table:table-cell table:formula="of:=[.B539]-[.B$2]" office:value-type="float" office:value="17.9110009670258" calcext:value-type="float">
            <text:p>17.911000967</text:p>
          </table:table-cell>
          <table:table-cell table:formula="of:=[.C539]/([.D539]-[.D538])" office:value-type="float" office:value="957346.63614322" calcext:value-type="float">
            <text:p>957346.6361432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2770922.59984" calcext:value-type="float">
            <text:p>1442770922.59984</text:p>
          </table:table-cell>
          <table:table-cell office:value-type="float" office:value="8096" calcext:value-type="float">
            <text:p>8096</text:p>
          </table:table-cell>
          <table:table-cell table:formula="of:=[.B540]-[.B$2]" office:value-type="float" office:value="17.9194324016571" calcext:value-type="float">
            <text:p>17.9194324017</text:p>
          </table:table-cell>
          <table:table-cell table:formula="of:=[.C540]/([.D540]-[.D539])" office:value-type="float" office:value="960216.185499378" calcext:value-type="float">
            <text:p>960216.18549937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2770922.60829" calcext:value-type="float">
            <text:p>1442770922.60829</text:p>
          </table:table-cell>
          <table:table-cell office:value-type="float" office:value="8096" calcext:value-type="float">
            <text:p>8096</text:p>
          </table:table-cell>
          <table:table-cell table:formula="of:=[.B541]-[.B$2]" office:value-type="float" office:value="17.9278874397278" calcext:value-type="float">
            <text:p>17.9278874397</text:p>
          </table:table-cell>
          <table:table-cell table:formula="of:=[.C541]/([.D541]-[.D540])" office:value-type="float" office:value="957535.605673519" calcext:value-type="float">
            <text:p>957535.60567351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2770922.61672" calcext:value-type="float">
            <text:p>1442770922.61672</text:p>
          </table:table-cell>
          <table:table-cell office:value-type="float" office:value="8096" calcext:value-type="float">
            <text:p>8096</text:p>
          </table:table-cell>
          <table:table-cell table:formula="of:=[.B542]-[.B$2]" office:value-type="float" office:value="17.9363145828247" calcext:value-type="float">
            <text:p>17.9363145828</text:p>
          </table:table-cell>
          <table:table-cell table:formula="of:=[.C542]/([.D542]-[.D541])" office:value-type="float" office:value="960705.17693657" calcext:value-type="float">
            <text:p>960705.1769365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2770922.62513" calcext:value-type="float">
            <text:p>1442770922.62513</text:p>
          </table:table-cell>
          <table:table-cell office:value-type="float" office:value="8096" calcext:value-type="float">
            <text:p>8096</text:p>
          </table:table-cell>
          <table:table-cell table:formula="of:=[.B543]-[.B$2]" office:value-type="float" office:value="17.9447269439697" calcext:value-type="float">
            <text:p>17.944726944</text:p>
          </table:table-cell>
          <table:table-cell table:formula="of:=[.C543]/([.D543]-[.D542])" office:value-type="float" office:value="962393.299625893" calcext:value-type="float">
            <text:p>962393.29962589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2770922.63357" calcext:value-type="float">
            <text:p>1442770922.63357</text:p>
          </table:table-cell>
          <table:table-cell office:value-type="float" office:value="8096" calcext:value-type="float">
            <text:p>8096</text:p>
          </table:table-cell>
          <table:table-cell table:formula="of:=[.B544]-[.B$2]" office:value-type="float" office:value="17.9531667232513" calcext:value-type="float">
            <text:p>17.9531667233</text:p>
          </table:table-cell>
          <table:table-cell table:formula="of:=[.C544]/([.D544]-[.D543])" office:value-type="float" office:value="959266.792395265" calcext:value-type="float">
            <text:p>959266.79239526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2770922.64208" calcext:value-type="float">
            <text:p>1442770922.64208</text:p>
          </table:table-cell>
          <table:table-cell office:value-type="float" office:value="8096" calcext:value-type="float">
            <text:p>8096</text:p>
          </table:table-cell>
          <table:table-cell table:formula="of:=[.B545]-[.B$2]" office:value-type="float" office:value="17.9616777896881" calcext:value-type="float">
            <text:p>17.9616777897</text:p>
          </table:table-cell>
          <table:table-cell table:formula="of:=[.C545]/([.D545]-[.D544])" office:value-type="float" office:value="951232.147011037" calcext:value-type="float">
            <text:p>951232.14701103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2770922.65054" calcext:value-type="float">
            <text:p>1442770922.65054</text:p>
          </table:table-cell>
          <table:table-cell office:value-type="float" office:value="8096" calcext:value-type="float">
            <text:p>8096</text:p>
          </table:table-cell>
          <table:table-cell table:formula="of:=[.B546]-[.B$2]" office:value-type="float" office:value="17.9701337814331" calcext:value-type="float">
            <text:p>17.9701337814</text:p>
          </table:table-cell>
          <table:table-cell table:formula="of:=[.C546]/([.D546]-[.D545])" office:value-type="float" office:value="957427.613950997" calcext:value-type="float">
            <text:p>957427.61395099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2770922.65898" calcext:value-type="float">
            <text:p>1442770922.65898</text:p>
          </table:table-cell>
          <table:table-cell office:value-type="float" office:value="8096" calcext:value-type="float">
            <text:p>8096</text:p>
          </table:table-cell>
          <table:table-cell table:formula="of:=[.B547]-[.B$2]" office:value-type="float" office:value="17.978572845459" calcext:value-type="float">
            <text:p>17.9785728455</text:p>
          </table:table-cell>
          <table:table-cell table:formula="of:=[.C547]/([.D547]-[.D546])" office:value-type="float" office:value="959348.095378009" calcext:value-type="float">
            <text:p>959348.09537800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2770922.66742" calcext:value-type="float">
            <text:p>1442770922.66742</text:p>
          </table:table-cell>
          <table:table-cell office:value-type="float" office:value="8096" calcext:value-type="float">
            <text:p>8096</text:p>
          </table:table-cell>
          <table:table-cell table:formula="of:=[.B548]-[.B$2]" office:value-type="float" office:value="17.9870183467865" calcext:value-type="float">
            <text:p>17.9870183468</text:p>
          </table:table-cell>
          <table:table-cell table:formula="of:=[.C548]/([.D548]-[.D547])" office:value-type="float" office:value="958616.864297208" calcext:value-type="float">
            <text:p>958616.86429720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2770922.67585" calcext:value-type="float">
            <text:p>1442770922.67585</text:p>
          </table:table-cell>
          <table:table-cell office:value-type="float" office:value="8096" calcext:value-type="float">
            <text:p>8096</text:p>
          </table:table-cell>
          <table:table-cell table:formula="of:=[.B549]-[.B$2]" office:value-type="float" office:value="17.9954421520233" calcext:value-type="float">
            <text:p>17.995442152</text:p>
          </table:table-cell>
          <table:table-cell table:formula="of:=[.C549]/([.D549]-[.D548])" office:value-type="float" office:value="961085.848069738" calcext:value-type="float">
            <text:p>961085.84806973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2770922.68429" calcext:value-type="float">
            <text:p>1442770922.68429</text:p>
          </table:table-cell>
          <table:table-cell office:value-type="float" office:value="8096" calcext:value-type="float">
            <text:p>8096</text:p>
          </table:table-cell>
          <table:table-cell table:formula="of:=[.B550]-[.B$2]" office:value-type="float" office:value="18.0038862228394" calcext:value-type="float">
            <text:p>18.0038862228</text:p>
          </table:table-cell>
          <table:table-cell table:formula="of:=[.C550]/([.D550]-[.D549])" office:value-type="float" office:value="958779.2637434" calcext:value-type="float">
            <text:p>958779.263743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2770922.69272" calcext:value-type="float">
            <text:p>1442770922.69272</text:p>
          </table:table-cell>
          <table:table-cell office:value-type="float" office:value="8096" calcext:value-type="float">
            <text:p>8096</text:p>
          </table:table-cell>
          <table:table-cell table:formula="of:=[.B551]-[.B$2]" office:value-type="float" office:value="18.0123200416565" calcext:value-type="float">
            <text:p>18.0123200417</text:p>
          </table:table-cell>
          <table:table-cell table:formula="of:=[.C551]/([.D551]-[.D550])" office:value-type="float" office:value="959944.738621586" calcext:value-type="float">
            <text:p>959944.73862158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2770922.70113" calcext:value-type="float">
            <text:p>1442770922.70113</text:p>
          </table:table-cell>
          <table:table-cell office:value-type="float" office:value="8096" calcext:value-type="float">
            <text:p>8096</text:p>
          </table:table-cell>
          <table:table-cell table:formula="of:=[.B552]-[.B$2]" office:value-type="float" office:value="18.0207262039185" calcext:value-type="float">
            <text:p>18.0207262039</text:p>
          </table:table-cell>
          <table:table-cell table:formula="of:=[.C552]/([.D552]-[.D551])" office:value-type="float" office:value="963102.988938681" calcext:value-type="float">
            <text:p>963102.98893868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2770922.70968" calcext:value-type="float">
            <text:p>1442770922.70968</text:p>
          </table:table-cell>
          <table:table-cell office:value-type="float" office:value="8096" calcext:value-type="float">
            <text:p>8096</text:p>
          </table:table-cell>
          <table:table-cell table:formula="of:=[.B553]-[.B$2]" office:value-type="float" office:value="18.0292799472809" calcext:value-type="float">
            <text:p>18.0292799473</text:p>
          </table:table-cell>
          <table:table-cell table:formula="of:=[.C553]/([.D553]-[.D552])" office:value-type="float" office:value="946486.1940519" calcext:value-type="float">
            <text:p>946486.194051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2770922.71815" calcext:value-type="float">
            <text:p>1442770922.71815</text:p>
          </table:table-cell>
          <table:table-cell office:value-type="float" office:value="8096" calcext:value-type="float">
            <text:p>8096</text:p>
          </table:table-cell>
          <table:table-cell table:formula="of:=[.B554]-[.B$2]" office:value-type="float" office:value="18.0377407073975" calcext:value-type="float">
            <text:p>18.0377407074</text:p>
          </table:table-cell>
          <table:table-cell table:formula="of:=[.C554]/([.D554]-[.D553])" office:value-type="float" office:value="956888.020514555" calcext:value-type="float">
            <text:p>956888.02051455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2770922.72659" calcext:value-type="float">
            <text:p>1442770922.72659</text:p>
          </table:table-cell>
          <table:table-cell office:value-type="float" office:value="8096" calcext:value-type="float">
            <text:p>8096</text:p>
          </table:table-cell>
          <table:table-cell table:formula="of:=[.B555]-[.B$2]" office:value-type="float" office:value="18.0461821556091" calcext:value-type="float">
            <text:p>18.0461821556</text:p>
          </table:table-cell>
          <table:table-cell table:formula="of:=[.C555]/([.D555]-[.D554])" office:value-type="float" office:value="959077.139015986" calcext:value-type="float">
            <text:p>959077.13901598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2770922.73504" calcext:value-type="float">
            <text:p>1442770922.73504</text:p>
          </table:table-cell>
          <table:table-cell office:value-type="float" office:value="8096" calcext:value-type="float">
            <text:p>8096</text:p>
          </table:table-cell>
          <table:table-cell table:formula="of:=[.B556]-[.B$2]" office:value-type="float" office:value="18.0546383857727" calcext:value-type="float">
            <text:p>18.0546383858</text:p>
          </table:table-cell>
          <table:table-cell table:formula="of:=[.C556]/([.D556]-[.D555])" office:value-type="float" office:value="957400.619826322" calcext:value-type="float">
            <text:p>957400.61982632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2770922.74344" calcext:value-type="float">
            <text:p>1442770922.74344</text:p>
          </table:table-cell>
          <table:table-cell office:value-type="float" office:value="8096" calcext:value-type="float">
            <text:p>8096</text:p>
          </table:table-cell>
          <table:table-cell table:formula="of:=[.B557]-[.B$2]" office:value-type="float" office:value="18.0630302429199" calcext:value-type="float">
            <text:p>18.0630302429</text:p>
          </table:table-cell>
          <table:table-cell table:formula="of:=[.C557]/([.D557]-[.D556])" office:value-type="float" office:value="964744.735041764" calcext:value-type="float">
            <text:p>964744.73504176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2770922.75181" calcext:value-type="float">
            <text:p>1442770922.75181</text:p>
          </table:table-cell>
          <table:table-cell office:value-type="float" office:value="8096" calcext:value-type="float">
            <text:p>8096</text:p>
          </table:table-cell>
          <table:table-cell table:formula="of:=[.B558]-[.B$2]" office:value-type="float" office:value="18.0714075565338" calcext:value-type="float">
            <text:p>18.0714075565</text:p>
          </table:table-cell>
          <table:table-cell table:formula="of:=[.C558]/([.D558]-[.D557])" office:value-type="float" office:value="966419.59142784" calcext:value-type="float">
            <text:p>966419.5914278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2770922.76019" calcext:value-type="float">
            <text:p>1442770922.76019</text:p>
          </table:table-cell>
          <table:table-cell office:value-type="float" office:value="8096" calcext:value-type="float">
            <text:p>8096</text:p>
          </table:table-cell>
          <table:table-cell table:formula="of:=[.B559]-[.B$2]" office:value-type="float" office:value="18.0797898769379" calcext:value-type="float">
            <text:p>18.0797898769</text:p>
          </table:table-cell>
          <table:table-cell table:formula="of:=[.C559]/([.D559]-[.D558])" office:value-type="float" office:value="965842.345525912" calcext:value-type="float">
            <text:p>965842.34552591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2770922.76864" calcext:value-type="float">
            <text:p>1442770922.76864</text:p>
          </table:table-cell>
          <table:table-cell office:value-type="float" office:value="8096" calcext:value-type="float">
            <text:p>8096</text:p>
          </table:table-cell>
          <table:table-cell table:formula="of:=[.B560]-[.B$2]" office:value-type="float" office:value="18.0882341861725" calcext:value-type="float">
            <text:p>18.0882341862</text:p>
          </table:table-cell>
          <table:table-cell table:formula="of:=[.C560]/([.D560]-[.D559])" office:value-type="float" office:value="958752.193348015" calcext:value-type="float">
            <text:p>958752.19334801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2770922.77709" calcext:value-type="float">
            <text:p>1442770922.77709</text:p>
          </table:table-cell>
          <table:table-cell office:value-type="float" office:value="8096" calcext:value-type="float">
            <text:p>8096</text:p>
          </table:table-cell>
          <table:table-cell table:formula="of:=[.B561]-[.B$2]" office:value-type="float" office:value="18.0966868400574" calcext:value-type="float">
            <text:p>18.0966868401</text:p>
          </table:table-cell>
          <table:table-cell table:formula="of:=[.C561]/([.D561]-[.D560])" office:value-type="float" office:value="957805.691591685" calcext:value-type="float">
            <text:p>957805.69159168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2770922.7855" calcext:value-type="float">
            <text:p>1442770922.7855</text:p>
          </table:table-cell>
          <table:table-cell office:value-type="float" office:value="8096" calcext:value-type="float">
            <text:p>8096</text:p>
          </table:table-cell>
          <table:table-cell table:formula="of:=[.B562]-[.B$2]" office:value-type="float" office:value="18.1051001548767" calcext:value-type="float">
            <text:p>18.1051001549</text:p>
          </table:table-cell>
          <table:table-cell table:formula="of:=[.C562]/([.D562]-[.D561])" office:value-type="float" office:value="962284.209476309" calcext:value-type="float">
            <text:p>962284.20947630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2770922.79396" calcext:value-type="float">
            <text:p>1442770922.79396</text:p>
          </table:table-cell>
          <table:table-cell office:value-type="float" office:value="8096" calcext:value-type="float">
            <text:p>8096</text:p>
          </table:table-cell>
          <table:table-cell table:formula="of:=[.B563]-[.B$2]" office:value-type="float" office:value="18.1135549545288" calcext:value-type="float">
            <text:p>18.1135549545</text:p>
          </table:table-cell>
          <table:table-cell table:formula="of:=[.C563]/([.D563]-[.D562])" office:value-type="float" office:value="957562.60741075" calcext:value-type="float">
            <text:p>957562.6074107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2770922.80244" calcext:value-type="float">
            <text:p>1442770922.80244</text:p>
          </table:table-cell>
          <table:table-cell office:value-type="float" office:value="8096" calcext:value-type="float">
            <text:p>8096</text:p>
          </table:table-cell>
          <table:table-cell table:formula="of:=[.B564]-[.B$2]" office:value-type="float" office:value="18.1220366954803" calcext:value-type="float">
            <text:p>18.1220366955</text:p>
          </table:table-cell>
          <table:table-cell table:formula="of:=[.C564]/([.D564]-[.D563])" office:value-type="float" office:value="954521.017118763" calcext:value-type="float">
            <text:p>954521.01711876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2770922.81085" calcext:value-type="float">
            <text:p>1442770922.81085</text:p>
          </table:table-cell>
          <table:table-cell office:value-type="float" office:value="8096" calcext:value-type="float">
            <text:p>8096</text:p>
          </table:table-cell>
          <table:table-cell table:formula="of:=[.B565]-[.B$2]" office:value-type="float" office:value="18.1304438114166" calcext:value-type="float">
            <text:p>18.1304438114</text:p>
          </table:table-cell>
          <table:table-cell table:formula="of:=[.C565]/([.D565]-[.D564])" office:value-type="float" office:value="962993.737848108" calcext:value-type="float">
            <text:p>962993.73784810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2770922.81936" calcext:value-type="float">
            <text:p>1442770922.81936</text:p>
          </table:table-cell>
          <table:table-cell office:value-type="float" office:value="8096" calcext:value-type="float">
            <text:p>8096</text:p>
          </table:table-cell>
          <table:table-cell table:formula="of:=[.B566]-[.B$2]" office:value-type="float" office:value="18.1389560699463" calcext:value-type="float">
            <text:p>18.1389560699</text:p>
          </table:table-cell>
          <table:table-cell table:formula="of:=[.C566]/([.D566]-[.D565])" office:value-type="float" office:value="951098.932414643" calcext:value-type="float">
            <text:p>951098.93241464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2770922.82778" calcext:value-type="float">
            <text:p>1442770922.82778</text:p>
          </table:table-cell>
          <table:table-cell office:value-type="float" office:value="8096" calcext:value-type="float">
            <text:p>8096</text:p>
          </table:table-cell>
          <table:table-cell table:formula="of:=[.B567]-[.B$2]" office:value-type="float" office:value="18.1473727226257" calcext:value-type="float">
            <text:p>18.1473727226</text:p>
          </table:table-cell>
          <table:table-cell table:formula="of:=[.C567]/([.D567]-[.D566])" office:value-type="float" office:value="961902.588635205" calcext:value-type="float">
            <text:p>961902.58863520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2770922.83619" calcext:value-type="float">
            <text:p>1442770922.83619</text:p>
          </table:table-cell>
          <table:table-cell office:value-type="float" office:value="8096" calcext:value-type="float">
            <text:p>8096</text:p>
          </table:table-cell>
          <table:table-cell table:formula="of:=[.B568]-[.B$2]" office:value-type="float" office:value="18.1557896137238" calcext:value-type="float">
            <text:p>18.1557896137</text:p>
          </table:table-cell>
          <table:table-cell table:formula="of:=[.C568]/([.D568]-[.D567])" office:value-type="float" office:value="961875.341585701" calcext:value-type="float">
            <text:p>961875.34158570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2770922.84462" calcext:value-type="float">
            <text:p>1442770922.84462</text:p>
          </table:table-cell>
          <table:table-cell office:value-type="float" office:value="8096" calcext:value-type="float">
            <text:p>8096</text:p>
          </table:table-cell>
          <table:table-cell table:formula="of:=[.B569]-[.B$2]" office:value-type="float" office:value="18.1642200946808" calcext:value-type="float">
            <text:p>18.1642200947</text:p>
          </table:table-cell>
          <table:table-cell table:formula="of:=[.C569]/([.D569]-[.D568])" office:value-type="float" office:value="960324.807239819" calcext:value-type="float">
            <text:p>960324.80723981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2770922.85303" calcext:value-type="float">
            <text:p>1442770922.85303</text:p>
          </table:table-cell>
          <table:table-cell office:value-type="float" office:value="8096" calcext:value-type="float">
            <text:p>8096</text:p>
          </table:table-cell>
          <table:table-cell table:formula="of:=[.B570]-[.B$2]" office:value-type="float" office:value="18.1726205348969" calcext:value-type="float">
            <text:p>18.1726205349</text:p>
          </table:table-cell>
          <table:table-cell table:formula="of:=[.C570]/([.D570]-[.D569])" office:value-type="float" office:value="963759.016404609" calcext:value-type="float">
            <text:p>963759.01640460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2770922.86149" calcext:value-type="float">
            <text:p>1442770922.86149</text:p>
          </table:table-cell>
          <table:table-cell office:value-type="float" office:value="8096" calcext:value-type="float">
            <text:p>8096</text:p>
          </table:table-cell>
          <table:table-cell table:formula="of:=[.B571]-[.B$2]" office:value-type="float" office:value="18.1810822486877" calcext:value-type="float">
            <text:p>18.1810822487</text:p>
          </table:table-cell>
          <table:table-cell table:formula="of:=[.C571]/([.D571]-[.D570])" office:value-type="float" office:value="956780.17480488" calcext:value-type="float">
            <text:p>956780.1748048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2770922.86996" calcext:value-type="float">
            <text:p>1442770922.86996</text:p>
          </table:table-cell>
          <table:table-cell office:value-type="float" office:value="8096" calcext:value-type="float">
            <text:p>8096</text:p>
          </table:table-cell>
          <table:table-cell table:formula="of:=[.B572]-[.B$2]" office:value-type="float" office:value="18.189558506012" calcext:value-type="float">
            <text:p>18.189558506</text:p>
          </table:table-cell>
          <table:table-cell table:formula="of:=[.C572]/([.D572]-[.D571])" office:value-type="float" office:value="955138.534653465" calcext:value-type="float">
            <text:p>955138.53465346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2770922.87847" calcext:value-type="float">
            <text:p>1442770922.87847</text:p>
          </table:table-cell>
          <table:table-cell office:value-type="float" office:value="8096" calcext:value-type="float">
            <text:p>8096</text:p>
          </table:table-cell>
          <table:table-cell table:formula="of:=[.B573]-[.B$2]" office:value-type="float" office:value="18.1980628967285" calcext:value-type="float">
            <text:p>18.1980628967</text:p>
          </table:table-cell>
          <table:table-cell table:formula="of:=[.C573]/([.D573]-[.D572])" office:value-type="float" office:value="951978.838912251" calcext:value-type="float">
            <text:p>951978.83891225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2770922.8869" calcext:value-type="float">
            <text:p>1442770922.8869</text:p>
          </table:table-cell>
          <table:table-cell office:value-type="float" office:value="8096" calcext:value-type="float">
            <text:p>8096</text:p>
          </table:table-cell>
          <table:table-cell table:formula="of:=[.B574]-[.B$2]" office:value-type="float" office:value="18.2064936161041" calcext:value-type="float">
            <text:p>18.2064936161</text:p>
          </table:table-cell>
          <table:table-cell table:formula="of:=[.C574]/([.D574]-[.D573])" office:value-type="float" office:value="960297.649500863" calcext:value-type="float">
            <text:p>960297.64950086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2770922.89533" calcext:value-type="float">
            <text:p>1442770922.89533</text:p>
          </table:table-cell>
          <table:table-cell office:value-type="float" office:value="8096" calcext:value-type="float">
            <text:p>8096</text:p>
          </table:table-cell>
          <table:table-cell table:formula="of:=[.B575]-[.B$2]" office:value-type="float" office:value="18.2149264812469" calcext:value-type="float">
            <text:p>18.2149264812</text:p>
          </table:table-cell>
          <table:table-cell table:formula="of:=[.C575]/([.D575]-[.D574])" office:value-type="float" office:value="960053.298953916" calcext:value-type="float">
            <text:p>960053.29895391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2770922.90377" calcext:value-type="float">
            <text:p>1442770922.90377</text:p>
          </table:table-cell>
          <table:table-cell office:value-type="float" office:value="8096" calcext:value-type="float">
            <text:p>8096</text:p>
          </table:table-cell>
          <table:table-cell table:formula="of:=[.B576]-[.B$2]" office:value-type="float" office:value="18.2233603000641" calcext:value-type="float">
            <text:p>18.2233603001</text:p>
          </table:table-cell>
          <table:table-cell table:formula="of:=[.C576]/([.D576]-[.D575])" office:value-type="float" office:value="959944.738621586" calcext:value-type="float">
            <text:p>959944.73862158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2770922.91222" calcext:value-type="float">
            <text:p>1442770922.91222</text:p>
          </table:table-cell>
          <table:table-cell office:value-type="float" office:value="8096" calcext:value-type="float">
            <text:p>8096</text:p>
          </table:table-cell>
          <table:table-cell table:formula="of:=[.B577]-[.B$2]" office:value-type="float" office:value="18.2318201065063" calcext:value-type="float">
            <text:p>18.2318201065</text:p>
          </table:table-cell>
          <table:table-cell table:formula="of:=[.C577]/([.D577]-[.D576])" office:value-type="float" office:value="956995.890539131" calcext:value-type="float">
            <text:p>956995.89053913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2770922.92081" calcext:value-type="float">
            <text:p>1442770922.92081</text:p>
          </table:table-cell>
          <table:table-cell office:value-type="float" office:value="8096" calcext:value-type="float">
            <text:p>8096</text:p>
          </table:table-cell>
          <table:table-cell table:formula="of:=[.B578]-[.B$2]" office:value-type="float" office:value="18.2404053211212" calcext:value-type="float">
            <text:p>18.2404053211</text:p>
          </table:table-cell>
          <table:table-cell table:formula="of:=[.C578]/([.D578]-[.D577])" office:value-type="float" office:value="943016.612069205" calcext:value-type="float">
            <text:p>943016.61206920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2770922.92925" calcext:value-type="float">
            <text:p>1442770922.92925</text:p>
          </table:table-cell>
          <table:table-cell office:value-type="float" office:value="8096" calcext:value-type="float">
            <text:p>8096</text:p>
          </table:table-cell>
          <table:table-cell table:formula="of:=[.B579]-[.B$2]" office:value-type="float" office:value="18.2488481998444" calcext:value-type="float">
            <text:p>18.2488481998</text:p>
          </table:table-cell>
          <table:table-cell table:formula="of:=[.C579]/([.D579]-[.D578])" office:value-type="float" office:value="958914.638653564" calcext:value-type="float">
            <text:p>958914.63865356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2770922.93769" calcext:value-type="float">
            <text:p>1442770922.93769</text:p>
          </table:table-cell>
          <table:table-cell office:value-type="float" office:value="8096" calcext:value-type="float">
            <text:p>8096</text:p>
          </table:table-cell>
          <table:table-cell table:formula="of:=[.B580]-[.B$2]" office:value-type="float" office:value="18.2572860717773" calcext:value-type="float">
            <text:p>18.2572860718</text:p>
          </table:table-cell>
          <table:table-cell table:formula="of:=[.C580]/([.D580]-[.D579])" office:value-type="float" office:value="959483.630979628" calcext:value-type="float">
            <text:p>959483.63097962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2770922.94618" calcext:value-type="float">
            <text:p>1442770922.94618</text:p>
          </table:table-cell>
          <table:table-cell office:value-type="float" office:value="8096" calcext:value-type="float">
            <text:p>8096</text:p>
          </table:table-cell>
          <table:table-cell table:formula="of:=[.B581]-[.B$2]" office:value-type="float" office:value="18.2657792568207" calcext:value-type="float">
            <text:p>18.2657792568</text:p>
          </table:table-cell>
          <table:table-cell table:formula="of:=[.C581]/([.D581]-[.D580])" office:value-type="float" office:value="953234.853437386" calcext:value-type="float">
            <text:p>953234.85343738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2770922.95462" calcext:value-type="float">
            <text:p>1442770922.95462</text:p>
          </table:table-cell>
          <table:table-cell office:value-type="float" office:value="8096" calcext:value-type="float">
            <text:p>8096</text:p>
          </table:table-cell>
          <table:table-cell table:formula="of:=[.B582]-[.B$2]" office:value-type="float" office:value="18.2742164134979" calcext:value-type="float">
            <text:p>18.2742164135</text:p>
          </table:table-cell>
          <table:table-cell table:formula="of:=[.C582]/([.D582]-[.D581])" office:value-type="float" office:value="959564.970724539" calcext:value-type="float">
            <text:p>959564.97072453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2770922.96307" calcext:value-type="float">
            <text:p>1442770922.96307</text:p>
          </table:table-cell>
          <table:table-cell office:value-type="float" office:value="8096" calcext:value-type="float">
            <text:p>8096</text:p>
          </table:table-cell>
          <table:table-cell table:formula="of:=[.B583]-[.B$2]" office:value-type="float" office:value="18.2826662063599" calcext:value-type="float">
            <text:p>18.2826662064</text:p>
          </table:table-cell>
          <table:table-cell table:formula="of:=[.C583]/([.D583]-[.D582])" office:value-type="float" office:value="958129.995880477" calcext:value-type="float">
            <text:p>958129.99588047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2770922.97151" calcext:value-type="float">
            <text:p>1442770922.97151</text:p>
          </table:table-cell>
          <table:table-cell office:value-type="float" office:value="8096" calcext:value-type="float">
            <text:p>8096</text:p>
          </table:table-cell>
          <table:table-cell table:formula="of:=[.B584]-[.B$2]" office:value-type="float" office:value="18.2911055088043" calcext:value-type="float">
            <text:p>18.2911055088</text:p>
          </table:table-cell>
          <table:table-cell table:formula="of:=[.C584]/([.D584]-[.D583])" office:value-type="float" office:value="959320.992852502" calcext:value-type="float">
            <text:p>959320.99285250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2770922.98003" calcext:value-type="float">
            <text:p>1442770922.98003</text:p>
          </table:table-cell>
          <table:table-cell office:value-type="float" office:value="8096" calcext:value-type="float">
            <text:p>8096</text:p>
          </table:table-cell>
          <table:table-cell table:formula="of:=[.B585]-[.B$2]" office:value-type="float" office:value="18.29962682724" calcext:value-type="float">
            <text:p>18.2996268272</text:p>
          </table:table-cell>
          <table:table-cell table:formula="of:=[.C585]/([.D585]-[.D584])" office:value-type="float" office:value="950087.719537786" calcext:value-type="float">
            <text:p>950087.71953778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2770922.98851" calcext:value-type="float">
            <text:p>1442770922.98851</text:p>
          </table:table-cell>
          <table:table-cell office:value-type="float" office:value="8096" calcext:value-type="float">
            <text:p>8096</text:p>
          </table:table-cell>
          <table:table-cell table:formula="of:=[.B586]-[.B$2]" office:value-type="float" office:value="18.3081097602844" calcext:value-type="float">
            <text:p>18.3081097603</text:p>
          </table:table-cell>
          <table:table-cell table:formula="of:=[.C586]/([.D586]-[.D585])" office:value-type="float" office:value="954386.879820124" calcext:value-type="float">
            <text:p>954386.87982012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2770922.99694" calcext:value-type="float">
            <text:p>1442770922.99694</text:p>
          </table:table-cell>
          <table:table-cell office:value-type="float" office:value="8096" calcext:value-type="float">
            <text:p>8096</text:p>
          </table:table-cell>
          <table:table-cell table:formula="of:=[.B587]-[.B$2]" office:value-type="float" office:value="18.3165373802185" calcext:value-type="float">
            <text:p>18.3165373802</text:p>
          </table:table-cell>
          <table:table-cell table:formula="of:=[.C587]/([.D587]-[.D586])" office:value-type="float" office:value="960650.819961525" calcext:value-type="float">
            <text:p>960650.81996152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2770923.00542" calcext:value-type="float">
            <text:p>1442770923.00542</text:p>
          </table:table-cell>
          <table:table-cell office:value-type="float" office:value="8096" calcext:value-type="float">
            <text:p>8096</text:p>
          </table:table-cell>
          <table:table-cell table:formula="of:=[.B588]-[.B$2]" office:value-type="float" office:value="18.32501912117" calcext:value-type="float">
            <text:p>18.3250191212</text:p>
          </table:table-cell>
          <table:table-cell table:formula="of:=[.C588]/([.D588]-[.D587])" office:value-type="float" office:value="954521.017118763" calcext:value-type="float">
            <text:p>954521.01711876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2770923.01378" calcext:value-type="float">
            <text:p>1442770923.01378</text:p>
          </table:table-cell>
          <table:table-cell office:value-type="float" office:value="8096" calcext:value-type="float">
            <text:p>8096</text:p>
          </table:table-cell>
          <table:table-cell table:formula="of:=[.B589]-[.B$2]" office:value-type="float" office:value="18.333377122879" calcext:value-type="float">
            <text:p>18.3333771229</text:p>
          </table:table-cell>
          <table:table-cell table:formula="of:=[.C589]/([.D589]-[.D588])" office:value-type="float" office:value="968652.589685075" calcext:value-type="float">
            <text:p>968652.58968507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2770923.02211" calcext:value-type="float">
            <text:p>1442770923.02211</text:p>
          </table:table-cell>
          <table:table-cell office:value-type="float" office:value="8096" calcext:value-type="float">
            <text:p>8096</text:p>
          </table:table-cell>
          <table:table-cell table:formula="of:=[.B590]-[.B$2]" office:value-type="float" office:value="18.3417091369629" calcext:value-type="float">
            <text:p>18.341709137</text:p>
          </table:table-cell>
          <table:table-cell table:formula="of:=[.C590]/([.D590]-[.D589])" office:value-type="float" office:value="971673.825621656" calcext:value-type="float">
            <text:p>971673.82562165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2770923.03044" calcext:value-type="float">
            <text:p>1442770923.03044</text:p>
          </table:table-cell>
          <table:table-cell office:value-type="float" office:value="8096" calcext:value-type="float">
            <text:p>8096</text:p>
          </table:table-cell>
          <table:table-cell table:formula="of:=[.B591]-[.B$2]" office:value-type="float" office:value="18.3500323295593" calcext:value-type="float">
            <text:p>18.3500323296</text:p>
          </table:table-cell>
          <table:table-cell table:formula="of:=[.C591]/([.D591]-[.D590])" office:value-type="float" office:value="972703.671841879" calcext:value-type="float">
            <text:p>972703.67184187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2770923.03875" calcext:value-type="float">
            <text:p>1442770923.03875</text:p>
          </table:table-cell>
          <table:table-cell office:value-type="float" office:value="8096" calcext:value-type="float">
            <text:p>8096</text:p>
          </table:table-cell>
          <table:table-cell table:formula="of:=[.B592]-[.B$2]" office:value-type="float" office:value="18.3583416938782" calcext:value-type="float">
            <text:p>18.3583416939</text:p>
          </table:table-cell>
          <table:table-cell table:formula="of:=[.C592]/([.D592]-[.D591])" office:value-type="float" office:value="974322.425800528" calcext:value-type="float">
            <text:p>974322.42580052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2770923.04703" calcext:value-type="float">
            <text:p>1442770923.04703</text:p>
          </table:table-cell>
          <table:table-cell office:value-type="float" office:value="8096" calcext:value-type="float">
            <text:p>8096</text:p>
          </table:table-cell>
          <table:table-cell table:formula="of:=[.B593]-[.B$2]" office:value-type="float" office:value="18.3666212558746" calcext:value-type="float">
            <text:p>18.3666212559</text:p>
          </table:table-cell>
          <table:table-cell table:formula="of:=[.C593]/([.D593]-[.D592])" office:value-type="float" office:value="977829.503959455" calcext:value-type="float">
            <text:p>977829.50395945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2770923.05535" calcext:value-type="float">
            <text:p>1442770923.05535</text:p>
          </table:table-cell>
          <table:table-cell office:value-type="float" office:value="8096" calcext:value-type="float">
            <text:p>8096</text:p>
          </table:table-cell>
          <table:table-cell table:formula="of:=[.B594]-[.B$2]" office:value-type="float" office:value="18.3749465942383" calcext:value-type="float">
            <text:p>18.3749465942</text:p>
          </table:table-cell>
          <table:table-cell table:formula="of:=[.C594]/([.D594]-[.D593])" office:value-type="float" office:value="972452.967839858" calcext:value-type="float">
            <text:p>972452.96783985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2770923.06365" calcext:value-type="float">
            <text:p>1442770923.06365</text:p>
          </table:table-cell>
          <table:table-cell office:value-type="float" office:value="8096" calcext:value-type="float">
            <text:p>8096</text:p>
          </table:table-cell>
          <table:table-cell table:formula="of:=[.B595]-[.B$2]" office:value-type="float" office:value="18.3832445144653" calcext:value-type="float">
            <text:p>18.3832445145</text:p>
          </table:table-cell>
          <table:table-cell table:formula="of:=[.C595]/([.D595]-[.D594])" office:value-type="float" office:value="975666.164348925" calcext:value-type="float">
            <text:p>975666.16434892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2770923.072" calcext:value-type="float">
            <text:p>1442770923.072</text:p>
          </table:table-cell>
          <table:table-cell office:value-type="float" office:value="8096" calcext:value-type="float">
            <text:p>8096</text:p>
          </table:table-cell>
          <table:table-cell table:formula="of:=[.B596]-[.B$2]" office:value-type="float" office:value="18.3915915489197" calcext:value-type="float">
            <text:p>18.3915915489</text:p>
          </table:table-cell>
          <table:table-cell table:formula="of:=[.C596]/([.D596]-[.D595])" office:value-type="float" office:value="969925.312310768" calcext:value-type="float">
            <text:p>969925.31231076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2770923.08036" calcext:value-type="float">
            <text:p>1442770923.08036</text:p>
          </table:table-cell>
          <table:table-cell office:value-type="float" office:value="8096" calcext:value-type="float">
            <text:p>8096</text:p>
          </table:table-cell>
          <table:table-cell table:formula="of:=[.B597]-[.B$2]" office:value-type="float" office:value="18.3999552726746" calcext:value-type="float">
            <text:p>18.3999552727</text:p>
          </table:table-cell>
          <table:table-cell table:formula="of:=[.C597]/([.D597]-[.D596])" office:value-type="float" office:value="967989.885518814" calcext:value-type="float">
            <text:p>967989.88551881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2770923.08869" calcext:value-type="float">
            <text:p>1442770923.08869</text:p>
          </table:table-cell>
          <table:table-cell office:value-type="float" office:value="8096" calcext:value-type="float">
            <text:p>8096</text:p>
          </table:table-cell>
          <table:table-cell table:formula="of:=[.B598]-[.B$2]" office:value-type="float" office:value="18.4082827568054" calcext:value-type="float">
            <text:p>18.4082827568</text:p>
          </table:table-cell>
          <table:table-cell table:formula="of:=[.C598]/([.D598]-[.D597])" office:value-type="float" office:value="972202.393037105" calcext:value-type="float">
            <text:p>972202.39303710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2770923.09699" calcext:value-type="float">
            <text:p>1442770923.09699</text:p>
          </table:table-cell>
          <table:table-cell office:value-type="float" office:value="8096" calcext:value-type="float">
            <text:p>8096</text:p>
          </table:table-cell>
          <table:table-cell table:formula="of:=[.B599]-[.B$2]" office:value-type="float" office:value="18.4165875911713" calcext:value-type="float">
            <text:p>18.4165875912</text:p>
          </table:table-cell>
          <table:table-cell table:formula="of:=[.C599]/([.D599]-[.D598])" office:value-type="float" office:value="974853.8794821" calcext:value-type="float">
            <text:p>974853.879482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2770923.10527" calcext:value-type="float">
            <text:p>1442770923.10527</text:p>
          </table:table-cell>
          <table:table-cell office:value-type="float" office:value="8096" calcext:value-type="float">
            <text:p>8096</text:p>
          </table:table-cell>
          <table:table-cell table:formula="of:=[.B600]-[.B$2]" office:value-type="float" office:value="18.4248685836792" calcext:value-type="float">
            <text:p>18.4248685837</text:p>
          </table:table-cell>
          <table:table-cell table:formula="of:=[.C600]/([.D600]-[.D599])" office:value-type="float" office:value="977660.587452855" calcext:value-type="float">
            <text:p>977660.58745285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2770923.11354" calcext:value-type="float">
            <text:p>1442770923.11354</text:p>
          </table:table-cell>
          <table:table-cell office:value-type="float" office:value="8096" calcext:value-type="float">
            <text:p>8096</text:p>
          </table:table-cell>
          <table:table-cell table:formula="of:=[.B601]-[.B$2]" office:value-type="float" office:value="18.4331383705139" calcext:value-type="float">
            <text:p>18.4331383705</text:p>
          </table:table-cell>
          <table:table-cell table:formula="of:=[.C601]/([.D601]-[.D600])" office:value-type="float" office:value="978985.330796287" calcext:value-type="float">
            <text:p>978985.33079628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2770923.12187" calcext:value-type="float">
            <text:p>1442770923.12187</text:p>
          </table:table-cell>
          <table:table-cell office:value-type="float" office:value="8096" calcext:value-type="float">
            <text:p>8096</text:p>
          </table:table-cell>
          <table:table-cell table:formula="of:=[.B602]-[.B$2]" office:value-type="float" office:value="18.4414627552032" calcext:value-type="float">
            <text:p>18.4414627552</text:p>
          </table:table-cell>
          <table:table-cell table:formula="of:=[.C602]/([.D602]-[.D601])" office:value-type="float" office:value="972564.375884291" calcext:value-type="float">
            <text:p>972564.37588429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2770923.13017" calcext:value-type="float">
            <text:p>1442770923.13017</text:p>
          </table:table-cell>
          <table:table-cell office:value-type="float" office:value="8096" calcext:value-type="float">
            <text:p>8096</text:p>
          </table:table-cell>
          <table:table-cell table:formula="of:=[.B603]-[.B$2]" office:value-type="float" office:value="18.4497649669647" calcext:value-type="float">
            <text:p>18.449764967</text:p>
          </table:table-cell>
          <table:table-cell table:formula="of:=[.C603]/([.D603]-[.D602])" office:value-type="float" office:value="975161.828269485" calcext:value-type="float">
            <text:p>975161.82826948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2770923.13845" calcext:value-type="float">
            <text:p>1442770923.13845</text:p>
          </table:table-cell>
          <table:table-cell office:value-type="float" office:value="8096" calcext:value-type="float">
            <text:p>8096</text:p>
          </table:table-cell>
          <table:table-cell table:formula="of:=[.B604]-[.B$2]" office:value-type="float" office:value="18.458044052124" calcext:value-type="float">
            <text:p>18.4580440521</text:p>
          </table:table-cell>
          <table:table-cell table:formula="of:=[.C604]/([.D604]-[.D603])" office:value-type="float" office:value="977885.822433405" calcext:value-type="float">
            <text:p>977885.82243340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2770923.14675" calcext:value-type="float">
            <text:p>1442770923.14675</text:p>
          </table:table-cell>
          <table:table-cell office:value-type="float" office:value="8096" calcext:value-type="float">
            <text:p>8096</text:p>
          </table:table-cell>
          <table:table-cell table:formula="of:=[.B605]-[.B$2]" office:value-type="float" office:value="18.4663419723511" calcext:value-type="float">
            <text:p>18.4663419724</text:p>
          </table:table-cell>
          <table:table-cell table:formula="of:=[.C605]/([.D605]-[.D604])" office:value-type="float" office:value="975666.164348925" calcext:value-type="float">
            <text:p>975666.16434892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2770923.15504" calcext:value-type="float">
            <text:p>1442770923.15504</text:p>
          </table:table-cell>
          <table:table-cell office:value-type="float" office:value="8096" calcext:value-type="float">
            <text:p>8096</text:p>
          </table:table-cell>
          <table:table-cell table:formula="of:=[.B606]-[.B$2]" office:value-type="float" office:value="18.4746334552765" calcext:value-type="float">
            <text:p>18.4746334553</text:p>
          </table:table-cell>
          <table:table-cell table:formula="of:=[.C606]/([.D606]-[.D605])" office:value-type="float" office:value="976423.647353136" calcext:value-type="float">
            <text:p>976423.64735313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2770923.16333" calcext:value-type="float">
            <text:p>1442770923.16333</text:p>
          </table:table-cell>
          <table:table-cell office:value-type="float" office:value="8096" calcext:value-type="float">
            <text:p>8096</text:p>
          </table:table-cell>
          <table:table-cell table:formula="of:=[.B607]-[.B$2]" office:value-type="float" office:value="18.4829213619232" calcext:value-type="float">
            <text:p>18.4829213619</text:p>
          </table:table-cell>
          <table:table-cell table:formula="of:=[.C607]/([.D607]-[.D606])" office:value-type="float" office:value="976844.979690467" calcext:value-type="float">
            <text:p>976844.97969046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2770923.17161" calcext:value-type="float">
            <text:p>1442770923.17161</text:p>
          </table:table-cell>
          <table:table-cell office:value-type="float" office:value="8096" calcext:value-type="float">
            <text:p>8096</text:p>
          </table:table-cell>
          <table:table-cell table:formula="of:=[.B608]-[.B$2]" office:value-type="float" office:value="18.4912009239197" calcext:value-type="float">
            <text:p>18.4912009239</text:p>
          </table:table-cell>
          <table:table-cell table:formula="of:=[.C608]/([.D608]-[.D607])" office:value-type="float" office:value="977829.503959455" calcext:value-type="float">
            <text:p>977829.50395945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2770923.17989" calcext:value-type="float">
            <text:p>1442770923.17989</text:p>
          </table:table-cell>
          <table:table-cell office:value-type="float" office:value="8096" calcext:value-type="float">
            <text:p>8096</text:p>
          </table:table-cell>
          <table:table-cell table:formula="of:=[.B609]-[.B$2]" office:value-type="float" office:value="18.4994831085205" calcext:value-type="float">
            <text:p>18.4994831085</text:p>
          </table:table-cell>
          <table:table-cell table:formula="of:=[.C609]/([.D609]-[.D608])" office:value-type="float" office:value="977519.868271058" calcext:value-type="float">
            <text:p>977519.86827105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2770923.18824" calcext:value-type="float">
            <text:p>1442770923.18824</text:p>
          </table:table-cell>
          <table:table-cell office:value-type="float" office:value="8096" calcext:value-type="float">
            <text:p>8096</text:p>
          </table:table-cell>
          <table:table-cell table:formula="of:=[.B610]-[.B$2]" office:value-type="float" office:value="18.5078368186951" calcext:value-type="float">
            <text:p>18.5078368187</text:p>
          </table:table-cell>
          <table:table-cell table:formula="of:=[.C610]/([.D610]-[.D609])" office:value-type="float" office:value="969150.213596667" calcext:value-type="float">
            <text:p>969150.21359666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2770923.19652" calcext:value-type="float">
            <text:p>1442770923.19652</text:p>
          </table:table-cell>
          <table:table-cell office:value-type="float" office:value="8096" calcext:value-type="float">
            <text:p>8096</text:p>
          </table:table-cell>
          <table:table-cell table:formula="of:=[.B611]-[.B$2]" office:value-type="float" office:value="18.5161163806915" calcext:value-type="float">
            <text:p>18.5161163807</text:p>
          </table:table-cell>
          <table:table-cell table:formula="of:=[.C611]/([.D611]-[.D610])" office:value-type="float" office:value="977829.503959455" calcext:value-type="float">
            <text:p>977829.50395945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2770923.20481" calcext:value-type="float">
            <text:p>1442770923.20481</text:p>
          </table:table-cell>
          <table:table-cell office:value-type="float" office:value="8096" calcext:value-type="float">
            <text:p>8096</text:p>
          </table:table-cell>
          <table:table-cell table:formula="of:=[.B612]-[.B$2]" office:value-type="float" office:value="18.5244083404541" calcext:value-type="float">
            <text:p>18.5244083405</text:p>
          </table:table-cell>
          <table:table-cell table:formula="of:=[.C612]/([.D612]-[.D611])" office:value-type="float" office:value="976367.497167831" calcext:value-type="float">
            <text:p>976367.49716783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2770923.21312" calcext:value-type="float">
            <text:p>1442770923.21312</text:p>
          </table:table-cell>
          <table:table-cell office:value-type="float" office:value="8096" calcext:value-type="float">
            <text:p>8096</text:p>
          </table:table-cell>
          <table:table-cell table:formula="of:=[.B613]-[.B$2]" office:value-type="float" office:value="18.5327157974243" calcext:value-type="float">
            <text:p>18.5327157974</text:p>
          </table:table-cell>
          <table:table-cell table:formula="of:=[.C613]/([.D613]-[.D612])" office:value-type="float" office:value="974546.125129147" calcext:value-type="float">
            <text:p>974546.12512914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2770923.22142" calcext:value-type="float">
            <text:p>1442770923.22142</text:p>
          </table:table-cell>
          <table:table-cell office:value-type="float" office:value="8096" calcext:value-type="float">
            <text:p>8096</text:p>
          </table:table-cell>
          <table:table-cell table:formula="of:=[.B614]-[.B$2]" office:value-type="float" office:value="18.5410113334656" calcext:value-type="float">
            <text:p>18.5410113335</text:p>
          </table:table-cell>
          <table:table-cell table:formula="of:=[.C614]/([.D614]-[.D613])" office:value-type="float" office:value="975946.576536184" calcext:value-type="float">
            <text:p>975946.57653618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2770923.22969" calcext:value-type="float">
            <text:p>1442770923.22969</text:p>
          </table:table-cell>
          <table:table-cell office:value-type="float" office:value="8096" calcext:value-type="float">
            <text:p>8096</text:p>
          </table:table-cell>
          <table:table-cell table:formula="of:=[.B615]-[.B$2]" office:value-type="float" office:value="18.5492885112762" calcext:value-type="float">
            <text:p>18.5492885113</text:p>
          </table:table-cell>
          <table:table-cell table:formula="of:=[.C615]/([.D615]-[.D614])" office:value-type="float" office:value="978111.161217847" calcext:value-type="float">
            <text:p>978111.16121784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2770923.23797" calcext:value-type="float">
            <text:p>1442770923.23797</text:p>
          </table:table-cell>
          <table:table-cell office:value-type="float" office:value="8096" calcext:value-type="float">
            <text:p>8096</text:p>
          </table:table-cell>
          <table:table-cell table:formula="of:=[.B616]-[.B$2]" office:value-type="float" office:value="18.5575647354126" calcext:value-type="float">
            <text:p>18.5575647354</text:p>
          </table:table-cell>
          <table:table-cell table:formula="of:=[.C616]/([.D616]-[.D615])" office:value-type="float" office:value="978223.869558955" calcext:value-type="float">
            <text:p>978223.86955895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2770923.24629" calcext:value-type="float">
            <text:p>1442770923.24629</text:p>
          </table:table-cell>
          <table:table-cell office:value-type="float" office:value="8096" calcext:value-type="float">
            <text:p>8096</text:p>
          </table:table-cell>
          <table:table-cell table:formula="of:=[.B617]-[.B$2]" office:value-type="float" office:value="18.5658807754517" calcext:value-type="float">
            <text:p>18.5658807755</text:p>
          </table:table-cell>
          <table:table-cell table:formula="of:=[.C617]/([.D617]-[.D616])" office:value-type="float" office:value="973540.286238532" calcext:value-type="float">
            <text:p>973540.28623853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2770923.25459" calcext:value-type="float">
            <text:p>1442770923.25459</text:p>
          </table:table-cell>
          <table:table-cell office:value-type="float" office:value="8096" calcext:value-type="float">
            <text:p>8096</text:p>
          </table:table-cell>
          <table:table-cell table:formula="of:=[.B618]-[.B$2]" office:value-type="float" office:value="18.574188709259" calcext:value-type="float">
            <text:p>18.5741887093</text:p>
          </table:table-cell>
          <table:table-cell table:formula="of:=[.C618]/([.D618]-[.D617])" office:value-type="float" office:value="974490.190667509" calcext:value-type="float">
            <text:p>974490.19066750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2770923.26295" calcext:value-type="float">
            <text:p>1442770923.26295</text:p>
          </table:table-cell>
          <table:table-cell office:value-type="float" office:value="8096" calcext:value-type="float">
            <text:p>8096</text:p>
          </table:table-cell>
          <table:table-cell table:formula="of:=[.B619]-[.B$2]" office:value-type="float" office:value="18.5825474262238" calcext:value-type="float">
            <text:p>18.5825474262</text:p>
          </table:table-cell>
          <table:table-cell table:formula="of:=[.C619]/([.D619]-[.D618])" office:value-type="float" office:value="968569.702045124" calcext:value-type="float">
            <text:p>968569.70204512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2770923.27123" calcext:value-type="float">
            <text:p>1442770923.27123</text:p>
          </table:table-cell>
          <table:table-cell office:value-type="float" office:value="8096" calcext:value-type="float">
            <text:p>8096</text:p>
          </table:table-cell>
          <table:table-cell table:formula="of:=[.B620]-[.B$2]" office:value-type="float" office:value="18.5908262729645" calcext:value-type="float">
            <text:p>18.590826273</text:p>
          </table:table-cell>
          <table:table-cell table:formula="of:=[.C620]/([.D620]-[.D619])" office:value-type="float" office:value="977913.984103214" calcext:value-type="float">
            <text:p>977913.98410321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2770923.27951" calcext:value-type="float">
            <text:p>1442770923.27951</text:p>
          </table:table-cell>
          <table:table-cell office:value-type="float" office:value="8096" calcext:value-type="float">
            <text:p>8096</text:p>
          </table:table-cell>
          <table:table-cell table:formula="of:=[.B621]-[.B$2]" office:value-type="float" office:value="18.5991077423096" calcext:value-type="float">
            <text:p>18.5991077423</text:p>
          </table:table-cell>
          <table:table-cell table:formula="of:=[.C621]/([.D621]-[.D620])" office:value-type="float" office:value="977604.29491867" calcext:value-type="float">
            <text:p>977604.2949186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2770923.28779" calcext:value-type="float">
            <text:p>1442770923.28779</text:p>
          </table:table-cell>
          <table:table-cell office:value-type="float" office:value="8096" calcext:value-type="float">
            <text:p>8096</text:p>
          </table:table-cell>
          <table:table-cell table:formula="of:=[.B622]-[.B$2]" office:value-type="float" office:value="18.6073875427246" calcext:value-type="float">
            <text:p>18.6073875427</text:p>
          </table:table-cell>
          <table:table-cell table:formula="of:=[.C622]/([.D622]-[.D621])" office:value-type="float" office:value="977801.347155033" calcext:value-type="float">
            <text:p>977801.34715503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2770923.29605" calcext:value-type="float">
            <text:p>1442770923.29605</text:p>
          </table:table-cell>
          <table:table-cell office:value-type="float" office:value="8096" calcext:value-type="float">
            <text:p>8096</text:p>
          </table:table-cell>
          <table:table-cell table:formula="of:=[.B623]-[.B$2]" office:value-type="float" office:value="18.6156425476074" calcext:value-type="float">
            <text:p>18.6156425476</text:p>
          </table:table-cell>
          <table:table-cell table:formula="of:=[.C623]/([.D623]-[.D622])" office:value-type="float" office:value="980738.365988909" calcext:value-type="float">
            <text:p>980738.36598890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2770923.30432" calcext:value-type="float">
            <text:p>1442770923.30432</text:p>
          </table:table-cell>
          <table:table-cell office:value-type="float" office:value="8096" calcext:value-type="float">
            <text:p>8096</text:p>
          </table:table-cell>
          <table:table-cell table:formula="of:=[.B624]-[.B$2]" office:value-type="float" office:value="18.6239132881165" calcext:value-type="float">
            <text:p>18.6239132881</text:p>
          </table:table-cell>
          <table:table-cell table:formula="of:=[.C624]/([.D624]-[.D623])" office:value-type="float" office:value="978872.446929951" calcext:value-type="float">
            <text:p>978872.44692995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2770923.31257" calcext:value-type="float">
            <text:p>1442770923.31257</text:p>
          </table:table-cell>
          <table:table-cell office:value-type="float" office:value="8096" calcext:value-type="float">
            <text:p>8096</text:p>
          </table:table-cell>
          <table:table-cell table:formula="of:=[.B625]-[.B$2]" office:value-type="float" office:value="18.6321625709534" calcext:value-type="float">
            <text:p>18.632162571</text:p>
          </table:table-cell>
          <table:table-cell table:formula="of:=[.C625]/([.D625]-[.D624])" office:value-type="float" office:value="981418.646936416" calcext:value-type="float">
            <text:p>981418.64693641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2770923.32083" calcext:value-type="float">
            <text:p>1442770923.32083</text:p>
          </table:table-cell>
          <table:table-cell office:value-type="float" office:value="8096" calcext:value-type="float">
            <text:p>8096</text:p>
          </table:table-cell>
          <table:table-cell table:formula="of:=[.B626]-[.B$2]" office:value-type="float" office:value="18.6404302120209" calcext:value-type="float">
            <text:p>18.640430212</text:p>
          </table:table-cell>
          <table:table-cell table:formula="of:=[.C626]/([.D626]-[.D625])" office:value-type="float" office:value="979239.414712922" calcext:value-type="float">
            <text:p>979239.41471292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2770923.32911" calcext:value-type="float">
            <text:p>1442770923.32911</text:p>
          </table:table-cell>
          <table:table-cell office:value-type="float" office:value="8096" calcext:value-type="float">
            <text:p>8096</text:p>
          </table:table-cell>
          <table:table-cell table:formula="of:=[.B627]-[.B$2]" office:value-type="float" office:value="18.6487014293671" calcext:value-type="float">
            <text:p>18.6487014294</text:p>
          </table:table-cell>
          <table:table-cell table:formula="of:=[.C627]/([.D627]-[.D626])" office:value-type="float" office:value="978816.014758446" calcext:value-type="float">
            <text:p>978816.01475844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2770923.33737" calcext:value-type="float">
            <text:p>1442770923.33737</text:p>
          </table:table-cell>
          <table:table-cell office:value-type="float" office:value="8096" calcext:value-type="float">
            <text:p>8096</text:p>
          </table:table-cell>
          <table:table-cell table:formula="of:=[.B628]-[.B$2]" office:value-type="float" office:value="18.656965970993" calcext:value-type="float">
            <text:p>18.656965971</text:p>
          </table:table-cell>
          <table:table-cell table:formula="of:=[.C628]/([.D628]-[.D627])" office:value-type="float" office:value="979606.657742903" calcext:value-type="float">
            <text:p>979606.65774290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2770923.34563" calcext:value-type="float">
            <text:p>1442770923.34563</text:p>
          </table:table-cell>
          <table:table-cell office:value-type="float" office:value="8096" calcext:value-type="float">
            <text:p>8096</text:p>
          </table:table-cell>
          <table:table-cell table:formula="of:=[.B629]-[.B$2]" office:value-type="float" office:value="18.6652264595032" calcext:value-type="float">
            <text:p>18.6652264595</text:p>
          </table:table-cell>
          <table:table-cell table:formula="of:=[.C629]/([.D629]-[.D628])" office:value-type="float" office:value="980087.31445724" calcext:value-type="float">
            <text:p>980087.3144572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2770923.3539" calcext:value-type="float">
            <text:p>1442770923.3539</text:p>
          </table:table-cell>
          <table:table-cell office:value-type="float" office:value="8096" calcext:value-type="float">
            <text:p>8096</text:p>
          </table:table-cell>
          <table:table-cell table:formula="of:=[.B630]-[.B$2]" office:value-type="float" office:value="18.673492193222" calcext:value-type="float">
            <text:p>18.6734921932</text:p>
          </table:table-cell>
          <table:table-cell table:formula="of:=[.C630]/([.D630]-[.D629])" office:value-type="float" office:value="979465.377830338" calcext:value-type="float">
            <text:p>979465.37783033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2770923.36216" calcext:value-type="float">
            <text:p>1442770923.36216</text:p>
          </table:table-cell>
          <table:table-cell office:value-type="float" office:value="8096" calcext:value-type="float">
            <text:p>8096</text:p>
          </table:table-cell>
          <table:table-cell table:formula="of:=[.B631]-[.B$2]" office:value-type="float" office:value="18.6817557811737" calcext:value-type="float">
            <text:p>18.6817557812</text:p>
          </table:table-cell>
          <table:table-cell table:formula="of:=[.C631]/([.D631]-[.D630])" office:value-type="float" office:value="979719.71102135" calcext:value-type="float">
            <text:p>979719.7110213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2770923.37043" calcext:value-type="float">
            <text:p>1442770923.37043</text:p>
          </table:table-cell>
          <table:table-cell office:value-type="float" office:value="8096" calcext:value-type="float">
            <text:p>8096</text:p>
          </table:table-cell>
          <table:table-cell table:formula="of:=[.B632]-[.B$2]" office:value-type="float" office:value="18.6900236606598" calcext:value-type="float">
            <text:p>18.6900236607</text:p>
          </table:table-cell>
          <table:table-cell table:formula="of:=[.C632]/([.D632]-[.D631])" office:value-type="float" office:value="979211.176653786" calcext:value-type="float">
            <text:p>979211.17665378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2770923.37871" calcext:value-type="float">
            <text:p>1442770923.37871</text:p>
          </table:table-cell>
          <table:table-cell office:value-type="float" office:value="8096" calcext:value-type="float">
            <text:p>8096</text:p>
          </table:table-cell>
          <table:table-cell table:formula="of:=[.B633]-[.B$2]" office:value-type="float" office:value="18.6983008384705" calcext:value-type="float">
            <text:p>18.6983008385</text:p>
          </table:table-cell>
          <table:table-cell table:formula="of:=[.C633]/([.D633]-[.D632])" office:value-type="float" office:value="978111.161217847" calcext:value-type="float">
            <text:p>978111.16121784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42770923.38695" calcext:value-type="float">
            <text:p>1442770923.38695</text:p>
          </table:table-cell>
          <table:table-cell office:value-type="float" office:value="8096" calcext:value-type="float">
            <text:p>8096</text:p>
          </table:table-cell>
          <table:table-cell table:formula="of:=[.B634]-[.B$2]" office:value-type="float" office:value="18.7065467834473" calcext:value-type="float">
            <text:p>18.7065467834</text:p>
          </table:table-cell>
          <table:table-cell table:formula="of:=[.C634]/([.D634]-[.D633])" office:value-type="float" office:value="981815.913491008" calcext:value-type="float">
            <text:p>981815.91349100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42770923.3952" calcext:value-type="float">
            <text:p>1442770923.3952</text:p>
          </table:table-cell>
          <table:table-cell office:value-type="float" office:value="8096" calcext:value-type="float">
            <text:p>8096</text:p>
          </table:table-cell>
          <table:table-cell table:formula="of:=[.B635]-[.B$2]" office:value-type="float" office:value="18.7147946357727" calcext:value-type="float">
            <text:p>18.7147946358</text:p>
          </table:table-cell>
          <table:table-cell table:formula="of:=[.C635]/([.D635]-[.D634])" office:value-type="float" office:value="981588.864658611" calcext:value-type="float">
            <text:p>981588.86465861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42770923.4035" calcext:value-type="float">
            <text:p>1442770923.4035</text:p>
          </table:table-cell>
          <table:table-cell office:value-type="float" office:value="8096" calcext:value-type="float">
            <text:p>8096</text:p>
          </table:table-cell>
          <table:table-cell table:formula="of:=[.B636]-[.B$2]" office:value-type="float" office:value="18.723091840744" calcext:value-type="float">
            <text:p>18.7230918407</text:p>
          </table:table-cell>
          <table:table-cell table:formula="of:=[.C636]/([.D636]-[.D635])" office:value-type="float" office:value="975750.271084164" calcext:value-type="float">
            <text:p>975750.27108416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42770923.41181" calcext:value-type="float">
            <text:p>1442770923.41181</text:p>
          </table:table-cell>
          <table:table-cell office:value-type="float" office:value="8096" calcext:value-type="float">
            <text:p>8096</text:p>
          </table:table-cell>
          <table:table-cell table:formula="of:=[.B637]-[.B$2]" office:value-type="float" office:value="18.7314064502716" calcext:value-type="float">
            <text:p>18.7314064503</text:p>
          </table:table-cell>
          <table:table-cell table:formula="of:=[.C637]/([.D637]-[.D636])" office:value-type="float" office:value="973707.781843207" calcext:value-type="float">
            <text:p>973707.78184320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42770923.42013" calcext:value-type="float">
            <text:p>1442770923.42013</text:p>
          </table:table-cell>
          <table:table-cell office:value-type="float" office:value="8096" calcext:value-type="float">
            <text:p>8096</text:p>
          </table:table-cell>
          <table:table-cell table:formula="of:=[.B638]-[.B$2]" office:value-type="float" office:value="18.7397258281708" calcext:value-type="float">
            <text:p>18.7397258282</text:p>
          </table:table-cell>
          <table:table-cell table:formula="of:=[.C638]/([.D638]-[.D637])" office:value-type="float" office:value="973149.687166848" calcext:value-type="float">
            <text:p>973149.68716684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42770923.42843" calcext:value-type="float">
            <text:p>1442770923.42843</text:p>
          </table:table-cell>
          <table:table-cell office:value-type="float" office:value="8096" calcext:value-type="float">
            <text:p>8096</text:p>
          </table:table-cell>
          <table:table-cell table:formula="of:=[.B639]-[.B$2]" office:value-type="float" office:value="18.7480223178864" calcext:value-type="float">
            <text:p>18.7480223179</text:p>
          </table:table-cell>
          <table:table-cell table:formula="of:=[.C639]/([.D639]-[.D638])" office:value-type="float" office:value="975834.392321398" calcext:value-type="float">
            <text:p>975834.39232139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42770923.43674" calcext:value-type="float">
            <text:p>1442770923.43674</text:p>
          </table:table-cell>
          <table:table-cell office:value-type="float" office:value="8096" calcext:value-type="float">
            <text:p>8096</text:p>
          </table:table-cell>
          <table:table-cell table:formula="of:=[.B640]-[.B$2]" office:value-type="float" office:value="18.7563302516937" calcext:value-type="float">
            <text:p>18.7563302517</text:p>
          </table:table-cell>
          <table:table-cell table:formula="of:=[.C640]/([.D640]-[.D639])" office:value-type="float" office:value="974490.190667509" calcext:value-type="float">
            <text:p>974490.19066750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42770923.44505" calcext:value-type="float">
            <text:p>1442770923.44505</text:p>
          </table:table-cell>
          <table:table-cell office:value-type="float" office:value="8096" calcext:value-type="float">
            <text:p>8096</text:p>
          </table:table-cell>
          <table:table-cell table:formula="of:=[.B641]-[.B$2]" office:value-type="float" office:value="18.7646448612213" calcext:value-type="float">
            <text:p>18.7646448612</text:p>
          </table:table-cell>
          <table:table-cell table:formula="of:=[.C641]/([.D641]-[.D640])" office:value-type="float" office:value="973707.781843207" calcext:value-type="float">
            <text:p>973707.78184320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42770923.45335" calcext:value-type="float">
            <text:p>1442770923.45335</text:p>
          </table:table-cell>
          <table:table-cell office:value-type="float" office:value="8096" calcext:value-type="float">
            <text:p>8096</text:p>
          </table:table-cell>
          <table:table-cell table:formula="of:=[.B642]-[.B$2]" office:value-type="float" office:value="18.7729463577271" calcext:value-type="float">
            <text:p>18.7729463577</text:p>
          </table:table-cell>
          <table:table-cell table:formula="of:=[.C642]/([.D642]-[.D641])" office:value-type="float" office:value="975245.848071455" calcext:value-type="float">
            <text:p>975245.84807145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42770923.46166" calcext:value-type="float">
            <text:p>1442770923.46166</text:p>
          </table:table-cell>
          <table:table-cell office:value-type="float" office:value="8096" calcext:value-type="float">
            <text:p>8096</text:p>
          </table:table-cell>
          <table:table-cell table:formula="of:=[.B643]-[.B$2]" office:value-type="float" office:value="18.7812569141388" calcext:value-type="float">
            <text:p>18.7812569141</text:p>
          </table:table-cell>
          <table:table-cell table:formula="of:=[.C643]/([.D643]-[.D642])" office:value-type="float" office:value="974182.665863385" calcext:value-type="float">
            <text:p>974182.66586338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42770923.47011" calcext:value-type="float">
            <text:p>1442770923.47011</text:p>
          </table:table-cell>
          <table:table-cell office:value-type="float" office:value="8096" calcext:value-type="float">
            <text:p>8096</text:p>
          </table:table-cell>
          <table:table-cell table:formula="of:=[.B644]-[.B$2]" office:value-type="float" office:value="18.7897028923035" calcext:value-type="float">
            <text:p>18.7897028923</text:p>
          </table:table-cell>
          <table:table-cell table:formula="of:=[.C644]/([.D644]-[.D643])" office:value-type="float" office:value="958562.743373324" calcext:value-type="float">
            <text:p>958562.74337332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42770923.47843" calcext:value-type="float">
            <text:p>1442770923.47843</text:p>
          </table:table-cell>
          <table:table-cell office:value-type="float" office:value="8096" calcext:value-type="float">
            <text:p>8096</text:p>
          </table:table-cell>
          <table:table-cell table:formula="of:=[.B645]-[.B$2]" office:value-type="float" office:value="18.7980279922485" calcext:value-type="float">
            <text:p>18.7980279922</text:p>
          </table:table-cell>
          <table:table-cell table:formula="of:=[.C645]/([.D645]-[.D644])" office:value-type="float" office:value="972480.817458045" calcext:value-type="float">
            <text:p>972480.81745804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42770923.48678" calcext:value-type="float">
            <text:p>1442770923.48678</text:p>
          </table:table-cell>
          <table:table-cell office:value-type="float" office:value="8096" calcext:value-type="float">
            <text:p>8096</text:p>
          </table:table-cell>
          <table:table-cell table:formula="of:=[.B646]-[.B$2]" office:value-type="float" office:value="18.8063721656799" calcext:value-type="float">
            <text:p>18.8063721657</text:p>
          </table:table-cell>
          <table:table-cell table:formula="of:=[.C646]/([.D646]-[.D645])" office:value-type="float" office:value="970257.877135836" calcext:value-type="float">
            <text:p>970257.87713583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42770923.49507" calcext:value-type="float">
            <text:p>1442770923.49507</text:p>
          </table:table-cell>
          <table:table-cell office:value-type="float" office:value="8096" calcext:value-type="float">
            <text:p>8096</text:p>
          </table:table-cell>
          <table:table-cell table:formula="of:=[.B647]-[.B$2]" office:value-type="float" office:value="18.8146638870239" calcext:value-type="float">
            <text:p>18.814663887</text:p>
          </table:table-cell>
          <table:table-cell table:formula="of:=[.C647]/([.D647]-[.D646])" office:value-type="float" office:value="976395.571453218" calcext:value-type="float">
            <text:p>976395.5714532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42770923.5033" calcext:value-type="float">
            <text:p>1442770923.5033</text:p>
          </table:table-cell>
          <table:table-cell office:value-type="float" office:value="8096" calcext:value-type="float">
            <text:p>8096</text:p>
          </table:table-cell>
          <table:table-cell table:formula="of:=[.B648]-[.B$2]" office:value-type="float" office:value="18.8228960037231" calcext:value-type="float">
            <text:p>18.8228960037</text:p>
          </table:table-cell>
          <table:table-cell table:formula="of:=[.C648]/([.D648]-[.D647])" office:value-type="float" office:value="983465.164040778" calcext:value-type="float">
            <text:p>983465.16404077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42770923.51157" calcext:value-type="float">
            <text:p>1442770923.51157</text:p>
          </table:table-cell>
          <table:table-cell office:value-type="float" office:value="8096" calcext:value-type="float">
            <text:p>8096</text:p>
          </table:table-cell>
          <table:table-cell table:formula="of:=[.B649]-[.B$2]" office:value-type="float" office:value="18.8311605453491" calcext:value-type="float">
            <text:p>18.8311605453</text:p>
          </table:table-cell>
          <table:table-cell table:formula="of:=[.C649]/([.D649]-[.D648])" office:value-type="float" office:value="979606.657742903" calcext:value-type="float">
            <text:p>979606.65774290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42770923.51987" calcext:value-type="float">
            <text:p>1442770923.51987</text:p>
          </table:table-cell>
          <table:table-cell office:value-type="float" office:value="8096" calcext:value-type="float">
            <text:p>8096</text:p>
          </table:table-cell>
          <table:table-cell table:formula="of:=[.B650]-[.B$2]" office:value-type="float" office:value="18.839469909668" calcext:value-type="float">
            <text:p>18.8394699097</text:p>
          </table:table-cell>
          <table:table-cell table:formula="of:=[.C650]/([.D650]-[.D649])" office:value-type="float" office:value="974322.425800528" calcext:value-type="float">
            <text:p>974322.42580052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42770923.52821" calcext:value-type="float">
            <text:p>1442770923.52821</text:p>
          </table:table-cell>
          <table:table-cell office:value-type="float" office:value="8096" calcext:value-type="float">
            <text:p>8096</text:p>
          </table:table-cell>
          <table:table-cell table:formula="of:=[.B651]-[.B$2]" office:value-type="float" office:value="18.8478093147278" calcext:value-type="float">
            <text:p>18.8478093147</text:p>
          </table:table-cell>
          <table:table-cell table:formula="of:=[.C651]/([.D651]-[.D650])" office:value-type="float" office:value="970812.658928469" calcext:value-type="float">
            <text:p>970812.65892846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42770923.53652" calcext:value-type="float">
            <text:p>1442770923.53652</text:p>
          </table:table-cell>
          <table:table-cell office:value-type="float" office:value="8096" calcext:value-type="float">
            <text:p>8096</text:p>
          </table:table-cell>
          <table:table-cell table:formula="of:=[.B652]-[.B$2]" office:value-type="float" office:value="18.8561110496521" calcext:value-type="float">
            <text:p>18.8561110497</text:p>
          </table:table-cell>
          <table:table-cell table:formula="of:=[.C652]/([.D652]-[.D651])" office:value-type="float" office:value="975217.839862148" calcext:value-type="float">
            <text:p>975217.83986214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42770923.5448" calcext:value-type="float">
            <text:p>1442770923.5448</text:p>
          </table:table-cell>
          <table:table-cell office:value-type="float" office:value="8096" calcext:value-type="float">
            <text:p>8096</text:p>
          </table:table-cell>
          <table:table-cell table:formula="of:=[.B653]-[.B$2]" office:value-type="float" office:value="18.8643934726715" calcext:value-type="float">
            <text:p>18.8643934727</text:p>
          </table:table-cell>
          <table:table-cell table:formula="of:=[.C653]/([.D653]-[.D652])" office:value-type="float" office:value="977491.729295604" calcext:value-type="float">
            <text:p>977491.72929560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42770923.55312" calcext:value-type="float">
            <text:p>1442770923.55312</text:p>
          </table:table-cell>
          <table:table-cell office:value-type="float" office:value="8096" calcext:value-type="float">
            <text:p>8096</text:p>
          </table:table-cell>
          <table:table-cell table:formula="of:=[.B654]-[.B$2]" office:value-type="float" office:value="18.8727161884308" calcext:value-type="float">
            <text:p>18.8727161884</text:p>
          </table:table-cell>
          <table:table-cell table:formula="of:=[.C654]/([.D654]-[.D653])" office:value-type="float" office:value="972759.40139796" calcext:value-type="float">
            <text:p>972759.4013979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42770923.56147" calcext:value-type="float">
            <text:p>1442770923.56147</text:p>
          </table:table-cell>
          <table:table-cell office:value-type="float" office:value="8096" calcext:value-type="float">
            <text:p>8096</text:p>
          </table:table-cell>
          <table:table-cell table:formula="of:=[.B655]-[.B$2]" office:value-type="float" office:value="18.8810622692108" calcext:value-type="float">
            <text:p>18.8810622692</text:p>
          </table:table-cell>
          <table:table-cell table:formula="of:=[.C655]/([.D655]-[.D654])" office:value-type="float" office:value="970036.141918528" calcext:value-type="float">
            <text:p>970036.14191852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42770923.56973" calcext:value-type="float">
            <text:p>1442770923.56973</text:p>
          </table:table-cell>
          <table:table-cell office:value-type="float" office:value="8096" calcext:value-type="float">
            <text:p>8096</text:p>
          </table:table-cell>
          <table:table-cell table:formula="of:=[.B656]-[.B$2]" office:value-type="float" office:value="18.8893294334412" calcext:value-type="float">
            <text:p>18.8893294334</text:p>
          </table:table-cell>
          <table:table-cell table:formula="of:=[.C656]/([.D656]-[.D655])" office:value-type="float" office:value="979295.895717376" calcext:value-type="float">
            <text:p>979295.89571737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42770923.57797" calcext:value-type="float">
            <text:p>1442770923.57797</text:p>
          </table:table-cell>
          <table:table-cell office:value-type="float" office:value="8096" calcext:value-type="float">
            <text:p>8096</text:p>
          </table:table-cell>
          <table:table-cell table:formula="of:=[.B657]-[.B$2]" office:value-type="float" office:value="18.8975625038147" calcext:value-type="float">
            <text:p>18.8975625038</text:p>
          </table:table-cell>
          <table:table-cell table:formula="of:=[.C657]/([.D657]-[.D656])" office:value-type="float" office:value="983351.244758485" calcext:value-type="float">
            <text:p>983351.24475848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42770923.58625" calcext:value-type="float">
            <text:p>1442770923.58625</text:p>
          </table:table-cell>
          <table:table-cell office:value-type="float" office:value="8096" calcext:value-type="float">
            <text:p>8096</text:p>
          </table:table-cell>
          <table:table-cell table:formula="of:=[.B658]-[.B$2]" office:value-type="float" office:value="18.9058477878571" calcext:value-type="float">
            <text:p>18.9058477879</text:p>
          </table:table-cell>
          <table:table-cell table:formula="of:=[.C658]/([.D658]-[.D657])" office:value-type="float" office:value="977154.187908262" calcext:value-type="float">
            <text:p>977154.18790826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42770923.59449" calcext:value-type="float">
            <text:p>1442770923.59449</text:p>
          </table:table-cell>
          <table:table-cell office:value-type="float" office:value="8096" calcext:value-type="float">
            <text:p>8096</text:p>
          </table:table-cell>
          <table:table-cell table:formula="of:=[.B659]-[.B$2]" office:value-type="float" office:value="18.9140887260437" calcext:value-type="float">
            <text:p>18.914088726</text:p>
          </table:table-cell>
          <table:table-cell table:formula="of:=[.C659]/([.D659]-[.D658])" office:value-type="float" office:value="982412.416722118" calcext:value-type="float">
            <text:p>982412.41672211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42770923.60276" calcext:value-type="float">
            <text:p>1442770923.60276</text:p>
          </table:table-cell>
          <table:table-cell office:value-type="float" office:value="8096" calcext:value-type="float">
            <text:p>8096</text:p>
          </table:table-cell>
          <table:table-cell table:formula="of:=[.B660]-[.B$2]" office:value-type="float" office:value="18.922354221344" calcext:value-type="float">
            <text:p>18.9223542213</text:p>
          </table:table-cell>
          <table:table-cell table:formula="of:=[.C660]/([.D660]-[.D659])" office:value-type="float" office:value="979493.630552671" calcext:value-type="float">
            <text:p>979493.63055267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42770923.61103" calcext:value-type="float">
            <text:p>1442770923.61103</text:p>
          </table:table-cell>
          <table:table-cell office:value-type="float" office:value="8096" calcext:value-type="float">
            <text:p>8096</text:p>
          </table:table-cell>
          <table:table-cell table:formula="of:=[.B661]-[.B$2]" office:value-type="float" office:value="18.9306218624115" calcext:value-type="float">
            <text:p>18.9306218624</text:p>
          </table:table-cell>
          <table:table-cell table:formula="of:=[.C661]/([.D661]-[.D660])" office:value-type="float" office:value="979239.414712922" calcext:value-type="float">
            <text:p>979239.41471292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42770923.61933" calcext:value-type="float">
            <text:p>1442770923.61933</text:p>
          </table:table-cell>
          <table:table-cell office:value-type="float" office:value="8096" calcext:value-type="float">
            <text:p>8096</text:p>
          </table:table-cell>
          <table:table-cell table:formula="of:=[.B662]-[.B$2]" office:value-type="float" office:value="18.9389233589172" calcext:value-type="float">
            <text:p>18.9389233589</text:p>
          </table:table-cell>
          <table:table-cell table:formula="of:=[.C662]/([.D662]-[.D661])" office:value-type="float" office:value="975245.848071455" calcext:value-type="float">
            <text:p>975245.84807145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42770923.62764" calcext:value-type="float">
            <text:p>1442770923.62764</text:p>
          </table:table-cell>
          <table:table-cell office:value-type="float" office:value="8096" calcext:value-type="float">
            <text:p>8096</text:p>
          </table:table-cell>
          <table:table-cell table:formula="of:=[.B663]-[.B$2]" office:value-type="float" office:value="18.9472367763519" calcext:value-type="float">
            <text:p>18.9472367764</text:p>
          </table:table-cell>
          <table:table-cell table:formula="of:=[.C663]/([.D663]-[.D662])" office:value-type="float" office:value="973847.405546474" calcext:value-type="float">
            <text:p>973847.40554647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42770923.63594" calcext:value-type="float">
            <text:p>1442770923.63594</text:p>
          </table:table-cell>
          <table:table-cell office:value-type="float" office:value="8096" calcext:value-type="float">
            <text:p>8096</text:p>
          </table:table-cell>
          <table:table-cell table:formula="of:=[.B664]-[.B$2]" office:value-type="float" office:value="18.9555375576019" calcext:value-type="float">
            <text:p>18.9555375576</text:p>
          </table:table-cell>
          <table:table-cell table:formula="of:=[.C664]/([.D664]-[.D663])" office:value-type="float" office:value="975329.882352941" calcext:value-type="float">
            <text:p>975329.88235294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42770923.6443" calcext:value-type="float">
            <text:p>1442770923.6443</text:p>
          </table:table-cell>
          <table:table-cell office:value-type="float" office:value="8096" calcext:value-type="float">
            <text:p>8096</text:p>
          </table:table-cell>
          <table:table-cell table:formula="of:=[.B665]-[.B$2]" office:value-type="float" office:value="18.9638984203339" calcext:value-type="float">
            <text:p>18.9638984203</text:p>
          </table:table-cell>
          <table:table-cell table:formula="of:=[.C665]/([.D665]-[.D664])" office:value-type="float" office:value="968321.124215809" calcext:value-type="float">
            <text:p>968321.12421580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42770923.6526" calcext:value-type="float">
            <text:p>1442770923.6526</text:p>
          </table:table-cell>
          <table:table-cell office:value-type="float" office:value="8096" calcext:value-type="float">
            <text:p>8096</text:p>
          </table:table-cell>
          <table:table-cell table:formula="of:=[.B666]-[.B$2]" office:value-type="float" office:value="18.9721999168396" calcext:value-type="float">
            <text:p>18.9721999168</text:p>
          </table:table-cell>
          <table:table-cell table:formula="of:=[.C666]/([.D666]-[.D665])" office:value-type="float" office:value="975245.848071455" calcext:value-type="float">
            <text:p>975245.84807145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42770923.66089" calcext:value-type="float">
            <text:p>1442770923.66089</text:p>
          </table:table-cell>
          <table:table-cell office:value-type="float" office:value="8096" calcext:value-type="float">
            <text:p>8096</text:p>
          </table:table-cell>
          <table:table-cell table:formula="of:=[.B667]-[.B$2]" office:value-type="float" office:value="18.9804873466492" calcext:value-type="float">
            <text:p>18.9804873466</text:p>
          </table:table-cell>
          <table:table-cell table:formula="of:=[.C667]/([.D667]-[.D666])" office:value-type="float" office:value="976901.184810126" calcext:value-type="float">
            <text:p>976901.18481012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42770923.66925" calcext:value-type="float">
            <text:p>1442770923.66925</text:p>
          </table:table-cell>
          <table:table-cell office:value-type="float" office:value="8096" calcext:value-type="float">
            <text:p>8096</text:p>
          </table:table-cell>
          <table:table-cell table:formula="of:=[.B668]-[.B$2]" office:value-type="float" office:value="18.9888460636139" calcext:value-type="float">
            <text:p>18.9888460636</text:p>
          </table:table-cell>
          <table:table-cell table:formula="of:=[.C668]/([.D668]-[.D667])" office:value-type="float" office:value="968569.702045124" calcext:value-type="float">
            <text:p>968569.70204512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42770923.67751" calcext:value-type="float">
            <text:p>1442770923.67751</text:p>
          </table:table-cell>
          <table:table-cell office:value-type="float" office:value="8096" calcext:value-type="float">
            <text:p>8096</text:p>
          </table:table-cell>
          <table:table-cell table:formula="of:=[.B669]-[.B$2]" office:value-type="float" office:value="18.9971060752869" calcext:value-type="float">
            <text:p>18.9971060753</text:p>
          </table:table-cell>
          <table:table-cell table:formula="of:=[.C669]/([.D669]-[.D668])" office:value-type="float" office:value="980143.893317939" calcext:value-type="float">
            <text:p>980143.89331793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42770923.68582" calcext:value-type="float">
            <text:p>1442770923.68582</text:p>
          </table:table-cell>
          <table:table-cell office:value-type="float" office:value="8096" calcext:value-type="float">
            <text:p>8096</text:p>
          </table:table-cell>
          <table:table-cell table:formula="of:=[.B670]-[.B$2]" office:value-type="float" office:value="19.0054197311401" calcext:value-type="float">
            <text:p>19.0054197311</text:p>
          </table:table-cell>
          <table:table-cell table:formula="of:=[.C670]/([.D670]-[.D669])" office:value-type="float" office:value="973819.477602524" calcext:value-type="float">
            <text:p>973819.47760252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42770923.69414" calcext:value-type="float">
            <text:p>1442770923.69414</text:p>
          </table:table-cell>
          <table:table-cell office:value-type="float" office:value="8096" calcext:value-type="float">
            <text:p>8096</text:p>
          </table:table-cell>
          <table:table-cell table:formula="of:=[.B671]-[.B$2]" office:value-type="float" office:value="19.013730764389" calcext:value-type="float">
            <text:p>19.0137307644</text:p>
          </table:table-cell>
          <table:table-cell table:formula="of:=[.C671]/([.D671]-[.D670])" office:value-type="float" office:value="974126.773114547" calcext:value-type="float">
            <text:p>974126.77311454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42770923.7024" calcext:value-type="float">
            <text:p>1442770923.7024</text:p>
          </table:table-cell>
          <table:table-cell office:value-type="float" office:value="8096" calcext:value-type="float">
            <text:p>8096</text:p>
          </table:table-cell>
          <table:table-cell table:formula="of:=[.B672]-[.B$2]" office:value-type="float" office:value="19.021998167038" calcext:value-type="float">
            <text:p>19.021998167</text:p>
          </table:table-cell>
          <table:table-cell table:formula="of:=[.C672]/([.D672]-[.D671])" office:value-type="float" office:value="979267.654400738" calcext:value-type="float">
            <text:p>979267.65440073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42770923.71075" calcext:value-type="float">
            <text:p>1442770923.71075</text:p>
          </table:table-cell>
          <table:table-cell office:value-type="float" office:value="8096" calcext:value-type="float">
            <text:p>8096</text:p>
          </table:table-cell>
          <table:table-cell table:formula="of:=[.B673]-[.B$2]" office:value-type="float" office:value="19.0303444862366" calcext:value-type="float">
            <text:p>19.0303444862</text:p>
          </table:table-cell>
          <table:table-cell table:formula="of:=[.C673]/([.D673]-[.D672])" office:value-type="float" office:value="970008.432142143" calcext:value-type="float">
            <text:p>970008.43214214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42770923.71907" calcext:value-type="float">
            <text:p>1442770923.71907</text:p>
          </table:table-cell>
          <table:table-cell office:value-type="float" office:value="8096" calcext:value-type="float">
            <text:p>8096</text:p>
          </table:table-cell>
          <table:table-cell table:formula="of:=[.B674]-[.B$2]" office:value-type="float" office:value="19.0386605262756" calcext:value-type="float">
            <text:p>19.0386605263</text:p>
          </table:table-cell>
          <table:table-cell table:formula="of:=[.C674]/([.D674]-[.D673])" office:value-type="float" office:value="973540.286238532" calcext:value-type="float">
            <text:p>973540.28623853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42770923.72737" calcext:value-type="float">
            <text:p>1442770923.72737</text:p>
          </table:table-cell>
          <table:table-cell office:value-type="float" office:value="8096" calcext:value-type="float">
            <text:p>8096</text:p>
          </table:table-cell>
          <table:table-cell table:formula="of:=[.B675]-[.B$2]" office:value-type="float" office:value="19.0469644069672" calcext:value-type="float">
            <text:p>19.046964407</text:p>
          </table:table-cell>
          <table:table-cell table:formula="of:=[.C675]/([.D675]-[.D674])" office:value-type="float" office:value="974965.838353097" calcext:value-type="float">
            <text:p>974965.83835309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42770923.73566" calcext:value-type="float">
            <text:p>1442770923.73566</text:p>
          </table:table-cell>
          <table:table-cell office:value-type="float" office:value="8096" calcext:value-type="float">
            <text:p>8096</text:p>
          </table:table-cell>
          <table:table-cell table:formula="of:=[.B676]-[.B$2]" office:value-type="float" office:value="19.0552530288696" calcext:value-type="float">
            <text:p>19.0552530289</text:p>
          </table:table-cell>
          <table:table-cell table:formula="of:=[.C676]/([.D676]-[.D675])" office:value-type="float" office:value="976760.684136344" calcext:value-type="float">
            <text:p>976760.68413634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42770923.74397" calcext:value-type="float">
            <text:p>1442770923.74397</text:p>
          </table:table-cell>
          <table:table-cell office:value-type="float" office:value="8096" calcext:value-type="float">
            <text:p>8096</text:p>
          </table:table-cell>
          <table:table-cell table:formula="of:=[.B677]-[.B$2]" office:value-type="float" office:value="19.0635695457458" calcext:value-type="float">
            <text:p>19.0635695457</text:p>
          </table:table-cell>
          <table:table-cell table:formula="of:=[.C677]/([.D677]-[.D676])" office:value-type="float" office:value="973484.467175047" calcext:value-type="float">
            <text:p>973484.46717504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42770923.75231" calcext:value-type="float">
            <text:p>1442770923.75231</text:p>
          </table:table-cell>
          <table:table-cell office:value-type="float" office:value="8096" calcext:value-type="float">
            <text:p>8096</text:p>
          </table:table-cell>
          <table:table-cell table:formula="of:=[.B678]-[.B$2]" office:value-type="float" office:value="19.071900844574" calcext:value-type="float">
            <text:p>19.0719008446</text:p>
          </table:table-cell>
          <table:table-cell table:formula="of:=[.C678]/([.D678]-[.D677])" office:value-type="float" office:value="971757.245421246" calcext:value-type="float">
            <text:p>971757.24542124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42770923.7606" calcext:value-type="float">
            <text:p>1442770923.7606</text:p>
          </table:table-cell>
          <table:table-cell office:value-type="float" office:value="8096" calcext:value-type="float">
            <text:p>8096</text:p>
          </table:table-cell>
          <table:table-cell table:formula="of:=[.B679]-[.B$2]" office:value-type="float" office:value="19.0801947116852" calcext:value-type="float">
            <text:p>19.0801947117</text:p>
          </table:table-cell>
          <table:table-cell table:formula="of:=[.C679]/([.D679]-[.D678])" office:value-type="float" office:value="976142.960991175" calcext:value-type="float">
            <text:p>976142.96099117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42770923.76888" calcext:value-type="float">
            <text:p>1442770923.76888</text:p>
          </table:table-cell>
          <table:table-cell office:value-type="float" office:value="8096" calcext:value-type="float">
            <text:p>8096</text:p>
          </table:table-cell>
          <table:table-cell table:formula="of:=[.B680]-[.B$2]" office:value-type="float" office:value="19.0884764194489" calcext:value-type="float">
            <text:p>19.0884764194</text:p>
          </table:table-cell>
          <table:table-cell table:formula="of:=[.C680]/([.D680]-[.D679])" office:value-type="float" office:value="977576.151082451" calcext:value-type="float">
            <text:p>977576.15108245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42770923.77718" calcext:value-type="float">
            <text:p>1442770923.77718</text:p>
          </table:table-cell>
          <table:table-cell office:value-type="float" office:value="8096" calcext:value-type="float">
            <text:p>8096</text:p>
          </table:table-cell>
          <table:table-cell table:formula="of:=[.B681]-[.B$2]" office:value-type="float" office:value="19.0967791080475" calcext:value-type="float">
            <text:p>19.096779108</text:p>
          </table:table-cell>
          <table:table-cell table:formula="of:=[.C681]/([.D681]-[.D680])" office:value-type="float" office:value="975105.823110498" calcext:value-type="float">
            <text:p>975105.82311049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42770923.7855" calcext:value-type="float">
            <text:p>1442770923.7855</text:p>
          </table:table-cell>
          <table:table-cell office:value-type="float" office:value="8096" calcext:value-type="float">
            <text:p>8096</text:p>
          </table:table-cell>
          <table:table-cell table:formula="of:=[.B682]-[.B$2]" office:value-type="float" office:value="19.1050980091095" calcext:value-type="float">
            <text:p>19.1050980091</text:p>
          </table:table-cell>
          <table:table-cell table:formula="of:=[.C682]/([.D682]-[.D681])" office:value-type="float" office:value="973205.467843632" calcext:value-type="float">
            <text:p>973205.46784363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42770923.7938" calcext:value-type="float">
            <text:p>1442770923.7938</text:p>
          </table:table-cell>
          <table:table-cell office:value-type="float" office:value="8096" calcext:value-type="float">
            <text:p>8096</text:p>
          </table:table-cell>
          <table:table-cell table:formula="of:=[.B683]-[.B$2]" office:value-type="float" office:value="19.1133918762207" calcext:value-type="float">
            <text:p>19.1133918762</text:p>
          </table:table-cell>
          <table:table-cell table:formula="of:=[.C683]/([.D683]-[.D682])" office:value-type="float" office:value="976142.960991175" calcext:value-type="float">
            <text:p>976142.96099117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42770923.80208" calcext:value-type="float">
            <text:p>1442770923.80208</text:p>
          </table:table-cell>
          <table:table-cell office:value-type="float" office:value="8096" calcext:value-type="float">
            <text:p>8096</text:p>
          </table:table-cell>
          <table:table-cell table:formula="of:=[.B684]-[.B$2]" office:value-type="float" office:value="19.1216773986816" calcext:value-type="float">
            <text:p>19.1216773987</text:p>
          </table:table-cell>
          <table:table-cell table:formula="of:=[.C684]/([.D684]-[.D683])" office:value-type="float" office:value="977126.069981584" calcext:value-type="float">
            <text:p>977126.06998158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42770923.81039" calcext:value-type="float">
            <text:p>1442770923.81039</text:p>
          </table:table-cell>
          <table:table-cell office:value-type="float" office:value="8096" calcext:value-type="float">
            <text:p>8096</text:p>
          </table:table-cell>
          <table:table-cell table:formula="of:=[.B685]-[.B$2]" office:value-type="float" office:value="19.1299884319305" calcext:value-type="float">
            <text:p>19.1299884319</text:p>
          </table:table-cell>
          <table:table-cell table:formula="of:=[.C685]/([.D685]-[.D684])" office:value-type="float" office:value="974126.773114547" calcext:value-type="float">
            <text:p>974126.77311454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42770923.8187" calcext:value-type="float">
            <text:p>1442770923.8187</text:p>
          </table:table-cell>
          <table:table-cell office:value-type="float" office:value="8096" calcext:value-type="float">
            <text:p>8096</text:p>
          </table:table-cell>
          <table:table-cell table:formula="of:=[.B686]-[.B$2]" office:value-type="float" office:value="19.1382927894592" calcext:value-type="float">
            <text:p>19.1382927895</text:p>
          </table:table-cell>
          <table:table-cell table:formula="of:=[.C686]/([.D686]-[.D685])" office:value-type="float" office:value="974909.855703253" calcext:value-type="float">
            <text:p>974909.85570325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42770923.827" calcext:value-type="float">
            <text:p>1442770923.827</text:p>
          </table:table-cell>
          <table:table-cell office:value-type="float" office:value="8096" calcext:value-type="float">
            <text:p>8096</text:p>
          </table:table-cell>
          <table:table-cell table:formula="of:=[.B687]-[.B$2]" office:value-type="float" office:value="19.1465981006622" calcext:value-type="float">
            <text:p>19.1465981007</text:p>
          </table:table-cell>
          <table:table-cell table:formula="of:=[.C687]/([.D687]-[.D686])" office:value-type="float" office:value="974797.909688532" calcext:value-type="float">
            <text:p>974797.90968853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42770923.8353" calcext:value-type="float">
            <text:p>1442770923.8353</text:p>
          </table:table-cell>
          <table:table-cell office:value-type="float" office:value="8096" calcext:value-type="float">
            <text:p>8096</text:p>
          </table:table-cell>
          <table:table-cell table:formula="of:=[.B688]-[.B$2]" office:value-type="float" office:value="19.1548964977264" calcext:value-type="float">
            <text:p>19.1548964977</text:p>
          </table:table-cell>
          <table:table-cell table:formula="of:=[.C688]/([.D688]-[.D687])" office:value-type="float" office:value="975610.101246912" calcext:value-type="float">
            <text:p>975610.10124691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42770923.84362" calcext:value-type="float">
            <text:p>1442770923.84362</text:p>
          </table:table-cell>
          <table:table-cell office:value-type="float" office:value="8096" calcext:value-type="float">
            <text:p>8096</text:p>
          </table:table-cell>
          <table:table-cell table:formula="of:=[.B689]-[.B$2]" office:value-type="float" office:value="19.1632180213928" calcext:value-type="float">
            <text:p>19.1632180214</text:p>
          </table:table-cell>
          <table:table-cell table:formula="of:=[.C689]/([.D689]-[.D688])" office:value-type="float" office:value="972898.753230381" calcext:value-type="float">
            <text:p>972898.75323038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42770923.85192" calcext:value-type="float">
            <text:p>1442770923.85192</text:p>
          </table:table-cell>
          <table:table-cell office:value-type="float" office:value="8096" calcext:value-type="float">
            <text:p>8096</text:p>
          </table:table-cell>
          <table:table-cell table:formula="of:=[.B690]-[.B$2]" office:value-type="float" office:value="19.1715140342712" calcext:value-type="float">
            <text:p>19.1715140343</text:p>
          </table:table-cell>
          <table:table-cell table:formula="of:=[.C690]/([.D690]-[.D689])" office:value-type="float" office:value="975890.481204736" calcext:value-type="float">
            <text:p>975890.48120473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42770923.86029" calcext:value-type="float">
            <text:p>1442770923.86029</text:p>
          </table:table-cell>
          <table:table-cell office:value-type="float" office:value="8096" calcext:value-type="float">
            <text:p>8096</text:p>
          </table:table-cell>
          <table:table-cell table:formula="of:=[.B691]-[.B$2]" office:value-type="float" office:value="19.1798803806305" calcext:value-type="float">
            <text:p>19.1798803806</text:p>
          </table:table-cell>
          <table:table-cell table:formula="of:=[.C691]/([.D691]-[.D690])" office:value-type="float" office:value="967686.449061013" calcext:value-type="float">
            <text:p>967686.44906101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42770923.86861" calcext:value-type="float">
            <text:p>1442770923.86861</text:p>
          </table:table-cell>
          <table:table-cell office:value-type="float" office:value="8096" calcext:value-type="float">
            <text:p>8096</text:p>
          </table:table-cell>
          <table:table-cell table:formula="of:=[.B692]-[.B$2]" office:value-type="float" office:value="19.1882016658783" calcext:value-type="float">
            <text:p>19.1882016659</text:p>
          </table:table-cell>
          <table:table-cell table:formula="of:=[.C692]/([.D692]-[.D691])" office:value-type="float" office:value="972926.628388058" calcext:value-type="float">
            <text:p>972926.62838805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42770923.8769" calcext:value-type="float">
            <text:p>1442770923.8769</text:p>
          </table:table-cell>
          <table:table-cell office:value-type="float" office:value="8096" calcext:value-type="float">
            <text:p>8096</text:p>
          </table:table-cell>
          <table:table-cell table:formula="of:=[.B693]-[.B$2]" office:value-type="float" office:value="19.1964955329895" calcext:value-type="float">
            <text:p>19.196495533</text:p>
          </table:table-cell>
          <table:table-cell table:formula="of:=[.C693]/([.D693]-[.D692])" office:value-type="float" office:value="976142.960991175" calcext:value-type="float">
            <text:p>976142.96099117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42770923.88519" calcext:value-type="float">
            <text:p>1442770923.88519</text:p>
          </table:table-cell>
          <table:table-cell office:value-type="float" office:value="8096" calcext:value-type="float">
            <text:p>8096</text:p>
          </table:table-cell>
          <table:table-cell table:formula="of:=[.B694]-[.B$2]" office:value-type="float" office:value="19.2047901153564" calcext:value-type="float">
            <text:p>19.2047901154</text:p>
          </table:table-cell>
          <table:table-cell table:formula="of:=[.C694]/([.D694]-[.D693])" office:value-type="float" office:value="976058.786547859" calcext:value-type="float">
            <text:p>976058.78654785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42770923.89348" calcext:value-type="float">
            <text:p>1442770923.89348</text:p>
          </table:table-cell>
          <table:table-cell office:value-type="float" office:value="8096" calcext:value-type="float">
            <text:p>8096</text:p>
          </table:table-cell>
          <table:table-cell table:formula="of:=[.B695]-[.B$2]" office:value-type="float" office:value="19.2130746841431" calcext:value-type="float">
            <text:p>19.2130746841</text:p>
          </table:table-cell>
          <table:table-cell table:formula="of:=[.C695]/([.D695]-[.D694])" office:value-type="float" office:value="977238.551398642" calcext:value-type="float">
            <text:p>977238.55139864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42770923.90178" calcext:value-type="float">
            <text:p>1442770923.90178</text:p>
          </table:table-cell>
          <table:table-cell office:value-type="float" office:value="8096" calcext:value-type="float">
            <text:p>8096</text:p>
          </table:table-cell>
          <table:table-cell table:formula="of:=[.B696]-[.B$2]" office:value-type="float" office:value="19.2213759422302" calcext:value-type="float">
            <text:p>19.2213759422</text:p>
          </table:table-cell>
          <table:table-cell table:formula="of:=[.C696]/([.D696]-[.D695])" office:value-type="float" office:value="975273.857889597" calcext:value-type="float">
            <text:p>975273.85788959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42770923.91009" calcext:value-type="float">
            <text:p>1442770923.91009</text:p>
          </table:table-cell>
          <table:table-cell office:value-type="float" office:value="8096" calcext:value-type="float">
            <text:p>8096</text:p>
          </table:table-cell>
          <table:table-cell table:formula="of:=[.B697]-[.B$2]" office:value-type="float" office:value="19.229686498642" calcext:value-type="float">
            <text:p>19.2296864986</text:p>
          </table:table-cell>
          <table:table-cell table:formula="of:=[.C697]/([.D697]-[.D696])" office:value-type="float" office:value="974182.665863385" calcext:value-type="float">
            <text:p>974182.66586338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42770923.91838" calcext:value-type="float">
            <text:p>1442770923.91838</text:p>
          </table:table-cell>
          <table:table-cell office:value-type="float" office:value="8096" calcext:value-type="float">
            <text:p>8096</text:p>
          </table:table-cell>
          <table:table-cell table:formula="of:=[.B698]-[.B$2]" office:value-type="float" office:value="19.2379791736603" calcext:value-type="float">
            <text:p>19.2379791737</text:p>
          </table:table-cell>
          <table:table-cell table:formula="of:=[.C698]/([.D698]-[.D697])" office:value-type="float" office:value="976283.28399747" calcext:value-type="float">
            <text:p>976283.2839974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42770923.92669" calcext:value-type="float">
            <text:p>1442770923.92669</text:p>
          </table:table-cell>
          <table:table-cell office:value-type="float" office:value="8096" calcext:value-type="float">
            <text:p>8096</text:p>
          </table:table-cell>
          <table:table-cell table:formula="of:=[.B699]-[.B$2]" office:value-type="float" office:value="19.2462813854218" calcext:value-type="float">
            <text:p>19.2462813854</text:p>
          </table:table-cell>
          <table:table-cell table:formula="of:=[.C699]/([.D699]-[.D698])" office:value-type="float" office:value="975161.828269485" calcext:value-type="float">
            <text:p>975161.82826948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42770923.93501" calcext:value-type="float">
            <text:p>1442770923.93501</text:p>
          </table:table-cell>
          <table:table-cell office:value-type="float" office:value="8096" calcext:value-type="float">
            <text:p>8096</text:p>
          </table:table-cell>
          <table:table-cell table:formula="of:=[.B700]-[.B$2]" office:value-type="float" office:value="19.2546002864838" calcext:value-type="float">
            <text:p>19.2546002865</text:p>
          </table:table-cell>
          <table:table-cell table:formula="of:=[.C700]/([.D700]-[.D699])" office:value-type="float" office:value="973205.467843632" calcext:value-type="float">
            <text:p>973205.46784363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42770923.9433" calcext:value-type="float">
            <text:p>1442770923.9433</text:p>
          </table:table-cell>
          <table:table-cell office:value-type="float" office:value="8096" calcext:value-type="float">
            <text:p>8096</text:p>
          </table:table-cell>
          <table:table-cell table:formula="of:=[.B701]-[.B$2]" office:value-type="float" office:value="19.262898683548" calcext:value-type="float">
            <text:p>19.2628986835</text:p>
          </table:table-cell>
          <table:table-cell table:formula="of:=[.C701]/([.D701]-[.D700])" office:value-type="float" office:value="975610.101246912" calcext:value-type="float">
            <text:p>975610.1012469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42770923.95161" calcext:value-type="float">
            <text:p>1442770923.95161</text:p>
          </table:table-cell>
          <table:table-cell office:value-type="float" office:value="8096" calcext:value-type="float">
            <text:p>8096</text:p>
          </table:table-cell>
          <table:table-cell table:formula="of:=[.B702]-[.B$2]" office:value-type="float" office:value="19.2712035179138" calcext:value-type="float">
            <text:p>19.2712035179</text:p>
          </table:table-cell>
          <table:table-cell table:formula="of:=[.C702]/([.D702]-[.D701])" office:value-type="float" office:value="974853.8794821" calcext:value-type="float">
            <text:p>974853.879482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42770923.95991" calcext:value-type="float">
            <text:p>1442770923.95991</text:p>
          </table:table-cell>
          <table:table-cell office:value-type="float" office:value="8096" calcext:value-type="float">
            <text:p>8096</text:p>
          </table:table-cell>
          <table:table-cell table:formula="of:=[.B703]-[.B$2]" office:value-type="float" office:value="19.2795028686523" calcext:value-type="float">
            <text:p>19.2795028687</text:p>
          </table:table-cell>
          <table:table-cell table:formula="of:=[.C703]/([.D703]-[.D702])" office:value-type="float" office:value="975497.994369434" calcext:value-type="float">
            <text:p>975497.99436943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42770923.96836" calcext:value-type="float">
            <text:p>1442770923.96836</text:p>
          </table:table-cell>
          <table:table-cell office:value-type="float" office:value="8096" calcext:value-type="float">
            <text:p>8096</text:p>
          </table:table-cell>
          <table:table-cell table:formula="of:=[.B704]-[.B$2]" office:value-type="float" office:value="19.28795337677" calcext:value-type="float">
            <text:p>19.2879533768</text:p>
          </table:table-cell>
          <table:table-cell table:formula="of:=[.C704]/([.D704]-[.D703])" office:value-type="float" office:value="958048.899221307" calcext:value-type="float">
            <text:p>958048.89922130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42770923.97662" calcext:value-type="float">
            <text:p>1442770923.97662</text:p>
          </table:table-cell>
          <table:table-cell office:value-type="float" office:value="8096" calcext:value-type="float">
            <text:p>8096</text:p>
          </table:table-cell>
          <table:table-cell table:formula="of:=[.B705]-[.B$2]" office:value-type="float" office:value="19.2962110042572" calcext:value-type="float">
            <text:p>19.2962110043</text:p>
          </table:table-cell>
          <table:table-cell table:formula="of:=[.C705]/([.D705]-[.D704])" office:value-type="float" office:value="980426.885635917" calcext:value-type="float">
            <text:p>980426.88563591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42770923.98493" calcext:value-type="float">
            <text:p>1442770923.98493</text:p>
          </table:table-cell>
          <table:table-cell office:value-type="float" office:value="8096" calcext:value-type="float">
            <text:p>8096</text:p>
          </table:table-cell>
          <table:table-cell table:formula="of:=[.B706]-[.B$2]" office:value-type="float" office:value="19.304523229599" calcext:value-type="float">
            <text:p>19.3045232296</text:p>
          </table:table-cell>
          <table:table-cell table:formula="of:=[.C706]/([.D706]-[.D705])" office:value-type="float" office:value="973987.069297843" calcext:value-type="float">
            <text:p>973987.06929784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2770923.99323" calcext:value-type="float">
            <text:p>1442770923.99323</text:p>
          </table:table-cell>
          <table:table-cell office:value-type="float" office:value="8096" calcext:value-type="float">
            <text:p>8096</text:p>
          </table:table-cell>
          <table:table-cell table:formula="of:=[.B707]-[.B$2]" office:value-type="float" office:value="19.3128237724304" calcext:value-type="float">
            <text:p>19.3128237724</text:p>
          </table:table-cell>
          <table:table-cell table:formula="of:=[.C707]/([.D707]-[.D706])" office:value-type="float" office:value="975357.89699842" calcext:value-type="float">
            <text:p>975357.8969984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2770924.00222" calcext:value-type="float">
            <text:p>1442770924.00222</text:p>
          </table:table-cell>
          <table:table-cell office:value-type="float" office:value="8096" calcext:value-type="float">
            <text:p>8096</text:p>
          </table:table-cell>
          <table:table-cell table:formula="of:=[.B708]-[.B$2]" office:value-type="float" office:value="19.3218133449554" calcext:value-type="float">
            <text:p>19.321813345</text:p>
          </table:table-cell>
          <table:table-cell table:formula="of:=[.C708]/([.D708]-[.D707])" office:value-type="float" office:value="900598.997056093" calcext:value-type="float">
            <text:p>900598.99705609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2770924.01044" calcext:value-type="float">
            <text:p>1442770924.01044</text:p>
          </table:table-cell>
          <table:table-cell office:value-type="float" office:value="8096" calcext:value-type="float">
            <text:p>8096</text:p>
          </table:table-cell>
          <table:table-cell table:formula="of:=[.B709]-[.B$2]" office:value-type="float" office:value="19.3300368785858" calcext:value-type="float">
            <text:p>19.3300368786</text:p>
          </table:table-cell>
          <table:table-cell table:formula="of:=[.C709]/([.D709]-[.D708])" office:value-type="float" office:value="984491.626580077" calcext:value-type="float">
            <text:p>984491.62658007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2770924.01872" calcext:value-type="float">
            <text:p>1442770924.01872</text:p>
          </table:table-cell>
          <table:table-cell office:value-type="float" office:value="8096" calcext:value-type="float">
            <text:p>8096</text:p>
          </table:table-cell>
          <table:table-cell table:formula="of:=[.B710]-[.B$2]" office:value-type="float" office:value="19.3383159637451" calcext:value-type="float">
            <text:p>19.3383159637</text:p>
          </table:table-cell>
          <table:table-cell table:formula="of:=[.C710]/([.D710]-[.D709])" office:value-type="float" office:value="977885.822433405" calcext:value-type="float">
            <text:p>977885.82243340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2770924.02698" calcext:value-type="float">
            <text:p>1442770924.02698</text:p>
          </table:table-cell>
          <table:table-cell office:value-type="float" office:value="8096" calcext:value-type="float">
            <text:p>8096</text:p>
          </table:table-cell>
          <table:table-cell table:formula="of:=[.B711]-[.B$2]" office:value-type="float" office:value="19.3465752601624" calcext:value-type="float">
            <text:p>19.3465752602</text:p>
          </table:table-cell>
          <table:table-cell table:formula="of:=[.C711]/([.D711]-[.D710])" office:value-type="float" office:value="980228.773858322" calcext:value-type="float">
            <text:p>980228.77385832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42770924.03524" calcext:value-type="float">
            <text:p>1442770924.03524</text:p>
          </table:table-cell>
          <table:table-cell office:value-type="float" office:value="8096" calcext:value-type="float">
            <text:p>8096</text:p>
          </table:table-cell>
          <table:table-cell table:formula="of:=[.B712]-[.B$2]" office:value-type="float" office:value="19.3548347949982" calcext:value-type="float">
            <text:p>19.354834795</text:p>
          </table:table-cell>
          <table:table-cell table:formula="of:=[.C712]/([.D712]-[.D711])" office:value-type="float" office:value="980200.478711428" calcext:value-type="float">
            <text:p>980200.47871142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42770924.0435" calcext:value-type="float">
            <text:p>1442770924.0435</text:p>
          </table:table-cell>
          <table:table-cell office:value-type="float" office:value="8096" calcext:value-type="float">
            <text:p>8096</text:p>
          </table:table-cell>
          <table:table-cell table:formula="of:=[.B713]-[.B$2]" office:value-type="float" office:value="19.3630974292755" calcext:value-type="float">
            <text:p>19.3630974293</text:p>
          </table:table-cell>
          <table:table-cell table:formula="of:=[.C713]/([.D713]-[.D712])" office:value-type="float" office:value="979832.790397045" calcext:value-type="float">
            <text:p>979832.79039704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42770924.05176" calcext:value-type="float">
            <text:p>1442770924.05176</text:p>
          </table:table-cell>
          <table:table-cell office:value-type="float" office:value="8096" calcext:value-type="float">
            <text:p>8096</text:p>
          </table:table-cell>
          <table:table-cell table:formula="of:=[.B714]-[.B$2]" office:value-type="float" office:value="19.3713526725769" calcext:value-type="float">
            <text:p>19.3713526726</text:p>
          </table:table-cell>
          <table:table-cell table:formula="of:=[.C714]/([.D714]-[.D713])" office:value-type="float" office:value="980710.041415163" calcext:value-type="float">
            <text:p>980710.04141516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42770924.06005" calcext:value-type="float">
            <text:p>1442770924.06005</text:p>
          </table:table-cell>
          <table:table-cell office:value-type="float" office:value="8096" calcext:value-type="float">
            <text:p>8096</text:p>
          </table:table-cell>
          <table:table-cell table:formula="of:=[.B715]-[.B$2]" office:value-type="float" office:value="19.3796408176422" calcext:value-type="float">
            <text:p>19.3796408176</text:p>
          </table:table-cell>
          <table:table-cell table:formula="of:=[.C715]/([.D715]-[.D714])" office:value-type="float" office:value="976816.87955585" calcext:value-type="float">
            <text:p>976816.8795558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42770924.06831" calcext:value-type="float">
            <text:p>1442770924.06831</text:p>
          </table:table-cell>
          <table:table-cell office:value-type="float" office:value="8096" calcext:value-type="float">
            <text:p>8096</text:p>
          </table:table-cell>
          <table:table-cell table:formula="of:=[.B716]-[.B$2]" office:value-type="float" office:value="19.3879051208496" calcext:value-type="float">
            <text:p>19.3879051208</text:p>
          </table:table-cell>
          <table:table-cell table:formula="of:=[.C716]/([.D716]-[.D715])" office:value-type="float" office:value="979634.918616392" calcext:value-type="float">
            <text:p>979634.91861639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42770924.07655" calcext:value-type="float">
            <text:p>1442770924.07655</text:p>
          </table:table-cell>
          <table:table-cell office:value-type="float" office:value="8096" calcext:value-type="float">
            <text:p>8096</text:p>
          </table:table-cell>
          <table:table-cell table:formula="of:=[.B717]-[.B$2]" office:value-type="float" office:value="19.3961458206177" calcext:value-type="float">
            <text:p>19.3961458206</text:p>
          </table:table-cell>
          <table:table-cell table:formula="of:=[.C717]/([.D717]-[.D716])" office:value-type="float" office:value="982440.839717625" calcext:value-type="float">
            <text:p>982440.83971762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42770924.08482" calcext:value-type="float">
            <text:p>1442770924.08482</text:p>
          </table:table-cell>
          <table:table-cell office:value-type="float" office:value="8096" calcext:value-type="float">
            <text:p>8096</text:p>
          </table:table-cell>
          <table:table-cell table:formula="of:=[.B718]-[.B$2]" office:value-type="float" office:value="19.4044141769409" calcext:value-type="float">
            <text:p>19.4044141769</text:p>
          </table:table-cell>
          <table:table-cell table:formula="of:=[.C718]/([.D718]-[.D717])" office:value-type="float" office:value="979154.705420992" calcext:value-type="float">
            <text:p>979154.70542099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42770924.09306" calcext:value-type="float">
            <text:p>1442770924.09306</text:p>
          </table:table-cell>
          <table:table-cell office:value-type="float" office:value="8096" calcext:value-type="float">
            <text:p>8096</text:p>
          </table:table-cell>
          <table:table-cell table:formula="of:=[.B719]-[.B$2]" office:value-type="float" office:value="19.4126546382904" calcext:value-type="float">
            <text:p>19.4126546383</text:p>
          </table:table-cell>
          <table:table-cell table:formula="of:=[.C719]/([.D719]-[.D718])" office:value-type="float" office:value="982469.264357839" calcext:value-type="float">
            <text:p>982469.26435783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2770924.10138" calcext:value-type="float">
            <text:p>1442770924.10138</text:p>
          </table:table-cell>
          <table:table-cell office:value-type="float" office:value="8096" calcext:value-type="float">
            <text:p>8096</text:p>
          </table:table-cell>
          <table:table-cell table:formula="of:=[.B720]-[.B$2]" office:value-type="float" office:value="19.4209711551666" calcext:value-type="float">
            <text:p>19.4209711552</text:p>
          </table:table-cell>
          <table:table-cell table:formula="of:=[.C720]/([.D720]-[.D719])" office:value-type="float" office:value="973484.467175047" calcext:value-type="float">
            <text:p>973484.46717504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42770924.10974" calcext:value-type="float">
            <text:p>1442770924.10974</text:p>
          </table:table-cell>
          <table:table-cell office:value-type="float" office:value="8096" calcext:value-type="float">
            <text:p>8096</text:p>
          </table:table-cell>
          <table:table-cell table:formula="of:=[.B721]-[.B$2]" office:value-type="float" office:value="19.4293386936188" calcext:value-type="float">
            <text:p>19.4293386936</text:p>
          </table:table-cell>
          <table:table-cell table:formula="of:=[.C721]/([.D721]-[.D720])" office:value-type="float" office:value="967548.586277638" calcext:value-type="float">
            <text:p>967548.58627763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2770924.11808" calcext:value-type="float">
            <text:p>1442770924.11808</text:p>
          </table:table-cell>
          <table:table-cell office:value-type="float" office:value="8096" calcext:value-type="float">
            <text:p>8096</text:p>
          </table:table-cell>
          <table:table-cell table:formula="of:=[.B722]-[.B$2]" office:value-type="float" office:value="19.4376754760742" calcext:value-type="float">
            <text:p>19.4376754761</text:p>
          </table:table-cell>
          <table:table-cell table:formula="of:=[.C722]/([.D722]-[.D721])" office:value-type="float" office:value="971118.05942746" calcext:value-type="float">
            <text:p>971118.0594274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42770924.1264" calcext:value-type="float">
            <text:p>1442770924.1264</text:p>
          </table:table-cell>
          <table:table-cell office:value-type="float" office:value="8096" calcext:value-type="float">
            <text:p>8096</text:p>
          </table:table-cell>
          <table:table-cell table:formula="of:=[.B723]-[.B$2]" office:value-type="float" office:value="19.4459912776947" calcext:value-type="float">
            <text:p>19.4459912777</text:p>
          </table:table-cell>
          <table:table-cell table:formula="of:=[.C723]/([.D723]-[.D722])" office:value-type="float" office:value="973568.198170819" calcext:value-type="float">
            <text:p>973568.19817081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42770924.13473" calcext:value-type="float">
            <text:p>1442770924.13473</text:p>
          </table:table-cell>
          <table:table-cell office:value-type="float" office:value="8096" calcext:value-type="float">
            <text:p>8096</text:p>
          </table:table-cell>
          <table:table-cell table:formula="of:=[.B724]-[.B$2]" office:value-type="float" office:value="19.4543299674988" calcext:value-type="float">
            <text:p>19.4543299675</text:p>
          </table:table-cell>
          <table:table-cell table:formula="of:=[.C724]/([.D724]-[.D723])" office:value-type="float" office:value="970895.930922087" calcext:value-type="float">
            <text:p>970895.93092208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42770924.1431" calcext:value-type="float">
            <text:p>1442770924.1431</text:p>
          </table:table-cell>
          <table:table-cell office:value-type="float" office:value="8096" calcext:value-type="float">
            <text:p>8096</text:p>
          </table:table-cell>
          <table:table-cell table:formula="of:=[.B725]-[.B$2]" office:value-type="float" office:value="19.4626953601837" calcext:value-type="float">
            <text:p>19.4626953602</text:p>
          </table:table-cell>
          <table:table-cell table:formula="of:=[.C725]/([.D725]-[.D724])" office:value-type="float" office:value="967796.767577735" calcext:value-type="float">
            <text:p>967796.76757773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42770924.15144" calcext:value-type="float">
            <text:p>1442770924.15144</text:p>
          </table:table-cell>
          <table:table-cell office:value-type="float" office:value="8096" calcext:value-type="float">
            <text:p>8096</text:p>
          </table:table-cell>
          <table:table-cell table:formula="of:=[.B726]-[.B$2]" office:value-type="float" office:value="19.4710314273834" calcext:value-type="float">
            <text:p>19.4710314274</text:p>
          </table:table-cell>
          <table:table-cell table:formula="of:=[.C726]/([.D726]-[.D725])" office:value-type="float" office:value="971201.383823361" calcext:value-type="float">
            <text:p>971201.38382336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42770924.15974" calcext:value-type="float">
            <text:p>1442770924.15974</text:p>
          </table:table-cell>
          <table:table-cell office:value-type="float" office:value="8096" calcext:value-type="float">
            <text:p>8096</text:p>
          </table:table-cell>
          <table:table-cell table:formula="of:=[.B727]-[.B$2]" office:value-type="float" office:value="19.4793307781219" calcext:value-type="float">
            <text:p>19.4793307781</text:p>
          </table:table-cell>
          <table:table-cell table:formula="of:=[.C727]/([.D727]-[.D726])" office:value-type="float" office:value="975497.994369434" calcext:value-type="float">
            <text:p>975497.99436943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42770924.16807" calcext:value-type="float">
            <text:p>1442770924.16807</text:p>
          </table:table-cell>
          <table:table-cell office:value-type="float" office:value="8096" calcext:value-type="float">
            <text:p>8096</text:p>
          </table:table-cell>
          <table:table-cell table:formula="of:=[.B728]-[.B$2]" office:value-type="float" office:value="19.4876637458801" calcext:value-type="float">
            <text:p>19.4876637459</text:p>
          </table:table-cell>
          <table:table-cell table:formula="of:=[.C728]/([.D728]-[.D727])" office:value-type="float" office:value="971562.62149867" calcext:value-type="float">
            <text:p>971562.6214986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42770924.1764" calcext:value-type="float">
            <text:p>1442770924.1764</text:p>
          </table:table-cell>
          <table:table-cell office:value-type="float" office:value="8096" calcext:value-type="float">
            <text:p>8096</text:p>
          </table:table-cell>
          <table:table-cell table:formula="of:=[.B729]-[.B$2]" office:value-type="float" office:value="19.4959988594055" calcext:value-type="float">
            <text:p>19.4959988594</text:p>
          </table:table-cell>
          <table:table-cell table:formula="of:=[.C729]/([.D729]-[.D728])" office:value-type="float" office:value="971312.505263158" calcext:value-type="float">
            <text:p>971312.50526315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42770924.18468" calcext:value-type="float">
            <text:p>1442770924.18468</text:p>
          </table:table-cell>
          <table:table-cell office:value-type="float" office:value="8096" calcext:value-type="float">
            <text:p>8096</text:p>
          </table:table-cell>
          <table:table-cell table:formula="of:=[.B730]-[.B$2]" office:value-type="float" office:value="19.504273891449" calcext:value-type="float">
            <text:p>19.5042738914</text:p>
          </table:table-cell>
          <table:table-cell table:formula="of:=[.C730]/([.D730]-[.D729])" office:value-type="float" office:value="978364.791517806" calcext:value-type="float">
            <text:p>978364.79151780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42770924.19291" calcext:value-type="float">
            <text:p>1442770924.19291</text:p>
          </table:table-cell>
          <table:table-cell office:value-type="float" office:value="8096" calcext:value-type="float">
            <text:p>8096</text:p>
          </table:table-cell>
          <table:table-cell table:formula="of:=[.B731]-[.B$2]" office:value-type="float" office:value="19.5125079154968" calcext:value-type="float">
            <text:p>19.5125079155</text:p>
          </table:table-cell>
          <table:table-cell table:formula="of:=[.C731]/([.D731]-[.D730])" office:value-type="float" office:value="983237.351864721" calcext:value-type="float">
            <text:p>983237.35186472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42770924.20115" calcext:value-type="float">
            <text:p>1442770924.20115</text:p>
          </table:table-cell>
          <table:table-cell office:value-type="float" office:value="8096" calcext:value-type="float">
            <text:p>8096</text:p>
          </table:table-cell>
          <table:table-cell table:formula="of:=[.B732]-[.B$2]" office:value-type="float" office:value="19.5207459926605" calcext:value-type="float">
            <text:p>19.5207459927</text:p>
          </table:table-cell>
          <table:table-cell table:formula="of:=[.C732]/([.D732]-[.D731])" office:value-type="float" office:value="982753.601250253" calcext:value-type="float">
            <text:p>982753.60125025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42770924.20945" calcext:value-type="float">
            <text:p>1442770924.20945</text:p>
          </table:table-cell>
          <table:table-cell office:value-type="float" office:value="8096" calcext:value-type="float">
            <text:p>8096</text:p>
          </table:table-cell>
          <table:table-cell table:formula="of:=[.B733]-[.B$2]" office:value-type="float" office:value="19.5290427207947" calcext:value-type="float">
            <text:p>19.5290427208</text:p>
          </table:table-cell>
          <table:table-cell table:formula="of:=[.C733]/([.D733]-[.D732])" office:value-type="float" office:value="975806.350297422" calcext:value-type="float">
            <text:p>975806.35029742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42770924.21781" calcext:value-type="float">
            <text:p>1442770924.21781</text:p>
          </table:table-cell>
          <table:table-cell office:value-type="float" office:value="8096" calcext:value-type="float">
            <text:p>8096</text:p>
          </table:table-cell>
          <table:table-cell table:formula="of:=[.B734]-[.B$2]" office:value-type="float" office:value="19.5374045372009" calcext:value-type="float">
            <text:p>19.5374045372</text:p>
          </table:table-cell>
          <table:table-cell table:formula="of:=[.C734]/([.D734]-[.D733])" office:value-type="float" office:value="968210.686131387" calcext:value-type="float">
            <text:p>968210.68613138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42770924.22612" calcext:value-type="float">
            <text:p>1442770924.22612</text:p>
          </table:table-cell>
          <table:table-cell office:value-type="float" office:value="8096" calcext:value-type="float">
            <text:p>8096</text:p>
          </table:table-cell>
          <table:table-cell table:formula="of:=[.B735]-[.B$2]" office:value-type="float" office:value="19.5457201004028" calcext:value-type="float">
            <text:p>19.5457201004</text:p>
          </table:table-cell>
          <table:table-cell table:formula="of:=[.C735]/([.D735]-[.D734])" office:value-type="float" office:value="973596.111703653" calcext:value-type="float">
            <text:p>973596.11170365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42770924.23439" calcext:value-type="float">
            <text:p>1442770924.23439</text:p>
          </table:table-cell>
          <table:table-cell office:value-type="float" office:value="8096" calcext:value-type="float">
            <text:p>8096</text:p>
          </table:table-cell>
          <table:table-cell table:formula="of:=[.B736]-[.B$2]" office:value-type="float" office:value="19.5539832115173" calcext:value-type="float">
            <text:p>19.5539832115</text:p>
          </table:table-cell>
          <table:table-cell table:formula="of:=[.C736]/([.D736]-[.D735])" office:value-type="float" office:value="979776.247446477" calcext:value-type="float">
            <text:p>979776.24744647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42770924.24272" calcext:value-type="float">
            <text:p>1442770924.24272</text:p>
          </table:table-cell>
          <table:table-cell office:value-type="float" office:value="8096" calcext:value-type="float">
            <text:p>8096</text:p>
          </table:table-cell>
          <table:table-cell table:formula="of:=[.B737]-[.B$2]" office:value-type="float" office:value="19.5623104572296" calcext:value-type="float">
            <text:p>19.5623104572</text:p>
          </table:table-cell>
          <table:table-cell table:formula="of:=[.C737]/([.D737]-[.D736])" office:value-type="float" office:value="972230.22830475" calcext:value-type="float">
            <text:p>972230.2283047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42770924.251" calcext:value-type="float">
            <text:p>1442770924.251</text:p>
          </table:table-cell>
          <table:table-cell office:value-type="float" office:value="8096" calcext:value-type="float">
            <text:p>8096</text:p>
          </table:table-cell>
          <table:table-cell table:formula="of:=[.B738]-[.B$2]" office:value-type="float" office:value="19.5705940723419" calcext:value-type="float">
            <text:p>19.5705940723</text:p>
          </table:table-cell>
          <table:table-cell table:formula="of:=[.C738]/([.D738]-[.D737])" office:value-type="float" office:value="977351.058715174" calcext:value-type="float">
            <text:p>977351.05871517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42770924.25929" calcext:value-type="float">
            <text:p>1442770924.25929</text:p>
          </table:table-cell>
          <table:table-cell office:value-type="float" office:value="8096" calcext:value-type="float">
            <text:p>8096</text:p>
          </table:table-cell>
          <table:table-cell table:formula="of:=[.B739]-[.B$2]" office:value-type="float" office:value="19.5788893699646" calcext:value-type="float">
            <text:p>19.57888937</text:p>
          </table:table-cell>
          <table:table-cell table:formula="of:=[.C739]/([.D739]-[.D738])" office:value-type="float" office:value="975974.626620297" calcext:value-type="float">
            <text:p>975974.62662029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2770924.26759" calcext:value-type="float">
            <text:p>1442770924.26759</text:p>
          </table:table-cell>
          <table:table-cell office:value-type="float" office:value="8096" calcext:value-type="float">
            <text:p>8096</text:p>
          </table:table-cell>
          <table:table-cell table:formula="of:=[.B740]-[.B$2]" office:value-type="float" office:value="19.5871849060059" calcext:value-type="float">
            <text:p>19.587184906</text:p>
          </table:table-cell>
          <table:table-cell table:formula="of:=[.C740]/([.D740]-[.D739])" office:value-type="float" office:value="975946.576536184" calcext:value-type="float">
            <text:p>975946.57653618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42770924.27588" calcext:value-type="float">
            <text:p>1442770924.27588</text:p>
          </table:table-cell>
          <table:table-cell office:value-type="float" office:value="8096" calcext:value-type="float">
            <text:p>8096</text:p>
          </table:table-cell>
          <table:table-cell table:formula="of:=[.B741]-[.B$2]" office:value-type="float" office:value="19.5954766273499" calcext:value-type="float">
            <text:p>19.5954766273</text:p>
          </table:table-cell>
          <table:table-cell table:formula="of:=[.C741]/([.D741]-[.D740])" office:value-type="float" office:value="976395.571453218" calcext:value-type="float">
            <text:p>976395.57145321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42770924.28434" calcext:value-type="float">
            <text:p>1442770924.28434</text:p>
          </table:table-cell>
          <table:table-cell office:value-type="float" office:value="8096" calcext:value-type="float">
            <text:p>8096</text:p>
          </table:table-cell>
          <table:table-cell table:formula="of:=[.B742]-[.B$2]" office:value-type="float" office:value="19.603933095932" calcext:value-type="float">
            <text:p>19.6039330959</text:p>
          </table:table-cell>
          <table:table-cell table:formula="of:=[.C742]/([.D742]-[.D741])" office:value-type="float" office:value="957373.627223773" calcext:value-type="float">
            <text:p>957373.62722377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42770924.29263" calcext:value-type="float">
            <text:p>1442770924.29263</text:p>
          </table:table-cell>
          <table:table-cell office:value-type="float" office:value="8096" calcext:value-type="float">
            <text:p>8096</text:p>
          </table:table-cell>
          <table:table-cell table:formula="of:=[.B743]-[.B$2]" office:value-type="float" office:value="19.6122238636017" calcext:value-type="float">
            <text:p>19.6122238636</text:p>
          </table:table-cell>
          <table:table-cell table:formula="of:=[.C743]/([.D743]-[.D742])" office:value-type="float" office:value="976507.884741474" calcext:value-type="float">
            <text:p>976507.88474147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42770924.3009" calcext:value-type="float">
            <text:p>1442770924.3009</text:p>
          </table:table-cell>
          <table:table-cell office:value-type="float" office:value="8096" calcext:value-type="float">
            <text:p>8096</text:p>
          </table:table-cell>
          <table:table-cell table:formula="of:=[.B744]-[.B$2]" office:value-type="float" office:value="19.6204943656921" calcext:value-type="float">
            <text:p>19.6204943657</text:p>
          </table:table-cell>
          <table:table-cell table:formula="of:=[.C744]/([.D744]-[.D743])" office:value-type="float" office:value="978900.665455908" calcext:value-type="float">
            <text:p>978900.66545590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42770924.30919" calcext:value-type="float">
            <text:p>1442770924.30919</text:p>
          </table:table-cell>
          <table:table-cell office:value-type="float" office:value="8096" calcext:value-type="float">
            <text:p>8096</text:p>
          </table:table-cell>
          <table:table-cell table:formula="of:=[.B745]-[.B$2]" office:value-type="float" office:value="19.6287882328033" calcext:value-type="float">
            <text:p>19.6287882328</text:p>
          </table:table-cell>
          <table:table-cell table:formula="of:=[.C745]/([.D745]-[.D744])" office:value-type="float" office:value="976142.960991175" calcext:value-type="float">
            <text:p>976142.96099117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42770924.31748" calcext:value-type="float">
            <text:p>1442770924.31748</text:p>
          </table:table-cell>
          <table:table-cell office:value-type="float" office:value="8096" calcext:value-type="float">
            <text:p>8096</text:p>
          </table:table-cell>
          <table:table-cell table:formula="of:=[.B746]-[.B$2]" office:value-type="float" office:value="19.6370778083801" calcext:value-type="float">
            <text:p>19.6370778084</text:p>
          </table:table-cell>
          <table:table-cell table:formula="of:=[.C746]/([.D746]-[.D745])" office:value-type="float" office:value="976648.312692341" calcext:value-type="float">
            <text:p>976648.31269234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42770924.32585" calcext:value-type="float">
            <text:p>1442770924.32585</text:p>
          </table:table-cell>
          <table:table-cell office:value-type="float" office:value="8096" calcext:value-type="float">
            <text:p>8096</text:p>
          </table:table-cell>
          <table:table-cell table:formula="of:=[.B747]-[.B$2]" office:value-type="float" office:value="19.6454434394836" calcext:value-type="float">
            <text:p>19.6454434395</text:p>
          </table:table-cell>
          <table:table-cell table:formula="of:=[.C747]/([.D747]-[.D746])" office:value-type="float" office:value="967769.185590515" calcext:value-type="float">
            <text:p>967769.18559051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42770924.33416" calcext:value-type="float">
            <text:p>1442770924.33416</text:p>
          </table:table-cell>
          <table:table-cell office:value-type="float" office:value="8096" calcext:value-type="float">
            <text:p>8096</text:p>
          </table:table-cell>
          <table:table-cell table:formula="of:=[.B748]-[.B$2]" office:value-type="float" office:value="19.6537575721741" calcext:value-type="float">
            <text:p>19.6537575722</text:p>
          </table:table-cell>
          <table:table-cell table:formula="of:=[.C748]/([.D748]-[.D747])" office:value-type="float" office:value="973763.626519844" calcext:value-type="float">
            <text:p>973763.62651984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42770924.34247" calcext:value-type="float">
            <text:p>1442770924.34247</text:p>
          </table:table-cell>
          <table:table-cell office:value-type="float" office:value="8096" calcext:value-type="float">
            <text:p>8096</text:p>
          </table:table-cell>
          <table:table-cell table:formula="of:=[.B749]-[.B$2]" office:value-type="float" office:value="19.6620678901672" calcext:value-type="float">
            <text:p>19.6620678902</text:p>
          </table:table-cell>
          <table:table-cell table:formula="of:=[.C749]/([.D749]-[.D748])" office:value-type="float" office:value="974210.614643103" calcext:value-type="float">
            <text:p>974210.61464310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42770924.35078" calcext:value-type="float">
            <text:p>1442770924.35078</text:p>
          </table:table-cell>
          <table:table-cell office:value-type="float" office:value="8096" calcext:value-type="float">
            <text:p>8096</text:p>
          </table:table-cell>
          <table:table-cell table:formula="of:=[.B750]-[.B$2]" office:value-type="float" office:value="19.6703786849976" calcext:value-type="float">
            <text:p>19.670378685</text:p>
          </table:table-cell>
          <table:table-cell table:formula="of:=[.C750]/([.D750]-[.D749])" office:value-type="float" office:value="974154.718687245" calcext:value-type="float">
            <text:p>974154.71868724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42770924.35909" calcext:value-type="float">
            <text:p>1442770924.35909</text:p>
          </table:table-cell>
          <table:table-cell office:value-type="float" office:value="8096" calcext:value-type="float">
            <text:p>8096</text:p>
          </table:table-cell>
          <table:table-cell table:formula="of:=[.B751]-[.B$2]" office:value-type="float" office:value="19.6786875724792" calcext:value-type="float">
            <text:p>19.6786875725</text:p>
          </table:table-cell>
          <table:table-cell table:formula="of:=[.C751]/([.D751]-[.D750])" office:value-type="float" office:value="974378.341004304" calcext:value-type="float">
            <text:p>974378.34100430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42770924.3674" calcext:value-type="float">
            <text:p>1442770924.3674</text:p>
          </table:table-cell>
          <table:table-cell office:value-type="float" office:value="8096" calcext:value-type="float">
            <text:p>8096</text:p>
          </table:table-cell>
          <table:table-cell table:formula="of:=[.B752]-[.B$2]" office:value-type="float" office:value="19.6869943141937" calcext:value-type="float">
            <text:p>19.6869943142</text:p>
          </table:table-cell>
          <table:table-cell table:formula="of:=[.C752]/([.D752]-[.D751])" office:value-type="float" office:value="974630.03886226" calcext:value-type="float">
            <text:p>974630.0388622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42770924.37567" calcext:value-type="float">
            <text:p>1442770924.37567</text:p>
          </table:table-cell>
          <table:table-cell office:value-type="float" office:value="8096" calcext:value-type="float">
            <text:p>8096</text:p>
          </table:table-cell>
          <table:table-cell table:formula="of:=[.B753]-[.B$2]" office:value-type="float" office:value="19.6952667236328" calcext:value-type="float">
            <text:p>19.6952667236</text:p>
          </table:table-cell>
          <table:table-cell table:formula="of:=[.C753]/([.D753]-[.D752])" office:value-type="float" office:value="978674.962792172" calcext:value-type="float">
            <text:p>978674.96279217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42770924.38396" calcext:value-type="float">
            <text:p>1442770924.38396</text:p>
          </table:table-cell>
          <table:table-cell office:value-type="float" office:value="8096" calcext:value-type="float">
            <text:p>8096</text:p>
          </table:table-cell>
          <table:table-cell table:formula="of:=[.B754]-[.B$2]" office:value-type="float" office:value="19.7035577297211" calcext:value-type="float">
            <text:p>19.7035577297</text:p>
          </table:table-cell>
          <table:table-cell table:formula="of:=[.C754]/([.D754]-[.D753])" office:value-type="float" office:value="976479.803997125" calcext:value-type="float">
            <text:p>976479.80399712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42770924.39227" calcext:value-type="float">
            <text:p>1442770924.39227</text:p>
          </table:table-cell>
          <table:table-cell office:value-type="float" office:value="8096" calcext:value-type="float">
            <text:p>8096</text:p>
          </table:table-cell>
          <table:table-cell table:formula="of:=[.B755]-[.B$2]" office:value-type="float" office:value="19.7118644714355" calcext:value-type="float">
            <text:p>19.7118644714</text:p>
          </table:table-cell>
          <table:table-cell table:formula="of:=[.C755]/([.D755]-[.D754])" office:value-type="float" office:value="974630.03886226" calcext:value-type="float">
            <text:p>974630.0388622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42770924.40054" calcext:value-type="float">
            <text:p>1442770924.40054</text:p>
          </table:table-cell>
          <table:table-cell office:value-type="float" office:value="8096" calcext:value-type="float">
            <text:p>8096</text:p>
          </table:table-cell>
          <table:table-cell table:formula="of:=[.B756]-[.B$2]" office:value-type="float" office:value="19.7201316356659" calcext:value-type="float">
            <text:p>19.7201316357</text:p>
          </table:table-cell>
          <table:table-cell table:formula="of:=[.C756]/([.D756]-[.D755])" office:value-type="float" office:value="979295.895717376" calcext:value-type="float">
            <text:p>979295.89571737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42770924.40881" calcext:value-type="float">
            <text:p>1442770924.40881</text:p>
          </table:table-cell>
          <table:table-cell office:value-type="float" office:value="8096" calcext:value-type="float">
            <text:p>8096</text:p>
          </table:table-cell>
          <table:table-cell table:formula="of:=[.B757]-[.B$2]" office:value-type="float" office:value="19.7284097671509" calcext:value-type="float">
            <text:p>19.7284097672</text:p>
          </table:table-cell>
          <table:table-cell table:formula="of:=[.C757]/([.D757]-[.D756])" office:value-type="float" office:value="977998.478845655" calcext:value-type="float">
            <text:p>977998.47884565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42770924.41707" calcext:value-type="float">
            <text:p>1442770924.41707</text:p>
          </table:table-cell>
          <table:table-cell office:value-type="float" office:value="8096" calcext:value-type="float">
            <text:p>8096</text:p>
          </table:table-cell>
          <table:table-cell table:formula="of:=[.B758]-[.B$2]" office:value-type="float" office:value="19.7366628646851" calcext:value-type="float">
            <text:p>19.7366628647</text:p>
          </table:table-cell>
          <table:table-cell table:formula="of:=[.C758]/([.D758]-[.D757])" office:value-type="float" office:value="980965.021492951" calcext:value-type="float">
            <text:p>980965.02149295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42770924.42536" calcext:value-type="float">
            <text:p>1442770924.42536</text:p>
          </table:table-cell>
          <table:table-cell office:value-type="float" office:value="8096" calcext:value-type="float">
            <text:p>8096</text:p>
          </table:table-cell>
          <table:table-cell table:formula="of:=[.B759]-[.B$2]" office:value-type="float" office:value="19.7449550628662" calcext:value-type="float">
            <text:p>19.7449550629</text:p>
          </table:table-cell>
          <table:table-cell table:formula="of:=[.C759]/([.D759]-[.D758])" office:value-type="float" office:value="976339.424496837" calcext:value-type="float">
            <text:p>976339.42449683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42770924.43364" calcext:value-type="float">
            <text:p>1442770924.43364</text:p>
          </table:table-cell>
          <table:table-cell office:value-type="float" office:value="8096" calcext:value-type="float">
            <text:p>8096</text:p>
          </table:table-cell>
          <table:table-cell table:formula="of:=[.B760]-[.B$2]" office:value-type="float" office:value="19.7532343864441" calcext:value-type="float">
            <text:p>19.7532343864</text:p>
          </table:table-cell>
          <table:table-cell table:formula="of:=[.C760]/([.D760]-[.D759])" office:value-type="float" office:value="977857.662385532" calcext:value-type="float">
            <text:p>977857.66238553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42770924.44192" calcext:value-type="float">
            <text:p>1442770924.44192</text:p>
          </table:table-cell>
          <table:table-cell office:value-type="float" office:value="8096" calcext:value-type="float">
            <text:p>8096</text:p>
          </table:table-cell>
          <table:table-cell table:formula="of:=[.B761]-[.B$2]" office:value-type="float" office:value="19.7615132331848" calcext:value-type="float">
            <text:p>19.7615132332</text:p>
          </table:table-cell>
          <table:table-cell table:formula="of:=[.C761]/([.D761]-[.D760])" office:value-type="float" office:value="977913.984103214" calcext:value-type="float">
            <text:p>977913.98410321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42770924.45038" calcext:value-type="float">
            <text:p>1442770924.45038</text:p>
          </table:table-cell>
          <table:table-cell office:value-type="float" office:value="8096" calcext:value-type="float">
            <text:p>8096</text:p>
          </table:table-cell>
          <table:table-cell table:formula="of:=[.B762]-[.B$2]" office:value-type="float" office:value="19.7699725627899" calcext:value-type="float">
            <text:p>19.7699725628</text:p>
          </table:table-cell>
          <table:table-cell table:formula="of:=[.C762]/([.D762]-[.D761])" office:value-type="float" office:value="957049.834672078" calcext:value-type="float">
            <text:p>957049.83467207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42770924.45867" calcext:value-type="float">
            <text:p>1442770924.45867</text:p>
          </table:table-cell>
          <table:table-cell office:value-type="float" office:value="8096" calcext:value-type="float">
            <text:p>8096</text:p>
          </table:table-cell>
          <table:table-cell table:formula="of:=[.B763]-[.B$2]" office:value-type="float" office:value="19.7782669067383" calcext:value-type="float">
            <text:p>19.7782669067</text:p>
          </table:table-cell>
          <table:table-cell table:formula="of:=[.C763]/([.D763]-[.D762])" office:value-type="float" office:value="976086.843082584" calcext:value-type="float">
            <text:p>976086.84308258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42770924.46695" calcext:value-type="float">
            <text:p>1442770924.46695</text:p>
          </table:table-cell>
          <table:table-cell office:value-type="float" office:value="8096" calcext:value-type="float">
            <text:p>8096</text:p>
          </table:table-cell>
          <table:table-cell table:formula="of:=[.B764]-[.B$2]" office:value-type="float" office:value="19.786541223526" calcext:value-type="float">
            <text:p>19.7865412235</text:p>
          </table:table-cell>
          <table:table-cell table:formula="of:=[.C764]/([.D764]-[.D763])" office:value-type="float" office:value="978449.364183835" calcext:value-type="float">
            <text:p>978449.36418383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42770924.47526" calcext:value-type="float">
            <text:p>1442770924.47526</text:p>
          </table:table-cell>
          <table:table-cell office:value-type="float" office:value="8096" calcext:value-type="float">
            <text:p>8096</text:p>
          </table:table-cell>
          <table:table-cell table:formula="of:=[.B765]-[.B$2]" office:value-type="float" office:value="19.7948520183563" calcext:value-type="float">
            <text:p>19.7948520184</text:p>
          </table:table-cell>
          <table:table-cell table:formula="of:=[.C765]/([.D765]-[.D764])" office:value-type="float" office:value="974154.718687245" calcext:value-type="float">
            <text:p>974154.71868724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42770924.48356" calcext:value-type="float">
            <text:p>1442770924.48356</text:p>
          </table:table-cell>
          <table:table-cell office:value-type="float" office:value="8096" calcext:value-type="float">
            <text:p>8096</text:p>
          </table:table-cell>
          <table:table-cell table:formula="of:=[.B766]-[.B$2]" office:value-type="float" office:value="19.8031570911407" calcext:value-type="float">
            <text:p>19.8031570911</text:p>
          </table:table-cell>
          <table:table-cell table:formula="of:=[.C766]/([.D766]-[.D765])" office:value-type="float" office:value="974825.893781937" calcext:value-type="float">
            <text:p>974825.89378193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42770924.49184" calcext:value-type="float">
            <text:p>1442770924.49184</text:p>
          </table:table-cell>
          <table:table-cell office:value-type="float" office:value="8096" calcext:value-type="float">
            <text:p>8096</text:p>
          </table:table-cell>
          <table:table-cell table:formula="of:=[.B767]-[.B$2]" office:value-type="float" office:value="19.8114352226257" calcext:value-type="float">
            <text:p>19.8114352226</text:p>
          </table:table-cell>
          <table:table-cell table:formula="of:=[.C767]/([.D767]-[.D766])" office:value-type="float" office:value="977998.478845655" calcext:value-type="float">
            <text:p>977998.47884565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42770924.50014" calcext:value-type="float">
            <text:p>1442770924.50014</text:p>
          </table:table-cell>
          <table:table-cell office:value-type="float" office:value="8096" calcext:value-type="float">
            <text:p>8096</text:p>
          </table:table-cell>
          <table:table-cell table:formula="of:=[.B768]-[.B$2]" office:value-type="float" office:value="19.8197350502014" calcext:value-type="float">
            <text:p>19.8197350502</text:p>
          </table:table-cell>
          <table:table-cell table:formula="of:=[.C768]/([.D768]-[.D767])" office:value-type="float" office:value="975441.95059175" calcext:value-type="float">
            <text:p>975441.9505917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42770924.5084" calcext:value-type="float">
            <text:p>1442770924.5084</text:p>
          </table:table-cell>
          <table:table-cell office:value-type="float" office:value="8096" calcext:value-type="float">
            <text:p>8096</text:p>
          </table:table-cell>
          <table:table-cell table:formula="of:=[.B769]-[.B$2]" office:value-type="float" office:value="19.8279950618744" calcext:value-type="float">
            <text:p>19.8279950619</text:p>
          </table:table-cell>
          <table:table-cell table:formula="of:=[.C769]/([.D769]-[.D768])" office:value-type="float" office:value="980143.893317939" calcext:value-type="float">
            <text:p>980143.89331793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42770924.51668" calcext:value-type="float">
            <text:p>1442770924.51668</text:p>
          </table:table-cell>
          <table:table-cell office:value-type="float" office:value="8096" calcext:value-type="float">
            <text:p>8096</text:p>
          </table:table-cell>
          <table:table-cell table:formula="of:=[.B770]-[.B$2]" office:value-type="float" office:value="19.8362724781036" calcext:value-type="float">
            <text:p>19.8362724781</text:p>
          </table:table-cell>
          <table:table-cell table:formula="of:=[.C770]/([.D770]-[.D769])" office:value-type="float" office:value="978082.988190564" calcext:value-type="float">
            <text:p>978082.98819056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42770924.52496" calcext:value-type="float">
            <text:p>1442770924.52496</text:p>
          </table:table-cell>
          <table:table-cell office:value-type="float" office:value="8096" calcext:value-type="float">
            <text:p>8096</text:p>
          </table:table-cell>
          <table:table-cell table:formula="of:=[.B771]-[.B$2]" office:value-type="float" office:value="19.8445546627045" calcext:value-type="float">
            <text:p>19.8445546627</text:p>
          </table:table-cell>
          <table:table-cell table:formula="of:=[.C771]/([.D771]-[.D770])" office:value-type="float" office:value="977519.868271058" calcext:value-type="float">
            <text:p>977519.86827105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42770924.53327" calcext:value-type="float">
            <text:p>1442770924.53327</text:p>
          </table:table-cell>
          <table:table-cell office:value-type="float" office:value="8096" calcext:value-type="float">
            <text:p>8096</text:p>
          </table:table-cell>
          <table:table-cell table:formula="of:=[.B772]-[.B$2]" office:value-type="float" office:value="19.8528659343719" calcext:value-type="float">
            <text:p>19.8528659344</text:p>
          </table:table-cell>
          <table:table-cell table:formula="of:=[.C772]/([.D772]-[.D771])" office:value-type="float" office:value="974098.829145152" calcext:value-type="float">
            <text:p>974098.82914515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42770924.54158" calcext:value-type="float">
            <text:p>1442770924.54158</text:p>
          </table:table-cell>
          <table:table-cell office:value-type="float" office:value="8096" calcext:value-type="float">
            <text:p>8096</text:p>
          </table:table-cell>
          <table:table-cell table:formula="of:=[.B773]-[.B$2]" office:value-type="float" office:value="19.8611795902252" calcext:value-type="float">
            <text:p>19.8611795902</text:p>
          </table:table-cell>
          <table:table-cell table:formula="of:=[.C773]/([.D773]-[.D772])" office:value-type="float" office:value="973819.477602524" calcext:value-type="float">
            <text:p>973819.47760252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42770924.54988" calcext:value-type="float">
            <text:p>1442770924.54988</text:p>
          </table:table-cell>
          <table:table-cell office:value-type="float" office:value="8096" calcext:value-type="float">
            <text:p>8096</text:p>
          </table:table-cell>
          <table:table-cell table:formula="of:=[.B774]-[.B$2]" office:value-type="float" office:value="19.8694791793823" calcext:value-type="float">
            <text:p>19.8694791794</text:p>
          </table:table-cell>
          <table:table-cell table:formula="of:=[.C774]/([.D774]-[.D773])" office:value-type="float" office:value="975469.97167562" calcext:value-type="float">
            <text:p>975469.9716756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42770924.55819" calcext:value-type="float">
            <text:p>1442770924.55819</text:p>
          </table:table-cell>
          <table:table-cell office:value-type="float" office:value="8096" calcext:value-type="float">
            <text:p>8096</text:p>
          </table:table-cell>
          <table:table-cell table:formula="of:=[.B775]-[.B$2]" office:value-type="float" office:value="19.8777871131897" calcext:value-type="float">
            <text:p>19.8777871132</text:p>
          </table:table-cell>
          <table:table-cell table:formula="of:=[.C775]/([.D775]-[.D774])" office:value-type="float" office:value="974490.190667509" calcext:value-type="float">
            <text:p>974490.19066750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42770924.56651" calcext:value-type="float">
            <text:p>1442770924.56651</text:p>
          </table:table-cell>
          <table:table-cell office:value-type="float" office:value="8096" calcext:value-type="float">
            <text:p>8096</text:p>
          </table:table-cell>
          <table:table-cell table:formula="of:=[.B776]-[.B$2]" office:value-type="float" office:value="19.886109828949" calcext:value-type="float">
            <text:p>19.8861098289</text:p>
          </table:table-cell>
          <table:table-cell table:formula="of:=[.C776]/([.D776]-[.D775])" office:value-type="float" office:value="972759.40139796" calcext:value-type="float">
            <text:p>972759.4013979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42770924.57479" calcext:value-type="float">
            <text:p>1442770924.57479</text:p>
          </table:table-cell>
          <table:table-cell office:value-type="float" office:value="8096" calcext:value-type="float">
            <text:p>8096</text:p>
          </table:table-cell>
          <table:table-cell table:formula="of:=[.B777]-[.B$2]" office:value-type="float" office:value="19.8943831920624" calcext:value-type="float">
            <text:p>19.8943831921</text:p>
          </table:table-cell>
          <table:table-cell table:formula="of:=[.C777]/([.D777]-[.D776])" office:value-type="float" office:value="978562.150485577" calcext:value-type="float">
            <text:p>978562.15048557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42770924.5831" calcext:value-type="float">
            <text:p>1442770924.5831</text:p>
          </table:table-cell>
          <table:table-cell office:value-type="float" office:value="8096" calcext:value-type="float">
            <text:p>8096</text:p>
          </table:table-cell>
          <table:table-cell table:formula="of:=[.B778]-[.B$2]" office:value-type="float" office:value="19.9026966094971" calcext:value-type="float">
            <text:p>19.9026966095</text:p>
          </table:table-cell>
          <table:table-cell table:formula="of:=[.C778]/([.D778]-[.D777])" office:value-type="float" office:value="973847.405546474" calcext:value-type="float">
            <text:p>973847.40554647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42770924.59139" calcext:value-type="float">
            <text:p>1442770924.59139</text:p>
          </table:table-cell>
          <table:table-cell office:value-type="float" office:value="8096" calcext:value-type="float">
            <text:p>8096</text:p>
          </table:table-cell>
          <table:table-cell table:formula="of:=[.B779]-[.B$2]" office:value-type="float" office:value="19.9109826087952" calcext:value-type="float">
            <text:p>19.9109826088</text:p>
          </table:table-cell>
          <table:table-cell table:formula="of:=[.C779]/([.D779]-[.D778])" office:value-type="float" office:value="977069.838982563" calcext:value-type="float">
            <text:p>977069.83898256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42770924.59964" calcext:value-type="float">
            <text:p>1442770924.59964</text:p>
          </table:table-cell>
          <table:table-cell office:value-type="float" office:value="8096" calcext:value-type="float">
            <text:p>8096</text:p>
          </table:table-cell>
          <table:table-cell table:formula="of:=[.B780]-[.B$2]" office:value-type="float" office:value="19.9192361831665" calcext:value-type="float">
            <text:p>19.9192361832</text:p>
          </table:table-cell>
          <table:table-cell table:formula="of:=[.C780]/([.D780]-[.D779])" office:value-type="float" office:value="980908.347795944" calcext:value-type="float">
            <text:p>980908.34779594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42770924.60793" calcext:value-type="float">
            <text:p>1442770924.60793</text:p>
          </table:table-cell>
          <table:table-cell office:value-type="float" office:value="8096" calcext:value-type="float">
            <text:p>8096</text:p>
          </table:table-cell>
          <table:table-cell table:formula="of:=[.B781]-[.B$2]" office:value-type="float" office:value="19.9275238513947" calcext:value-type="float">
            <text:p>19.9275238514</text:p>
          </table:table-cell>
          <table:table-cell table:formula="of:=[.C781]/([.D781]-[.D780])" office:value-type="float" office:value="976873.081441846" calcext:value-type="float">
            <text:p>976873.08144184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42770924.61623" calcext:value-type="float">
            <text:p>1442770924.61623</text:p>
          </table:table-cell>
          <table:table-cell office:value-type="float" office:value="8096" calcext:value-type="float">
            <text:p>8096</text:p>
          </table:table-cell>
          <table:table-cell table:formula="of:=[.B782]-[.B$2]" office:value-type="float" office:value="19.9358296394348" calcext:value-type="float">
            <text:p>19.9358296394</text:p>
          </table:table-cell>
          <table:table-cell table:formula="of:=[.C782]/([.D782]-[.D781])" office:value-type="float" office:value="974741.94632144" calcext:value-type="float">
            <text:p>974741.9463214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42770924.6245" calcext:value-type="float">
            <text:p>1442770924.6245</text:p>
          </table:table-cell>
          <table:table-cell office:value-type="float" office:value="8096" calcext:value-type="float">
            <text:p>8096</text:p>
          </table:table-cell>
          <table:table-cell table:formula="of:=[.B783]-[.B$2]" office:value-type="float" office:value="19.9440937042236" calcext:value-type="float">
            <text:p>19.9440937042</text:p>
          </table:table-cell>
          <table:table-cell table:formula="of:=[.C783]/([.D783]-[.D782])" office:value-type="float" office:value="979663.181120536" calcext:value-type="float">
            <text:p>979663.18112053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42770924.63276" calcext:value-type="float">
            <text:p>1442770924.63276</text:p>
          </table:table-cell>
          <table:table-cell office:value-type="float" office:value="8096" calcext:value-type="float">
            <text:p>8096</text:p>
          </table:table-cell>
          <table:table-cell table:formula="of:=[.B784]-[.B$2]" office:value-type="float" office:value="19.952356338501" calcext:value-type="float">
            <text:p>19.9523563385</text:p>
          </table:table-cell>
          <table:table-cell table:formula="of:=[.C784]/([.D784]-[.D783])" office:value-type="float" office:value="979832.790397045" calcext:value-type="float">
            <text:p>979832.79039704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42770924.64103" calcext:value-type="float">
            <text:p>1442770924.64103</text:p>
          </table:table-cell>
          <table:table-cell office:value-type="float" office:value="8096" calcext:value-type="float">
            <text:p>8096</text:p>
          </table:table-cell>
          <table:table-cell table:formula="of:=[.B785]-[.B$2]" office:value-type="float" office:value="19.9606251716614" calcext:value-type="float">
            <text:p>19.9606251717</text:p>
          </table:table-cell>
          <table:table-cell table:formula="of:=[.C785]/([.D785]-[.D784])" office:value-type="float" office:value="979098.240701228" calcext:value-type="float">
            <text:p>979098.24070122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42770924.6493" calcext:value-type="float">
            <text:p>1442770924.6493</text:p>
          </table:table-cell>
          <table:table-cell office:value-type="float" office:value="8096" calcext:value-type="float">
            <text:p>8096</text:p>
          </table:table-cell>
          <table:table-cell table:formula="of:=[.B786]-[.B$2]" office:value-type="float" office:value="19.9688971042633" calcext:value-type="float">
            <text:p>19.9688971043</text:p>
          </table:table-cell>
          <table:table-cell table:formula="of:=[.C786]/([.D786]-[.D785])" office:value-type="float" office:value="978731.378700101" calcext:value-type="float">
            <text:p>978731.37870010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42770924.65757" calcext:value-type="float">
            <text:p>1442770924.65757</text:p>
          </table:table-cell>
          <table:table-cell office:value-type="float" office:value="8096" calcext:value-type="float">
            <text:p>8096</text:p>
          </table:table-cell>
          <table:table-cell table:formula="of:=[.B787]-[.B$2]" office:value-type="float" office:value="19.977160692215" calcext:value-type="float">
            <text:p>19.9771606922</text:p>
          </table:table-cell>
          <table:table-cell table:formula="of:=[.C787]/([.D787]-[.D786])" office:value-type="float" office:value="979719.71102135" calcext:value-type="float">
            <text:p>979719.7110213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42770924.66584" calcext:value-type="float">
            <text:p>1442770924.66584</text:p>
          </table:table-cell>
          <table:table-cell office:value-type="float" office:value="8096" calcext:value-type="float">
            <text:p>8096</text:p>
          </table:table-cell>
          <table:table-cell table:formula="of:=[.B788]-[.B$2]" office:value-type="float" office:value="19.9854364395142" calcext:value-type="float">
            <text:p>19.9854364395</text:p>
          </table:table-cell>
          <table:table-cell table:formula="of:=[.C788]/([.D788]-[.D787])" office:value-type="float" office:value="978280.233470658" calcext:value-type="float">
            <text:p>978280.23347065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42770924.67411" calcext:value-type="float">
            <text:p>1442770924.67411</text:p>
          </table:table-cell>
          <table:table-cell office:value-type="float" office:value="8096" calcext:value-type="float">
            <text:p>8096</text:p>
          </table:table-cell>
          <table:table-cell table:formula="of:=[.B789]-[.B$2]" office:value-type="float" office:value="19.9937098026276" calcext:value-type="float">
            <text:p>19.9937098026</text:p>
          </table:table-cell>
          <table:table-cell table:formula="of:=[.C789]/([.D789]-[.D788])" office:value-type="float" office:value="978562.150485577" calcext:value-type="float">
            <text:p>978562.15048557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42770924.68235" calcext:value-type="float">
            <text:p>1442770924.68235</text:p>
          </table:table-cell>
          <table:table-cell office:value-type="float" office:value="8096" calcext:value-type="float">
            <text:p>8096</text:p>
          </table:table-cell>
          <table:table-cell table:formula="of:=[.B790]-[.B$2]" office:value-type="float" office:value="20.0019497871399" calcext:value-type="float">
            <text:p>20.0019497871</text:p>
          </table:table-cell>
          <table:table-cell table:formula="of:=[.C790]/([.D790]-[.D789])" office:value-type="float" office:value="982526.118572958" calcext:value-type="float">
            <text:p>982526.11857295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42770924.69058" calcext:value-type="float">
            <text:p>1442770924.69058</text:p>
          </table:table-cell>
          <table:table-cell office:value-type="float" office:value="8096" calcext:value-type="float">
            <text:p>8096</text:p>
          </table:table-cell>
          <table:table-cell table:formula="of:=[.B791]-[.B$2]" office:value-type="float" office:value="20.0101783275604" calcext:value-type="float">
            <text:p>20.0101783276</text:p>
          </table:table-cell>
          <table:table-cell table:formula="of:=[.C791]/([.D791]-[.D790])" office:value-type="float" office:value="983892.596528844" calcext:value-type="float">
            <text:p>983892.59652884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42770924.69886" calcext:value-type="float">
            <text:p>1442770924.69886</text:p>
          </table:table-cell>
          <table:table-cell office:value-type="float" office:value="8096" calcext:value-type="float">
            <text:p>8096</text:p>
          </table:table-cell>
          <table:table-cell table:formula="of:=[.B792]-[.B$2]" office:value-type="float" office:value="20.0184528827667" calcext:value-type="float">
            <text:p>20.0184528828</text:p>
          </table:table-cell>
          <table:table-cell table:formula="of:=[.C792]/([.D792]-[.D791])" office:value-type="float" office:value="978421.171670605" calcext:value-type="float">
            <text:p>978421.17167060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42770924.70712" calcext:value-type="float">
            <text:p>1442770924.70712</text:p>
          </table:table-cell>
          <table:table-cell office:value-type="float" office:value="8096" calcext:value-type="float">
            <text:p>8096</text:p>
          </table:table-cell>
          <table:table-cell table:formula="of:=[.B793]-[.B$2]" office:value-type="float" office:value="20.026716709137" calcext:value-type="float">
            <text:p>20.0267167091</text:p>
          </table:table-cell>
          <table:table-cell table:formula="of:=[.C793]/([.D793]-[.D792])" office:value-type="float" office:value="979691.445255475" calcext:value-type="float">
            <text:p>979691.44525547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42770924.71539" calcext:value-type="float">
            <text:p>1442770924.71539</text:p>
          </table:table-cell>
          <table:table-cell office:value-type="float" office:value="8096" calcext:value-type="float">
            <text:p>8096</text:p>
          </table:table-cell>
          <table:table-cell table:formula="of:=[.B794]-[.B$2]" office:value-type="float" office:value="20.034982919693" calcext:value-type="float">
            <text:p>20.0349829197</text:p>
          </table:table-cell>
          <table:table-cell table:formula="of:=[.C794]/([.D794]-[.D793])" office:value-type="float" office:value="979408.877274956" calcext:value-type="float">
            <text:p>979408.87727495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42770924.72367" calcext:value-type="float">
            <text:p>1442770924.72367</text:p>
          </table:table-cell>
          <table:table-cell office:value-type="float" office:value="8096" calcext:value-type="float">
            <text:p>8096</text:p>
          </table:table-cell>
          <table:table-cell table:formula="of:=[.B795]-[.B$2]" office:value-type="float" office:value="20.0432603359222" calcext:value-type="float">
            <text:p>20.0432603359</text:p>
          </table:table-cell>
          <table:table-cell table:formula="of:=[.C795]/([.D795]-[.D794])" office:value-type="float" office:value="978082.988190564" calcext:value-type="float">
            <text:p>978082.98819056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42770924.73194" calcext:value-type="float">
            <text:p>1442770924.73194</text:p>
          </table:table-cell>
          <table:table-cell office:value-type="float" office:value="8096" calcext:value-type="float">
            <text:p>8096</text:p>
          </table:table-cell>
          <table:table-cell table:formula="of:=[.B796]-[.B$2]" office:value-type="float" office:value="20.0515372753143" calcext:value-type="float">
            <text:p>20.0515372753</text:p>
          </table:table-cell>
          <table:table-cell table:formula="of:=[.C796]/([.D796]-[.D795])" office:value-type="float" office:value="978139.335868188" calcext:value-type="float">
            <text:p>978139.33586818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42770924.74025" calcext:value-type="float">
            <text:p>1442770924.74025</text:p>
          </table:table-cell>
          <table:table-cell office:value-type="float" office:value="8096" calcext:value-type="float">
            <text:p>8096</text:p>
          </table:table-cell>
          <table:table-cell table:formula="of:=[.B797]-[.B$2]" office:value-type="float" office:value="20.0598449707031" calcext:value-type="float">
            <text:p>20.0598449707</text:p>
          </table:table-cell>
          <table:table-cell table:formula="of:=[.C797]/([.D797]-[.D796])" office:value-type="float" office:value="974518.15709571" calcext:value-type="float">
            <text:p>974518.1570957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42770924.74851" calcext:value-type="float">
            <text:p>1442770924.74851</text:p>
          </table:table-cell>
          <table:table-cell office:value-type="float" office:value="8096" calcext:value-type="float">
            <text:p>8096</text:p>
          </table:table-cell>
          <table:table-cell table:formula="of:=[.B798]-[.B$2]" office:value-type="float" office:value="20.0681028366089" calcext:value-type="float">
            <text:p>20.0681028366</text:p>
          </table:table-cell>
          <table:table-cell table:formula="of:=[.C798]/([.D798]-[.D797])" office:value-type="float" office:value="980398.579050699" calcext:value-type="float">
            <text:p>980398.57905069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42770924.75681" calcext:value-type="float">
            <text:p>1442770924.75681</text:p>
          </table:table-cell>
          <table:table-cell office:value-type="float" office:value="8096" calcext:value-type="float">
            <text:p>8096</text:p>
          </table:table-cell>
          <table:table-cell table:formula="of:=[.B799]-[.B$2]" office:value-type="float" office:value="20.0764021873474" calcext:value-type="float">
            <text:p>20.0764021873</text:p>
          </table:table-cell>
          <table:table-cell table:formula="of:=[.C799]/([.D799]-[.D798])" office:value-type="float" office:value="975497.994369434" calcext:value-type="float">
            <text:p>975497.99436943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42770924.76513" calcext:value-type="float">
            <text:p>1442770924.76513</text:p>
          </table:table-cell>
          <table:table-cell office:value-type="float" office:value="8096" calcext:value-type="float">
            <text:p>8096</text:p>
          </table:table-cell>
          <table:table-cell table:formula="of:=[.B800]-[.B$2]" office:value-type="float" office:value="20.0847210884094" calcext:value-type="float">
            <text:p>20.0847210884</text:p>
          </table:table-cell>
          <table:table-cell table:formula="of:=[.C800]/([.D800]-[.D799])" office:value-type="float" office:value="973205.467843632" calcext:value-type="float">
            <text:p>973205.46784363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42770924.77343" calcext:value-type="float">
            <text:p>1442770924.77343</text:p>
          </table:table-cell>
          <table:table-cell office:value-type="float" office:value="8096" calcext:value-type="float">
            <text:p>8096</text:p>
          </table:table-cell>
          <table:table-cell table:formula="of:=[.B801]-[.B$2]" office:value-type="float" office:value="20.0930216312408" calcext:value-type="float">
            <text:p>20.0930216312</text:p>
          </table:table-cell>
          <table:table-cell table:formula="of:=[.C801]/([.D801]-[.D800])" office:value-type="float" office:value="975357.89699842" calcext:value-type="float">
            <text:p>975357.8969984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42770924.78168" calcext:value-type="float">
            <text:p>1442770924.78168</text:p>
          </table:table-cell>
          <table:table-cell office:value-type="float" office:value="8096" calcext:value-type="float">
            <text:p>8096</text:p>
          </table:table-cell>
          <table:table-cell table:formula="of:=[.B802]-[.B$2]" office:value-type="float" office:value="20.1012790203094" calcext:value-type="float">
            <text:p>20.1012790203</text:p>
          </table:table-cell>
          <table:table-cell table:formula="of:=[.C802]/([.D802]-[.D801])" office:value-type="float" office:value="980455.193855749" calcext:value-type="float">
            <text:p>980455.19385574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42770924.79" calcext:value-type="float">
            <text:p>1442770924.79</text:p>
          </table:table-cell>
          <table:table-cell office:value-type="float" office:value="8096" calcext:value-type="float">
            <text:p>8096</text:p>
          </table:table-cell>
          <table:table-cell table:formula="of:=[.B803]-[.B$2]" office:value-type="float" office:value="20.1095976829529" calcext:value-type="float">
            <text:p>20.109597683</text:p>
          </table:table-cell>
          <table:table-cell table:formula="of:=[.C803]/([.D803]-[.D802])" office:value-type="float" office:value="973233.360580092" calcext:value-type="float">
            <text:p>973233.36058009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42770924.79851" calcext:value-type="float">
            <text:p>1442770924.79851</text:p>
          </table:table-cell>
          <table:table-cell office:value-type="float" office:value="8096" calcext:value-type="float">
            <text:p>8096</text:p>
          </table:table-cell>
          <table:table-cell table:formula="of:=[.B804]-[.B$2]" office:value-type="float" office:value="20.1181039810181" calcext:value-type="float">
            <text:p>20.118103981</text:p>
          </table:table-cell>
          <table:table-cell table:formula="of:=[.C804]/([.D804]-[.D803])" office:value-type="float" office:value="951765.378776837" calcext:value-type="float">
            <text:p>951765.37877683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42770924.80681" calcext:value-type="float">
            <text:p>1442770924.80681</text:p>
          </table:table-cell>
          <table:table-cell office:value-type="float" office:value="8096" calcext:value-type="float">
            <text:p>8096</text:p>
          </table:table-cell>
          <table:table-cell table:formula="of:=[.B805]-[.B$2]" office:value-type="float" office:value="20.1264035701752" calcext:value-type="float">
            <text:p>20.1264035702</text:p>
          </table:table-cell>
          <table:table-cell table:formula="of:=[.C805]/([.D805]-[.D804])" office:value-type="float" office:value="975469.97167562" calcext:value-type="float">
            <text:p>975469.9716756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42770924.81511" calcext:value-type="float">
            <text:p>1442770924.81511</text:p>
          </table:table-cell>
          <table:table-cell office:value-type="float" office:value="8096" calcext:value-type="float">
            <text:p>8096</text:p>
          </table:table-cell>
          <table:table-cell table:formula="of:=[.B806]-[.B$2]" office:value-type="float" office:value="20.1347005367279" calcext:value-type="float">
            <text:p>20.1347005367</text:p>
          </table:table-cell>
          <table:table-cell table:formula="of:=[.C806]/([.D806]-[.D805])" office:value-type="float" office:value="975778.309885058" calcext:value-type="float">
            <text:p>975778.30988505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42770924.82344" calcext:value-type="float">
            <text:p>1442770924.82344</text:p>
          </table:table-cell>
          <table:table-cell office:value-type="float" office:value="8096" calcext:value-type="float">
            <text:p>8096</text:p>
          </table:table-cell>
          <table:table-cell table:formula="of:=[.B807]-[.B$2]" office:value-type="float" office:value="20.1430366039276" calcext:value-type="float">
            <text:p>20.1430366039</text:p>
          </table:table-cell>
          <table:table-cell table:formula="of:=[.C807]/([.D807]-[.D806])" office:value-type="float" office:value="971201.383823361" calcext:value-type="float">
            <text:p>971201.38382336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42770924.83172" calcext:value-type="float">
            <text:p>1442770924.83172</text:p>
          </table:table-cell>
          <table:table-cell office:value-type="float" office:value="8096" calcext:value-type="float">
            <text:p>8096</text:p>
          </table:table-cell>
          <table:table-cell table:formula="of:=[.B808]-[.B$2]" office:value-type="float" office:value="20.1513185501099" calcext:value-type="float">
            <text:p>20.1513185501</text:p>
          </table:table-cell>
          <table:table-cell table:formula="of:=[.C808]/([.D808]-[.D807])" office:value-type="float" office:value="977548.008866626" calcext:value-type="float">
            <text:p>977548.00886662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42770924.84006" calcext:value-type="float">
            <text:p>1442770924.84006</text:p>
          </table:table-cell>
          <table:table-cell office:value-type="float" office:value="8096" calcext:value-type="float">
            <text:p>8096</text:p>
          </table:table-cell>
          <table:table-cell table:formula="of:=[.B809]-[.B$2]" office:value-type="float" office:value="20.1596505641937" calcext:value-type="float">
            <text:p>20.1596505642</text:p>
          </table:table-cell>
          <table:table-cell table:formula="of:=[.C809]/([.D809]-[.D808])" office:value-type="float" office:value="971673.825621656" calcext:value-type="float">
            <text:p>971673.82562165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42770924.84836" calcext:value-type="float">
            <text:p>1442770924.84836</text:p>
          </table:table-cell>
          <table:table-cell office:value-type="float" office:value="8096" calcext:value-type="float">
            <text:p>8096</text:p>
          </table:table-cell>
          <table:table-cell table:formula="of:=[.B810]-[.B$2]" office:value-type="float" office:value="20.1679501533508" calcext:value-type="float">
            <text:p>20.1679501534</text:p>
          </table:table-cell>
          <table:table-cell table:formula="of:=[.C810]/([.D810]-[.D809])" office:value-type="float" office:value="975469.97167562" calcext:value-type="float">
            <text:p>975469.9716756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42770924.85667" calcext:value-type="float">
            <text:p>1442770924.85667</text:p>
          </table:table-cell>
          <table:table-cell office:value-type="float" office:value="8096" calcext:value-type="float">
            <text:p>8096</text:p>
          </table:table-cell>
          <table:table-cell table:formula="of:=[.B811]-[.B$2]" office:value-type="float" office:value="20.1762652397156" calcext:value-type="float">
            <text:p>20.1762652397</text:p>
          </table:table-cell>
          <table:table-cell table:formula="of:=[.C811]/([.D811]-[.D810])" office:value-type="float" office:value="973651.94357151" calcext:value-type="float">
            <text:p>973651.9435715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42770924.86497" calcext:value-type="float">
            <text:p>1442770924.86497</text:p>
          </table:table-cell>
          <table:table-cell office:value-type="float" office:value="8096" calcext:value-type="float">
            <text:p>8096</text:p>
          </table:table-cell>
          <table:table-cell table:formula="of:=[.B812]-[.B$2]" office:value-type="float" office:value="20.1845631599426" calcext:value-type="float">
            <text:p>20.1845631599</text:p>
          </table:table-cell>
          <table:table-cell table:formula="of:=[.C812]/([.D812]-[.D811])" office:value-type="float" office:value="975666.164348925" calcext:value-type="float">
            <text:p>975666.16434892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42770924.87323" calcext:value-type="float">
            <text:p>1442770924.87323</text:p>
          </table:table-cell>
          <table:table-cell office:value-type="float" office:value="8096" calcext:value-type="float">
            <text:p>8096</text:p>
          </table:table-cell>
          <table:table-cell table:formula="of:=[.B813]-[.B$2]" office:value-type="float" office:value="20.1928250789642" calcext:value-type="float">
            <text:p>20.192825079</text:p>
          </table:table-cell>
          <table:table-cell table:formula="of:=[.C813]/([.D813]-[.D812])" office:value-type="float" office:value="979917.617060572" calcext:value-type="float">
            <text:p>979917.61706057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42770924.88152" calcext:value-type="float">
            <text:p>1442770924.88152</text:p>
          </table:table-cell>
          <table:table-cell office:value-type="float" office:value="8096" calcext:value-type="float">
            <text:p>8096</text:p>
          </table:table-cell>
          <table:table-cell table:formula="of:=[.B814]-[.B$2]" office:value-type="float" office:value="20.2011163234711" calcext:value-type="float">
            <text:p>20.2011163235</text:p>
          </table:table-cell>
          <table:table-cell table:formula="of:=[.C814]/([.D814]-[.D813])" office:value-type="float" office:value="976451.724867725" calcext:value-type="float">
            <text:p>976451.72486772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42770924.88983" calcext:value-type="float">
            <text:p>1442770924.88983</text:p>
          </table:table-cell>
          <table:table-cell office:value-type="float" office:value="8096" calcext:value-type="float">
            <text:p>8096</text:p>
          </table:table-cell>
          <table:table-cell table:formula="of:=[.B815]-[.B$2]" office:value-type="float" office:value="20.2094211578369" calcext:value-type="float">
            <text:p>20.2094211578</text:p>
          </table:table-cell>
          <table:table-cell table:formula="of:=[.C815]/([.D815]-[.D814])" office:value-type="float" office:value="974853.8794821" calcext:value-type="float">
            <text:p>974853.879482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42770924.89812" calcext:value-type="float">
            <text:p>1442770924.89812</text:p>
          </table:table-cell>
          <table:table-cell office:value-type="float" office:value="8096" calcext:value-type="float">
            <text:p>8096</text:p>
          </table:table-cell>
          <table:table-cell table:formula="of:=[.B816]-[.B$2]" office:value-type="float" office:value="20.2177119255066" calcext:value-type="float">
            <text:p>20.2177119255</text:p>
          </table:table-cell>
          <table:table-cell table:formula="of:=[.C816]/([.D816]-[.D815])" office:value-type="float" office:value="976507.884741474" calcext:value-type="float">
            <text:p>976507.88474147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42770924.90646" calcext:value-type="float">
            <text:p>1442770924.90646</text:p>
          </table:table-cell>
          <table:table-cell office:value-type="float" office:value="8096" calcext:value-type="float">
            <text:p>8096</text:p>
          </table:table-cell>
          <table:table-cell table:formula="of:=[.B817]-[.B$2]" office:value-type="float" office:value="20.2260575294495" calcext:value-type="float">
            <text:p>20.2260575294</text:p>
          </table:table-cell>
          <table:table-cell table:formula="of:=[.C817]/([.D817]-[.D816])" office:value-type="float" office:value="970091.566221003" calcext:value-type="float">
            <text:p>970091.56622100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42770924.91475" calcext:value-type="float">
            <text:p>1442770924.91475</text:p>
          </table:table-cell>
          <table:table-cell office:value-type="float" office:value="8096" calcext:value-type="float">
            <text:p>8096</text:p>
          </table:table-cell>
          <table:table-cell table:formula="of:=[.B818]-[.B$2]" office:value-type="float" office:value="20.2343459129334" calcext:value-type="float">
            <text:p>20.2343459129</text:p>
          </table:table-cell>
          <table:table-cell table:formula="of:=[.C818]/([.D818]-[.D817])" office:value-type="float" office:value="976788.781037855" calcext:value-type="float">
            <text:p>976788.78103785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42770924.92302" calcext:value-type="float">
            <text:p>1442770924.92302</text:p>
          </table:table-cell>
          <table:table-cell office:value-type="float" office:value="8096" calcext:value-type="float">
            <text:p>8096</text:p>
          </table:table-cell>
          <table:table-cell table:formula="of:=[.B819]-[.B$2]" office:value-type="float" office:value="20.242616891861" calcext:value-type="float">
            <text:p>20.2426168919</text:p>
          </table:table-cell>
          <table:table-cell table:formula="of:=[.C819]/([.D819]-[.D818])" office:value-type="float" office:value="978844.230030844" calcext:value-type="float">
            <text:p>978844.23003084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42770924.93128" calcext:value-type="float">
            <text:p>1442770924.93128</text:p>
          </table:table-cell>
          <table:table-cell office:value-type="float" office:value="8096" calcext:value-type="float">
            <text:p>8096</text:p>
          </table:table-cell>
          <table:table-cell table:formula="of:=[.B820]-[.B$2]" office:value-type="float" office:value="20.2508766651154" calcext:value-type="float">
            <text:p>20.2508766651</text:p>
          </table:table-cell>
          <table:table-cell table:formula="of:=[.C820]/([.D820]-[.D819])" office:value-type="float" office:value="980172.185198014" calcext:value-type="float">
            <text:p>980172.18519801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42770924.93962" calcext:value-type="float">
            <text:p>1442770924.93962</text:p>
          </table:table-cell>
          <table:table-cell office:value-type="float" office:value="8096" calcext:value-type="float">
            <text:p>8096</text:p>
          </table:table-cell>
          <table:table-cell table:formula="of:=[.B821]-[.B$2]" office:value-type="float" office:value="20.2592129707336" calcext:value-type="float">
            <text:p>20.2592129707</text:p>
          </table:table-cell>
          <table:table-cell table:formula="of:=[.C821]/([.D821]-[.D820])" office:value-type="float" office:value="971173.607436008" calcext:value-type="float">
            <text:p>971173.60743600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42770924.94792" calcext:value-type="float">
            <text:p>1442770924.94792</text:p>
          </table:table-cell>
          <table:table-cell office:value-type="float" office:value="8096" calcext:value-type="float">
            <text:p>8096</text:p>
          </table:table-cell>
          <table:table-cell table:formula="of:=[.B822]-[.B$2]" office:value-type="float" office:value="20.2675139904022" calcext:value-type="float">
            <text:p>20.2675139904</text:p>
          </table:table-cell>
          <table:table-cell table:formula="of:=[.C822]/([.D822]-[.D821])" office:value-type="float" office:value="975301.869316713" calcext:value-type="float">
            <text:p>975301.86931671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42770924.95626" calcext:value-type="float">
            <text:p>1442770924.95626</text:p>
          </table:table-cell>
          <table:table-cell office:value-type="float" office:value="8096" calcext:value-type="float">
            <text:p>8096</text:p>
          </table:table-cell>
          <table:table-cell table:formula="of:=[.B823]-[.B$2]" office:value-type="float" office:value="20.2758538722992" calcext:value-type="float">
            <text:p>20.2758538723</text:p>
          </table:table-cell>
          <table:table-cell table:formula="of:=[.C823]/([.D823]-[.D822])" office:value-type="float" office:value="970757.152201258" calcext:value-type="float">
            <text:p>970757.15220125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42770924.96453" calcext:value-type="float">
            <text:p>1442770924.96453</text:p>
          </table:table-cell>
          <table:table-cell office:value-type="float" office:value="8096" calcext:value-type="float">
            <text:p>8096</text:p>
          </table:table-cell>
          <table:table-cell table:formula="of:=[.B824]-[.B$2]" office:value-type="float" office:value="20.284125328064" calcext:value-type="float">
            <text:p>20.2841253281</text:p>
          </table:table-cell>
          <table:table-cell table:formula="of:=[.C824]/([.D824]-[.D823])" office:value-type="float" office:value="978787.801112616" calcext:value-type="float">
            <text:p>978787.80111261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42770924.97283" calcext:value-type="float">
            <text:p>1442770924.97283</text:p>
          </table:table-cell>
          <table:table-cell office:value-type="float" office:value="8096" calcext:value-type="float">
            <text:p>8096</text:p>
          </table:table-cell>
          <table:table-cell table:formula="of:=[.B825]-[.B$2]" office:value-type="float" office:value="20.2924296855927" calcext:value-type="float">
            <text:p>20.2924296856</text:p>
          </table:table-cell>
          <table:table-cell table:formula="of:=[.C825]/([.D825]-[.D824])" office:value-type="float" office:value="974909.855703253" calcext:value-type="float">
            <text:p>974909.85570325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42770924.98113" calcext:value-type="float">
            <text:p>1442770924.98113</text:p>
          </table:table-cell>
          <table:table-cell office:value-type="float" office:value="8096" calcext:value-type="float">
            <text:p>8096</text:p>
          </table:table-cell>
          <table:table-cell table:formula="of:=[.B826]-[.B$2]" office:value-type="float" office:value="20.3007230758667" calcext:value-type="float">
            <text:p>20.3007230759</text:p>
          </table:table-cell>
          <table:table-cell table:formula="of:=[.C826]/([.D826]-[.D825])" office:value-type="float" office:value="976199.085352882" calcext:value-type="float">
            <text:p>976199.08535288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42770924.98944" calcext:value-type="float">
            <text:p>1442770924.98944</text:p>
          </table:table-cell>
          <table:table-cell office:value-type="float" office:value="8096" calcext:value-type="float">
            <text:p>8096</text:p>
          </table:table-cell>
          <table:table-cell table:formula="of:=[.B827]-[.B$2]" office:value-type="float" office:value="20.3090386390686" calcext:value-type="float">
            <text:p>20.3090386391</text:p>
          </table:table-cell>
          <table:table-cell table:formula="of:=[.C827]/([.D827]-[.D826])" office:value-type="float" office:value="973596.111703653" calcext:value-type="float">
            <text:p>973596.11170365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42770924.99768" calcext:value-type="float">
            <text:p>1442770924.99768</text:p>
          </table:table-cell>
          <table:table-cell office:value-type="float" office:value="8096" calcext:value-type="float">
            <text:p>8096</text:p>
          </table:table-cell>
          <table:table-cell table:formula="of:=[.B828]-[.B$2]" office:value-type="float" office:value="20.3172776699066" calcext:value-type="float">
            <text:p>20.3172776699</text:p>
          </table:table-cell>
          <table:table-cell table:formula="of:=[.C828]/([.D828]-[.D827])" office:value-type="float" office:value="982639.846745956" calcext:value-type="float">
            <text:p>982639.84674595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42770925.00613" calcext:value-type="float">
            <text:p>1442770925.00613</text:p>
          </table:table-cell>
          <table:table-cell office:value-type="float" office:value="8096" calcext:value-type="float">
            <text:p>8096</text:p>
          </table:table-cell>
          <table:table-cell table:formula="of:=[.B829]-[.B$2]" office:value-type="float" office:value="20.32572889328" calcext:value-type="float">
            <text:p>20.3257288933</text:p>
          </table:table-cell>
          <table:table-cell table:formula="of:=[.C829]/([.D829]-[.D828])" office:value-type="float" office:value="957967.816289108" calcext:value-type="float">
            <text:p>957967.81628910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42770925.01455" calcext:value-type="float">
            <text:p>1442770925.01455</text:p>
          </table:table-cell>
          <table:table-cell office:value-type="float" office:value="8096" calcext:value-type="float">
            <text:p>8096</text:p>
          </table:table-cell>
          <table:table-cell table:formula="of:=[.B830]-[.B$2]" office:value-type="float" office:value="20.3341417312622" calcext:value-type="float">
            <text:p>20.3341417313</text:p>
          </table:table-cell>
          <table:table-cell table:formula="of:=[.C830]/([.D830]-[.D829])" office:value-type="float" office:value="962338.751459502" calcext:value-type="float">
            <text:p>962338.75145950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42770925.02293" calcext:value-type="float">
            <text:p>1442770925.02293</text:p>
          </table:table-cell>
          <table:table-cell office:value-type="float" office:value="8096" calcext:value-type="float">
            <text:p>8096</text:p>
          </table:table-cell>
          <table:table-cell table:formula="of:=[.B831]-[.B$2]" office:value-type="float" office:value="20.342526435852" calcext:value-type="float">
            <text:p>20.3425264359</text:p>
          </table:table-cell>
          <table:table-cell table:formula="of:=[.C831]/([.D831]-[.D830])" office:value-type="float" office:value="965567.708826206" calcext:value-type="float">
            <text:p>965567.70882620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42770925.03132" calcext:value-type="float">
            <text:p>1442770925.03132</text:p>
          </table:table-cell>
          <table:table-cell office:value-type="float" office:value="8096" calcext:value-type="float">
            <text:p>8096</text:p>
          </table:table-cell>
          <table:table-cell table:formula="of:=[.B832]-[.B$2]" office:value-type="float" office:value="20.3509197235107" calcext:value-type="float">
            <text:p>20.3509197235</text:p>
          </table:table-cell>
          <table:table-cell table:formula="of:=[.C832]/([.D832]-[.D831])" office:value-type="float" office:value="964580.308601295" calcext:value-type="float">
            <text:p>964580.30860129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42770925.03976" calcext:value-type="float">
            <text:p>1442770925.03976</text:p>
          </table:table-cell>
          <table:table-cell office:value-type="float" office:value="8096" calcext:value-type="float">
            <text:p>8096</text:p>
          </table:table-cell>
          <table:table-cell table:formula="of:=[.B833]-[.B$2]" office:value-type="float" office:value="20.3593554496765" calcext:value-type="float">
            <text:p>20.3593554497</text:p>
          </table:table-cell>
          <table:table-cell table:formula="of:=[.C833]/([.D833]-[.D832])" office:value-type="float" office:value="959727.691594596" calcext:value-type="float">
            <text:p>959727.69159459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42770925.0482" calcext:value-type="float">
            <text:p>1442770925.0482</text:p>
          </table:table-cell>
          <table:table-cell office:value-type="float" office:value="8096" calcext:value-type="float">
            <text:p>8096</text:p>
          </table:table-cell>
          <table:table-cell table:formula="of:=[.B834]-[.B$2]" office:value-type="float" office:value="20.3677928447723" calcext:value-type="float">
            <text:p>20.3677928448</text:p>
          </table:table-cell>
          <table:table-cell table:formula="of:=[.C834]/([.D834]-[.D833])" office:value-type="float" office:value="959537.855943938" calcext:value-type="float">
            <text:p>959537.85594393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42770925.05663" calcext:value-type="float">
            <text:p>1442770925.05663</text:p>
          </table:table-cell>
          <table:table-cell office:value-type="float" office:value="8096" calcext:value-type="float">
            <text:p>8096</text:p>
          </table:table-cell>
          <table:table-cell table:formula="of:=[.B835]-[.B$2]" office:value-type="float" office:value="20.3762216567993" calcext:value-type="float">
            <text:p>20.3762216568</text:p>
          </table:table-cell>
          <table:table-cell table:formula="of:=[.C835]/([.D835]-[.D834])" office:value-type="float" office:value="960514.954431024" calcext:value-type="float">
            <text:p>960514.95443102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42770925.06506" calcext:value-type="float">
            <text:p>1442770925.06506</text:p>
          </table:table-cell>
          <table:table-cell office:value-type="float" office:value="8096" calcext:value-type="float">
            <text:p>8096</text:p>
          </table:table-cell>
          <table:table-cell table:formula="of:=[.B836]-[.B$2]" office:value-type="float" office:value="20.3846583366394" calcext:value-type="float">
            <text:p>20.3846583366</text:p>
          </table:table-cell>
          <table:table-cell table:formula="of:=[.C836]/([.D836]-[.D835])" office:value-type="float" office:value="959619.204883287" calcext:value-type="float">
            <text:p>959619.20488328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42770925.07345" calcext:value-type="float">
            <text:p>1442770925.07345</text:p>
          </table:table-cell>
          <table:table-cell office:value-type="float" office:value="8096" calcext:value-type="float">
            <text:p>8096</text:p>
          </table:table-cell>
          <table:table-cell table:formula="of:=[.B837]-[.B$2]" office:value-type="float" office:value="20.3930459022522" calcext:value-type="float">
            <text:p>20.3930459023</text:p>
          </table:table-cell>
          <table:table-cell table:formula="of:=[.C837]/([.D837]-[.D836])" office:value-type="float" office:value="965238.350881183" calcext:value-type="float">
            <text:p>965238.35088118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42770925.08186" calcext:value-type="float">
            <text:p>1442770925.08186</text:p>
          </table:table-cell>
          <table:table-cell office:value-type="float" office:value="8096" calcext:value-type="float">
            <text:p>8096</text:p>
          </table:table-cell>
          <table:table-cell table:formula="of:=[.B838]-[.B$2]" office:value-type="float" office:value="20.4014520645142" calcext:value-type="float">
            <text:p>20.4014520645</text:p>
          </table:table-cell>
          <table:table-cell table:formula="of:=[.C838]/([.D838]-[.D837])" office:value-type="float" office:value="963102.988938681" calcext:value-type="float">
            <text:p>963102.98893868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42770925.09022" calcext:value-type="float">
            <text:p>1442770925.09022</text:p>
          </table:table-cell>
          <table:table-cell office:value-type="float" office:value="8096" calcext:value-type="float">
            <text:p>8096</text:p>
          </table:table-cell>
          <table:table-cell table:formula="of:=[.B839]-[.B$2]" office:value-type="float" office:value="20.4098167419434" calcext:value-type="float">
            <text:p>20.4098167419</text:p>
          </table:table-cell>
          <table:table-cell table:formula="of:=[.C839]/([.D839]-[.D838])" office:value-type="float" office:value="967879.522973435" calcext:value-type="float">
            <text:p>967879.52297343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42770925.09864" calcext:value-type="float">
            <text:p>1442770925.09864</text:p>
          </table:table-cell>
          <table:table-cell office:value-type="float" office:value="8096" calcext:value-type="float">
            <text:p>8096</text:p>
          </table:table-cell>
          <table:table-cell table:formula="of:=[.B840]-[.B$2]" office:value-type="float" office:value="20.418231010437" calcext:value-type="float">
            <text:p>20.4182310104</text:p>
          </table:table-cell>
          <table:table-cell table:formula="of:=[.C840]/([.D840]-[.D839])" office:value-type="float" office:value="962175.14405531" calcext:value-type="float">
            <text:p>962175.1440553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42770925.10705" calcext:value-type="float">
            <text:p>1442770925.10705</text:p>
          </table:table-cell>
          <table:table-cell office:value-type="float" office:value="8096" calcext:value-type="float">
            <text:p>8096</text:p>
          </table:table-cell>
          <table:table-cell table:formula="of:=[.B841]-[.B$2]" office:value-type="float" office:value="20.426646232605" calcext:value-type="float">
            <text:p>20.4266462326</text:p>
          </table:table-cell>
          <table:table-cell table:formula="of:=[.C841]/([.D841]-[.D840])" office:value-type="float" office:value="962066.103354488" calcext:value-type="float">
            <text:p>962066.10335448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42770925.11544" calcext:value-type="float">
            <text:p>1442770925.11544</text:p>
          </table:table-cell>
          <table:table-cell office:value-type="float" office:value="8096" calcext:value-type="float">
            <text:p>8096</text:p>
          </table:table-cell>
          <table:table-cell table:formula="of:=[.B842]-[.B$2]" office:value-type="float" office:value="20.4350402355194" calcext:value-type="float">
            <text:p>20.4350402355</text:p>
          </table:table-cell>
          <table:table-cell table:formula="of:=[.C842]/([.D842]-[.D841])" office:value-type="float" office:value="964498.116397307" calcext:value-type="float">
            <text:p>964498.11639730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42770925.1239" calcext:value-type="float">
            <text:p>1442770925.1239</text:p>
          </table:table-cell>
          <table:table-cell office:value-type="float" office:value="8096" calcext:value-type="float">
            <text:p>8096</text:p>
          </table:table-cell>
          <table:table-cell table:formula="of:=[.B843]-[.B$2]" office:value-type="float" office:value="20.4434912204742" calcext:value-type="float">
            <text:p>20.4434912205</text:p>
          </table:table-cell>
          <table:table-cell table:formula="of:=[.C843]/([.D843]-[.D842])" office:value-type="float" office:value="957994.84240817" calcext:value-type="float">
            <text:p>957994.8424081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42770925.13237" calcext:value-type="float">
            <text:p>1442770925.13237</text:p>
          </table:table-cell>
          <table:table-cell office:value-type="float" office:value="8096" calcext:value-type="float">
            <text:p>8096</text:p>
          </table:table-cell>
          <table:table-cell table:formula="of:=[.B844]-[.B$2]" office:value-type="float" office:value="20.4519634246826" calcext:value-type="float">
            <text:p>20.4519634247</text:p>
          </table:table-cell>
          <table:table-cell table:formula="of:=[.C844]/([.D844]-[.D843])" office:value-type="float" office:value="955595.474433657" calcext:value-type="float">
            <text:p>955595.47443365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42770925.14081" calcext:value-type="float">
            <text:p>1442770925.14081</text:p>
          </table:table-cell>
          <table:table-cell office:value-type="float" office:value="8096" calcext:value-type="float">
            <text:p>8096</text:p>
          </table:table-cell>
          <table:table-cell table:formula="of:=[.B845]-[.B$2]" office:value-type="float" office:value="20.4604051113129" calcext:value-type="float">
            <text:p>20.4604051113</text:p>
          </table:table-cell>
          <table:table-cell table:formula="of:=[.C845]/([.D845]-[.D844])" office:value-type="float" office:value="959050.051797667" calcext:value-type="float">
            <text:p>959050.05179766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42770925.14923" calcext:value-type="float">
            <text:p>1442770925.14923</text:p>
          </table:table-cell>
          <table:table-cell office:value-type="float" office:value="8096" calcext:value-type="float">
            <text:p>8096</text:p>
          </table:table-cell>
          <table:table-cell table:formula="of:=[.B846]-[.B$2]" office:value-type="float" office:value="20.4688272476196" calcext:value-type="float">
            <text:p>20.4688272476</text:p>
          </table:table-cell>
          <table:table-cell table:formula="of:=[.C846]/([.D846]-[.D845])" office:value-type="float" office:value="961276.296786978" calcext:value-type="float">
            <text:p>961276.29678697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42770925.15767" calcext:value-type="float">
            <text:p>1442770925.15767</text:p>
          </table:table-cell>
          <table:table-cell office:value-type="float" office:value="8096" calcext:value-type="float">
            <text:p>8096</text:p>
          </table:table-cell>
          <table:table-cell table:formula="of:=[.B847]-[.B$2]" office:value-type="float" office:value="20.4772613048553" calcext:value-type="float">
            <text:p>20.4772613049</text:p>
          </table:table-cell>
          <table:table-cell table:formula="of:=[.C847]/([.D847]-[.D846])" office:value-type="float" office:value="959917.602374558" calcext:value-type="float">
            <text:p>959917.60237455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42770925.1661" calcext:value-type="float">
            <text:p>1442770925.1661</text:p>
          </table:table-cell>
          <table:table-cell office:value-type="float" office:value="8096" calcext:value-type="float">
            <text:p>8096</text:p>
          </table:table-cell>
          <table:table-cell table:formula="of:=[.B848]-[.B$2]" office:value-type="float" office:value="20.4856970310211" calcext:value-type="float">
            <text:p>20.485697031</text:p>
          </table:table-cell>
          <table:table-cell table:formula="of:=[.C848]/([.D848]-[.D847])" office:value-type="float" office:value="959727.691594596" calcext:value-type="float">
            <text:p>959727.69159459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42770925.17456" calcext:value-type="float">
            <text:p>1442770925.17456</text:p>
          </table:table-cell>
          <table:table-cell office:value-type="float" office:value="8096" calcext:value-type="float">
            <text:p>8096</text:p>
          </table:table-cell>
          <table:table-cell table:formula="of:=[.B849]-[.B$2]" office:value-type="float" office:value="20.4941532611847" calcext:value-type="float">
            <text:p>20.4941532612</text:p>
          </table:table-cell>
          <table:table-cell table:formula="of:=[.C849]/([.D849]-[.D848])" office:value-type="float" office:value="957400.619826322" calcext:value-type="float">
            <text:p>957400.61982632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42770925.18297" calcext:value-type="float">
            <text:p>1442770925.18297</text:p>
          </table:table-cell>
          <table:table-cell office:value-type="float" office:value="8096" calcext:value-type="float">
            <text:p>8096</text:p>
          </table:table-cell>
          <table:table-cell table:formula="of:=[.B850]-[.B$2]" office:value-type="float" office:value="20.502569437027" calcext:value-type="float">
            <text:p>20.502569437</text:p>
          </table:table-cell>
          <table:table-cell table:formula="of:=[.C850]/([.D850]-[.D849])" office:value-type="float" office:value="961957.087365439" calcext:value-type="float">
            <text:p>961957.08736543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42770925.19142" calcext:value-type="float">
            <text:p>1442770925.19142</text:p>
          </table:table-cell>
          <table:table-cell office:value-type="float" office:value="8096" calcext:value-type="float">
            <text:p>8096</text:p>
          </table:table-cell>
          <table:table-cell table:formula="of:=[.B851]-[.B$2]" office:value-type="float" office:value="20.5110177993774" calcext:value-type="float">
            <text:p>20.5110177994</text:p>
          </table:table-cell>
          <table:table-cell table:formula="of:=[.C851]/([.D851]-[.D850])" office:value-type="float" office:value="958292.230393679" calcext:value-type="float">
            <text:p>958292.23039367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42770925.19987" calcext:value-type="float">
            <text:p>1442770925.19987</text:p>
          </table:table-cell>
          <table:table-cell office:value-type="float" office:value="8096" calcext:value-type="float">
            <text:p>8096</text:p>
          </table:table-cell>
          <table:table-cell table:formula="of:=[.B852]-[.B$2]" office:value-type="float" office:value="20.5194621086121" calcext:value-type="float">
            <text:p>20.5194621086</text:p>
          </table:table-cell>
          <table:table-cell table:formula="of:=[.C852]/([.D852]-[.D851])" office:value-type="float" office:value="958752.193348015" calcext:value-type="float">
            <text:p>958752.19334801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42770925.20827" calcext:value-type="float">
            <text:p>1442770925.20827</text:p>
          </table:table-cell>
          <table:table-cell office:value-type="float" office:value="8096" calcext:value-type="float">
            <text:p>8096</text:p>
          </table:table-cell>
          <table:table-cell table:formula="of:=[.B853]-[.B$2]" office:value-type="float" office:value="20.5278692245483" calcext:value-type="float">
            <text:p>20.5278692245</text:p>
          </table:table-cell>
          <table:table-cell table:formula="of:=[.C853]/([.D853]-[.D852])" office:value-type="float" office:value="962993.737848108" calcext:value-type="float">
            <text:p>962993.73784810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42770925.21666" calcext:value-type="float">
            <text:p>1442770925.21666</text:p>
          </table:table-cell>
          <table:table-cell office:value-type="float" office:value="8096" calcext:value-type="float">
            <text:p>8096</text:p>
          </table:table-cell>
          <table:table-cell table:formula="of:=[.B854]-[.B$2]" office:value-type="float" office:value="20.5362532138824" calcext:value-type="float">
            <text:p>20.5362532139</text:p>
          </table:table-cell>
          <table:table-cell table:formula="of:=[.C854]/([.D854]-[.D853])" office:value-type="float" office:value="965650.083435234" calcext:value-type="float">
            <text:p>965650.08343523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42770925.22509" calcext:value-type="float">
            <text:p>1442770925.22509</text:p>
          </table:table-cell>
          <table:table-cell office:value-type="float" office:value="8096" calcext:value-type="float">
            <text:p>8096</text:p>
          </table:table-cell>
          <table:table-cell table:formula="of:=[.B855]-[.B$2]" office:value-type="float" office:value="20.5446808338165" calcext:value-type="float">
            <text:p>20.5446808338</text:p>
          </table:table-cell>
          <table:table-cell table:formula="of:=[.C855]/([.D855]-[.D854])" office:value-type="float" office:value="960650.819961525" calcext:value-type="float">
            <text:p>960650.81996152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42770925.23346" calcext:value-type="float">
            <text:p>1442770925.23346</text:p>
          </table:table-cell>
          <table:table-cell office:value-type="float" office:value="8096" calcext:value-type="float">
            <text:p>8096</text:p>
          </table:table-cell>
          <table:table-cell table:formula="of:=[.B856]-[.B$2]" office:value-type="float" office:value="20.553060054779" calcext:value-type="float">
            <text:p>20.5530600548</text:p>
          </table:table-cell>
          <table:table-cell table:formula="of:=[.C856]/([.D856]-[.D855])" office:value-type="float" office:value="966199.606885759" calcext:value-type="float">
            <text:p>966199.60688575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42770925.24188" calcext:value-type="float">
            <text:p>1442770925.24188</text:p>
          </table:table-cell>
          <table:table-cell office:value-type="float" office:value="8096" calcext:value-type="float">
            <text:p>8096</text:p>
          </table:table-cell>
          <table:table-cell table:formula="of:=[.B857]-[.B$2]" office:value-type="float" office:value="20.5614762306213" calcext:value-type="float">
            <text:p>20.5614762306</text:p>
          </table:table-cell>
          <table:table-cell table:formula="of:=[.C857]/([.D857]-[.D856])" office:value-type="float" office:value="961957.087365439" calcext:value-type="float">
            <text:p>961957.08736543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42770925.25031" calcext:value-type="float">
            <text:p>1442770925.25031</text:p>
          </table:table-cell>
          <table:table-cell office:value-type="float" office:value="8096" calcext:value-type="float">
            <text:p>8096</text:p>
          </table:table-cell>
          <table:table-cell table:formula="of:=[.B858]-[.B$2]" office:value-type="float" office:value="20.5699038505554" calcext:value-type="float">
            <text:p>20.5699038506</text:p>
          </table:table-cell>
          <table:table-cell table:formula="of:=[.C858]/([.D858]-[.D857])" office:value-type="float" office:value="960650.819961525" calcext:value-type="float">
            <text:p>960650.81996152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42770925.25875" calcext:value-type="float">
            <text:p>1442770925.25875</text:p>
          </table:table-cell>
          <table:table-cell office:value-type="float" office:value="8096" calcext:value-type="float">
            <text:p>8096</text:p>
          </table:table-cell>
          <table:table-cell table:formula="of:=[.B859]-[.B$2]" office:value-type="float" office:value="20.5783405303955" calcext:value-type="float">
            <text:p>20.5783405304</text:p>
          </table:table-cell>
          <table:table-cell table:formula="of:=[.C859]/([.D859]-[.D858])" office:value-type="float" office:value="959619.204883287" calcext:value-type="float">
            <text:p>959619.20488328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42770925.26714" calcext:value-type="float">
            <text:p>1442770925.26714</text:p>
          </table:table-cell>
          <table:table-cell office:value-type="float" office:value="8096" calcext:value-type="float">
            <text:p>8096</text:p>
          </table:table-cell>
          <table:table-cell table:formula="of:=[.B860]-[.B$2]" office:value-type="float" office:value="20.5867307186127" calcext:value-type="float">
            <text:p>20.5867307186</text:p>
          </table:table-cell>
          <table:table-cell table:formula="of:=[.C860]/([.D860]-[.D859])" office:value-type="float" office:value="964936.636753716" calcext:value-type="float">
            <text:p>964936.63675371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42770925.27554" calcext:value-type="float">
            <text:p>1442770925.27554</text:p>
          </table:table-cell>
          <table:table-cell office:value-type="float" office:value="8096" calcext:value-type="float">
            <text:p>8096</text:p>
          </table:table-cell>
          <table:table-cell table:formula="of:=[.B861]-[.B$2]" office:value-type="float" office:value="20.5951387882233" calcext:value-type="float">
            <text:p>20.5951387882</text:p>
          </table:table-cell>
          <table:table-cell table:formula="of:=[.C861]/([.D861]-[.D860])" office:value-type="float" office:value="962884.511540861" calcext:value-type="float">
            <text:p>962884.51154086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42770925.28395" calcext:value-type="float">
            <text:p>1442770925.28395</text:p>
          </table:table-cell>
          <table:table-cell office:value-type="float" office:value="8096" calcext:value-type="float">
            <text:p>8096</text:p>
          </table:table-cell>
          <table:table-cell table:formula="of:=[.B862]-[.B$2]" office:value-type="float" office:value="20.6035459041595" calcext:value-type="float">
            <text:p>20.6035459042</text:p>
          </table:table-cell>
          <table:table-cell table:formula="of:=[.C862]/([.D862]-[.D861])" office:value-type="float" office:value="962993.737848108" calcext:value-type="float">
            <text:p>962993.73784810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42770925.29245" calcext:value-type="float">
            <text:p>1442770925.29245</text:p>
          </table:table-cell>
          <table:table-cell office:value-type="float" office:value="8096" calcext:value-type="float">
            <text:p>8096</text:p>
          </table:table-cell>
          <table:table-cell table:formula="of:=[.B863]-[.B$2]" office:value-type="float" office:value="20.6120426654816" calcext:value-type="float">
            <text:p>20.6120426655</text:p>
          </table:table-cell>
          <table:table-cell table:formula="of:=[.C863]/([.D863]-[.D862])" office:value-type="float" office:value="952833.637802346" calcext:value-type="float">
            <text:p>952833.63780234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42770925.30092" calcext:value-type="float">
            <text:p>1442770925.30092</text:p>
          </table:table-cell>
          <table:table-cell office:value-type="float" office:value="8096" calcext:value-type="float">
            <text:p>8096</text:p>
          </table:table-cell>
          <table:table-cell table:formula="of:=[.B864]-[.B$2]" office:value-type="float" office:value="20.620512008667" calcext:value-type="float">
            <text:p>20.6205120087</text:p>
          </table:table-cell>
          <table:table-cell table:formula="of:=[.C864]/([.D864]-[.D863])" office:value-type="float" office:value="955918.28347831" calcext:value-type="float">
            <text:p>955918.2834783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42770925.30937" calcext:value-type="float">
            <text:p>1442770925.30937</text:p>
          </table:table-cell>
          <table:table-cell office:value-type="float" office:value="8096" calcext:value-type="float">
            <text:p>8096</text:p>
          </table:table-cell>
          <table:table-cell table:formula="of:=[.B865]-[.B$2]" office:value-type="float" office:value="20.6289620399475" calcext:value-type="float">
            <text:p>20.6289620399</text:p>
          </table:table-cell>
          <table:table-cell table:formula="of:=[.C865]/([.D865]-[.D864])" office:value-type="float" office:value="958102.96213532" calcext:value-type="float">
            <text:p>958102.9621353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42770925.31779" calcext:value-type="float">
            <text:p>1442770925.31779</text:p>
          </table:table-cell>
          <table:table-cell office:value-type="float" office:value="8096" calcext:value-type="float">
            <text:p>8096</text:p>
          </table:table-cell>
          <table:table-cell table:formula="of:=[.B866]-[.B$2]" office:value-type="float" office:value="20.6373896598816" calcext:value-type="float">
            <text:p>20.6373896599</text:p>
          </table:table-cell>
          <table:table-cell table:formula="of:=[.C866]/([.D866]-[.D865])" office:value-type="float" office:value="960650.819961525" calcext:value-type="float">
            <text:p>960650.81996152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42770925.32622" calcext:value-type="float">
            <text:p>1442770925.32622</text:p>
          </table:table-cell>
          <table:table-cell office:value-type="float" office:value="8096" calcext:value-type="float">
            <text:p>8096</text:p>
          </table:table-cell>
          <table:table-cell table:formula="of:=[.B867]-[.B$2]" office:value-type="float" office:value="20.6458158493042" calcext:value-type="float">
            <text:p>20.6458158493</text:p>
          </table:table-cell>
          <table:table-cell table:formula="of:=[.C867]/([.D867]-[.D866])" office:value-type="float" office:value="960813.909342991" calcext:value-type="float">
            <text:p>960813.90934299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42770925.33465" calcext:value-type="float">
            <text:p>1442770925.33465</text:p>
          </table:table-cell>
          <table:table-cell office:value-type="float" office:value="8096" calcext:value-type="float">
            <text:p>8096</text:p>
          </table:table-cell>
          <table:table-cell table:formula="of:=[.B868]-[.B$2]" office:value-type="float" office:value="20.6542420387268" calcext:value-type="float">
            <text:p>20.6542420387</text:p>
          </table:table-cell>
          <table:table-cell table:formula="of:=[.C868]/([.D868]-[.D867])" office:value-type="float" office:value="960813.909342991" calcext:value-type="float">
            <text:p>960813.90934299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42770925.34309" calcext:value-type="float">
            <text:p>1442770925.34309</text:p>
          </table:table-cell>
          <table:table-cell office:value-type="float" office:value="8096" calcext:value-type="float">
            <text:p>8096</text:p>
          </table:table-cell>
          <table:table-cell table:formula="of:=[.B869]-[.B$2]" office:value-type="float" office:value="20.6626880168915" calcext:value-type="float">
            <text:p>20.6626880169</text:p>
          </table:table-cell>
          <table:table-cell table:formula="of:=[.C869]/([.D869]-[.D868])" office:value-type="float" office:value="958562.743373324" calcext:value-type="float">
            <text:p>958562.74337332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42770925.35152" calcext:value-type="float">
            <text:p>1442770925.35152</text:p>
          </table:table-cell>
          <table:table-cell office:value-type="float" office:value="8096" calcext:value-type="float">
            <text:p>8096</text:p>
          </table:table-cell>
          <table:table-cell table:formula="of:=[.B870]-[.B$2]" office:value-type="float" office:value="20.6711168289185" calcext:value-type="float">
            <text:p>20.6711168289</text:p>
          </table:table-cell>
          <table:table-cell table:formula="of:=[.C870]/([.D870]-[.D869])" office:value-type="float" office:value="960514.954431024" calcext:value-type="float">
            <text:p>960514.95443102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42770925.35995" calcext:value-type="float">
            <text:p>1442770925.35995</text:p>
          </table:table-cell>
          <table:table-cell office:value-type="float" office:value="8096" calcext:value-type="float">
            <text:p>8096</text:p>
          </table:table-cell>
          <table:table-cell table:formula="of:=[.B871]-[.B$2]" office:value-type="float" office:value="20.6795425415039" calcext:value-type="float">
            <text:p>20.6795425415</text:p>
          </table:table-cell>
          <table:table-cell table:formula="of:=[.C871]/([.D871]-[.D870])" office:value-type="float" office:value="960868.284776457" calcext:value-type="float">
            <text:p>960868.28477645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42770925.36845" calcext:value-type="float">
            <text:p>1442770925.36845</text:p>
          </table:table-cell>
          <table:table-cell office:value-type="float" office:value="8096" calcext:value-type="float">
            <text:p>8096</text:p>
          </table:table-cell>
          <table:table-cell table:formula="of:=[.B872]-[.B$2]" office:value-type="float" office:value="20.6880414485931" calcext:value-type="float">
            <text:p>20.6880414486</text:p>
          </table:table-cell>
          <table:table-cell table:formula="of:=[.C872]/([.D872]-[.D871])" office:value-type="float" office:value="952593.070496816" calcext:value-type="float">
            <text:p>952593.07049681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42770925.37692" calcext:value-type="float">
            <text:p>1442770925.37692</text:p>
          </table:table-cell>
          <table:table-cell office:value-type="float" office:value="8096" calcext:value-type="float">
            <text:p>8096</text:p>
          </table:table-cell>
          <table:table-cell table:formula="of:=[.B873]-[.B$2]" office:value-type="float" office:value="20.6965103149414" calcext:value-type="float">
            <text:p>20.6965103149</text:p>
          </table:table-cell>
          <table:table-cell table:formula="of:=[.C873]/([.D873]-[.D872])" office:value-type="float" office:value="955972.106190704" calcext:value-type="float">
            <text:p>955972.10619070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42770925.38535" calcext:value-type="float">
            <text:p>1442770925.38535</text:p>
          </table:table-cell>
          <table:table-cell office:value-type="float" office:value="8096" calcext:value-type="float">
            <text:p>8096</text:p>
          </table:table-cell>
          <table:table-cell table:formula="of:=[.B874]-[.B$2]" office:value-type="float" office:value="20.7049443721771" calcext:value-type="float">
            <text:p>20.7049443722</text:p>
          </table:table-cell>
          <table:table-cell table:formula="of:=[.C874]/([.D874]-[.D873])" office:value-type="float" office:value="959917.602374558" calcext:value-type="float">
            <text:p>959917.60237455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42770925.39377" calcext:value-type="float">
            <text:p>1442770925.39377</text:p>
          </table:table-cell>
          <table:table-cell office:value-type="float" office:value="8096" calcext:value-type="float">
            <text:p>8096</text:p>
          </table:table-cell>
          <table:table-cell table:formula="of:=[.B875]-[.B$2]" office:value-type="float" office:value="20.713369846344" calcext:value-type="float">
            <text:p>20.7133698463</text:p>
          </table:table-cell>
          <table:table-cell table:formula="of:=[.C875]/([.D875]-[.D874])" office:value-type="float" office:value="960895.474801211" calcext:value-type="float">
            <text:p>960895.47480121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42770925.40221" calcext:value-type="float">
            <text:p>1442770925.40221</text:p>
          </table:table-cell>
          <table:table-cell office:value-type="float" office:value="8096" calcext:value-type="float">
            <text:p>8096</text:p>
          </table:table-cell>
          <table:table-cell table:formula="of:=[.B876]-[.B$2]" office:value-type="float" office:value="20.7218067646027" calcext:value-type="float">
            <text:p>20.7218067646</text:p>
          </table:table-cell>
          <table:table-cell table:formula="of:=[.C876]/([.D876]-[.D875])" office:value-type="float" office:value="959592.087037613" calcext:value-type="float">
            <text:p>959592.08703761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42770925.4107" calcext:value-type="float">
            <text:p>1442770925.4107</text:p>
          </table:table-cell>
          <table:table-cell office:value-type="float" office:value="8096" calcext:value-type="float">
            <text:p>8096</text:p>
          </table:table-cell>
          <table:table-cell table:formula="of:=[.B877]-[.B$2]" office:value-type="float" office:value="20.7302906513214" calcext:value-type="float">
            <text:p>20.7302906513</text:p>
          </table:table-cell>
          <table:table-cell table:formula="of:=[.C877]/([.D877]-[.D876])" office:value-type="float" office:value="954279.597122302" calcext:value-type="float">
            <text:p>954279.59712230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42770925.41912" calcext:value-type="float">
            <text:p>1442770925.41912</text:p>
          </table:table-cell>
          <table:table-cell office:value-type="float" office:value="8096" calcext:value-type="float">
            <text:p>8096</text:p>
          </table:table-cell>
          <table:table-cell table:formula="of:=[.B878]-[.B$2]" office:value-type="float" office:value="20.7387199401855" calcext:value-type="float">
            <text:p>20.7387199402</text:p>
          </table:table-cell>
          <table:table-cell table:formula="of:=[.C878]/([.D878]-[.D877])" office:value-type="float" office:value="960460.618978928" calcext:value-type="float">
            <text:p>960460.61897892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42770925.42756" calcext:value-type="float">
            <text:p>1442770925.42756</text:p>
          </table:table-cell>
          <table:table-cell office:value-type="float" office:value="8096" calcext:value-type="float">
            <text:p>8096</text:p>
          </table:table-cell>
          <table:table-cell table:formula="of:=[.B879]-[.B$2]" office:value-type="float" office:value="20.7471559047699" calcext:value-type="float">
            <text:p>20.7471559048</text:p>
          </table:table-cell>
          <table:table-cell table:formula="of:=[.C879]/([.D879]-[.D878])" office:value-type="float" office:value="959700.567617217" calcext:value-type="float">
            <text:p>959700.56761721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42770925.43599" calcext:value-type="float">
            <text:p>1442770925.43599</text:p>
          </table:table-cell>
          <table:table-cell office:value-type="float" office:value="8096" calcext:value-type="float">
            <text:p>8096</text:p>
          </table:table-cell>
          <table:table-cell table:formula="of:=[.B880]-[.B$2]" office:value-type="float" office:value="20.755585193634" calcext:value-type="float">
            <text:p>20.7555851936</text:p>
          </table:table-cell>
          <table:table-cell table:formula="of:=[.C880]/([.D880]-[.D879])" office:value-type="float" office:value="960460.618978928" calcext:value-type="float">
            <text:p>960460.61897892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42770925.44448" calcext:value-type="float">
            <text:p>1442770925.44448</text:p>
          </table:table-cell>
          <table:table-cell office:value-type="float" office:value="8096" calcext:value-type="float">
            <text:p>8096</text:p>
          </table:table-cell>
          <table:table-cell table:formula="of:=[.B881]-[.B$2]" office:value-type="float" office:value="20.7640731334686" calcext:value-type="float">
            <text:p>20.7640731335</text:p>
          </table:table-cell>
          <table:table-cell table:formula="of:=[.C881]/([.D881]-[.D880])" office:value-type="float" office:value="953823.91460914" calcext:value-type="float">
            <text:p>953823.9146091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42770925.45293" calcext:value-type="float">
            <text:p>1442770925.45293</text:p>
          </table:table-cell>
          <table:table-cell office:value-type="float" office:value="8096" calcext:value-type="float">
            <text:p>8096</text:p>
          </table:table-cell>
          <table:table-cell table:formula="of:=[.B882]-[.B$2]" office:value-type="float" office:value="20.7725245952606" calcext:value-type="float">
            <text:p>20.7725245953</text:p>
          </table:table-cell>
          <table:table-cell table:formula="of:=[.C882]/([.D882]-[.D881])" office:value-type="float" office:value="957940.791694877" calcext:value-type="float">
            <text:p>957940.79169487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42770925.46142" calcext:value-type="float">
            <text:p>1442770925.46142</text:p>
          </table:table-cell>
          <table:table-cell office:value-type="float" office:value="8096" calcext:value-type="float">
            <text:p>8096</text:p>
          </table:table-cell>
          <table:table-cell table:formula="of:=[.B883]-[.B$2]" office:value-type="float" office:value="20.7810163497925" calcext:value-type="float">
            <text:p>20.7810163498</text:p>
          </table:table-cell>
          <table:table-cell table:formula="of:=[.C883]/([.D883]-[.D882])" office:value-type="float" office:value="953395.434315074" calcext:value-type="float">
            <text:p>953395.43431507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42770925.46991" calcext:value-type="float">
            <text:p>1442770925.46991</text:p>
          </table:table-cell>
          <table:table-cell office:value-type="float" office:value="8096" calcext:value-type="float">
            <text:p>8096</text:p>
          </table:table-cell>
          <table:table-cell table:formula="of:=[.B884]-[.B$2]" office:value-type="float" office:value="20.789500951767" calcext:value-type="float">
            <text:p>20.7895009518</text:p>
          </table:table-cell>
          <table:table-cell table:formula="of:=[.C884]/([.D884]-[.D883])" office:value-type="float" office:value="954199.1509259" calcext:value-type="float">
            <text:p>954199.1509259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42770925.47838" calcext:value-type="float">
            <text:p>1442770925.47838</text:p>
          </table:table-cell>
          <table:table-cell office:value-type="float" office:value="8096" calcext:value-type="float">
            <text:p>8096</text:p>
          </table:table-cell>
          <table:table-cell table:formula="of:=[.B885]-[.B$2]" office:value-type="float" office:value="20.7979769706726" calcext:value-type="float">
            <text:p>20.7979769707</text:p>
          </table:table-cell>
          <table:table-cell table:formula="of:=[.C885]/([.D885]-[.D884])" office:value-type="float" office:value="955165.40136705" calcext:value-type="float">
            <text:p>955165.4013670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42770925.48686" calcext:value-type="float">
            <text:p>1442770925.48686</text:p>
          </table:table-cell>
          <table:table-cell office:value-type="float" office:value="8096" calcext:value-type="float">
            <text:p>8096</text:p>
          </table:table-cell>
          <table:table-cell table:formula="of:=[.B886]-[.B$2]" office:value-type="float" office:value="20.8064577579498" calcext:value-type="float">
            <text:p>20.8064577579</text:p>
          </table:table-cell>
          <table:table-cell table:formula="of:=[.C886]/([.D886]-[.D885])" office:value-type="float" office:value="954628.354108684" calcext:value-type="float">
            <text:p>954628.35410868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42770925.49529" calcext:value-type="float">
            <text:p>1442770925.49529</text:p>
          </table:table-cell>
          <table:table-cell office:value-type="float" office:value="8096" calcext:value-type="float">
            <text:p>8096</text:p>
          </table:table-cell>
          <table:table-cell table:formula="of:=[.B887]-[.B$2]" office:value-type="float" office:value="20.8148877620697" calcext:value-type="float">
            <text:p>20.8148877621</text:p>
          </table:table-cell>
          <table:table-cell table:formula="of:=[.C887]/([.D887]-[.D886])" office:value-type="float" office:value="960379.127326206" calcext:value-type="float">
            <text:p>960379.12732620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42770925.50374" calcext:value-type="float">
            <text:p>1442770925.50374</text:p>
          </table:table-cell>
          <table:table-cell office:value-type="float" office:value="8096" calcext:value-type="float">
            <text:p>8096</text:p>
          </table:table-cell>
          <table:table-cell table:formula="of:=[.B888]-[.B$2]" office:value-type="float" office:value="20.8233389854431" calcext:value-type="float">
            <text:p>20.8233389854</text:p>
          </table:table-cell>
          <table:table-cell table:formula="of:=[.C888]/([.D888]-[.D887])" office:value-type="float" office:value="957967.816289108" calcext:value-type="float">
            <text:p>957967.81628910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42770925.51219" calcext:value-type="float">
            <text:p>1442770925.51219</text:p>
          </table:table-cell>
          <table:table-cell office:value-type="float" office:value="8096" calcext:value-type="float">
            <text:p>8096</text:p>
          </table:table-cell>
          <table:table-cell table:formula="of:=[.B889]-[.B$2]" office:value-type="float" office:value="20.8317844867706" calcext:value-type="float">
            <text:p>20.8317844868</text:p>
          </table:table-cell>
          <table:table-cell table:formula="of:=[.C889]/([.D889]-[.D888])" office:value-type="float" office:value="958616.864297208" calcext:value-type="float">
            <text:p>958616.86429720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42770925.52062" calcext:value-type="float">
            <text:p>1442770925.52062</text:p>
          </table:table-cell>
          <table:table-cell office:value-type="float" office:value="8096" calcext:value-type="float">
            <text:p>8096</text:p>
          </table:table-cell>
          <table:table-cell table:formula="of:=[.B890]-[.B$2]" office:value-type="float" office:value="20.8402125835419" calcext:value-type="float">
            <text:p>20.8402125835</text:p>
          </table:table-cell>
          <table:table-cell table:formula="of:=[.C890]/([.D890]-[.D889])" office:value-type="float" office:value="960596.469137199" calcext:value-type="float">
            <text:p>960596.46913719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42770925.52902" calcext:value-type="float">
            <text:p>1442770925.52902</text:p>
          </table:table-cell>
          <table:table-cell office:value-type="float" office:value="8096" calcext:value-type="float">
            <text:p>8096</text:p>
          </table:table-cell>
          <table:table-cell table:formula="of:=[.B891]-[.B$2]" office:value-type="float" office:value="20.8486161231995" calcext:value-type="float">
            <text:p>20.8486161232</text:p>
          </table:table-cell>
          <table:table-cell table:formula="of:=[.C891]/([.D891]-[.D890])" office:value-type="float" office:value="963403.557295657" calcext:value-type="float">
            <text:p>963403.55729565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42770925.53746" calcext:value-type="float">
            <text:p>1442770925.53746</text:p>
          </table:table-cell>
          <table:table-cell office:value-type="float" office:value="8096" calcext:value-type="float">
            <text:p>8096</text:p>
          </table:table-cell>
          <table:table-cell table:formula="of:=[.B892]-[.B$2]" office:value-type="float" office:value="20.857052564621" calcext:value-type="float">
            <text:p>20.8570525646</text:p>
          </table:table-cell>
          <table:table-cell table:formula="of:=[.C892]/([.D892]-[.D891])" office:value-type="float" office:value="959646.324261693" calcext:value-type="float">
            <text:p>959646.32426169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42770925.54588" calcext:value-type="float">
            <text:p>1442770925.54588</text:p>
          </table:table-cell>
          <table:table-cell office:value-type="float" office:value="8096" calcext:value-type="float">
            <text:p>8096</text:p>
          </table:table-cell>
          <table:table-cell table:formula="of:=[.B893]-[.B$2]" office:value-type="float" office:value="20.8654775619507" calcext:value-type="float">
            <text:p>20.865477562</text:p>
          </table:table-cell>
          <table:table-cell table:formula="of:=[.C893]/([.D893]-[.D892])" office:value-type="float" office:value="960949.859467414" calcext:value-type="float">
            <text:p>960949.85946741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42770925.55436" calcext:value-type="float">
            <text:p>1442770925.55436</text:p>
          </table:table-cell>
          <table:table-cell office:value-type="float" office:value="8096" calcext:value-type="float">
            <text:p>8096</text:p>
          </table:table-cell>
          <table:table-cell table:formula="of:=[.B894]-[.B$2]" office:value-type="float" office:value="20.8739511966705" calcext:value-type="float">
            <text:p>20.8739511967</text:p>
          </table:table-cell>
          <table:table-cell table:formula="of:=[.C894]/([.D894]-[.D893])" office:value-type="float" office:value="955434.151655834" calcext:value-type="float">
            <text:p>955434.15165583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42770925.56276" calcext:value-type="float">
            <text:p>1442770925.56276</text:p>
          </table:table-cell>
          <table:table-cell office:value-type="float" office:value="8096" calcext:value-type="float">
            <text:p>8096</text:p>
          </table:table-cell>
          <table:table-cell table:formula="of:=[.B895]-[.B$2]" office:value-type="float" office:value="20.8823533058167" calcext:value-type="float">
            <text:p>20.8823533058</text:p>
          </table:table-cell>
          <table:table-cell table:formula="of:=[.C895]/([.D895]-[.D894])" office:value-type="float" office:value="963567.582758719" calcext:value-type="float">
            <text:p>963567.58275871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42770925.57123" calcext:value-type="float">
            <text:p>1442770925.57123</text:p>
          </table:table-cell>
          <table:table-cell office:value-type="float" office:value="8096" calcext:value-type="float">
            <text:p>8096</text:p>
          </table:table-cell>
          <table:table-cell table:formula="of:=[.B896]-[.B$2]" office:value-type="float" office:value="20.890825510025" calcext:value-type="float">
            <text:p>20.89082551</text:p>
          </table:table-cell>
          <table:table-cell table:formula="of:=[.C896]/([.D896]-[.D895])" office:value-type="float" office:value="955595.474433657" calcext:value-type="float">
            <text:p>955595.47443365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42770925.57963" calcext:value-type="float">
            <text:p>1442770925.57963</text:p>
          </table:table-cell>
          <table:table-cell office:value-type="float" office:value="8096" calcext:value-type="float">
            <text:p>8096</text:p>
          </table:table-cell>
          <table:table-cell table:formula="of:=[.B897]-[.B$2]" office:value-type="float" office:value="20.8992233276367" calcext:value-type="float">
            <text:p>20.8992233276</text:p>
          </table:table-cell>
          <table:table-cell table:formula="of:=[.C897]/([.D897]-[.D896])" office:value-type="float" office:value="964059.994435454" calcext:value-type="float">
            <text:p>964059.99443545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42770925.58807" calcext:value-type="float">
            <text:p>1442770925.58807</text:p>
          </table:table-cell>
          <table:table-cell office:value-type="float" office:value="8096" calcext:value-type="float">
            <text:p>8096</text:p>
          </table:table-cell>
          <table:table-cell table:formula="of:=[.B898]-[.B$2]" office:value-type="float" office:value="20.9076678752899" calcext:value-type="float">
            <text:p>20.9076678753</text:p>
          </table:table-cell>
          <table:table-cell table:formula="of:=[.C898]/([.D898]-[.D897])" office:value-type="float" office:value="958725.124481211" calcext:value-type="float">
            <text:p>958725.12448121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42770925.59649" calcext:value-type="float">
            <text:p>1442770925.59649</text:p>
          </table:table-cell>
          <table:table-cell office:value-type="float" office:value="8096" calcext:value-type="float">
            <text:p>8096</text:p>
          </table:table-cell>
          <table:table-cell table:formula="of:=[.B899]-[.B$2]" office:value-type="float" office:value="20.9160852432251" calcext:value-type="float">
            <text:p>20.9160852432</text:p>
          </table:table-cell>
          <table:table-cell table:formula="of:=[.C899]/([.D899]-[.D898])" office:value-type="float" office:value="961820.852117264" calcext:value-type="float">
            <text:p>961820.85211726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42770925.60487" calcext:value-type="float">
            <text:p>1442770925.60487</text:p>
          </table:table-cell>
          <table:table-cell office:value-type="float" office:value="8096" calcext:value-type="float">
            <text:p>8096</text:p>
          </table:table-cell>
          <table:table-cell table:formula="of:=[.B900]-[.B$2]" office:value-type="float" office:value="20.9244604110718" calcext:value-type="float">
            <text:p>20.9244604111</text:p>
          </table:table-cell>
          <table:table-cell table:formula="of:=[.C900]/([.D900]-[.D899])" office:value-type="float" office:value="966667.193805511" calcext:value-type="float">
            <text:p>966667.19380551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42770925.61327" calcext:value-type="float">
            <text:p>1442770925.61327</text:p>
          </table:table-cell>
          <table:table-cell office:value-type="float" office:value="8096" calcext:value-type="float">
            <text:p>8096</text:p>
          </table:table-cell>
          <table:table-cell table:formula="of:=[.B901]-[.B$2]" office:value-type="float" office:value="20.9328670501709" calcext:value-type="float">
            <text:p>20.9328670502</text:p>
          </table:table-cell>
          <table:table-cell table:formula="of:=[.C901]/([.D901]-[.D900])" office:value-type="float" office:value="963048.360294952" calcext:value-type="float">
            <text:p>963048.36029495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42770925.62169" calcext:value-type="float">
            <text:p>1442770925.62169</text:p>
          </table:table-cell>
          <table:table-cell office:value-type="float" office:value="8096" calcext:value-type="float">
            <text:p>8096</text:p>
          </table:table-cell>
          <table:table-cell table:formula="of:=[.B902]-[.B$2]" office:value-type="float" office:value="20.9412851333618" calcext:value-type="float">
            <text:p>20.9412851334</text:p>
          </table:table-cell>
          <table:table-cell table:formula="of:=[.C902]/([.D902]-[.D901])" office:value-type="float" office:value="961739.129489068" calcext:value-type="float">
            <text:p>961739.12948906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42770925.63009" calcext:value-type="float">
            <text:p>1442770925.63009</text:p>
          </table:table-cell>
          <table:table-cell office:value-type="float" office:value="8096" calcext:value-type="float">
            <text:p>8096</text:p>
          </table:table-cell>
          <table:table-cell table:formula="of:=[.B903]-[.B$2]" office:value-type="float" office:value="20.9496841430664" calcext:value-type="float">
            <text:p>20.9496841431</text:p>
          </table:table-cell>
          <table:table-cell table:formula="of:=[.C903]/([.D903]-[.D902])" office:value-type="float" office:value="963923.162938572" calcext:value-type="float">
            <text:p>963923.16293857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42770925.63846" calcext:value-type="float">
            <text:p>1442770925.63846</text:p>
          </table:table-cell>
          <table:table-cell office:value-type="float" office:value="8096" calcext:value-type="float">
            <text:p>8096</text:p>
          </table:table-cell>
          <table:table-cell table:formula="of:=[.B904]-[.B$2]" office:value-type="float" office:value="20.9580526351929" calcext:value-type="float">
            <text:p>20.9580526352</text:p>
          </table:table-cell>
          <table:table-cell table:formula="of:=[.C904]/([.D904]-[.D903])" office:value-type="float" office:value="967438.324330484" calcext:value-type="float">
            <text:p>967438.32433048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42770925.64686" calcext:value-type="float">
            <text:p>1442770925.64686</text:p>
          </table:table-cell>
          <table:table-cell office:value-type="float" office:value="8096" calcext:value-type="float">
            <text:p>8096</text:p>
          </table:table-cell>
          <table:table-cell table:formula="of:=[.B905]-[.B$2]" office:value-type="float" office:value="20.9664545059204" calcext:value-type="float">
            <text:p>20.9664545059</text:p>
          </table:table-cell>
          <table:table-cell table:formula="of:=[.C905]/([.D905]-[.D904])" office:value-type="float" office:value="963594.925766175" calcext:value-type="float">
            <text:p>963594.92576617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42770925.65531" calcext:value-type="float">
            <text:p>1442770925.65531</text:p>
          </table:table-cell>
          <table:table-cell office:value-type="float" office:value="8096" calcext:value-type="float">
            <text:p>8096</text:p>
          </table:table-cell>
          <table:table-cell table:formula="of:=[.B906]-[.B$2]" office:value-type="float" office:value="20.9749002456665" calcext:value-type="float">
            <text:p>20.9749002457</text:p>
          </table:table-cell>
          <table:table-cell table:formula="of:=[.C906]/([.D906]-[.D905])" office:value-type="float" office:value="958589.803071364" calcext:value-type="float">
            <text:p>958589.80307136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42770925.66376" calcext:value-type="float">
            <text:p>1442770925.66376</text:p>
          </table:table-cell>
          <table:table-cell office:value-type="float" office:value="8096" calcext:value-type="float">
            <text:p>8096</text:p>
          </table:table-cell>
          <table:table-cell table:formula="of:=[.B907]-[.B$2]" office:value-type="float" office:value="20.9833548069" calcext:value-type="float">
            <text:p>20.9833548069</text:p>
          </table:table-cell>
          <table:table-cell table:formula="of:=[.C907]/([.D907]-[.D906])" office:value-type="float" office:value="957589.610670878" calcext:value-type="float">
            <text:p>957589.61067087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42770925.67219" calcext:value-type="float">
            <text:p>1442770925.67219</text:p>
          </table:table-cell>
          <table:table-cell office:value-type="float" office:value="8096" calcext:value-type="float">
            <text:p>8096</text:p>
          </table:table-cell>
          <table:table-cell table:formula="of:=[.B908]-[.B$2]" office:value-type="float" office:value="20.9917829036713" calcext:value-type="float">
            <text:p>20.9917829037</text:p>
          </table:table-cell>
          <table:table-cell table:formula="of:=[.C908]/([.D908]-[.D907])" office:value-type="float" office:value="960596.469137199" calcext:value-type="float">
            <text:p>960596.46913719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42770925.68065" calcext:value-type="float">
            <text:p>1442770925.68065</text:p>
          </table:table-cell>
          <table:table-cell office:value-type="float" office:value="8096" calcext:value-type="float">
            <text:p>8096</text:p>
          </table:table-cell>
          <table:table-cell table:formula="of:=[.B909]-[.B$2]" office:value-type="float" office:value="21.0002448558807" calcext:value-type="float">
            <text:p>21.0002448559</text:p>
          </table:table-cell>
          <table:table-cell table:formula="of:=[.C909]/([.D909]-[.D908])" office:value-type="float" office:value="956753.217175702" calcext:value-type="float">
            <text:p>956753.21717570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42770925.68907" calcext:value-type="float">
            <text:p>1442770925.68907</text:p>
          </table:table-cell>
          <table:table-cell office:value-type="float" office:value="8096" calcext:value-type="float">
            <text:p>8096</text:p>
          </table:table-cell>
          <table:table-cell table:formula="of:=[.B910]-[.B$2]" office:value-type="float" office:value="21.0086698532104" calcext:value-type="float">
            <text:p>21.0086698532</text:p>
          </table:table-cell>
          <table:table-cell table:formula="of:=[.C910]/([.D910]-[.D909])" office:value-type="float" office:value="960949.859467414" calcext:value-type="float">
            <text:p>960949.85946741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42770925.69752" calcext:value-type="float">
            <text:p>1442770925.69752</text:p>
          </table:table-cell>
          <table:table-cell office:value-type="float" office:value="8096" calcext:value-type="float">
            <text:p>8096</text:p>
          </table:table-cell>
          <table:table-cell table:formula="of:=[.B911]-[.B$2]" office:value-type="float" office:value="21.0171146392822" calcext:value-type="float">
            <text:p>21.0171146393</text:p>
          </table:table-cell>
          <table:table-cell table:formula="of:=[.C911]/([.D911]-[.D910])" office:value-type="float" office:value="958698.057142857" calcext:value-type="float">
            <text:p>958698.05714285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42770925.706" calcext:value-type="float">
            <text:p>1442770925.706</text:p>
          </table:table-cell>
          <table:table-cell office:value-type="float" office:value="8096" calcext:value-type="float">
            <text:p>8096</text:p>
          </table:table-cell>
          <table:table-cell table:formula="of:=[.B912]-[.B$2]" office:value-type="float" office:value="21.0255904197693" calcext:value-type="float">
            <text:p>21.0255904198</text:p>
          </table:table-cell>
          <table:table-cell table:formula="of:=[.C912]/([.D912]-[.D911])" office:value-type="float" office:value="955192.269592124" calcext:value-type="float">
            <text:p>955192.26959212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42770925.71442" calcext:value-type="float">
            <text:p>1442770925.71442</text:p>
          </table:table-cell>
          <table:table-cell office:value-type="float" office:value="8096" calcext:value-type="float">
            <text:p>8096</text:p>
          </table:table-cell>
          <table:table-cell table:formula="of:=[.B913]-[.B$2]" office:value-type="float" office:value="21.0340137481689" calcext:value-type="float">
            <text:p>21.0340137482</text:p>
          </table:table-cell>
          <table:table-cell table:formula="of:=[.C913]/([.D913]-[.D912])" office:value-type="float" office:value="961140.25428814" calcext:value-type="float">
            <text:p>961140.2542881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42770925.72283" calcext:value-type="float">
            <text:p>1442770925.72283</text:p>
          </table:table-cell>
          <table:table-cell office:value-type="float" office:value="8096" calcext:value-type="float">
            <text:p>8096</text:p>
          </table:table-cell>
          <table:table-cell table:formula="of:=[.B914]-[.B$2]" office:value-type="float" office:value="21.042421579361" calcext:value-type="float">
            <text:p>21.0424215794</text:p>
          </table:table-cell>
          <table:table-cell table:formula="of:=[.C914]/([.D914]-[.D913])" office:value-type="float" office:value="962911.815794697" calcext:value-type="float">
            <text:p>962911.81579469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42770925.73124" calcext:value-type="float">
            <text:p>1442770925.73124</text:p>
          </table:table-cell>
          <table:table-cell office:value-type="float" office:value="8096" calcext:value-type="float">
            <text:p>8096</text:p>
          </table:table-cell>
          <table:table-cell table:formula="of:=[.B915]-[.B$2]" office:value-type="float" office:value="21.0508306026459" calcext:value-type="float">
            <text:p>21.0508306026</text:p>
          </table:table-cell>
          <table:table-cell table:formula="of:=[.C915]/([.D915]-[.D914])" office:value-type="float" office:value="962775.310008506" calcext:value-type="float">
            <text:p>962775.31000850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42770925.73961" calcext:value-type="float">
            <text:p>1442770925.73961</text:p>
          </table:table-cell>
          <table:table-cell office:value-type="float" office:value="8096" calcext:value-type="float">
            <text:p>8096</text:p>
          </table:table-cell>
          <table:table-cell table:formula="of:=[.B916]-[.B$2]" office:value-type="float" office:value="21.0592029094696" calcext:value-type="float">
            <text:p>21.0592029095</text:p>
          </table:table-cell>
          <table:table-cell table:formula="of:=[.C916]/([.D916]-[.D915])" office:value-type="float" office:value="966997.527736644" calcext:value-type="float">
            <text:p>966997.52773664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42770925.74805" calcext:value-type="float">
            <text:p>1442770925.74805</text:p>
          </table:table-cell>
          <table:table-cell office:value-type="float" office:value="8096" calcext:value-type="float">
            <text:p>8096</text:p>
          </table:table-cell>
          <table:table-cell table:formula="of:=[.B917]-[.B$2]" office:value-type="float" office:value="21.0676467418671" calcext:value-type="float">
            <text:p>21.0676467419</text:p>
          </table:table-cell>
          <table:table-cell table:formula="of:=[.C917]/([.D917]-[.D916])" office:value-type="float" office:value="958806.335667495" calcext:value-type="float">
            <text:p>958806.33566749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42770925.75651" calcext:value-type="float">
            <text:p>1442770925.75651</text:p>
          </table:table-cell>
          <table:table-cell office:value-type="float" office:value="8096" calcext:value-type="float">
            <text:p>8096</text:p>
          </table:table-cell>
          <table:table-cell table:formula="of:=[.B918]-[.B$2]" office:value-type="float" office:value="21.0761027336121" calcext:value-type="float">
            <text:p>21.0761027336</text:p>
          </table:table-cell>
          <table:table-cell table:formula="of:=[.C918]/([.D918]-[.D917])" office:value-type="float" office:value="957427.613950997" calcext:value-type="float">
            <text:p>957427.61395099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42770925.76487" calcext:value-type="float">
            <text:p>1442770925.76487</text:p>
          </table:table-cell>
          <table:table-cell office:value-type="float" office:value="8096" calcext:value-type="float">
            <text:p>8096</text:p>
          </table:table-cell>
          <table:table-cell table:formula="of:=[.B919]-[.B$2]" office:value-type="float" office:value="21.0844631195068" calcext:value-type="float">
            <text:p>21.0844631195</text:p>
          </table:table-cell>
          <table:table-cell table:formula="of:=[.C919]/([.D919]-[.D918])" office:value-type="float" office:value="968376.352706325" calcext:value-type="float">
            <text:p>968376.35270632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42770925.77326" calcext:value-type="float">
            <text:p>1442770925.77326</text:p>
          </table:table-cell>
          <table:table-cell office:value-type="float" office:value="8096" calcext:value-type="float">
            <text:p>8096</text:p>
          </table:table-cell>
          <table:table-cell table:formula="of:=[.B920]-[.B$2]" office:value-type="float" office:value="21.0928585529327" calcext:value-type="float">
            <text:p>21.0928585529</text:p>
          </table:table-cell>
          <table:table-cell table:formula="of:=[.C920]/([.D920]-[.D919])" office:value-type="float" office:value="964333.774003919" calcext:value-type="float">
            <text:p>964333.77400391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42770925.78164" calcext:value-type="float">
            <text:p>1442770925.78164</text:p>
          </table:table-cell>
          <table:table-cell office:value-type="float" office:value="8096" calcext:value-type="float">
            <text:p>8096</text:p>
          </table:table-cell>
          <table:table-cell table:formula="of:=[.B921]-[.B$2]" office:value-type="float" office:value="21.1012330055237" calcext:value-type="float">
            <text:p>21.1012330055</text:p>
          </table:table-cell>
          <table:table-cell table:formula="of:=[.C921]/([.D921]-[.D920])" office:value-type="float" office:value="966749.756128114" calcext:value-type="float">
            <text:p>966749.75612811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42770925.79006" calcext:value-type="float">
            <text:p>1442770925.79006</text:p>
          </table:table-cell>
          <table:table-cell office:value-type="float" office:value="8096" calcext:value-type="float">
            <text:p>8096</text:p>
          </table:table-cell>
          <table:table-cell table:formula="of:=[.B922]-[.B$2]" office:value-type="float" office:value="21.1096601486206" calcext:value-type="float">
            <text:p>21.1096601486</text:p>
          </table:table-cell>
          <table:table-cell table:formula="of:=[.C922]/([.D922]-[.D921])" office:value-type="float" office:value="960705.17693657" calcext:value-type="float">
            <text:p>960705.1769365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42770925.79844" calcext:value-type="float">
            <text:p>1442770925.79844</text:p>
          </table:table-cell>
          <table:table-cell office:value-type="float" office:value="8096" calcext:value-type="float">
            <text:p>8096</text:p>
          </table:table-cell>
          <table:table-cell table:formula="of:=[.B923]-[.B$2]" office:value-type="float" office:value="21.1180334091186" calcext:value-type="float">
            <text:p>21.1180334091</text:p>
          </table:table-cell>
          <table:table-cell table:formula="of:=[.C923]/([.D923]-[.D922])" office:value-type="float" office:value="966887.391343964" calcext:value-type="float">
            <text:p>966887.39134396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42770925.80684" calcext:value-type="float">
            <text:p>1442770925.80684</text:p>
          </table:table-cell>
          <table:table-cell office:value-type="float" office:value="8096" calcext:value-type="float">
            <text:p>8096</text:p>
          </table:table-cell>
          <table:table-cell table:formula="of:=[.B924]-[.B$2]" office:value-type="float" office:value="21.1264326572418" calcext:value-type="float">
            <text:p>21.1264326572</text:p>
          </table:table-cell>
          <table:table-cell table:formula="of:=[.C924]/([.D924]-[.D923])" office:value-type="float" office:value="963895.801300065" calcext:value-type="float">
            <text:p>963895.80130006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42770925.81527" calcext:value-type="float">
            <text:p>1442770925.81527</text:p>
          </table:table-cell>
          <table:table-cell office:value-type="float" office:value="8096" calcext:value-type="float">
            <text:p>8096</text:p>
          </table:table-cell>
          <table:table-cell table:formula="of:=[.B925]-[.B$2]" office:value-type="float" office:value="21.1348674297333" calcext:value-type="float">
            <text:p>21.1348674297</text:p>
          </table:table-cell>
          <table:table-cell table:formula="of:=[.C925]/([.D925]-[.D924])" office:value-type="float" office:value="959836.202837922" calcext:value-type="float">
            <text:p>959836.20283792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42770925.8237" calcext:value-type="float">
            <text:p>1442770925.8237</text:p>
          </table:table-cell>
          <table:table-cell office:value-type="float" office:value="8096" calcext:value-type="float">
            <text:p>8096</text:p>
          </table:table-cell>
          <table:table-cell table:formula="of:=[.B926]-[.B$2]" office:value-type="float" office:value="21.1432971954346" calcext:value-type="float">
            <text:p>21.1432971954</text:p>
          </table:table-cell>
          <table:table-cell table:formula="of:=[.C926]/([.D926]-[.D925])" office:value-type="float" office:value="960406.289673898" calcext:value-type="float">
            <text:p>960406.28967389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42770925.83213" calcext:value-type="float">
            <text:p>1442770925.83213</text:p>
          </table:table-cell>
          <table:table-cell office:value-type="float" office:value="8096" calcext:value-type="float">
            <text:p>8096</text:p>
          </table:table-cell>
          <table:table-cell table:formula="of:=[.B927]-[.B$2]" office:value-type="float" office:value="21.1517250537872" calcext:value-type="float">
            <text:p>21.1517250538</text:p>
          </table:table-cell>
          <table:table-cell table:formula="of:=[.C927]/([.D927]-[.D926])" office:value-type="float" office:value="960623.643780588" calcext:value-type="float">
            <text:p>960623.64378058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42770925.84055" calcext:value-type="float">
            <text:p>1442770925.84055</text:p>
          </table:table-cell>
          <table:table-cell office:value-type="float" office:value="8096" calcext:value-type="float">
            <text:p>8096</text:p>
          </table:table-cell>
          <table:table-cell table:formula="of:=[.B928]-[.B$2]" office:value-type="float" office:value="21.1601495742798" calcext:value-type="float">
            <text:p>21.1601495743</text:p>
          </table:table-cell>
          <table:table-cell table:formula="of:=[.C928]/([.D928]-[.D927])" office:value-type="float" office:value="961004.250290081" calcext:value-type="float">
            <text:p>961004.25029008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42770925.84901" calcext:value-type="float">
            <text:p>1442770925.84901</text:p>
          </table:table-cell>
          <table:table-cell office:value-type="float" office:value="8096" calcext:value-type="float">
            <text:p>8096</text:p>
          </table:table-cell>
          <table:table-cell table:formula="of:=[.B929]-[.B$2]" office:value-type="float" office:value="21.1686010360718" calcext:value-type="float">
            <text:p>21.1686010361</text:p>
          </table:table-cell>
          <table:table-cell table:formula="of:=[.C929]/([.D929]-[.D928])" office:value-type="float" office:value="957940.791694877" calcext:value-type="float">
            <text:p>957940.79169487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42770925.85741" calcext:value-type="float">
            <text:p>1442770925.85741</text:p>
          </table:table-cell>
          <table:table-cell office:value-type="float" office:value="8096" calcext:value-type="float">
            <text:p>8096</text:p>
          </table:table-cell>
          <table:table-cell table:formula="of:=[.B930]-[.B$2]" office:value-type="float" office:value="21.1770017147064" calcext:value-type="float">
            <text:p>21.1770017147</text:p>
          </table:table-cell>
          <table:table-cell table:formula="of:=[.C930]/([.D930]-[.D929])" office:value-type="float" office:value="963731.664084007" calcext:value-type="float">
            <text:p>963731.66408400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42770925.86582" calcext:value-type="float">
            <text:p>1442770925.86582</text:p>
          </table:table-cell>
          <table:table-cell office:value-type="float" office:value="8096" calcext:value-type="float">
            <text:p>8096</text:p>
          </table:table-cell>
          <table:table-cell table:formula="of:=[.B931]-[.B$2]" office:value-type="float" office:value="21.1854112148285" calcext:value-type="float">
            <text:p>21.1854112148</text:p>
          </table:table-cell>
          <table:table-cell table:formula="of:=[.C931]/([.D931]-[.D930])" office:value-type="float" office:value="962720.718530279" calcext:value-type="float">
            <text:p>962720.71853027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42770925.87424" calcext:value-type="float">
            <text:p>1442770925.87424</text:p>
          </table:table-cell>
          <table:table-cell office:value-type="float" office:value="8096" calcext:value-type="float">
            <text:p>8096</text:p>
          </table:table-cell>
          <table:table-cell table:formula="of:=[.B932]-[.B$2]" office:value-type="float" office:value="21.1938364505768" calcext:value-type="float">
            <text:p>21.1938364506</text:p>
          </table:table-cell>
          <table:table-cell table:formula="of:=[.C932]/([.D932]-[.D931])" office:value-type="float" office:value="960922.66636482" calcext:value-type="float">
            <text:p>960922.6663648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42770925.88267" calcext:value-type="float">
            <text:p>1442770925.88267</text:p>
          </table:table-cell>
          <table:table-cell office:value-type="float" office:value="8096" calcext:value-type="float">
            <text:p>8096</text:p>
          </table:table-cell>
          <table:table-cell table:formula="of:=[.B933]-[.B$2]" office:value-type="float" office:value="21.2022607326508" calcext:value-type="float">
            <text:p>21.2022607327</text:p>
          </table:table-cell>
          <table:table-cell table:formula="of:=[.C933]/([.D933]-[.D932])" office:value-type="float" office:value="961031.448010415" calcext:value-type="float">
            <text:p>961031.44801041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42770925.89109" calcext:value-type="float">
            <text:p>1442770925.89109</text:p>
          </table:table-cell>
          <table:table-cell office:value-type="float" office:value="8096" calcext:value-type="float">
            <text:p>8096</text:p>
          </table:table-cell>
          <table:table-cell table:formula="of:=[.B934]-[.B$2]" office:value-type="float" office:value="21.2106852531433" calcext:value-type="float">
            <text:p>21.2106852531</text:p>
          </table:table-cell>
          <table:table-cell table:formula="of:=[.C934]/([.D934]-[.D933])" office:value-type="float" office:value="961004.250290081" calcext:value-type="float">
            <text:p>961004.25029008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42770925.8995" calcext:value-type="float">
            <text:p>1442770925.8995</text:p>
          </table:table-cell>
          <table:table-cell office:value-type="float" office:value="8096" calcext:value-type="float">
            <text:p>8096</text:p>
          </table:table-cell>
          <table:table-cell table:formula="of:=[.B935]-[.B$2]" office:value-type="float" office:value="21.2190928459167" calcext:value-type="float">
            <text:p>21.2190928459</text:p>
          </table:table-cell>
          <table:table-cell table:formula="of:=[.C935]/([.D935]-[.D934])" office:value-type="float" office:value="962939.121597096" calcext:value-type="float">
            <text:p>962939.12159709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42770925.90789" calcext:value-type="float">
            <text:p>1442770925.90789</text:p>
          </table:table-cell>
          <table:table-cell office:value-type="float" office:value="8096" calcext:value-type="float">
            <text:p>8096</text:p>
          </table:table-cell>
          <table:table-cell table:formula="of:=[.B936]-[.B$2]" office:value-type="float" office:value="21.2274885177612" calcext:value-type="float">
            <text:p>21.2274885178</text:p>
          </table:table-cell>
          <table:table-cell table:formula="of:=[.C936]/([.D936]-[.D935])" office:value-type="float" office:value="964306.38904981" calcext:value-type="float">
            <text:p>964306.3890498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42770925.91637" calcext:value-type="float">
            <text:p>1442770925.91637</text:p>
          </table:table-cell>
          <table:table-cell office:value-type="float" office:value="8096" calcext:value-type="float">
            <text:p>8096</text:p>
          </table:table-cell>
          <table:table-cell table:formula="of:=[.B937]-[.B$2]" office:value-type="float" office:value="21.2359616756439" calcext:value-type="float">
            <text:p>21.2359616756</text:p>
          </table:table-cell>
          <table:table-cell table:formula="of:=[.C937]/([.D937]-[.D936])" office:value-type="float" office:value="955487.919862686" calcext:value-type="float">
            <text:p>955487.91986268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42770925.92477" calcext:value-type="float">
            <text:p>1442770925.92477</text:p>
          </table:table-cell>
          <table:table-cell office:value-type="float" office:value="8096" calcext:value-type="float">
            <text:p>8096</text:p>
          </table:table-cell>
          <table:table-cell table:formula="of:=[.B938]-[.B$2]" office:value-type="float" office:value="21.2443699836731" calcext:value-type="float">
            <text:p>21.2443699837</text:p>
          </table:table-cell>
          <table:table-cell table:formula="of:=[.C938]/([.D938]-[.D937])" office:value-type="float" office:value="962857.208835455" calcext:value-type="float">
            <text:p>962857.20883545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42770925.9332" calcext:value-type="float">
            <text:p>1442770925.9332</text:p>
          </table:table-cell>
          <table:table-cell office:value-type="float" office:value="8096" calcext:value-type="float">
            <text:p>8096</text:p>
          </table:table-cell>
          <table:table-cell table:formula="of:=[.B939]-[.B$2]" office:value-type="float" office:value="21.2527959346771" calcext:value-type="float">
            <text:p>21.2527959347</text:p>
          </table:table-cell>
          <table:table-cell table:formula="of:=[.C939]/([.D939]-[.D938])" office:value-type="float" office:value="960841.096290427" calcext:value-type="float">
            <text:p>960841.09629042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42770925.94163" calcext:value-type="float">
            <text:p>1442770925.94163</text:p>
          </table:table-cell>
          <table:table-cell office:value-type="float" office:value="8096" calcext:value-type="float">
            <text:p>8096</text:p>
          </table:table-cell>
          <table:table-cell table:formula="of:=[.B940]-[.B$2]" office:value-type="float" office:value="21.2612223625183" calcext:value-type="float">
            <text:p>21.2612223625</text:p>
          </table:table-cell>
          <table:table-cell table:formula="of:=[.C940]/([.D940]-[.D939])" office:value-type="float" office:value="960786.723934018" calcext:value-type="float">
            <text:p>960786.72393401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42770925.95011" calcext:value-type="float">
            <text:p>1442770925.95011</text:p>
          </table:table-cell>
          <table:table-cell office:value-type="float" office:value="8096" calcext:value-type="float">
            <text:p>8096</text:p>
          </table:table-cell>
          <table:table-cell table:formula="of:=[.B941]-[.B$2]" office:value-type="float" office:value="21.2697021961212" calcext:value-type="float">
            <text:p>21.2697021961</text:p>
          </table:table-cell>
          <table:table-cell table:formula="of:=[.C941]/([.D941]-[.D940])" office:value-type="float" office:value="954735.715241657" calcext:value-type="float">
            <text:p>954735.71524165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42770925.95853" calcext:value-type="float">
            <text:p>1442770925.95853</text:p>
          </table:table-cell>
          <table:table-cell office:value-type="float" office:value="8096" calcext:value-type="float">
            <text:p>8096</text:p>
          </table:table-cell>
          <table:table-cell table:formula="of:=[.B942]-[.B$2]" office:value-type="float" office:value="21.2781255245209" calcext:value-type="float">
            <text:p>21.2781255245</text:p>
          </table:table-cell>
          <table:table-cell table:formula="of:=[.C942]/([.D942]-[.D941])" office:value-type="float" office:value="961140.25428814" calcext:value-type="float">
            <text:p>961140.2542881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42770925.96694" calcext:value-type="float">
            <text:p>1442770925.96694</text:p>
          </table:table-cell>
          <table:table-cell office:value-type="float" office:value="8096" calcext:value-type="float">
            <text:p>8096</text:p>
          </table:table-cell>
          <table:table-cell table:formula="of:=[.B943]-[.B$2]" office:value-type="float" office:value="21.2865326404572" calcext:value-type="float">
            <text:p>21.2865326405</text:p>
          </table:table-cell>
          <table:table-cell table:formula="of:=[.C943]/([.D943]-[.D942])" office:value-type="float" office:value="962993.737848108" calcext:value-type="float">
            <text:p>962993.73784810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42770925.97539" calcext:value-type="float">
            <text:p>1442770925.97539</text:p>
          </table:table-cell>
          <table:table-cell office:value-type="float" office:value="8096" calcext:value-type="float">
            <text:p>8096</text:p>
          </table:table-cell>
          <table:table-cell table:formula="of:=[.B944]-[.B$2]" office:value-type="float" office:value="21.2949802875519" calcext:value-type="float">
            <text:p>21.2949802876</text:p>
          </table:table-cell>
          <table:table-cell table:formula="of:=[.C944]/([.D944]-[.D943])" office:value-type="float" office:value="958373.368254685" calcext:value-type="float">
            <text:p>958373.36825468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42770925.98384" calcext:value-type="float">
            <text:p>1442770925.98384</text:p>
          </table:table-cell>
          <table:table-cell office:value-type="float" office:value="8096" calcext:value-type="float">
            <text:p>8096</text:p>
          </table:table-cell>
          <table:table-cell table:formula="of:=[.B945]-[.B$2]" office:value-type="float" office:value="21.3034307956696" calcext:value-type="float">
            <text:p>21.3034307957</text:p>
          </table:table-cell>
          <table:table-cell table:formula="of:=[.C945]/([.D945]-[.D944])" office:value-type="float" office:value="958048.899221307" calcext:value-type="float">
            <text:p>958048.89922130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42770925.99226" calcext:value-type="float">
            <text:p>1442770925.99226</text:p>
          </table:table-cell>
          <table:table-cell office:value-type="float" office:value="8096" calcext:value-type="float">
            <text:p>8096</text:p>
          </table:table-cell>
          <table:table-cell table:formula="of:=[.B946]-[.B$2]" office:value-type="float" office:value="21.3118572235107" calcext:value-type="float">
            <text:p>21.3118572235</text:p>
          </table:table-cell>
          <table:table-cell table:formula="of:=[.C946]/([.D946]-[.D945])" office:value-type="float" office:value="960786.723934018" calcext:value-type="float">
            <text:p>960786.72393401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42770926.00126" calcext:value-type="float">
            <text:p>1442770926.00126</text:p>
          </table:table-cell>
          <table:table-cell office:value-type="float" office:value="8096" calcext:value-type="float">
            <text:p>8096</text:p>
          </table:table-cell>
          <table:table-cell table:formula="of:=[.B947]-[.B$2]" office:value-type="float" office:value="21.3208565711975" calcext:value-type="float">
            <text:p>21.3208565712</text:p>
          </table:table-cell>
          <table:table-cell table:formula="of:=[.C947]/([.D947]-[.D946])" office:value-type="float" office:value="899620.759391724" calcext:value-type="float">
            <text:p>899620.75939172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42770926.00973" calcext:value-type="float">
            <text:p>1442770926.00973</text:p>
          </table:table-cell>
          <table:table-cell office:value-type="float" office:value="8096" calcext:value-type="float">
            <text:p>8096</text:p>
          </table:table-cell>
          <table:table-cell table:formula="of:=[.B948]-[.B$2]" office:value-type="float" office:value="21.3293278217316" calcext:value-type="float">
            <text:p>21.3293278217</text:p>
          </table:table-cell>
          <table:table-cell table:formula="of:=[.C948]/([.D948]-[.D947])" office:value-type="float" office:value="955703.053221131" calcext:value-type="float">
            <text:p>955703.05322113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42770926.01818" calcext:value-type="float">
            <text:p>1442770926.01818</text:p>
          </table:table-cell>
          <table:table-cell office:value-type="float" office:value="8096" calcext:value-type="float">
            <text:p>8096</text:p>
          </table:table-cell>
          <table:table-cell table:formula="of:=[.B949]-[.B$2]" office:value-type="float" office:value="21.3377771377563" calcext:value-type="float">
            <text:p>21.3377771378</text:p>
          </table:table-cell>
          <table:table-cell table:formula="of:=[.C949]/([.D949]-[.D948])" office:value-type="float" office:value="958184.067947741" calcext:value-type="float">
            <text:p>958184.06794774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42770926.02663" calcext:value-type="float">
            <text:p>1442770926.02663</text:p>
          </table:table-cell>
          <table:table-cell office:value-type="float" office:value="8096" calcext:value-type="float">
            <text:p>8096</text:p>
          </table:table-cell>
          <table:table-cell table:formula="of:=[.B950]-[.B$2]" office:value-type="float" office:value="21.346223115921" calcext:value-type="float">
            <text:p>21.3462231159</text:p>
          </table:table-cell>
          <table:table-cell table:formula="of:=[.C950]/([.D950]-[.D949])" office:value-type="float" office:value="958562.743373324" calcext:value-type="float">
            <text:p>958562.74337332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42770926.03508" calcext:value-type="float">
            <text:p>1442770926.03508</text:p>
          </table:table-cell>
          <table:table-cell office:value-type="float" office:value="8096" calcext:value-type="float">
            <text:p>8096</text:p>
          </table:table-cell>
          <table:table-cell table:formula="of:=[.B951]-[.B$2]" office:value-type="float" office:value="21.3546733856201" calcext:value-type="float">
            <text:p>21.3546733856</text:p>
          </table:table-cell>
          <table:table-cell table:formula="of:=[.C951]/([.D951]-[.D950])" office:value-type="float" office:value="958075.929915639" calcext:value-type="float">
            <text:p>958075.92991563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42770926.0435" calcext:value-type="float">
            <text:p>1442770926.0435</text:p>
          </table:table-cell>
          <table:table-cell office:value-type="float" office:value="8096" calcext:value-type="float">
            <text:p>8096</text:p>
          </table:table-cell>
          <table:table-cell table:formula="of:=[.B952]-[.B$2]" office:value-type="float" office:value="21.3630967140198" calcext:value-type="float">
            <text:p>21.363096714</text:p>
          </table:table-cell>
          <table:table-cell table:formula="of:=[.C952]/([.D952]-[.D951])" office:value-type="float" office:value="961140.25428814" calcext:value-type="float">
            <text:p>961140.2542881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42770926.0519" calcext:value-type="float">
            <text:p>1442770926.0519</text:p>
          </table:table-cell>
          <table:table-cell office:value-type="float" office:value="8096" calcext:value-type="float">
            <text:p>8096</text:p>
          </table:table-cell>
          <table:table-cell table:formula="of:=[.B953]-[.B$2]" office:value-type="float" office:value="21.3714933395386" calcext:value-type="float">
            <text:p>21.3714933395</text:p>
          </table:table-cell>
          <table:table-cell table:formula="of:=[.C953]/([.D953]-[.D952])" office:value-type="float" office:value="964196.864785053" calcext:value-type="float">
            <text:p>964196.86478505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42770926.06034" calcext:value-type="float">
            <text:p>1442770926.06034</text:p>
          </table:table-cell>
          <table:table-cell office:value-type="float" office:value="8096" calcext:value-type="float">
            <text:p>8096</text:p>
          </table:table-cell>
          <table:table-cell table:formula="of:=[.B954]-[.B$2]" office:value-type="float" office:value="21.3799390792847" calcext:value-type="float">
            <text:p>21.3799390793</text:p>
          </table:table-cell>
          <table:table-cell table:formula="of:=[.C954]/([.D954]-[.D953])" office:value-type="float" office:value="958589.803071364" calcext:value-type="float">
            <text:p>958589.80307136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42770926.06877" calcext:value-type="float">
            <text:p>1442770926.06877</text:p>
          </table:table-cell>
          <table:table-cell office:value-type="float" office:value="8096" calcext:value-type="float">
            <text:p>8096</text:p>
          </table:table-cell>
          <table:table-cell table:formula="of:=[.B955]-[.B$2]" office:value-type="float" office:value="21.3883674144745" calcext:value-type="float">
            <text:p>21.3883674145</text:p>
          </table:table-cell>
          <table:table-cell table:formula="of:=[.C955]/([.D955]-[.D954])" office:value-type="float" office:value="960569.29603123" calcext:value-type="float">
            <text:p>960569.2960312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42770926.07721" calcext:value-type="float">
            <text:p>1442770926.07721</text:p>
          </table:table-cell>
          <table:table-cell office:value-type="float" office:value="8096" calcext:value-type="float">
            <text:p>8096</text:p>
          </table:table-cell>
          <table:table-cell table:formula="of:=[.B956]-[.B$2]" office:value-type="float" office:value="21.3968026638031" calcext:value-type="float">
            <text:p>21.3968026638</text:p>
          </table:table-cell>
          <table:table-cell table:formula="of:=[.C956]/([.D956]-[.D955])" office:value-type="float" office:value="959781.944149237" calcext:value-type="float">
            <text:p>959781.94414923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42770926.08562" calcext:value-type="float">
            <text:p>1442770926.08562</text:p>
          </table:table-cell>
          <table:table-cell office:value-type="float" office:value="8096" calcext:value-type="float">
            <text:p>8096</text:p>
          </table:table-cell>
          <table:table-cell table:formula="of:=[.B957]-[.B$2]" office:value-type="float" office:value="21.4052157402039" calcext:value-type="float">
            <text:p>21.4052157402</text:p>
          </table:table-cell>
          <table:table-cell table:formula="of:=[.C957]/([.D957]-[.D956])" office:value-type="float" office:value="962311.479695072" calcext:value-type="float">
            <text:p>962311.47969507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42770926.09408" calcext:value-type="float">
            <text:p>1442770926.09408</text:p>
          </table:table-cell>
          <table:table-cell office:value-type="float" office:value="8096" calcext:value-type="float">
            <text:p>8096</text:p>
          </table:table-cell>
          <table:table-cell table:formula="of:=[.B958]-[.B$2]" office:value-type="float" office:value="21.4136734008789" calcext:value-type="float">
            <text:p>21.4136734009</text:p>
          </table:table-cell>
          <table:table-cell table:formula="of:=[.C958]/([.D958]-[.D957])" office:value-type="float" office:value="957238.687038394" calcext:value-type="float">
            <text:p>957238.68703839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42770926.10254" calcext:value-type="float">
            <text:p>1442770926.10254</text:p>
          </table:table-cell>
          <table:table-cell office:value-type="float" office:value="8096" calcext:value-type="float">
            <text:p>8096</text:p>
          </table:table-cell>
          <table:table-cell table:formula="of:=[.B959]-[.B$2]" office:value-type="float" office:value="21.4221320152283" calcext:value-type="float">
            <text:p>21.4221320152</text:p>
          </table:table-cell>
          <table:table-cell table:formula="of:=[.C959]/([.D959]-[.D958])" office:value-type="float" office:value="957130.762275213" calcext:value-type="float">
            <text:p>957130.76227521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42770926.11097" calcext:value-type="float">
            <text:p>1442770926.11097</text:p>
          </table:table-cell>
          <table:table-cell office:value-type="float" office:value="8096" calcext:value-type="float">
            <text:p>8096</text:p>
          </table:table-cell>
          <table:table-cell table:formula="of:=[.B960]-[.B$2]" office:value-type="float" office:value="21.4305605888367" calcext:value-type="float">
            <text:p>21.4305605888</text:p>
          </table:table-cell>
          <table:table-cell table:formula="of:=[.C960]/([.D960]-[.D959])" office:value-type="float" office:value="960542.124462548" calcext:value-type="float">
            <text:p>960542.12446254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42770926.1194" calcext:value-type="float">
            <text:p>1442770926.1194</text:p>
          </table:table-cell>
          <table:table-cell office:value-type="float" office:value="8096" calcext:value-type="float">
            <text:p>8096</text:p>
          </table:table-cell>
          <table:table-cell table:formula="of:=[.B961]-[.B$2]" office:value-type="float" office:value="21.4389905929565" calcext:value-type="float">
            <text:p>21.438990593</text:p>
          </table:table-cell>
          <table:table-cell table:formula="of:=[.C961]/([.D961]-[.D960])" office:value-type="float" office:value="960379.127326206" calcext:value-type="float">
            <text:p>960379.12732620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42770926.12783" calcext:value-type="float">
            <text:p>1442770926.12783</text:p>
          </table:table-cell>
          <table:table-cell office:value-type="float" office:value="8096" calcext:value-type="float">
            <text:p>8096</text:p>
          </table:table-cell>
          <table:table-cell table:formula="of:=[.B962]-[.B$2]" office:value-type="float" office:value="21.4474220275879" calcext:value-type="float">
            <text:p>21.4474220276</text:p>
          </table:table-cell>
          <table:table-cell table:formula="of:=[.C962]/([.D962]-[.D961])" office:value-type="float" office:value="960216.185499378" calcext:value-type="float">
            <text:p>960216.18549937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42770926.13625" calcext:value-type="float">
            <text:p>1442770926.13625</text:p>
          </table:table-cell>
          <table:table-cell office:value-type="float" office:value="8096" calcext:value-type="float">
            <text:p>8096</text:p>
          </table:table-cell>
          <table:table-cell table:formula="of:=[.B963]-[.B$2]" office:value-type="float" office:value="21.4558444023132" calcext:value-type="float">
            <text:p>21.4558444023</text:p>
          </table:table-cell>
          <table:table-cell table:formula="of:=[.C963]/([.D963]-[.D962])" office:value-type="float" office:value="961249.085206364" calcext:value-type="float">
            <text:p>961249.08520636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42770926.14466" calcext:value-type="float">
            <text:p>1442770926.14466</text:p>
          </table:table-cell>
          <table:table-cell office:value-type="float" office:value="8096" calcext:value-type="float">
            <text:p>8096</text:p>
          </table:table-cell>
          <table:table-cell table:formula="of:=[.B964]-[.B$2]" office:value-type="float" office:value="21.4642517566681" calcext:value-type="float">
            <text:p>21.4642517567</text:p>
          </table:table-cell>
          <table:table-cell table:formula="of:=[.C964]/([.D964]-[.D963])" office:value-type="float" office:value="962966.428948189" calcext:value-type="float">
            <text:p>962966.42894818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42770926.15305" calcext:value-type="float">
            <text:p>1442770926.15305</text:p>
          </table:table-cell>
          <table:table-cell office:value-type="float" office:value="8096" calcext:value-type="float">
            <text:p>8096</text:p>
          </table:table-cell>
          <table:table-cell table:formula="of:=[.B965]-[.B$2]" office:value-type="float" office:value="21.4726495742798" calcext:value-type="float">
            <text:p>21.4726495743</text:p>
          </table:table-cell>
          <table:table-cell table:formula="of:=[.C965]/([.D965]-[.D964])" office:value-type="float" office:value="964059.994435454" calcext:value-type="float">
            <text:p>964059.99443545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42770926.16153" calcext:value-type="float">
            <text:p>1442770926.16153</text:p>
          </table:table-cell>
          <table:table-cell office:value-type="float" office:value="8096" calcext:value-type="float">
            <text:p>8096</text:p>
          </table:table-cell>
          <table:table-cell table:formula="of:=[.B966]-[.B$2]" office:value-type="float" office:value="21.4811267852783" calcext:value-type="float">
            <text:p>21.4811267853</text:p>
          </table:table-cell>
          <table:table-cell table:formula="of:=[.C966]/([.D966]-[.D965])" office:value-type="float" office:value="955031.082911464" calcext:value-type="float">
            <text:p>955031.08291146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42770926.16999" calcext:value-type="float">
            <text:p>1442770926.16999</text:p>
          </table:table-cell>
          <table:table-cell office:value-type="float" office:value="8096" calcext:value-type="float">
            <text:p>8096</text:p>
          </table:table-cell>
          <table:table-cell table:formula="of:=[.B967]-[.B$2]" office:value-type="float" office:value="21.4895811080933" calcext:value-type="float">
            <text:p>21.4895811081</text:p>
          </table:table-cell>
          <table:table-cell table:formula="of:=[.C967]/([.D967]-[.D966])" office:value-type="float" office:value="957616.615454033" calcext:value-type="float">
            <text:p>957616.61545403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42770926.17843" calcext:value-type="float">
            <text:p>1442770926.17843</text:p>
          </table:table-cell>
          <table:table-cell office:value-type="float" office:value="8096" calcext:value-type="float">
            <text:p>8096</text:p>
          </table:table-cell>
          <table:table-cell table:formula="of:=[.B968]-[.B$2]" office:value-type="float" office:value="21.4980244636536" calcext:value-type="float">
            <text:p>21.4980244637</text:p>
          </table:table-cell>
          <table:table-cell table:formula="of:=[.C968]/([.D968]-[.D967])" office:value-type="float" office:value="958860.484102332" calcext:value-type="float">
            <text:p>958860.48410233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42770926.18681" calcext:value-type="float">
            <text:p>1442770926.18681</text:p>
          </table:table-cell>
          <table:table-cell office:value-type="float" office:value="8096" calcext:value-type="float">
            <text:p>8096</text:p>
          </table:table-cell>
          <table:table-cell table:formula="of:=[.B969]-[.B$2]" office:value-type="float" office:value="21.506409406662" calcext:value-type="float">
            <text:p>21.5064094067</text:p>
          </table:table-cell>
          <table:table-cell table:formula="of:=[.C969]/([.D969]-[.D968])" office:value-type="float" office:value="965540.253746197" calcext:value-type="float">
            <text:p>965540.25374619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42770926.19517" calcext:value-type="float">
            <text:p>1442770926.19517</text:p>
          </table:table-cell>
          <table:table-cell office:value-type="float" office:value="8096" calcext:value-type="float">
            <text:p>8096</text:p>
          </table:table-cell>
          <table:table-cell table:formula="of:=[.B970]-[.B$2]" office:value-type="float" office:value="21.5147624015808" calcext:value-type="float">
            <text:p>21.5147624016</text:p>
          </table:table-cell>
          <table:table-cell table:formula="of:=[.C970]/([.D970]-[.D969])" office:value-type="float" office:value="969233.200627943" calcext:value-type="float">
            <text:p>969233.20062794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42770926.20357" calcext:value-type="float">
            <text:p>1442770926.20357</text:p>
          </table:table-cell>
          <table:table-cell office:value-type="float" office:value="8096" calcext:value-type="float">
            <text:p>8096</text:p>
          </table:table-cell>
          <table:table-cell table:formula="of:=[.B971]-[.B$2]" office:value-type="float" office:value="21.5231671333313" calcext:value-type="float">
            <text:p>21.5231671333</text:p>
          </table:table-cell>
          <table:table-cell table:formula="of:=[.C971]/([.D971]-[.D970])" office:value-type="float" office:value="963266.912061727" calcext:value-type="float">
            <text:p>963266.91206172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42770926.21197" calcext:value-type="float">
            <text:p>1442770926.21197</text:p>
          </table:table-cell>
          <table:table-cell office:value-type="float" office:value="8096" calcext:value-type="float">
            <text:p>8096</text:p>
          </table:table-cell>
          <table:table-cell table:formula="of:=[.B972]-[.B$2]" office:value-type="float" office:value="21.5315630435944" calcext:value-type="float">
            <text:p>21.5315630436</text:p>
          </table:table-cell>
          <table:table-cell table:formula="of:=[.C972]/([.D972]-[.D971])" office:value-type="float" office:value="964279.005651001" calcext:value-type="float">
            <text:p>964279.00565100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42770926.22042" calcext:value-type="float">
            <text:p>1442770926.22042</text:p>
          </table:table-cell>
          <table:table-cell office:value-type="float" office:value="8096" calcext:value-type="float">
            <text:p>8096</text:p>
          </table:table-cell>
          <table:table-cell table:formula="of:=[.B973]-[.B$2]" office:value-type="float" office:value="21.5400111675262" calcext:value-type="float">
            <text:p>21.5400111675</text:p>
          </table:table-cell>
          <table:table-cell table:formula="of:=[.C973]/([.D973]-[.D972])" office:value-type="float" office:value="958319.274820794" calcext:value-type="float">
            <text:p>958319.27482079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42770926.22882" calcext:value-type="float">
            <text:p>1442770926.22882</text:p>
          </table:table-cell>
          <table:table-cell office:value-type="float" office:value="8096" calcext:value-type="float">
            <text:p>8096</text:p>
          </table:table-cell>
          <table:table-cell table:formula="of:=[.B974]-[.B$2]" office:value-type="float" office:value="21.5484156608582" calcext:value-type="float">
            <text:p>21.5484156609</text:p>
          </table:table-cell>
          <table:table-cell table:formula="of:=[.C974]/([.D974]-[.D973])" office:value-type="float" office:value="963294.238007432" calcext:value-type="float">
            <text:p>963294.23800743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42770926.23722" calcext:value-type="float">
            <text:p>1442770926.23722</text:p>
          </table:table-cell>
          <table:table-cell office:value-type="float" office:value="8096" calcext:value-type="float">
            <text:p>8096</text:p>
          </table:table-cell>
          <table:table-cell table:formula="of:=[.B975]-[.B$2]" office:value-type="float" office:value="21.5568103790283" calcext:value-type="float">
            <text:p>21.556810379</text:p>
          </table:table-cell>
          <table:table-cell table:formula="of:=[.C975]/([.D975]-[.D974])" office:value-type="float" office:value="964415.938199375" calcext:value-type="float">
            <text:p>964415.93819937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42770926.24561" calcext:value-type="float">
            <text:p>1442770926.24561</text:p>
          </table:table-cell>
          <table:table-cell office:value-type="float" office:value="8096" calcext:value-type="float">
            <text:p>8096</text:p>
          </table:table-cell>
          <table:table-cell table:formula="of:=[.B976]-[.B$2]" office:value-type="float" office:value="21.56520652771" calcext:value-type="float">
            <text:p>21.5652065277</text:p>
          </table:table-cell>
          <table:table-cell table:formula="of:=[.C976]/([.D976]-[.D975])" office:value-type="float" office:value="964251.62380736" calcext:value-type="float">
            <text:p>964251.6238073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42770926.254" calcext:value-type="float">
            <text:p>1442770926.254</text:p>
          </table:table-cell>
          <table:table-cell office:value-type="float" office:value="8096" calcext:value-type="float">
            <text:p>8096</text:p>
          </table:table-cell>
          <table:table-cell table:formula="of:=[.B977]-[.B$2]" office:value-type="float" office:value="21.5735905170441" calcext:value-type="float">
            <text:p>21.573590517</text:p>
          </table:table-cell>
          <table:table-cell table:formula="of:=[.C977]/([.D977]-[.D976])" office:value-type="float" office:value="965650.083435234" calcext:value-type="float">
            <text:p>965650.08343523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42770926.26243" calcext:value-type="float">
            <text:p>1442770926.26243</text:p>
          </table:table-cell>
          <table:table-cell office:value-type="float" office:value="8096" calcext:value-type="float">
            <text:p>8096</text:p>
          </table:table-cell>
          <table:table-cell table:formula="of:=[.B978]-[.B$2]" office:value-type="float" office:value="21.5820212364197" calcext:value-type="float">
            <text:p>21.5820212364</text:p>
          </table:table-cell>
          <table:table-cell table:formula="of:=[.C978]/([.D978]-[.D977])" office:value-type="float" office:value="960297.649500863" calcext:value-type="float">
            <text:p>960297.64950086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42770926.27082" calcext:value-type="float">
            <text:p>1442770926.27082</text:p>
          </table:table-cell>
          <table:table-cell office:value-type="float" office:value="8096" calcext:value-type="float">
            <text:p>8096</text:p>
          </table:table-cell>
          <table:table-cell table:formula="of:=[.B979]-[.B$2]" office:value-type="float" office:value="21.5904133319855" calcext:value-type="float">
            <text:p>21.590413332</text:p>
          </table:table-cell>
          <table:table-cell table:formula="of:=[.C979]/([.D979]-[.D978])" office:value-type="float" office:value="964717.326742237" calcext:value-type="float">
            <text:p>964717.32674223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42770926.27922" calcext:value-type="float">
            <text:p>1442770926.27922</text:p>
          </table:table-cell>
          <table:table-cell office:value-type="float" office:value="8096" calcext:value-type="float">
            <text:p>8096</text:p>
          </table:table-cell>
          <table:table-cell table:formula="of:=[.B980]-[.B$2]" office:value-type="float" office:value="21.5988168716431" calcext:value-type="float">
            <text:p>21.5988168716</text:p>
          </table:table-cell>
          <table:table-cell table:formula="of:=[.C980]/([.D980]-[.D979])" office:value-type="float" office:value="963403.557295657" calcext:value-type="float">
            <text:p>963403.55729565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42770926.28765" calcext:value-type="float">
            <text:p>1442770926.28765</text:p>
          </table:table-cell>
          <table:table-cell office:value-type="float" office:value="8096" calcext:value-type="float">
            <text:p>8096</text:p>
          </table:table-cell>
          <table:table-cell table:formula="of:=[.B981]-[.B$2]" office:value-type="float" office:value="21.6072428226471" calcext:value-type="float">
            <text:p>21.6072428226</text:p>
          </table:table-cell>
          <table:table-cell table:formula="of:=[.C981]/([.D981]-[.D980])" office:value-type="float" office:value="960841.096290427" calcext:value-type="float">
            <text:p>960841.09629042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42770926.29612" calcext:value-type="float">
            <text:p>1442770926.29612</text:p>
          </table:table-cell>
          <table:table-cell office:value-type="float" office:value="8096" calcext:value-type="float">
            <text:p>8096</text:p>
          </table:table-cell>
          <table:table-cell table:formula="of:=[.B982]-[.B$2]" office:value-type="float" office:value="21.6157166957855" calcext:value-type="float">
            <text:p>21.6157166958</text:p>
          </table:table-cell>
          <table:table-cell table:formula="of:=[.C982]/([.D982]-[.D981])" office:value-type="float" office:value="955407.26982162" calcext:value-type="float">
            <text:p>955407.2698216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42770926.30467" calcext:value-type="float">
            <text:p>1442770926.30467</text:p>
          </table:table-cell>
          <table:table-cell office:value-type="float" office:value="8096" calcext:value-type="float">
            <text:p>8096</text:p>
          </table:table-cell>
          <table:table-cell table:formula="of:=[.B983]-[.B$2]" office:value-type="float" office:value="21.6242687702179" calcext:value-type="float">
            <text:p>21.6242687702</text:p>
          </table:table-cell>
          <table:table-cell table:formula="of:=[.C983]/([.D983]-[.D982])" office:value-type="float" office:value="946670.900027879" calcext:value-type="float">
            <text:p>946670.90002787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42770926.31309" calcext:value-type="float">
            <text:p>1442770926.31309</text:p>
          </table:table-cell>
          <table:table-cell office:value-type="float" office:value="8096" calcext:value-type="float">
            <text:p>8096</text:p>
          </table:table-cell>
          <table:table-cell table:formula="of:=[.B984]-[.B$2]" office:value-type="float" office:value="21.6326858997345" calcext:value-type="float">
            <text:p>21.6326858997</text:p>
          </table:table-cell>
          <table:table-cell table:formula="of:=[.C984]/([.D984]-[.D983])" office:value-type="float" office:value="961848.096079764" calcext:value-type="float">
            <text:p>961848.09607976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42770926.32151" calcext:value-type="float">
            <text:p>1442770926.32151</text:p>
          </table:table-cell>
          <table:table-cell office:value-type="float" office:value="8096" calcext:value-type="float">
            <text:p>8096</text:p>
          </table:table-cell>
          <table:table-cell table:formula="of:=[.B985]-[.B$2]" office:value-type="float" office:value="21.6411044597626" calcext:value-type="float">
            <text:p>21.6411044598</text:p>
          </table:table-cell>
          <table:table-cell table:formula="of:=[.C985]/([.D985]-[.D984])" office:value-type="float" office:value="961684.655451713" calcext:value-type="float">
            <text:p>961684.65545171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42770926.32994" calcext:value-type="float">
            <text:p>1442770926.32994</text:p>
          </table:table-cell>
          <table:table-cell office:value-type="float" office:value="8096" calcext:value-type="float">
            <text:p>8096</text:p>
          </table:table-cell>
          <table:table-cell table:formula="of:=[.B986]-[.B$2]" office:value-type="float" office:value="21.6495366096497" calcext:value-type="float">
            <text:p>21.6495366096</text:p>
          </table:table-cell>
          <table:table-cell table:formula="of:=[.C986]/([.D986]-[.D985])" office:value-type="float" office:value="960134.735318235" calcext:value-type="float">
            <text:p>960134.73531823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42770926.33842" calcext:value-type="float">
            <text:p>1442770926.33842</text:p>
          </table:table-cell>
          <table:table-cell office:value-type="float" office:value="8096" calcext:value-type="float">
            <text:p>8096</text:p>
          </table:table-cell>
          <table:table-cell table:formula="of:=[.B987]-[.B$2]" office:value-type="float" office:value="21.6580140590668" calcext:value-type="float">
            <text:p>21.6580140591</text:p>
          </table:table-cell>
          <table:table-cell table:formula="of:=[.C987]/([.D987]-[.D986])" office:value-type="float" office:value="955004.22375341" calcext:value-type="float">
            <text:p>955004.2237534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42770926.34684" calcext:value-type="float">
            <text:p>1442770926.34684</text:p>
          </table:table-cell>
          <table:table-cell office:value-type="float" office:value="8096" calcext:value-type="float">
            <text:p>8096</text:p>
          </table:table-cell>
          <table:table-cell table:formula="of:=[.B988]-[.B$2]" office:value-type="float" office:value="21.6664335727692" calcext:value-type="float">
            <text:p>21.6664335728</text:p>
          </table:table-cell>
          <table:table-cell table:formula="of:=[.C988]/([.D988]-[.D987])" office:value-type="float" office:value="961575.72588775" calcext:value-type="float">
            <text:p>961575.7258877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42770926.35528" calcext:value-type="float">
            <text:p>1442770926.35528</text:p>
          </table:table-cell>
          <table:table-cell office:value-type="float" office:value="8096" calcext:value-type="float">
            <text:p>8096</text:p>
          </table:table-cell>
          <table:table-cell table:formula="of:=[.B989]-[.B$2]" office:value-type="float" office:value="21.6748766899109" calcext:value-type="float">
            <text:p>21.6748766899</text:p>
          </table:table-cell>
          <table:table-cell table:formula="of:=[.C989]/([.D989]-[.D988])" office:value-type="float" office:value="958887.560613334" calcext:value-type="float">
            <text:p>958887.56061333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42770926.36373" calcext:value-type="float">
            <text:p>1442770926.36373</text:p>
          </table:table-cell>
          <table:table-cell office:value-type="float" office:value="8096" calcext:value-type="float">
            <text:p>8096</text:p>
          </table:table-cell>
          <table:table-cell table:formula="of:=[.B990]-[.B$2]" office:value-type="float" office:value="21.6833209991455" calcext:value-type="float">
            <text:p>21.6833209991</text:p>
          </table:table-cell>
          <table:table-cell table:formula="of:=[.C990]/([.D990]-[.D989])" office:value-type="float" office:value="958752.193348015" calcext:value-type="float">
            <text:p>958752.19334801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42770926.37217" calcext:value-type="float">
            <text:p>1442770926.37217</text:p>
          </table:table-cell>
          <table:table-cell office:value-type="float" office:value="8096" calcext:value-type="float">
            <text:p>8096</text:p>
          </table:table-cell>
          <table:table-cell table:formula="of:=[.B991]-[.B$2]" office:value-type="float" office:value="21.6917650699615" calcext:value-type="float">
            <text:p>21.69176507</text:p>
          </table:table-cell>
          <table:table-cell table:formula="of:=[.C991]/([.D991]-[.D990])" office:value-type="float" office:value="958779.2637434" calcext:value-type="float">
            <text:p>958779.263743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42770926.38059" calcext:value-type="float">
            <text:p>1442770926.38059</text:p>
          </table:table-cell>
          <table:table-cell office:value-type="float" office:value="8096" calcext:value-type="float">
            <text:p>8096</text:p>
          </table:table-cell>
          <table:table-cell table:formula="of:=[.B992]-[.B$2]" office:value-type="float" office:value="21.7001845836639" calcext:value-type="float">
            <text:p>21.7001845837</text:p>
          </table:table-cell>
          <table:table-cell table:formula="of:=[.C992]/([.D992]-[.D991])" office:value-type="float" office:value="961575.72588775" calcext:value-type="float">
            <text:p>961575.7258877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42770926.38902" calcext:value-type="float">
            <text:p>1442770926.38902</text:p>
          </table:table-cell>
          <table:table-cell office:value-type="float" office:value="8096" calcext:value-type="float">
            <text:p>8096</text:p>
          </table:table-cell>
          <table:table-cell table:formula="of:=[.B993]-[.B$2]" office:value-type="float" office:value="21.7086164951324" calcext:value-type="float">
            <text:p>21.7086164951</text:p>
          </table:table-cell>
          <table:table-cell table:formula="of:=[.C993]/([.D993]-[.D992])" office:value-type="float" office:value="960161.883843239" calcext:value-type="float">
            <text:p>960161.88384323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42770926.3975" calcext:value-type="float">
            <text:p>1442770926.3975</text:p>
          </table:table-cell>
          <table:table-cell office:value-type="float" office:value="8096" calcext:value-type="float">
            <text:p>8096</text:p>
          </table:table-cell>
          <table:table-cell table:formula="of:=[.B994]-[.B$2]" office:value-type="float" office:value="21.7170910835266" calcext:value-type="float">
            <text:p>21.7170910835</text:p>
          </table:table-cell>
          <table:table-cell table:formula="of:=[.C994]/([.D994]-[.D993])" office:value-type="float" office:value="955326.633394289" calcext:value-type="float">
            <text:p>955326.63339428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42770926.40595" calcext:value-type="float">
            <text:p>1442770926.40595</text:p>
          </table:table-cell>
          <table:table-cell office:value-type="float" office:value="8096" calcext:value-type="float">
            <text:p>8096</text:p>
          </table:table-cell>
          <table:table-cell table:formula="of:=[.B995]-[.B$2]" office:value-type="float" office:value="21.7255413532257" calcext:value-type="float">
            <text:p>21.7255413532</text:p>
          </table:table-cell>
          <table:table-cell table:formula="of:=[.C995]/([.D995]-[.D994])" office:value-type="float" office:value="958075.929915639" calcext:value-type="float">
            <text:p>958075.92991563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42770926.41443" calcext:value-type="float">
            <text:p>1442770926.41443</text:p>
          </table:table-cell>
          <table:table-cell office:value-type="float" office:value="8096" calcext:value-type="float">
            <text:p>8096</text:p>
          </table:table-cell>
          <table:table-cell table:formula="of:=[.B996]-[.B$2]" office:value-type="float" office:value="21.7340252399445" calcext:value-type="float">
            <text:p>21.7340252399</text:p>
          </table:table-cell>
          <table:table-cell table:formula="of:=[.C996]/([.D996]-[.D995])" office:value-type="float" office:value="954279.597122302" calcext:value-type="float">
            <text:p>954279.59712230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42770926.42286" calcext:value-type="float">
            <text:p>1442770926.42286</text:p>
          </table:table-cell>
          <table:table-cell office:value-type="float" office:value="8096" calcext:value-type="float">
            <text:p>8096</text:p>
          </table:table-cell>
          <table:table-cell table:formula="of:=[.B997]-[.B$2]" office:value-type="float" office:value="21.7424573898315" calcext:value-type="float">
            <text:p>21.7424573898</text:p>
          </table:table-cell>
          <table:table-cell table:formula="of:=[.C997]/([.D997]-[.D996])" office:value-type="float" office:value="960134.735318235" calcext:value-type="float">
            <text:p>960134.73531823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42770926.43132" calcext:value-type="float">
            <text:p>1442770926.43132</text:p>
          </table:table-cell>
          <table:table-cell office:value-type="float" office:value="8096" calcext:value-type="float">
            <text:p>8096</text:p>
          </table:table-cell>
          <table:table-cell table:formula="of:=[.B998]-[.B$2]" office:value-type="float" office:value="21.7509162425995" calcext:value-type="float">
            <text:p>21.7509162426</text:p>
          </table:table-cell>
          <table:table-cell table:formula="of:=[.C998]/([.D998]-[.D997])" office:value-type="float" office:value="957103.784886835" calcext:value-type="float">
            <text:p>957103.78488683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42770926.44038" calcext:value-type="float">
            <text:p>1442770926.44038</text:p>
          </table:table-cell>
          <table:table-cell office:value-type="float" office:value="8096" calcext:value-type="float">
            <text:p>8096</text:p>
          </table:table-cell>
          <table:table-cell table:formula="of:=[.B999]-[.B$2]" office:value-type="float" office:value="21.7599782943726" calcext:value-type="float">
            <text:p>21.7599782944</text:p>
          </table:table-cell>
          <table:table-cell table:formula="of:=[.C999]/([.D999]-[.D998])" office:value-type="float" office:value="893395.911073693" calcext:value-type="float">
            <text:p>893395.91107369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42770926.4488" calcext:value-type="float">
            <text:p>1442770926.4488</text:p>
          </table:table-cell>
          <table:table-cell office:value-type="float" office:value="8096" calcext:value-type="float">
            <text:p>8096</text:p>
          </table:table-cell>
          <table:table-cell table:formula="of:=[.B1000]-[.B$2]" office:value-type="float" office:value="21.7683920860291" calcext:value-type="float">
            <text:p>21.768392086</text:p>
          </table:table-cell>
          <table:table-cell table:formula="of:=[.C1000]/([.D1000]-[.D999])" office:value-type="float" office:value="962229.673675262" calcext:value-type="float">
            <text:p>962229.67367526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42770926.45726" calcext:value-type="float">
            <text:p>1442770926.45726</text:p>
          </table:table-cell>
          <table:table-cell office:value-type="float" office:value="8096" calcext:value-type="float">
            <text:p>8096</text:p>
          </table:table-cell>
          <table:table-cell table:formula="of:=[.B1001]-[.B$2]" office:value-type="float" office:value="21.7768571376801" calcext:value-type="float">
            <text:p>21.7768571377</text:p>
          </table:table-cell>
          <table:table-cell table:formula="of:=[.C1001]/([.D1001]-[.D1000])" office:value-type="float" office:value="956402.906182228" calcext:value-type="float">
            <text:p>956402.9061822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42770926.46569" calcext:value-type="float">
            <text:p>1442770926.46569</text:p>
          </table:table-cell>
          <table:table-cell office:value-type="float" office:value="8096" calcext:value-type="float">
            <text:p>8096</text:p>
          </table:table-cell>
          <table:table-cell table:formula="of:=[.B1002]-[.B$2]" office:value-type="float" office:value="21.7852890491486" calcext:value-type="float">
            <text:p>21.7852890491</text:p>
          </table:table-cell>
          <table:table-cell table:formula="of:=[.C1002]/([.D1002]-[.D1001])" office:value-type="float" office:value="960161.883843239" calcext:value-type="float">
            <text:p>960161.883843239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42770926.47413" calcext:value-type="float">
            <text:p>1442770926.47413</text:p>
          </table:table-cell>
          <table:table-cell office:value-type="float" office:value="8096" calcext:value-type="float">
            <text:p>8096</text:p>
          </table:table-cell>
          <table:table-cell table:formula="of:=[.B1003]-[.B$2]" office:value-type="float" office:value="21.7937211990356" calcext:value-type="float">
            <text:p>21.793721199</text:p>
          </table:table-cell>
          <table:table-cell table:formula="of:=[.C1003]/([.D1003]-[.D1002])" office:value-type="float" office:value="960134.735318235" calcext:value-type="float">
            <text:p>960134.73531823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42770926.48255" calcext:value-type="float">
            <text:p>1442770926.48255</text:p>
          </table:table-cell>
          <table:table-cell office:value-type="float" office:value="8096" calcext:value-type="float">
            <text:p>8096</text:p>
          </table:table-cell>
          <table:table-cell table:formula="of:=[.B1004]-[.B$2]" office:value-type="float" office:value="21.802143573761" calcext:value-type="float">
            <text:p>21.8021435738</text:p>
          </table:table-cell>
          <table:table-cell table:formula="of:=[.C1004]/([.D1004]-[.D1003])" office:value-type="float" office:value="961249.085206364" calcext:value-type="float">
            <text:p>961249.08520636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42770926.49096" calcext:value-type="float">
            <text:p>1442770926.49096</text:p>
          </table:table-cell>
          <table:table-cell office:value-type="float" office:value="8096" calcext:value-type="float">
            <text:p>8096</text:p>
          </table:table-cell>
          <table:table-cell table:formula="of:=[.B1005]-[.B$2]" office:value-type="float" office:value="21.8105518817902" calcext:value-type="float">
            <text:p>21.8105518818</text:p>
          </table:table-cell>
          <table:table-cell table:formula="of:=[.C1005]/([.D1005]-[.D1004])" office:value-type="float" office:value="962857.208835455" calcext:value-type="float">
            <text:p>962857.20883545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42770926.49934" calcext:value-type="float">
            <text:p>1442770926.49934</text:p>
          </table:table-cell>
          <table:table-cell office:value-type="float" office:value="8096" calcext:value-type="float">
            <text:p>8096</text:p>
          </table:table-cell>
          <table:table-cell table:formula="of:=[.B1006]-[.B$2]" office:value-type="float" office:value="21.8189306259155" calcext:value-type="float">
            <text:p>21.8189306259</text:p>
          </table:table-cell>
          <table:table-cell table:formula="of:=[.C1006]/([.D1006]-[.D1005])" office:value-type="float" office:value="966254.593631733" calcext:value-type="float">
            <text:p>966254.59363173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42770926.50776" calcext:value-type="float">
            <text:p>1442770926.50776</text:p>
          </table:table-cell>
          <table:table-cell office:value-type="float" office:value="8096" calcext:value-type="float">
            <text:p>8096</text:p>
          </table:table-cell>
          <table:table-cell table:formula="of:=[.B1007]-[.B$2]" office:value-type="float" office:value="21.827358007431" calcext:value-type="float">
            <text:p>21.8273580074</text:p>
          </table:table-cell>
          <table:table-cell table:formula="of:=[.C1007]/([.D1007]-[.D1006])" office:value-type="float" office:value="960677.997680143" calcext:value-type="float">
            <text:p>960677.99768014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42770926.51618" calcext:value-type="float">
            <text:p>1442770926.51618</text:p>
          </table:table-cell>
          <table:table-cell office:value-type="float" office:value="8096" calcext:value-type="float">
            <text:p>8096</text:p>
          </table:table-cell>
          <table:table-cell table:formula="of:=[.B1008]-[.B$2]" office:value-type="float" office:value="21.8357706069946" calcext:value-type="float">
            <text:p>21.835770607</text:p>
          </table:table-cell>
          <table:table-cell table:formula="of:=[.C1008]/([.D1008]-[.D1007])" office:value-type="float" office:value="962366.024769732" calcext:value-type="float">
            <text:p>962366.02476973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42770926.52464" calcext:value-type="float">
            <text:p>1442770926.52464</text:p>
          </table:table-cell>
          <table:table-cell office:value-type="float" office:value="8096" calcext:value-type="float">
            <text:p>8096</text:p>
          </table:table-cell>
          <table:table-cell table:formula="of:=[.B1009]-[.B$2]" office:value-type="float" office:value="21.8442399501801" calcext:value-type="float">
            <text:p>21.8442399502</text:p>
          </table:table-cell>
          <table:table-cell table:formula="of:=[.C1009]/([.D1009]-[.D1008])" office:value-type="float" office:value="955918.28347831" calcext:value-type="float">
            <text:p>955918.2834783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42770926.5331" calcext:value-type="float">
            <text:p>1442770926.5331</text:p>
          </table:table-cell>
          <table:table-cell office:value-type="float" office:value="8096" calcext:value-type="float">
            <text:p>8096</text:p>
          </table:table-cell>
          <table:table-cell table:formula="of:=[.B1010]-[.B$2]" office:value-type="float" office:value="21.852694272995" calcext:value-type="float">
            <text:p>21.852694273</text:p>
          </table:table-cell>
          <table:table-cell table:formula="of:=[.C1010]/([.D1010]-[.D1009])" office:value-type="float" office:value="957616.615454033" calcext:value-type="float">
            <text:p>957616.61545403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442770926.54151" calcext:value-type="float">
            <text:p>1442770926.54151</text:p>
          </table:table-cell>
          <table:table-cell office:value-type="float" office:value="8096" calcext:value-type="float">
            <text:p>8096</text:p>
          </table:table-cell>
          <table:table-cell table:formula="of:=[.B1011]-[.B$2]" office:value-type="float" office:value="21.8611018657684" calcext:value-type="float">
            <text:p>21.8611018658</text:p>
          </table:table-cell>
          <table:table-cell table:formula="of:=[.C1011]/([.D1011]-[.D1010])" office:value-type="float" office:value="962939.121597096" calcext:value-type="float">
            <text:p>962939.12159709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42770926.5499" calcext:value-type="float">
            <text:p>1442770926.5499</text:p>
          </table:table-cell>
          <table:table-cell office:value-type="float" office:value="8096" calcext:value-type="float">
            <text:p>8096</text:p>
          </table:table-cell>
          <table:table-cell table:formula="of:=[.B1012]-[.B$2]" office:value-type="float" office:value="21.8694908618927" calcext:value-type="float">
            <text:p>21.8694908619</text:p>
          </table:table-cell>
          <table:table-cell table:formula="of:=[.C1012]/([.D1012]-[.D1011])" office:value-type="float" office:value="965073.756153015" calcext:value-type="float">
            <text:p>965073.75615301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42770926.5583" calcext:value-type="float">
            <text:p>1442770926.5583</text:p>
          </table:table-cell>
          <table:table-cell office:value-type="float" office:value="8096" calcext:value-type="float">
            <text:p>8096</text:p>
          </table:table-cell>
          <table:table-cell table:formula="of:=[.B1013]-[.B$2]" office:value-type="float" office:value="21.8778986930847" calcext:value-type="float">
            <text:p>21.8778986931</text:p>
          </table:table-cell>
          <table:table-cell table:formula="of:=[.C1013]/([.D1013]-[.D1012])" office:value-type="float" office:value="962911.815794697" calcext:value-type="float">
            <text:p>962911.81579469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42770926.56671" calcext:value-type="float">
            <text:p>1442770926.56671</text:p>
          </table:table-cell>
          <table:table-cell office:value-type="float" office:value="8096" calcext:value-type="float">
            <text:p>8096</text:p>
          </table:table-cell>
          <table:table-cell table:formula="of:=[.B1014]-[.B$2]" office:value-type="float" office:value="21.8863015174866" calcext:value-type="float">
            <text:p>21.8863015175</text:p>
          </table:table-cell>
          <table:table-cell table:formula="of:=[.C1014]/([.D1014]-[.D1013])" office:value-type="float" office:value="963485.563046192" calcext:value-type="float">
            <text:p>963485.56304619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42770926.57517" calcext:value-type="float">
            <text:p>1442770926.57517</text:p>
          </table:table-cell>
          <table:table-cell office:value-type="float" office:value="8096" calcext:value-type="float">
            <text:p>8096</text:p>
          </table:table-cell>
          <table:table-cell table:formula="of:=[.B1015]-[.B$2]" office:value-type="float" office:value="21.894761800766" calcext:value-type="float">
            <text:p>21.8947618008</text:p>
          </table:table-cell>
          <table:table-cell table:formula="of:=[.C1015]/([.D1015]-[.D1014])" office:value-type="float" office:value="956941.952486966" calcext:value-type="float">
            <text:p>956941.95248696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42770926.58354" calcext:value-type="float">
            <text:p>1442770926.58354</text:p>
          </table:table-cell>
          <table:table-cell office:value-type="float" office:value="8096" calcext:value-type="float">
            <text:p>8096</text:p>
          </table:table-cell>
          <table:table-cell table:formula="of:=[.B1016]-[.B$2]" office:value-type="float" office:value="21.9031314849853" calcext:value-type="float">
            <text:p>21.903131485</text:p>
          </table:table-cell>
          <table:table-cell table:formula="of:=[.C1016]/([.D1016]-[.D1015])" office:value-type="float" office:value="967300.532231876" calcext:value-type="float">
            <text:p>967300.53223187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42770926.59195" calcext:value-type="float">
            <text:p>1442770926.59195</text:p>
          </table:table-cell>
          <table:table-cell office:value-type="float" office:value="8096" calcext:value-type="float">
            <text:p>8096</text:p>
          </table:table-cell>
          <table:table-cell table:formula="of:=[.B1017]-[.B$2]" office:value-type="float" office:value="21.9115459918976" calcext:value-type="float">
            <text:p>21.9115459919</text:p>
          </table:table-cell>
          <table:table-cell table:formula="of:=[.C1017]/([.D1017]-[.D1016])" office:value-type="float" office:value="962147.881562916" calcext:value-type="float">
            <text:p>962147.88156291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42770926.60037" calcext:value-type="float">
            <text:p>1442770926.60037</text:p>
          </table:table-cell>
          <table:table-cell office:value-type="float" office:value="8096" calcext:value-type="float">
            <text:p>8096</text:p>
          </table:table-cell>
          <table:table-cell table:formula="of:=[.B1018]-[.B$2]" office:value-type="float" office:value="21.9199686050415" calcext:value-type="float">
            <text:p>21.919968605</text:p>
          </table:table-cell>
          <table:table-cell table:formula="of:=[.C1018]/([.D1018]-[.D1017])" office:value-type="float" office:value="961221.875166303" calcext:value-type="float">
            <text:p>961221.87516630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42770926.60878" calcext:value-type="float">
            <text:p>1442770926.60878</text:p>
          </table:table-cell>
          <table:table-cell office:value-type="float" office:value="8096" calcext:value-type="float">
            <text:p>8096</text:p>
          </table:table-cell>
          <table:table-cell table:formula="of:=[.B1019]-[.B$2]" office:value-type="float" office:value="21.9283738136291" calcext:value-type="float">
            <text:p>21.9283738136</text:p>
          </table:table-cell>
          <table:table-cell table:formula="of:=[.C1019]/([.D1019]-[.D1018])" office:value-type="float" office:value="963212.264821013" calcext:value-type="float">
            <text:p>963212.26482101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42770926.61731" calcext:value-type="float">
            <text:p>1442770926.61731</text:p>
          </table:table-cell>
          <table:table-cell office:value-type="float" office:value="8096" calcext:value-type="float">
            <text:p>8096</text:p>
          </table:table-cell>
          <table:table-cell table:formula="of:=[.B1020]-[.B$2]" office:value-type="float" office:value="21.9369025230408" calcext:value-type="float">
            <text:p>21.936902523</text:p>
          </table:table-cell>
          <table:table-cell table:formula="of:=[.C1020]/([.D1020]-[.D1019])" office:value-type="float" office:value="949264.373923739" calcext:value-type="float">
            <text:p>949264.37392373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42770926.62575" calcext:value-type="float">
            <text:p>1442770926.62575</text:p>
          </table:table-cell>
          <table:table-cell office:value-type="float" office:value="8096" calcext:value-type="float">
            <text:p>8096</text:p>
          </table:table-cell>
          <table:table-cell table:formula="of:=[.B1021]-[.B$2]" office:value-type="float" office:value="21.9453406333923" calcext:value-type="float">
            <text:p>21.9453406334</text:p>
          </table:table-cell>
          <table:table-cell table:formula="of:=[.C1021]/([.D1021]-[.D1020])" office:value-type="float" office:value="959456.52079566" calcext:value-type="float">
            <text:p>959456.5207956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42770926.63419" calcext:value-type="float">
            <text:p>1442770926.63419</text:p>
          </table:table-cell>
          <table:table-cell office:value-type="float" office:value="8096" calcext:value-type="float">
            <text:p>8096</text:p>
          </table:table-cell>
          <table:table-cell table:formula="of:=[.B1022]-[.B$2]" office:value-type="float" office:value="21.9537892341614" calcext:value-type="float">
            <text:p>21.9537892342</text:p>
          </table:table-cell>
          <table:table-cell table:formula="of:=[.C1022]/([.D1022]-[.D1021])" office:value-type="float" office:value="958265.187492945" calcext:value-type="float">
            <text:p>958265.18749294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442770926.64269" calcext:value-type="float">
            <text:p>1442770926.64269</text:p>
          </table:table-cell>
          <table:table-cell office:value-type="float" office:value="8096" calcext:value-type="float">
            <text:p>8096</text:p>
          </table:table-cell>
          <table:table-cell table:formula="of:=[.B1023]-[.B$2]" office:value-type="float" office:value="21.9622876644135" calcext:value-type="float">
            <text:p>21.9622876644</text:p>
          </table:table-cell>
          <table:table-cell table:formula="of:=[.C1023]/([.D1023]-[.D1022])" office:value-type="float" office:value="952646.519399635" calcext:value-type="float">
            <text:p>952646.51939963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42770926.65115" calcext:value-type="float">
            <text:p>1442770926.65115</text:p>
          </table:table-cell>
          <table:table-cell office:value-type="float" office:value="8096" calcext:value-type="float">
            <text:p>8096</text:p>
          </table:table-cell>
          <table:table-cell table:formula="of:=[.B1024]-[.B$2]" office:value-type="float" office:value="21.9707453250885" calcext:value-type="float">
            <text:p>21.9707453251</text:p>
          </table:table-cell>
          <table:table-cell table:formula="of:=[.C1024]/([.D1024]-[.D1023])" office:value-type="float" office:value="957238.687038394" calcext:value-type="float">
            <text:p>957238.68703839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42770926.65957" calcext:value-type="float">
            <text:p>1442770926.65957</text:p>
          </table:table-cell>
          <table:table-cell office:value-type="float" office:value="8096" calcext:value-type="float">
            <text:p>8096</text:p>
          </table:table-cell>
          <table:table-cell table:formula="of:=[.B1025]-[.B$2]" office:value-type="float" office:value="21.9791676998138" calcext:value-type="float">
            <text:p>21.9791676998</text:p>
          </table:table-cell>
          <table:table-cell table:formula="of:=[.C1025]/([.D1025]-[.D1024])" office:value-type="float" office:value="961249.085206364" calcext:value-type="float">
            <text:p>961249.0852063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42770926.66799" calcext:value-type="float">
            <text:p>1442770926.66799</text:p>
          </table:table-cell>
          <table:table-cell office:value-type="float" office:value="8096" calcext:value-type="float">
            <text:p>8096</text:p>
          </table:table-cell>
          <table:table-cell table:formula="of:=[.B1026]-[.B$2]" office:value-type="float" office:value="21.9875855445862" calcext:value-type="float">
            <text:p>21.9875855446</text:p>
          </table:table-cell>
          <table:table-cell table:formula="of:=[.C1026]/([.D1026]-[.D1025])" office:value-type="float" office:value="961766.368822047" calcext:value-type="float">
            <text:p>961766.36882204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42770926.67619" calcext:value-type="float">
            <text:p>1442770926.67619</text:p>
          </table:table-cell>
          <table:table-cell office:value-type="float" office:value="8096" calcext:value-type="float">
            <text:p>8096</text:p>
          </table:table-cell>
          <table:table-cell table:formula="of:=[.B1027]-[.B$2]" office:value-type="float" office:value="21.9957804679871" calcext:value-type="float">
            <text:p>21.995780468</text:p>
          </table:table-cell>
          <table:table-cell table:formula="of:=[.C1027]/([.D1027]-[.D1026])" office:value-type="float" office:value="987928.697311765" calcext:value-type="float">
            <text:p>987928.69731176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42770926.68457" calcext:value-type="float">
            <text:p>1442770926.68457</text:p>
          </table:table-cell>
          <table:table-cell office:value-type="float" office:value="8096" calcext:value-type="float">
            <text:p>8096</text:p>
          </table:table-cell>
          <table:table-cell table:formula="of:=[.B1028]-[.B$2]" office:value-type="float" office:value="22.0041680335999" calcext:value-type="float">
            <text:p>22.0041680336</text:p>
          </table:table-cell>
          <table:table-cell table:formula="of:=[.C1028]/([.D1028]-[.D1027])" office:value-type="float" office:value="965238.350881183" calcext:value-type="float">
            <text:p>965238.350881183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42770926.69301" calcext:value-type="float">
            <text:p>1442770926.69301</text:p>
          </table:table-cell>
          <table:table-cell office:value-type="float" office:value="8096" calcext:value-type="float">
            <text:p>8096</text:p>
          </table:table-cell>
          <table:table-cell table:formula="of:=[.B1029]-[.B$2]" office:value-type="float" office:value="22.0126039981842" calcext:value-type="float">
            <text:p>22.0126039982</text:p>
          </table:table-cell>
          <table:table-cell table:formula="of:=[.C1029]/([.D1029]-[.D1028])" office:value-type="float" office:value="959700.567617217" calcext:value-type="float">
            <text:p>959700.567617217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42770926.70155" calcext:value-type="float">
            <text:p>1442770926.70155</text:p>
          </table:table-cell>
          <table:table-cell office:value-type="float" office:value="8096" calcext:value-type="float">
            <text:p>8096</text:p>
          </table:table-cell>
          <table:table-cell table:formula="of:=[.B1030]-[.B$2]" office:value-type="float" office:value="22.0211453437805" calcext:value-type="float">
            <text:p>22.0211453438</text:p>
          </table:table-cell>
          <table:table-cell table:formula="of:=[.C1030]/([.D1030]-[.D1029])" office:value-type="float" office:value="947860.019092812" calcext:value-type="float">
            <text:p>947860.01909281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42770926.71009" calcext:value-type="float">
            <text:p>1442770926.71009</text:p>
          </table:table-cell>
          <table:table-cell office:value-type="float" office:value="8096" calcext:value-type="float">
            <text:p>8096</text:p>
          </table:table-cell>
          <table:table-cell table:formula="of:=[.B1031]-[.B$2]" office:value-type="float" office:value="22.0296869277954" calcext:value-type="float">
            <text:p>22.0296869278</text:p>
          </table:table-cell>
          <table:table-cell table:formula="of:=[.C1031]/([.D1031]-[.D1030])" office:value-type="float" office:value="947833.561770781" calcext:value-type="float">
            <text:p>947833.56177078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42770926.71848" calcext:value-type="float">
            <text:p>1442770926.71848</text:p>
          </table:table-cell>
          <table:table-cell office:value-type="float" office:value="8096" calcext:value-type="float">
            <text:p>8096</text:p>
          </table:table-cell>
          <table:table-cell table:formula="of:=[.B1032]-[.B$2]" office:value-type="float" office:value="22.0380730628967" calcext:value-type="float">
            <text:p>22.0380730629</text:p>
          </table:table-cell>
          <table:table-cell table:formula="of:=[.C1032]/([.D1032]-[.D1031])" office:value-type="float" office:value="965403.001762666" calcext:value-type="float">
            <text:p>965403.00176266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42770926.72691" calcext:value-type="float">
            <text:p>1442770926.72691</text:p>
          </table:table-cell>
          <table:table-cell office:value-type="float" office:value="8096" calcext:value-type="float">
            <text:p>8096</text:p>
          </table:table-cell>
          <table:table-cell table:formula="of:=[.B1033]-[.B$2]" office:value-type="float" office:value="22.046507358551" calcext:value-type="float">
            <text:p>22.0465073586</text:p>
          </table:table-cell>
          <table:table-cell table:formula="of:=[.C1033]/([.D1033]-[.D1032])" office:value-type="float" office:value="959890.467661692" calcext:value-type="float">
            <text:p>959890.46766169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442770926.73537" calcext:value-type="float">
            <text:p>1442770926.73537</text:p>
          </table:table-cell>
          <table:table-cell office:value-type="float" office:value="8096" calcext:value-type="float">
            <text:p>8096</text:p>
          </table:table-cell>
          <table:table-cell table:formula="of:=[.B1034]-[.B$2]" office:value-type="float" office:value="22.0549671649933" calcext:value-type="float">
            <text:p>22.054967165</text:p>
          </table:table-cell>
          <table:table-cell table:formula="of:=[.C1034]/([.D1034]-[.D1033])" office:value-type="float" office:value="956995.890539131" calcext:value-type="float">
            <text:p>956995.89053913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42770926.74379" calcext:value-type="float">
            <text:p>1442770926.74379</text:p>
          </table:table-cell>
          <table:table-cell office:value-type="float" office:value="8096" calcext:value-type="float">
            <text:p>8096</text:p>
          </table:table-cell>
          <table:table-cell table:formula="of:=[.B1035]-[.B$2]" office:value-type="float" office:value="22.0633823871613" calcext:value-type="float">
            <text:p>22.0633823872</text:p>
          </table:table-cell>
          <table:table-cell table:formula="of:=[.C1035]/([.D1035]-[.D1034])" office:value-type="float" office:value="962066.103354488" calcext:value-type="float">
            <text:p>962066.10335448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42770926.75215" calcext:value-type="float">
            <text:p>1442770926.75215</text:p>
          </table:table-cell>
          <table:table-cell office:value-type="float" office:value="8096" calcext:value-type="float">
            <text:p>8096</text:p>
          </table:table-cell>
          <table:table-cell table:formula="of:=[.B1036]-[.B$2]" office:value-type="float" office:value="22.0717489719391" calcext:value-type="float">
            <text:p>22.0717489719</text:p>
          </table:table-cell>
          <table:table-cell table:formula="of:=[.C1036]/([.D1036]-[.D1035])" office:value-type="float" office:value="967658.87336145" calcext:value-type="float">
            <text:p>967658.87336145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42770926.76061" calcext:value-type="float">
            <text:p>1442770926.76061</text:p>
          </table:table-cell>
          <table:table-cell office:value-type="float" office:value="8096" calcext:value-type="float">
            <text:p>8096</text:p>
          </table:table-cell>
          <table:table-cell table:formula="of:=[.B1037]-[.B$2]" office:value-type="float" office:value="22.0802028179169" calcext:value-type="float">
            <text:p>22.0802028179</text:p>
          </table:table-cell>
          <table:table-cell table:formula="of:=[.C1037]/([.D1037]-[.D1036])" office:value-type="float" office:value="957670.629589937" calcext:value-type="float">
            <text:p>957670.629589937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42770926.76901" calcext:value-type="float">
            <text:p>1442770926.76901</text:p>
          </table:table-cell>
          <table:table-cell office:value-type="float" office:value="8096" calcext:value-type="float">
            <text:p>8096</text:p>
          </table:table-cell>
          <table:table-cell table:formula="of:=[.B1038]-[.B$2]" office:value-type="float" office:value="22.088604927063" calcext:value-type="float">
            <text:p>22.0886049271</text:p>
          </table:table-cell>
          <table:table-cell table:formula="of:=[.C1038]/([.D1038]-[.D1037])" office:value-type="float" office:value="963567.582758719" calcext:value-type="float">
            <text:p>963567.582758719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42770926.77743" calcext:value-type="float">
            <text:p>1442770926.77743</text:p>
          </table:table-cell>
          <table:table-cell office:value-type="float" office:value="8096" calcext:value-type="float">
            <text:p>8096</text:p>
          </table:table-cell>
          <table:table-cell table:formula="of:=[.B1039]-[.B$2]" office:value-type="float" office:value="22.0970294475555" calcext:value-type="float">
            <text:p>22.0970294476</text:p>
          </table:table-cell>
          <table:table-cell table:formula="of:=[.C1039]/([.D1039]-[.D1038])" office:value-type="float" office:value="961004.250290081" calcext:value-type="float">
            <text:p>961004.25029008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42770926.78582" calcext:value-type="float">
            <text:p>1442770926.78582</text:p>
          </table:table-cell>
          <table:table-cell office:value-type="float" office:value="8096" calcext:value-type="float">
            <text:p>8096</text:p>
          </table:table-cell>
          <table:table-cell table:formula="of:=[.B1040]-[.B$2]" office:value-type="float" office:value="22.1054167747498" calcext:value-type="float">
            <text:p>22.1054167747</text:p>
          </table:table-cell>
          <table:table-cell table:formula="of:=[.C1040]/([.D1040]-[.D1039])" office:value-type="float" office:value="965265.788794451" calcext:value-type="float">
            <text:p>965265.78879445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42770926.79421" calcext:value-type="float">
            <text:p>1442770926.79421</text:p>
          </table:table-cell>
          <table:table-cell office:value-type="float" office:value="8096" calcext:value-type="float">
            <text:p>8096</text:p>
          </table:table-cell>
          <table:table-cell table:formula="of:=[.B1041]-[.B$2]" office:value-type="float" office:value="22.1138074398041" calcext:value-type="float">
            <text:p>22.1138074398</text:p>
          </table:table-cell>
          <table:table-cell table:formula="of:=[.C1041]/([.D1041]-[.D1040])" office:value-type="float" office:value="964881.79990339" calcext:value-type="float">
            <text:p>964881.7999033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42770926.8026" calcext:value-type="float">
            <text:p>1442770926.8026</text:p>
          </table:table-cell>
          <table:table-cell office:value-type="float" office:value="8096" calcext:value-type="float">
            <text:p>8096</text:p>
          </table:table-cell>
          <table:table-cell table:formula="of:=[.B1042]-[.B$2]" office:value-type="float" office:value="22.1221966743469" calcext:value-type="float">
            <text:p>22.1221966743</text:p>
          </table:table-cell>
          <table:table-cell table:formula="of:=[.C1042]/([.D1042]-[.D1041])" office:value-type="float" office:value="965046.329155654" calcext:value-type="float">
            <text:p>965046.329155654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442770926.81101" calcext:value-type="float">
            <text:p>1442770926.81101</text:p>
          </table:table-cell>
          <table:table-cell office:value-type="float" office:value="8096" calcext:value-type="float">
            <text:p>8096</text:p>
          </table:table-cell>
          <table:table-cell table:formula="of:=[.B1043]-[.B$2]" office:value-type="float" office:value="22.1306035518646" calcext:value-type="float">
            <text:p>22.1306035519</text:p>
          </table:table-cell>
          <table:table-cell table:formula="of:=[.C1043]/([.D1043]-[.D1042])" office:value-type="float" office:value="963021.048296985" calcext:value-type="float">
            <text:p>963021.048296985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442770926.81946" calcext:value-type="float">
            <text:p>1442770926.81946</text:p>
          </table:table-cell>
          <table:table-cell office:value-type="float" office:value="8096" calcext:value-type="float">
            <text:p>8096</text:p>
          </table:table-cell>
          <table:table-cell table:formula="of:=[.B1044]-[.B$2]" office:value-type="float" office:value="22.1390573978424" calcext:value-type="float">
            <text:p>22.1390573978</text:p>
          </table:table-cell>
          <table:table-cell table:formula="of:=[.C1044]/([.D1044]-[.D1043])" office:value-type="float" office:value="957670.629589937" calcext:value-type="float">
            <text:p>957670.629589937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42770926.82789" calcext:value-type="float">
            <text:p>1442770926.82789</text:p>
          </table:table-cell>
          <table:table-cell office:value-type="float" office:value="8096" calcext:value-type="float">
            <text:p>8096</text:p>
          </table:table-cell>
          <table:table-cell table:formula="of:=[.B1045]-[.B$2]" office:value-type="float" office:value="22.1474838256836" calcext:value-type="float">
            <text:p>22.1474838257</text:p>
          </table:table-cell>
          <table:table-cell table:formula="of:=[.C1045]/([.D1045]-[.D1044])" office:value-type="float" office:value="960786.723934018" calcext:value-type="float">
            <text:p>960786.723934018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42770926.8363" calcext:value-type="float">
            <text:p>1442770926.8363</text:p>
          </table:table-cell>
          <table:table-cell office:value-type="float" office:value="8096" calcext:value-type="float">
            <text:p>8096</text:p>
          </table:table-cell>
          <table:table-cell table:formula="of:=[.B1046]-[.B$2]" office:value-type="float" office:value="22.1558961868286" calcext:value-type="float">
            <text:p>22.1558961868</text:p>
          </table:table-cell>
          <table:table-cell table:formula="of:=[.C1046]/([.D1046]-[.D1045])" office:value-type="float" office:value="962393.299625893" calcext:value-type="float">
            <text:p>962393.29962589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42770926.84473" calcext:value-type="float">
            <text:p>1442770926.84473</text:p>
          </table:table-cell>
          <table:table-cell office:value-type="float" office:value="8096" calcext:value-type="float">
            <text:p>8096</text:p>
          </table:table-cell>
          <table:table-cell table:formula="of:=[.B1047]-[.B$2]" office:value-type="float" office:value="22.1643226146698" calcext:value-type="float">
            <text:p>22.1643226147</text:p>
          </table:table-cell>
          <table:table-cell table:formula="of:=[.C1047]/([.D1047]-[.D1046])" office:value-type="float" office:value="960786.723934018" calcext:value-type="float">
            <text:p>960786.72393401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442770926.85313" calcext:value-type="float">
            <text:p>1442770926.85313</text:p>
          </table:table-cell>
          <table:table-cell office:value-type="float" office:value="8096" calcext:value-type="float">
            <text:p>8096</text:p>
          </table:table-cell>
          <table:table-cell table:formula="of:=[.B1048]-[.B$2]" office:value-type="float" office:value="22.172723531723" calcext:value-type="float">
            <text:p>22.1727235317</text:p>
          </table:table-cell>
          <table:table-cell table:formula="of:=[.C1048]/([.D1048]-[.D1047])" office:value-type="float" office:value="963704.313315927" calcext:value-type="float">
            <text:p>963704.313315927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42770926.86155" calcext:value-type="float">
            <text:p>1442770926.86155</text:p>
          </table:table-cell>
          <table:table-cell office:value-type="float" office:value="8096" calcext:value-type="float">
            <text:p>8096</text:p>
          </table:table-cell>
          <table:table-cell table:formula="of:=[.B1049]-[.B$2]" office:value-type="float" office:value="22.1811423301697" calcext:value-type="float">
            <text:p>22.1811423302</text:p>
          </table:table-cell>
          <table:table-cell table:formula="of:=[.C1049]/([.D1049]-[.D1048])" office:value-type="float" office:value="961657.420747076" calcext:value-type="float">
            <text:p>961657.42074707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42770926.86997" calcext:value-type="float">
            <text:p>1442770926.86997</text:p>
          </table:table-cell>
          <table:table-cell office:value-type="float" office:value="8096" calcext:value-type="float">
            <text:p>8096</text:p>
          </table:table-cell>
          <table:table-cell table:formula="of:=[.B1050]-[.B$2]" office:value-type="float" office:value="22.1895637512207" calcext:value-type="float">
            <text:p>22.1895637512</text:p>
          </table:table-cell>
          <table:table-cell table:formula="of:=[.C1050]/([.D1050]-[.D1049])" office:value-type="float" office:value="961357.940773456" calcext:value-type="float">
            <text:p>961357.94077345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42770926.87844" calcext:value-type="float">
            <text:p>1442770926.87844</text:p>
          </table:table-cell>
          <table:table-cell office:value-type="float" office:value="8096" calcext:value-type="float">
            <text:p>8096</text:p>
          </table:table-cell>
          <table:table-cell table:formula="of:=[.B1051]-[.B$2]" office:value-type="float" office:value="22.1980309486389" calcext:value-type="float">
            <text:p>22.1980309486</text:p>
          </table:table-cell>
          <table:table-cell table:formula="of:=[.C1051]/([.D1051]-[.D1050])" office:value-type="float" office:value="956160.533423439" calcext:value-type="float">
            <text:p>956160.53342343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42770926.88685" calcext:value-type="float">
            <text:p>1442770926.88685</text:p>
          </table:table-cell>
          <table:table-cell office:value-type="float" office:value="8096" calcext:value-type="float">
            <text:p>8096</text:p>
          </table:table-cell>
          <table:table-cell table:formula="of:=[.B1052]-[.B$2]" office:value-type="float" office:value="22.206444978714" calcext:value-type="float">
            <text:p>22.2064449787</text:p>
          </table:table-cell>
          <table:table-cell table:formula="of:=[.C1052]/([.D1052]-[.D1051])" office:value-type="float" office:value="962202.408092715" calcext:value-type="float">
            <text:p>962202.408092715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442770926.89525" calcext:value-type="float">
            <text:p>1442770926.89525</text:p>
          </table:table-cell>
          <table:table-cell office:value-type="float" office:value="8096" calcext:value-type="float">
            <text:p>8096</text:p>
          </table:table-cell>
          <table:table-cell table:formula="of:=[.B1053]-[.B$2]" office:value-type="float" office:value="22.2148406505585" calcext:value-type="float">
            <text:p>22.2148406506</text:p>
          </table:table-cell>
          <table:table-cell table:formula="of:=[.C1053]/([.D1053]-[.D1052])" office:value-type="float" office:value="964306.38904981" calcext:value-type="float">
            <text:p>964306.3890498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442770926.90361" calcext:value-type="float">
            <text:p>1442770926.90361</text:p>
          </table:table-cell>
          <table:table-cell office:value-type="float" office:value="8096" calcext:value-type="float">
            <text:p>8096</text:p>
          </table:table-cell>
          <table:table-cell table:formula="of:=[.B1054]-[.B$2]" office:value-type="float" office:value="22.2232084274292" calcext:value-type="float">
            <text:p>22.2232084274</text:p>
          </table:table-cell>
          <table:table-cell table:formula="of:=[.C1054]/([.D1054]-[.D1053])" office:value-type="float" office:value="967521.018434624" calcext:value-type="float">
            <text:p>967521.018434624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42770926.91206" calcext:value-type="float">
            <text:p>1442770926.91206</text:p>
          </table:table-cell>
          <table:table-cell office:value-type="float" office:value="8096" calcext:value-type="float">
            <text:p>8096</text:p>
          </table:table-cell>
          <table:table-cell table:formula="of:=[.B1055]-[.B$2]" office:value-type="float" office:value="22.2316575050354" calcext:value-type="float">
            <text:p>22.231657505</text:p>
          </table:table-cell>
          <table:table-cell table:formula="of:=[.C1055]/([.D1055]-[.D1054])" office:value-type="float" office:value="958211.106270106" calcext:value-type="float">
            <text:p>958211.10627010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42770926.92045" calcext:value-type="float">
            <text:p>1442770926.92045</text:p>
          </table:table-cell>
          <table:table-cell office:value-type="float" office:value="8096" calcext:value-type="float">
            <text:p>8096</text:p>
          </table:table-cell>
          <table:table-cell table:formula="of:=[.B1056]-[.B$2]" office:value-type="float" office:value="22.2400476932526" calcext:value-type="float">
            <text:p>22.2400476933</text:p>
          </table:table-cell>
          <table:table-cell table:formula="of:=[.C1056]/([.D1056]-[.D1055])" office:value-type="float" office:value="964936.636753716" calcext:value-type="float">
            <text:p>964936.63675371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42770926.92895" calcext:value-type="float">
            <text:p>1442770926.92895</text:p>
          </table:table-cell>
          <table:table-cell office:value-type="float" office:value="8096" calcext:value-type="float">
            <text:p>8096</text:p>
          </table:table-cell>
          <table:table-cell table:formula="of:=[.B1057]-[.B$2]" office:value-type="float" office:value="22.2485477924347" calcext:value-type="float">
            <text:p>22.2485477924</text:p>
          </table:table-cell>
          <table:table-cell table:formula="of:=[.C1057]/([.D1057]-[.D1056])" office:value-type="float" office:value="952459.474475485" calcext:value-type="float">
            <text:p>952459.47447548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42770926.93738" calcext:value-type="float">
            <text:p>1442770926.93738</text:p>
          </table:table-cell>
          <table:table-cell office:value-type="float" office:value="8096" calcext:value-type="float">
            <text:p>8096</text:p>
          </table:table-cell>
          <table:table-cell table:formula="of:=[.B1058]-[.B$2]" office:value-type="float" office:value="22.2569720745087" calcext:value-type="float">
            <text:p>22.2569720745</text:p>
          </table:table-cell>
          <table:table-cell table:formula="of:=[.C1058]/([.D1058]-[.D1057])" office:value-type="float" office:value="961031.448010415" calcext:value-type="float">
            <text:p>961031.44801041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42770926.94575" calcext:value-type="float">
            <text:p>1442770926.94575</text:p>
          </table:table-cell>
          <table:table-cell office:value-type="float" office:value="8096" calcext:value-type="float">
            <text:p>8096</text:p>
          </table:table-cell>
          <table:table-cell table:formula="of:=[.B1059]-[.B$2]" office:value-type="float" office:value="22.2653472423553" calcext:value-type="float">
            <text:p>22.2653472424</text:p>
          </table:table-cell>
          <table:table-cell table:formula="of:=[.C1059]/([.D1059]-[.D1058])" office:value-type="float" office:value="966667.193805511" calcext:value-type="float">
            <text:p>966667.19380551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42770926.95411" calcext:value-type="float">
            <text:p>1442770926.95411</text:p>
          </table:table-cell>
          <table:table-cell office:value-type="float" office:value="8096" calcext:value-type="float">
            <text:p>8096</text:p>
          </table:table-cell>
          <table:table-cell table:formula="of:=[.B1060]-[.B$2]" office:value-type="float" office:value="22.2737023830414" calcext:value-type="float">
            <text:p>22.273702383</text:p>
          </table:table-cell>
          <table:table-cell table:formula="of:=[.C1060]/([.D1060]-[.D1059])" office:value-type="float" office:value="968984.282159571" calcext:value-type="float">
            <text:p>968984.28215957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42770926.9625" calcext:value-type="float">
            <text:p>1442770926.9625</text:p>
          </table:table-cell>
          <table:table-cell office:value-type="float" office:value="8096" calcext:value-type="float">
            <text:p>8096</text:p>
          </table:table-cell>
          <table:table-cell table:formula="of:=[.B1061]-[.B$2]" office:value-type="float" office:value="22.2820954322815" calcext:value-type="float">
            <text:p>22.2820954323</text:p>
          </table:table-cell>
          <table:table-cell table:formula="of:=[.C1061]/([.D1061]-[.D1060])" office:value-type="float" office:value="964607.7091157" calcext:value-type="float">
            <text:p>964607.7091157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42770926.97091" calcext:value-type="float">
            <text:p>1442770926.97091</text:p>
          </table:table-cell>
          <table:table-cell office:value-type="float" office:value="8096" calcext:value-type="float">
            <text:p>8096</text:p>
          </table:table-cell>
          <table:table-cell table:formula="of:=[.B1062]-[.B$2]" office:value-type="float" office:value="22.2905068397522" calcext:value-type="float">
            <text:p>22.2905068398</text:p>
          </table:table-cell>
          <table:table-cell table:formula="of:=[.C1062]/([.D1062]-[.D1061])" office:value-type="float" office:value="962502.414512472" calcext:value-type="float">
            <text:p>962502.41451247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442770926.97932" calcext:value-type="float">
            <text:p>1442770926.97932</text:p>
          </table:table-cell>
          <table:table-cell office:value-type="float" office:value="8096" calcext:value-type="float">
            <text:p>8096</text:p>
          </table:table-cell>
          <table:table-cell table:formula="of:=[.B1063]-[.B$2]" office:value-type="float" office:value="22.2989187240601" calcext:value-type="float">
            <text:p>22.2989187241</text:p>
          </table:table-cell>
          <table:table-cell table:formula="of:=[.C1063]/([.D1063]-[.D1062])" office:value-type="float" office:value="962447.853976532" calcext:value-type="float">
            <text:p>962447.85397653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42770926.98772" calcext:value-type="float">
            <text:p>1442770926.98772</text:p>
          </table:table-cell>
          <table:table-cell office:value-type="float" office:value="8096" calcext:value-type="float">
            <text:p>8096</text:p>
          </table:table-cell>
          <table:table-cell table:formula="of:=[.B1064]-[.B$2]" office:value-type="float" office:value="22.3073177337646" calcext:value-type="float">
            <text:p>22.3073177338</text:p>
          </table:table-cell>
          <table:table-cell table:formula="of:=[.C1064]/([.D1064]-[.D1063])" office:value-type="float" office:value="963923.162938572" calcext:value-type="float">
            <text:p>963923.16293857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42770926.99615" calcext:value-type="float">
            <text:p>1442770926.99615</text:p>
          </table:table-cell>
          <table:table-cell office:value-type="float" office:value="8096" calcext:value-type="float">
            <text:p>8096</text:p>
          </table:table-cell>
          <table:table-cell table:formula="of:=[.B1065]-[.B$2]" office:value-type="float" office:value="22.3157494068146" calcext:value-type="float">
            <text:p>22.3157494068</text:p>
          </table:table-cell>
          <table:table-cell table:formula="of:=[.C1065]/([.D1065]-[.D1064])" office:value-type="float" office:value="960189.033903577" calcext:value-type="float">
            <text:p>960189.033903577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42770940.0055" calcext:value-type="float">
            <text:p>1442770940.0055</text:p>
          </table:table-cell>
          <table:table-cell office:value-type="float" office:value="8096" calcext:value-type="float">
            <text:p>8096</text:p>
          </table:table-cell>
          <table:table-cell table:formula="of:=[.B1066]-[.B$2]" office:value-type="float" office:value="35.3250985145569" calcext:value-type="float">
            <text:p>35.3250985146</text:p>
          </table:table-cell>
          <table:table-cell table:formula="of:=[.C1066]/([.D1066]-[.D1065])" office:value-type="float" office:value="622.321680581375" calcext:value-type="float">
            <text:p>622.321680581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42770940.01579" calcext:value-type="float">
            <text:p>1442770940.01579</text:p>
          </table:table-cell>
          <table:table-cell office:value-type="float" office:value="8096" calcext:value-type="float">
            <text:p>8096</text:p>
          </table:table-cell>
          <table:table-cell table:formula="of:=[.B1067]-[.B$2]" office:value-type="float" office:value="35.3353869915009" calcext:value-type="float">
            <text:p>35.3353869915</text:p>
          </table:table-cell>
          <table:table-cell table:formula="of:=[.C1067]/([.D1067]-[.D1066])" office:value-type="float" office:value="786899.756308947" calcext:value-type="float">
            <text:p>786899.756308947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42770940.02603" calcext:value-type="float">
            <text:p>1442770940.02603</text:p>
          </table:table-cell>
          <table:table-cell office:value-type="float" office:value="8096" calcext:value-type="float">
            <text:p>8096</text:p>
          </table:table-cell>
          <table:table-cell table:formula="of:=[.B1068]-[.B$2]" office:value-type="float" office:value="35.345623254776" calcext:value-type="float">
            <text:p>35.3456232548</text:p>
          </table:table-cell>
          <table:table-cell table:formula="of:=[.C1068]/([.D1068]-[.D1067])" office:value-type="float" office:value="790913.61587553" calcext:value-type="float">
            <text:p>790913.61587553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42770940.03629" calcext:value-type="float">
            <text:p>1442770940.03629</text:p>
          </table:table-cell>
          <table:table-cell office:value-type="float" office:value="8096" calcext:value-type="float">
            <text:p>8096</text:p>
          </table:table-cell>
          <table:table-cell table:formula="of:=[.B1069]-[.B$2]" office:value-type="float" office:value="35.3558888435364" calcext:value-type="float">
            <text:p>35.3558888435</text:p>
          </table:table-cell>
          <table:table-cell table:formula="of:=[.C1069]/([.D1069]-[.D1068])" office:value-type="float" office:value="788654.23006712" calcext:value-type="float">
            <text:p>788654.2300671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442770940.04653" calcext:value-type="float">
            <text:p>1442770940.04653</text:p>
          </table:table-cell>
          <table:table-cell office:value-type="float" office:value="8096" calcext:value-type="float">
            <text:p>8096</text:p>
          </table:table-cell>
          <table:table-cell table:formula="of:=[.B1070]-[.B$2]" office:value-type="float" office:value="35.3661205768585" calcext:value-type="float">
            <text:p>35.3661205769</text:p>
          </table:table-cell>
          <table:table-cell table:formula="of:=[.C1070]/([.D1070]-[.D1069])" office:value-type="float" office:value="791263.781521613" calcext:value-type="float">
            <text:p>791263.78152161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442770940.05679" calcext:value-type="float">
            <text:p>1442770940.05679</text:p>
          </table:table-cell>
          <table:table-cell office:value-type="float" office:value="8096" calcext:value-type="float">
            <text:p>8096</text:p>
          </table:table-cell>
          <table:table-cell table:formula="of:=[.B1071]-[.B$2]" office:value-type="float" office:value="35.3763852119446" calcext:value-type="float">
            <text:p>35.3763852119</text:p>
          </table:table-cell>
          <table:table-cell table:formula="of:=[.C1071]/([.D1071]-[.D1070])" office:value-type="float" office:value="788727.502938239" calcext:value-type="float">
            <text:p>788727.50293823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42770940.06713" calcext:value-type="float">
            <text:p>1442770940.06713</text:p>
          </table:table-cell>
          <table:table-cell office:value-type="float" office:value="8096" calcext:value-type="float">
            <text:p>8096</text:p>
          </table:table-cell>
          <table:table-cell table:formula="of:=[.B1072]-[.B$2]" office:value-type="float" office:value="35.3867204189301" calcext:value-type="float">
            <text:p>35.3867204189</text:p>
          </table:table-cell>
          <table:table-cell table:formula="of:=[.C1072]/([.D1072]-[.D1071])" office:value-type="float" office:value="783341.834505986" calcext:value-type="float">
            <text:p>783341.83450598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42770940.07749" calcext:value-type="float">
            <text:p>1442770940.07749</text:p>
          </table:table-cell>
          <table:table-cell office:value-type="float" office:value="8096" calcext:value-type="float">
            <text:p>8096</text:p>
          </table:table-cell>
          <table:table-cell table:formula="of:=[.B1073]-[.B$2]" office:value-type="float" office:value="35.3970882892609" calcext:value-type="float">
            <text:p>35.3970882893</text:p>
          </table:table-cell>
          <table:table-cell table:formula="of:=[.C1073]/([.D1073]-[.D1072])" office:value-type="float" office:value="780873.963666467" calcext:value-type="float">
            <text:p>780873.963666467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442770940.08793" calcext:value-type="float">
            <text:p>1442770940.08793</text:p>
          </table:table-cell>
          <table:table-cell office:value-type="float" office:value="8096" calcext:value-type="float">
            <text:p>8096</text:p>
          </table:table-cell>
          <table:table-cell table:formula="of:=[.B1074]-[.B$2]" office:value-type="float" office:value="35.4075281620026" calcext:value-type="float">
            <text:p>35.407528162</text:p>
          </table:table-cell>
          <table:table-cell table:formula="of:=[.C1074]/([.D1074]-[.D1073])" office:value-type="float" office:value="775488.380012789" calcext:value-type="float">
            <text:p>775488.380012789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42770940.09822" calcext:value-type="float">
            <text:p>1442770940.09822</text:p>
          </table:table-cell>
          <table:table-cell office:value-type="float" office:value="8096" calcext:value-type="float">
            <text:p>8096</text:p>
          </table:table-cell>
          <table:table-cell table:formula="of:=[.B1075]-[.B$2]" office:value-type="float" office:value="35.4178140163422" calcext:value-type="float">
            <text:p>35.4178140163</text:p>
          </table:table-cell>
          <table:table-cell table:formula="of:=[.C1075]/([.D1075]-[.D1074])" office:value-type="float" office:value="787100.393676696" calcext:value-type="float">
            <text:p>787100.393676696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442770940.10853" calcext:value-type="float">
            <text:p>1442770940.10853</text:p>
          </table:table-cell>
          <table:table-cell office:value-type="float" office:value="8096" calcext:value-type="float">
            <text:p>8096</text:p>
          </table:table-cell>
          <table:table-cell table:formula="of:=[.B1076]-[.B$2]" office:value-type="float" office:value="35.4281256198883" calcext:value-type="float">
            <text:p>35.4281256199</text:p>
          </table:table-cell>
          <table:table-cell table:formula="of:=[.C1076]/([.D1076]-[.D1075])" office:value-type="float" office:value="785134.917549133" calcext:value-type="float">
            <text:p>785134.917549133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42770940.11887" calcext:value-type="float">
            <text:p>1442770940.11887</text:p>
          </table:table-cell>
          <table:table-cell office:value-type="float" office:value="8096" calcext:value-type="float">
            <text:p>8096</text:p>
          </table:table-cell>
          <table:table-cell table:formula="of:=[.B1077]-[.B$2]" office:value-type="float" office:value="35.4384603500366" calcext:value-type="float">
            <text:p>35.43846035</text:p>
          </table:table-cell>
          <table:table-cell table:formula="of:=[.C1077]/([.D1077]-[.D1076])" office:value-type="float" office:value="783377.977345606" calcext:value-type="float">
            <text:p>783377.97734560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42770940.12919" calcext:value-type="float">
            <text:p>1442770940.12919</text:p>
          </table:table-cell>
          <table:table-cell office:value-type="float" office:value="8096" calcext:value-type="float">
            <text:p>8096</text:p>
          </table:table-cell>
          <table:table-cell table:formula="of:=[.B1078]-[.B$2]" office:value-type="float" office:value="35.4487824440002" calcext:value-type="float">
            <text:p>35.448782444</text:p>
          </table:table-cell>
          <table:table-cell table:formula="of:=[.C1078]/([.D1078]-[.D1077])" office:value-type="float" office:value="784336.979350487" calcext:value-type="float">
            <text:p>784336.979350487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42770940.1395" calcext:value-type="float">
            <text:p>1442770940.1395</text:p>
          </table:table-cell>
          <table:table-cell office:value-type="float" office:value="8096" calcext:value-type="float">
            <text:p>8096</text:p>
          </table:table-cell>
          <table:table-cell table:formula="of:=[.B1079]-[.B$2]" office:value-type="float" office:value="35.4590947628021" calcext:value-type="float">
            <text:p>35.4590947628</text:p>
          </table:table-cell>
          <table:table-cell table:formula="of:=[.C1079]/([.D1079]-[.D1078])" office:value-type="float" office:value="785080.461100964" calcext:value-type="float">
            <text:p>785080.461100964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42770940.14983" calcext:value-type="float">
            <text:p>1442770940.14983</text:p>
          </table:table-cell>
          <table:table-cell office:value-type="float" office:value="8096" calcext:value-type="float">
            <text:p>8096</text:p>
          </table:table-cell>
          <table:table-cell table:formula="of:=[.B1080]-[.B$2]" office:value-type="float" office:value="35.4694273471832" calcext:value-type="float">
            <text:p>35.4694273472</text:p>
          </table:table-cell>
          <table:table-cell table:formula="of:=[.C1080]/([.D1080]-[.D1079])" office:value-type="float" office:value="783540.661405695" calcext:value-type="float">
            <text:p>783540.66140569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42770940.16013" calcext:value-type="float">
            <text:p>1442770940.16013</text:p>
          </table:table-cell>
          <table:table-cell office:value-type="float" office:value="8096" calcext:value-type="float">
            <text:p>8096</text:p>
          </table:table-cell>
          <table:table-cell table:formula="of:=[.B1081]-[.B$2]" office:value-type="float" office:value="35.4797284603119" calcext:value-type="float">
            <text:p>35.4797284603</text:p>
          </table:table-cell>
          <table:table-cell table:formula="of:=[.C1081]/([.D1081]-[.D1080])" office:value-type="float" office:value="785934.48095172" calcext:value-type="float">
            <text:p>785934.4809517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42770940.17046" calcext:value-type="float">
            <text:p>1442770940.17046</text:p>
          </table:table-cell>
          <table:table-cell office:value-type="float" office:value="8096" calcext:value-type="float">
            <text:p>8096</text:p>
          </table:table-cell>
          <table:table-cell table:formula="of:=[.B1082]-[.B$2]" office:value-type="float" office:value="35.4900586605072" calcext:value-type="float">
            <text:p>35.4900586605</text:p>
          </table:table-cell>
          <table:table-cell table:formula="of:=[.C1082]/([.D1082]-[.D1081])" office:value-type="float" office:value="783721.500738552" calcext:value-type="float">
            <text:p>783721.500738552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42770940.18082" calcext:value-type="float">
            <text:p>1442770940.18082</text:p>
          </table:table-cell>
          <table:table-cell office:value-type="float" office:value="8096" calcext:value-type="float">
            <text:p>8096</text:p>
          </table:table-cell>
          <table:table-cell table:formula="of:=[.B1083]-[.B$2]" office:value-type="float" office:value="35.5004191398621" calcext:value-type="float">
            <text:p>35.5004191399</text:p>
          </table:table-cell>
          <table:table-cell table:formula="of:=[.C1083]/([.D1083]-[.D1082])" office:value-type="float" office:value="781431.024830284" calcext:value-type="float">
            <text:p>781431.024830284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42770940.19119" calcext:value-type="float">
            <text:p>1442770940.19119</text:p>
          </table:table-cell>
          <table:table-cell office:value-type="float" office:value="8096" calcext:value-type="float">
            <text:p>8096</text:p>
          </table:table-cell>
          <table:table-cell table:formula="of:=[.B1084]-[.B$2]" office:value-type="float" office:value="35.5107865333557" calcext:value-type="float">
            <text:p>35.5107865334</text:p>
          </table:table-cell>
          <table:table-cell table:formula="of:=[.C1084]/([.D1084]-[.D1083])" office:value-type="float" office:value="780909.879127955" calcext:value-type="float">
            <text:p>780909.87912795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42770940.20148" calcext:value-type="float">
            <text:p>1442770940.20148</text:p>
          </table:table-cell>
          <table:table-cell office:value-type="float" office:value="8096" calcext:value-type="float">
            <text:p>8096</text:p>
          </table:table-cell>
          <table:table-cell table:formula="of:=[.B1085]-[.B$2]" office:value-type="float" office:value="35.5210707187653" calcext:value-type="float">
            <text:p>35.5210707188</text:p>
          </table:table-cell>
          <table:table-cell table:formula="of:=[.C1085]/([.D1085]-[.D1084])" office:value-type="float" office:value="787228.125281094" calcext:value-type="float">
            <text:p>787228.12528109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442770940.21177" calcext:value-type="float">
            <text:p>1442770940.21177</text:p>
          </table:table-cell>
          <table:table-cell office:value-type="float" office:value="8096" calcext:value-type="float">
            <text:p>8096</text:p>
          </table:table-cell>
          <table:table-cell table:formula="of:=[.B1086]-[.B$2]" office:value-type="float" office:value="35.5313658714294" calcext:value-type="float">
            <text:p>35.5313658714</text:p>
          </table:table-cell>
          <table:table-cell table:formula="of:=[.C1086]/([.D1086]-[.D1085])" office:value-type="float" office:value="786389.504272713" calcext:value-type="float">
            <text:p>786389.50427271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42770940.22206" calcext:value-type="float">
            <text:p>1442770940.22206</text:p>
          </table:table-cell>
          <table:table-cell office:value-type="float" office:value="8096" calcext:value-type="float">
            <text:p>8096</text:p>
          </table:table-cell>
          <table:table-cell table:formula="of:=[.B1087]-[.B$2]" office:value-type="float" office:value="35.5416595935822" calcext:value-type="float">
            <text:p>35.5416595936</text:p>
          </table:table-cell>
          <table:table-cell table:formula="of:=[.C1087]/([.D1087]-[.D1086])" office:value-type="float" office:value="786498.788280255" calcext:value-type="float">
            <text:p>786498.78828025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42770940.23238" calcext:value-type="float">
            <text:p>1442770940.23238</text:p>
          </table:table-cell>
          <table:table-cell office:value-type="float" office:value="8096" calcext:value-type="float">
            <text:p>8096</text:p>
          </table:table-cell>
          <table:table-cell table:formula="of:=[.B1088]-[.B$2]" office:value-type="float" office:value="35.551976442337" calcext:value-type="float">
            <text:p>35.5519764423</text:p>
          </table:table-cell>
          <table:table-cell table:formula="of:=[.C1088]/([.D1088]-[.D1087])" office:value-type="float" office:value="784735.74560917" calcext:value-type="float">
            <text:p>784735.74560917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42770940.2428" calcext:value-type="float">
            <text:p>1442770940.2428</text:p>
          </table:table-cell>
          <table:table-cell office:value-type="float" office:value="8096" calcext:value-type="float">
            <text:p>8096</text:p>
          </table:table-cell>
          <table:table-cell table:formula="of:=[.B1089]-[.B$2]" office:value-type="float" office:value="35.5623915195465" calcext:value-type="float">
            <text:p>35.5623915195</text:p>
          </table:table-cell>
          <table:table-cell table:formula="of:=[.C1089]/([.D1089]-[.D1088])" office:value-type="float" office:value="777334.611848732" calcext:value-type="float">
            <text:p>777334.61184873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42770940.25307" calcext:value-type="float">
            <text:p>1442770940.25307</text:p>
          </table:table-cell>
          <table:table-cell office:value-type="float" office:value="8096" calcext:value-type="float">
            <text:p>8096</text:p>
          </table:table-cell>
          <table:table-cell table:formula="of:=[.B1090]-[.B$2]" office:value-type="float" office:value="35.5726633071899" calcext:value-type="float">
            <text:p>35.5726633072</text:p>
          </table:table-cell>
          <table:table-cell table:formula="of:=[.C1090]/([.D1090]-[.D1089])" office:value-type="float" office:value="788178.28804865" calcext:value-type="float">
            <text:p>788178.28804865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42770940.26335" calcext:value-type="float">
            <text:p>1442770940.26335</text:p>
          </table:table-cell>
          <table:table-cell office:value-type="float" office:value="8096" calcext:value-type="float">
            <text:p>8096</text:p>
          </table:table-cell>
          <table:table-cell table:formula="of:=[.B1091]-[.B$2]" office:value-type="float" office:value="35.5829408168793" calcext:value-type="float">
            <text:p>35.5829408169</text:p>
          </table:table-cell>
          <table:table-cell table:formula="of:=[.C1091]/([.D1091]-[.D1090])" office:value-type="float" office:value="787739.466536757" calcext:value-type="float">
            <text:p>787739.466536757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42770940.27368" calcext:value-type="float">
            <text:p>1442770940.27368</text:p>
          </table:table-cell>
          <table:table-cell office:value-type="float" office:value="8096" calcext:value-type="float">
            <text:p>8096</text:p>
          </table:table-cell>
          <table:table-cell table:formula="of:=[.B1092]-[.B$2]" office:value-type="float" office:value="35.5932738780975" calcext:value-type="float">
            <text:p>35.5932738781</text:p>
          </table:table-cell>
          <table:table-cell table:formula="of:=[.C1092]/([.D1092]-[.D1091])" office:value-type="float" office:value="783504.503553299" calcext:value-type="float">
            <text:p>783504.503553299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42770940.28403" calcext:value-type="float">
            <text:p>1442770940.28403</text:p>
          </table:table-cell>
          <table:table-cell office:value-type="float" office:value="8096" calcext:value-type="float">
            <text:p>8096</text:p>
          </table:table-cell>
          <table:table-cell table:formula="of:=[.B1093]-[.B$2]" office:value-type="float" office:value="35.603622674942" calcext:value-type="float">
            <text:p>35.6036226749</text:p>
          </table:table-cell>
          <table:table-cell table:formula="of:=[.C1093]/([.D1093]-[.D1092])" office:value-type="float" office:value="782313.163710086" calcext:value-type="float">
            <text:p>782313.16371008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42770940.29447" calcext:value-type="float">
            <text:p>1442770940.29447</text:p>
          </table:table-cell>
          <table:table-cell office:value-type="float" office:value="8096" calcext:value-type="float">
            <text:p>8096</text:p>
          </table:table-cell>
          <table:table-cell table:formula="of:=[.B1094]-[.B$2]" office:value-type="float" office:value="35.6140658855438" calcext:value-type="float">
            <text:p>35.6140658855</text:p>
          </table:table-cell>
          <table:table-cell table:formula="of:=[.C1094]/([.D1094]-[.D1093])" office:value-type="float" office:value="775240.518332496" calcext:value-type="float">
            <text:p>775240.518332496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42770940.30476" calcext:value-type="float">
            <text:p>1442770940.30476</text:p>
          </table:table-cell>
          <table:table-cell office:value-type="float" office:value="8096" calcext:value-type="float">
            <text:p>8096</text:p>
          </table:table-cell>
          <table:table-cell table:formula="of:=[.B1095]-[.B$2]" office:value-type="float" office:value="35.6243600845337" calcext:value-type="float">
            <text:p>35.6243600845</text:p>
          </table:table-cell>
          <table:table-cell table:formula="of:=[.C1095]/([.D1095]-[.D1094])" office:value-type="float" office:value="786462.356902981" calcext:value-type="float">
            <text:p>786462.35690298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42770940.31507" calcext:value-type="float">
            <text:p>1442770940.31507</text:p>
          </table:table-cell>
          <table:table-cell office:value-type="float" office:value="8096" calcext:value-type="float">
            <text:p>8096</text:p>
          </table:table-cell>
          <table:table-cell table:formula="of:=[.B1096]-[.B$2]" office:value-type="float" office:value="35.6346619129181" calcext:value-type="float">
            <text:p>35.6346619129</text:p>
          </table:table-cell>
          <table:table-cell table:formula="of:=[.C1096]/([.D1096]-[.D1095])" office:value-type="float" office:value="785879.913536532" calcext:value-type="float">
            <text:p>785879.91353653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42770940.32538" calcext:value-type="float">
            <text:p>1442770940.32538</text:p>
          </table:table-cell>
          <table:table-cell office:value-type="float" office:value="8096" calcext:value-type="float">
            <text:p>8096</text:p>
          </table:table-cell>
          <table:table-cell table:formula="of:=[.B1097]-[.B$2]" office:value-type="float" office:value="35.6449780464172" calcext:value-type="float">
            <text:p>35.6449780464</text:p>
          </table:table-cell>
          <table:table-cell table:formula="of:=[.C1097]/([.D1097]-[.D1096])" office:value-type="float" office:value="784790.154244378" calcext:value-type="float">
            <text:p>784790.15424437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42770940.33571" calcext:value-type="float">
            <text:p>1442770940.33571</text:p>
          </table:table-cell>
          <table:table-cell office:value-type="float" office:value="8096" calcext:value-type="float">
            <text:p>8096</text:p>
          </table:table-cell>
          <table:table-cell table:formula="of:=[.B1098]-[.B$2]" office:value-type="float" office:value="35.6553089618683" calcext:value-type="float">
            <text:p>35.6553089619</text:p>
          </table:table-cell>
          <table:table-cell table:formula="of:=[.C1098]/([.D1098]-[.D1097])" office:value-type="float" office:value="783667.240174471" calcext:value-type="float">
            <text:p>783667.240174471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42770940.34608" calcext:value-type="float">
            <text:p>1442770940.34608</text:p>
          </table:table-cell>
          <table:table-cell office:value-type="float" office:value="8096" calcext:value-type="float">
            <text:p>8096</text:p>
          </table:table-cell>
          <table:table-cell table:formula="of:=[.B1099]-[.B$2]" office:value-type="float" office:value="35.6656785011292" calcext:value-type="float">
            <text:p>35.6656785011</text:p>
          </table:table-cell>
          <table:table-cell table:formula="of:=[.C1099]/([.D1099]-[.D1098])" office:value-type="float" office:value="780748.285563194" calcext:value-type="float">
            <text:p>780748.28556319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42770940.3564" calcext:value-type="float">
            <text:p>1442770940.3564</text:p>
          </table:table-cell>
          <table:table-cell office:value-type="float" office:value="8096" calcext:value-type="float">
            <text:p>8096</text:p>
          </table:table-cell>
          <table:table-cell table:formula="of:=[.B1100]-[.B$2]" office:value-type="float" office:value="35.6759960651398" calcext:value-type="float">
            <text:p>35.6759960651</text:p>
          </table:table-cell>
          <table:table-cell table:formula="of:=[.C1100]/([.D1100]-[.D1099])" office:value-type="float" office:value="784681.34451762" calcext:value-type="float">
            <text:p>784681.3445176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42770940.36674" calcext:value-type="float">
            <text:p>1442770940.36674</text:p>
          </table:table-cell>
          <table:table-cell office:value-type="float" office:value="8096" calcext:value-type="float">
            <text:p>8096</text:p>
          </table:table-cell>
          <table:table-cell table:formula="of:=[.B1101]-[.B$2]" office:value-type="float" office:value="35.6863343715668" calcext:value-type="float">
            <text:p>35.6863343716</text:p>
          </table:table-cell>
          <table:table-cell table:formula="of:=[.C1101]/([.D1101]-[.D1100])" office:value-type="float" office:value="783106.987316083" calcext:value-type="float">
            <text:p>783106.98731608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42770940.37706" calcext:value-type="float">
            <text:p>1442770940.37706</text:p>
          </table:table-cell>
          <table:table-cell office:value-type="float" office:value="8096" calcext:value-type="float">
            <text:p>8096</text:p>
          </table:table-cell>
          <table:table-cell table:formula="of:=[.B1102]-[.B$2]" office:value-type="float" office:value="35.6966588497162" calcext:value-type="float">
            <text:p>35.6966588497</text:p>
          </table:table-cell>
          <table:table-cell table:formula="of:=[.C1102]/([.D1102]-[.D1101])" office:value-type="float" office:value="784155.855902457" calcext:value-type="float">
            <text:p>784155.85590245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42770940.38732" calcext:value-type="float">
            <text:p>1442770940.38732</text:p>
          </table:table-cell>
          <table:table-cell office:value-type="float" office:value="8096" calcext:value-type="float">
            <text:p>8096</text:p>
          </table:table-cell>
          <table:table-cell table:formula="of:=[.B1103]-[.B$2]" office:value-type="float" office:value="35.7069199085236" calcext:value-type="float">
            <text:p>35.7069199085</text:p>
          </table:table-cell>
          <table:table-cell table:formula="of:=[.C1103]/([.D1103]-[.D1102])" office:value-type="float" office:value="789002.397509178" calcext:value-type="float">
            <text:p>789002.397509178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442770940.39762" calcext:value-type="float">
            <text:p>1442770940.39762</text:p>
          </table:table-cell>
          <table:table-cell office:value-type="float" office:value="8096" calcext:value-type="float">
            <text:p>8096</text:p>
          </table:table-cell>
          <table:table-cell table:formula="of:=[.B1104]-[.B$2]" office:value-type="float" office:value="35.7172167301178" calcext:value-type="float">
            <text:p>35.7172167301</text:p>
          </table:table-cell>
          <table:table-cell table:formula="of:=[.C1104]/([.D1104]-[.D1103])" office:value-type="float" office:value="786262.04464203" calcext:value-type="float">
            <text:p>786262.0446420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42770940.40797" calcext:value-type="float">
            <text:p>1442770940.40797</text:p>
          </table:table-cell>
          <table:table-cell office:value-type="float" office:value="8096" calcext:value-type="float">
            <text:p>8096</text:p>
          </table:table-cell>
          <table:table-cell table:formula="of:=[.B1105]-[.B$2]" office:value-type="float" office:value="35.7275633811951" calcext:value-type="float">
            <text:p>35.7275633812</text:p>
          </table:table-cell>
          <table:table-cell table:formula="of:=[.C1105]/([.D1105]-[.D1104])" office:value-type="float" office:value="782475.405765376" calcext:value-type="float">
            <text:p>782475.40576537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42770940.41834" calcext:value-type="float">
            <text:p>1442770940.41834</text:p>
          </table:table-cell>
          <table:table-cell office:value-type="float" office:value="8096" calcext:value-type="float">
            <text:p>8096</text:p>
          </table:table-cell>
          <table:table-cell table:formula="of:=[.B1106]-[.B$2]" office:value-type="float" office:value="35.7379307746887" calcext:value-type="float">
            <text:p>35.7379307747</text:p>
          </table:table-cell>
          <table:table-cell table:formula="of:=[.C1106]/([.D1106]-[.D1105])" office:value-type="float" office:value="780909.879127955" calcext:value-type="float">
            <text:p>780909.879127955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42770940.42865" calcext:value-type="float">
            <text:p>1442770940.42865</text:p>
          </table:table-cell>
          <table:table-cell office:value-type="float" office:value="8096" calcext:value-type="float">
            <text:p>8096</text:p>
          </table:table-cell>
          <table:table-cell table:formula="of:=[.B1107]-[.B$2]" office:value-type="float" office:value="35.7482471466064" calcext:value-type="float">
            <text:p>35.7482471466</text:p>
          </table:table-cell>
          <table:table-cell table:formula="of:=[.C1107]/([.D1107]-[.D1106])" office:value-type="float" office:value="784772.017194361" calcext:value-type="float">
            <text:p>784772.01719436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42770940.43901" calcext:value-type="float">
            <text:p>1442770940.43901</text:p>
          </table:table-cell>
          <table:table-cell office:value-type="float" office:value="8096" calcext:value-type="float">
            <text:p>8096</text:p>
          </table:table-cell>
          <table:table-cell table:formula="of:=[.B1108]-[.B$2]" office:value-type="float" office:value="35.758603811264" calcext:value-type="float">
            <text:p>35.7586038113</text:p>
          </table:table-cell>
          <table:table-cell table:formula="of:=[.C1108]/([.D1108]-[.D1107])" office:value-type="float" office:value="781718.851354773" calcext:value-type="float">
            <text:p>781718.85135477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42770940.4494" calcext:value-type="float">
            <text:p>1442770940.4494</text:p>
          </table:table-cell>
          <table:table-cell office:value-type="float" office:value="8096" calcext:value-type="float">
            <text:p>8096</text:p>
          </table:table-cell>
          <table:table-cell table:formula="of:=[.B1109]-[.B$2]" office:value-type="float" office:value="35.7689952850342" calcext:value-type="float">
            <text:p>35.768995285</text:p>
          </table:table-cell>
          <table:table-cell table:formula="of:=[.C1109]/([.D1109]-[.D1108])" office:value-type="float" office:value="779100.268073879" calcext:value-type="float">
            <text:p>779100.268073879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42770940.45973" calcext:value-type="float">
            <text:p>1442770940.45973</text:p>
          </table:table-cell>
          <table:table-cell office:value-type="float" office:value="8096" calcext:value-type="float">
            <text:p>8096</text:p>
          </table:table-cell>
          <table:table-cell table:formula="of:=[.B1110]-[.B$2]" office:value-type="float" office:value="35.779324054718" calcext:value-type="float">
            <text:p>35.7793240547</text:p>
          </table:table-cell>
          <table:table-cell table:formula="of:=[.C1110]/([.D1110]-[.D1109])" office:value-type="float" office:value="783830.044411615" calcext:value-type="float">
            <text:p>783830.04441161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42770940.47012" calcext:value-type="float">
            <text:p>1442770940.47012</text:p>
          </table:table-cell>
          <table:table-cell office:value-type="float" office:value="8096" calcext:value-type="float">
            <text:p>8096</text:p>
          </table:table-cell>
          <table:table-cell table:formula="of:=[.B1111]-[.B$2]" office:value-type="float" office:value="35.7897114753723" calcext:value-type="float">
            <text:p>35.7897114754</text:p>
          </table:table-cell>
          <table:table-cell table:formula="of:=[.C1111]/([.D1111]-[.D1110])" office:value-type="float" office:value="779404.268821153" calcext:value-type="float">
            <text:p>779404.26882115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42770940.48046" calcext:value-type="float">
            <text:p>1442770940.48046</text:p>
          </table:table-cell>
          <table:table-cell office:value-type="float" office:value="8096" calcext:value-type="float">
            <text:p>8096</text:p>
          </table:table-cell>
          <table:table-cell table:formula="of:=[.B1112]-[.B$2]" office:value-type="float" office:value="35.8000507354736" calcext:value-type="float">
            <text:p>35.8000507355</text:p>
          </table:table-cell>
          <table:table-cell table:formula="of:=[.C1112]/([.D1112]-[.D1111])" office:value-type="float" office:value="783034.754969331" calcext:value-type="float">
            <text:p>783034.75496933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42770940.49079" calcext:value-type="float">
            <text:p>1442770940.49079</text:p>
          </table:table-cell>
          <table:table-cell office:value-type="float" office:value="8096" calcext:value-type="float">
            <text:p>8096</text:p>
          </table:table-cell>
          <table:table-cell table:formula="of:=[.B1113]-[.B$2]" office:value-type="float" office:value="35.8103873729706" calcext:value-type="float">
            <text:p>35.810387373</text:p>
          </table:table-cell>
          <table:table-cell table:formula="of:=[.C1113]/([.D1113]-[.D1112])" office:value-type="float" office:value="783233.425994695" calcext:value-type="float">
            <text:p>783233.42599469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442770940.50114" calcext:value-type="float">
            <text:p>1442770940.50114</text:p>
          </table:table-cell>
          <table:table-cell office:value-type="float" office:value="8096" calcext:value-type="float">
            <text:p>8096</text:p>
          </table:table-cell>
          <table:table-cell table:formula="of:=[.B1114]-[.B$2]" office:value-type="float" office:value="35.8207330703735" calcext:value-type="float">
            <text:p>35.8207330704</text:p>
          </table:table-cell>
          <table:table-cell table:formula="of:=[.C1114]/([.D1114]-[.D1113])" office:value-type="float" office:value="782547.534948033" calcext:value-type="float">
            <text:p>782547.53494803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42770940.51145" calcext:value-type="float">
            <text:p>1442770940.51145</text:p>
          </table:table-cell>
          <table:table-cell office:value-type="float" office:value="8096" calcext:value-type="float">
            <text:p>8096</text:p>
          </table:table-cell>
          <table:table-cell table:formula="of:=[.B1115]-[.B$2]" office:value-type="float" office:value="35.8310453891754" calcext:value-type="float">
            <text:p>35.8310453892</text:p>
          </table:table-cell>
          <table:table-cell table:formula="of:=[.C1115]/([.D1115]-[.D1114])" office:value-type="float" office:value="785080.461100964" calcext:value-type="float">
            <text:p>785080.46110096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42770940.5218" calcext:value-type="float">
            <text:p>1442770940.5218</text:p>
          </table:table-cell>
          <table:table-cell office:value-type="float" office:value="8096" calcext:value-type="float">
            <text:p>8096</text:p>
          </table:table-cell>
          <table:table-cell table:formula="of:=[.B1116]-[.B$2]" office:value-type="float" office:value="35.8413946628571" calcext:value-type="float">
            <text:p>35.8413946629</text:p>
          </table:table-cell>
          <table:table-cell table:formula="of:=[.C1116]/([.D1116]-[.D1115])" office:value-type="float" office:value="782277.119056395" calcext:value-type="float">
            <text:p>782277.119056395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42770940.53217" calcext:value-type="float">
            <text:p>1442770940.53217</text:p>
          </table:table-cell>
          <table:table-cell office:value-type="float" office:value="8096" calcext:value-type="float">
            <text:p>8096</text:p>
          </table:table-cell>
          <table:table-cell table:formula="of:=[.B1117]-[.B$2]" office:value-type="float" office:value="35.8517656326294" calcext:value-type="float">
            <text:p>35.8517656326</text:p>
          </table:table-cell>
          <table:table-cell table:formula="of:=[.C1117]/([.D1117]-[.D1116])" office:value-type="float" office:value="780640.59366882" calcext:value-type="float">
            <text:p>780640.5936688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42770940.54256" calcext:value-type="float">
            <text:p>1442770940.54256</text:p>
          </table:table-cell>
          <table:table-cell office:value-type="float" office:value="8096" calcext:value-type="float">
            <text:p>8096</text:p>
          </table:table-cell>
          <table:table-cell table:formula="of:=[.B1118]-[.B$2]" office:value-type="float" office:value="35.8621592521667" calcext:value-type="float">
            <text:p>35.8621592522</text:p>
          </table:table-cell>
          <table:table-cell table:formula="of:=[.C1118]/([.D1118]-[.D1117])" office:value-type="float" office:value="778939.422489333" calcext:value-type="float">
            <text:p>778939.422489333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42770940.5529" calcext:value-type="float">
            <text:p>1442770940.5529</text:p>
          </table:table-cell>
          <table:table-cell office:value-type="float" office:value="8096" calcext:value-type="float">
            <text:p>8096</text:p>
          </table:table-cell>
          <table:table-cell table:formula="of:=[.B1119]-[.B$2]" office:value-type="float" office:value="35.872495174408" calcext:value-type="float">
            <text:p>35.8724951744</text:p>
          </table:table-cell>
          <table:table-cell table:formula="of:=[.C1119]/([.D1119]-[.D1118])" office:value-type="float" office:value="783287.626499354" calcext:value-type="float">
            <text:p>783287.626499354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42770940.56325" calcext:value-type="float">
            <text:p>1442770940.56325</text:p>
          </table:table-cell>
          <table:table-cell office:value-type="float" office:value="8096" calcext:value-type="float">
            <text:p>8096</text:p>
          </table:table-cell>
          <table:table-cell table:formula="of:=[.B1120]-[.B$2]" office:value-type="float" office:value="35.8828418254852" calcext:value-type="float">
            <text:p>35.8828418255</text:p>
          </table:table-cell>
          <table:table-cell table:formula="of:=[.C1120]/([.D1120]-[.D1119])" office:value-type="float" office:value="782475.405765376" calcext:value-type="float">
            <text:p>782475.40576537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42770940.57359" calcext:value-type="float">
            <text:p>1442770940.57359</text:p>
          </table:table-cell>
          <table:table-cell office:value-type="float" office:value="8096" calcext:value-type="float">
            <text:p>8096</text:p>
          </table:table-cell>
          <table:table-cell table:formula="of:=[.B1121]-[.B$2]" office:value-type="float" office:value="35.8931801319122" calcext:value-type="float">
            <text:p>35.8931801319</text:p>
          </table:table-cell>
          <table:table-cell table:formula="of:=[.C1121]/([.D1121]-[.D1120])" office:value-type="float" office:value="783106.987316083" calcext:value-type="float">
            <text:p>783106.98731608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42770940.58391" calcext:value-type="float">
            <text:p>1442770940.58391</text:p>
          </table:table-cell>
          <table:table-cell office:value-type="float" office:value="8096" calcext:value-type="float">
            <text:p>8096</text:p>
          </table:table-cell>
          <table:table-cell table:formula="of:=[.B1122]-[.B$2]" office:value-type="float" office:value="35.903505563736" calcext:value-type="float">
            <text:p>35.9035055637</text:p>
          </table:table-cell>
          <table:table-cell table:formula="of:=[.C1122]/([.D1122]-[.D1121])" office:value-type="float" office:value="784083.429943659" calcext:value-type="float">
            <text:p>784083.42994365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42770940.59429" calcext:value-type="float">
            <text:p>1442770940.59429</text:p>
          </table:table-cell>
          <table:table-cell office:value-type="float" office:value="8096" calcext:value-type="float">
            <text:p>8096</text:p>
          </table:table-cell>
          <table:table-cell table:formula="of:=[.B1123]-[.B$2]" office:value-type="float" office:value="35.9138839244843" calcext:value-type="float">
            <text:p>35.9138839245</text:p>
          </table:table-cell>
          <table:table-cell table:formula="of:=[.C1123]/([.D1123]-[.D1122])" office:value-type="float" office:value="780084.658488399" calcext:value-type="float">
            <text:p>780084.658488399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42770940.60466" calcext:value-type="float">
            <text:p>1442770940.60466</text:p>
          </table:table-cell>
          <table:table-cell office:value-type="float" office:value="8096" calcext:value-type="float">
            <text:p>8096</text:p>
          </table:table-cell>
          <table:table-cell table:formula="of:=[.B1124]-[.B$2]" office:value-type="float" office:value="35.9242572784424" calcext:value-type="float">
            <text:p>35.9242572784</text:p>
          </table:table-cell>
          <table:table-cell table:formula="of:=[.C1124]/([.D1124]-[.D1123])" office:value-type="float" office:value="780461.17318256" calcext:value-type="float">
            <text:p>780461.1731825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42770940.615" calcext:value-type="float">
            <text:p>1442770940.615</text:p>
          </table:table-cell>
          <table:table-cell office:value-type="float" office:value="8096" calcext:value-type="float">
            <text:p>8096</text:p>
          </table:table-cell>
          <table:table-cell table:formula="of:=[.B1125]-[.B$2]" office:value-type="float" office:value="35.9345982074738" calcext:value-type="float">
            <text:p>35.9345982075</text:p>
          </table:table-cell>
          <table:table-cell table:formula="of:=[.C1125]/([.D1125]-[.D1124])" office:value-type="float" office:value="782908.380420999" calcext:value-type="float">
            <text:p>782908.380420999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42770940.62535" calcext:value-type="float">
            <text:p>1442770940.62535</text:p>
          </table:table-cell>
          <table:table-cell office:value-type="float" office:value="8096" calcext:value-type="float">
            <text:p>8096</text:p>
          </table:table-cell>
          <table:table-cell table:formula="of:=[.B1126]-[.B$2]" office:value-type="float" office:value="35.9449419975281" calcext:value-type="float">
            <text:p>35.9449419975</text:p>
          </table:table-cell>
          <table:table-cell table:formula="of:=[.C1126]/([.D1126]-[.D1125])" office:value-type="float" office:value="782691.833214245" calcext:value-type="float">
            <text:p>782691.83321424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42770940.63569" calcext:value-type="float">
            <text:p>1442770940.63569</text:p>
          </table:table-cell>
          <table:table-cell office:value-type="float" office:value="8096" calcext:value-type="float">
            <text:p>8096</text:p>
          </table:table-cell>
          <table:table-cell table:formula="of:=[.B1127]-[.B$2]" office:value-type="float" office:value="35.9552829265594" calcext:value-type="float">
            <text:p>35.9552829266</text:p>
          </table:table-cell>
          <table:table-cell table:formula="of:=[.C1127]/([.D1127]-[.D1126])" office:value-type="float" office:value="782908.380420999" calcext:value-type="float">
            <text:p>782908.380420999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42770940.6461" calcext:value-type="float">
            <text:p>1442770940.6461</text:p>
          </table:table-cell>
          <table:table-cell office:value-type="float" office:value="8096" calcext:value-type="float">
            <text:p>8096</text:p>
          </table:table-cell>
          <table:table-cell table:formula="of:=[.B1128]-[.B$2]" office:value-type="float" office:value="35.9656956195831" calcext:value-type="float">
            <text:p>35.9656956196</text:p>
          </table:table-cell>
          <table:table-cell table:formula="of:=[.C1128]/([.D1128]-[.D1127])" office:value-type="float" office:value="777512.597517974" calcext:value-type="float">
            <text:p>777512.597517974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42770940.65646" calcext:value-type="float">
            <text:p>1442770940.65646</text:p>
          </table:table-cell>
          <table:table-cell office:value-type="float" office:value="8096" calcext:value-type="float">
            <text:p>8096</text:p>
          </table:table-cell>
          <table:table-cell table:formula="of:=[.B1129]-[.B$2]" office:value-type="float" office:value="35.9760599136353" calcext:value-type="float">
            <text:p>35.9760599136</text:p>
          </table:table-cell>
          <table:table-cell table:formula="of:=[.C1129]/([.D1129]-[.D1128])" office:value-type="float" office:value="781143.4101815" calcext:value-type="float">
            <text:p>781143.4101815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42770940.66686" calcext:value-type="float">
            <text:p>1442770940.66686</text:p>
          </table:table-cell>
          <table:table-cell office:value-type="float" office:value="8096" calcext:value-type="float">
            <text:p>8096</text:p>
          </table:table-cell>
          <table:table-cell table:formula="of:=[.B1130]-[.B$2]" office:value-type="float" office:value="35.9864544868469" calcext:value-type="float">
            <text:p>35.9864544868</text:p>
          </table:table-cell>
          <table:table-cell table:formula="of:=[.C1130]/([.D1130]-[.D1129])" office:value-type="float" office:value="778867.956878756" calcext:value-type="float">
            <text:p>778867.956878756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42770940.6773" calcext:value-type="float">
            <text:p>1442770940.6773</text:p>
          </table:table-cell>
          <table:table-cell office:value-type="float" office:value="8096" calcext:value-type="float">
            <text:p>8096</text:p>
          </table:table-cell>
          <table:table-cell table:formula="of:=[.B1131]-[.B$2]" office:value-type="float" office:value="35.99689412117" calcext:value-type="float">
            <text:p>35.9968941212</text:p>
          </table:table-cell>
          <table:table-cell table:formula="of:=[.C1131]/([.D1131]-[.D1130])" office:value-type="float" office:value="775506.090483477" calcext:value-type="float">
            <text:p>775506.090483477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42770940.68773" calcext:value-type="float">
            <text:p>1442770940.68773</text:p>
          </table:table-cell>
          <table:table-cell office:value-type="float" office:value="8096" calcext:value-type="float">
            <text:p>8096</text:p>
          </table:table-cell>
          <table:table-cell table:formula="of:=[.B1132]-[.B$2]" office:value-type="float" office:value="36.0073273181915" calcext:value-type="float">
            <text:p>36.0073273182</text:p>
          </table:table-cell>
          <table:table-cell table:formula="of:=[.C1132]/([.D1132]-[.D1131])" office:value-type="float" office:value="775984.579159049" calcext:value-type="float">
            <text:p>775984.579159049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42770940.69808" calcext:value-type="float">
            <text:p>1442770940.69808</text:p>
          </table:table-cell>
          <table:table-cell office:value-type="float" office:value="8096" calcext:value-type="float">
            <text:p>8096</text:p>
          </table:table-cell>
          <table:table-cell table:formula="of:=[.B1133]-[.B$2]" office:value-type="float" office:value="36.0176763534546" calcext:value-type="float">
            <text:p>36.0176763535</text:p>
          </table:table-cell>
          <table:table-cell table:formula="of:=[.C1133]/([.D1133]-[.D1132])" office:value-type="float" office:value="782295.140968047" calcext:value-type="float">
            <text:p>782295.140968047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42770940.70841" calcext:value-type="float">
            <text:p>1442770940.70841</text:p>
          </table:table-cell>
          <table:table-cell office:value-type="float" office:value="8096" calcext:value-type="float">
            <text:p>8096</text:p>
          </table:table-cell>
          <table:table-cell table:formula="of:=[.B1134]-[.B$2]" office:value-type="float" office:value="36.0280039310455" calcext:value-type="float">
            <text:p>36.028003931</text:p>
          </table:table-cell>
          <table:table-cell table:formula="of:=[.C1134]/([.D1134]-[.D1133])" office:value-type="float" office:value="783920.520442321" calcext:value-type="float">
            <text:p>783920.52044232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42770940.71875" calcext:value-type="float">
            <text:p>1442770940.71875</text:p>
          </table:table-cell>
          <table:table-cell office:value-type="float" office:value="8096" calcext:value-type="float">
            <text:p>8096</text:p>
          </table:table-cell>
          <table:table-cell table:formula="of:=[.B1135]-[.B$2]" office:value-type="float" office:value="36.0383448600769" calcext:value-type="float">
            <text:p>36.0383448601</text:p>
          </table:table-cell>
          <table:table-cell table:formula="of:=[.C1135]/([.D1135]-[.D1134])" office:value-type="float" office:value="782908.380420999" calcext:value-type="float">
            <text:p>782908.380420999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42770940.72911" calcext:value-type="float">
            <text:p>1442770940.72911</text:p>
          </table:table-cell>
          <table:table-cell office:value-type="float" office:value="8096" calcext:value-type="float">
            <text:p>8096</text:p>
          </table:table-cell>
          <table:table-cell table:formula="of:=[.B1136]-[.B$2]" office:value-type="float" office:value="36.0487103462219" calcext:value-type="float">
            <text:p>36.0487103462</text:p>
          </table:table-cell>
          <table:table-cell table:formula="of:=[.C1136]/([.D1136]-[.D1135])" office:value-type="float" office:value="781053.574017849" calcext:value-type="float">
            <text:p>781053.574017849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42770940.73945" calcext:value-type="float">
            <text:p>1442770940.73945</text:p>
          </table:table-cell>
          <table:table-cell office:value-type="float" office:value="8096" calcext:value-type="float">
            <text:p>8096</text:p>
          </table:table-cell>
          <table:table-cell table:formula="of:=[.B1137]-[.B$2]" office:value-type="float" office:value="36.0590500831604" calcext:value-type="float">
            <text:p>36.0590500832</text:p>
          </table:table-cell>
          <table:table-cell table:formula="of:=[.C1137]/([.D1137]-[.D1136])" office:value-type="float" office:value="782998.643792658" calcext:value-type="float">
            <text:p>782998.643792658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42770940.74979" calcext:value-type="float">
            <text:p>1442770940.74979</text:p>
          </table:table-cell>
          <table:table-cell office:value-type="float" office:value="8096" calcext:value-type="float">
            <text:p>8096</text:p>
          </table:table-cell>
          <table:table-cell table:formula="of:=[.B1138]-[.B$2]" office:value-type="float" office:value="36.0693809986114" calcext:value-type="float">
            <text:p>36.0693809986</text:p>
          </table:table-cell>
          <table:table-cell table:formula="of:=[.C1138]/([.D1138]-[.D1137])" office:value-type="float" office:value="783667.240174471" calcext:value-type="float">
            <text:p>783667.24017447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42770940.76012" calcext:value-type="float">
            <text:p>1442770940.76012</text:p>
          </table:table-cell>
          <table:table-cell office:value-type="float" office:value="8096" calcext:value-type="float">
            <text:p>8096</text:p>
          </table:table-cell>
          <table:table-cell table:formula="of:=[.B1139]-[.B$2]" office:value-type="float" office:value="36.0797181129456" calcext:value-type="float">
            <text:p>36.0797181129</text:p>
          </table:table-cell>
          <table:table-cell table:formula="of:=[.C1139]/([.D1139]-[.D1138])" office:value-type="float" office:value="783197.296491916" calcext:value-type="float">
            <text:p>783197.29649191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442770940.77043" calcext:value-type="float">
            <text:p>1442770940.77043</text:p>
          </table:table-cell>
          <table:table-cell office:value-type="float" office:value="8096" calcext:value-type="float">
            <text:p>8096</text:p>
          </table:table-cell>
          <table:table-cell table:formula="of:=[.B1140]-[.B$2]" office:value-type="float" office:value="36.0900273323059" calcext:value-type="float">
            <text:p>36.0900273323</text:p>
          </table:table-cell>
          <table:table-cell table:formula="of:=[.C1140]/([.D1140]-[.D1139])" office:value-type="float" office:value="785316.493617021" calcext:value-type="float">
            <text:p>785316.493617021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42770940.78076" calcext:value-type="float">
            <text:p>1442770940.78076</text:p>
          </table:table-cell>
          <table:table-cell office:value-type="float" office:value="8096" calcext:value-type="float">
            <text:p>8096</text:p>
          </table:table-cell>
          <table:table-cell table:formula="of:=[.B1141]-[.B$2]" office:value-type="float" office:value="36.1003520488739" calcext:value-type="float">
            <text:p>36.1003520489</text:p>
          </table:table-cell>
          <table:table-cell table:formula="of:=[.C1141]/([.D1141]-[.D1140])" office:value-type="float" office:value="784137.748158411" calcext:value-type="float">
            <text:p>784137.74815841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42770940.79147" calcext:value-type="float">
            <text:p>1442770940.79147</text:p>
          </table:table-cell>
          <table:table-cell office:value-type="float" office:value="8096" calcext:value-type="float">
            <text:p>8096</text:p>
          </table:table-cell>
          <table:table-cell table:formula="of:=[.B1142]-[.B$2]" office:value-type="float" office:value="36.1110644340515" calcext:value-type="float">
            <text:p>36.1110644341</text:p>
          </table:table-cell>
          <table:table-cell table:formula="of:=[.C1142]/([.D1142]-[.D1141])" office:value-type="float" office:value="755760.726091117" calcext:value-type="float">
            <text:p>755760.72609111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42770940.8021" calcext:value-type="float">
            <text:p>1442770940.8021</text:p>
          </table:table-cell>
          <table:table-cell office:value-type="float" office:value="8096" calcext:value-type="float">
            <text:p>8096</text:p>
          </table:table-cell>
          <table:table-cell table:formula="of:=[.B1143]-[.B$2]" office:value-type="float" office:value="36.1216943264008" calcext:value-type="float">
            <text:p>36.1216943264</text:p>
          </table:table-cell>
          <table:table-cell table:formula="of:=[.C1143]/([.D1143]-[.D1142])" office:value-type="float" office:value="761625.775126164" calcext:value-type="float">
            <text:p>761625.775126164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42770940.81277" calcext:value-type="float">
            <text:p>1442770940.81277</text:p>
          </table:table-cell>
          <table:table-cell office:value-type="float" office:value="8096" calcext:value-type="float">
            <text:p>8096</text:p>
          </table:table-cell>
          <table:table-cell table:formula="of:=[.B1144]-[.B$2]" office:value-type="float" office:value="36.1323659420013" calcext:value-type="float">
            <text:p>36.132365942</text:p>
          </table:table-cell>
          <table:table-cell table:formula="of:=[.C1144]/([.D1144]-[.D1143])" office:value-type="float" office:value="758648.015728329" calcext:value-type="float">
            <text:p>758648.015728329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442770940.82347" calcext:value-type="float">
            <text:p>1442770940.82347</text:p>
          </table:table-cell>
          <table:table-cell office:value-type="float" office:value="8096" calcext:value-type="float">
            <text:p>8096</text:p>
          </table:table-cell>
          <table:table-cell table:formula="of:=[.B1145]-[.B$2]" office:value-type="float" office:value="36.14306640625" calcext:value-type="float">
            <text:p>36.1430664063</text:p>
          </table:table-cell>
          <table:table-cell table:formula="of:=[.C1145]/([.D1145]-[.D1144])" office:value-type="float" office:value="756602.686749404" calcext:value-type="float">
            <text:p>756602.686749404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42770940.83419" calcext:value-type="float">
            <text:p>1442770940.83419</text:p>
          </table:table-cell>
          <table:table-cell office:value-type="float" office:value="8096" calcext:value-type="float">
            <text:p>8096</text:p>
          </table:table-cell>
          <table:table-cell table:formula="of:=[.B1146]-[.B$2]" office:value-type="float" office:value="36.1537809371948" calcext:value-type="float">
            <text:p>36.1537809372</text:p>
          </table:table-cell>
          <table:table-cell table:formula="of:=[.C1146]/([.D1146]-[.D1145])" office:value-type="float" office:value="755609.372140632" calcext:value-type="float">
            <text:p>755609.372140632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42770940.84485" calcext:value-type="float">
            <text:p>1442770940.84485</text:p>
          </table:table-cell>
          <table:table-cell office:value-type="float" office:value="8096" calcext:value-type="float">
            <text:p>8096</text:p>
          </table:table-cell>
          <table:table-cell table:formula="of:=[.B1147]-[.B$2]" office:value-type="float" office:value="36.1644487380981" calcext:value-type="float">
            <text:p>36.1644487381</text:p>
          </table:table-cell>
          <table:table-cell table:formula="of:=[.C1147]/([.D1147]-[.D1146])" office:value-type="float" office:value="758919.300554264" calcext:value-type="float">
            <text:p>758919.300554264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42770940.8555" calcext:value-type="float">
            <text:p>1442770940.8555</text:p>
          </table:table-cell>
          <table:table-cell office:value-type="float" office:value="8096" calcext:value-type="float">
            <text:p>8096</text:p>
          </table:table-cell>
          <table:table-cell table:formula="of:=[.B1148]-[.B$2]" office:value-type="float" office:value="36.1750938892364" calcext:value-type="float">
            <text:p>36.1750938892</text:p>
          </table:table-cell>
          <table:table-cell table:formula="of:=[.C1148]/([.D1148]-[.D1147])" office:value-type="float" office:value="760534.058635132" calcext:value-type="float">
            <text:p>760534.05863513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42770940.8662" calcext:value-type="float">
            <text:p>1442770940.8662</text:p>
          </table:table-cell>
          <table:table-cell office:value-type="float" office:value="8096" calcext:value-type="float">
            <text:p>8096</text:p>
          </table:table-cell>
          <table:table-cell table:formula="of:=[.B1149]-[.B$2]" office:value-type="float" office:value="36.1857950687408" calcext:value-type="float">
            <text:p>36.1857950687</text:p>
          </table:table-cell>
          <table:table-cell table:formula="of:=[.C1149]/([.D1149]-[.D1148])" office:value-type="float" office:value="756552.116210676" calcext:value-type="float">
            <text:p>756552.11621067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42770940.87686" calcext:value-type="float">
            <text:p>1442770940.87686</text:p>
          </table:table-cell>
          <table:table-cell office:value-type="float" office:value="8096" calcext:value-type="float">
            <text:p>8096</text:p>
          </table:table-cell>
          <table:table-cell table:formula="of:=[.B1150]-[.B$2]" office:value-type="float" office:value="36.196450471878" calcext:value-type="float">
            <text:p>36.1964504719</text:p>
          </table:table-cell>
          <table:table-cell table:formula="of:=[.C1150]/([.D1150]-[.D1149])" office:value-type="float" office:value="759802.317730243" calcext:value-type="float">
            <text:p>759802.31773024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42770940.88753" calcext:value-type="float">
            <text:p>1442770940.88753</text:p>
          </table:table-cell>
          <table:table-cell office:value-type="float" office:value="8096" calcext:value-type="float">
            <text:p>8096</text:p>
          </table:table-cell>
          <table:table-cell table:formula="of:=[.B1151]-[.B$2]" office:value-type="float" office:value="36.2071261405945" calcext:value-type="float">
            <text:p>36.2071261406</text:p>
          </table:table-cell>
          <table:table-cell table:formula="of:=[.C1151]/([.D1151]-[.D1150])" office:value-type="float" office:value="758359.988029569" calcext:value-type="float">
            <text:p>758359.98802956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42770940.89818" calcext:value-type="float">
            <text:p>1442770940.89818</text:p>
          </table:table-cell>
          <table:table-cell office:value-type="float" office:value="8096" calcext:value-type="float">
            <text:p>8096</text:p>
          </table:table-cell>
          <table:table-cell table:formula="of:=[.B1152]-[.B$2]" office:value-type="float" office:value="36.2177801132202" calcext:value-type="float">
            <text:p>36.2177801132</text:p>
          </table:table-cell>
          <table:table-cell table:formula="of:=[.C1152]/([.D1152]-[.D1151])" office:value-type="float" office:value="759904.336570738" calcext:value-type="float">
            <text:p>759904.336570738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42770940.90874" calcext:value-type="float">
            <text:p>1442770940.90874</text:p>
          </table:table-cell>
          <table:table-cell office:value-type="float" office:value="8096" calcext:value-type="float">
            <text:p>8096</text:p>
          </table:table-cell>
          <table:table-cell table:formula="of:=[.B1153]-[.B$2]" office:value-type="float" office:value="36.2283391952515" calcext:value-type="float">
            <text:p>36.2283391953</text:p>
          </table:table-cell>
          <table:table-cell table:formula="of:=[.C1153]/([.D1153]-[.D1152])" office:value-type="float" office:value="766733.317919075" calcext:value-type="float">
            <text:p>766733.317919075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42770940.91915" calcext:value-type="float">
            <text:p>1442770940.91915</text:p>
          </table:table-cell>
          <table:table-cell office:value-type="float" office:value="8096" calcext:value-type="float">
            <text:p>8096</text:p>
          </table:table-cell>
          <table:table-cell table:formula="of:=[.B1154]-[.B$2]" office:value-type="float" office:value="36.2387413978577" calcext:value-type="float">
            <text:p>36.2387413979</text:p>
          </table:table-cell>
          <table:table-cell table:formula="of:=[.C1154]/([.D1154]-[.D1153])" office:value-type="float" office:value="778296.703735961" calcext:value-type="float">
            <text:p>778296.703735961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42770940.92957" calcext:value-type="float">
            <text:p>1442770940.92957</text:p>
          </table:table-cell>
          <table:table-cell office:value-type="float" office:value="8096" calcext:value-type="float">
            <text:p>8096</text:p>
          </table:table-cell>
          <table:table-cell table:formula="of:=[.B1155]-[.B$2]" office:value-type="float" office:value="36.2491655349731" calcext:value-type="float">
            <text:p>36.249165535</text:p>
          </table:table-cell>
          <table:table-cell table:formula="of:=[.C1155]/([.D1155]-[.D1154])" office:value-type="float" office:value="776659.008828507" calcext:value-type="float">
            <text:p>776659.008828507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42770940.94012" calcext:value-type="float">
            <text:p>1442770940.94012</text:p>
          </table:table-cell>
          <table:table-cell office:value-type="float" office:value="8096" calcext:value-type="float">
            <text:p>8096</text:p>
          </table:table-cell>
          <table:table-cell table:formula="of:=[.B1156]-[.B$2]" office:value-type="float" office:value="36.2597115039825" calcext:value-type="float">
            <text:p>36.259711504</text:p>
          </table:table-cell>
          <table:table-cell table:formula="of:=[.C1156]/([.D1156]-[.D1155])" office:value-type="float" office:value="767686.686048878" calcext:value-type="float">
            <text:p>767686.686048878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42770940.95076" calcext:value-type="float">
            <text:p>1442770940.95076</text:p>
          </table:table-cell>
          <table:table-cell office:value-type="float" office:value="8096" calcext:value-type="float">
            <text:p>8096</text:p>
          </table:table-cell>
          <table:table-cell table:formula="of:=[.B1157]-[.B$2]" office:value-type="float" office:value="36.2703561782837" calcext:value-type="float">
            <text:p>36.2703561783</text:p>
          </table:table-cell>
          <table:table-cell table:formula="of:=[.C1157]/([.D1157]-[.D1156])" office:value-type="float" office:value="760568.127399377" calcext:value-type="float">
            <text:p>760568.127399377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42770940.96142" calcext:value-type="float">
            <text:p>1442770940.96142</text:p>
          </table:table-cell>
          <table:table-cell office:value-type="float" office:value="8096" calcext:value-type="float">
            <text:p>8096</text:p>
          </table:table-cell>
          <table:table-cell table:formula="of:=[.B1158]-[.B$2]" office:value-type="float" office:value="36.2810165882111" calcext:value-type="float">
            <text:p>36.2810165882</text:p>
          </table:table-cell>
          <table:table-cell table:formula="of:=[.C1158]/([.D1158]-[.D1157])" office:value-type="float" office:value="759445.467403216" calcext:value-type="float">
            <text:p>759445.46740321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42770940.97207" calcext:value-type="float">
            <text:p>1442770940.97207</text:p>
          </table:table-cell>
          <table:table-cell office:value-type="float" office:value="8096" calcext:value-type="float">
            <text:p>8096</text:p>
          </table:table-cell>
          <table:table-cell table:formula="of:=[.B1159]-[.B$2]" office:value-type="float" office:value="36.2916700839996" calcext:value-type="float">
            <text:p>36.291670084</text:p>
          </table:table-cell>
          <table:table-cell table:formula="of:=[.C1159]/([.D1159]-[.D1158])" office:value-type="float" office:value="759938.348939218" calcext:value-type="float">
            <text:p>759938.348939218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42770940.9826" calcext:value-type="float">
            <text:p>1442770940.9826</text:p>
          </table:table-cell>
          <table:table-cell office:value-type="float" office:value="8096" calcext:value-type="float">
            <text:p>8096</text:p>
          </table:table-cell>
          <table:table-cell table:formula="of:=[.B1160]-[.B$2]" office:value-type="float" office:value="36.3021948337555" calcext:value-type="float">
            <text:p>36.3021948338</text:p>
          </table:table-cell>
          <table:table-cell table:formula="of:=[.C1160]/([.D1160]-[.D1159])" office:value-type="float" office:value="769234.441464299" calcext:value-type="float">
            <text:p>769234.441464299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42770940.99312" calcext:value-type="float">
            <text:p>1442770940.99312</text:p>
          </table:table-cell>
          <table:table-cell office:value-type="float" office:value="8096" calcext:value-type="float">
            <text:p>8096</text:p>
          </table:table-cell>
          <table:table-cell table:formula="of:=[.B1161]-[.B$2]" office:value-type="float" office:value="36.3127136230469" calcext:value-type="float">
            <text:p>36.312713623</text:p>
          </table:table-cell>
          <table:table-cell table:formula="of:=[.C1161]/([.D1161]-[.D1160])" office:value-type="float" office:value="769670.327613953" calcext:value-type="float">
            <text:p>769670.32761395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42770941.00368" calcext:value-type="float">
            <text:p>1442770941.00368</text:p>
          </table:table-cell>
          <table:table-cell office:value-type="float" office:value="8096" calcext:value-type="float">
            <text:p>8096</text:p>
          </table:table-cell>
          <table:table-cell table:formula="of:=[.B1162]-[.B$2]" office:value-type="float" office:value="36.3232734203339" calcext:value-type="float">
            <text:p>36.3232734203</text:p>
          </table:table-cell>
          <table:table-cell table:formula="of:=[.C1162]/([.D1162]-[.D1161])" office:value-type="float" office:value="766681.38411867" calcext:value-type="float">
            <text:p>766681.38411867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42770941.01409" calcext:value-type="float">
            <text:p>1442770941.01409</text:p>
          </table:table-cell>
          <table:table-cell office:value-type="float" office:value="8096" calcext:value-type="float">
            <text:p>8096</text:p>
          </table:table-cell>
          <table:table-cell table:formula="of:=[.B1163]-[.B$2]" office:value-type="float" office:value="36.3336846828461" calcext:value-type="float">
            <text:p>36.3336846828</text:p>
          </table:table-cell>
          <table:table-cell table:formula="of:=[.C1163]/([.D1163]-[.D1162])" office:value-type="float" office:value="777619.428047999" calcext:value-type="float">
            <text:p>777619.428047999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42770941.02454" calcext:value-type="float">
            <text:p>1442770941.02454</text:p>
          </table:table-cell>
          <table:table-cell office:value-type="float" office:value="8096" calcext:value-type="float">
            <text:p>8096</text:p>
          </table:table-cell>
          <table:table-cell table:formula="of:=[.B1164]-[.B$2]" office:value-type="float" office:value="36.344132900238" calcext:value-type="float">
            <text:p>36.3441329002</text:p>
          </table:table-cell>
          <table:table-cell table:formula="of:=[.C1164]/([.D1164]-[.D1163])" office:value-type="float" office:value="774869.02275061" calcext:value-type="float">
            <text:p>774869.0227506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42770941.03496" calcext:value-type="float">
            <text:p>1442770941.03496</text:p>
          </table:table-cell>
          <table:table-cell office:value-type="float" office:value="8096" calcext:value-type="float">
            <text:p>8096</text:p>
          </table:table-cell>
          <table:table-cell table:formula="of:=[.B1165]-[.B$2]" office:value-type="float" office:value="36.3545570373535" calcext:value-type="float">
            <text:p>36.3545570374</text:p>
          </table:table-cell>
          <table:table-cell table:formula="of:=[.C1165]/([.D1165]-[.D1164])" office:value-type="float" office:value="776659.008828507" calcext:value-type="float">
            <text:p>776659.008828507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42770941.04543" calcext:value-type="float">
            <text:p>1442770941.04543</text:p>
          </table:table-cell>
          <table:table-cell office:value-type="float" office:value="8096" calcext:value-type="float">
            <text:p>8096</text:p>
          </table:table-cell>
          <table:table-cell table:formula="of:=[.B1166]-[.B$2]" office:value-type="float" office:value="36.3650205135345" calcext:value-type="float">
            <text:p>36.3650205135</text:p>
          </table:table-cell>
          <table:table-cell table:formula="of:=[.C1166]/([.D1166]-[.D1165])" office:value-type="float" office:value="773739.038530772" calcext:value-type="float">
            <text:p>773739.038530772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42770941.0559" calcext:value-type="float">
            <text:p>1442770941.0559</text:p>
          </table:table-cell>
          <table:table-cell office:value-type="float" office:value="8096" calcext:value-type="float">
            <text:p>8096</text:p>
          </table:table-cell>
          <table:table-cell table:formula="of:=[.B1167]-[.B$2]" office:value-type="float" office:value="36.3754951953888" calcext:value-type="float">
            <text:p>36.3754951954</text:p>
          </table:table-cell>
          <table:table-cell table:formula="of:=[.C1167]/([.D1167]-[.D1166])" office:value-type="float" office:value="772911.302954432" calcext:value-type="float">
            <text:p>772911.302954432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42770941.06642" calcext:value-type="float">
            <text:p>1442770941.06642</text:p>
          </table:table-cell>
          <table:table-cell office:value-type="float" office:value="8096" calcext:value-type="float">
            <text:p>8096</text:p>
          </table:table-cell>
          <table:table-cell table:formula="of:=[.B1168]-[.B$2]" office:value-type="float" office:value="36.3860113620758" calcext:value-type="float">
            <text:p>36.3860113621</text:p>
          </table:table-cell>
          <table:table-cell table:formula="of:=[.C1168]/([.D1168]-[.D1167])" office:value-type="float" office:value="769862.274054593" calcext:value-type="float">
            <text:p>769862.27405459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42770941.07685" calcext:value-type="float">
            <text:p>1442770941.07685</text:p>
          </table:table-cell>
          <table:table-cell office:value-type="float" office:value="8096" calcext:value-type="float">
            <text:p>8096</text:p>
          </table:table-cell>
          <table:table-cell table:formula="of:=[.B1169]-[.B$2]" office:value-type="float" office:value="36.3964486122131" calcext:value-type="float">
            <text:p>36.3964486122</text:p>
          </table:table-cell>
          <table:table-cell table:formula="of:=[.C1169]/([.D1169]-[.D1168])" office:value-type="float" office:value="775683.239692076" calcext:value-type="float">
            <text:p>775683.23969207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42770941.08724" calcext:value-type="float">
            <text:p>1442770941.08724</text:p>
          </table:table-cell>
          <table:table-cell office:value-type="float" office:value="8096" calcext:value-type="float">
            <text:p>8096</text:p>
          </table:table-cell>
          <table:table-cell table:formula="of:=[.B1170]-[.B$2]" office:value-type="float" office:value="36.4068365097046" calcext:value-type="float">
            <text:p>36.4068365097</text:p>
          </table:table-cell>
          <table:table-cell table:formula="of:=[.C1170]/([.D1170]-[.D1169])" office:value-type="float" office:value="779368.491714482" calcext:value-type="float">
            <text:p>779368.491714482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42770941.09763" calcext:value-type="float">
            <text:p>1442770941.09763</text:p>
          </table:table-cell>
          <table:table-cell office:value-type="float" office:value="8096" calcext:value-type="float">
            <text:p>8096</text:p>
          </table:table-cell>
          <table:table-cell table:formula="of:=[.B1171]-[.B$2]" office:value-type="float" office:value="36.4172301292419" calcext:value-type="float">
            <text:p>36.4172301292</text:p>
          </table:table-cell>
          <table:table-cell table:formula="of:=[.C1171]/([.D1171]-[.D1170])" office:value-type="float" office:value="778939.422489333" calcext:value-type="float">
            <text:p>778939.42248933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42770941.10809" calcext:value-type="float">
            <text:p>1442770941.10809</text:p>
          </table:table-cell>
          <table:table-cell office:value-type="float" office:value="8096" calcext:value-type="float">
            <text:p>8096</text:p>
          </table:table-cell>
          <table:table-cell table:formula="of:=[.B1172]-[.B$2]" office:value-type="float" office:value="36.427681684494" calcext:value-type="float">
            <text:p>36.4276816845</text:p>
          </table:table-cell>
          <table:table-cell table:formula="of:=[.C1172]/([.D1172]-[.D1171])" office:value-type="float" office:value="774621.556767115" calcext:value-type="float">
            <text:p>774621.55676711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42770941.1185" calcext:value-type="float">
            <text:p>1442770941.1185</text:p>
          </table:table-cell>
          <table:table-cell office:value-type="float" office:value="8096" calcext:value-type="float">
            <text:p>8096</text:p>
          </table:table-cell>
          <table:table-cell table:formula="of:=[.B1173]-[.B$2]" office:value-type="float" office:value="36.4380905628204" calcext:value-type="float">
            <text:p>36.4380905628</text:p>
          </table:table-cell>
          <table:table-cell table:formula="of:=[.C1173]/([.D1173]-[.D1172])" office:value-type="float" office:value="777797.544184342" calcext:value-type="float">
            <text:p>777797.54418434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42770941.12895" calcext:value-type="float">
            <text:p>1442770941.12895</text:p>
          </table:table-cell>
          <table:table-cell office:value-type="float" office:value="8096" calcext:value-type="float">
            <text:p>8096</text:p>
          </table:table-cell>
          <table:table-cell table:formula="of:=[.B1174]-[.B$2]" office:value-type="float" office:value="36.4485447406769" calcext:value-type="float">
            <text:p>36.4485447407</text:p>
          </table:table-cell>
          <table:table-cell table:formula="of:=[.C1174]/([.D1174]-[.D1173])" office:value-type="float" office:value="774427.230067506" calcext:value-type="float">
            <text:p>774427.230067506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42770941.13946" calcext:value-type="float">
            <text:p>1442770941.13946</text:p>
          </table:table-cell>
          <table:table-cell office:value-type="float" office:value="8096" calcext:value-type="float">
            <text:p>8096</text:p>
          </table:table-cell>
          <table:table-cell table:formula="of:=[.B1175]-[.B$2]" office:value-type="float" office:value="36.4590532779694" calcext:value-type="float">
            <text:p>36.459053278</text:p>
          </table:table-cell>
          <table:table-cell table:formula="of:=[.C1175]/([.D1175]-[.D1174])" office:value-type="float" office:value="770421.208458118" calcext:value-type="float">
            <text:p>770421.208458118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42770941.14987" calcext:value-type="float">
            <text:p>1442770941.14987</text:p>
          </table:table-cell>
          <table:table-cell office:value-type="float" office:value="8096" calcext:value-type="float">
            <text:p>8096</text:p>
          </table:table-cell>
          <table:table-cell table:formula="of:=[.B1176]-[.B$2]" office:value-type="float" office:value="36.4694607257843" calcext:value-type="float">
            <text:p>36.4694607258</text:p>
          </table:table-cell>
          <table:table-cell table:formula="of:=[.C1176]/([.D1176]-[.D1175])" office:value-type="float" office:value="777904.453037662" calcext:value-type="float">
            <text:p>777904.45303766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42770941.16033" calcext:value-type="float">
            <text:p>1442770941.16033</text:p>
          </table:table-cell>
          <table:table-cell office:value-type="float" office:value="8096" calcext:value-type="float">
            <text:p>8096</text:p>
          </table:table-cell>
          <table:table-cell table:formula="of:=[.B1177]-[.B$2]" office:value-type="float" office:value="36.479926109314" calcext:value-type="float">
            <text:p>36.4799261093</text:p>
          </table:table-cell>
          <table:table-cell table:formula="of:=[.C1177]/([.D1177]-[.D1176])" office:value-type="float" office:value="773598.022189315" calcext:value-type="float">
            <text:p>773598.02218931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42770941.17077" calcext:value-type="float">
            <text:p>1442770941.17077</text:p>
          </table:table-cell>
          <table:table-cell office:value-type="float" office:value="8096" calcext:value-type="float">
            <text:p>8096</text:p>
          </table:table-cell>
          <table:table-cell table:formula="of:=[.B1178]-[.B$2]" office:value-type="float" office:value="36.4903700351715" calcext:value-type="float">
            <text:p>36.4903700352</text:p>
          </table:table-cell>
          <table:table-cell table:formula="of:=[.C1178]/([.D1178]-[.D1177])" office:value-type="float" office:value="775187.425727657" calcext:value-type="float">
            <text:p>775187.425727657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42770941.18127" calcext:value-type="float">
            <text:p>1442770941.18127</text:p>
          </table:table-cell>
          <table:table-cell office:value-type="float" office:value="8096" calcext:value-type="float">
            <text:p>8096</text:p>
          </table:table-cell>
          <table:table-cell table:formula="of:=[.B1179]-[.B$2]" office:value-type="float" office:value="36.5008664131165" calcext:value-type="float">
            <text:p>36.5008664131</text:p>
          </table:table-cell>
          <table:table-cell table:formula="of:=[.C1179]/([.D1179]-[.D1178])" office:value-type="float" office:value="771313.689585463" calcext:value-type="float">
            <text:p>771313.689585463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42770941.19174" calcext:value-type="float">
            <text:p>1442770941.19174</text:p>
          </table:table-cell>
          <table:table-cell office:value-type="float" office:value="8096" calcext:value-type="float">
            <text:p>8096</text:p>
          </table:table-cell>
          <table:table-cell table:formula="of:=[.B1180]-[.B$2]" office:value-type="float" office:value="36.5113372802734" calcext:value-type="float">
            <text:p>36.5113372803</text:p>
          </table:table-cell>
          <table:table-cell table:formula="of:=[.C1180]/([.D1180]-[.D1179])" office:value-type="float" office:value="773192.886379161" calcext:value-type="float">
            <text:p>773192.88637916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42770941.20216" calcext:value-type="float">
            <text:p>1442770941.20216</text:p>
          </table:table-cell>
          <table:table-cell office:value-type="float" office:value="8096" calcext:value-type="float">
            <text:p>8096</text:p>
          </table:table-cell>
          <table:table-cell table:formula="of:=[.B1181]-[.B$2]" office:value-type="float" office:value="36.5217590332031" calcext:value-type="float">
            <text:p>36.5217590332</text:p>
          </table:table-cell>
          <table:table-cell table:formula="of:=[.C1181]/([.D1181]-[.D1180])" office:value-type="float" office:value="776836.685212299" calcext:value-type="float">
            <text:p>776836.685212299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42770941.21267" calcext:value-type="float">
            <text:p>1442770941.21267</text:p>
          </table:table-cell>
          <table:table-cell office:value-type="float" office:value="8096" calcext:value-type="float">
            <text:p>8096</text:p>
          </table:table-cell>
          <table:table-cell table:formula="of:=[.B1182]-[.B$2]" office:value-type="float" office:value="36.5322635173798" calcext:value-type="float">
            <text:p>36.5322635174</text:p>
          </table:table-cell>
          <table:table-cell table:formula="of:=[.C1182]/([.D1182]-[.D1181])" office:value-type="float" office:value="770718.472593568" calcext:value-type="float">
            <text:p>770718.472593568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42770941.22305" calcext:value-type="float">
            <text:p>1442770941.22305</text:p>
          </table:table-cell>
          <table:table-cell office:value-type="float" office:value="8096" calcext:value-type="float">
            <text:p>8096</text:p>
          </table:table-cell>
          <table:table-cell table:formula="of:=[.B1183]-[.B$2]" office:value-type="float" office:value="36.5426480770111" calcext:value-type="float">
            <text:p>36.542648077</text:p>
          </table:table-cell>
          <table:table-cell table:formula="of:=[.C1183]/([.D1183]-[.D1182])" office:value-type="float" office:value="779619.000459179" calcext:value-type="float">
            <text:p>779619.000459179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42770941.23353" calcext:value-type="float">
            <text:p>1442770941.23353</text:p>
          </table:table-cell>
          <table:table-cell office:value-type="float" office:value="8096" calcext:value-type="float">
            <text:p>8096</text:p>
          </table:table-cell>
          <table:table-cell table:formula="of:=[.B1184]-[.B$2]" office:value-type="float" office:value="36.5531249046326" calcext:value-type="float">
            <text:p>36.5531249046</text:p>
          </table:table-cell>
          <table:table-cell table:formula="of:=[.C1184]/([.D1184]-[.D1183])" office:value-type="float" office:value="772753.002389459" calcext:value-type="float">
            <text:p>772753.002389459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442770941.24394" calcext:value-type="float">
            <text:p>1442770941.24394</text:p>
          </table:table-cell>
          <table:table-cell office:value-type="float" office:value="8096" calcext:value-type="float">
            <text:p>8096</text:p>
          </table:table-cell>
          <table:table-cell table:formula="of:=[.B1185]-[.B$2]" office:value-type="float" office:value="36.5635304450989" calcext:value-type="float">
            <text:p>36.5635304451</text:p>
          </table:table-cell>
          <table:table-cell table:formula="of:=[.C1185]/([.D1185]-[.D1184])" office:value-type="float" office:value="778047.043900651" calcext:value-type="float">
            <text:p>778047.043900651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42770941.25441" calcext:value-type="float">
            <text:p>1442770941.25441</text:p>
          </table:table-cell>
          <table:table-cell office:value-type="float" office:value="8096" calcext:value-type="float">
            <text:p>8096</text:p>
          </table:table-cell>
          <table:table-cell table:formula="of:=[.B1186]-[.B$2]" office:value-type="float" office:value="36.5740020275116" calcext:value-type="float">
            <text:p>36.5740020275</text:p>
          </table:table-cell>
          <table:table-cell table:formula="of:=[.C1186]/([.D1186]-[.D1185])" office:value-type="float" office:value="773140.073859885" calcext:value-type="float">
            <text:p>773140.07385988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442770941.26485" calcext:value-type="float">
            <text:p>1442770941.26485</text:p>
          </table:table-cell>
          <table:table-cell office:value-type="float" office:value="8096" calcext:value-type="float">
            <text:p>8096</text:p>
          </table:table-cell>
          <table:table-cell table:formula="of:=[.B1187]-[.B$2]" office:value-type="float" office:value="36.584440946579" calcext:value-type="float">
            <text:p>36.5844409466</text:p>
          </table:table-cell>
          <table:table-cell table:formula="of:=[.C1187]/([.D1187]-[.D1186])" office:value-type="float" office:value="775559.226749498" calcext:value-type="float">
            <text:p>775559.226749498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42770941.27535" calcext:value-type="float">
            <text:p>1442770941.27535</text:p>
          </table:table-cell>
          <table:table-cell office:value-type="float" office:value="8096" calcext:value-type="float">
            <text:p>8096</text:p>
          </table:table-cell>
          <table:table-cell table:formula="of:=[.B1188]-[.B$2]" office:value-type="float" office:value="36.5949428081512" calcext:value-type="float">
            <text:p>36.5949428082</text:p>
          </table:table-cell>
          <table:table-cell table:formula="of:=[.C1188]/([.D1188]-[.D1187])" office:value-type="float" office:value="770910.942244824" calcext:value-type="float">
            <text:p>770910.94224482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42770941.28582" calcext:value-type="float">
            <text:p>1442770941.28582</text:p>
          </table:table-cell>
          <table:table-cell office:value-type="float" office:value="8096" calcext:value-type="float">
            <text:p>8096</text:p>
          </table:table-cell>
          <table:table-cell table:formula="of:=[.B1189]-[.B$2]" office:value-type="float" office:value="36.6054146289825" calcext:value-type="float">
            <text:p>36.605414629</text:p>
          </table:table-cell>
          <table:table-cell table:formula="of:=[.C1189]/([.D1189]-[.D1188])" office:value-type="float" office:value="773122.471290014" calcext:value-type="float">
            <text:p>773122.471290014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42770941.2963" calcext:value-type="float">
            <text:p>1442770941.2963</text:p>
          </table:table-cell>
          <table:table-cell office:value-type="float" office:value="8096" calcext:value-type="float">
            <text:p>8096</text:p>
          </table:table-cell>
          <table:table-cell table:formula="of:=[.B1190]-[.B$2]" office:value-type="float" office:value="36.6158952713013" calcext:value-type="float">
            <text:p>36.6158952713</text:p>
          </table:table-cell>
          <table:table-cell table:formula="of:=[.C1190]/([.D1190]-[.D1189])" office:value-type="float" office:value="772471.739211538" calcext:value-type="float">
            <text:p>772471.739211538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42770941.30674" calcext:value-type="float">
            <text:p>1442770941.30674</text:p>
          </table:table-cell>
          <table:table-cell office:value-type="float" office:value="8096" calcext:value-type="float">
            <text:p>8096</text:p>
          </table:table-cell>
          <table:table-cell table:formula="of:=[.B1191]-[.B$2]" office:value-type="float" office:value="36.6263372898102" calcext:value-type="float">
            <text:p>36.6263372898</text:p>
          </table:table-cell>
          <table:table-cell table:formula="of:=[.C1191]/([.D1191]-[.D1190])" office:value-type="float" office:value="775329.022170468" calcext:value-type="float">
            <text:p>775329.02217046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442770941.3172" calcext:value-type="float">
            <text:p>1442770941.3172</text:p>
          </table:table-cell>
          <table:table-cell office:value-type="float" office:value="8096" calcext:value-type="float">
            <text:p>8096</text:p>
          </table:table-cell>
          <table:table-cell table:formula="of:=[.B1192]-[.B$2]" office:value-type="float" office:value="36.6367928981781" calcext:value-type="float">
            <text:p>36.6367928982</text:p>
          </table:table-cell>
          <table:table-cell table:formula="of:=[.C1192]/([.D1192]-[.D1191])" office:value-type="float" office:value="774321.274775391" calcext:value-type="float">
            <text:p>774321.27477539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442770941.32764" calcext:value-type="float">
            <text:p>1442770941.32764</text:p>
          </table:table-cell>
          <table:table-cell office:value-type="float" office:value="8096" calcext:value-type="float">
            <text:p>8096</text:p>
          </table:table-cell>
          <table:table-cell table:formula="of:=[.B1193]-[.B$2]" office:value-type="float" office:value="36.6472327709198" calcext:value-type="float">
            <text:p>36.6472327709</text:p>
          </table:table-cell>
          <table:table-cell table:formula="of:=[.C1193]/([.D1193]-[.D1192])" office:value-type="float" office:value="775488.380012789" calcext:value-type="float">
            <text:p>775488.380012789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42770941.33807" calcext:value-type="float">
            <text:p>1442770941.33807</text:p>
          </table:table-cell>
          <table:table-cell office:value-type="float" office:value="8096" calcext:value-type="float">
            <text:p>8096</text:p>
          </table:table-cell>
          <table:table-cell table:formula="of:=[.B1194]-[.B$2]" office:value-type="float" office:value="36.6576685905457" calcext:value-type="float">
            <text:p>36.6576685905</text:p>
          </table:table-cell>
          <table:table-cell table:formula="of:=[.C1194]/([.D1194]-[.D1193])" office:value-type="float" office:value="775789.568070184" calcext:value-type="float">
            <text:p>775789.568070184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42770941.34848" calcext:value-type="float">
            <text:p>1442770941.34848</text:p>
          </table:table-cell>
          <table:table-cell office:value-type="float" office:value="8096" calcext:value-type="float">
            <text:p>8096</text:p>
          </table:table-cell>
          <table:table-cell table:formula="of:=[.B1195]-[.B$2]" office:value-type="float" office:value="36.6680772304535" calcext:value-type="float">
            <text:p>36.6680772305</text:p>
          </table:table-cell>
          <table:table-cell table:formula="of:=[.C1195]/([.D1195]-[.D1194])" office:value-type="float" office:value="777815.360285865" calcext:value-type="float">
            <text:p>777815.36028586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442770941.35889" calcext:value-type="float">
            <text:p>1442770941.35889</text:p>
          </table:table-cell>
          <table:table-cell office:value-type="float" office:value="8096" calcext:value-type="float">
            <text:p>8096</text:p>
          </table:table-cell>
          <table:table-cell table:formula="of:=[.B1196]-[.B$2]" office:value-type="float" office:value="36.6784856319427" calcext:value-type="float">
            <text:p>36.6784856319</text:p>
          </table:table-cell>
          <table:table-cell table:formula="of:=[.C1196]/([.D1196]-[.D1195])" office:value-type="float" office:value="777833.177203592" calcext:value-type="float">
            <text:p>777833.177203592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42770941.36936" calcext:value-type="float">
            <text:p>1442770941.36936</text:p>
          </table:table-cell>
          <table:table-cell office:value-type="float" office:value="8096" calcext:value-type="float">
            <text:p>8096</text:p>
          </table:table-cell>
          <table:table-cell table:formula="of:=[.B1197]-[.B$2]" office:value-type="float" office:value="36.6889567375183" calcext:value-type="float">
            <text:p>36.6889567375</text:p>
          </table:table-cell>
          <table:table-cell table:formula="of:=[.C1197]/([.D1197]-[.D1196])" office:value-type="float" office:value="773175.281404404" calcext:value-type="float">
            <text:p>773175.281404404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442770941.37979" calcext:value-type="float">
            <text:p>1442770941.37979</text:p>
          </table:table-cell>
          <table:table-cell office:value-type="float" office:value="8096" calcext:value-type="float">
            <text:p>8096</text:p>
          </table:table-cell>
          <table:table-cell table:formula="of:=[.B1198]-[.B$2]" office:value-type="float" office:value="36.6993844509125" calcext:value-type="float">
            <text:p>36.6993844509</text:p>
          </table:table-cell>
          <table:table-cell table:formula="of:=[.C1198]/([.D1198]-[.D1197])" office:value-type="float" office:value="776392.64659213" calcext:value-type="float">
            <text:p>776392.64659213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442770941.39022" calcext:value-type="float">
            <text:p>1442770941.39022</text:p>
          </table:table-cell>
          <table:table-cell office:value-type="float" office:value="8096" calcext:value-type="float">
            <text:p>8096</text:p>
          </table:table-cell>
          <table:table-cell table:formula="of:=[.B1199]-[.B$2]" office:value-type="float" office:value="36.709817647934" calcext:value-type="float">
            <text:p>36.7098176479</text:p>
          </table:table-cell>
          <table:table-cell table:formula="of:=[.C1199]/([.D1199]-[.D1198])" office:value-type="float" office:value="775984.579159049" calcext:value-type="float">
            <text:p>775984.579159049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442770941.40065" calcext:value-type="float">
            <text:p>1442770941.40065</text:p>
          </table:table-cell>
          <table:table-cell office:value-type="float" office:value="8096" calcext:value-type="float">
            <text:p>8096</text:p>
          </table:table-cell>
          <table:table-cell table:formula="of:=[.B1200]-[.B$2]" office:value-type="float" office:value="36.7202446460724" calcext:value-type="float">
            <text:p>36.7202446461</text:p>
          </table:table-cell>
          <table:table-cell table:formula="of:=[.C1200]/([.D1200]-[.D1199])" office:value-type="float" office:value="776445.904422189" calcext:value-type="float">
            <text:p>776445.904422189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42770941.41109" calcext:value-type="float">
            <text:p>1442770941.41109</text:p>
          </table:table-cell>
          <table:table-cell office:value-type="float" office:value="8096" calcext:value-type="float">
            <text:p>8096</text:p>
          </table:table-cell>
          <table:table-cell table:formula="of:=[.B1201]-[.B$2]" office:value-type="float" office:value="36.7306878566742" calcext:value-type="float">
            <text:p>36.7306878567</text:p>
          </table:table-cell>
          <table:table-cell table:formula="of:=[.C1201]/([.D1201]-[.D1200])" office:value-type="float" office:value="775240.518332496" calcext:value-type="float">
            <text:p>775240.51833249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42770941.42148" calcext:value-type="float">
            <text:p>1442770941.42148</text:p>
          </table:table-cell>
          <table:table-cell office:value-type="float" office:value="8096" calcext:value-type="float">
            <text:p>8096</text:p>
          </table:table-cell>
          <table:table-cell table:formula="of:=[.B1202]-[.B$2]" office:value-type="float" office:value="36.7410776615143" calcext:value-type="float">
            <text:p>36.7410776615</text:p>
          </table:table-cell>
          <table:table-cell table:formula="of:=[.C1202]/([.D1202]-[.D1201])" office:value-type="float" office:value="779225.416127404" calcext:value-type="float">
            <text:p>779225.41612740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42770941.43185" calcext:value-type="float">
            <text:p>1442770941.43185</text:p>
          </table:table-cell>
          <table:table-cell office:value-type="float" office:value="8096" calcext:value-type="float">
            <text:p>8096</text:p>
          </table:table-cell>
          <table:table-cell table:formula="of:=[.B1203]-[.B$2]" office:value-type="float" office:value="36.7514462471008" calcext:value-type="float">
            <text:p>36.7514462471</text:p>
          </table:table-cell>
          <table:table-cell table:formula="of:=[.C1203]/([.D1203]-[.D1202])" office:value-type="float" office:value="780820.096668123" calcext:value-type="float">
            <text:p>780820.096668123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42770941.44232" calcext:value-type="float">
            <text:p>1442770941.44232</text:p>
          </table:table-cell>
          <table:table-cell office:value-type="float" office:value="8096" calcext:value-type="float">
            <text:p>8096</text:p>
          </table:table-cell>
          <table:table-cell table:formula="of:=[.B1204]-[.B$2]" office:value-type="float" office:value="36.7619140148163" calcext:value-type="float">
            <text:p>36.7619140148</text:p>
          </table:table-cell>
          <table:table-cell table:formula="of:=[.C1204]/([.D1204]-[.D1203])" office:value-type="float" office:value="773421.824029154" calcext:value-type="float">
            <text:p>773421.82402915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42770941.45276" calcext:value-type="float">
            <text:p>1442770941.45276</text:p>
          </table:table-cell>
          <table:table-cell office:value-type="float" office:value="8096" calcext:value-type="float">
            <text:p>8096</text:p>
          </table:table-cell>
          <table:table-cell table:formula="of:=[.B1205]-[.B$2]" office:value-type="float" office:value="36.7723505496979" calcext:value-type="float">
            <text:p>36.7723505497</text:p>
          </table:table-cell>
          <table:table-cell table:formula="of:=[.C1205]/([.D1205]-[.D1204])" office:value-type="float" office:value="775736.400237584" calcext:value-type="float">
            <text:p>775736.400237584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42770941.46319" calcext:value-type="float">
            <text:p>1442770941.46319</text:p>
          </table:table-cell>
          <table:table-cell office:value-type="float" office:value="8096" calcext:value-type="float">
            <text:p>8096</text:p>
          </table:table-cell>
          <table:table-cell table:formula="of:=[.B1206]-[.B$2]" office:value-type="float" office:value="36.7827899456024" calcext:value-type="float">
            <text:p>36.7827899456</text:p>
          </table:table-cell>
          <table:table-cell table:formula="of:=[.C1206]/([.D1206]-[.D1205])" office:value-type="float" office:value="775523.801763121" calcext:value-type="float">
            <text:p>775523.80176312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42770941.47373" calcext:value-type="float">
            <text:p>1442770941.47373</text:p>
          </table:table-cell>
          <table:table-cell office:value-type="float" office:value="8096" calcext:value-type="float">
            <text:p>8096</text:p>
          </table:table-cell>
          <table:table-cell table:formula="of:=[.B1207]-[.B$2]" office:value-type="float" office:value="36.7933297157288" calcext:value-type="float">
            <text:p>36.7933297157</text:p>
          </table:table-cell>
          <table:table-cell table:formula="of:=[.C1207]/([.D1207]-[.D1206])" office:value-type="float" office:value="768138.194946502" calcext:value-type="float">
            <text:p>768138.194946502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42770941.48413" calcext:value-type="float">
            <text:p>1442770941.48413</text:p>
          </table:table-cell>
          <table:table-cell office:value-type="float" office:value="8096" calcext:value-type="float">
            <text:p>8096</text:p>
          </table:table-cell>
          <table:table-cell table:formula="of:=[.B1208]-[.B$2]" office:value-type="float" office:value="36.8037292957306" calcext:value-type="float">
            <text:p>36.8037292957</text:p>
          </table:table-cell>
          <table:table-cell table:formula="of:=[.C1208]/([.D1208]-[.D1207])" office:value-type="float" office:value="778492.977463949" calcext:value-type="float">
            <text:p>778492.977463949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42770941.4946" calcext:value-type="float">
            <text:p>1442770941.4946</text:p>
          </table:table-cell>
          <table:table-cell office:value-type="float" office:value="8096" calcext:value-type="float">
            <text:p>8096</text:p>
          </table:table-cell>
          <table:table-cell table:formula="of:=[.B1209]-[.B$2]" office:value-type="float" office:value="36.8141918182373" calcext:value-type="float">
            <text:p>36.8141918182</text:p>
          </table:table-cell>
          <table:table-cell table:formula="of:=[.C1209]/([.D1209]-[.D1208])" office:value-type="float" office:value="773809.565982271" calcext:value-type="float">
            <text:p>773809.56598227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42770941.50498" calcext:value-type="float">
            <text:p>1442770941.50498</text:p>
          </table:table-cell>
          <table:table-cell office:value-type="float" office:value="8096" calcext:value-type="float">
            <text:p>8096</text:p>
          </table:table-cell>
          <table:table-cell table:formula="of:=[.B1210]-[.B$2]" office:value-type="float" office:value="36.8245797157288" calcext:value-type="float">
            <text:p>36.8245797157</text:p>
          </table:table-cell>
          <table:table-cell table:formula="of:=[.C1210]/([.D1210]-[.D1209])" office:value-type="float" office:value="779368.491714482" calcext:value-type="float">
            <text:p>779368.49171448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42770941.51526" calcext:value-type="float">
            <text:p>1442770941.51526</text:p>
          </table:table-cell>
          <table:table-cell office:value-type="float" office:value="8096" calcext:value-type="float">
            <text:p>8096</text:p>
          </table:table-cell>
          <table:table-cell table:formula="of:=[.B1211]-[.B$2]" office:value-type="float" office:value="36.8348557949066" calcext:value-type="float">
            <text:p>36.8348557949</text:p>
          </table:table-cell>
          <table:table-cell table:formula="of:=[.C1211]/([.D1211]-[.D1210])" office:value-type="float" office:value="787849.126099162" calcext:value-type="float">
            <text:p>787849.12609916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42770941.52553" calcext:value-type="float">
            <text:p>1442770941.52553</text:p>
          </table:table-cell>
          <table:table-cell office:value-type="float" office:value="8096" calcext:value-type="float">
            <text:p>8096</text:p>
          </table:table-cell>
          <table:table-cell table:formula="of:=[.B1212]-[.B$2]" office:value-type="float" office:value="36.8451228141785" calcext:value-type="float">
            <text:p>36.8451228142</text:p>
          </table:table-cell>
          <table:table-cell table:formula="of:=[.C1212]/([.D1212]-[.D1211])" office:value-type="float" office:value="788544.346283352" calcext:value-type="float">
            <text:p>788544.34628335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42770941.53582" calcext:value-type="float">
            <text:p>1442770941.53582</text:p>
          </table:table-cell>
          <table:table-cell office:value-type="float" office:value="8096" calcext:value-type="float">
            <text:p>8096</text:p>
          </table:table-cell>
          <table:table-cell table:formula="of:=[.B1213]-[.B$2]" office:value-type="float" office:value="36.8554201126099" calcext:value-type="float">
            <text:p>36.8554201126</text:p>
          </table:table-cell>
          <table:table-cell table:formula="of:=[.C1213]/([.D1213]-[.D1212])" office:value-type="float" office:value="786225.635193332" calcext:value-type="float">
            <text:p>786225.63519333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42770941.54618" calcext:value-type="float">
            <text:p>1442770941.54618</text:p>
          </table:table-cell>
          <table:table-cell office:value-type="float" office:value="8096" calcext:value-type="float">
            <text:p>8096</text:p>
          </table:table-cell>
          <table:table-cell table:formula="of:=[.B1214]-[.B$2]" office:value-type="float" office:value="36.8657789230347" calcext:value-type="float">
            <text:p>36.865778923</text:p>
          </table:table-cell>
          <table:table-cell table:formula="of:=[.C1214]/([.D1214]-[.D1213])" office:value-type="float" office:value="781556.922850304" calcext:value-type="float">
            <text:p>781556.922850304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42770941.55653" calcext:value-type="float">
            <text:p>1442770941.55653</text:p>
          </table:table-cell>
          <table:table-cell office:value-type="float" office:value="8096" calcext:value-type="float">
            <text:p>8096</text:p>
          </table:table-cell>
          <table:table-cell table:formula="of:=[.B1215]-[.B$2]" office:value-type="float" office:value="36.8761298656464" calcext:value-type="float">
            <text:p>36.8761298656</text:p>
          </table:table-cell>
          <table:table-cell table:formula="of:=[.C1215]/([.D1215]-[.D1214])" office:value-type="float" office:value="782150.98892088" calcext:value-type="float">
            <text:p>782150.98892088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42770941.56683" calcext:value-type="float">
            <text:p>1442770941.56683</text:p>
          </table:table-cell>
          <table:table-cell office:value-type="float" office:value="8096" calcext:value-type="float">
            <text:p>8096</text:p>
          </table:table-cell>
          <table:table-cell table:formula="of:=[.B1216]-[.B$2]" office:value-type="float" office:value="36.8864214420319" calcext:value-type="float">
            <text:p>36.886421442</text:p>
          </table:table-cell>
          <table:table-cell table:formula="of:=[.C1216]/([.D1216]-[.D1215])" office:value-type="float" office:value="786662.771255155" calcext:value-type="float">
            <text:p>786662.771255155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42770941.57721" calcext:value-type="float">
            <text:p>1442770941.57721</text:p>
          </table:table-cell>
          <table:table-cell office:value-type="float" office:value="8096" calcext:value-type="float">
            <text:p>8096</text:p>
          </table:table-cell>
          <table:table-cell table:formula="of:=[.B1217]-[.B$2]" office:value-type="float" office:value="36.8968069553375" calcext:value-type="float">
            <text:p>36.8968069553</text:p>
          </table:table-cell>
          <table:table-cell table:formula="of:=[.C1217]/([.D1217]-[.D1216])" office:value-type="float" office:value="779547.41010101" calcext:value-type="float">
            <text:p>779547.4101010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42770941.58754" calcext:value-type="float">
            <text:p>1442770941.58754</text:p>
          </table:table-cell>
          <table:table-cell office:value-type="float" office:value="8096" calcext:value-type="float">
            <text:p>8096</text:p>
          </table:table-cell>
          <table:table-cell table:formula="of:=[.B1218]-[.B$2]" office:value-type="float" office:value="36.9071381092072" calcext:value-type="float">
            <text:p>36.9071381092</text:p>
          </table:table-cell>
          <table:table-cell table:formula="of:=[.C1218]/([.D1218]-[.D1217])" office:value-type="float" office:value="783649.154989384" calcext:value-type="float">
            <text:p>783649.154989384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42770941.59789" calcext:value-type="float">
            <text:p>1442770941.59789</text:p>
          </table:table-cell>
          <table:table-cell office:value-type="float" office:value="8096" calcext:value-type="float">
            <text:p>8096</text:p>
          </table:table-cell>
          <table:table-cell table:formula="of:=[.B1219]-[.B$2]" office:value-type="float" office:value="36.9174885749817" calcext:value-type="float">
            <text:p>36.917488575</text:p>
          </table:table-cell>
          <table:table-cell table:formula="of:=[.C1219]/([.D1219]-[.D1218])" office:value-type="float" office:value="782187.02195195" calcext:value-type="float">
            <text:p>782187.02195195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42770941.60834" calcext:value-type="float">
            <text:p>1442770941.60834</text:p>
          </table:table-cell>
          <table:table-cell office:value-type="float" office:value="8096" calcext:value-type="float">
            <text:p>8096</text:p>
          </table:table-cell>
          <table:table-cell table:formula="of:=[.B1220]-[.B$2]" office:value-type="float" office:value="36.9279386997223" calcext:value-type="float">
            <text:p>36.9279386997</text:p>
          </table:table-cell>
          <table:table-cell table:formula="of:=[.C1220]/([.D1220]-[.D1219])" office:value-type="float" office:value="774727.594259771" calcext:value-type="float">
            <text:p>774727.59425977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42770941.61879" calcext:value-type="float">
            <text:p>1442770941.61879</text:p>
          </table:table-cell>
          <table:table-cell office:value-type="float" office:value="8096" calcext:value-type="float">
            <text:p>8096</text:p>
          </table:table-cell>
          <table:table-cell table:formula="of:=[.B1221]-[.B$2]" office:value-type="float" office:value="36.9383850097656" calcext:value-type="float">
            <text:p>36.9383850098</text:p>
          </table:table-cell>
          <table:table-cell table:formula="of:=[.C1221]/([.D1221]-[.D1220])" office:value-type="float" office:value="775010.502887139" calcext:value-type="float">
            <text:p>775010.50288713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42770941.62916" calcext:value-type="float">
            <text:p>1442770941.62916</text:p>
          </table:table-cell>
          <table:table-cell office:value-type="float" office:value="8096" calcext:value-type="float">
            <text:p>8096</text:p>
          </table:table-cell>
          <table:table-cell table:formula="of:=[.B1222]-[.B$2]" office:value-type="float" office:value="36.948757648468" calcext:value-type="float">
            <text:p>36.9487576485</text:p>
          </table:table-cell>
          <table:table-cell table:formula="of:=[.C1222]/([.D1222]-[.D1221])" office:value-type="float" office:value="780514.990667954" calcext:value-type="float">
            <text:p>780514.990667954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42770941.63963" calcext:value-type="float">
            <text:p>1442770941.63963</text:p>
          </table:table-cell>
          <table:table-cell office:value-type="float" office:value="8096" calcext:value-type="float">
            <text:p>8096</text:p>
          </table:table-cell>
          <table:table-cell table:formula="of:=[.B1223]-[.B$2]" office:value-type="float" office:value="36.959221124649" calcext:value-type="float">
            <text:p>36.9592211246</text:p>
          </table:table-cell>
          <table:table-cell table:formula="of:=[.C1223]/([.D1223]-[.D1222])" office:value-type="float" office:value="773739.038530772" calcext:value-type="float">
            <text:p>773739.038530772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42770941.65009" calcext:value-type="float">
            <text:p>1442770941.65009</text:p>
          </table:table-cell>
          <table:table-cell office:value-type="float" office:value="8096" calcext:value-type="float">
            <text:p>8096</text:p>
          </table:table-cell>
          <table:table-cell table:formula="of:=[.B1224]-[.B$2]" office:value-type="float" office:value="36.9696838855743" calcext:value-type="float">
            <text:p>36.9696838856</text:p>
          </table:table-cell>
          <table:table-cell table:formula="of:=[.C1224]/([.D1224]-[.D1223])" office:value-type="float" office:value="773791.932914046" calcext:value-type="float">
            <text:p>773791.93291404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42770941.66052" calcext:value-type="float">
            <text:p>1442770941.66052</text:p>
          </table:table-cell>
          <table:table-cell office:value-type="float" office:value="8096" calcext:value-type="float">
            <text:p>8096</text:p>
          </table:table-cell>
          <table:table-cell table:formula="of:=[.B1225]-[.B$2]" office:value-type="float" office:value="36.980117559433" calcext:value-type="float">
            <text:p>36.9801175594</text:p>
          </table:table-cell>
          <table:table-cell table:formula="of:=[.C1225]/([.D1225]-[.D1224])" office:value-type="float" office:value="775949.115305516" calcext:value-type="float">
            <text:p>775949.115305516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42770941.67101" calcext:value-type="float">
            <text:p>1442770941.67101</text:p>
          </table:table-cell>
          <table:table-cell office:value-type="float" office:value="8096" calcext:value-type="float">
            <text:p>8096</text:p>
          </table:table-cell>
          <table:table-cell table:formula="of:=[.B1226]-[.B$2]" office:value-type="float" office:value="36.9906063079834" calcext:value-type="float">
            <text:p>36.990606308</text:p>
          </table:table-cell>
          <table:table-cell table:formula="of:=[.C1226]/([.D1226]-[.D1225])" office:value-type="float" office:value="771874.734253177" calcext:value-type="float">
            <text:p>771874.734253177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42770941.68149" calcext:value-type="float">
            <text:p>1442770941.68149</text:p>
          </table:table-cell>
          <table:table-cell office:value-type="float" office:value="8096" calcext:value-type="float">
            <text:p>8096</text:p>
          </table:table-cell>
          <table:table-cell table:formula="of:=[.B1227]-[.B$2]" office:value-type="float" office:value="37.0010852813721" calcext:value-type="float">
            <text:p>37.0010852814</text:p>
          </table:table-cell>
          <table:table-cell table:formula="of:=[.C1227]/([.D1227]-[.D1226])" office:value-type="float" office:value="772594.766654532" calcext:value-type="float">
            <text:p>772594.766654532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42770941.69197" calcext:value-type="float">
            <text:p>1442770941.69197</text:p>
          </table:table-cell>
          <table:table-cell office:value-type="float" office:value="8096" calcext:value-type="float">
            <text:p>8096</text:p>
          </table:table-cell>
          <table:table-cell table:formula="of:=[.B1228]-[.B$2]" office:value-type="float" office:value="37.0115668773651" calcext:value-type="float">
            <text:p>37.0115668774</text:p>
          </table:table-cell>
          <table:table-cell table:formula="of:=[.C1228]/([.D1228]-[.D1227])" office:value-type="float" office:value="772401.455405682" calcext:value-type="float">
            <text:p>772401.455405682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42770941.70246" calcext:value-type="float">
            <text:p>1442770941.70246</text:p>
          </table:table-cell>
          <table:table-cell office:value-type="float" office:value="8096" calcext:value-type="float">
            <text:p>8096</text:p>
          </table:table-cell>
          <table:table-cell table:formula="of:=[.B1229]-[.B$2]" office:value-type="float" office:value="37.0220532417297" calcext:value-type="float">
            <text:p>37.0220532417</text:p>
          </table:table-cell>
          <table:table-cell table:formula="of:=[.C1229]/([.D1229]-[.D1228])" office:value-type="float" office:value="772050.228133597" calcext:value-type="float">
            <text:p>772050.22813359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42770941.71291" calcext:value-type="float">
            <text:p>1442770941.71291</text:p>
          </table:table-cell>
          <table:table-cell office:value-type="float" office:value="8096" calcext:value-type="float">
            <text:p>8096</text:p>
          </table:table-cell>
          <table:table-cell table:formula="of:=[.B1230]-[.B$2]" office:value-type="float" office:value="37.032509803772" calcext:value-type="float">
            <text:p>37.0325098038</text:p>
          </table:table-cell>
          <table:table-cell table:formula="of:=[.C1230]/([.D1230]-[.D1229])" office:value-type="float" office:value="774250.654019791" calcext:value-type="float">
            <text:p>774250.65401979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42770941.72335" calcext:value-type="float">
            <text:p>1442770941.72335</text:p>
          </table:table-cell>
          <table:table-cell office:value-type="float" office:value="8096" calcext:value-type="float">
            <text:p>8096</text:p>
          </table:table-cell>
          <table:table-cell table:formula="of:=[.B1231]-[.B$2]" office:value-type="float" office:value="37.0429449081421" calcext:value-type="float">
            <text:p>37.0429449081</text:p>
          </table:table-cell>
          <table:table-cell table:formula="of:=[.C1231]/([.D1231]-[.D1230])" office:value-type="float" office:value="775842.743191373" calcext:value-type="float">
            <text:p>775842.743191373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42770941.7338" calcext:value-type="float">
            <text:p>1442770941.7338</text:p>
          </table:table-cell>
          <table:table-cell office:value-type="float" office:value="8096" calcext:value-type="float">
            <text:p>8096</text:p>
          </table:table-cell>
          <table:table-cell table:formula="of:=[.B1232]-[.B$2]" office:value-type="float" office:value="37.0533955097198" calcext:value-type="float">
            <text:p>37.0533955097</text:p>
          </table:table-cell>
          <table:table-cell table:formula="of:=[.C1232]/([.D1232]-[.D1231])" office:value-type="float" office:value="774692.245203386" calcext:value-type="float">
            <text:p>774692.245203386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42770941.74425" calcext:value-type="float">
            <text:p>1442770941.74425</text:p>
          </table:table-cell>
          <table:table-cell office:value-type="float" office:value="8096" calcext:value-type="float">
            <text:p>8096</text:p>
          </table:table-cell>
          <table:table-cell table:formula="of:=[.B1233]-[.B$2]" office:value-type="float" office:value="37.0638449192047" calcext:value-type="float">
            <text:p>37.0638449192</text:p>
          </table:table-cell>
          <table:table-cell table:formula="of:=[.C1233]/([.D1233]-[.D1232])" office:value-type="float" office:value="774780.623893401" calcext:value-type="float">
            <text:p>774780.62389340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42770941.75469" calcext:value-type="float">
            <text:p>1442770941.75469</text:p>
          </table:table-cell>
          <table:table-cell office:value-type="float" office:value="8096" calcext:value-type="float">
            <text:p>8096</text:p>
          </table:table-cell>
          <table:table-cell table:formula="of:=[.B1234]-[.B$2]" office:value-type="float" office:value="37.0742828845978" calcext:value-type="float">
            <text:p>37.0742828846</text:p>
          </table:table-cell>
          <table:table-cell table:formula="of:=[.C1234]/([.D1234]-[.D1233])" office:value-type="float" office:value="775630.086432161" calcext:value-type="float">
            <text:p>775630.08643216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42770941.76516" calcext:value-type="float">
            <text:p>1442770941.76516</text:p>
          </table:table-cell>
          <table:table-cell office:value-type="float" office:value="8096" calcext:value-type="float">
            <text:p>8096</text:p>
          </table:table-cell>
          <table:table-cell table:formula="of:=[.B1235]-[.B$2]" office:value-type="float" office:value="37.0847542285919" calcext:value-type="float">
            <text:p>37.0847542286</text:p>
          </table:table-cell>
          <table:table-cell table:formula="of:=[.C1235]/([.D1235]-[.D1234])" office:value-type="float" office:value="773157.67723133" calcext:value-type="float">
            <text:p>773157.6772313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42770941.7756" calcext:value-type="float">
            <text:p>1442770941.7756</text:p>
          </table:table-cell>
          <table:table-cell office:value-type="float" office:value="8096" calcext:value-type="float">
            <text:p>8096</text:p>
          </table:table-cell>
          <table:table-cell table:formula="of:=[.B1236]-[.B$2]" office:value-type="float" office:value="37.0951902866364" calcext:value-type="float">
            <text:p>37.0951902866</text:p>
          </table:table-cell>
          <table:table-cell table:formula="of:=[.C1236]/([.D1236]-[.D1235])" office:value-type="float" office:value="775771.844649548" calcext:value-type="float">
            <text:p>775771.844649548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42770941.7861" calcext:value-type="float">
            <text:p>1442770941.7861</text:p>
          </table:table-cell>
          <table:table-cell office:value-type="float" office:value="8096" calcext:value-type="float">
            <text:p>8096</text:p>
          </table:table-cell>
          <table:table-cell table:formula="of:=[.B1237]-[.B$2]" office:value-type="float" office:value="37.1056962013245" calcext:value-type="float">
            <text:p>37.1056962013</text:p>
          </table:table-cell>
          <table:table-cell table:formula="of:=[.C1237]/([.D1237]-[.D1236])" office:value-type="float" office:value="770613.529649382" calcext:value-type="float">
            <text:p>770613.529649382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42770941.79654" calcext:value-type="float">
            <text:p>1442770941.79654</text:p>
          </table:table-cell>
          <table:table-cell office:value-type="float" office:value="8096" calcext:value-type="float">
            <text:p>8096</text:p>
          </table:table-cell>
          <table:table-cell table:formula="of:=[.B1238]-[.B$2]" office:value-type="float" office:value="37.1161305904388" calcext:value-type="float">
            <text:p>37.1161305904</text:p>
          </table:table-cell>
          <table:table-cell table:formula="of:=[.C1238]/([.D1238]-[.D1237])" office:value-type="float" office:value="775895.925602651" calcext:value-type="float">
            <text:p>775895.925602651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42770941.80702" calcext:value-type="float">
            <text:p>1442770941.80702</text:p>
          </table:table-cell>
          <table:table-cell office:value-type="float" office:value="8096" calcext:value-type="float">
            <text:p>8096</text:p>
          </table:table-cell>
          <table:table-cell table:formula="of:=[.B1239]-[.B$2]" office:value-type="float" office:value="37.126615524292" calcext:value-type="float">
            <text:p>37.1266155243</text:p>
          </table:table-cell>
          <table:table-cell table:formula="of:=[.C1239]/([.D1239]-[.D1238])" office:value-type="float" office:value="772155.562771449" calcext:value-type="float">
            <text:p>772155.562771449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42770941.81746" calcext:value-type="float">
            <text:p>1442770941.81746</text:p>
          </table:table-cell>
          <table:table-cell office:value-type="float" office:value="8096" calcext:value-type="float">
            <text:p>8096</text:p>
          </table:table-cell>
          <table:table-cell table:formula="of:=[.B1240]-[.B$2]" office:value-type="float" office:value="37.1370544433594" calcext:value-type="float">
            <text:p>37.1370544434</text:p>
          </table:table-cell>
          <table:table-cell table:formula="of:=[.C1240]/([.D1240]-[.D1239])" office:value-type="float" office:value="775559.226749498" calcext:value-type="float">
            <text:p>775559.226749498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42770941.8279" calcext:value-type="float">
            <text:p>1442770941.8279</text:p>
          </table:table-cell>
          <table:table-cell office:value-type="float" office:value="8096" calcext:value-type="float">
            <text:p>8096</text:p>
          </table:table-cell>
          <table:table-cell table:formula="of:=[.B1241]-[.B$2]" office:value-type="float" office:value="37.1474950313568" calcext:value-type="float">
            <text:p>37.1474950314</text:p>
          </table:table-cell>
          <table:table-cell table:formula="of:=[.C1241]/([.D1241]-[.D1240])" office:value-type="float" office:value="775435.253453906" calcext:value-type="float">
            <text:p>775435.25345390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42770941.8384" calcext:value-type="float">
            <text:p>1442770941.8384</text:p>
          </table:table-cell>
          <table:table-cell office:value-type="float" office:value="8096" calcext:value-type="float">
            <text:p>8096</text:p>
          </table:table-cell>
          <table:table-cell table:formula="of:=[.B1242]-[.B$2]" office:value-type="float" office:value="37.1579947471619" calcext:value-type="float">
            <text:p>37.1579947472</text:p>
          </table:table-cell>
          <table:table-cell table:formula="of:=[.C1242]/([.D1242]-[.D1241])" office:value-type="float" office:value="771068.488930266" calcext:value-type="float">
            <text:p>771068.48893026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42770941.84882" calcext:value-type="float">
            <text:p>1442770941.84882</text:p>
          </table:table-cell>
          <table:table-cell office:value-type="float" office:value="8096" calcext:value-type="float">
            <text:p>8096</text:p>
          </table:table-cell>
          <table:table-cell table:formula="of:=[.B1243]-[.B$2]" office:value-type="float" office:value="37.1684103012085" calcext:value-type="float">
            <text:p>37.1684103012</text:p>
          </table:table-cell>
          <table:table-cell table:formula="of:=[.C1243]/([.D1243]-[.D1242])" office:value-type="float" office:value="777299.024492973" calcext:value-type="float">
            <text:p>777299.02449297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42770941.85928" calcext:value-type="float">
            <text:p>1442770941.85928</text:p>
          </table:table-cell>
          <table:table-cell office:value-type="float" office:value="8096" calcext:value-type="float">
            <text:p>8096</text:p>
          </table:table-cell>
          <table:table-cell table:formula="of:=[.B1244]-[.B$2]" office:value-type="float" office:value="37.1788785457611" calcext:value-type="float">
            <text:p>37.1788785458</text:p>
          </table:table-cell>
          <table:table-cell table:formula="of:=[.C1244]/([.D1244]-[.D1243])" office:value-type="float" office:value="773386.594028287" calcext:value-type="float">
            <text:p>773386.594028287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42770941.86973" calcext:value-type="float">
            <text:p>1442770941.86973</text:p>
          </table:table-cell>
          <table:table-cell office:value-type="float" office:value="8096" calcext:value-type="float">
            <text:p>8096</text:p>
          </table:table-cell>
          <table:table-cell table:formula="of:=[.B1245]-[.B$2]" office:value-type="float" office:value="37.1893239021301" calcext:value-type="float">
            <text:p>37.1893239021</text:p>
          </table:table-cell>
          <table:table-cell table:formula="of:=[.C1245]/([.D1245]-[.D1244])" office:value-type="float" office:value="775081.262331378" calcext:value-type="float">
            <text:p>775081.262331378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42770941.88016" calcext:value-type="float">
            <text:p>1442770941.88016</text:p>
          </table:table-cell>
          <table:table-cell office:value-type="float" office:value="8096" calcext:value-type="float">
            <text:p>8096</text:p>
          </table:table-cell>
          <table:table-cell table:formula="of:=[.B1246]-[.B$2]" office:value-type="float" office:value="37.1997566223145" calcext:value-type="float">
            <text:p>37.1997566223</text:p>
          </table:table-cell>
          <table:table-cell table:formula="of:=[.C1246]/([.D1246]-[.D1245])" office:value-type="float" office:value="776020.046254399" calcext:value-type="float">
            <text:p>776020.046254399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42770941.8906" calcext:value-type="float">
            <text:p>1442770941.8906</text:p>
          </table:table-cell>
          <table:table-cell office:value-type="float" office:value="8096" calcext:value-type="float">
            <text:p>8096</text:p>
          </table:table-cell>
          <table:table-cell table:formula="of:=[.B1247]-[.B$2]" office:value-type="float" office:value="37.2101962566376" calcext:value-type="float">
            <text:p>37.2101962566</text:p>
          </table:table-cell>
          <table:table-cell table:formula="of:=[.C1247]/([.D1247]-[.D1246])" office:value-type="float" office:value="775506.090483477" calcext:value-type="float">
            <text:p>775506.090483477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42770941.90104" calcext:value-type="float">
            <text:p>1442770941.90104</text:p>
          </table:table-cell>
          <table:table-cell office:value-type="float" office:value="8096" calcext:value-type="float">
            <text:p>8096</text:p>
          </table:table-cell>
          <table:table-cell table:formula="of:=[.B1248]-[.B$2]" office:value-type="float" office:value="37.2206363677979" calcext:value-type="float">
            <text:p>37.2206363678</text:p>
          </table:table-cell>
          <table:table-cell table:formula="of:=[.C1248]/([.D1248]-[.D1247])" office:value-type="float" office:value="775470.670351001" calcext:value-type="float">
            <text:p>775470.670351001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42770941.91147" calcext:value-type="float">
            <text:p>1442770941.91147</text:p>
          </table:table-cell>
          <table:table-cell office:value-type="float" office:value="8096" calcext:value-type="float">
            <text:p>8096</text:p>
          </table:table-cell>
          <table:table-cell table:formula="of:=[.B1249]-[.B$2]" office:value-type="float" office:value="37.2310678958893" calcext:value-type="float">
            <text:p>37.2310678959</text:p>
          </table:table-cell>
          <table:table-cell table:formula="of:=[.C1249]/([.D1249]-[.D1248])" office:value-type="float" office:value="776108.728178639" calcext:value-type="float">
            <text:p>776108.728178639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42770941.92188" calcext:value-type="float">
            <text:p>1442770941.92188</text:p>
          </table:table-cell>
          <table:table-cell office:value-type="float" office:value="8096" calcext:value-type="float">
            <text:p>8096</text:p>
          </table:table-cell>
          <table:table-cell table:formula="of:=[.B1250]-[.B$2]" office:value-type="float" office:value="37.2414801120758" calcext:value-type="float">
            <text:p>37.2414801121</text:p>
          </table:table-cell>
          <table:table-cell table:formula="of:=[.C1250]/([.D1250]-[.D1249])" office:value-type="float" office:value="777548.204433046" calcext:value-type="float">
            <text:p>777548.204433046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42770941.93236" calcext:value-type="float">
            <text:p>1442770941.93236</text:p>
          </table:table-cell>
          <table:table-cell office:value-type="float" office:value="8096" calcext:value-type="float">
            <text:p>8096</text:p>
          </table:table-cell>
          <table:table-cell table:formula="of:=[.B1251]-[.B$2]" office:value-type="float" office:value="37.2519505023956" calcext:value-type="float">
            <text:p>37.2519505024</text:p>
          </table:table-cell>
          <table:table-cell table:formula="of:=[.C1251]/([.D1251]-[.D1250])" office:value-type="float" office:value="773228.098733947" calcext:value-type="float">
            <text:p>773228.09873394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42770941.94279" calcext:value-type="float">
            <text:p>1442770941.94279</text:p>
          </table:table-cell>
          <table:table-cell office:value-type="float" office:value="8096" calcext:value-type="float">
            <text:p>8096</text:p>
          </table:table-cell>
          <table:table-cell table:formula="of:=[.B1252]-[.B$2]" office:value-type="float" office:value="37.2623860836029" calcext:value-type="float">
            <text:p>37.2623860836</text:p>
          </table:table-cell>
          <table:table-cell table:formula="of:=[.C1252]/([.D1252]-[.D1251])" office:value-type="float" office:value="775807.292300663" calcext:value-type="float">
            <text:p>775807.29230066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42770941.95324" calcext:value-type="float">
            <text:p>1442770941.95324</text:p>
          </table:table-cell>
          <table:table-cell office:value-type="float" office:value="8096" calcext:value-type="float">
            <text:p>8096</text:p>
          </table:table-cell>
          <table:table-cell table:formula="of:=[.B1253]-[.B$2]" office:value-type="float" office:value="37.2728326320648" calcext:value-type="float">
            <text:p>37.2728326321</text:p>
          </table:table-cell>
          <table:table-cell table:formula="of:=[.C1253]/([.D1253]-[.D1252])" office:value-type="float" office:value="774992.815044733" calcext:value-type="float">
            <text:p>774992.81504473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42770941.96364" calcext:value-type="float">
            <text:p>1442770941.96364</text:p>
          </table:table-cell>
          <table:table-cell office:value-type="float" office:value="8096" calcext:value-type="float">
            <text:p>8096</text:p>
          </table:table-cell>
          <table:table-cell table:formula="of:=[.B1254]-[.B$2]" office:value-type="float" office:value="37.2832322120666" calcext:value-type="float">
            <text:p>37.2832322121</text:p>
          </table:table-cell>
          <table:table-cell table:formula="of:=[.C1254]/([.D1254]-[.D1253])" office:value-type="float" office:value="778492.977463949" calcext:value-type="float">
            <text:p>778492.977463949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42770941.97407" calcext:value-type="float">
            <text:p>1442770941.97407</text:p>
          </table:table-cell>
          <table:table-cell office:value-type="float" office:value="8096" calcext:value-type="float">
            <text:p>8096</text:p>
          </table:table-cell>
          <table:table-cell table:formula="of:=[.B1255]-[.B$2]" office:value-type="float" office:value="37.2936635017395" calcext:value-type="float">
            <text:p>37.2936635017</text:p>
          </table:table-cell>
          <table:table-cell table:formula="of:=[.C1255]/([.D1255]-[.D1254])" office:value-type="float" office:value="776126.466995795" calcext:value-type="float">
            <text:p>776126.466995795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42770941.98448" calcext:value-type="float">
            <text:p>1442770941.98448</text:p>
          </table:table-cell>
          <table:table-cell office:value-type="float" office:value="8096" calcext:value-type="float">
            <text:p>8096</text:p>
          </table:table-cell>
          <table:table-cell table:formula="of:=[.B1256]-[.B$2]" office:value-type="float" office:value="37.3040790557861" calcext:value-type="float">
            <text:p>37.3040790558</text:p>
          </table:table-cell>
          <table:table-cell table:formula="of:=[.C1256]/([.D1256]-[.D1255])" office:value-type="float" office:value="777299.024492973" calcext:value-type="float">
            <text:p>777299.024492973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42770941.99494" calcext:value-type="float">
            <text:p>1442770941.99494</text:p>
          </table:table-cell>
          <table:table-cell office:value-type="float" office:value="8096" calcext:value-type="float">
            <text:p>8096</text:p>
          </table:table-cell>
          <table:table-cell table:formula="of:=[.B1257]-[.B$2]" office:value-type="float" office:value="37.3145358562469" calcext:value-type="float">
            <text:p>37.3145358562</text:p>
          </table:table-cell>
          <table:table-cell table:formula="of:=[.C1257]/([.D1257]-[.D1256])" office:value-type="float" office:value="774233.000843612" calcext:value-type="float">
            <text:p>774233.00084361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42770942.00441" calcext:value-type="float">
            <text:p>1442770942.00441</text:p>
          </table:table-cell>
          <table:table-cell office:value-type="float" office:value="8096" calcext:value-type="float">
            <text:p>8096</text:p>
          </table:table-cell>
          <table:table-cell table:formula="of:=[.B1258]-[.B$2]" office:value-type="float" office:value="37.3240039348602" calcext:value-type="float">
            <text:p>37.3240039349</text:p>
          </table:table-cell>
          <table:table-cell table:formula="of:=[.C1258]/([.D1258]-[.D1257])" office:value-type="float" office:value="855083.732473812" calcext:value-type="float">
            <text:p>855083.732473812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42770942.01286" calcext:value-type="float">
            <text:p>1442770942.01286</text:p>
          </table:table-cell>
          <table:table-cell office:value-type="float" office:value="8096" calcext:value-type="float">
            <text:p>8096</text:p>
          </table:table-cell>
          <table:table-cell table:formula="of:=[.B1259]-[.B$2]" office:value-type="float" office:value="37.3324551582336" calcext:value-type="float">
            <text:p>37.3324551582</text:p>
          </table:table-cell>
          <table:table-cell table:formula="of:=[.C1259]/([.D1259]-[.D1258])" office:value-type="float" office:value="957967.816289108" calcext:value-type="float">
            <text:p>957967.816289108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42770942.02133" calcext:value-type="float">
            <text:p>1442770942.02133</text:p>
          </table:table-cell>
          <table:table-cell office:value-type="float" office:value="8096" calcext:value-type="float">
            <text:p>8096</text:p>
          </table:table-cell>
          <table:table-cell table:formula="of:=[.B1260]-[.B$2]" office:value-type="float" office:value="37.3409268856049" calcext:value-type="float">
            <text:p>37.3409268856</text:p>
          </table:table-cell>
          <table:table-cell table:formula="of:=[.C1260]/([.D1260]-[.D1259])" office:value-type="float" office:value="955649.26079982" calcext:value-type="float">
            <text:p>955649.26079982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42770942.02978" calcext:value-type="float">
            <text:p>1442770942.02978</text:p>
          </table:table-cell>
          <table:table-cell office:value-type="float" office:value="8096" calcext:value-type="float">
            <text:p>8096</text:p>
          </table:table-cell>
          <table:table-cell table:formula="of:=[.B1261]-[.B$2]" office:value-type="float" office:value="37.3493769168854" calcext:value-type="float">
            <text:p>37.3493769169</text:p>
          </table:table-cell>
          <table:table-cell table:formula="of:=[.C1261]/([.D1261]-[.D1260])" office:value-type="float" office:value="958102.96213532" calcext:value-type="float">
            <text:p>958102.9621353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42770942.03823" calcext:value-type="float">
            <text:p>1442770942.03823</text:p>
          </table:table-cell>
          <table:table-cell office:value-type="float" office:value="8096" calcext:value-type="float">
            <text:p>8096</text:p>
          </table:table-cell>
          <table:table-cell table:formula="of:=[.B1262]-[.B$2]" office:value-type="float" office:value="37.3578250408173" calcext:value-type="float">
            <text:p>37.3578250408</text:p>
          </table:table-cell>
          <table:table-cell table:formula="of:=[.C1262]/([.D1262]-[.D1261])" office:value-type="float" office:value="958319.274820794" calcext:value-type="float">
            <text:p>958319.274820794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42770942.04667" calcext:value-type="float">
            <text:p>1442770942.04667</text:p>
          </table:table-cell>
          <table:table-cell office:value-type="float" office:value="8096" calcext:value-type="float">
            <text:p>8096</text:p>
          </table:table-cell>
          <table:table-cell table:formula="of:=[.B1263]-[.B$2]" office:value-type="float" office:value="37.366260766983" calcext:value-type="float">
            <text:p>37.366260767</text:p>
          </table:table-cell>
          <table:table-cell table:formula="of:=[.C1263]/([.D1263]-[.D1262])" office:value-type="float" office:value="959727.691594596" calcext:value-type="float">
            <text:p>959727.691594596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42770942.05512" calcext:value-type="float">
            <text:p>1442770942.05512</text:p>
          </table:table-cell>
          <table:table-cell office:value-type="float" office:value="8096" calcext:value-type="float">
            <text:p>8096</text:p>
          </table:table-cell>
          <table:table-cell table:formula="of:=[.B1264]-[.B$2]" office:value-type="float" office:value="37.3747160434723" calcext:value-type="float">
            <text:p>37.3747160435</text:p>
          </table:table-cell>
          <table:table-cell table:formula="of:=[.C1264]/([.D1264]-[.D1263])" office:value-type="float" office:value="957508.605459057" calcext:value-type="float">
            <text:p>957508.605459057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42770942.06357" calcext:value-type="float">
            <text:p>1442770942.06357</text:p>
          </table:table-cell>
          <table:table-cell office:value-type="float" office:value="8096" calcext:value-type="float">
            <text:p>8096</text:p>
          </table:table-cell>
          <table:table-cell table:formula="of:=[.B1265]-[.B$2]" office:value-type="float" office:value="37.3831605911255" calcext:value-type="float">
            <text:p>37.3831605911</text:p>
          </table:table-cell>
          <table:table-cell table:formula="of:=[.C1265]/([.D1265]-[.D1264])" office:value-type="float" office:value="958725.124481211" calcext:value-type="float">
            <text:p>958725.124481211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42770942.07197" calcext:value-type="float">
            <text:p>1442770942.07197</text:p>
          </table:table-cell>
          <table:table-cell office:value-type="float" office:value="8096" calcext:value-type="float">
            <text:p>8096</text:p>
          </table:table-cell>
          <table:table-cell table:formula="of:=[.B1266]-[.B$2]" office:value-type="float" office:value="37.3915612697601" calcext:value-type="float">
            <text:p>37.3915612698</text:p>
          </table:table-cell>
          <table:table-cell table:formula="of:=[.C1266]/([.D1266]-[.D1265])" office:value-type="float" office:value="963731.664084007" calcext:value-type="float">
            <text:p>963731.664084007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42770942.08045" calcext:value-type="float">
            <text:p>1442770942.08045</text:p>
          </table:table-cell>
          <table:table-cell office:value-type="float" office:value="8096" calcext:value-type="float">
            <text:p>8096</text:p>
          </table:table-cell>
          <table:table-cell table:formula="of:=[.B1267]-[.B$2]" office:value-type="float" office:value="37.4000465869904" calcext:value-type="float">
            <text:p>37.400046587</text:p>
          </table:table-cell>
          <table:table-cell table:formula="of:=[.C1267]/([.D1267]-[.D1266])" office:value-type="float" office:value="954118.718291655" calcext:value-type="float">
            <text:p>954118.71829165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42770942.08891" calcext:value-type="float">
            <text:p>1442770942.08891</text:p>
          </table:table-cell>
          <table:table-cell office:value-type="float" office:value="8096" calcext:value-type="float">
            <text:p>8096</text:p>
          </table:table-cell>
          <table:table-cell table:formula="of:=[.B1268]-[.B$2]" office:value-type="float" office:value="37.4085049629211" calcext:value-type="float">
            <text:p>37.4085049629</text:p>
          </table:table-cell>
          <table:table-cell table:formula="of:=[.C1268]/([.D1268]-[.D1267])" office:value-type="float" office:value="957157.741184429" calcext:value-type="float">
            <text:p>957157.741184429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42770942.09737" calcext:value-type="float">
            <text:p>1442770942.09737</text:p>
          </table:table-cell>
          <table:table-cell office:value-type="float" office:value="8096" calcext:value-type="float">
            <text:p>8096</text:p>
          </table:table-cell>
          <table:table-cell table:formula="of:=[.B1269]-[.B$2]" office:value-type="float" office:value="37.4169659614563" calcext:value-type="float">
            <text:p>37.4169659615</text:p>
          </table:table-cell>
          <table:table-cell table:formula="of:=[.C1269]/([.D1269]-[.D1268])" office:value-type="float" office:value="956861.056807935" calcext:value-type="float">
            <text:p>956861.056807935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42770942.10588" calcext:value-type="float">
            <text:p>1442770942.10588</text:p>
          </table:table-cell>
          <table:table-cell office:value-type="float" office:value="8096" calcext:value-type="float">
            <text:p>8096</text:p>
          </table:table-cell>
          <table:table-cell table:formula="of:=[.B1270]-[.B$2]" office:value-type="float" office:value="37.4254755973816" calcext:value-type="float">
            <text:p>37.4254755974</text:p>
          </table:table-cell>
          <table:table-cell table:formula="of:=[.C1270]/([.D1270]-[.D1269])" office:value-type="float" office:value="951392.053793567" calcext:value-type="float">
            <text:p>951392.053793567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42770942.1144" calcext:value-type="float">
            <text:p>1442770942.1144</text:p>
          </table:table-cell>
          <table:table-cell office:value-type="float" office:value="8096" calcext:value-type="float">
            <text:p>8096</text:p>
          </table:table-cell>
          <table:table-cell table:formula="of:=[.B1271]-[.B$2]" office:value-type="float" office:value="37.4339997768402" calcext:value-type="float">
            <text:p>37.4339997768</text:p>
          </table:table-cell>
          <table:table-cell table:formula="of:=[.C1271]/([.D1271]-[.D1270])" office:value-type="float" office:value="949768.835734064" calcext:value-type="float">
            <text:p>949768.83573406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42770942.12287" calcext:value-type="float">
            <text:p>1442770942.12287</text:p>
          </table:table-cell>
          <table:table-cell office:value-type="float" office:value="8096" calcext:value-type="float">
            <text:p>8096</text:p>
          </table:table-cell>
          <table:table-cell table:formula="of:=[.B1272]-[.B$2]" office:value-type="float" office:value="37.4424631595612" calcext:value-type="float">
            <text:p>37.4424631596</text:p>
          </table:table-cell>
          <table:table-cell table:formula="of:=[.C1272]/([.D1272]-[.D1271])" office:value-type="float" office:value="956591.50329596" calcext:value-type="float">
            <text:p>956591.50329596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42770942.13129" calcext:value-type="float">
            <text:p>1442770942.13129</text:p>
          </table:table-cell>
          <table:table-cell office:value-type="float" office:value="8096" calcext:value-type="float">
            <text:p>8096</text:p>
          </table:table-cell>
          <table:table-cell table:formula="of:=[.B1273]-[.B$2]" office:value-type="float" office:value="37.4508855342865" calcext:value-type="float">
            <text:p>37.4508855343</text:p>
          </table:table-cell>
          <table:table-cell table:formula="of:=[.C1273]/([.D1273]-[.D1272])" office:value-type="float" office:value="961249.085206364" calcext:value-type="float">
            <text:p>961249.085206364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42770942.13975" calcext:value-type="float">
            <text:p>1442770942.13975</text:p>
          </table:table-cell>
          <table:table-cell office:value-type="float" office:value="8096" calcext:value-type="float">
            <text:p>8096</text:p>
          </table:table-cell>
          <table:table-cell table:formula="of:=[.B1274]-[.B$2]" office:value-type="float" office:value="37.4593408107758" calcext:value-type="float">
            <text:p>37.4593408108</text:p>
          </table:table-cell>
          <table:table-cell table:formula="of:=[.C1274]/([.D1274]-[.D1273])" office:value-type="float" office:value="957508.605459057" calcext:value-type="float">
            <text:p>957508.605459057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42770942.14824" calcext:value-type="float">
            <text:p>1442770942.14824</text:p>
          </table:table-cell>
          <table:table-cell office:value-type="float" office:value="8096" calcext:value-type="float">
            <text:p>8096</text:p>
          </table:table-cell>
          <table:table-cell table:formula="of:=[.B1275]-[.B$2]" office:value-type="float" office:value="37.4678378105164" calcext:value-type="float">
            <text:p>37.4678378105</text:p>
          </table:table-cell>
          <table:table-cell table:formula="of:=[.C1275]/([.D1275]-[.D1274])" office:value-type="float" office:value="952806.90210163" calcext:value-type="float">
            <text:p>952806.90210163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42770942.1567" calcext:value-type="float">
            <text:p>1442770942.1567</text:p>
          </table:table-cell>
          <table:table-cell office:value-type="float" office:value="8096" calcext:value-type="float">
            <text:p>8096</text:p>
          </table:table-cell>
          <table:table-cell table:formula="of:=[.B1276]-[.B$2]" office:value-type="float" office:value="37.47629737854" calcext:value-type="float">
            <text:p>37.4762973785</text:p>
          </table:table-cell>
          <table:table-cell table:formula="of:=[.C1276]/([.D1276]-[.D1275])" office:value-type="float" office:value="957022.861845443" calcext:value-type="float">
            <text:p>957022.861845443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42770942.16518" calcext:value-type="float">
            <text:p>1442770942.16518</text:p>
          </table:table-cell>
          <table:table-cell office:value-type="float" office:value="8096" calcext:value-type="float">
            <text:p>8096</text:p>
          </table:table-cell>
          <table:table-cell table:formula="of:=[.B1277]-[.B$2]" office:value-type="float" office:value="37.4847710132599" calcext:value-type="float">
            <text:p>37.4847710133</text:p>
          </table:table-cell>
          <table:table-cell table:formula="of:=[.C1277]/([.D1277]-[.D1276])" office:value-type="float" office:value="955434.151655834" calcext:value-type="float">
            <text:p>955434.151655834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42770942.17364" calcext:value-type="float">
            <text:p>1442770942.17364</text:p>
          </table:table-cell>
          <table:table-cell office:value-type="float" office:value="8096" calcext:value-type="float">
            <text:p>8096</text:p>
          </table:table-cell>
          <table:table-cell table:formula="of:=[.B1278]-[.B$2]" office:value-type="float" office:value="37.4932401180267" calcext:value-type="float">
            <text:p>37.493240118</text:p>
          </table:table-cell>
          <table:table-cell table:formula="of:=[.C1278]/([.D1278]-[.D1277])" office:value-type="float" office:value="955945.19407691" calcext:value-type="float">
            <text:p>955945.19407691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42770942.18214" calcext:value-type="float">
            <text:p>1442770942.18214</text:p>
          </table:table-cell>
          <table:table-cell office:value-type="float" office:value="8096" calcext:value-type="float">
            <text:p>8096</text:p>
          </table:table-cell>
          <table:table-cell table:formula="of:=[.B1279]-[.B$2]" office:value-type="float" office:value="37.5017330646515" calcext:value-type="float">
            <text:p>37.5017330647</text:p>
          </table:table-cell>
          <table:table-cell table:formula="of:=[.C1279]/([.D1279]-[.D1278])" office:value-type="float" office:value="953261.613160407" calcext:value-type="float">
            <text:p>953261.6131604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42770942.19059" calcext:value-type="float">
            <text:p>1442770942.19059</text:p>
          </table:table-cell>
          <table:table-cell office:value-type="float" office:value="8096" calcext:value-type="float">
            <text:p>8096</text:p>
          </table:table-cell>
          <table:table-cell table:formula="of:=[.B1280]-[.B$2]" office:value-type="float" office:value="37.5101873874664" calcext:value-type="float">
            <text:p>37.5101873875</text:p>
          </table:table-cell>
          <table:table-cell table:formula="of:=[.C1280]/([.D1280]-[.D1279])" office:value-type="float" office:value="957616.615454033" calcext:value-type="float">
            <text:p>957616.615454033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42770942.19901" calcext:value-type="float">
            <text:p>1442770942.19901</text:p>
          </table:table-cell>
          <table:table-cell office:value-type="float" office:value="8096" calcext:value-type="float">
            <text:p>8096</text:p>
          </table:table-cell>
          <table:table-cell table:formula="of:=[.B1281]-[.B$2]" office:value-type="float" office:value="37.5186061859131" calcext:value-type="float">
            <text:p>37.5186061859</text:p>
          </table:table-cell>
          <table:table-cell table:formula="of:=[.C1281]/([.D1281]-[.D1280])" office:value-type="float" office:value="961657.420747076" calcext:value-type="float">
            <text:p>961657.42074707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42770942.20746" calcext:value-type="float">
            <text:p>1442770942.20746</text:p>
          </table:table-cell>
          <table:table-cell office:value-type="float" office:value="8096" calcext:value-type="float">
            <text:p>8096</text:p>
          </table:table-cell>
          <table:table-cell table:formula="of:=[.B1282]-[.B$2]" office:value-type="float" office:value="37.5270524024963" calcext:value-type="float">
            <text:p>37.5270524025</text:p>
          </table:table-cell>
          <table:table-cell table:formula="of:=[.C1282]/([.D1282]-[.D1281])" office:value-type="float" office:value="958535.685202958" calcext:value-type="float">
            <text:p>958535.685202958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42770942.21587" calcext:value-type="float">
            <text:p>1442770942.21587</text:p>
          </table:table-cell>
          <table:table-cell office:value-type="float" office:value="8096" calcext:value-type="float">
            <text:p>8096</text:p>
          </table:table-cell>
          <table:table-cell table:formula="of:=[.B1283]-[.B$2]" office:value-type="float" office:value="37.5354695320129" calcext:value-type="float">
            <text:p>37.535469532</text:p>
          </table:table-cell>
          <table:table-cell table:formula="of:=[.C1283]/([.D1283]-[.D1282])" office:value-type="float" office:value="961848.096079764" calcext:value-type="float">
            <text:p>961848.096079764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42770942.22434" calcext:value-type="float">
            <text:p>1442770942.22434</text:p>
          </table:table-cell>
          <table:table-cell office:value-type="float" office:value="8096" calcext:value-type="float">
            <text:p>8096</text:p>
          </table:table-cell>
          <table:table-cell table:formula="of:=[.B1284]-[.B$2]" office:value-type="float" office:value="37.5439388751984" calcext:value-type="float">
            <text:p>37.5439388752</text:p>
          </table:table-cell>
          <table:table-cell table:formula="of:=[.C1284]/([.D1284]-[.D1283])" office:value-type="float" office:value="955918.28347831" calcext:value-type="float">
            <text:p>955918.28347831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42770942.23281" calcext:value-type="float">
            <text:p>1442770942.23281</text:p>
          </table:table-cell>
          <table:table-cell office:value-type="float" office:value="8096" calcext:value-type="float">
            <text:p>8096</text:p>
          </table:table-cell>
          <table:table-cell table:formula="of:=[.B1285]-[.B$2]" office:value-type="float" office:value="37.5524003505707" calcext:value-type="float">
            <text:p>37.5524003506</text:p>
          </table:table-cell>
          <table:table-cell table:formula="of:=[.C1285]/([.D1285]-[.D1284])" office:value-type="float" office:value="956807.133953226" calcext:value-type="float">
            <text:p>956807.133953226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42770942.24126" calcext:value-type="float">
            <text:p>1442770942.24126</text:p>
          </table:table-cell>
          <table:table-cell office:value-type="float" office:value="8096" calcext:value-type="float">
            <text:p>8096</text:p>
          </table:table-cell>
          <table:table-cell table:formula="of:=[.B1286]-[.B$2]" office:value-type="float" office:value="37.5608582496643" calcext:value-type="float">
            <text:p>37.5608582497</text:p>
          </table:table-cell>
          <table:table-cell table:formula="of:=[.C1286]/([.D1286]-[.D1285])" office:value-type="float" office:value="957211.703565891" calcext:value-type="float">
            <text:p>957211.70356589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42770942.2497" calcext:value-type="float">
            <text:p>1442770942.2497</text:p>
          </table:table-cell>
          <table:table-cell office:value-type="float" office:value="8096" calcext:value-type="float">
            <text:p>8096</text:p>
          </table:table-cell>
          <table:table-cell table:formula="of:=[.B1287]-[.B$2]" office:value-type="float" office:value="37.5692999362946" calcext:value-type="float">
            <text:p>37.5692999363</text:p>
          </table:table-cell>
          <table:table-cell table:formula="of:=[.C1287]/([.D1287]-[.D1286])" office:value-type="float" office:value="959050.051797667" calcext:value-type="float">
            <text:p>959050.05179766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42770942.25816" calcext:value-type="float">
            <text:p>1442770942.25816</text:p>
          </table:table-cell>
          <table:table-cell office:value-type="float" office:value="8096" calcext:value-type="float">
            <text:p>8096</text:p>
          </table:table-cell>
          <table:table-cell table:formula="of:=[.B1288]-[.B$2]" office:value-type="float" office:value="37.5777568817139" calcext:value-type="float">
            <text:p>37.5777568817</text:p>
          </table:table-cell>
          <table:table-cell table:formula="of:=[.C1288]/([.D1288]-[.D1287])" office:value-type="float" office:value="957319.646584534" calcext:value-type="float">
            <text:p>957319.646584534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42770942.26661" calcext:value-type="float">
            <text:p>1442770942.26661</text:p>
          </table:table-cell>
          <table:table-cell office:value-type="float" office:value="8096" calcext:value-type="float">
            <text:p>8096</text:p>
          </table:table-cell>
          <table:table-cell table:formula="of:=[.B1289]-[.B$2]" office:value-type="float" office:value="37.5862009525299" calcext:value-type="float">
            <text:p>37.5862009525</text:p>
          </table:table-cell>
          <table:table-cell table:formula="of:=[.C1289]/([.D1289]-[.D1288])" office:value-type="float" office:value="958779.2637434" calcext:value-type="float">
            <text:p>958779.2637434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42770942.27505" calcext:value-type="float">
            <text:p>1442770942.27505</text:p>
          </table:table-cell>
          <table:table-cell office:value-type="float" office:value="8096" calcext:value-type="float">
            <text:p>8096</text:p>
          </table:table-cell>
          <table:table-cell table:formula="of:=[.B1290]-[.B$2]" office:value-type="float" office:value="37.5946452617645" calcext:value-type="float">
            <text:p>37.5946452618</text:p>
          </table:table-cell>
          <table:table-cell table:formula="of:=[.C1290]/([.D1290]-[.D1289])" office:value-type="float" office:value="958752.193348015" calcext:value-type="float">
            <text:p>958752.19334801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42770942.28349" calcext:value-type="float">
            <text:p>1442770942.28349</text:p>
          </table:table-cell>
          <table:table-cell office:value-type="float" office:value="8096" calcext:value-type="float">
            <text:p>8096</text:p>
          </table:table-cell>
          <table:table-cell table:formula="of:=[.B1291]-[.B$2]" office:value-type="float" office:value="37.6030826568604" calcext:value-type="float">
            <text:p>37.6030826569</text:p>
          </table:table-cell>
          <table:table-cell table:formula="of:=[.C1291]/([.D1291]-[.D1290])" office:value-type="float" office:value="959537.855943938" calcext:value-type="float">
            <text:p>959537.855943938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42770942.29195" calcext:value-type="float">
            <text:p>1442770942.29195</text:p>
          </table:table-cell>
          <table:table-cell office:value-type="float" office:value="8096" calcext:value-type="float">
            <text:p>8096</text:p>
          </table:table-cell>
          <table:table-cell table:formula="of:=[.B1292]-[.B$2]" office:value-type="float" office:value="37.6115479469299" calcext:value-type="float">
            <text:p>37.6115479469</text:p>
          </table:table-cell>
          <table:table-cell table:formula="of:=[.C1292]/([.D1292]-[.D1291])" office:value-type="float" office:value="956375.96980792" calcext:value-type="float">
            <text:p>956375.96980792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42770942.30047" calcext:value-type="float">
            <text:p>1442770942.30047</text:p>
          </table:table-cell>
          <table:table-cell office:value-type="float" office:value="8096" calcext:value-type="float">
            <text:p>8096</text:p>
          </table:table-cell>
          <table:table-cell table:formula="of:=[.B1293]-[.B$2]" office:value-type="float" office:value="37.620064496994" calcext:value-type="float">
            <text:p>37.620064497</text:p>
          </table:table-cell>
          <table:table-cell table:formula="of:=[.C1293]/([.D1293]-[.D1292])" office:value-type="float" office:value="950619.668654293" calcext:value-type="float">
            <text:p>950619.66865429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42770942.30891" calcext:value-type="float">
            <text:p>1442770942.30891</text:p>
          </table:table-cell>
          <table:table-cell office:value-type="float" office:value="8096" calcext:value-type="float">
            <text:p>8096</text:p>
          </table:table-cell>
          <table:table-cell table:formula="of:=[.B1294]-[.B$2]" office:value-type="float" office:value="37.6285078525543" calcext:value-type="float">
            <text:p>37.6285078526</text:p>
          </table:table-cell>
          <table:table-cell table:formula="of:=[.C1294]/([.D1294]-[.D1293])" office:value-type="float" office:value="958860.484102332" calcext:value-type="float">
            <text:p>958860.484102332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42770942.31736" calcext:value-type="float">
            <text:p>1442770942.31736</text:p>
          </table:table-cell>
          <table:table-cell office:value-type="float" office:value="8096" calcext:value-type="float">
            <text:p>8096</text:p>
          </table:table-cell>
          <table:table-cell table:formula="of:=[.B1295]-[.B$2]" office:value-type="float" office:value="37.6369574069977" calcext:value-type="float">
            <text:p>37.636957407</text:p>
          </table:table-cell>
          <table:table-cell table:formula="of:=[.C1295]/([.D1295]-[.D1294])" office:value-type="float" office:value="958157.031151242" calcext:value-type="float">
            <text:p>958157.031151242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42770942.32582" calcext:value-type="float">
            <text:p>1442770942.32582</text:p>
          </table:table-cell>
          <table:table-cell office:value-type="float" office:value="8096" calcext:value-type="float">
            <text:p>8096</text:p>
          </table:table-cell>
          <table:table-cell table:formula="of:=[.B1296]-[.B$2]" office:value-type="float" office:value="37.6454164981842" calcext:value-type="float">
            <text:p>37.6454164982</text:p>
          </table:table-cell>
          <table:table-cell table:formula="of:=[.C1296]/([.D1296]-[.D1295])" office:value-type="float" office:value="957076.809019166" calcext:value-type="float">
            <text:p>957076.80901916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42770942.33427" calcext:value-type="float">
            <text:p>1442770942.33427</text:p>
          </table:table-cell>
          <table:table-cell office:value-type="float" office:value="8096" calcext:value-type="float">
            <text:p>8096</text:p>
          </table:table-cell>
          <table:table-cell table:formula="of:=[.B1297]-[.B$2]" office:value-type="float" office:value="37.6538667678833" calcext:value-type="float">
            <text:p>37.6538667679</text:p>
          </table:table-cell>
          <table:table-cell table:formula="of:=[.C1297]/([.D1297]-[.D1296])" office:value-type="float" office:value="958075.929915639" calcext:value-type="float">
            <text:p>958075.929915639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42770942.34271" calcext:value-type="float">
            <text:p>1442770942.34271</text:p>
          </table:table-cell>
          <table:table-cell office:value-type="float" office:value="8096" calcext:value-type="float">
            <text:p>8096</text:p>
          </table:table-cell>
          <table:table-cell table:formula="of:=[.B1298]-[.B$2]" office:value-type="float" office:value="37.6623013019562" calcext:value-type="float">
            <text:p>37.662301302</text:p>
          </table:table-cell>
          <table:table-cell table:formula="of:=[.C1298]/([.D1298]-[.D1297])" office:value-type="float" office:value="959863.334482856" calcext:value-type="float">
            <text:p>959863.33448285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42770942.35115" calcext:value-type="float">
            <text:p>1442770942.35115</text:p>
          </table:table-cell>
          <table:table-cell office:value-type="float" office:value="8096" calcext:value-type="float">
            <text:p>8096</text:p>
          </table:table-cell>
          <table:table-cell table:formula="of:=[.B1299]-[.B$2]" office:value-type="float" office:value="37.6707458496094" calcext:value-type="float">
            <text:p>37.6707458496</text:p>
          </table:table-cell>
          <table:table-cell table:formula="of:=[.C1299]/([.D1299]-[.D1298])" office:value-type="float" office:value="958725.124481211" calcext:value-type="float">
            <text:p>958725.12448121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42770942.35958" calcext:value-type="float">
            <text:p>1442770942.35958</text:p>
          </table:table-cell>
          <table:table-cell office:value-type="float" office:value="8096" calcext:value-type="float">
            <text:p>8096</text:p>
          </table:table-cell>
          <table:table-cell table:formula="of:=[.B1300]-[.B$2]" office:value-type="float" office:value="37.6791779994965" calcext:value-type="float">
            <text:p>37.6791779995</text:p>
          </table:table-cell>
          <table:table-cell table:formula="of:=[.C1300]/([.D1300]-[.D1299])" office:value-type="float" office:value="960134.735318235" calcext:value-type="float">
            <text:p>960134.735318235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42770942.36803" calcext:value-type="float">
            <text:p>1442770942.36803</text:p>
          </table:table-cell>
          <table:table-cell office:value-type="float" office:value="8096" calcext:value-type="float">
            <text:p>8096</text:p>
          </table:table-cell>
          <table:table-cell table:formula="of:=[.B1301]-[.B$2]" office:value-type="float" office:value="37.6876289844513" calcext:value-type="float">
            <text:p>37.6876289845</text:p>
          </table:table-cell>
          <table:table-cell table:formula="of:=[.C1301]/([.D1301]-[.D1300])" office:value-type="float" office:value="957994.84240817" calcext:value-type="float">
            <text:p>957994.8424081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42770942.37649" calcext:value-type="float">
            <text:p>1442770942.37649</text:p>
          </table:table-cell>
          <table:table-cell office:value-type="float" office:value="8096" calcext:value-type="float">
            <text:p>8096</text:p>
          </table:table-cell>
          <table:table-cell table:formula="of:=[.B1302]-[.B$2]" office:value-type="float" office:value="37.6960871219635" calcext:value-type="float">
            <text:p>37.696087122</text:p>
          </table:table-cell>
          <table:table-cell table:formula="of:=[.C1302]/([.D1302]-[.D1301])" office:value-type="float" office:value="957184.721614613" calcext:value-type="float">
            <text:p>957184.721614613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42770942.38493" calcext:value-type="float">
            <text:p>1442770942.38493</text:p>
          </table:table-cell>
          <table:table-cell office:value-type="float" office:value="8096" calcext:value-type="float">
            <text:p>8096</text:p>
          </table:table-cell>
          <table:table-cell table:formula="of:=[.B1303]-[.B$2]" office:value-type="float" office:value="37.7045223712921" calcext:value-type="float">
            <text:p>37.7045223713</text:p>
          </table:table-cell>
          <table:table-cell table:formula="of:=[.C1303]/([.D1303]-[.D1302])" office:value-type="float" office:value="959781.944149237" calcext:value-type="float">
            <text:p>959781.944149237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42770942.39338" calcext:value-type="float">
            <text:p>1442770942.39338</text:p>
          </table:table-cell>
          <table:table-cell office:value-type="float" office:value="8096" calcext:value-type="float">
            <text:p>8096</text:p>
          </table:table-cell>
          <table:table-cell table:formula="of:=[.B1304]-[.B$2]" office:value-type="float" office:value="37.7129755020142" calcext:value-type="float">
            <text:p>37.712975502</text:p>
          </table:table-cell>
          <table:table-cell table:formula="of:=[.C1304]/([.D1304]-[.D1303])" office:value-type="float" office:value="957751.662219715" calcext:value-type="float">
            <text:p>957751.662219715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42770942.40187" calcext:value-type="float">
            <text:p>1442770942.40187</text:p>
          </table:table-cell>
          <table:table-cell office:value-type="float" office:value="8096" calcext:value-type="float">
            <text:p>8096</text:p>
          </table:table-cell>
          <table:table-cell table:formula="of:=[.B1305]-[.B$2]" office:value-type="float" office:value="37.7214608192444" calcext:value-type="float">
            <text:p>37.7214608192</text:p>
          </table:table-cell>
          <table:table-cell table:formula="of:=[.C1305]/([.D1305]-[.D1304])" office:value-type="float" office:value="954118.718291655" calcext:value-type="float">
            <text:p>954118.71829165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42770942.41035" calcext:value-type="float">
            <text:p>1442770942.41035</text:p>
          </table:table-cell>
          <table:table-cell office:value-type="float" office:value="8096" calcext:value-type="float">
            <text:p>8096</text:p>
          </table:table-cell>
          <table:table-cell table:formula="of:=[.B1306]-[.B$2]" office:value-type="float" office:value="37.7299489974976" calcext:value-type="float">
            <text:p>37.7299489975</text:p>
          </table:table-cell>
          <table:table-cell table:formula="of:=[.C1306]/([.D1306]-[.D1305])" office:value-type="float" office:value="953797.123307679" calcext:value-type="float">
            <text:p>953797.123307679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42770942.41884" calcext:value-type="float">
            <text:p>1442770942.41884</text:p>
          </table:table-cell>
          <table:table-cell office:value-type="float" office:value="8096" calcext:value-type="float">
            <text:p>8096</text:p>
          </table:table-cell>
          <table:table-cell table:formula="of:=[.B1307]-[.B$2]" office:value-type="float" office:value="37.7384331226349" calcext:value-type="float">
            <text:p>37.7384331226</text:p>
          </table:table-cell>
          <table:table-cell table:formula="of:=[.C1307]/([.D1307]-[.D1306])" office:value-type="float" office:value="954252.780216383" calcext:value-type="float">
            <text:p>954252.780216383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42770942.42727" calcext:value-type="float">
            <text:p>1442770942.42727</text:p>
          </table:table-cell>
          <table:table-cell office:value-type="float" office:value="8096" calcext:value-type="float">
            <text:p>8096</text:p>
          </table:table-cell>
          <table:table-cell table:formula="of:=[.B1308]-[.B$2]" office:value-type="float" office:value="37.7468657493591" calcext:value-type="float">
            <text:p>37.7468657494</text:p>
          </table:table-cell>
          <table:table-cell table:formula="of:=[.C1308]/([.D1308]-[.D1307])" office:value-type="float" office:value="960080.442873703" calcext:value-type="float">
            <text:p>960080.442873703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42770942.43574" calcext:value-type="float">
            <text:p>1442770942.43574</text:p>
          </table:table-cell>
          <table:table-cell office:value-type="float" office:value="8096" calcext:value-type="float">
            <text:p>8096</text:p>
          </table:table-cell>
          <table:table-cell table:formula="of:=[.B1309]-[.B$2]" office:value-type="float" office:value="37.7553400993347" calcext:value-type="float">
            <text:p>37.7553400993</text:p>
          </table:table-cell>
          <table:table-cell table:formula="of:=[.C1309]/([.D1309]-[.D1308])" office:value-type="float" office:value="955353.510690975" calcext:value-type="float">
            <text:p>955353.510690975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42770942.44422" calcext:value-type="float">
            <text:p>1442770942.44422</text:p>
          </table:table-cell>
          <table:table-cell office:value-type="float" office:value="8096" calcext:value-type="float">
            <text:p>8096</text:p>
          </table:table-cell>
          <table:table-cell table:formula="of:=[.B1310]-[.B$2]" office:value-type="float" office:value="37.7638168334961" calcext:value-type="float">
            <text:p>37.7638168335</text:p>
          </table:table-cell>
          <table:table-cell table:formula="of:=[.C1310]/([.D1310]-[.D1309])" office:value-type="float" office:value="955084.805760252" calcext:value-type="float">
            <text:p>955084.805760252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442770942.45266" calcext:value-type="float">
            <text:p>1442770942.45266</text:p>
          </table:table-cell>
          <table:table-cell office:value-type="float" office:value="8096" calcext:value-type="float">
            <text:p>8096</text:p>
          </table:table-cell>
          <table:table-cell table:formula="of:=[.B1311]-[.B$2]" office:value-type="float" office:value="37.7722547054291" calcext:value-type="float">
            <text:p>37.7722547054</text:p>
          </table:table-cell>
          <table:table-cell table:formula="of:=[.C1311]/([.D1311]-[.D1310])" office:value-type="float" office:value="959483.630979628" calcext:value-type="float">
            <text:p>959483.630979628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42770942.46112" calcext:value-type="float">
            <text:p>1442770942.46112</text:p>
          </table:table-cell>
          <table:table-cell office:value-type="float" office:value="8096" calcext:value-type="float">
            <text:p>8096</text:p>
          </table:table-cell>
          <table:table-cell table:formula="of:=[.B1312]-[.B$2]" office:value-type="float" office:value="37.7807166576385" calcext:value-type="float">
            <text:p>37.7807166576</text:p>
          </table:table-cell>
          <table:table-cell table:formula="of:=[.C1312]/([.D1312]-[.D1311])" office:value-type="float" office:value="956753.217175702" calcext:value-type="float">
            <text:p>956753.217175702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42770942.46957" calcext:value-type="float">
            <text:p>1442770942.46957</text:p>
          </table:table-cell>
          <table:table-cell office:value-type="float" office:value="8096" calcext:value-type="float">
            <text:p>8096</text:p>
          </table:table-cell>
          <table:table-cell table:formula="of:=[.B1313]-[.B$2]" office:value-type="float" office:value="37.7891664505005" calcext:value-type="float">
            <text:p>37.7891664505</text:p>
          </table:table-cell>
          <table:table-cell table:formula="of:=[.C1313]/([.D1313]-[.D1312])" office:value-type="float" office:value="958129.995880477" calcext:value-type="float">
            <text:p>958129.99588047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442770942.47804" calcext:value-type="float">
            <text:p>1442770942.47804</text:p>
          </table:table-cell>
          <table:table-cell office:value-type="float" office:value="8096" calcext:value-type="float">
            <text:p>8096</text:p>
          </table:table-cell>
          <table:table-cell table:formula="of:=[.B1314]-[.B$2]" office:value-type="float" office:value="37.797637462616" calcext:value-type="float">
            <text:p>37.7976374626</text:p>
          </table:table-cell>
          <table:table-cell table:formula="of:=[.C1314]/([.D1314]-[.D1313])" office:value-type="float" office:value="955729.951702786" calcext:value-type="float">
            <text:p>955729.951702786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42770942.48655" calcext:value-type="float">
            <text:p>1442770942.48655</text:p>
          </table:table-cell>
          <table:table-cell office:value-type="float" office:value="8096" calcext:value-type="float">
            <text:p>8096</text:p>
          </table:table-cell>
          <table:table-cell table:formula="of:=[.B1315]-[.B$2]" office:value-type="float" office:value="37.8061447143555" calcext:value-type="float">
            <text:p>37.8061447144</text:p>
          </table:table-cell>
          <table:table-cell table:formula="of:=[.C1315]/([.D1315]-[.D1314])" office:value-type="float" office:value="951658.684602881" calcext:value-type="float">
            <text:p>951658.68460288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442770942.49504" calcext:value-type="float">
            <text:p>1442770942.49504</text:p>
          </table:table-cell>
          <table:table-cell office:value-type="float" office:value="8096" calcext:value-type="float">
            <text:p>8096</text:p>
          </table:table-cell>
          <table:table-cell table:formula="of:=[.B1316]-[.B$2]" office:value-type="float" office:value="37.8146340847015" calcext:value-type="float">
            <text:p>37.8146340847</text:p>
          </table:table-cell>
          <table:table-cell table:formula="of:=[.C1316]/([.D1316]-[.D1315])" office:value-type="float" office:value="953663.189372876" calcext:value-type="float">
            <text:p>953663.18937287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442770942.50348" calcext:value-type="float">
            <text:p>1442770942.50348</text:p>
          </table:table-cell>
          <table:table-cell office:value-type="float" office:value="8096" calcext:value-type="float">
            <text:p>8096</text:p>
          </table:table-cell>
          <table:table-cell table:formula="of:=[.B1317]-[.B$2]" office:value-type="float" office:value="37.8230803012848" calcext:value-type="float">
            <text:p>37.8230803013</text:p>
          </table:table-cell>
          <table:table-cell table:formula="of:=[.C1317]/([.D1317]-[.D1316])" office:value-type="float" office:value="958535.685202958" calcext:value-type="float">
            <text:p>958535.685202958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42770942.51201" calcext:value-type="float">
            <text:p>1442770942.51201</text:p>
          </table:table-cell>
          <table:table-cell office:value-type="float" office:value="8096" calcext:value-type="float">
            <text:p>8096</text:p>
          </table:table-cell>
          <table:table-cell table:formula="of:=[.B1318]-[.B$2]" office:value-type="float" office:value="37.8316097259521" calcext:value-type="float">
            <text:p>37.831609726</text:p>
          </table:table-cell>
          <table:table-cell table:formula="of:=[.C1318]/([.D1318]-[.D1317])" office:value-type="float" office:value="949184.77104123" calcext:value-type="float">
            <text:p>949184.77104123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42770942.52048" calcext:value-type="float">
            <text:p>1442770942.52048</text:p>
          </table:table-cell>
          <table:table-cell office:value-type="float" office:value="8096" calcext:value-type="float">
            <text:p>8096</text:p>
          </table:table-cell>
          <table:table-cell table:formula="of:=[.B1319]-[.B$2]" office:value-type="float" office:value="37.840078830719" calcext:value-type="float">
            <text:p>37.8400788307</text:p>
          </table:table-cell>
          <table:table-cell table:formula="of:=[.C1319]/([.D1319]-[.D1318])" office:value-type="float" office:value="955945.19407691" calcext:value-type="float">
            <text:p>955945.1940769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442770942.52899" calcext:value-type="float">
            <text:p>1442770942.52899</text:p>
          </table:table-cell>
          <table:table-cell office:value-type="float" office:value="8096" calcext:value-type="float">
            <text:p>8096</text:p>
          </table:table-cell>
          <table:table-cell table:formula="of:=[.B1320]-[.B$2]" office:value-type="float" office:value="37.8485851287842" calcext:value-type="float">
            <text:p>37.8485851288</text:p>
          </table:table-cell>
          <table:table-cell table:formula="of:=[.C1320]/([.D1320]-[.D1319])" office:value-type="float" office:value="951765.378776837" calcext:value-type="float">
            <text:p>951765.378776837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442770942.53743" calcext:value-type="float">
            <text:p>1442770942.53743</text:p>
          </table:table-cell>
          <table:table-cell office:value-type="float" office:value="8096" calcext:value-type="float">
            <text:p>8096</text:p>
          </table:table-cell>
          <table:table-cell table:formula="of:=[.B1321]-[.B$2]" office:value-type="float" office:value="37.8570294380188" calcext:value-type="float">
            <text:p>37.857029438</text:p>
          </table:table-cell>
          <table:table-cell table:formula="of:=[.C1321]/([.D1321]-[.D1320])" office:value-type="float" office:value="958752.193348015" calcext:value-type="float">
            <text:p>958752.19334801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42770942.54579" calcext:value-type="float">
            <text:p>1442770942.54579</text:p>
          </table:table-cell>
          <table:table-cell office:value-type="float" office:value="8096" calcext:value-type="float">
            <text:p>8096</text:p>
          </table:table-cell>
          <table:table-cell table:formula="of:=[.B1322]-[.B$2]" office:value-type="float" office:value="37.8653872013092" calcext:value-type="float">
            <text:p>37.8653872013</text:p>
          </table:table-cell>
          <table:table-cell table:formula="of:=[.C1322]/([.D1322]-[.D1321])" office:value-type="float" office:value="968680.222051063" calcext:value-type="float">
            <text:p>968680.22205106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42770942.5542" calcext:value-type="float">
            <text:p>1442770942.5542</text:p>
          </table:table-cell>
          <table:table-cell office:value-type="float" office:value="8096" calcext:value-type="float">
            <text:p>8096</text:p>
          </table:table-cell>
          <table:table-cell table:formula="of:=[.B1323]-[.B$2]" office:value-type="float" office:value="37.8737986087799" calcext:value-type="float">
            <text:p>37.8737986088</text:p>
          </table:table-cell>
          <table:table-cell table:formula="of:=[.C1323]/([.D1323]-[.D1322])" office:value-type="float" office:value="962502.414512472" calcext:value-type="float">
            <text:p>962502.41451247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442770942.56268" calcext:value-type="float">
            <text:p>1442770942.56268</text:p>
          </table:table-cell>
          <table:table-cell office:value-type="float" office:value="8096" calcext:value-type="float">
            <text:p>8096</text:p>
          </table:table-cell>
          <table:table-cell table:formula="of:=[.B1324]-[.B$2]" office:value-type="float" office:value="37.8822748661041" calcext:value-type="float">
            <text:p>37.8822748661</text:p>
          </table:table-cell>
          <table:table-cell table:formula="of:=[.C1324]/([.D1324]-[.D1323])" office:value-type="float" office:value="955138.534653465" calcext:value-type="float">
            <text:p>955138.534653465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442770942.57112" calcext:value-type="float">
            <text:p>1442770942.57112</text:p>
          </table:table-cell>
          <table:table-cell office:value-type="float" office:value="8096" calcext:value-type="float">
            <text:p>8096</text:p>
          </table:table-cell>
          <table:table-cell table:formula="of:=[.B1325]-[.B$2]" office:value-type="float" office:value="37.8907160758972" calcext:value-type="float">
            <text:p>37.8907160759</text:p>
          </table:table-cell>
          <table:table-cell table:formula="of:=[.C1325]/([.D1325]-[.D1324])" office:value-type="float" office:value="959104.22776444" calcext:value-type="float">
            <text:p>959104.22776444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42770942.5795" calcext:value-type="float">
            <text:p>1442770942.5795</text:p>
          </table:table-cell>
          <table:table-cell office:value-type="float" office:value="8096" calcext:value-type="float">
            <text:p>8096</text:p>
          </table:table-cell>
          <table:table-cell table:formula="of:=[.B1326]-[.B$2]" office:value-type="float" office:value="37.8990929126739" calcext:value-type="float">
            <text:p>37.8990929127</text:p>
          </table:table-cell>
          <table:table-cell table:formula="of:=[.C1326]/([.D1326]-[.D1325])" office:value-type="float" office:value="966474.603216166" calcext:value-type="float">
            <text:p>966474.603216166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42770942.58792" calcext:value-type="float">
            <text:p>1442770942.58792</text:p>
          </table:table-cell>
          <table:table-cell office:value-type="float" office:value="8096" calcext:value-type="float">
            <text:p>8096</text:p>
          </table:table-cell>
          <table:table-cell table:formula="of:=[.B1327]-[.B$2]" office:value-type="float" office:value="37.9075202941895" calcext:value-type="float">
            <text:p>37.9075202942</text:p>
          </table:table-cell>
          <table:table-cell table:formula="of:=[.C1327]/([.D1327]-[.D1326])" office:value-type="float" office:value="960677.997680143" calcext:value-type="float">
            <text:p>960677.99768014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42770942.59642" calcext:value-type="float">
            <text:p>1442770942.59642</text:p>
          </table:table-cell>
          <table:table-cell office:value-type="float" office:value="8096" calcext:value-type="float">
            <text:p>8096</text:p>
          </table:table-cell>
          <table:table-cell table:formula="of:=[.B1328]-[.B$2]" office:value-type="float" office:value="37.9160180091858" calcext:value-type="float">
            <text:p>37.9160180092</text:p>
          </table:table-cell>
          <table:table-cell table:formula="of:=[.C1328]/([.D1328]-[.D1327])" office:value-type="float" office:value="952726.704000898" calcext:value-type="float">
            <text:p>952726.704000898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42770942.60485" calcext:value-type="float">
            <text:p>1442770942.60485</text:p>
          </table:table-cell>
          <table:table-cell office:value-type="float" office:value="8096" calcext:value-type="float">
            <text:p>8096</text:p>
          </table:table-cell>
          <table:table-cell table:formula="of:=[.B1329]-[.B$2]" office:value-type="float" office:value="37.9244458675385" calcext:value-type="float">
            <text:p>37.9244458675</text:p>
          </table:table-cell>
          <table:table-cell table:formula="of:=[.C1329]/([.D1329]-[.D1328])" office:value-type="float" office:value="960623.643780588" calcext:value-type="float">
            <text:p>960623.643780588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42770942.61328" calcext:value-type="float">
            <text:p>1442770942.61328</text:p>
          </table:table-cell>
          <table:table-cell office:value-type="float" office:value="8096" calcext:value-type="float">
            <text:p>8096</text:p>
          </table:table-cell>
          <table:table-cell table:formula="of:=[.B1330]-[.B$2]" office:value-type="float" office:value="37.9328780174255" calcext:value-type="float">
            <text:p>37.9328780174</text:p>
          </table:table-cell>
          <table:table-cell table:formula="of:=[.C1330]/([.D1330]-[.D1329])" office:value-type="float" office:value="960134.735318235" calcext:value-type="float">
            <text:p>960134.735318235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42770942.62173" calcext:value-type="float">
            <text:p>1442770942.62173</text:p>
          </table:table-cell>
          <table:table-cell office:value-type="float" office:value="8096" calcext:value-type="float">
            <text:p>8096</text:p>
          </table:table-cell>
          <table:table-cell table:formula="of:=[.B1331]-[.B$2]" office:value-type="float" office:value="37.9413216114044" calcext:value-type="float">
            <text:p>37.9413216114</text:p>
          </table:table-cell>
          <table:table-cell table:formula="of:=[.C1331]/([.D1331]-[.D1330])" office:value-type="float" office:value="958833.409120429" calcext:value-type="float">
            <text:p>958833.40912042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42770942.63015" calcext:value-type="float">
            <text:p>1442770942.63015</text:p>
          </table:table-cell>
          <table:table-cell office:value-type="float" office:value="8096" calcext:value-type="float">
            <text:p>8096</text:p>
          </table:table-cell>
          <table:table-cell table:formula="of:=[.B1332]-[.B$2]" office:value-type="float" office:value="37.9497406482697" calcext:value-type="float">
            <text:p>37.9497406483</text:p>
          </table:table-cell>
          <table:table-cell table:formula="of:=[.C1332]/([.D1332]-[.D1331])" office:value-type="float" office:value="961630.187584957" calcext:value-type="float">
            <text:p>961630.187584957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42770942.63859" calcext:value-type="float">
            <text:p>1442770942.63859</text:p>
          </table:table-cell>
          <table:table-cell office:value-type="float" office:value="8096" calcext:value-type="float">
            <text:p>8096</text:p>
          </table:table-cell>
          <table:table-cell table:formula="of:=[.B1333]-[.B$2]" office:value-type="float" office:value="37.9581830501556" calcext:value-type="float">
            <text:p>37.9581830502</text:p>
          </table:table-cell>
          <table:table-cell table:formula="of:=[.C1333]/([.D1333]-[.D1332])" office:value-type="float" office:value="958968.799322225" calcext:value-type="float">
            <text:p>958968.799322225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42770942.64703" calcext:value-type="float">
            <text:p>1442770942.64703</text:p>
          </table:table-cell>
          <table:table-cell office:value-type="float" office:value="8096" calcext:value-type="float">
            <text:p>8096</text:p>
          </table:table-cell>
          <table:table-cell table:formula="of:=[.B1334]-[.B$2]" office:value-type="float" office:value="37.9666271209717" calcext:value-type="float">
            <text:p>37.966627121</text:p>
          </table:table-cell>
          <table:table-cell table:formula="of:=[.C1334]/([.D1334]-[.D1333])" office:value-type="float" office:value="958779.2637434" calcext:value-type="float">
            <text:p>958779.2637434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42770942.65551" calcext:value-type="float">
            <text:p>1442770942.65551</text:p>
          </table:table-cell>
          <table:table-cell office:value-type="float" office:value="8096" calcext:value-type="float">
            <text:p>8096</text:p>
          </table:table-cell>
          <table:table-cell table:formula="of:=[.B1335]-[.B$2]" office:value-type="float" office:value="37.9751062393188" calcext:value-type="float">
            <text:p>37.9751062393</text:p>
          </table:table-cell>
          <table:table-cell table:formula="of:=[.C1335]/([.D1335]-[.D1334])" office:value-type="float" office:value="954816.251940164" calcext:value-type="float">
            <text:p>954816.251940164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42770942.66397" calcext:value-type="float">
            <text:p>1442770942.66397</text:p>
          </table:table-cell>
          <table:table-cell office:value-type="float" office:value="8096" calcext:value-type="float">
            <text:p>8096</text:p>
          </table:table-cell>
          <table:table-cell table:formula="of:=[.B1336]-[.B$2]" office:value-type="float" office:value="37.9835689067841" calcext:value-type="float">
            <text:p>37.9835689068</text:p>
          </table:table-cell>
          <table:table-cell table:formula="of:=[.C1336]/([.D1336]-[.D1335])" office:value-type="float" office:value="956672.353401888" calcext:value-type="float">
            <text:p>956672.353401888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42770942.67249" calcext:value-type="float">
            <text:p>1442770942.67249</text:p>
          </table:table-cell>
          <table:table-cell office:value-type="float" office:value="8096" calcext:value-type="float">
            <text:p>8096</text:p>
          </table:table-cell>
          <table:table-cell table:formula="of:=[.B1337]-[.B$2]" office:value-type="float" office:value="37.9920861721039" calcext:value-type="float">
            <text:p>37.9920861721</text:p>
          </table:table-cell>
          <table:table-cell table:formula="of:=[.C1337]/([.D1337]-[.D1336])" office:value-type="float" office:value="950539.838315978" calcext:value-type="float">
            <text:p>950539.838315978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42770942.68096" calcext:value-type="float">
            <text:p>1442770942.68096</text:p>
          </table:table-cell>
          <table:table-cell office:value-type="float" office:value="8096" calcext:value-type="float">
            <text:p>8096</text:p>
          </table:table-cell>
          <table:table-cell table:formula="of:=[.B1338]-[.B$2]" office:value-type="float" office:value="38.0005538463593" calcext:value-type="float">
            <text:p>38.0005538464</text:p>
          </table:table-cell>
          <table:table-cell table:formula="of:=[.C1338]/([.D1338]-[.D1337])" office:value-type="float" office:value="956106.68949206" calcext:value-type="float">
            <text:p>956106.68949206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42770942.68941" calcext:value-type="float">
            <text:p>1442770942.68941</text:p>
          </table:table-cell>
          <table:table-cell office:value-type="float" office:value="8096" calcext:value-type="float">
            <text:p>8096</text:p>
          </table:table-cell>
          <table:table-cell table:formula="of:=[.B1339]-[.B$2]" office:value-type="float" office:value="38.0090057849884" calcext:value-type="float">
            <text:p>38.009005785</text:p>
          </table:table-cell>
          <table:table-cell table:formula="of:=[.C1339]/([.D1339]-[.D1338])" office:value-type="float" office:value="957886.747080395" calcext:value-type="float">
            <text:p>957886.747080395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42770942.69781" calcext:value-type="float">
            <text:p>1442770942.69781</text:p>
          </table:table-cell>
          <table:table-cell office:value-type="float" office:value="8096" calcext:value-type="float">
            <text:p>8096</text:p>
          </table:table-cell>
          <table:table-cell table:formula="of:=[.B1340]-[.B$2]" office:value-type="float" office:value="38.0174033641815" calcext:value-type="float">
            <text:p>38.0174033642</text:p>
          </table:table-cell>
          <table:table-cell table:formula="of:=[.C1340]/([.D1340]-[.D1339])" office:value-type="float" office:value="964087.365396627" calcext:value-type="float">
            <text:p>964087.365396627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42770942.70628" calcext:value-type="float">
            <text:p>1442770942.70628</text:p>
          </table:table-cell>
          <table:table-cell office:value-type="float" office:value="8096" calcext:value-type="float">
            <text:p>8096</text:p>
          </table:table-cell>
          <table:table-cell table:formula="of:=[.B1341]-[.B$2]" office:value-type="float" office:value="38.02587890625" calcext:value-type="float">
            <text:p>38.0258789063</text:p>
          </table:table-cell>
          <table:table-cell table:formula="of:=[.C1341]/([.D1341]-[.D1340])" office:value-type="float" office:value="955219.139328814" calcext:value-type="float">
            <text:p>955219.139328814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42770942.71478" calcext:value-type="float">
            <text:p>1442770942.71478</text:p>
          </table:table-cell>
          <table:table-cell office:value-type="float" office:value="8096" calcext:value-type="float">
            <text:p>8096</text:p>
          </table:table-cell>
          <table:table-cell table:formula="of:=[.B1342]-[.B$2]" office:value-type="float" office:value="38.0343799591064" calcext:value-type="float">
            <text:p>38.0343799591</text:p>
          </table:table-cell>
          <table:table-cell table:formula="of:=[.C1342]/([.D1342]-[.D1341])" office:value-type="float" office:value="952352.624635405" calcext:value-type="float">
            <text:p>952352.624635405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42770942.7232" calcext:value-type="float">
            <text:p>1442770942.7232</text:p>
          </table:table-cell>
          <table:table-cell office:value-type="float" office:value="8096" calcext:value-type="float">
            <text:p>8096</text:p>
          </table:table-cell>
          <table:table-cell table:formula="of:=[.B1343]-[.B$2]" office:value-type="float" office:value="38.0427980422974" calcext:value-type="float">
            <text:p>38.0427980423</text:p>
          </table:table-cell>
          <table:table-cell table:formula="of:=[.C1343]/([.D1343]-[.D1342])" office:value-type="float" office:value="961739.129489068" calcext:value-type="float">
            <text:p>961739.129489068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42770942.73159" calcext:value-type="float">
            <text:p>1442770942.73159</text:p>
          </table:table-cell>
          <table:table-cell office:value-type="float" office:value="8096" calcext:value-type="float">
            <text:p>8096</text:p>
          </table:table-cell>
          <table:table-cell table:formula="of:=[.B1344]-[.B$2]" office:value-type="float" office:value="38.0511889457703" calcext:value-type="float">
            <text:p>38.0511889458</text:p>
          </table:table-cell>
          <table:table-cell table:formula="of:=[.C1344]/([.D1344]-[.D1343])" office:value-type="float" office:value="964854.383815423" calcext:value-type="float">
            <text:p>964854.383815423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42770942.74006" calcext:value-type="float">
            <text:p>1442770942.74006</text:p>
          </table:table-cell>
          <table:table-cell office:value-type="float" office:value="8096" calcext:value-type="float">
            <text:p>8096</text:p>
          </table:table-cell>
          <table:table-cell table:formula="of:=[.B1345]-[.B$2]" office:value-type="float" office:value="38.0596578121185" calcext:value-type="float">
            <text:p>38.0596578121</text:p>
          </table:table-cell>
          <table:table-cell table:formula="of:=[.C1345]/([.D1345]-[.D1344])" office:value-type="float" office:value="955972.106190704" calcext:value-type="float">
            <text:p>955972.10619070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42770942.74847" calcext:value-type="float">
            <text:p>1442770942.74847</text:p>
          </table:table-cell>
          <table:table-cell office:value-type="float" office:value="8096" calcext:value-type="float">
            <text:p>8096</text:p>
          </table:table-cell>
          <table:table-cell table:formula="of:=[.B1346]-[.B$2]" office:value-type="float" office:value="38.0680673122406" calcext:value-type="float">
            <text:p>38.0680673122</text:p>
          </table:table-cell>
          <table:table-cell table:formula="of:=[.C1346]/([.D1346]-[.D1345])" office:value-type="float" office:value="962720.718530279" calcext:value-type="float">
            <text:p>962720.718530279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42770942.75695" calcext:value-type="float">
            <text:p>1442770942.75695</text:p>
          </table:table-cell>
          <table:table-cell office:value-type="float" office:value="8096" calcext:value-type="float">
            <text:p>8096</text:p>
          </table:table-cell>
          <table:table-cell table:formula="of:=[.B1347]-[.B$2]" office:value-type="float" office:value="38.0765497684479" calcext:value-type="float">
            <text:p>38.0765497684</text:p>
          </table:table-cell>
          <table:table-cell table:formula="of:=[.C1347]/([.D1347]-[.D1346])" office:value-type="float" office:value="954440.530215302" calcext:value-type="float">
            <text:p>954440.530215302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42770942.76537" calcext:value-type="float">
            <text:p>1442770942.76537</text:p>
          </table:table-cell>
          <table:table-cell office:value-type="float" office:value="8096" calcext:value-type="float">
            <text:p>8096</text:p>
          </table:table-cell>
          <table:table-cell table:formula="of:=[.B1348]-[.B$2]" office:value-type="float" office:value="38.0849618911743" calcext:value-type="float">
            <text:p>38.0849618912</text:p>
          </table:table-cell>
          <table:table-cell table:formula="of:=[.C1348]/([.D1348]-[.D1347])" office:value-type="float" office:value="962420.576028116" calcext:value-type="float">
            <text:p>962420.57602811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42770942.77373" calcext:value-type="float">
            <text:p>1442770942.77373</text:p>
          </table:table-cell>
          <table:table-cell office:value-type="float" office:value="8096" calcext:value-type="float">
            <text:p>8096</text:p>
          </table:table-cell>
          <table:table-cell table:formula="of:=[.B1349]-[.B$2]" office:value-type="float" office:value="38.0933227539062" calcext:value-type="float">
            <text:p>38.0933227539</text:p>
          </table:table-cell>
          <table:table-cell table:formula="of:=[.C1349]/([.D1349]-[.D1348])" office:value-type="float" office:value="968321.124215809" calcext:value-type="float">
            <text:p>968321.124215809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42770942.7821" calcext:value-type="float">
            <text:p>1442770942.7821</text:p>
          </table:table-cell>
          <table:table-cell office:value-type="float" office:value="8096" calcext:value-type="float">
            <text:p>8096</text:p>
          </table:table-cell>
          <table:table-cell table:formula="of:=[.B1350]-[.B$2]" office:value-type="float" office:value="38.1016955375671" calcext:value-type="float">
            <text:p>38.1016955376</text:p>
          </table:table-cell>
          <table:table-cell table:formula="of:=[.C1350]/([.D1350]-[.D1349])" office:value-type="float" office:value="966942.456404123" calcext:value-type="float">
            <text:p>966942.456404123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42770942.79052" calcext:value-type="float">
            <text:p>1442770942.79052</text:p>
          </table:table-cell>
          <table:table-cell office:value-type="float" office:value="8096" calcext:value-type="float">
            <text:p>8096</text:p>
          </table:table-cell>
          <table:table-cell table:formula="of:=[.B1351]-[.B$2]" office:value-type="float" office:value="38.1101129055023" calcext:value-type="float">
            <text:p>38.1101129055</text:p>
          </table:table-cell>
          <table:table-cell table:formula="of:=[.C1351]/([.D1351]-[.D1350])" office:value-type="float" office:value="961820.852117264" calcext:value-type="float">
            <text:p>961820.85211726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42770942.79901" calcext:value-type="float">
            <text:p>1442770942.79901</text:p>
          </table:table-cell>
          <table:table-cell office:value-type="float" office:value="8096" calcext:value-type="float">
            <text:p>8096</text:p>
          </table:table-cell>
          <table:table-cell table:formula="of:=[.B1352]-[.B$2]" office:value-type="float" office:value="38.1186068058014" calcext:value-type="float">
            <text:p>38.1186068058</text:p>
          </table:table-cell>
          <table:table-cell table:formula="of:=[.C1352]/([.D1352]-[.D1351])" office:value-type="float" office:value="953154.583281873" calcext:value-type="float">
            <text:p>953154.583281873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42770942.80749" calcext:value-type="float">
            <text:p>1442770942.80749</text:p>
          </table:table-cell>
          <table:table-cell office:value-type="float" office:value="8096" calcext:value-type="float">
            <text:p>8096</text:p>
          </table:table-cell>
          <table:table-cell table:formula="of:=[.B1353]-[.B$2]" office:value-type="float" office:value="38.1270835399628" calcext:value-type="float">
            <text:p>38.12708354</text:p>
          </table:table-cell>
          <table:table-cell table:formula="of:=[.C1353]/([.D1353]-[.D1352])" office:value-type="float" office:value="955084.805760252" calcext:value-type="float">
            <text:p>955084.805760252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42770942.81595" calcext:value-type="float">
            <text:p>1442770942.81595</text:p>
          </table:table-cell>
          <table:table-cell office:value-type="float" office:value="8096" calcext:value-type="float">
            <text:p>8096</text:p>
          </table:table-cell>
          <table:table-cell table:formula="of:=[.B1354]-[.B$2]" office:value-type="float" office:value="38.1355452537537" calcext:value-type="float">
            <text:p>38.1355452538</text:p>
          </table:table-cell>
          <table:table-cell table:formula="of:=[.C1354]/([.D1354]-[.D1353])" office:value-type="float" office:value="956780.17480488" calcext:value-type="float">
            <text:p>956780.17480488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42770942.82443" calcext:value-type="float">
            <text:p>1442770942.82443</text:p>
          </table:table-cell>
          <table:table-cell office:value-type="float" office:value="8096" calcext:value-type="float">
            <text:p>8096</text:p>
          </table:table-cell>
          <table:table-cell table:formula="of:=[.B1355]-[.B$2]" office:value-type="float" office:value="38.1440284252167" calcext:value-type="float">
            <text:p>38.1440284252</text:p>
          </table:table-cell>
          <table:table-cell table:formula="of:=[.C1355]/([.D1355]-[.D1354])" office:value-type="float" office:value="954360.056884292" calcext:value-type="float">
            <text:p>954360.056884292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42770942.83281" calcext:value-type="float">
            <text:p>1442770942.83281</text:p>
          </table:table-cell>
          <table:table-cell office:value-type="float" office:value="8096" calcext:value-type="float">
            <text:p>8096</text:p>
          </table:table-cell>
          <table:table-cell table:formula="of:=[.B1356]-[.B$2]" office:value-type="float" office:value="38.1524031162262" calcext:value-type="float">
            <text:p>38.1524031162</text:p>
          </table:table-cell>
          <table:table-cell table:formula="of:=[.C1356]/([.D1356]-[.D1355])" office:value-type="float" office:value="966722.233786939" calcext:value-type="float">
            <text:p>966722.233786939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42770942.84125" calcext:value-type="float">
            <text:p>1442770942.84125</text:p>
          </table:table-cell>
          <table:table-cell office:value-type="float" office:value="8096" calcext:value-type="float">
            <text:p>8096</text:p>
          </table:table-cell>
          <table:table-cell table:formula="of:=[.B1357]-[.B$2]" office:value-type="float" office:value="38.1608471870422" calcext:value-type="float">
            <text:p>38.160847187</text:p>
          </table:table-cell>
          <table:table-cell table:formula="of:=[.C1357]/([.D1357]-[.D1356])" office:value-type="float" office:value="958779.2637434" calcext:value-type="float">
            <text:p>958779.2637434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42770942.8497" calcext:value-type="float">
            <text:p>1442770942.8497</text:p>
          </table:table-cell>
          <table:table-cell office:value-type="float" office:value="8096" calcext:value-type="float">
            <text:p>8096</text:p>
          </table:table-cell>
          <table:table-cell table:formula="of:=[.B1358]-[.B$2]" office:value-type="float" office:value="38.1692931652069" calcext:value-type="float">
            <text:p>38.1692931652</text:p>
          </table:table-cell>
          <table:table-cell table:formula="of:=[.C1358]/([.D1358]-[.D1357])" office:value-type="float" office:value="958562.743373324" calcext:value-type="float">
            <text:p>958562.743373324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42770942.85816" calcext:value-type="float">
            <text:p>1442770942.85816</text:p>
          </table:table-cell>
          <table:table-cell office:value-type="float" office:value="8096" calcext:value-type="float">
            <text:p>8096</text:p>
          </table:table-cell>
          <table:table-cell table:formula="of:=[.B1359]-[.B$2]" office:value-type="float" office:value="38.1777575016022" calcext:value-type="float">
            <text:p>38.1777575016</text:p>
          </table:table-cell>
          <table:table-cell table:formula="of:=[.C1359]/([.D1359]-[.D1358])" office:value-type="float" office:value="956483.724409893" calcext:value-type="float">
            <text:p>956483.724409893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42770942.86659" calcext:value-type="float">
            <text:p>1442770942.86659</text:p>
          </table:table-cell>
          <table:table-cell office:value-type="float" office:value="8096" calcext:value-type="float">
            <text:p>8096</text:p>
          </table:table-cell>
          <table:table-cell table:formula="of:=[.B1360]-[.B$2]" office:value-type="float" office:value="38.1861834526062" calcext:value-type="float">
            <text:p>38.1861834526</text:p>
          </table:table-cell>
          <table:table-cell table:formula="of:=[.C1360]/([.D1360]-[.D1359])" office:value-type="float" office:value="960841.096290427" calcext:value-type="float">
            <text:p>960841.096290427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42770942.8751" calcext:value-type="float">
            <text:p>1442770942.8751</text:p>
          </table:table-cell>
          <table:table-cell office:value-type="float" office:value="8096" calcext:value-type="float">
            <text:p>8096</text:p>
          </table:table-cell>
          <table:table-cell table:formula="of:=[.B1361]-[.B$2]" office:value-type="float" office:value="38.1946947574615" calcext:value-type="float">
            <text:p>38.1946947575</text:p>
          </table:table-cell>
          <table:table-cell table:formula="of:=[.C1361]/([.D1361]-[.D1360])" office:value-type="float" office:value="951205.501106474" calcext:value-type="float">
            <text:p>951205.501106474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42770942.88362" calcext:value-type="float">
            <text:p>1442770942.88362</text:p>
          </table:table-cell>
          <table:table-cell office:value-type="float" office:value="8096" calcext:value-type="float">
            <text:p>8096</text:p>
          </table:table-cell>
          <table:table-cell table:formula="of:=[.B1362]-[.B$2]" office:value-type="float" office:value="38.2032196521759" calcext:value-type="float">
            <text:p>38.2032196522</text:p>
          </table:table-cell>
          <table:table-cell table:formula="of:=[.C1362]/([.D1362]-[.D1361])" office:value-type="float" office:value="949689.148226871" calcext:value-type="float">
            <text:p>949689.148226871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42770942.8921" calcext:value-type="float">
            <text:p>1442770942.8921</text:p>
          </table:table-cell>
          <table:table-cell office:value-type="float" office:value="8096" calcext:value-type="float">
            <text:p>8096</text:p>
          </table:table-cell>
          <table:table-cell table:formula="of:=[.B1363]-[.B$2]" office:value-type="float" office:value="38.2116978168488" calcext:value-type="float">
            <text:p>38.2116978168</text:p>
          </table:table-cell>
          <table:table-cell table:formula="of:=[.C1363]/([.D1363]-[.D1362])" office:value-type="float" office:value="954923.655343082" calcext:value-type="float">
            <text:p>954923.65534308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42770942.9006" calcext:value-type="float">
            <text:p>1442770942.9006</text:p>
          </table:table-cell>
          <table:table-cell office:value-type="float" office:value="8096" calcext:value-type="float">
            <text:p>8096</text:p>
          </table:table-cell>
          <table:table-cell table:formula="of:=[.B1364]-[.B$2]" office:value-type="float" office:value="38.2201976776123" calcext:value-type="float">
            <text:p>38.2201976776</text:p>
          </table:table-cell>
          <table:table-cell table:formula="of:=[.C1364]/([.D1364]-[.D1363])" office:value-type="float" office:value="952486.190681888" calcext:value-type="float">
            <text:p>952486.190681888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42770942.90903" calcext:value-type="float">
            <text:p>1442770942.90903</text:p>
          </table:table-cell>
          <table:table-cell office:value-type="float" office:value="8096" calcext:value-type="float">
            <text:p>8096</text:p>
          </table:table-cell>
          <table:table-cell table:formula="of:=[.B1365]-[.B$2]" office:value-type="float" office:value="38.2286262512207" calcext:value-type="float">
            <text:p>38.2286262512</text:p>
          </table:table-cell>
          <table:table-cell table:formula="of:=[.C1365]/([.D1365]-[.D1364])" office:value-type="float" office:value="960542.124462548" calcext:value-type="float">
            <text:p>960542.124462548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42770942.91746" calcext:value-type="float">
            <text:p>1442770942.91746</text:p>
          </table:table-cell>
          <table:table-cell office:value-type="float" office:value="8096" calcext:value-type="float">
            <text:p>8096</text:p>
          </table:table-cell>
          <table:table-cell table:formula="of:=[.B1366]-[.B$2]" office:value-type="float" office:value="38.2370529174805" calcext:value-type="float">
            <text:p>38.2370529175</text:p>
          </table:table-cell>
          <table:table-cell table:formula="of:=[.C1366]/([.D1366]-[.D1365])" office:value-type="float" office:value="960759.540063377" calcext:value-type="float">
            <text:p>960759.540063377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42770942.92592" calcext:value-type="float">
            <text:p>1442770942.92592</text:p>
          </table:table-cell>
          <table:table-cell office:value-type="float" office:value="8096" calcext:value-type="float">
            <text:p>8096</text:p>
          </table:table-cell>
          <table:table-cell table:formula="of:=[.B1367]-[.B$2]" office:value-type="float" office:value="38.2455177307129" calcext:value-type="float">
            <text:p>38.2455177307</text:p>
          </table:table-cell>
          <table:table-cell table:formula="of:=[.C1367]/([.D1367]-[.D1366])" office:value-type="float" office:value="956429.844073907" calcext:value-type="float">
            <text:p>956429.844073907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42770942.93443" calcext:value-type="float">
            <text:p>1442770942.93443</text:p>
          </table:table-cell>
          <table:table-cell office:value-type="float" office:value="8096" calcext:value-type="float">
            <text:p>8096</text:p>
          </table:table-cell>
          <table:table-cell table:formula="of:=[.B1368]-[.B$2]" office:value-type="float" office:value="38.2540266513824" calcext:value-type="float">
            <text:p>38.2540266514</text:p>
          </table:table-cell>
          <table:table-cell table:formula="of:=[.C1368]/([.D1368]-[.D1367])" office:value-type="float" office:value="951472.027347362" calcext:value-type="float">
            <text:p>951472.027347362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42770942.94289" calcext:value-type="float">
            <text:p>1442770942.94289</text:p>
          </table:table-cell>
          <table:table-cell office:value-type="float" office:value="8096" calcext:value-type="float">
            <text:p>8096</text:p>
          </table:table-cell>
          <table:table-cell table:formula="of:=[.B1369]-[.B$2]" office:value-type="float" office:value="38.2624897956848" calcext:value-type="float">
            <text:p>38.2624897957</text:p>
          </table:table-cell>
          <table:table-cell table:formula="of:=[.C1369]/([.D1369]-[.D1368])" office:value-type="float" office:value="956618.451812829" calcext:value-type="float">
            <text:p>956618.451812829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42770942.95136" calcext:value-type="float">
            <text:p>1442770942.95136</text:p>
          </table:table-cell>
          <table:table-cell office:value-type="float" office:value="8096" calcext:value-type="float">
            <text:p>8096</text:p>
          </table:table-cell>
          <table:table-cell table:formula="of:=[.B1370]-[.B$2]" office:value-type="float" office:value="38.2709512710571" calcext:value-type="float">
            <text:p>38.2709512711</text:p>
          </table:table-cell>
          <table:table-cell table:formula="of:=[.C1370]/([.D1370]-[.D1369])" office:value-type="float" office:value="956807.133953226" calcext:value-type="float">
            <text:p>956807.133953226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42770942.95983" calcext:value-type="float">
            <text:p>1442770942.95983</text:p>
          </table:table-cell>
          <table:table-cell office:value-type="float" office:value="8096" calcext:value-type="float">
            <text:p>8096</text:p>
          </table:table-cell>
          <table:table-cell table:formula="of:=[.B1371]-[.B$2]" office:value-type="float" office:value="38.2794251441956" calcext:value-type="float">
            <text:p>38.2794251442</text:p>
          </table:table-cell>
          <table:table-cell table:formula="of:=[.C1371]/([.D1371]-[.D1370])" office:value-type="float" office:value="955407.26982162" calcext:value-type="float">
            <text:p>955407.26982162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42770942.96833" calcext:value-type="float">
            <text:p>1442770942.96833</text:p>
          </table:table-cell>
          <table:table-cell office:value-type="float" office:value="8096" calcext:value-type="float">
            <text:p>8096</text:p>
          </table:table-cell>
          <table:table-cell table:formula="of:=[.B1372]-[.B$2]" office:value-type="float" office:value="38.2879276275635" calcext:value-type="float">
            <text:p>38.2879276276</text:p>
          </table:table-cell>
          <table:table-cell table:formula="of:=[.C1372]/([.D1372]-[.D1371])" office:value-type="float" office:value="952192.394818013" calcext:value-type="float">
            <text:p>952192.394818013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42770942.97681" calcext:value-type="float">
            <text:p>1442770942.97681</text:p>
          </table:table-cell>
          <table:table-cell office:value-type="float" office:value="8096" calcext:value-type="float">
            <text:p>8096</text:p>
          </table:table-cell>
          <table:table-cell table:formula="of:=[.B1373]-[.B$2]" office:value-type="float" office:value="38.2964069843292" calcext:value-type="float">
            <text:p>38.2964069843</text:p>
          </table:table-cell>
          <table:table-cell table:formula="of:=[.C1373]/([.D1373]-[.D1372])" office:value-type="float" office:value="954789.404864333" calcext:value-type="float">
            <text:p>954789.404864333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42770942.98531" calcext:value-type="float">
            <text:p>1442770942.98531</text:p>
          </table:table-cell>
          <table:table-cell office:value-type="float" office:value="8096" calcext:value-type="float">
            <text:p>8096</text:p>
          </table:table-cell>
          <table:table-cell table:formula="of:=[.B1374]-[.B$2]" office:value-type="float" office:value="38.3049051761627" calcext:value-type="float">
            <text:p>38.3049051762</text:p>
          </table:table-cell>
          <table:table-cell table:formula="of:=[.C1374]/([.D1374]-[.D1373])" office:value-type="float" office:value="952673.246100325" calcext:value-type="float">
            <text:p>952673.246100325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42770942.99378" calcext:value-type="float">
            <text:p>1442770942.99378</text:p>
          </table:table-cell>
          <table:table-cell office:value-type="float" office:value="8096" calcext:value-type="float">
            <text:p>8096</text:p>
          </table:table-cell>
          <table:table-cell table:formula="of:=[.B1375]-[.B$2]" office:value-type="float" office:value="38.3133723735809" calcext:value-type="float">
            <text:p>38.3133723736</text:p>
          </table:table-cell>
          <table:table-cell table:formula="of:=[.C1375]/([.D1375]-[.D1374])" office:value-type="float" office:value="956160.533423439" calcext:value-type="float">
            <text:p>956160.533423439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42770943.0022" calcext:value-type="float">
            <text:p>1442770943.0022</text:p>
          </table:table-cell>
          <table:table-cell office:value-type="float" office:value="8096" calcext:value-type="float">
            <text:p>8096</text:p>
          </table:table-cell>
          <table:table-cell table:formula="of:=[.B1376]-[.B$2]" office:value-type="float" office:value="38.3217959403992" calcext:value-type="float">
            <text:p>38.3217959404</text:p>
          </table:table-cell>
          <table:table-cell table:formula="of:=[.C1376]/([.D1376]-[.D1375])" office:value-type="float" office:value="961113.050408989" calcext:value-type="float">
            <text:p>961113.050408989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42770943.01051" calcext:value-type="float">
            <text:p>1442770943.01051</text:p>
          </table:table-cell>
          <table:table-cell office:value-type="float" office:value="8096" calcext:value-type="float">
            <text:p>8096</text:p>
          </table:table-cell>
          <table:table-cell table:formula="of:=[.B1377]-[.B$2]" office:value-type="float" office:value="38.3301033973694" calcext:value-type="float">
            <text:p>38.3301033974</text:p>
          </table:table-cell>
          <table:table-cell table:formula="of:=[.C1377]/([.D1377]-[.D1376])" office:value-type="float" office:value="974546.125129147" calcext:value-type="float">
            <text:p>974546.125129147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42770943.01884" calcext:value-type="float">
            <text:p>1442770943.01884</text:p>
          </table:table-cell>
          <table:table-cell office:value-type="float" office:value="8096" calcext:value-type="float">
            <text:p>8096</text:p>
          </table:table-cell>
          <table:table-cell table:formula="of:=[.B1378]-[.B$2]" office:value-type="float" office:value="38.3384366035461" calcext:value-type="float">
            <text:p>38.3384366035</text:p>
          </table:table-cell>
          <table:table-cell table:formula="of:=[.C1378]/([.D1378]-[.D1377])" office:value-type="float" office:value="971534.824444953" calcext:value-type="float">
            <text:p>971534.824444953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42770943.02721" calcext:value-type="float">
            <text:p>1442770943.02721</text:p>
          </table:table-cell>
          <table:table-cell office:value-type="float" office:value="8096" calcext:value-type="float">
            <text:p>8096</text:p>
          </table:table-cell>
          <table:table-cell table:formula="of:=[.B1379]-[.B$2]" office:value-type="float" office:value="38.3468036651611" calcext:value-type="float">
            <text:p>38.3468036652</text:p>
          </table:table-cell>
          <table:table-cell table:formula="of:=[.C1379]/([.D1379]-[.D1378])" office:value-type="float" office:value="967603.726676925" calcext:value-type="float">
            <text:p>967603.726676925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42770943.03554" calcext:value-type="float">
            <text:p>1442770943.03554</text:p>
          </table:table-cell>
          <table:table-cell office:value-type="float" office:value="8096" calcext:value-type="float">
            <text:p>8096</text:p>
          </table:table-cell>
          <table:table-cell table:formula="of:=[.B1380]-[.B$2]" office:value-type="float" office:value="38.3551342487335" calcext:value-type="float">
            <text:p>38.3551342487</text:p>
          </table:table-cell>
          <table:table-cell table:formula="of:=[.C1380]/([.D1380]-[.D1379])" office:value-type="float" office:value="971840.67954552" calcext:value-type="float">
            <text:p>971840.67954552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42770943.04387" calcext:value-type="float">
            <text:p>1442770943.04387</text:p>
          </table:table-cell>
          <table:table-cell office:value-type="float" office:value="8096" calcext:value-type="float">
            <text:p>8096</text:p>
          </table:table-cell>
          <table:table-cell table:formula="of:=[.B1381]-[.B$2]" office:value-type="float" office:value="38.3634607791901" calcext:value-type="float">
            <text:p>38.3634607792</text:p>
          </table:table-cell>
          <table:table-cell table:formula="of:=[.C1381]/([.D1381]-[.D1380])" office:value-type="float" office:value="972313.743671974" calcext:value-type="float">
            <text:p>972313.74367197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42770943.05219" calcext:value-type="float">
            <text:p>1442770943.05219</text:p>
          </table:table-cell>
          <table:table-cell office:value-type="float" office:value="8096" calcext:value-type="float">
            <text:p>8096</text:p>
          </table:table-cell>
          <table:table-cell table:formula="of:=[.B1382]-[.B$2]" office:value-type="float" office:value="38.3717856407166" calcext:value-type="float">
            <text:p>38.3717856407</text:p>
          </table:table-cell>
          <table:table-cell table:formula="of:=[.C1382]/([.D1382]-[.D1381])" office:value-type="float" office:value="972508.668671421" calcext:value-type="float">
            <text:p>972508.668671421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42770943.06051" calcext:value-type="float">
            <text:p>1442770943.06051</text:p>
          </table:table-cell>
          <table:table-cell office:value-type="float" office:value="8096" calcext:value-type="float">
            <text:p>8096</text:p>
          </table:table-cell>
          <table:table-cell table:formula="of:=[.B1383]-[.B$2]" office:value-type="float" office:value="38.3801054954529" calcext:value-type="float">
            <text:p>38.3801054955</text:p>
          </table:table-cell>
          <table:table-cell table:formula="of:=[.C1383]/([.D1383]-[.D1382])" office:value-type="float" office:value="973093.912883998" calcext:value-type="float">
            <text:p>973093.912883998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42770943.06884" calcext:value-type="float">
            <text:p>1442770943.06884</text:p>
          </table:table-cell>
          <table:table-cell office:value-type="float" office:value="8096" calcext:value-type="float">
            <text:p>8096</text:p>
          </table:table-cell>
          <table:table-cell table:formula="of:=[.B1384]-[.B$2]" office:value-type="float" office:value="38.3884327411652" calcext:value-type="float">
            <text:p>38.3884327412</text:p>
          </table:table-cell>
          <table:table-cell table:formula="of:=[.C1384]/([.D1384]-[.D1383])" office:value-type="float" office:value="972230.22830475" calcext:value-type="float">
            <text:p>972230.2283047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42770943.07716" calcext:value-type="float">
            <text:p>1442770943.07716</text:p>
          </table:table-cell>
          <table:table-cell office:value-type="float" office:value="8096" calcext:value-type="float">
            <text:p>8096</text:p>
          </table:table-cell>
          <table:table-cell table:formula="of:=[.B1385]-[.B$2]" office:value-type="float" office:value="38.3967592716217" calcext:value-type="float">
            <text:p>38.3967592716</text:p>
          </table:table-cell>
          <table:table-cell table:formula="of:=[.C1385]/([.D1385]-[.D1384])" office:value-type="float" office:value="972313.743671974" calcext:value-type="float">
            <text:p>972313.743671974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42770943.08549" calcext:value-type="float">
            <text:p>1442770943.08549</text:p>
          </table:table-cell>
          <table:table-cell office:value-type="float" office:value="8096" calcext:value-type="float">
            <text:p>8096</text:p>
          </table:table-cell>
          <table:table-cell table:formula="of:=[.B1386]-[.B$2]" office:value-type="float" office:value="38.4050841331482" calcext:value-type="float">
            <text:p>38.4050841331</text:p>
          </table:table-cell>
          <table:table-cell table:formula="of:=[.C1386]/([.D1386]-[.D1385])" office:value-type="float" office:value="972508.668671421" calcext:value-type="float">
            <text:p>972508.668671421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42770943.09382" calcext:value-type="float">
            <text:p>1442770943.09382</text:p>
          </table:table-cell>
          <table:table-cell office:value-type="float" office:value="8096" calcext:value-type="float">
            <text:p>8096</text:p>
          </table:table-cell>
          <table:table-cell table:formula="of:=[.B1387]-[.B$2]" office:value-type="float" office:value="38.4134106636047" calcext:value-type="float">
            <text:p>38.4134106636</text:p>
          </table:table-cell>
          <table:table-cell table:formula="of:=[.C1387]/([.D1387]-[.D1386])" office:value-type="float" office:value="972313.743671974" calcext:value-type="float">
            <text:p>972313.743671974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42770943.10215" calcext:value-type="float">
            <text:p>1442770943.10215</text:p>
          </table:table-cell>
          <table:table-cell office:value-type="float" office:value="8096" calcext:value-type="float">
            <text:p>8096</text:p>
          </table:table-cell>
          <table:table-cell table:formula="of:=[.B1388]-[.B$2]" office:value-type="float" office:value="38.4217417240143" calcext:value-type="float">
            <text:p>38.421741724</text:p>
          </table:table-cell>
          <table:table-cell table:formula="of:=[.C1388]/([.D1388]-[.D1387])" office:value-type="float" office:value="971785.05520419" calcext:value-type="float">
            <text:p>971785.05520419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42770943.1105" calcext:value-type="float">
            <text:p>1442770943.1105</text:p>
          </table:table-cell>
          <table:table-cell office:value-type="float" office:value="8096" calcext:value-type="float">
            <text:p>8096</text:p>
          </table:table-cell>
          <table:table-cell table:formula="of:=[.B1389]-[.B$2]" office:value-type="float" office:value="38.4300937652588" calcext:value-type="float">
            <text:p>38.4300937653</text:p>
          </table:table-cell>
          <table:table-cell table:formula="of:=[.C1389]/([.D1389]-[.D1388])" office:value-type="float" office:value="969343.872113271" calcext:value-type="float">
            <text:p>969343.87211327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42770943.11883" calcext:value-type="float">
            <text:p>1442770943.11883</text:p>
          </table:table-cell>
          <table:table-cell office:value-type="float" office:value="8096" calcext:value-type="float">
            <text:p>8096</text:p>
          </table:table-cell>
          <table:table-cell table:formula="of:=[.B1390]-[.B$2]" office:value-type="float" office:value="38.4384255409241" calcext:value-type="float">
            <text:p>38.4384255409</text:p>
          </table:table-cell>
          <table:table-cell table:formula="of:=[.C1390]/([.D1390]-[.D1389])" office:value-type="float" office:value="971701.630630115" calcext:value-type="float">
            <text:p>971701.630630115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42770943.12713" calcext:value-type="float">
            <text:p>1442770943.12713</text:p>
          </table:table-cell>
          <table:table-cell office:value-type="float" office:value="8096" calcext:value-type="float">
            <text:p>8096</text:p>
          </table:table-cell>
          <table:table-cell table:formula="of:=[.B1391]-[.B$2]" office:value-type="float" office:value="38.4467227458954" calcext:value-type="float">
            <text:p>38.4467227459</text:p>
          </table:table-cell>
          <table:table-cell table:formula="of:=[.C1391]/([.D1391]-[.D1390])" office:value-type="float" office:value="975750.271084164" calcext:value-type="float">
            <text:p>975750.27108416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42770943.13546" calcext:value-type="float">
            <text:p>1442770943.13546</text:p>
          </table:table-cell>
          <table:table-cell office:value-type="float" office:value="8096" calcext:value-type="float">
            <text:p>8096</text:p>
          </table:table-cell>
          <table:table-cell table:formula="of:=[.B1392]-[.B$2]" office:value-type="float" office:value="38.455057144165" calcext:value-type="float">
            <text:p>38.4550571442</text:p>
          </table:table-cell>
          <table:table-cell table:formula="of:=[.C1392]/([.D1392]-[.D1391])" office:value-type="float" office:value="971395.863031725" calcext:value-type="float">
            <text:p>971395.863031725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42770943.14377" calcext:value-type="float">
            <text:p>1442770943.14377</text:p>
          </table:table-cell>
          <table:table-cell office:value-type="float" office:value="8096" calcext:value-type="float">
            <text:p>8096</text:p>
          </table:table-cell>
          <table:table-cell table:formula="of:=[.B1393]-[.B$2]" office:value-type="float" office:value="38.4633665084839" calcext:value-type="float">
            <text:p>38.4633665085</text:p>
          </table:table-cell>
          <table:table-cell table:formula="of:=[.C1393]/([.D1393]-[.D1392])" office:value-type="float" office:value="974322.425800528" calcext:value-type="float">
            <text:p>974322.425800528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42770943.15211" calcext:value-type="float">
            <text:p>1442770943.15211</text:p>
          </table:table-cell>
          <table:table-cell office:value-type="float" office:value="8096" calcext:value-type="float">
            <text:p>8096</text:p>
          </table:table-cell>
          <table:table-cell table:formula="of:=[.B1394]-[.B$2]" office:value-type="float" office:value="38.4717028141022" calcext:value-type="float">
            <text:p>38.4717028141</text:p>
          </table:table-cell>
          <table:table-cell table:formula="of:=[.C1394]/([.D1394]-[.D1393])" office:value-type="float" office:value="971173.607436008" calcext:value-type="float">
            <text:p>971173.607436008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42770943.16048" calcext:value-type="float">
            <text:p>1442770943.16048</text:p>
          </table:table-cell>
          <table:table-cell office:value-type="float" office:value="8096" calcext:value-type="float">
            <text:p>8096</text:p>
          </table:table-cell>
          <table:table-cell table:formula="of:=[.B1395]-[.B$2]" office:value-type="float" office:value="38.4800736904144" calcext:value-type="float">
            <text:p>38.4800736904</text:p>
          </table:table-cell>
          <table:table-cell table:formula="of:=[.C1395]/([.D1395]-[.D1394])" office:value-type="float" office:value="967162.779379094" calcext:value-type="float">
            <text:p>967162.779379094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42770943.16879" calcext:value-type="float">
            <text:p>1442770943.16879</text:p>
          </table:table-cell>
          <table:table-cell office:value-type="float" office:value="8096" calcext:value-type="float">
            <text:p>8096</text:p>
          </table:table-cell>
          <table:table-cell table:formula="of:=[.B1396]-[.B$2]" office:value-type="float" office:value="38.488388299942" calcext:value-type="float">
            <text:p>38.4883882999</text:p>
          </table:table-cell>
          <table:table-cell table:formula="of:=[.C1396]/([.D1396]-[.D1395])" office:value-type="float" office:value="973707.781843207" calcext:value-type="float">
            <text:p>973707.781843207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42770943.17709" calcext:value-type="float">
            <text:p>1442770943.17709</text:p>
          </table:table-cell>
          <table:table-cell office:value-type="float" office:value="8096" calcext:value-type="float">
            <text:p>8096</text:p>
          </table:table-cell>
          <table:table-cell table:formula="of:=[.B1397]-[.B$2]" office:value-type="float" office:value="38.4966835975647" calcext:value-type="float">
            <text:p>38.4966835976</text:p>
          </table:table-cell>
          <table:table-cell table:formula="of:=[.C1397]/([.D1397]-[.D1396])" office:value-type="float" office:value="975974.626620297" calcext:value-type="float">
            <text:p>975974.626620297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42770943.18539" calcext:value-type="float">
            <text:p>1442770943.18539</text:p>
          </table:table-cell>
          <table:table-cell office:value-type="float" office:value="8096" calcext:value-type="float">
            <text:p>8096</text:p>
          </table:table-cell>
          <table:table-cell table:formula="of:=[.B1398]-[.B$2]" office:value-type="float" office:value="38.5049884319305" calcext:value-type="float">
            <text:p>38.5049884319</text:p>
          </table:table-cell>
          <table:table-cell table:formula="of:=[.C1398]/([.D1398]-[.D1397])" office:value-type="float" office:value="974853.8794821" calcext:value-type="float">
            <text:p>974853.879482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42770943.1937" calcext:value-type="float">
            <text:p>1442770943.1937</text:p>
          </table:table-cell>
          <table:table-cell office:value-type="float" office:value="8096" calcext:value-type="float">
            <text:p>8096</text:p>
          </table:table-cell>
          <table:table-cell table:formula="of:=[.B1399]-[.B$2]" office:value-type="float" office:value="38.513295173645" calcext:value-type="float">
            <text:p>38.5132951736</text:p>
          </table:table-cell>
          <table:table-cell table:formula="of:=[.C1399]/([.D1399]-[.D1398])" office:value-type="float" office:value="974630.03886226" calcext:value-type="float">
            <text:p>974630.03886226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42770943.20203" calcext:value-type="float">
            <text:p>1442770943.20203</text:p>
          </table:table-cell>
          <table:table-cell office:value-type="float" office:value="8096" calcext:value-type="float">
            <text:p>8096</text:p>
          </table:table-cell>
          <table:table-cell table:formula="of:=[.B1400]-[.B$2]" office:value-type="float" office:value="38.5216264724731" calcext:value-type="float">
            <text:p>38.5216264725</text:p>
          </table:table-cell>
          <table:table-cell table:formula="of:=[.C1400]/([.D1400]-[.D1399])" office:value-type="float" office:value="971757.245421246" calcext:value-type="float">
            <text:p>971757.245421246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42770943.21036" calcext:value-type="float">
            <text:p>1442770943.21036</text:p>
          </table:table-cell>
          <table:table-cell office:value-type="float" office:value="8096" calcext:value-type="float">
            <text:p>8096</text:p>
          </table:table-cell>
          <table:table-cell table:formula="of:=[.B1401]-[.B$2]" office:value-type="float" office:value="38.5299592018127" calcext:value-type="float">
            <text:p>38.5299592018</text:p>
          </table:table-cell>
          <table:table-cell table:formula="of:=[.C1401]/([.D1401]-[.D1400])" office:value-type="float" office:value="971590.420143062" calcext:value-type="float">
            <text:p>971590.42014306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42770943.2187" calcext:value-type="float">
            <text:p>1442770943.2187</text:p>
          </table:table-cell>
          <table:table-cell office:value-type="float" office:value="8096" calcext:value-type="float">
            <text:p>8096</text:p>
          </table:table-cell>
          <table:table-cell table:formula="of:=[.B1402]-[.B$2]" office:value-type="float" office:value="38.5382974147797" calcext:value-type="float">
            <text:p>38.5382974148</text:p>
          </table:table-cell>
          <table:table-cell table:formula="of:=[.C1402]/([.D1402]-[.D1401])" office:value-type="float" office:value="970951.453521288" calcext:value-type="float">
            <text:p>970951.453521288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42770943.22699" calcext:value-type="float">
            <text:p>1442770943.22699</text:p>
          </table:table-cell>
          <table:table-cell office:value-type="float" office:value="8096" calcext:value-type="float">
            <text:p>8096</text:p>
          </table:table-cell>
          <table:table-cell table:formula="of:=[.B1403]-[.B$2]" office:value-type="float" office:value="38.5465838909149" calcext:value-type="float">
            <text:p>38.5465838909</text:p>
          </table:table-cell>
          <table:table-cell table:formula="of:=[.C1403]/([.D1403]-[.D1402])" office:value-type="float" office:value="977013.614455058" calcext:value-type="float">
            <text:p>977013.614455058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42770943.2353" calcext:value-type="float">
            <text:p>1442770943.2353</text:p>
          </table:table-cell>
          <table:table-cell office:value-type="float" office:value="8096" calcext:value-type="float">
            <text:p>8096</text:p>
          </table:table-cell>
          <table:table-cell table:formula="of:=[.B1404]-[.B$2]" office:value-type="float" office:value="38.554899930954" calcext:value-type="float">
            <text:p>38.554899931</text:p>
          </table:table-cell>
          <table:table-cell table:formula="of:=[.C1404]/([.D1404]-[.D1403])" office:value-type="float" office:value="973540.286238532" calcext:value-type="float">
            <text:p>973540.28623853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42770943.2436" calcext:value-type="float">
            <text:p>1442770943.2436</text:p>
          </table:table-cell>
          <table:table-cell office:value-type="float" office:value="8096" calcext:value-type="float">
            <text:p>8096</text:p>
          </table:table-cell>
          <table:table-cell table:formula="of:=[.B1405]-[.B$2]" office:value-type="float" office:value="38.5631964206696" calcext:value-type="float">
            <text:p>38.5631964207</text:p>
          </table:table-cell>
          <table:table-cell table:formula="of:=[.C1405]/([.D1405]-[.D1404])" office:value-type="float" office:value="975834.392321398" calcext:value-type="float">
            <text:p>975834.392321398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42770943.2519" calcext:value-type="float">
            <text:p>1442770943.2519</text:p>
          </table:table-cell>
          <table:table-cell office:value-type="float" office:value="8096" calcext:value-type="float">
            <text:p>8096</text:p>
          </table:table-cell>
          <table:table-cell table:formula="of:=[.B1406]-[.B$2]" office:value-type="float" office:value="38.5714988708496" calcext:value-type="float">
            <text:p>38.5714988708</text:p>
          </table:table-cell>
          <table:table-cell table:formula="of:=[.C1406]/([.D1406]-[.D1405])" office:value-type="float" office:value="975133.824885851" calcext:value-type="float">
            <text:p>975133.824885851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42770943.2603" calcext:value-type="float">
            <text:p>1442770943.2603</text:p>
          </table:table-cell>
          <table:table-cell office:value-type="float" office:value="8096" calcext:value-type="float">
            <text:p>8096</text:p>
          </table:table-cell>
          <table:table-cell table:formula="of:=[.B1407]-[.B$2]" office:value-type="float" office:value="38.5798969268799" calcext:value-type="float">
            <text:p>38.5798969269</text:p>
          </table:table-cell>
          <table:table-cell table:formula="of:=[.C1407]/([.D1407]-[.D1406])" office:value-type="float" office:value="964032.62502839" calcext:value-type="float">
            <text:p>964032.62502839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42770943.26856" calcext:value-type="float">
            <text:p>1442770943.26856</text:p>
          </table:table-cell>
          <table:table-cell office:value-type="float" office:value="8096" calcext:value-type="float">
            <text:p>8096</text:p>
          </table:table-cell>
          <table:table-cell table:formula="of:=[.B1408]-[.B$2]" office:value-type="float" office:value="38.5881595611572" calcext:value-type="float">
            <text:p>38.5881595612</text:p>
          </table:table-cell>
          <table:table-cell table:formula="of:=[.C1408]/([.D1408]-[.D1407])" office:value-type="float" office:value="979832.790397045" calcext:value-type="float">
            <text:p>979832.790397045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42770943.27687" calcext:value-type="float">
            <text:p>1442770943.27687</text:p>
          </table:table-cell>
          <table:table-cell office:value-type="float" office:value="8096" calcext:value-type="float">
            <text:p>8096</text:p>
          </table:table-cell>
          <table:table-cell table:formula="of:=[.B1409]-[.B$2]" office:value-type="float" office:value="38.5964603424072" calcext:value-type="float">
            <text:p>38.5964603424</text:p>
          </table:table-cell>
          <table:table-cell table:formula="of:=[.C1409]/([.D1409]-[.D1408])" office:value-type="float" office:value="975329.882352941" calcext:value-type="float">
            <text:p>975329.882352941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42770943.28515" calcext:value-type="float">
            <text:p>1442770943.28515</text:p>
          </table:table-cell>
          <table:table-cell office:value-type="float" office:value="8096" calcext:value-type="float">
            <text:p>8096</text:p>
          </table:table-cell>
          <table:table-cell table:formula="of:=[.B1410]-[.B$2]" office:value-type="float" office:value="38.6047420501709" calcext:value-type="float">
            <text:p>38.6047420502</text:p>
          </table:table-cell>
          <table:table-cell table:formula="of:=[.C1410]/([.D1410]-[.D1409])" office:value-type="float" office:value="977576.151082451" calcext:value-type="float">
            <text:p>977576.151082451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42770943.29345" calcext:value-type="float">
            <text:p>1442770943.29345</text:p>
          </table:table-cell>
          <table:table-cell office:value-type="float" office:value="8096" calcext:value-type="float">
            <text:p>8096</text:p>
          </table:table-cell>
          <table:table-cell table:formula="of:=[.B1411]-[.B$2]" office:value-type="float" office:value="38.6130404472351" calcext:value-type="float">
            <text:p>38.6130404472</text:p>
          </table:table-cell>
          <table:table-cell table:formula="of:=[.C1411]/([.D1411]-[.D1410])" office:value-type="float" office:value="975610.101246912" calcext:value-type="float">
            <text:p>975610.10124691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42770943.3017" calcext:value-type="float">
            <text:p>1442770943.3017</text:p>
          </table:table-cell>
          <table:table-cell office:value-type="float" office:value="8096" calcext:value-type="float">
            <text:p>8096</text:p>
          </table:table-cell>
          <table:table-cell table:formula="of:=[.B1412]-[.B$2]" office:value-type="float" office:value="38.6212902069092" calcext:value-type="float">
            <text:p>38.6212902069</text:p>
          </table:table-cell>
          <table:table-cell table:formula="of:=[.C1412]/([.D1412]-[.D1411])" office:value-type="float" office:value="981361.920813826" calcext:value-type="float">
            <text:p>981361.920813826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42770943.30998" calcext:value-type="float">
            <text:p>1442770943.30998</text:p>
          </table:table-cell>
          <table:table-cell office:value-type="float" office:value="8096" calcext:value-type="float">
            <text:p>8096</text:p>
          </table:table-cell>
          <table:table-cell table:formula="of:=[.B1413]-[.B$2]" office:value-type="float" office:value="38.6295773983002" calcext:value-type="float">
            <text:p>38.6295773983</text:p>
          </table:table-cell>
          <table:table-cell table:formula="of:=[.C1413]/([.D1413]-[.D1412])" office:value-type="float" office:value="976929.289795449" calcext:value-type="float">
            <text:p>976929.28979544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42770943.31832" calcext:value-type="float">
            <text:p>1442770943.31832</text:p>
          </table:table-cell>
          <table:table-cell office:value-type="float" office:value="8096" calcext:value-type="float">
            <text:p>8096</text:p>
          </table:table-cell>
          <table:table-cell table:formula="of:=[.B1414]-[.B$2]" office:value-type="float" office:value="38.6379146575928" calcext:value-type="float">
            <text:p>38.6379146576</text:p>
          </table:table-cell>
          <table:table-cell table:formula="of:=[.C1414]/([.D1414]-[.D1413])" office:value-type="float" office:value="971062.517772885" calcext:value-type="float">
            <text:p>971062.517772885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42770943.3266" calcext:value-type="float">
            <text:p>1442770943.3266</text:p>
          </table:table-cell>
          <table:table-cell office:value-type="float" office:value="8096" calcext:value-type="float">
            <text:p>8096</text:p>
          </table:table-cell>
          <table:table-cell table:formula="of:=[.B1415]-[.B$2]" office:value-type="float" office:value="38.6461944580078" calcext:value-type="float">
            <text:p>38.646194458</text:p>
          </table:table-cell>
          <table:table-cell table:formula="of:=[.C1415]/([.D1415]-[.D1414])" office:value-type="float" office:value="977801.347155033" calcext:value-type="float">
            <text:p>977801.347155033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42770943.33488" calcext:value-type="float">
            <text:p>1442770943.33488</text:p>
          </table:table-cell>
          <table:table-cell office:value-type="float" office:value="8096" calcext:value-type="float">
            <text:p>8096</text:p>
          </table:table-cell>
          <table:table-cell table:formula="of:=[.B1416]-[.B$2]" office:value-type="float" office:value="38.6544749736786" calcext:value-type="float">
            <text:p>38.6544749737</text:p>
          </table:table-cell>
          <table:table-cell table:formula="of:=[.C1416]/([.D1416]-[.D1415])" office:value-type="float" office:value="977716.8864703" calcext:value-type="float">
            <text:p>977716.886470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42770943.34316" calcext:value-type="float">
            <text:p>1442770943.34316</text:p>
          </table:table-cell>
          <table:table-cell office:value-type="float" office:value="8096" calcext:value-type="float">
            <text:p>8096</text:p>
          </table:table-cell>
          <table:table-cell table:formula="of:=[.B1417]-[.B$2]" office:value-type="float" office:value="38.6627595424652" calcext:value-type="float">
            <text:p>38.6627595425</text:p>
          </table:table-cell>
          <table:table-cell table:formula="of:=[.C1417]/([.D1417]-[.D1416])" office:value-type="float" office:value="977238.551398642" calcext:value-type="float">
            <text:p>977238.551398642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42770943.35144" calcext:value-type="float">
            <text:p>1442770943.35144</text:p>
          </table:table-cell>
          <table:table-cell office:value-type="float" office:value="8096" calcext:value-type="float">
            <text:p>8096</text:p>
          </table:table-cell>
          <table:table-cell table:formula="of:=[.B1418]-[.B$2]" office:value-type="float" office:value="38.6710391044617" calcext:value-type="float">
            <text:p>38.6710391045</text:p>
          </table:table-cell>
          <table:table-cell table:formula="of:=[.C1418]/([.D1418]-[.D1417])" office:value-type="float" office:value="977829.503959455" calcext:value-type="float">
            <text:p>977829.503959455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42770943.35973" calcext:value-type="float">
            <text:p>1442770943.35973</text:p>
          </table:table-cell>
          <table:table-cell office:value-type="float" office:value="8096" calcext:value-type="float">
            <text:p>8096</text:p>
          </table:table-cell>
          <table:table-cell table:formula="of:=[.B1419]-[.B$2]" office:value-type="float" office:value="38.6793220043182" calcext:value-type="float">
            <text:p>38.6793220043</text:p>
          </table:table-cell>
          <table:table-cell table:formula="of:=[.C1419]/([.D1419]-[.D1418])" office:value-type="float" office:value="977435.456204485" calcext:value-type="float">
            <text:p>977435.456204485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42770943.36806" calcext:value-type="float">
            <text:p>1442770943.36806</text:p>
          </table:table-cell>
          <table:table-cell office:value-type="float" office:value="8096" calcext:value-type="float">
            <text:p>8096</text:p>
          </table:table-cell>
          <table:table-cell table:formula="of:=[.B1420]-[.B$2]" office:value-type="float" office:value="38.6876595020294" calcext:value-type="float">
            <text:p>38.687659502</text:p>
          </table:table-cell>
          <table:table-cell table:formula="of:=[.C1420]/([.D1420]-[.D1419])" office:value-type="float" office:value="971034.749327995" calcext:value-type="float">
            <text:p>971034.749327995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42770943.3764" calcext:value-type="float">
            <text:p>1442770943.3764</text:p>
          </table:table-cell>
          <table:table-cell office:value-type="float" office:value="8096" calcext:value-type="float">
            <text:p>8096</text:p>
          </table:table-cell>
          <table:table-cell table:formula="of:=[.B1421]-[.B$2]" office:value-type="float" office:value="38.6959962844849" calcext:value-type="float">
            <text:p>38.6959962845</text:p>
          </table:table-cell>
          <table:table-cell table:formula="of:=[.C1421]/([.D1421]-[.D1420])" office:value-type="float" office:value="971118.05942746" calcext:value-type="float">
            <text:p>971118.05942746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42770943.38474" calcext:value-type="float">
            <text:p>1442770943.38474</text:p>
          </table:table-cell>
          <table:table-cell office:value-type="float" office:value="8096" calcext:value-type="float">
            <text:p>8096</text:p>
          </table:table-cell>
          <table:table-cell table:formula="of:=[.B1422]-[.B$2]" office:value-type="float" office:value="38.7043335437775" calcext:value-type="float">
            <text:p>38.7043335438</text:p>
          </table:table-cell>
          <table:table-cell table:formula="of:=[.C1422]/([.D1422]-[.D1421])" office:value-type="float" office:value="971062.517772885" calcext:value-type="float">
            <text:p>971062.517772885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42770943.39307" calcext:value-type="float">
            <text:p>1442770943.39307</text:p>
          </table:table-cell>
          <table:table-cell office:value-type="float" office:value="8096" calcext:value-type="float">
            <text:p>8096</text:p>
          </table:table-cell>
          <table:table-cell table:formula="of:=[.B1423]-[.B$2]" office:value-type="float" office:value="38.7126657962799" calcext:value-type="float">
            <text:p>38.7126657963</text:p>
          </table:table-cell>
          <table:table-cell table:formula="of:=[.C1423]/([.D1423]-[.D1422])" office:value-type="float" office:value="971646.022204418" calcext:value-type="float">
            <text:p>971646.022204418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42770943.4014" calcext:value-type="float">
            <text:p>1442770943.4014</text:p>
          </table:table-cell>
          <table:table-cell office:value-type="float" office:value="8096" calcext:value-type="float">
            <text:p>8096</text:p>
          </table:table-cell>
          <table:table-cell table:formula="of:=[.B1424]-[.B$2]" office:value-type="float" office:value="38.7209959030151" calcext:value-type="float">
            <text:p>38.720995903</text:p>
          </table:table-cell>
          <table:table-cell table:formula="of:=[.C1424]/([.D1424]-[.D1423])" office:value-type="float" office:value="971896.310255016" calcext:value-type="float">
            <text:p>971896.310255016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42770943.40974" calcext:value-type="float">
            <text:p>1442770943.40974</text:p>
          </table:table-cell>
          <table:table-cell office:value-type="float" office:value="8096" calcext:value-type="float">
            <text:p>8096</text:p>
          </table:table-cell>
          <table:table-cell table:formula="of:=[.B1425]-[.B$2]" office:value-type="float" office:value="38.7293343544006" calcext:value-type="float">
            <text:p>38.7293343544</text:p>
          </table:table-cell>
          <table:table-cell table:formula="of:=[.C1425]/([.D1425]-[.D1424])" office:value-type="float" office:value="970923.691427918" calcext:value-type="float">
            <text:p>970923.691427918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42770943.4181" calcext:value-type="float">
            <text:p>1442770943.4181</text:p>
          </table:table-cell>
          <table:table-cell office:value-type="float" office:value="8096" calcext:value-type="float">
            <text:p>8096</text:p>
          </table:table-cell>
          <table:table-cell table:formula="of:=[.B1426]-[.B$2]" office:value-type="float" office:value="38.7376923561096" calcext:value-type="float">
            <text:p>38.7376923561</text:p>
          </table:table-cell>
          <table:table-cell table:formula="of:=[.C1426]/([.D1426]-[.D1425])" office:value-type="float" office:value="968652.589685075" calcext:value-type="float">
            <text:p>968652.58968507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42770943.42643" calcext:value-type="float">
            <text:p>1442770943.42643</text:p>
          </table:table-cell>
          <table:table-cell office:value-type="float" office:value="8096" calcext:value-type="float">
            <text:p>8096</text:p>
          </table:table-cell>
          <table:table-cell table:formula="of:=[.B1427]-[.B$2]" office:value-type="float" office:value="38.7460255622864" calcext:value-type="float">
            <text:p>38.7460255623</text:p>
          </table:table-cell>
          <table:table-cell table:formula="of:=[.C1427]/([.D1427]-[.D1426])" office:value-type="float" office:value="971534.824444953" calcext:value-type="float">
            <text:p>971534.824444953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42770943.43476" calcext:value-type="float">
            <text:p>1442770943.43476</text:p>
          </table:table-cell>
          <table:table-cell office:value-type="float" office:value="8096" calcext:value-type="float">
            <text:p>8096</text:p>
          </table:table-cell>
          <table:table-cell table:formula="of:=[.B1428]-[.B$2]" office:value-type="float" office:value="38.754358291626" calcext:value-type="float">
            <text:p>38.7543582916</text:p>
          </table:table-cell>
          <table:table-cell table:formula="of:=[.C1428]/([.D1428]-[.D1427])" office:value-type="float" office:value="971590.420143062" calcext:value-type="float">
            <text:p>971590.420143062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42770943.44311" calcext:value-type="float">
            <text:p>1442770943.44311</text:p>
          </table:table-cell>
          <table:table-cell office:value-type="float" office:value="8096" calcext:value-type="float">
            <text:p>8096</text:p>
          </table:table-cell>
          <table:table-cell table:formula="of:=[.B1429]-[.B$2]" office:value-type="float" office:value="38.7627012729645" calcext:value-type="float">
            <text:p>38.762701273</text:p>
          </table:table-cell>
          <table:table-cell table:formula="of:=[.C1429]/([.D1429]-[.D1428])" office:value-type="float" office:value="970396.513131198" calcext:value-type="float">
            <text:p>970396.513131198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42770943.45144" calcext:value-type="float">
            <text:p>1442770943.45144</text:p>
          </table:table-cell>
          <table:table-cell office:value-type="float" office:value="8096" calcext:value-type="float">
            <text:p>8096</text:p>
          </table:table-cell>
          <table:table-cell table:formula="of:=[.B1430]-[.B$2]" office:value-type="float" office:value="38.7710373401642" calcext:value-type="float">
            <text:p>38.7710373402</text:p>
          </table:table-cell>
          <table:table-cell table:formula="of:=[.C1430]/([.D1430]-[.D1429])" office:value-type="float" office:value="971201.383823361" calcext:value-type="float">
            <text:p>971201.383823361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42770943.45975" calcext:value-type="float">
            <text:p>1442770943.45975</text:p>
          </table:table-cell>
          <table:table-cell office:value-type="float" office:value="8096" calcext:value-type="float">
            <text:p>8096</text:p>
          </table:table-cell>
          <table:table-cell table:formula="of:=[.B1431]-[.B$2]" office:value-type="float" office:value="38.7793464660645" calcext:value-type="float">
            <text:p>38.7793464661</text:p>
          </table:table-cell>
          <table:table-cell table:formula="of:=[.C1431]/([.D1431]-[.D1430])" office:value-type="float" office:value="974350.382600212" calcext:value-type="float">
            <text:p>974350.38260021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42770943.46812" calcext:value-type="float">
            <text:p>1442770943.46812</text:p>
          </table:table-cell>
          <table:table-cell office:value-type="float" office:value="8096" calcext:value-type="float">
            <text:p>8096</text:p>
          </table:table-cell>
          <table:table-cell table:formula="of:=[.B1432]-[.B$2]" office:value-type="float" office:value="38.7877109050751" calcext:value-type="float">
            <text:p>38.7877109051</text:p>
          </table:table-cell>
          <table:table-cell table:formula="of:=[.C1432]/([.D1432]-[.D1431])" office:value-type="float" office:value="967907.111250463" calcext:value-type="float">
            <text:p>967907.111250463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42770943.47642" calcext:value-type="float">
            <text:p>1442770943.47642</text:p>
          </table:table-cell>
          <table:table-cell office:value-type="float" office:value="8096" calcext:value-type="float">
            <text:p>8096</text:p>
          </table:table-cell>
          <table:table-cell table:formula="of:=[.B1433]-[.B$2]" office:value-type="float" office:value="38.7960131168365" calcext:value-type="float">
            <text:p>38.7960131168</text:p>
          </table:table-cell>
          <table:table-cell table:formula="of:=[.C1433]/([.D1433]-[.D1432])" office:value-type="float" office:value="975161.828269485" calcext:value-type="float">
            <text:p>975161.828269485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42770943.48476" calcext:value-type="float">
            <text:p>1442770943.48476</text:p>
          </table:table-cell>
          <table:table-cell office:value-type="float" office:value="8096" calcext:value-type="float">
            <text:p>8096</text:p>
          </table:table-cell>
          <table:table-cell table:formula="of:=[.B1434]-[.B$2]" office:value-type="float" office:value="38.8043537139893" calcext:value-type="float">
            <text:p>38.804353714</text:p>
          </table:table-cell>
          <table:table-cell table:formula="of:=[.C1434]/([.D1434]-[.D1433])" office:value-type="float" office:value="970673.904010519" calcext:value-type="float">
            <text:p>970673.904010519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42770943.49309" calcext:value-type="float">
            <text:p>1442770943.49309</text:p>
          </table:table-cell>
          <table:table-cell office:value-type="float" office:value="8096" calcext:value-type="float">
            <text:p>8096</text:p>
          </table:table-cell>
          <table:table-cell table:formula="of:=[.B1435]-[.B$2]" office:value-type="float" office:value="38.812682390213" calcext:value-type="float">
            <text:p>38.8126823902</text:p>
          </table:table-cell>
          <table:table-cell table:formula="of:=[.C1435]/([.D1435]-[.D1434])" office:value-type="float" office:value="972063.240603441" calcext:value-type="float">
            <text:p>972063.240603441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42770943.50137" calcext:value-type="float">
            <text:p>1442770943.50137</text:p>
          </table:table-cell>
          <table:table-cell office:value-type="float" office:value="8096" calcext:value-type="float">
            <text:p>8096</text:p>
          </table:table-cell>
          <table:table-cell table:formula="of:=[.B1436]-[.B$2]" office:value-type="float" office:value="38.8209643363953" calcext:value-type="float">
            <text:p>38.8209643364</text:p>
          </table:table-cell>
          <table:table-cell table:formula="of:=[.C1436]/([.D1436]-[.D1435])" office:value-type="float" office:value="977548.008866626" calcext:value-type="float">
            <text:p>977548.008866626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442770943.50969" calcext:value-type="float">
            <text:p>1442770943.50969</text:p>
          </table:table-cell>
          <table:table-cell office:value-type="float" office:value="8096" calcext:value-type="float">
            <text:p>8096</text:p>
          </table:table-cell>
          <table:table-cell table:formula="of:=[.B1437]-[.B$2]" office:value-type="float" office:value="38.8292887210846" calcext:value-type="float">
            <text:p>38.8292887211</text:p>
          </table:table-cell>
          <table:table-cell table:formula="of:=[.C1437]/([.D1437]-[.D1436])" office:value-type="float" office:value="972564.375884291" calcext:value-type="float">
            <text:p>972564.37588429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42770943.51804" calcext:value-type="float">
            <text:p>1442770943.51804</text:p>
          </table:table-cell>
          <table:table-cell office:value-type="float" office:value="8096" calcext:value-type="float">
            <text:p>8096</text:p>
          </table:table-cell>
          <table:table-cell table:formula="of:=[.B1438]-[.B$2]" office:value-type="float" office:value="38.8376393318176" calcext:value-type="float">
            <text:p>38.8376393318</text:p>
          </table:table-cell>
          <table:table-cell table:formula="of:=[.C1438]/([.D1438]-[.D1437])" office:value-type="float" office:value="969509.926738044" calcext:value-type="float">
            <text:p>969509.926738044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442770943.52637" calcext:value-type="float">
            <text:p>1442770943.52637</text:p>
          </table:table-cell>
          <table:table-cell office:value-type="float" office:value="8096" calcext:value-type="float">
            <text:p>8096</text:p>
          </table:table-cell>
          <table:table-cell table:formula="of:=[.B1439]-[.B$2]" office:value-type="float" office:value="38.845965385437" calcext:value-type="float">
            <text:p>38.8459653854</text:p>
          </table:table-cell>
          <table:table-cell table:formula="of:=[.C1439]/([.D1439]-[.D1438])" office:value-type="float" office:value="972369.428555066" calcext:value-type="float">
            <text:p>972369.428555066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42770943.53467" calcext:value-type="float">
            <text:p>1442770943.53467</text:p>
          </table:table-cell>
          <table:table-cell office:value-type="float" office:value="8096" calcext:value-type="float">
            <text:p>8096</text:p>
          </table:table-cell>
          <table:table-cell table:formula="of:=[.B1440]-[.B$2]" office:value-type="float" office:value="38.8542642593384" calcext:value-type="float">
            <text:p>38.8542642593</text:p>
          </table:table-cell>
          <table:table-cell table:formula="of:=[.C1440]/([.D1440]-[.D1439])" office:value-type="float" office:value="975554.044587451" calcext:value-type="float">
            <text:p>975554.044587451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42770943.54303" calcext:value-type="float">
            <text:p>1442770943.54303</text:p>
          </table:table-cell>
          <table:table-cell office:value-type="float" office:value="8096" calcext:value-type="float">
            <text:p>8096</text:p>
          </table:table-cell>
          <table:table-cell table:formula="of:=[.B1441]-[.B$2]" office:value-type="float" office:value="38.8626239299774" calcext:value-type="float">
            <text:p>38.86262393</text:p>
          </table:table-cell>
          <table:table-cell table:formula="of:=[.C1441]/([.D1441]-[.D1440])" office:value-type="float" office:value="968459.207255512" calcext:value-type="float">
            <text:p>968459.20725551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2770943.55136" calcext:value-type="float">
            <text:p>1442770943.55136</text:p>
          </table:table-cell>
          <table:table-cell office:value-type="float" office:value="8096" calcext:value-type="float">
            <text:p>8096</text:p>
          </table:table-cell>
          <table:table-cell table:formula="of:=[.B1442]-[.B$2]" office:value-type="float" office:value="38.8709557056427" calcext:value-type="float">
            <text:p>38.8709557056</text:p>
          </table:table-cell>
          <table:table-cell table:formula="of:=[.C1442]/([.D1442]-[.D1441])" office:value-type="float" office:value="971701.630630115" calcext:value-type="float">
            <text:p>971701.630630115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42770943.55969" calcext:value-type="float">
            <text:p>1442770943.55969</text:p>
          </table:table-cell>
          <table:table-cell office:value-type="float" office:value="8096" calcext:value-type="float">
            <text:p>8096</text:p>
          </table:table-cell>
          <table:table-cell table:formula="of:=[.B1443]-[.B$2]" office:value-type="float" office:value="38.8792867660522" calcext:value-type="float">
            <text:p>38.8792867661</text:p>
          </table:table-cell>
          <table:table-cell table:formula="of:=[.C1443]/([.D1443]-[.D1442])" office:value-type="float" office:value="971785.05520419" calcext:value-type="float">
            <text:p>971785.05520419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42770943.56806" calcext:value-type="float">
            <text:p>1442770943.56806</text:p>
          </table:table-cell>
          <table:table-cell office:value-type="float" office:value="8096" calcext:value-type="float">
            <text:p>8096</text:p>
          </table:table-cell>
          <table:table-cell table:formula="of:=[.B1444]-[.B$2]" office:value-type="float" office:value="38.8876564502716" calcext:value-type="float">
            <text:p>38.8876564503</text:p>
          </table:table-cell>
          <table:table-cell table:formula="of:=[.C1444]/([.D1444]-[.D1443])" office:value-type="float" office:value="967300.532231876" calcext:value-type="float">
            <text:p>967300.532231876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42770943.57642" calcext:value-type="float">
            <text:p>1442770943.57642</text:p>
          </table:table-cell>
          <table:table-cell office:value-type="float" office:value="8096" calcext:value-type="float">
            <text:p>8096</text:p>
          </table:table-cell>
          <table:table-cell table:formula="of:=[.B1445]-[.B$2]" office:value-type="float" office:value="38.8960154056549" calcext:value-type="float">
            <text:p>38.8960154057</text:p>
          </table:table-cell>
          <table:table-cell table:formula="of:=[.C1445]/([.D1445]-[.D1444])" office:value-type="float" office:value="968542.075984027" calcext:value-type="float">
            <text:p>968542.075984027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42770943.58473" calcext:value-type="float">
            <text:p>1442770943.58473</text:p>
          </table:table-cell>
          <table:table-cell office:value-type="float" office:value="8096" calcext:value-type="float">
            <text:p>8096</text:p>
          </table:table-cell>
          <table:table-cell table:formula="of:=[.B1446]-[.B$2]" office:value-type="float" office:value="38.904326915741" calcext:value-type="float">
            <text:p>38.9043269157</text:p>
          </table:table-cell>
          <table:table-cell table:formula="of:=[.C1446]/([.D1446]-[.D1445])" office:value-type="float" office:value="974070.886778922" calcext:value-type="float">
            <text:p>974070.886778922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42770943.59304" calcext:value-type="float">
            <text:p>1442770943.59304</text:p>
          </table:table-cell>
          <table:table-cell office:value-type="float" office:value="8096" calcext:value-type="float">
            <text:p>8096</text:p>
          </table:table-cell>
          <table:table-cell table:formula="of:=[.B1447]-[.B$2]" office:value-type="float" office:value="38.9126372337341" calcext:value-type="float">
            <text:p>38.9126372337</text:p>
          </table:table-cell>
          <table:table-cell table:formula="of:=[.C1447]/([.D1447]-[.D1446])" office:value-type="float" office:value="974210.614643103" calcext:value-type="float">
            <text:p>974210.614643103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42770943.60138" calcext:value-type="float">
            <text:p>1442770943.60138</text:p>
          </table:table-cell>
          <table:table-cell office:value-type="float" office:value="8096" calcext:value-type="float">
            <text:p>8096</text:p>
          </table:table-cell>
          <table:table-cell table:formula="of:=[.B1448]-[.B$2]" office:value-type="float" office:value="38.9209771156311" calcext:value-type="float">
            <text:p>38.9209771156</text:p>
          </table:table-cell>
          <table:table-cell table:formula="of:=[.C1448]/([.D1448]-[.D1447])" office:value-type="float" office:value="970757.152201258" calcext:value-type="float">
            <text:p>970757.15220125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42770943.60969" calcext:value-type="float">
            <text:p>1442770943.60969</text:p>
          </table:table-cell>
          <table:table-cell office:value-type="float" office:value="8096" calcext:value-type="float">
            <text:p>8096</text:p>
          </table:table-cell>
          <table:table-cell table:formula="of:=[.B1449]-[.B$2]" office:value-type="float" office:value="38.9292857646942" calcext:value-type="float">
            <text:p>38.9292857647</text:p>
          </table:table-cell>
          <table:table-cell table:formula="of:=[.C1449]/([.D1449]-[.D1448])" office:value-type="float" office:value="974406.301012941" calcext:value-type="float">
            <text:p>974406.301012941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42770943.618" calcext:value-type="float">
            <text:p>1442770943.618</text:p>
          </table:table-cell>
          <table:table-cell office:value-type="float" office:value="8096" calcext:value-type="float">
            <text:p>8096</text:p>
          </table:table-cell>
          <table:table-cell table:formula="of:=[.B1450]-[.B$2]" office:value-type="float" office:value="38.9375922679901" calcext:value-type="float">
            <text:p>38.937592268</text:p>
          </table:table-cell>
          <table:table-cell table:formula="of:=[.C1450]/([.D1450]-[.D1449])" office:value-type="float" office:value="974658.013318025" calcext:value-type="float">
            <text:p>974658.013318025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42770943.62634" calcext:value-type="float">
            <text:p>1442770943.62634</text:p>
          </table:table-cell>
          <table:table-cell office:value-type="float" office:value="8096" calcext:value-type="float">
            <text:p>8096</text:p>
          </table:table-cell>
          <table:table-cell table:formula="of:=[.B1451]-[.B$2]" office:value-type="float" office:value="38.9459328651428" calcext:value-type="float">
            <text:p>38.9459328651</text:p>
          </table:table-cell>
          <table:table-cell table:formula="of:=[.C1451]/([.D1451]-[.D1450])" office:value-type="float" office:value="970673.904010519" calcext:value-type="float">
            <text:p>970673.90401051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42770943.63464" calcext:value-type="float">
            <text:p>1442770943.63464</text:p>
          </table:table-cell>
          <table:table-cell office:value-type="float" office:value="8096" calcext:value-type="float">
            <text:p>8096</text:p>
          </table:table-cell>
          <table:table-cell table:formula="of:=[.B1452]-[.B$2]" office:value-type="float" office:value="38.9542329311371" calcext:value-type="float">
            <text:p>38.9542329311</text:p>
          </table:table-cell>
          <table:table-cell table:formula="of:=[.C1452]/([.D1452]-[.D1451])" office:value-type="float" office:value="975413.931117686" calcext:value-type="float">
            <text:p>975413.93111768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42770943.64316" calcext:value-type="float">
            <text:p>1442770943.64316</text:p>
          </table:table-cell>
          <table:table-cell office:value-type="float" office:value="8096" calcext:value-type="float">
            <text:p>8096</text:p>
          </table:table-cell>
          <table:table-cell table:formula="of:=[.B1453]-[.B$2]" office:value-type="float" office:value="38.9627552032471" calcext:value-type="float">
            <text:p>38.9627552032</text:p>
          </table:table-cell>
          <table:table-cell table:formula="of:=[.C1453]/([.D1453]-[.D1452])" office:value-type="float" office:value="949981.401147014" calcext:value-type="float">
            <text:p>949981.401147014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42770943.65146" calcext:value-type="float">
            <text:p>1442770943.65146</text:p>
          </table:table-cell>
          <table:table-cell office:value-type="float" office:value="8096" calcext:value-type="float">
            <text:p>8096</text:p>
          </table:table-cell>
          <table:table-cell table:formula="of:=[.B1454]-[.B$2]" office:value-type="float" office:value="38.9710507392883" calcext:value-type="float">
            <text:p>38.9710507393</text:p>
          </table:table-cell>
          <table:table-cell table:formula="of:=[.C1454]/([.D1454]-[.D1453])" office:value-type="float" office:value="975946.576536184" calcext:value-type="float">
            <text:p>975946.576536184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42770943.65974" calcext:value-type="float">
            <text:p>1442770943.65974</text:p>
          </table:table-cell>
          <table:table-cell office:value-type="float" office:value="8096" calcext:value-type="float">
            <text:p>8096</text:p>
          </table:table-cell>
          <table:table-cell table:formula="of:=[.B1455]-[.B$2]" office:value-type="float" office:value="38.9793334007263" calcext:value-type="float">
            <text:p>38.9793334007</text:p>
          </table:table-cell>
          <table:table-cell table:formula="of:=[.C1455]/([.D1455]-[.D1454])" office:value-type="float" office:value="977463.591940127" calcext:value-type="float">
            <text:p>977463.591940127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42770943.66807" calcext:value-type="float">
            <text:p>1442770943.66807</text:p>
          </table:table-cell>
          <table:table-cell office:value-type="float" office:value="8096" calcext:value-type="float">
            <text:p>8096</text:p>
          </table:table-cell>
          <table:table-cell table:formula="of:=[.B1456]-[.B$2]" office:value-type="float" office:value="38.9876642227173" calcext:value-type="float">
            <text:p>38.9876642227</text:p>
          </table:table-cell>
          <table:table-cell table:formula="of:=[.C1456]/([.D1456]-[.D1455])" office:value-type="float" office:value="971812.866578902" calcext:value-type="float">
            <text:p>971812.866578902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42770943.67637" calcext:value-type="float">
            <text:p>1442770943.67637</text:p>
          </table:table-cell>
          <table:table-cell office:value-type="float" office:value="8096" calcext:value-type="float">
            <text:p>8096</text:p>
          </table:table-cell>
          <table:table-cell table:formula="of:=[.B1457]-[.B$2]" office:value-type="float" office:value="38.9959616661072" calcext:value-type="float">
            <text:p>38.9959616661</text:p>
          </table:table-cell>
          <table:table-cell table:formula="of:=[.C1457]/([.D1457]-[.D1456])" office:value-type="float" office:value="975722.233894604" calcext:value-type="float">
            <text:p>975722.233894604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42770943.68461" calcext:value-type="float">
            <text:p>1442770943.68461</text:p>
          </table:table-cell>
          <table:table-cell office:value-type="float" office:value="8096" calcext:value-type="float">
            <text:p>8096</text:p>
          </table:table-cell>
          <table:table-cell table:formula="of:=[.B1458]-[.B$2]" office:value-type="float" office:value="39.0042028427124" calcext:value-type="float">
            <text:p>39.0042028427</text:p>
          </table:table-cell>
          <table:table-cell table:formula="of:=[.C1458]/([.D1458]-[.D1457])" office:value-type="float" office:value="982383.995371174" calcext:value-type="float">
            <text:p>982383.995371174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442770943.69285" calcext:value-type="float">
            <text:p>1442770943.69285</text:p>
          </table:table-cell>
          <table:table-cell office:value-type="float" office:value="8096" calcext:value-type="float">
            <text:p>8096</text:p>
          </table:table-cell>
          <table:table-cell table:formula="of:=[.B1459]-[.B$2]" office:value-type="float" office:value="39.0124425888062" calcext:value-type="float">
            <text:p>39.0124425888</text:p>
          </table:table-cell>
          <table:table-cell table:formula="of:=[.C1459]/([.D1459]-[.D1458])" office:value-type="float" office:value="982554.548148148" calcext:value-type="float">
            <text:p>982554.548148148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442770943.70108" calcext:value-type="float">
            <text:p>1442770943.70108</text:p>
          </table:table-cell>
          <table:table-cell office:value-type="float" office:value="8096" calcext:value-type="float">
            <text:p>8096</text:p>
          </table:table-cell>
          <table:table-cell table:formula="of:=[.B1460]-[.B$2]" office:value-type="float" office:value="39.0206749439239" calcext:value-type="float">
            <text:p>39.0206749439</text:p>
          </table:table-cell>
          <table:table-cell table:formula="of:=[.C1460]/([.D1460]-[.D1459])" office:value-type="float" office:value="983436.681745779" calcext:value-type="float">
            <text:p>983436.681745779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42770943.70935" calcext:value-type="float">
            <text:p>1442770943.70935</text:p>
          </table:table-cell>
          <table:table-cell office:value-type="float" office:value="8096" calcext:value-type="float">
            <text:p>8096</text:p>
          </table:table-cell>
          <table:table-cell table:formula="of:=[.B1461]-[.B$2]" office:value-type="float" office:value="39.0289444923401" calcext:value-type="float">
            <text:p>39.0289444923</text:p>
          </table:table-cell>
          <table:table-cell table:formula="of:=[.C1461]/([.D1461]-[.D1460])" office:value-type="float" office:value="979013.555831051" calcext:value-type="float">
            <text:p>979013.55583105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42770943.71765" calcext:value-type="float">
            <text:p>1442770943.71765</text:p>
          </table:table-cell>
          <table:table-cell office:value-type="float" office:value="8096" calcext:value-type="float">
            <text:p>8096</text:p>
          </table:table-cell>
          <table:table-cell table:formula="of:=[.B1462]-[.B$2]" office:value-type="float" office:value="39.0372467041016" calcext:value-type="float">
            <text:p>39.0372467041</text:p>
          </table:table-cell>
          <table:table-cell table:formula="of:=[.C1462]/([.D1462]-[.D1461])" office:value-type="float" office:value="975161.828269485" calcext:value-type="float">
            <text:p>975161.828269485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42770943.72595" calcext:value-type="float">
            <text:p>1442770943.72595</text:p>
          </table:table-cell>
          <table:table-cell office:value-type="float" office:value="8096" calcext:value-type="float">
            <text:p>8096</text:p>
          </table:table-cell>
          <table:table-cell table:formula="of:=[.B1463]-[.B$2]" office:value-type="float" office:value="39.0455422401428" calcext:value-type="float">
            <text:p>39.0455422401</text:p>
          </table:table-cell>
          <table:table-cell table:formula="of:=[.C1463]/([.D1463]-[.D1462])" office:value-type="float" office:value="975946.576536184" calcext:value-type="float">
            <text:p>975946.576536184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42770943.73432" calcext:value-type="float">
            <text:p>1442770943.73432</text:p>
          </table:table-cell>
          <table:table-cell office:value-type="float" office:value="8096" calcext:value-type="float">
            <text:p>8096</text:p>
          </table:table-cell>
          <table:table-cell table:formula="of:=[.B1464]-[.B$2]" office:value-type="float" office:value="39.053914308548" calcext:value-type="float">
            <text:p>39.0539143085</text:p>
          </table:table-cell>
          <table:table-cell table:formula="of:=[.C1464]/([.D1464]-[.D1463])" office:value-type="float" office:value="967025.065755375" calcext:value-type="float">
            <text:p>967025.065755375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42770943.74262" calcext:value-type="float">
            <text:p>1442770943.74262</text:p>
          </table:table-cell>
          <table:table-cell office:value-type="float" office:value="8096" calcext:value-type="float">
            <text:p>8096</text:p>
          </table:table-cell>
          <table:table-cell table:formula="of:=[.B1465]-[.B$2]" office:value-type="float" office:value="39.062215089798" calcext:value-type="float">
            <text:p>39.0622150898</text:p>
          </table:table-cell>
          <table:table-cell table:formula="of:=[.C1465]/([.D1465]-[.D1464])" office:value-type="float" office:value="975329.882352941" calcext:value-type="float">
            <text:p>975329.882352941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42770943.75092" calcext:value-type="float">
            <text:p>1442770943.75092</text:p>
          </table:table-cell>
          <table:table-cell office:value-type="float" office:value="8096" calcext:value-type="float">
            <text:p>8096</text:p>
          </table:table-cell>
          <table:table-cell table:formula="of:=[.B1466]-[.B$2]" office:value-type="float" office:value="39.0705137252808" calcext:value-type="float">
            <text:p>39.0705137253</text:p>
          </table:table-cell>
          <table:table-cell table:formula="of:=[.C1466]/([.D1466]-[.D1465])" office:value-type="float" office:value="975582.072111932" calcext:value-type="float">
            <text:p>975582.072111932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442770943.7592" calcext:value-type="float">
            <text:p>1442770943.7592</text:p>
          </table:table-cell>
          <table:table-cell office:value-type="float" office:value="8096" calcext:value-type="float">
            <text:p>8096</text:p>
          </table:table-cell>
          <table:table-cell table:formula="of:=[.B1467]-[.B$2]" office:value-type="float" office:value="39.0787928104401" calcext:value-type="float">
            <text:p>39.0787928104</text:p>
          </table:table-cell>
          <table:table-cell table:formula="of:=[.C1467]/([.D1467]-[.D1466])" office:value-type="float" office:value="977885.822433405" calcext:value-type="float">
            <text:p>977885.822433405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442770943.76752" calcext:value-type="float">
            <text:p>1442770943.76752</text:p>
          </table:table-cell>
          <table:table-cell office:value-type="float" office:value="8096" calcext:value-type="float">
            <text:p>8096</text:p>
          </table:table-cell>
          <table:table-cell table:formula="of:=[.B1468]-[.B$2]" office:value-type="float" office:value="39.0871114730835" calcext:value-type="float">
            <text:p>39.0871114731</text:p>
          </table:table-cell>
          <table:table-cell table:formula="of:=[.C1468]/([.D1468]-[.D1467])" office:value-type="float" office:value="973233.360580092" calcext:value-type="float">
            <text:p>973233.360580092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42770943.77581" calcext:value-type="float">
            <text:p>1442770943.77581</text:p>
          </table:table-cell>
          <table:table-cell office:value-type="float" office:value="8096" calcext:value-type="float">
            <text:p>8096</text:p>
          </table:table-cell>
          <table:table-cell table:formula="of:=[.B1469]-[.B$2]" office:value-type="float" office:value="39.0954051017761" calcext:value-type="float">
            <text:p>39.0954051018</text:p>
          </table:table-cell>
          <table:table-cell table:formula="of:=[.C1469]/([.D1469]-[.D1468])" office:value-type="float" office:value="976171.022365319" calcext:value-type="float">
            <text:p>976171.022365319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442770943.78411" calcext:value-type="float">
            <text:p>1442770943.78411</text:p>
          </table:table-cell>
          <table:table-cell office:value-type="float" office:value="8096" calcext:value-type="float">
            <text:p>8096</text:p>
          </table:table-cell>
          <table:table-cell table:formula="of:=[.B1470]-[.B$2]" office:value-type="float" office:value="39.1037020683289" calcext:value-type="float">
            <text:p>39.1037020683</text:p>
          </table:table-cell>
          <table:table-cell table:formula="of:=[.C1470]/([.D1470]-[.D1469])" office:value-type="float" office:value="975778.309885058" calcext:value-type="float">
            <text:p>975778.309885058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42770943.7924" calcext:value-type="float">
            <text:p>1442770943.7924</text:p>
          </table:table-cell>
          <table:table-cell office:value-type="float" office:value="8096" calcext:value-type="float">
            <text:p>8096</text:p>
          </table:table-cell>
          <table:table-cell table:formula="of:=[.B1471]-[.B$2]" office:value-type="float" office:value="39.1119973659515" calcext:value-type="float">
            <text:p>39.111997366</text:p>
          </table:table-cell>
          <table:table-cell table:formula="of:=[.C1471]/([.D1471]-[.D1470])" office:value-type="float" office:value="975974.626620297" calcext:value-type="float">
            <text:p>975974.62662029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442770943.80069" calcext:value-type="float">
            <text:p>1442770943.80069</text:p>
          </table:table-cell>
          <table:table-cell office:value-type="float" office:value="8096" calcext:value-type="float">
            <text:p>8096</text:p>
          </table:table-cell>
          <table:table-cell table:formula="of:=[.B1472]-[.B$2]" office:value-type="float" office:value="39.120288848877" calcext:value-type="float">
            <text:p>39.1202888489</text:p>
          </table:table-cell>
          <table:table-cell table:formula="of:=[.C1472]/([.D1472]-[.D1471])" office:value-type="float" office:value="976423.647353136" calcext:value-type="float">
            <text:p>976423.64735313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442770943.80899" calcext:value-type="float">
            <text:p>1442770943.80899</text:p>
          </table:table-cell>
          <table:table-cell office:value-type="float" office:value="8096" calcext:value-type="float">
            <text:p>8096</text:p>
          </table:table-cell>
          <table:table-cell table:formula="of:=[.B1473]-[.B$2]" office:value-type="float" office:value="39.1285879611969" calcext:value-type="float">
            <text:p>39.1285879612</text:p>
          </table:table-cell>
          <table:table-cell table:formula="of:=[.C1473]/([.D1473]-[.D1472])" office:value-type="float" office:value="975526.018673332" calcext:value-type="float">
            <text:p>975526.018673332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442770943.81727" calcext:value-type="float">
            <text:p>1442770943.81727</text:p>
          </table:table-cell>
          <table:table-cell office:value-type="float" office:value="8096" calcext:value-type="float">
            <text:p>8096</text:p>
          </table:table-cell>
          <table:table-cell table:formula="of:=[.B1474]-[.B$2]" office:value-type="float" office:value="39.1368668079376" calcext:value-type="float">
            <text:p>39.1368668079</text:p>
          </table:table-cell>
          <table:table-cell table:formula="of:=[.C1474]/([.D1474]-[.D1473])" office:value-type="float" office:value="977913.984103214" calcext:value-type="float">
            <text:p>977913.984103214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442770943.82563" calcext:value-type="float">
            <text:p>1442770943.82563</text:p>
          </table:table-cell>
          <table:table-cell office:value-type="float" office:value="8096" calcext:value-type="float">
            <text:p>8096</text:p>
          </table:table-cell>
          <table:table-cell table:formula="of:=[.B1475]-[.B$2]" office:value-type="float" office:value="39.1452236175537" calcext:value-type="float">
            <text:p>39.1452236176</text:p>
          </table:table-cell>
          <table:table-cell table:formula="of:=[.C1475]/([.D1475]-[.D1474])" office:value-type="float" office:value="968790.767281961" calcext:value-type="float">
            <text:p>968790.767281961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442770943.83395" calcext:value-type="float">
            <text:p>1442770943.83395</text:p>
          </table:table-cell>
          <table:table-cell office:value-type="float" office:value="8096" calcext:value-type="float">
            <text:p>8096</text:p>
          </table:table-cell>
          <table:table-cell table:formula="of:=[.B1476]-[.B$2]" office:value-type="float" office:value="39.1535449028015" calcext:value-type="float">
            <text:p>39.1535449028</text:p>
          </table:table-cell>
          <table:table-cell table:formula="of:=[.C1476]/([.D1476]-[.D1475])" office:value-type="float" office:value="972926.628388058" calcext:value-type="float">
            <text:p>972926.628388058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442770943.84229" calcext:value-type="float">
            <text:p>1442770943.84229</text:p>
          </table:table-cell>
          <table:table-cell office:value-type="float" office:value="8096" calcext:value-type="float">
            <text:p>8096</text:p>
          </table:table-cell>
          <table:table-cell table:formula="of:=[.B1477]-[.B$2]" office:value-type="float" office:value="39.1618824005127" calcext:value-type="float">
            <text:p>39.1618824005</text:p>
          </table:table-cell>
          <table:table-cell table:formula="of:=[.C1477]/([.D1477]-[.D1476])" office:value-type="float" office:value="971034.749327995" calcext:value-type="float">
            <text:p>971034.749327995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442770943.85058" calcext:value-type="float">
            <text:p>1442770943.85058</text:p>
          </table:table-cell>
          <table:table-cell office:value-type="float" office:value="8096" calcext:value-type="float">
            <text:p>8096</text:p>
          </table:table-cell>
          <table:table-cell table:formula="of:=[.B1478]-[.B$2]" office:value-type="float" office:value="39.1701767444611" calcext:value-type="float">
            <text:p>39.1701767445</text:p>
          </table:table-cell>
          <table:table-cell table:formula="of:=[.C1478]/([.D1478]-[.D1477])" office:value-type="float" office:value="976086.843082584" calcext:value-type="float">
            <text:p>976086.843082584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442770943.85888" calcext:value-type="float">
            <text:p>1442770943.85888</text:p>
          </table:table-cell>
          <table:table-cell office:value-type="float" office:value="8096" calcext:value-type="float">
            <text:p>8096</text:p>
          </table:table-cell>
          <table:table-cell table:formula="of:=[.B1479]-[.B$2]" office:value-type="float" office:value="39.178471326828" calcext:value-type="float">
            <text:p>39.1784713268</text:p>
          </table:table-cell>
          <table:table-cell table:formula="of:=[.C1479]/([.D1479]-[.D1478])" office:value-type="float" office:value="976058.786547859" calcext:value-type="float">
            <text:p>976058.786547859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442770943.86717" calcext:value-type="float">
            <text:p>1442770943.86717</text:p>
          </table:table-cell>
          <table:table-cell office:value-type="float" office:value="8096" calcext:value-type="float">
            <text:p>8096</text:p>
          </table:table-cell>
          <table:table-cell table:formula="of:=[.B1480]-[.B$2]" office:value-type="float" office:value="39.1867640018463" calcext:value-type="float">
            <text:p>39.1867640018</text:p>
          </table:table-cell>
          <table:table-cell table:formula="of:=[.C1480]/([.D1480]-[.D1479])" office:value-type="float" office:value="976283.28399747" calcext:value-type="float">
            <text:p>976283.28399747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442770943.87547" calcext:value-type="float">
            <text:p>1442770943.87547</text:p>
          </table:table-cell>
          <table:table-cell office:value-type="float" office:value="8096" calcext:value-type="float">
            <text:p>8096</text:p>
          </table:table-cell>
          <table:table-cell table:formula="of:=[.B1481]-[.B$2]" office:value-type="float" office:value="39.1950643062592" calcext:value-type="float">
            <text:p>39.1950643063</text:p>
          </table:table-cell>
          <table:table-cell table:formula="of:=[.C1481]/([.D1481]-[.D1480])" office:value-type="float" office:value="975385.913253289" calcext:value-type="float">
            <text:p>975385.91325328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442770943.88381" calcext:value-type="float">
            <text:p>1442770943.88381</text:p>
          </table:table-cell>
          <table:table-cell office:value-type="float" office:value="8096" calcext:value-type="float">
            <text:p>8096</text:p>
          </table:table-cell>
          <table:table-cell table:formula="of:=[.B1482]-[.B$2]" office:value-type="float" office:value="39.2034032344818" calcext:value-type="float">
            <text:p>39.2034032345</text:p>
          </table:table-cell>
          <table:table-cell table:formula="of:=[.C1482]/([.D1482]-[.D1481])" office:value-type="float" office:value="970868.17200366" calcext:value-type="float">
            <text:p>970868.17200366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442770943.89214" calcext:value-type="float">
            <text:p>1442770943.89214</text:p>
          </table:table-cell>
          <table:table-cell office:value-type="float" office:value="8096" calcext:value-type="float">
            <text:p>8096</text:p>
          </table:table-cell>
          <table:table-cell table:formula="of:=[.B1483]-[.B$2]" office:value-type="float" office:value="39.2117304801941" calcext:value-type="float">
            <text:p>39.2117304802</text:p>
          </table:table-cell>
          <table:table-cell table:formula="of:=[.C1483]/([.D1483]-[.D1482])" office:value-type="float" office:value="972230.22830475" calcext:value-type="float">
            <text:p>972230.22830475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442770943.90043" calcext:value-type="float">
            <text:p>1442770943.90043</text:p>
          </table:table-cell>
          <table:table-cell office:value-type="float" office:value="8096" calcext:value-type="float">
            <text:p>8096</text:p>
          </table:table-cell>
          <table:table-cell table:formula="of:=[.B1484]-[.B$2]" office:value-type="float" office:value="39.2200300693512" calcext:value-type="float">
            <text:p>39.2200300694</text:p>
          </table:table-cell>
          <table:table-cell table:formula="of:=[.C1484]/([.D1484]-[.D1483])" office:value-type="float" office:value="975469.97167562" calcext:value-type="float">
            <text:p>975469.9716756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442770943.90875" calcext:value-type="float">
            <text:p>1442770943.90875</text:p>
          </table:table-cell>
          <table:table-cell office:value-type="float" office:value="8096" calcext:value-type="float">
            <text:p>8096</text:p>
          </table:table-cell>
          <table:table-cell table:formula="of:=[.B1485]-[.B$2]" office:value-type="float" office:value="39.2283427715302" calcext:value-type="float">
            <text:p>39.2283427715</text:p>
          </table:table-cell>
          <table:table-cell table:formula="of:=[.C1485]/([.D1485]-[.D1484])" office:value-type="float" office:value="973931.19899042" calcext:value-type="float">
            <text:p>973931.19899042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442770943.91707" calcext:value-type="float">
            <text:p>1442770943.91707</text:p>
          </table:table-cell>
          <table:table-cell office:value-type="float" office:value="8096" calcext:value-type="float">
            <text:p>8096</text:p>
          </table:table-cell>
          <table:table-cell table:formula="of:=[.B1486]-[.B$2]" office:value-type="float" office:value="39.2366633415222" calcext:value-type="float">
            <text:p>39.2366633415</text:p>
          </table:table-cell>
          <table:table-cell table:formula="of:=[.C1486]/([.D1486]-[.D1485])" office:value-type="float" office:value="973010.263445944" calcext:value-type="float">
            <text:p>973010.263445944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442770943.9254" calcext:value-type="float">
            <text:p>1442770943.9254</text:p>
          </table:table-cell>
          <table:table-cell office:value-type="float" office:value="8096" calcext:value-type="float">
            <text:p>8096</text:p>
          </table:table-cell>
          <table:table-cell table:formula="of:=[.B1487]-[.B$2]" office:value-type="float" office:value="39.2449960708618" calcext:value-type="float">
            <text:p>39.2449960709</text:p>
          </table:table-cell>
          <table:table-cell table:formula="of:=[.C1487]/([.D1487]-[.D1486])" office:value-type="float" office:value="971590.420143062" calcext:value-type="float">
            <text:p>971590.420143062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42770943.93373" calcext:value-type="float">
            <text:p>1442770943.93373</text:p>
          </table:table-cell>
          <table:table-cell office:value-type="float" office:value="8096" calcext:value-type="float">
            <text:p>8096</text:p>
          </table:table-cell>
          <table:table-cell table:formula="of:=[.B1488]-[.B$2]" office:value-type="float" office:value="39.2533288002014" calcext:value-type="float">
            <text:p>39.2533288002</text:p>
          </table:table-cell>
          <table:table-cell table:formula="of:=[.C1488]/([.D1488]-[.D1487])" office:value-type="float" office:value="971590.420143062" calcext:value-type="float">
            <text:p>971590.420143062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442770943.9421" calcext:value-type="float">
            <text:p>1442770943.9421</text:p>
          </table:table-cell>
          <table:table-cell office:value-type="float" office:value="8096" calcext:value-type="float">
            <text:p>8096</text:p>
          </table:table-cell>
          <table:table-cell table:formula="of:=[.B1489]-[.B$2]" office:value-type="float" office:value="39.2616922855377" calcext:value-type="float">
            <text:p>39.2616922855</text:p>
          </table:table-cell>
          <table:table-cell table:formula="of:=[.C1489]/([.D1489]-[.D1488])" office:value-type="float" office:value="968017.480087802" calcext:value-type="float">
            <text:p>968017.480087802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442770943.95042" calcext:value-type="float">
            <text:p>1442770943.95042</text:p>
          </table:table-cell>
          <table:table-cell office:value-type="float" office:value="8096" calcext:value-type="float">
            <text:p>8096</text:p>
          </table:table-cell>
          <table:table-cell table:formula="of:=[.B1490]-[.B$2]" office:value-type="float" office:value="39.2700128555298" calcext:value-type="float">
            <text:p>39.2700128555</text:p>
          </table:table-cell>
          <table:table-cell table:formula="of:=[.C1490]/([.D1490]-[.D1489])" office:value-type="float" office:value="973010.263445944" calcext:value-type="float">
            <text:p>973010.263445944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442770943.95875" calcext:value-type="float">
            <text:p>1442770943.95875</text:p>
          </table:table-cell>
          <table:table-cell office:value-type="float" office:value="8096" calcext:value-type="float">
            <text:p>8096</text:p>
          </table:table-cell>
          <table:table-cell table:formula="of:=[.B1491]-[.B$2]" office:value-type="float" office:value="39.2783489227295" calcext:value-type="float">
            <text:p>39.2783489227</text:p>
          </table:table-cell>
          <table:table-cell table:formula="of:=[.C1491]/([.D1491]-[.D1490])" office:value-type="float" office:value="971201.383823361" calcext:value-type="float">
            <text:p>971201.38382336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442770943.96709" calcext:value-type="float">
            <text:p>1442770943.96709</text:p>
          </table:table-cell>
          <table:table-cell office:value-type="float" office:value="8096" calcext:value-type="float">
            <text:p>8096</text:p>
          </table:table-cell>
          <table:table-cell table:formula="of:=[.B1492]-[.B$2]" office:value-type="float" office:value="39.2866842746735" calcext:value-type="float">
            <text:p>39.2866842747</text:p>
          </table:table-cell>
          <table:table-cell table:formula="of:=[.C1492]/([.D1492]-[.D1491])" office:value-type="float" office:value="971284.722519379" calcext:value-type="float">
            <text:p>971284.722519379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442770943.97542" calcext:value-type="float">
            <text:p>1442770943.97542</text:p>
          </table:table-cell>
          <table:table-cell office:value-type="float" office:value="8096" calcext:value-type="float">
            <text:p>8096</text:p>
          </table:table-cell>
          <table:table-cell table:formula="of:=[.B1493]-[.B$2]" office:value-type="float" office:value="39.2950189113617" calcext:value-type="float">
            <text:p>39.2950189114</text:p>
          </table:table-cell>
          <table:table-cell table:formula="of:=[.C1493]/([.D1493]-[.D1492])" office:value-type="float" office:value="971368.075519194" calcext:value-type="float">
            <text:p>971368.075519194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442770943.9838" calcext:value-type="float">
            <text:p>1442770943.9838</text:p>
          </table:table-cell>
          <table:table-cell office:value-type="float" office:value="8096" calcext:value-type="float">
            <text:p>8096</text:p>
          </table:table-cell>
          <table:table-cell table:formula="of:=[.B1494]-[.B$2]" office:value-type="float" office:value="39.3033964633942" calcext:value-type="float">
            <text:p>39.3033964634</text:p>
          </table:table-cell>
          <table:table-cell table:formula="of:=[.C1494]/([.D1494]-[.D1493])" office:value-type="float" office:value="966392.087882065" calcext:value-type="float">
            <text:p>966392.087882065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442770943.99213" calcext:value-type="float">
            <text:p>1442770943.99213</text:p>
          </table:table-cell>
          <table:table-cell office:value-type="float" office:value="8096" calcext:value-type="float">
            <text:p>8096</text:p>
          </table:table-cell>
          <table:table-cell table:formula="of:=[.B1495]-[.B$2]" office:value-type="float" office:value="39.3117213249207" calcext:value-type="float">
            <text:p>39.3117213249</text:p>
          </table:table-cell>
          <table:table-cell table:formula="of:=[.C1495]/([.D1495]-[.D1494])" office:value-type="float" office:value="972508.668671421" calcext:value-type="float">
            <text:p>972508.668671421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442770944.00043" calcext:value-type="float">
            <text:p>1442770944.00043</text:p>
          </table:table-cell>
          <table:table-cell office:value-type="float" office:value="8096" calcext:value-type="float">
            <text:p>8096</text:p>
          </table:table-cell>
          <table:table-cell table:formula="of:=[.B1496]-[.B$2]" office:value-type="float" office:value="39.3200221061707" calcext:value-type="float">
            <text:p>39.3200221062</text:p>
          </table:table-cell>
          <table:table-cell table:formula="of:=[.C1496]/([.D1496]-[.D1495])" office:value-type="float" office:value="975329.882352941" calcext:value-type="float">
            <text:p>975329.882352941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442770944.00881" calcext:value-type="float">
            <text:p>1442770944.00881</text:p>
          </table:table-cell>
          <table:table-cell office:value-type="float" office:value="8096" calcext:value-type="float">
            <text:p>8096</text:p>
          </table:table-cell>
          <table:table-cell table:formula="of:=[.B1497]-[.B$2]" office:value-type="float" office:value="39.3284063339233" calcext:value-type="float">
            <text:p>39.3284063339</text:p>
          </table:table-cell>
          <table:table-cell table:formula="of:=[.C1497]/([.D1497]-[.D1496])" office:value-type="float" office:value="965622.623670591" calcext:value-type="float">
            <text:p>965622.623670591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442770944.01715" calcext:value-type="float">
            <text:p>1442770944.01715</text:p>
          </table:table-cell>
          <table:table-cell office:value-type="float" office:value="8096" calcext:value-type="float">
            <text:p>8096</text:p>
          </table:table-cell>
          <table:table-cell table:formula="of:=[.B1498]-[.B$2]" office:value-type="float" office:value="39.3367481231689" calcext:value-type="float">
            <text:p>39.3367481232</text:p>
          </table:table-cell>
          <table:table-cell table:formula="of:=[.C1498]/([.D1498]-[.D1497])" office:value-type="float" office:value="970535.188750429" calcext:value-type="float">
            <text:p>970535.188750429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442770944.02548" calcext:value-type="float">
            <text:p>1442770944.02548</text:p>
          </table:table-cell>
          <table:table-cell office:value-type="float" office:value="8096" calcext:value-type="float">
            <text:p>8096</text:p>
          </table:table-cell>
          <table:table-cell table:formula="of:=[.B1499]-[.B$2]" office:value-type="float" office:value="39.345077753067" calcext:value-type="float">
            <text:p>39.3450777531</text:p>
          </table:table-cell>
          <table:table-cell table:formula="of:=[.C1499]/([.D1499]-[.D1498])" office:value-type="float" office:value="971951.947333772" calcext:value-type="float">
            <text:p>971951.947333772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442770944.03383" calcext:value-type="float">
            <text:p>1442770944.03383</text:p>
          </table:table-cell>
          <table:table-cell office:value-type="float" office:value="8096" calcext:value-type="float">
            <text:p>8096</text:p>
          </table:table-cell>
          <table:table-cell table:formula="of:=[.B1500]-[.B$2]" office:value-type="float" office:value="39.3534214496613" calcext:value-type="float">
            <text:p>39.3534214497</text:p>
          </table:table-cell>
          <table:table-cell table:formula="of:=[.C1500]/([.D1500]-[.D1499])" office:value-type="float" office:value="970313.326780203" calcext:value-type="float">
            <text:p>970313.326780203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42770944.04213" calcext:value-type="float">
            <text:p>1442770944.04213</text:p>
          </table:table-cell>
          <table:table-cell office:value-type="float" office:value="8096" calcext:value-type="float">
            <text:p>8096</text:p>
          </table:table-cell>
          <table:table-cell table:formula="of:=[.B1501]-[.B$2]" office:value-type="float" office:value="39.3617286682129" calcext:value-type="float">
            <text:p>39.3617286682</text:p>
          </table:table-cell>
          <table:table-cell table:formula="of:=[.C1501]/([.D1501]-[.D1500])" office:value-type="float" office:value="974574.094767959" calcext:value-type="float">
            <text:p>974574.09476795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42770944.05047" calcext:value-type="float">
            <text:p>1442770944.05047</text:p>
          </table:table-cell>
          <table:table-cell office:value-type="float" office:value="8096" calcext:value-type="float">
            <text:p>8096</text:p>
          </table:table-cell>
          <table:table-cell table:formula="of:=[.B1502]-[.B$2]" office:value-type="float" office:value="39.3700630664825" calcext:value-type="float">
            <text:p>39.3700630665</text:p>
          </table:table-cell>
          <table:table-cell table:formula="of:=[.C1502]/([.D1502]-[.D1501])" office:value-type="float" office:value="971395.863031725" calcext:value-type="float">
            <text:p>971395.86303172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442770944.05883" calcext:value-type="float">
            <text:p>1442770944.05883</text:p>
          </table:table-cell>
          <table:table-cell office:value-type="float" office:value="8096" calcext:value-type="float">
            <text:p>8096</text:p>
          </table:table-cell>
          <table:table-cell table:formula="of:=[.B1503]-[.B$2]" office:value-type="float" office:value="39.3784239292145" calcext:value-type="float">
            <text:p>39.3784239292</text:p>
          </table:table-cell>
          <table:table-cell table:formula="of:=[.C1503]/([.D1503]-[.D1502])" office:value-type="float" office:value="968321.124215809" calcext:value-type="float">
            <text:p>968321.124215809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442770944.06722" calcext:value-type="float">
            <text:p>1442770944.06722</text:p>
          </table:table-cell>
          <table:table-cell office:value-type="float" office:value="8096" calcext:value-type="float">
            <text:p>8096</text:p>
          </table:table-cell>
          <table:table-cell table:formula="of:=[.B1504]-[.B$2]" office:value-type="float" office:value="39.3868172168732" calcext:value-type="float">
            <text:p>39.3868172169</text:p>
          </table:table-cell>
          <table:table-cell table:formula="of:=[.C1504]/([.D1504]-[.D1503])" office:value-type="float" office:value="964580.308601295" calcext:value-type="float">
            <text:p>964580.308601295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442770944.07555" calcext:value-type="float">
            <text:p>1442770944.07555</text:p>
          </table:table-cell>
          <table:table-cell office:value-type="float" office:value="8096" calcext:value-type="float">
            <text:p>8096</text:p>
          </table:table-cell>
          <table:table-cell table:formula="of:=[.B1505]-[.B$2]" office:value-type="float" office:value="39.3951454162598" calcext:value-type="float">
            <text:p>39.3951454163</text:p>
          </table:table-cell>
          <table:table-cell table:formula="of:=[.C1505]/([.D1505]-[.D1504])" office:value-type="float" office:value="972118.896796542" calcext:value-type="float">
            <text:p>972118.896796542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442770944.08388" calcext:value-type="float">
            <text:p>1442770944.08388</text:p>
          </table:table-cell>
          <table:table-cell office:value-type="float" office:value="8096" calcext:value-type="float">
            <text:p>8096</text:p>
          </table:table-cell>
          <table:table-cell table:formula="of:=[.B1506]-[.B$2]" office:value-type="float" office:value="39.4034767150879" calcext:value-type="float">
            <text:p>39.4034767151</text:p>
          </table:table-cell>
          <table:table-cell table:formula="of:=[.C1506]/([.D1506]-[.D1505])" office:value-type="float" office:value="971757.245421246" calcext:value-type="float">
            <text:p>971757.24542124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442770944.09228" calcext:value-type="float">
            <text:p>1442770944.09228</text:p>
          </table:table-cell>
          <table:table-cell office:value-type="float" office:value="8096" calcext:value-type="float">
            <text:p>8096</text:p>
          </table:table-cell>
          <table:table-cell table:formula="of:=[.B1507]-[.B$2]" office:value-type="float" office:value="39.4118745326996" calcext:value-type="float">
            <text:p>39.4118745327</text:p>
          </table:table-cell>
          <table:table-cell table:formula="of:=[.C1507]/([.D1507]-[.D1506])" office:value-type="float" office:value="964059.994435454" calcext:value-type="float">
            <text:p>964059.994435454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442770944.10056" calcext:value-type="float">
            <text:p>1442770944.10056</text:p>
          </table:table-cell>
          <table:table-cell office:value-type="float" office:value="8096" calcext:value-type="float">
            <text:p>8096</text:p>
          </table:table-cell>
          <table:table-cell table:formula="of:=[.B1508]-[.B$2]" office:value-type="float" office:value="39.4201595783234" calcext:value-type="float">
            <text:p>39.4201595783</text:p>
          </table:table-cell>
          <table:table-cell table:formula="of:=[.C1508]/([.D1508]-[.D1507])" office:value-type="float" office:value="977182.307453237" calcext:value-type="float">
            <text:p>977182.307453237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442770944.10889" calcext:value-type="float">
            <text:p>1442770944.10889</text:p>
          </table:table-cell>
          <table:table-cell office:value-type="float" office:value="8096" calcext:value-type="float">
            <text:p>8096</text:p>
          </table:table-cell>
          <table:table-cell table:formula="of:=[.B1509]-[.B$2]" office:value-type="float" office:value="39.4284844398499" calcext:value-type="float">
            <text:p>39.4284844398</text:p>
          </table:table-cell>
          <table:table-cell table:formula="of:=[.C1509]/([.D1509]-[.D1508])" office:value-type="float" office:value="972508.668671421" calcext:value-type="float">
            <text:p>972508.668671421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442770944.11721" calcext:value-type="float">
            <text:p>1442770944.11721</text:p>
          </table:table-cell>
          <table:table-cell office:value-type="float" office:value="8096" calcext:value-type="float">
            <text:p>8096</text:p>
          </table:table-cell>
          <table:table-cell table:formula="of:=[.B1510]-[.B$2]" office:value-type="float" office:value="39.4368054866791" calcext:value-type="float">
            <text:p>39.4368054867</text:p>
          </table:table-cell>
          <table:table-cell table:formula="of:=[.C1510]/([.D1510]-[.D1509])" office:value-type="float" office:value="972954.505143119" calcext:value-type="float">
            <text:p>972954.505143119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442770944.12553" calcext:value-type="float">
            <text:p>1442770944.12553</text:p>
          </table:table-cell>
          <table:table-cell office:value-type="float" office:value="8096" calcext:value-type="float">
            <text:p>8096</text:p>
          </table:table-cell>
          <table:table-cell table:formula="of:=[.B1511]-[.B$2]" office:value-type="float" office:value="39.4451282024384" calcext:value-type="float">
            <text:p>39.4451282024</text:p>
          </table:table-cell>
          <table:table-cell table:formula="of:=[.C1511]/([.D1511]-[.D1510])" office:value-type="float" office:value="972759.40139796" calcext:value-type="float">
            <text:p>972759.4013979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442770944.13385" calcext:value-type="float">
            <text:p>1442770944.13385</text:p>
          </table:table-cell>
          <table:table-cell office:value-type="float" office:value="8096" calcext:value-type="float">
            <text:p>8096</text:p>
          </table:table-cell>
          <table:table-cell table:formula="of:=[.B1512]-[.B$2]" office:value-type="float" office:value="39.4534492492676" calcext:value-type="float">
            <text:p>39.4534492493</text:p>
          </table:table-cell>
          <table:table-cell table:formula="of:=[.C1512]/([.D1512]-[.D1511])" office:value-type="float" office:value="972954.505143119" calcext:value-type="float">
            <text:p>972954.505143119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442770944.14218" calcext:value-type="float">
            <text:p>1442770944.14218</text:p>
          </table:table-cell>
          <table:table-cell office:value-type="float" office:value="8096" calcext:value-type="float">
            <text:p>8096</text:p>
          </table:table-cell>
          <table:table-cell table:formula="of:=[.B1513]-[.B$2]" office:value-type="float" office:value="39.4617760181427" calcext:value-type="float">
            <text:p>39.4617760181</text:p>
          </table:table-cell>
          <table:table-cell table:formula="of:=[.C1513]/([.D1513]-[.D1512])" office:value-type="float" office:value="972285.903622047" calcext:value-type="float">
            <text:p>972285.903622047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442770944.1505" calcext:value-type="float">
            <text:p>1442770944.1505</text:p>
          </table:table-cell>
          <table:table-cell office:value-type="float" office:value="8096" calcext:value-type="float">
            <text:p>8096</text:p>
          </table:table-cell>
          <table:table-cell table:formula="of:=[.B1514]-[.B$2]" office:value-type="float" office:value="39.4700951576233" calcext:value-type="float">
            <text:p>39.4700951576</text:p>
          </table:table-cell>
          <table:table-cell table:formula="of:=[.C1514]/([.D1514]-[.D1513])" office:value-type="float" office:value="973177.57670593" calcext:value-type="float">
            <text:p>973177.57670593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442770944.15884" calcext:value-type="float">
            <text:p>1442770944.15884</text:p>
          </table:table-cell>
          <table:table-cell office:value-type="float" office:value="8096" calcext:value-type="float">
            <text:p>8096</text:p>
          </table:table-cell>
          <table:table-cell table:formula="of:=[.B1515]-[.B$2]" office:value-type="float" office:value="39.4784369468689" calcext:value-type="float">
            <text:p>39.4784369469</text:p>
          </table:table-cell>
          <table:table-cell table:formula="of:=[.C1515]/([.D1515]-[.D1514])" office:value-type="float" office:value="970535.188750429" calcext:value-type="float">
            <text:p>970535.188750429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442770944.16718" calcext:value-type="float">
            <text:p>1442770944.16718</text:p>
          </table:table-cell>
          <table:table-cell office:value-type="float" office:value="8096" calcext:value-type="float">
            <text:p>8096</text:p>
          </table:table-cell>
          <table:table-cell table:formula="of:=[.B1516]-[.B$2]" office:value-type="float" office:value="39.4867794513702" calcext:value-type="float">
            <text:p>39.4867794514</text:p>
          </table:table-cell>
          <table:table-cell table:formula="of:=[.C1516]/([.D1516]-[.D1515])" office:value-type="float" office:value="970451.978623074" calcext:value-type="float">
            <text:p>970451.978623074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442770944.17548" calcext:value-type="float">
            <text:p>1442770944.17548</text:p>
          </table:table-cell>
          <table:table-cell office:value-type="float" office:value="8096" calcext:value-type="float">
            <text:p>8096</text:p>
          </table:table-cell>
          <table:table-cell table:formula="of:=[.B1517]-[.B$2]" office:value-type="float" office:value="39.4950740337372" calcext:value-type="float">
            <text:p>39.4950740337</text:p>
          </table:table-cell>
          <table:table-cell table:formula="of:=[.C1517]/([.D1517]-[.D1516])" office:value-type="float" office:value="976058.786547859" calcext:value-type="float">
            <text:p>976058.786547859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442770944.18381" calcext:value-type="float">
            <text:p>1442770944.18381</text:p>
          </table:table-cell>
          <table:table-cell office:value-type="float" office:value="8096" calcext:value-type="float">
            <text:p>8096</text:p>
          </table:table-cell>
          <table:table-cell table:formula="of:=[.B1518]-[.B$2]" office:value-type="float" office:value="39.5034024715424" calcext:value-type="float">
            <text:p>39.5034024715</text:p>
          </table:table-cell>
          <table:table-cell table:formula="of:=[.C1518]/([.D1518]-[.D1517])" office:value-type="float" office:value="972091.067903355" calcext:value-type="float">
            <text:p>972091.067903355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442770944.19214" calcext:value-type="float">
            <text:p>1442770944.19214</text:p>
          </table:table-cell>
          <table:table-cell office:value-type="float" office:value="8096" calcext:value-type="float">
            <text:p>8096</text:p>
          </table:table-cell>
          <table:table-cell table:formula="of:=[.B1519]-[.B$2]" office:value-type="float" office:value="39.5117387771606" calcext:value-type="float">
            <text:p>39.5117387772</text:p>
          </table:table-cell>
          <table:table-cell table:formula="of:=[.C1519]/([.D1519]-[.D1518])" office:value-type="float" office:value="971173.607436008" calcext:value-type="float">
            <text:p>971173.607436008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442770944.20049" calcext:value-type="float">
            <text:p>1442770944.20049</text:p>
          </table:table-cell>
          <table:table-cell office:value-type="float" office:value="8096" calcext:value-type="float">
            <text:p>8096</text:p>
          </table:table-cell>
          <table:table-cell table:formula="of:=[.B1520]-[.B$2]" office:value-type="float" office:value="39.5200881958008" calcext:value-type="float">
            <text:p>39.5200881958</text:p>
          </table:table-cell>
          <table:table-cell table:formula="of:=[.C1520]/([.D1520]-[.D1519])" office:value-type="float" office:value="969648.349057681" calcext:value-type="float">
            <text:p>969648.349057681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442770944.20882" calcext:value-type="float">
            <text:p>1442770944.20882</text:p>
          </table:table-cell>
          <table:table-cell office:value-type="float" office:value="8096" calcext:value-type="float">
            <text:p>8096</text:p>
          </table:table-cell>
          <table:table-cell table:formula="of:=[.B1521]-[.B$2]" office:value-type="float" office:value="39.5284106731415" calcext:value-type="float">
            <text:p>39.5284106731</text:p>
          </table:table-cell>
          <table:table-cell table:formula="of:=[.C1521]/([.D1521]-[.D1520])" office:value-type="float" office:value="972787.268570774" calcext:value-type="float">
            <text:p>972787.268570774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442770944.21714" calcext:value-type="float">
            <text:p>1442770944.21714</text:p>
          </table:table-cell>
          <table:table-cell office:value-type="float" office:value="8096" calcext:value-type="float">
            <text:p>8096</text:p>
          </table:table-cell>
          <table:table-cell table:formula="of:=[.B1522]-[.B$2]" office:value-type="float" office:value="39.5367391109467" calcext:value-type="float">
            <text:p>39.5367391109</text:p>
          </table:table-cell>
          <table:table-cell table:formula="of:=[.C1522]/([.D1522]-[.D1521])" office:value-type="float" office:value="972091.067903355" calcext:value-type="float">
            <text:p>972091.067903355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442770944.22546" calcext:value-type="float">
            <text:p>1442770944.22546</text:p>
          </table:table-cell>
          <table:table-cell office:value-type="float" office:value="8096" calcext:value-type="float">
            <text:p>8096</text:p>
          </table:table-cell>
          <table:table-cell table:formula="of:=[.B1523]-[.B$2]" office:value-type="float" office:value="39.5450580120087" calcext:value-type="float">
            <text:p>39.545058012</text:p>
          </table:table-cell>
          <table:table-cell table:formula="of:=[.C1523]/([.D1523]-[.D1522])" office:value-type="float" office:value="973205.467843632" calcext:value-type="float">
            <text:p>973205.467843632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442770944.2338" calcext:value-type="float">
            <text:p>1442770944.2338</text:p>
          </table:table-cell>
          <table:table-cell office:value-type="float" office:value="8096" calcext:value-type="float">
            <text:p>8096</text:p>
          </table:table-cell>
          <table:table-cell table:formula="of:=[.B1524]-[.B$2]" office:value-type="float" office:value="39.5533902645111" calcext:value-type="float">
            <text:p>39.5533902645</text:p>
          </table:table-cell>
          <table:table-cell table:formula="of:=[.C1524]/([.D1524]-[.D1523])" office:value-type="float" office:value="971646.022204418" calcext:value-type="float">
            <text:p>971646.022204418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442770944.24213" calcext:value-type="float">
            <text:p>1442770944.24213</text:p>
          </table:table-cell>
          <table:table-cell office:value-type="float" office:value="8096" calcext:value-type="float">
            <text:p>8096</text:p>
          </table:table-cell>
          <table:table-cell table:formula="of:=[.B1525]-[.B$2]" office:value-type="float" office:value="39.5617256164551" calcext:value-type="float">
            <text:p>39.5617256165</text:p>
          </table:table-cell>
          <table:table-cell table:formula="of:=[.C1525]/([.D1525]-[.D1524])" office:value-type="float" office:value="971284.722519379" calcext:value-type="float">
            <text:p>971284.722519379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442770944.25045" calcext:value-type="float">
            <text:p>1442770944.25045</text:p>
          </table:table-cell>
          <table:table-cell office:value-type="float" office:value="8096" calcext:value-type="float">
            <text:p>8096</text:p>
          </table:table-cell>
          <table:table-cell table:formula="of:=[.B1526]-[.B$2]" office:value-type="float" office:value="39.5700452327728" calcext:value-type="float">
            <text:p>39.5700452328</text:p>
          </table:table-cell>
          <table:table-cell table:formula="of:=[.C1526]/([.D1526]-[.D1525])" office:value-type="float" office:value="973121.79922625" calcext:value-type="float">
            <text:p>973121.79922625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442770944.25879" calcext:value-type="float">
            <text:p>1442770944.25879</text:p>
          </table:table-cell>
          <table:table-cell office:value-type="float" office:value="8096" calcext:value-type="float">
            <text:p>8096</text:p>
          </table:table-cell>
          <table:table-cell table:formula="of:=[.B1527]-[.B$2]" office:value-type="float" office:value="39.5783889293671" calcext:value-type="float">
            <text:p>39.5783889294</text:p>
          </table:table-cell>
          <table:table-cell table:formula="of:=[.C1527]/([.D1527]-[.D1526])" office:value-type="float" office:value="970313.326780203" calcext:value-type="float">
            <text:p>970313.326780203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442770944.26715" calcext:value-type="float">
            <text:p>1442770944.26715</text:p>
          </table:table-cell>
          <table:table-cell office:value-type="float" office:value="8096" calcext:value-type="float">
            <text:p>8096</text:p>
          </table:table-cell>
          <table:table-cell table:formula="of:=[.B1528]-[.B$2]" office:value-type="float" office:value="39.5867445468903" calcext:value-type="float">
            <text:p>39.5867445469</text:p>
          </table:table-cell>
          <table:table-cell table:formula="of:=[.C1528]/([.D1528]-[.D1527])" office:value-type="float" office:value="968928.98430634" calcext:value-type="float">
            <text:p>968928.98430634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442770944.27548" calcext:value-type="float">
            <text:p>1442770944.27548</text:p>
          </table:table-cell>
          <table:table-cell office:value-type="float" office:value="8096" calcext:value-type="float">
            <text:p>8096</text:p>
          </table:table-cell>
          <table:table-cell table:formula="of:=[.B1529]-[.B$2]" office:value-type="float" office:value="39.5950765609741" calcext:value-type="float">
            <text:p>39.595076561</text:p>
          </table:table-cell>
          <table:table-cell table:formula="of:=[.C1529]/([.D1529]-[.D1528])" office:value-type="float" office:value="971673.825621656" calcext:value-type="float">
            <text:p>971673.825621656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442770944.28382" calcext:value-type="float">
            <text:p>1442770944.28382</text:p>
          </table:table-cell>
          <table:table-cell office:value-type="float" office:value="8096" calcext:value-type="float">
            <text:p>8096</text:p>
          </table:table-cell>
          <table:table-cell table:formula="of:=[.B1530]-[.B$2]" office:value-type="float" office:value="39.6034133434296" calcext:value-type="float">
            <text:p>39.6034133434</text:p>
          </table:table-cell>
          <table:table-cell table:formula="of:=[.C1530]/([.D1530]-[.D1529])" office:value-type="float" office:value="971118.05942746" calcext:value-type="float">
            <text:p>971118.05942746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442770944.29213" calcext:value-type="float">
            <text:p>1442770944.29213</text:p>
          </table:table-cell>
          <table:table-cell office:value-type="float" office:value="8096" calcext:value-type="float">
            <text:p>8096</text:p>
          </table:table-cell>
          <table:table-cell table:formula="of:=[.B1531]-[.B$2]" office:value-type="float" office:value="39.6117250919342" calcext:value-type="float">
            <text:p>39.6117250919</text:p>
          </table:table-cell>
          <table:table-cell table:formula="of:=[.C1531]/([.D1531]-[.D1530])" office:value-type="float" office:value="974042.946015719" calcext:value-type="float">
            <text:p>974042.94601571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442770944.30048" calcext:value-type="float">
            <text:p>1442770944.30048</text:p>
          </table:table-cell>
          <table:table-cell office:value-type="float" office:value="8096" calcext:value-type="float">
            <text:p>8096</text:p>
          </table:table-cell>
          <table:table-cell table:formula="of:=[.B1532]-[.B$2]" office:value-type="float" office:value="39.6200747489929" calcext:value-type="float">
            <text:p>39.620074749</text:p>
          </table:table-cell>
          <table:table-cell table:formula="of:=[.C1532]/([.D1532]-[.D1531])" office:value-type="float" office:value="969620.661431713" calcext:value-type="float">
            <text:p>969620.661431713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442770944.30885" calcext:value-type="float">
            <text:p>1442770944.30885</text:p>
          </table:table-cell>
          <table:table-cell office:value-type="float" office:value="8096" calcext:value-type="float">
            <text:p>8096</text:p>
          </table:table-cell>
          <table:table-cell table:formula="of:=[.B1533]-[.B$2]" office:value-type="float" office:value="39.6284470558167" calcext:value-type="float">
            <text:p>39.6284470558</text:p>
          </table:table-cell>
          <table:table-cell table:formula="of:=[.C1533]/([.D1533]-[.D1532])" office:value-type="float" office:value="966997.527736644" calcext:value-type="float">
            <text:p>966997.527736644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442770944.31718" calcext:value-type="float">
            <text:p>1442770944.31718</text:p>
          </table:table-cell>
          <table:table-cell office:value-type="float" office:value="8096" calcext:value-type="float">
            <text:p>8096</text:p>
          </table:table-cell>
          <table:table-cell table:formula="of:=[.B1534]-[.B$2]" office:value-type="float" office:value="39.6367788314819" calcext:value-type="float">
            <text:p>39.6367788315</text:p>
          </table:table-cell>
          <table:table-cell table:formula="of:=[.C1534]/([.D1534]-[.D1533])" office:value-type="float" office:value="971701.630630115" calcext:value-type="float">
            <text:p>971701.630630115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442770944.32554" calcext:value-type="float">
            <text:p>1442770944.32554</text:p>
          </table:table-cell>
          <table:table-cell office:value-type="float" office:value="8096" calcext:value-type="float">
            <text:p>8096</text:p>
          </table:table-cell>
          <table:table-cell table:formula="of:=[.B1535]-[.B$2]" office:value-type="float" office:value="39.6451377868652" calcext:value-type="float">
            <text:p>39.6451377869</text:p>
          </table:table-cell>
          <table:table-cell table:formula="of:=[.C1535]/([.D1535]-[.D1534])" office:value-type="float" office:value="968542.075984027" calcext:value-type="float">
            <text:p>968542.075984027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442770944.33388" calcext:value-type="float">
            <text:p>1442770944.33388</text:p>
          </table:table-cell>
          <table:table-cell office:value-type="float" office:value="8096" calcext:value-type="float">
            <text:p>8096</text:p>
          </table:table-cell>
          <table:table-cell table:formula="of:=[.B1536]-[.B$2]" office:value-type="float" office:value="39.6534788608551" calcext:value-type="float">
            <text:p>39.6534788609</text:p>
          </table:table-cell>
          <table:table-cell table:formula="of:=[.C1536]/([.D1536]-[.D1535])" office:value-type="float" office:value="970618.413148492" calcext:value-type="float">
            <text:p>970618.413148492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442770944.34232" calcext:value-type="float">
            <text:p>1442770944.34232</text:p>
          </table:table-cell>
          <table:table-cell office:value-type="float" office:value="8096" calcext:value-type="float">
            <text:p>8096</text:p>
          </table:table-cell>
          <table:table-cell table:formula="of:=[.B1537]-[.B$2]" office:value-type="float" office:value="39.6619112491608" calcext:value-type="float">
            <text:p>39.6619112492</text:p>
          </table:table-cell>
          <table:table-cell table:formula="of:=[.C1537]/([.D1537]-[.D1536])" office:value-type="float" office:value="960107.588328433" calcext:value-type="float">
            <text:p>960107.58832843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42770944.35063" calcext:value-type="float">
            <text:p>1442770944.35063</text:p>
          </table:table-cell>
          <table:table-cell office:value-type="float" office:value="8096" calcext:value-type="float">
            <text:p>8096</text:p>
          </table:table-cell>
          <table:table-cell table:formula="of:=[.B1538]-[.B$2]" office:value-type="float" office:value="39.6702263355255" calcext:value-type="float">
            <text:p>39.6702263355</text:p>
          </table:table-cell>
          <table:table-cell table:formula="of:=[.C1538]/([.D1538]-[.D1537])" office:value-type="float" office:value="973651.94357151" calcext:value-type="float">
            <text:p>973651.94357151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442770944.35895" calcext:value-type="float">
            <text:p>1442770944.35895</text:p>
          </table:table-cell>
          <table:table-cell office:value-type="float" office:value="8096" calcext:value-type="float">
            <text:p>8096</text:p>
          </table:table-cell>
          <table:table-cell table:formula="of:=[.B1539]-[.B$2]" office:value-type="float" office:value="39.6785476207733" calcext:value-type="float">
            <text:p>39.6785476208</text:p>
          </table:table-cell>
          <table:table-cell table:formula="of:=[.C1539]/([.D1539]-[.D1538])" office:value-type="float" office:value="972926.628388058" calcext:value-type="float">
            <text:p>972926.628388058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442770944.3673" calcext:value-type="float">
            <text:p>1442770944.3673</text:p>
          </table:table-cell>
          <table:table-cell office:value-type="float" office:value="8096" calcext:value-type="float">
            <text:p>8096</text:p>
          </table:table-cell>
          <table:table-cell table:formula="of:=[.B1540]-[.B$2]" office:value-type="float" office:value="39.686891078949" calcext:value-type="float">
            <text:p>39.6868910789</text:p>
          </table:table-cell>
          <table:table-cell table:formula="of:=[.C1540]/([.D1540]-[.D1539])" office:value-type="float" office:value="970341.05397914" calcext:value-type="float">
            <text:p>970341.05397914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442770944.37563" calcext:value-type="float">
            <text:p>1442770944.37563</text:p>
          </table:table-cell>
          <table:table-cell office:value-type="float" office:value="8096" calcext:value-type="float">
            <text:p>8096</text:p>
          </table:table-cell>
          <table:table-cell table:formula="of:=[.B1541]-[.B$2]" office:value-type="float" office:value="39.6952233314514" calcext:value-type="float">
            <text:p>39.6952233315</text:p>
          </table:table-cell>
          <table:table-cell table:formula="of:=[.C1541]/([.D1541]-[.D1540])" office:value-type="float" office:value="971646.022204418" calcext:value-type="float">
            <text:p>971646.022204418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442770944.38394" calcext:value-type="float">
            <text:p>1442770944.38394</text:p>
          </table:table-cell>
          <table:table-cell office:value-type="float" office:value="8096" calcext:value-type="float">
            <text:p>8096</text:p>
          </table:table-cell>
          <table:table-cell table:formula="of:=[.B1542]-[.B$2]" office:value-type="float" office:value="39.7035329341888" calcext:value-type="float">
            <text:p>39.7035329342</text:p>
          </table:table-cell>
          <table:table-cell table:formula="of:=[.C1542]/([.D1542]-[.D1541])" office:value-type="float" office:value="974294.470605113" calcext:value-type="float">
            <text:p>974294.470605113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442770944.39228" calcext:value-type="float">
            <text:p>1442770944.39228</text:p>
          </table:table-cell>
          <table:table-cell office:value-type="float" office:value="8096" calcext:value-type="float">
            <text:p>8096</text:p>
          </table:table-cell>
          <table:table-cell table:formula="of:=[.B1543]-[.B$2]" office:value-type="float" office:value="39.7118780612946" calcext:value-type="float">
            <text:p>39.7118780613</text:p>
          </table:table-cell>
          <table:table-cell table:formula="of:=[.C1543]/([.D1543]-[.D1542])" office:value-type="float" office:value="970146.996857322" calcext:value-type="float">
            <text:p>970146.996857322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442770944.40059" calcext:value-type="float">
            <text:p>1442770944.40059</text:p>
          </table:table-cell>
          <table:table-cell office:value-type="float" office:value="8096" calcext:value-type="float">
            <text:p>8096</text:p>
          </table:table-cell>
          <table:table-cell table:formula="of:=[.B1544]-[.B$2]" office:value-type="float" office:value="39.7201817035675" calcext:value-type="float">
            <text:p>39.7201817036</text:p>
          </table:table-cell>
          <table:table-cell table:formula="of:=[.C1544]/([.D1544]-[.D1543])" office:value-type="float" office:value="974993.832089124" calcext:value-type="float">
            <text:p>974993.832089124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442770944.40893" calcext:value-type="float">
            <text:p>1442770944.40893</text:p>
          </table:table-cell>
          <table:table-cell office:value-type="float" office:value="8096" calcext:value-type="float">
            <text:p>8096</text:p>
          </table:table-cell>
          <table:table-cell table:formula="of:=[.B1545]-[.B$2]" office:value-type="float" office:value="39.7285251617432" calcext:value-type="float">
            <text:p>39.7285251617</text:p>
          </table:table-cell>
          <table:table-cell table:formula="of:=[.C1545]/([.D1545]-[.D1544])" office:value-type="float" office:value="970341.05397914" calcext:value-type="float">
            <text:p>970341.05397914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442770944.41723" calcext:value-type="float">
            <text:p>1442770944.41723</text:p>
          </table:table-cell>
          <table:table-cell office:value-type="float" office:value="8096" calcext:value-type="float">
            <text:p>8096</text:p>
          </table:table-cell>
          <table:table-cell table:formula="of:=[.B1546]-[.B$2]" office:value-type="float" office:value="39.736823797226" calcext:value-type="float">
            <text:p>39.7368237972</text:p>
          </table:table-cell>
          <table:table-cell table:formula="of:=[.C1546]/([.D1546]-[.D1545])" office:value-type="float" office:value="975582.072111932" calcext:value-type="float">
            <text:p>975582.072111932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442770944.42554" calcext:value-type="float">
            <text:p>1442770944.42554</text:p>
          </table:table-cell>
          <table:table-cell office:value-type="float" office:value="8096" calcext:value-type="float">
            <text:p>8096</text:p>
          </table:table-cell>
          <table:table-cell table:formula="of:=[.B1547]-[.B$2]" office:value-type="float" office:value="39.7451305389404" calcext:value-type="float">
            <text:p>39.7451305389</text:p>
          </table:table-cell>
          <table:table-cell table:formula="of:=[.C1547]/([.D1547]-[.D1546])" office:value-type="float" office:value="974630.03886226" calcext:value-type="float">
            <text:p>974630.03886226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442770944.43386" calcext:value-type="float">
            <text:p>1442770944.43386</text:p>
          </table:table-cell>
          <table:table-cell office:value-type="float" office:value="8096" calcext:value-type="float">
            <text:p>8096</text:p>
          </table:table-cell>
          <table:table-cell table:formula="of:=[.B1548]-[.B$2]" office:value-type="float" office:value="39.753457069397" calcext:value-type="float">
            <text:p>39.7534570694</text:p>
          </table:table-cell>
          <table:table-cell table:formula="of:=[.C1548]/([.D1548]-[.D1547])" office:value-type="float" office:value="972313.743671974" calcext:value-type="float">
            <text:p>972313.743671974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442770944.44217" calcext:value-type="float">
            <text:p>1442770944.44217</text:p>
          </table:table-cell>
          <table:table-cell office:value-type="float" office:value="8096" calcext:value-type="float">
            <text:p>8096</text:p>
          </table:table-cell>
          <table:table-cell table:formula="of:=[.B1549]-[.B$2]" office:value-type="float" office:value="39.7617681026459" calcext:value-type="float">
            <text:p>39.7617681026</text:p>
          </table:table-cell>
          <table:table-cell table:formula="of:=[.C1549]/([.D1549]-[.D1548])" office:value-type="float" office:value="974126.773114547" calcext:value-type="float">
            <text:p>974126.77311454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442770944.45048" calcext:value-type="float">
            <text:p>1442770944.45048</text:p>
          </table:table-cell>
          <table:table-cell office:value-type="float" office:value="8096" calcext:value-type="float">
            <text:p>8096</text:p>
          </table:table-cell>
          <table:table-cell table:formula="of:=[.B1550]-[.B$2]" office:value-type="float" office:value="39.7700755596161" calcext:value-type="float">
            <text:p>39.7700755596</text:p>
          </table:table-cell>
          <table:table-cell table:formula="of:=[.C1550]/([.D1550]-[.D1549])" office:value-type="float" office:value="974546.125129147" calcext:value-type="float">
            <text:p>974546.125129147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442770944.45879" calcext:value-type="float">
            <text:p>1442770944.45879</text:p>
          </table:table-cell>
          <table:table-cell office:value-type="float" office:value="8096" calcext:value-type="float">
            <text:p>8096</text:p>
          </table:table-cell>
          <table:table-cell table:formula="of:=[.B1551]-[.B$2]" office:value-type="float" office:value="39.7783825397491" calcext:value-type="float">
            <text:p>39.7783825397</text:p>
          </table:table-cell>
          <table:table-cell table:formula="of:=[.C1551]/([.D1551]-[.D1550])" office:value-type="float" office:value="974602.066012284" calcext:value-type="float">
            <text:p>974602.066012284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442770944.46709" calcext:value-type="float">
            <text:p>1442770944.46709</text:p>
          </table:table-cell>
          <table:table-cell office:value-type="float" office:value="8096" calcext:value-type="float">
            <text:p>8096</text:p>
          </table:table-cell>
          <table:table-cell table:formula="of:=[.B1552]-[.B$2]" office:value-type="float" office:value="39.7866902351379" calcext:value-type="float">
            <text:p>39.7866902351</text:p>
          </table:table-cell>
          <table:table-cell table:formula="of:=[.C1552]/([.D1552]-[.D1551])" office:value-type="float" office:value="974518.15709571" calcext:value-type="float">
            <text:p>974518.15709571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442770944.4754" calcext:value-type="float">
            <text:p>1442770944.4754</text:p>
          </table:table-cell>
          <table:table-cell office:value-type="float" office:value="8096" calcext:value-type="float">
            <text:p>8096</text:p>
          </table:table-cell>
          <table:table-cell table:formula="of:=[.B1553]-[.B$2]" office:value-type="float" office:value="39.7949998378754" calcext:value-type="float">
            <text:p>39.7949998379</text:p>
          </table:table-cell>
          <table:table-cell table:formula="of:=[.C1553]/([.D1553]-[.D1552])" office:value-type="float" office:value="974294.470605113" calcext:value-type="float">
            <text:p>974294.470605113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442770944.48373" calcext:value-type="float">
            <text:p>1442770944.48373</text:p>
          </table:table-cell>
          <table:table-cell office:value-type="float" office:value="8096" calcext:value-type="float">
            <text:p>8096</text:p>
          </table:table-cell>
          <table:table-cell table:formula="of:=[.B1554]-[.B$2]" office:value-type="float" office:value="39.8033244609833" calcext:value-type="float">
            <text:p>39.803324461</text:p>
          </table:table-cell>
          <table:table-cell table:formula="of:=[.C1554]/([.D1554]-[.D1553])" office:value-type="float" office:value="972536.521480124" calcext:value-type="float">
            <text:p>972536.521480124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442770944.49204" calcext:value-type="float">
            <text:p>1442770944.49204</text:p>
          </table:table-cell>
          <table:table-cell office:value-type="float" office:value="8096" calcext:value-type="float">
            <text:p>8096</text:p>
          </table:table-cell>
          <table:table-cell table:formula="of:=[.B1555]-[.B$2]" office:value-type="float" office:value="39.8116388320923" calcext:value-type="float">
            <text:p>39.8116388321</text:p>
          </table:table-cell>
          <table:table-cell table:formula="of:=[.C1555]/([.D1555]-[.D1554])" office:value-type="float" office:value="973735.703380839" calcext:value-type="float">
            <text:p>973735.703380839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442770944.5003" calcext:value-type="float">
            <text:p>1442770944.5003</text:p>
          </table:table-cell>
          <table:table-cell office:value-type="float" office:value="8096" calcext:value-type="float">
            <text:p>8096</text:p>
          </table:table-cell>
          <table:table-cell table:formula="of:=[.B1556]-[.B$2]" office:value-type="float" office:value="39.8198959827423" calcext:value-type="float">
            <text:p>39.8198959827</text:p>
          </table:table-cell>
          <table:table-cell table:formula="of:=[.C1556]/([.D1556]-[.D1555])" office:value-type="float" office:value="980483.503710334" calcext:value-type="float">
            <text:p>980483.503710334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442770944.50856" calcext:value-type="float">
            <text:p>1442770944.50856</text:p>
          </table:table-cell>
          <table:table-cell office:value-type="float" office:value="8096" calcext:value-type="float">
            <text:p>8096</text:p>
          </table:table-cell>
          <table:table-cell table:formula="of:=[.B1557]-[.B$2]" office:value-type="float" office:value="39.828150510788" calcext:value-type="float">
            <text:p>39.8281505108</text:p>
          </table:table-cell>
          <table:table-cell table:formula="of:=[.C1557]/([.D1557]-[.D1556])" office:value-type="float" office:value="980795.020045058" calcext:value-type="float">
            <text:p>980795.020045058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442770944.51684" calcext:value-type="float">
            <text:p>1442770944.51684</text:p>
          </table:table-cell>
          <table:table-cell office:value-type="float" office:value="8096" calcext:value-type="float">
            <text:p>8096</text:p>
          </table:table-cell>
          <table:table-cell table:formula="of:=[.B1558]-[.B$2]" office:value-type="float" office:value="39.836439371109" calcext:value-type="float">
            <text:p>39.8364393711</text:p>
          </table:table-cell>
          <table:table-cell table:formula="of:=[.C1558]/([.D1558]-[.D1557])" office:value-type="float" office:value="976732.588851177" calcext:value-type="float">
            <text:p>976732.588851177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442770944.5252" calcext:value-type="float">
            <text:p>1442770944.5252</text:p>
          </table:table-cell>
          <table:table-cell office:value-type="float" office:value="8096" calcext:value-type="float">
            <text:p>8096</text:p>
          </table:table-cell>
          <table:table-cell table:formula="of:=[.B1559]-[.B$2]" office:value-type="float" office:value="39.8447952270508" calcext:value-type="float">
            <text:p>39.8447952271</text:p>
          </table:table-cell>
          <table:table-cell table:formula="of:=[.C1559]/([.D1559]-[.D1558])" office:value-type="float" office:value="968901.337746455" calcext:value-type="float">
            <text:p>968901.337746455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442770944.53352" calcext:value-type="float">
            <text:p>1442770944.53352</text:p>
          </table:table-cell>
          <table:table-cell office:value-type="float" office:value="8096" calcext:value-type="float">
            <text:p>8096</text:p>
          </table:table-cell>
          <table:table-cell table:formula="of:=[.B1560]-[.B$2]" office:value-type="float" office:value="39.8531131744385" calcext:value-type="float">
            <text:p>39.8531131744</text:p>
          </table:table-cell>
          <table:table-cell table:formula="of:=[.C1560]/([.D1560]-[.D1559])" office:value-type="float" office:value="973317.048383398" calcext:value-type="float">
            <text:p>973317.048383398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442770944.5418" calcext:value-type="float">
            <text:p>1442770944.5418</text:p>
          </table:table-cell>
          <table:table-cell office:value-type="float" office:value="8096" calcext:value-type="float">
            <text:p>8096</text:p>
          </table:table-cell>
          <table:table-cell table:formula="of:=[.B1561]-[.B$2]" office:value-type="float" office:value="39.8613965511322" calcext:value-type="float">
            <text:p>39.8613965511</text:p>
          </table:table-cell>
          <table:table-cell table:formula="of:=[.C1561]/([.D1561]-[.D1560])" office:value-type="float" office:value="977379.189592148" calcext:value-type="float">
            <text:p>977379.189592148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442770944.55011" calcext:value-type="float">
            <text:p>1442770944.55011</text:p>
          </table:table-cell>
          <table:table-cell office:value-type="float" office:value="8096" calcext:value-type="float">
            <text:p>8096</text:p>
          </table:table-cell>
          <table:table-cell table:formula="of:=[.B1562]-[.B$2]" office:value-type="float" office:value="39.8697052001953" calcext:value-type="float">
            <text:p>39.8697052002</text:p>
          </table:table-cell>
          <table:table-cell table:formula="of:=[.C1562]/([.D1562]-[.D1561])" office:value-type="float" office:value="974406.301012941" calcext:value-type="float">
            <text:p>974406.301012941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442770944.55846" calcext:value-type="float">
            <text:p>1442770944.55846</text:p>
          </table:table-cell>
          <table:table-cell office:value-type="float" office:value="8096" calcext:value-type="float">
            <text:p>8096</text:p>
          </table:table-cell>
          <table:table-cell table:formula="of:=[.B1563]-[.B$2]" office:value-type="float" office:value="39.8780567646027" calcext:value-type="float">
            <text:p>39.8780567646</text:p>
          </table:table-cell>
          <table:table-cell table:formula="of:=[.C1563]/([.D1563]-[.D1562])" office:value-type="float" office:value="969399.217334209" calcext:value-type="float">
            <text:p>969399.217334209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442770944.56674" calcext:value-type="float">
            <text:p>1442770944.56674</text:p>
          </table:table-cell>
          <table:table-cell office:value-type="float" office:value="8096" calcext:value-type="float">
            <text:p>8096</text:p>
          </table:table-cell>
          <table:table-cell table:formula="of:=[.B1564]-[.B$2]" office:value-type="float" office:value="39.8863382339478" calcext:value-type="float">
            <text:p>39.8863382339</text:p>
          </table:table-cell>
          <table:table-cell table:formula="of:=[.C1564]/([.D1564]-[.D1563])" office:value-type="float" office:value="977604.29491867" calcext:value-type="float">
            <text:p>977604.29491867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442770944.57503" calcext:value-type="float">
            <text:p>1442770944.57503</text:p>
          </table:table-cell>
          <table:table-cell office:value-type="float" office:value="8096" calcext:value-type="float">
            <text:p>8096</text:p>
          </table:table-cell>
          <table:table-cell table:formula="of:=[.B1565]-[.B$2]" office:value-type="float" office:value="39.8946287631989" calcext:value-type="float">
            <text:p>39.8946287632</text:p>
          </table:table-cell>
          <table:table-cell table:formula="of:=[.C1565]/([.D1565]-[.D1564])" office:value-type="float" office:value="976535.967100912" calcext:value-type="float">
            <text:p>976535.967100912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442770944.58332" calcext:value-type="float">
            <text:p>1442770944.58332</text:p>
          </table:table-cell>
          <table:table-cell office:value-type="float" office:value="8096" calcext:value-type="float">
            <text:p>8096</text:p>
          </table:table-cell>
          <table:table-cell table:formula="of:=[.B1566]-[.B$2]" office:value-type="float" office:value="39.9029178619385" calcext:value-type="float">
            <text:p>39.9029178619</text:p>
          </table:table-cell>
          <table:table-cell table:formula="of:=[.C1566]/([.D1566]-[.D1565])" office:value-type="float" office:value="976704.495182213" calcext:value-type="float">
            <text:p>976704.495182213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442770944.5916" calcext:value-type="float">
            <text:p>1442770944.5916</text:p>
          </table:table-cell>
          <table:table-cell office:value-type="float" office:value="8096" calcext:value-type="float">
            <text:p>8096</text:p>
          </table:table-cell>
          <table:table-cell table:formula="of:=[.B1567]-[.B$2]" office:value-type="float" office:value="39.9111995697021" calcext:value-type="float">
            <text:p>39.9111995697</text:p>
          </table:table-cell>
          <table:table-cell table:formula="of:=[.C1567]/([.D1567]-[.D1566])" office:value-type="float" office:value="977576.151082451" calcext:value-type="float">
            <text:p>977576.151082451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442770944.59988" calcext:value-type="float">
            <text:p>1442770944.59988</text:p>
          </table:table-cell>
          <table:table-cell office:value-type="float" office:value="8096" calcext:value-type="float">
            <text:p>8096</text:p>
          </table:table-cell>
          <table:table-cell table:formula="of:=[.B1568]-[.B$2]" office:value-type="float" office:value="39.9194798469543" calcext:value-type="float">
            <text:p>39.919479847</text:p>
          </table:table-cell>
          <table:table-cell table:formula="of:=[.C1568]/([.D1568]-[.D1567])" office:value-type="float" office:value="977745.038410596" calcext:value-type="float">
            <text:p>977745.038410596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442770944.60827" calcext:value-type="float">
            <text:p>1442770944.60827</text:p>
          </table:table-cell>
          <table:table-cell office:value-type="float" office:value="8096" calcext:value-type="float">
            <text:p>8096</text:p>
          </table:table-cell>
          <table:table-cell table:formula="of:=[.B1569]-[.B$2]" office:value-type="float" office:value="39.9278657436371" calcext:value-type="float">
            <text:p>39.9278657436</text:p>
          </table:table-cell>
          <table:table-cell table:formula="of:=[.C1569]/([.D1569]-[.D1568])" office:value-type="float" office:value="965430.449037614" calcext:value-type="float">
            <text:p>965430.449037614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442770944.61661" calcext:value-type="float">
            <text:p>1442770944.61661</text:p>
          </table:table-cell>
          <table:table-cell office:value-type="float" office:value="8096" calcext:value-type="float">
            <text:p>8096</text:p>
          </table:table-cell>
          <table:table-cell table:formula="of:=[.B1570]-[.B$2]" office:value-type="float" office:value="39.9362003803253" calcext:value-type="float">
            <text:p>39.9362003803</text:p>
          </table:table-cell>
          <table:table-cell table:formula="of:=[.C1570]/([.D1570]-[.D1569])" office:value-type="float" office:value="971368.075519194" calcext:value-type="float">
            <text:p>971368.075519194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442770944.62492" calcext:value-type="float">
            <text:p>1442770944.62492</text:p>
          </table:table-cell>
          <table:table-cell office:value-type="float" office:value="8096" calcext:value-type="float">
            <text:p>8096</text:p>
          </table:table-cell>
          <table:table-cell table:formula="of:=[.B1571]-[.B$2]" office:value-type="float" office:value="39.9445159435272" calcext:value-type="float">
            <text:p>39.9445159435</text:p>
          </table:table-cell>
          <table:table-cell table:formula="of:=[.C1571]/([.D1571]-[.D1570])" office:value-type="float" office:value="973596.111703653" calcext:value-type="float">
            <text:p>973596.11170365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442770944.63324" calcext:value-type="float">
            <text:p>1442770944.63324</text:p>
          </table:table-cell>
          <table:table-cell office:value-type="float" office:value="8096" calcext:value-type="float">
            <text:p>8096</text:p>
          </table:table-cell>
          <table:table-cell table:formula="of:=[.B1572]-[.B$2]" office:value-type="float" office:value="39.9528307914734" calcext:value-type="float">
            <text:p>39.9528307915</text:p>
          </table:table-cell>
          <table:table-cell table:formula="of:=[.C1572]/([.D1572]-[.D1571])" office:value-type="float" office:value="973679.86190681" calcext:value-type="float">
            <text:p>973679.86190681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442770944.64159" calcext:value-type="float">
            <text:p>1442770944.64159</text:p>
          </table:table-cell>
          <table:table-cell office:value-type="float" office:value="8096" calcext:value-type="float">
            <text:p>8096</text:p>
          </table:table-cell>
          <table:table-cell table:formula="of:=[.B1573]-[.B$2]" office:value-type="float" office:value="39.9611845016479" calcext:value-type="float">
            <text:p>39.9611845016</text:p>
          </table:table-cell>
          <table:table-cell table:formula="of:=[.C1573]/([.D1573]-[.D1572])" office:value-type="float" office:value="969150.213596667" calcext:value-type="float">
            <text:p>969150.21359666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442770944.64992" calcext:value-type="float">
            <text:p>1442770944.64992</text:p>
          </table:table-cell>
          <table:table-cell office:value-type="float" office:value="8096" calcext:value-type="float">
            <text:p>8096</text:p>
          </table:table-cell>
          <table:table-cell table:formula="of:=[.B1574]-[.B$2]" office:value-type="float" office:value="39.9695122241974" calcext:value-type="float">
            <text:p>39.9695122242</text:p>
          </table:table-cell>
          <table:table-cell table:formula="of:=[.C1574]/([.D1574]-[.D1573])" office:value-type="float" office:value="972174.55936328" calcext:value-type="float">
            <text:p>972174.55936328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442770944.65832" calcext:value-type="float">
            <text:p>1442770944.65832</text:p>
          </table:table-cell>
          <table:table-cell office:value-type="float" office:value="8096" calcext:value-type="float">
            <text:p>8096</text:p>
          </table:table-cell>
          <table:table-cell table:formula="of:=[.B1575]-[.B$2]" office:value-type="float" office:value="39.9779162406921" calcext:value-type="float">
            <text:p>39.9779162407</text:p>
          </table:table-cell>
          <table:table-cell table:formula="of:=[.C1575]/([.D1575]-[.D1574])" office:value-type="float" office:value="963348.8945502" calcext:value-type="float">
            <text:p>963348.8945502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442770944.66665" calcext:value-type="float">
            <text:p>1442770944.66665</text:p>
          </table:table-cell>
          <table:table-cell office:value-type="float" office:value="8096" calcext:value-type="float">
            <text:p>8096</text:p>
          </table:table-cell>
          <table:table-cell table:formula="of:=[.B1576]-[.B$2]" office:value-type="float" office:value="39.9862489700317" calcext:value-type="float">
            <text:p>39.98624897</text:p>
          </table:table-cell>
          <table:table-cell table:formula="of:=[.C1576]/([.D1576]-[.D1575])" office:value-type="float" office:value="971590.420143062" calcext:value-type="float">
            <text:p>971590.420143062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442770944.67499" calcext:value-type="float">
            <text:p>1442770944.67499</text:p>
          </table:table-cell>
          <table:table-cell office:value-type="float" office:value="8096" calcext:value-type="float">
            <text:p>8096</text:p>
          </table:table-cell>
          <table:table-cell table:formula="of:=[.B1577]-[.B$2]" office:value-type="float" office:value="39.9945809841156" calcext:value-type="float">
            <text:p>39.9945809841</text:p>
          </table:table-cell>
          <table:table-cell table:formula="of:=[.C1577]/([.D1577]-[.D1576])" office:value-type="float" office:value="971673.825621656" calcext:value-type="float">
            <text:p>971673.82562165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442770944.68336" calcext:value-type="float">
            <text:p>1442770944.68336</text:p>
          </table:table-cell>
          <table:table-cell office:value-type="float" office:value="8096" calcext:value-type="float">
            <text:p>8096</text:p>
          </table:table-cell>
          <table:table-cell table:formula="of:=[.B1578]-[.B$2]" office:value-type="float" office:value="40.0029573440552" calcext:value-type="float">
            <text:p>40.0029573441</text:p>
          </table:table-cell>
          <table:table-cell table:formula="of:=[.C1578]/([.D1578]-[.D1577])" office:value-type="float" office:value="966529.621267754" calcext:value-type="float">
            <text:p>966529.6212677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2:45:24.785394332</dc:date>
    <meta:editing-duration>PT45S</meta:editing-duration>
    <meta:editing-cycles>1</meta:editing-cycles>
    <meta:document-statistic meta:table-count="1" meta:cell-count="789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85cm" svg:height="12.331cm" xlink:href=".." xlink:type="simple" chart:class="chart:scatter" chart:style-name="ch1">
        <chart:legend chart:legend-position="end" svg:x="20.218cm" svg:y="5.866cm" style:legend-expansion="high" chart:style-name="ch2"/>
        <chart:plot-area chart:style-name="ch3" table:cell-range-address="'source_2.sender_i.routed_msg_pub.network'.D1:'source_2.sender_i.routed_msg_pub.network'.E1578" chart:data-source-has-labels="row" svg:x="0.475cm" svg:y="0.246cm" svg:width="19.268cm" svg:height="11.839cm">
          <chartooo:coordinate-region svg:x="1.837cm" svg:y="0.445cm" svg:width="17.534cm" svg:height="10.9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2.sender_i.routed_msg_pub.network'.E2:'source_2.sender_i.routed_msg_pub.network'.E1578" chart:label-cell-address="'source_2.sender_i.routed_msg_pub.network'.E1:'source_2.sender_i.routed_msg_pub.network'.E1" chart:class="chart:scatter">
            <chart:domain table:cell-range-address="'source_2.sender_i.routed_msg_pub.network'.D2:'source_2.sender_i.routed_msg_pub.network'.D1578"/>
            <chart:data-point chart:repeated="157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2.sender_i.routed_msg_pub.network'.E1:'source_2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2.sender_i.routed_msg_pub.network'.D2:'source_2.sender_i.routed_msg_pub.network'.D1578</svg:desc>
                </draw:g>
              </table:table-cell>
              <table:table-cell office:value-type="float" office:value="0">
                <text:p>0</text:p>
                <draw:g>
                  <svg:desc>'source_2.sender_i.routed_msg_pub.network'.E2:'source_2.sender_i.routed_msg_pub.network'.E15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35394859313965">
                <text:p>0.00835394859313965</text:p>
              </table:table-cell>
              <table:table-cell office:value-type="float" office:value="969122.554410799">
                <text:p>969122.554410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5650844573975">
                <text:p>0.0165650844573975</text:p>
              </table:table-cell>
              <table:table-cell office:value-type="float" office:value="985978.083159117">
                <text:p>985978.083159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8568058013916">
                <text:p>0.0248568058013916</text:p>
              </table:table-cell>
              <table:table-cell office:value-type="float" office:value="976395.571453218">
                <text:p>976395.571453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30491065979004">
                <text:p>0.0330491065979004</text:p>
              </table:table-cell>
              <table:table-cell office:value-type="float" office:value="988244.963301417">
                <text:p>988244.963301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2302017211914">
                <text:p>0.0412302017211914</text:p>
              </table:table-cell>
              <table:table-cell office:value-type="float" office:value="989598.565716617">
                <text:p>989598.565716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379825592041">
                <text:p>0.049379825592041</text:p>
              </table:table-cell>
              <table:table-cell office:value-type="float" office:value="993420.080276169">
                <text:p>993420.080276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75175285339356">
                <text:p>0.0575175285339356</text:p>
              </table:table-cell>
              <table:table-cell office:value-type="float" office:value="994875.342318059">
                <text:p>994875.342318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56533241271973">
                <text:p>0.0656533241271973</text:p>
              </table:table-cell>
              <table:table-cell office:value-type="float" office:value="995108.580002344">
                <text:p>995108.580002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37993717193604">
                <text:p>0.0737993717193604</text:p>
              </table:table-cell>
              <table:table-cell office:value-type="float" office:value="993856.211666228">
                <text:p>993856.211666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19265842437744">
                <text:p>0.0819265842437744</text:p>
              </table:table-cell>
              <table:table-cell office:value-type="float" office:value="996159.504341704">
                <text:p>996159.504341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00561809539795">
                <text:p>0.0900561809539795</text:p>
              </table:table-cell>
              <table:table-cell office:value-type="float" office:value="995867.358320136">
                <text:p>995867.358320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81793403625488">
                <text:p>0.0981793403625488</text:p>
              </table:table-cell>
              <table:table-cell office:value-type="float" office:value="996656.54615362">
                <text:p>996656.546153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6302738189697">
                <text:p>0.106302738189697</text:p>
              </table:table-cell>
              <table:table-cell office:value-type="float" office:value="996627.29467011">
                <text:p>996627.29467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4426612854004">
                <text:p>0.114426612854004</text:p>
              </table:table-cell>
              <table:table-cell office:value-type="float" office:value="996568.796853906">
                <text:p>996568.796853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2542381286621">
                <text:p>0.122542381286621</text:p>
              </table:table-cell>
              <table:table-cell office:value-type="float" office:value="997564.194594595">
                <text:p>997564.194594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0695581436157">
                <text:p>0.130695581436157</text:p>
              </table:table-cell>
              <table:table-cell office:value-type="float" office:value="992984.331491066">
                <text:p>992984.331491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8867616653442">
                <text:p>0.138867616653442</text:p>
              </table:table-cell>
              <table:table-cell office:value-type="float" office:value="990695.681643132">
                <text:p>990695.681643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7010326385498">
                <text:p>0.147010326385498</text:p>
              </table:table-cell>
              <table:table-cell office:value-type="float" office:value="994263.613269698">
                <text:p>994263.613269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5136585235596">
                <text:p>0.155136585235596</text:p>
              </table:table-cell>
              <table:table-cell office:value-type="float" office:value="996276.410749912">
                <text:p>996276.410749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3286924362183">
                <text:p>0.163286924362183</text:p>
              </table:table-cell>
              <table:table-cell office:value-type="float" office:value="993332.899926869">
                <text:p>993332.8999268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1425104141235">
                <text:p>0.171425104141235</text:p>
              </table:table-cell>
              <table:table-cell office:value-type="float" office:value="994817.049979493">
                <text:p>994817.0499794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9545879364014">
                <text:p>0.179545879364014</text:p>
              </table:table-cell>
              <table:table-cell office:value-type="float" office:value="996949.155456387">
                <text:p>996949.155456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7650442123413">
                <text:p>0.187650442123413</text:p>
              </table:table-cell>
              <table:table-cell office:value-type="float" office:value="998943.46436031">
                <text:p>998943.464360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5756196975708">
                <text:p>0.195756196975708</text:p>
              </table:table-cell>
              <table:table-cell office:value-type="float" office:value="998796.55226778">
                <text:p>998796.55226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3892230987549">
                <text:p>0.203892230987549</text:p>
              </table:table-cell>
              <table:table-cell office:value-type="float" office:value="995079.419311355">
                <text:p>995079.4193113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2054014205933">
                <text:p>0.212054014205933</text:p>
              </table:table-cell>
              <table:table-cell office:value-type="float" office:value="991940.092425437">
                <text:p>991940.0924254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0211982727051">
                <text:p>0.220211982727051</text:p>
              </table:table-cell>
              <table:table-cell office:value-type="float" office:value="992403.927404506">
                <text:p>992403.9274045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8366851806641">
                <text:p>0.228366851806641</text:p>
              </table:table-cell>
              <table:table-cell office:value-type="float" office:value="992781.112852298">
                <text:p>992781.112852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6515522003174">
                <text:p>0.236515522003174</text:p>
              </table:table-cell>
              <table:table-cell office:value-type="float" office:value="993536.344549125">
                <text:p>993536.344549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4662523269653">
                <text:p>0.244662523269653</text:p>
              </table:table-cell>
              <table:table-cell office:value-type="float" office:value="993739.872523485">
                <text:p>993739.872523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2851009368896">
                <text:p>0.252851009368896</text:p>
              </table:table-cell>
              <table:table-cell office:value-type="float" office:value="988705.348202067">
                <text:p>988705.3482020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103401184082">
                <text:p>0.26103401184082</text:p>
              </table:table-cell>
              <table:table-cell office:value-type="float" office:value="989367.903502127">
                <text:p>989367.9035021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69368410110474">
                <text:p>0.269368410110474</text:p>
              </table:table-cell>
              <table:table-cell office:value-type="float" office:value="971395.863031725">
                <text:p>971395.863031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77549266815186">
                <text:p>0.277549266815186</text:p>
              </table:table-cell>
              <table:table-cell office:value-type="float" office:value="989627.406056014">
                <text:p>989627.406056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85736799240112">
                <text:p>0.285736799240112</text:p>
              </table:table-cell>
              <table:table-cell office:value-type="float" office:value="988820.511458606">
                <text:p>988820.5114586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392409324646">
                <text:p>0.29392409324646</text:p>
              </table:table-cell>
              <table:table-cell office:value-type="float" office:value="988849.306464764">
                <text:p>988849.3064647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2124738693237">
                <text:p>0.302124738693237</text:p>
              </table:table-cell>
              <table:table-cell office:value-type="float" office:value="987239.364577276">
                <text:p>987239.3645772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0338973999023">
                <text:p>0.310338973999023</text:p>
              </table:table-cell>
              <table:table-cell office:value-type="float" office:value="985606.048355731">
                <text:p>985606.0483557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18557500839233">
                <text:p>0.318557500839233</text:p>
              </table:table-cell>
              <table:table-cell office:value-type="float" office:value="985091.386498796">
                <text:p>985091.386498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26847076416016">
                <text:p>0.326847076416016</text:p>
              </table:table-cell>
              <table:table-cell office:value-type="float" office:value="976648.312692341">
                <text:p>976648.312692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5187673568726">
                <text:p>0.335187673568726</text:p>
              </table:table-cell>
              <table:table-cell office:value-type="float" office:value="970673.904010519">
                <text:p>970673.904010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3467473983765">
                <text:p>0.343467473983765</text:p>
              </table:table-cell>
              <table:table-cell office:value-type="float" office:value="977801.347155033">
                <text:p>977801.3471550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51788997650146">
                <text:p>0.351788997650146</text:p>
              </table:table-cell>
              <table:table-cell office:value-type="float" office:value="972898.753230381">
                <text:p>972898.7532303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0179424285889">
                <text:p>0.360179424285889</text:p>
              </table:table-cell>
              <table:table-cell office:value-type="float" office:value="964909.217549443">
                <text:p>964909.2175494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8520021438599">
                <text:p>0.368520021438599</text:p>
              </table:table-cell>
              <table:table-cell office:value-type="float" office:value="970673.904010519">
                <text:p>970673.9040105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6865386962891">
                <text:p>0.376865386962891</text:p>
              </table:table-cell>
              <table:table-cell office:value-type="float" office:value="970119.280747364">
                <text:p>970119.280747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5151147842407">
                <text:p>0.385151147842407</text:p>
              </table:table-cell>
              <table:table-cell office:value-type="float" office:value="977097.953673064">
                <text:p>977097.9536730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3462896347046">
                <text:p>0.393462896347046</text:p>
              </table:table-cell>
              <table:table-cell office:value-type="float" office:value="974042.946015719">
                <text:p>974042.9460157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1753425598145">
                <text:p>0.401753425598145</text:p>
              </table:table-cell>
              <table:table-cell office:value-type="float" office:value="976535.967100912">
                <text:p>976535.9671009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0088062286377">
                <text:p>0.410088062286377</text:p>
              </table:table-cell>
              <table:table-cell office:value-type="float" office:value="971368.075519194">
                <text:p>971368.0755191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18426036834717">
                <text:p>0.418426036834717</text:p>
              </table:table-cell>
              <table:table-cell office:value-type="float" office:value="970979.217202333">
                <text:p>970979.217202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26760911941528">
                <text:p>0.426760911941528</text:p>
              </table:table-cell>
              <table:table-cell office:value-type="float" office:value="971340.289596384">
                <text:p>971340.2895963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5098171234131">
                <text:p>0.435098171234131</text:p>
              </table:table-cell>
              <table:table-cell office:value-type="float" office:value="971062.517772885">
                <text:p>971062.5177728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43369150161743">
                <text:p>0.443369150161743</text:p>
              </table:table-cell>
              <table:table-cell office:value-type="float" office:value="978844.230030844">
                <text:p>978844.2300308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51725244522095">
                <text:p>0.451725244522095</text:p>
              </table:table-cell>
              <table:table-cell office:value-type="float" office:value="968873.692764209">
                <text:p>968873.6927642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60108995437622">
                <text:p>0.460108995437622</text:p>
              </table:table-cell>
              <table:table-cell office:value-type="float" office:value="965677.544761688">
                <text:p>965677.5447616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68492031097412">
                <text:p>0.468492031097412</text:p>
              </table:table-cell>
              <table:table-cell office:value-type="float" office:value="965759.93811325">
                <text:p>965759.93811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6872444152832">
                <text:p>0.476872444152832</text:p>
              </table:table-cell>
              <table:table-cell office:value-type="float" office:value="966062.167396871">
                <text:p>966062.1673968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85228061676025">
                <text:p>0.485228061676025</text:p>
              </table:table-cell>
              <table:table-cell office:value-type="float" office:value="968928.98430634">
                <text:p>968928.984306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93583202362061">
                <text:p>0.493583202362061</text:p>
              </table:table-cell>
              <table:table-cell office:value-type="float" office:value="968984.282159571">
                <text:p>968984.2821595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01943349838257">
                <text:p>0.501943349838257</text:p>
              </table:table-cell>
              <table:table-cell office:value-type="float" office:value="968403.969314131">
                <text:p>968403.9693141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0252475738525">
                <text:p>0.510252475738525</text:p>
              </table:table-cell>
              <table:table-cell office:value-type="float" office:value="974350.382600212">
                <text:p>974350.3826002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18601417541504">
                <text:p>0.518601417541504</text:p>
              </table:table-cell>
              <table:table-cell office:value-type="float" office:value="969703.72905363">
                <text:p>969703.729053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6977300643921">
                <text:p>0.526977300643921</text:p>
              </table:table-cell>
              <table:table-cell office:value-type="float" office:value="966584.645583673">
                <text:p>966584.6455836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354323387146">
                <text:p>0.5354323387146</text:p>
              </table:table-cell>
              <table:table-cell office:value-type="float" office:value="957535.605673519">
                <text:p>957535.6056735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43779611587524">
                <text:p>0.543779611587524</text:p>
              </table:table-cell>
              <table:table-cell office:value-type="float" office:value="969897.608865785">
                <text:p>969897.6088657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52135229110718">
                <text:p>0.552135229110718</text:p>
              </table:table-cell>
              <table:table-cell office:value-type="float" office:value="968928.98430634">
                <text:p>968928.984306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60513734817505">
                <text:p>0.560513734817505</text:p>
              </table:table-cell>
              <table:table-cell office:value-type="float" office:value="966282.089351773">
                <text:p>966282.0893517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68908214569092">
                <text:p>0.568908214569092</text:p>
              </table:table-cell>
              <table:table-cell office:value-type="float" office:value="964443.329376012">
                <text:p>964443.3293760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77305555343628">
                <text:p>0.577305555343628</text:p>
              </table:table-cell>
              <table:table-cell office:value-type="float" office:value="964114.737912041">
                <text:p>964114.7379120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85675477981567">
                <text:p>0.585675477981567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9406852722168">
                <text:p>0.59406852722168</text:p>
              </table:table-cell>
              <table:table-cell office:value-type="float" office:value="964607.7091157">
                <text:p>964607.70911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02436780929565">
                <text:p>0.602436780929565</text:p>
              </table:table-cell>
              <table:table-cell office:value-type="float" office:value="967465.887461181">
                <text:p>967465.8874611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1081600189209">
                <text:p>0.61081600189209</text:p>
              </table:table-cell>
              <table:table-cell office:value-type="float" office:value="966199.606885759">
                <text:p>966199.6068857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19188070297241">
                <text:p>0.619188070297241</text:p>
              </table:table-cell>
              <table:table-cell office:value-type="float" office:value="967025.065755375">
                <text:p>967025.065755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7573013305664">
                <text:p>0.627573013305664</text:p>
              </table:table-cell>
              <table:table-cell office:value-type="float" office:value="965540.253746197">
                <text:p>965540.2537461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35968446731567">
                <text:p>0.635968446731567</text:p>
              </table:table-cell>
              <table:table-cell office:value-type="float" office:value="964333.774003919">
                <text:p>964333.7740039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4432954788208">
                <text:p>0.64432954788208</text:p>
              </table:table-cell>
              <table:table-cell office:value-type="float" office:value="968293.51233283">
                <text:p>968293.512332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52703762054443">
                <text:p>0.652703762054443</text:p>
              </table:table-cell>
              <table:table-cell office:value-type="float" office:value="966777.280036442">
                <text:p>966777.2800364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61020040512085">
                <text:p>0.661020040512085</text:p>
              </table:table-cell>
              <table:table-cell office:value-type="float" office:value="973512.375906654">
                <text:p>973512.3759066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6934871673584">
                <text:p>0.66934871673584</text:p>
              </table:table-cell>
              <table:table-cell office:value-type="float" office:value="972063.240603441">
                <text:p>972063.2406034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77680730819702">
                <text:p>0.677680730819702</text:p>
              </table:table-cell>
              <table:table-cell office:value-type="float" office:value="971673.825621656">
                <text:p>971673.8256216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85980796813965">
                <text:p>0.685980796813965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94293022155762">
                <text:p>0.694293022155762</text:p>
              </table:table-cell>
              <table:table-cell office:value-type="float" office:value="973987.069297843">
                <text:p>973987.0692978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02629089355469">
                <text:p>0.702629089355469</text:p>
              </table:table-cell>
              <table:table-cell office:value-type="float" office:value="971201.383823361">
                <text:p>971201.3838233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11016893386841">
                <text:p>0.711016893386841</text:p>
              </table:table-cell>
              <table:table-cell office:value-type="float" office:value="965210.914527728">
                <text:p>965210.9145277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19379901885986">
                <text:p>0.719379901885986</text:p>
              </table:table-cell>
              <table:table-cell office:value-type="float" office:value="968072.673945891">
                <text:p>968072.6739458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27687835693359">
                <text:p>0.727687835693359</text:p>
              </table:table-cell>
              <table:table-cell office:value-type="float" office:value="974490.190667509">
                <text:p>974490.1906675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35995054244995">
                <text:p>0.735995054244995</text:p>
              </table:table-cell>
              <table:table-cell office:value-type="float" office:value="974574.094767959">
                <text:p>974574.0947679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44349241256714">
                <text:p>0.744349241256714</text:p>
              </table:table-cell>
              <table:table-cell office:value-type="float" office:value="969094.896803653">
                <text:p>969094.8968036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52717733383179">
                <text:p>0.752717733383179</text:p>
              </table:table-cell>
              <table:table-cell office:value-type="float" office:value="967438.324330484">
                <text:p>967438.3243304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61065483093262">
                <text:p>0.761065483093262</text:p>
              </table:table-cell>
              <table:table-cell office:value-type="float" office:value="969842.206723217">
                <text:p>969842.2067232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69395112991333">
                <text:p>0.769395112991333</text:p>
              </table:table-cell>
              <table:table-cell office:value-type="float" office:value="971951.947333772">
                <text:p>971951.9473337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77689456939697">
                <text:p>0.777689456939697</text:p>
              </table:table-cell>
              <table:table-cell office:value-type="float" office:value="976086.843082584">
                <text:p>976086.8430825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5977840423584">
                <text:p>0.785977840423584</text:p>
              </table:table-cell>
              <table:table-cell office:value-type="float" office:value="976788.781037855">
                <text:p>976788.781037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94292688369751">
                <text:p>0.794292688369751</text:p>
              </table:table-cell>
              <table:table-cell office:value-type="float" office:value="973679.86190681">
                <text:p>973679.861906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02601337432861">
                <text:p>0.802601337432861</text:p>
              </table:table-cell>
              <table:table-cell office:value-type="float" office:value="974406.301012941">
                <text:p>974406.3010129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10879230499268">
                <text:p>0.810879230499268</text:p>
              </table:table-cell>
              <table:table-cell office:value-type="float" office:value="978026.647004608">
                <text:p>978026.6470046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19167137145996">
                <text:p>0.819167137145996</text:p>
              </table:table-cell>
              <table:table-cell office:value-type="float" office:value="976844.979690467">
                <text:p>976844.9796904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27521800994873">
                <text:p>0.827521800994873</text:p>
              </table:table-cell>
              <table:table-cell office:value-type="float" office:value="969039.586324981">
                <text:p>969039.5863249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35872173309326">
                <text:p>0.835872173309326</text:p>
              </table:table-cell>
              <table:table-cell office:value-type="float" office:value="969537.608040201">
                <text:p>969537.6080402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44234228134155">
                <text:p>0.844234228134155</text:p>
              </table:table-cell>
              <table:table-cell office:value-type="float" office:value="968183.080546289">
                <text:p>968183.0805462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52553367614746">
                <text:p>0.852553367614746</text:p>
              </table:table-cell>
              <table:table-cell office:value-type="float" office:value="973177.57670593">
                <text:p>973177.576705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60923528671265">
                <text:p>0.860923528671265</text:p>
              </table:table-cell>
              <table:table-cell office:value-type="float" office:value="967245.426382203">
                <text:p>967245.4263822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69293928146362">
                <text:p>0.869293928146362</text:p>
              </table:table-cell>
              <table:table-cell office:value-type="float" office:value="967217.875811781">
                <text:p>967217.8758117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77691507339478">
                <text:p>0.877691507339478</text:p>
              </table:table-cell>
              <table:table-cell office:value-type="float" office:value="964087.365396627">
                <text:p>964087.3653966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86059522628784">
                <text:p>0.886059522628784</text:p>
              </table:table-cell>
              <table:table-cell office:value-type="float" office:value="967493.452162517">
                <text:p>967493.4521625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94529342651367">
                <text:p>0.894529342651367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03069496154785">
                <text:p>0.903069496154785</text:p>
              </table:table-cell>
              <table:table-cell office:value-type="float" office:value="947992.32786153">
                <text:p>947992.327861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11525011062622">
                <text:p>0.911525011062622</text:p>
              </table:table-cell>
              <table:table-cell office:value-type="float" office:value="957481.606767235">
                <text:p>957481.6067672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20044898986816">
                <text:p>0.920044898986816</text:p>
              </table:table-cell>
              <table:table-cell office:value-type="float" office:value="950247.241751784">
                <text:p>950247.2417517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28452730178833">
                <text:p>0.928452730178833</text:p>
              </table:table-cell>
              <table:table-cell office:value-type="float" office:value="962911.815794697">
                <text:p>962911.815794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36928987503052">
                <text:p>0.936928987503052</text:p>
              </table:table-cell>
              <table:table-cell office:value-type="float" office:value="955138.534653465">
                <text:p>955138.5346534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4542121887207">
                <text:p>0.94542121887207</text:p>
              </table:table-cell>
              <table:table-cell office:value-type="float" office:value="953341.901344788">
                <text:p>953341.9013447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5407247543335">
                <text:p>0.95407247543335</text:p>
              </table:table-cell>
              <table:table-cell office:value-type="float" office:value="935817.813592019">
                <text:p>935817.8135920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62538242340088">
                <text:p>0.962538242340088</text:p>
              </table:table-cell>
              <table:table-cell office:value-type="float" office:value="956322.101610905">
                <text:p>956322.1016109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71046924591064">
                <text:p>0.971046924591064</text:p>
              </table:table-cell>
              <table:table-cell office:value-type="float" office:value="951498.688186505">
                <text:p>951498.6881865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79579210281372">
                <text:p>0.979579210281372</text:p>
              </table:table-cell>
              <table:table-cell office:value-type="float" office:value="948866.492972308">
                <text:p>948866.4929723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808765411377">
                <text:p>0.98808765411377</text:p>
              </table:table-cell>
              <table:table-cell office:value-type="float" office:value="951525.350519797">
                <text:p>951525.3505197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6564388275147">
                <text:p>0.996564388275147</text:p>
              </table:table-cell>
              <table:table-cell office:value-type="float" office:value="955084.805760252">
                <text:p>955084.8057602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0501275062561">
                <text:p>1.00501275062561</text:p>
              </table:table-cell>
              <table:table-cell office:value-type="float" office:value="958292.230393679">
                <text:p>958292.2303936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13503074646">
                <text:p>1.013503074646</text:p>
              </table:table-cell>
              <table:table-cell office:value-type="float" office:value="953556.069304428">
                <text:p>953556.0693044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2202749252319">
                <text:p>1.02202749252319</text:p>
              </table:table-cell>
              <table:table-cell office:value-type="float" office:value="949742.271745819">
                <text:p>949742.2717458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3055047988892">
                <text:p>1.03055047988892</text:p>
              </table:table-cell>
              <table:table-cell office:value-type="float" office:value="949901.677967998">
                <text:p>949901.6779679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390202999115">
                <text:p>1.0390202999115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4747200012207">
                <text:p>1.04747200012207</text:p>
              </table:table-cell>
              <table:table-cell office:value-type="float" office:value="957913.768625349">
                <text:p>957913.7686253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5605530738831">
                <text:p>1.05605530738831</text:p>
              </table:table-cell>
              <table:table-cell office:value-type="float" office:value="943226.165495403">
                <text:p>943226.1654954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6452918052673">
                <text:p>1.06452918052673</text:p>
              </table:table-cell>
              <table:table-cell office:value-type="float" office:value="955407.26982162">
                <text:p>955407.269821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7313203811646">
                <text:p>1.07313203811646</text:p>
              </table:table-cell>
              <table:table-cell office:value-type="float" office:value="941082.647895131">
                <text:p>941082.6478951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8158278465271">
                <text:p>1.08158278465271</text:p>
              </table:table-cell>
              <table:table-cell office:value-type="float" office:value="958021.870052194">
                <text:p>958021.8700521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9010529518127">
                <text:p>1.09010529518127</text:p>
              </table:table-cell>
              <table:table-cell office:value-type="float" office:value="949954.825267163">
                <text:p>949954.8252671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9857296943665">
                <text:p>1.09857296943665</text:p>
              </table:table-cell>
              <table:table-cell office:value-type="float" office:value="956106.68949206">
                <text:p>956106.689492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0702443122864">
                <text:p>1.10702443122864</text:p>
              </table:table-cell>
              <table:table-cell office:value-type="float" office:value="957940.791694877">
                <text:p>957940.7916948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1548709869385">
                <text:p>1.11548709869385</text:p>
              </table:table-cell>
              <table:table-cell office:value-type="float" office:value="956672.353401888">
                <text:p>956672.3534018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2397193908691">
                <text:p>1.12397193908691</text:p>
              </table:table-cell>
              <table:table-cell office:value-type="float" office:value="954172.338541081">
                <text:p>954172.3385410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3239860534668">
                <text:p>1.13239860534668</text:p>
              </table:table-cell>
              <table:table-cell office:value-type="float" office:value="960759.540063377">
                <text:p>960759.5400633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4084982872009">
                <text:p>1.14084982872009</text:p>
              </table:table-cell>
              <table:table-cell office:value-type="float" office:value="957967.816289108">
                <text:p>957967.8162891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493456363678">
                <text:p>1.1493456363678</text:p>
              </table:table-cell>
              <table:table-cell office:value-type="float" office:value="952940.595610933">
                <text:p>952940.5956109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5783858299255">
                <text:p>1.15783858299255</text:p>
              </table:table-cell>
              <table:table-cell office:value-type="float" office:value="953261.613160407">
                <text:p>953261.6131604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6632413864136">
                <text:p>1.16632413864136</text:p>
              </table:table-cell>
              <table:table-cell office:value-type="float" office:value="954091.910426793">
                <text:p>954091.9104267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7479920387268">
                <text:p>1.17479920387268</text:p>
              </table:table-cell>
              <table:table-cell office:value-type="float" office:value="955272.883337553">
                <text:p>955272.8833375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8324327468872">
                <text:p>1.18324327468872</text:p>
              </table:table-cell>
              <table:table-cell office:value-type="float" office:value="958779.2637434">
                <text:p>958779.26374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9168567657471">
                <text:p>1.19168567657471</text:p>
              </table:table-cell>
              <table:table-cell office:value-type="float" office:value="958968.799322225">
                <text:p>958968.7993222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0007085800171">
                <text:p>1.20007085800171</text:p>
              </table:table-cell>
              <table:table-cell office:value-type="float" office:value="965512.800227467">
                <text:p>965512.8002274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0851969718933">
                <text:p>1.20851969718933</text:p>
              </table:table-cell>
              <table:table-cell office:value-type="float" office:value="958238.146118464">
                <text:p>958238.1461184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1694827079773">
                <text:p>1.21694827079773</text:p>
              </table:table-cell>
              <table:table-cell office:value-type="float" office:value="960542.124462548">
                <text:p>960542.1244625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2541475296021">
                <text:p>1.22541475296021</text:p>
              </table:table-cell>
              <table:table-cell office:value-type="float" office:value="956241.310692461">
                <text:p>956241.3106924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3382830619812">
                <text:p>1.23382830619812</text:p>
              </table:table-cell>
              <table:table-cell office:value-type="float" office:value="962256.940803083">
                <text:p>962256.9408030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422022819519">
                <text:p>1.2422022819519</text:p>
              </table:table-cell>
              <table:table-cell office:value-type="float" office:value="966804.805512058">
                <text:p>966804.8055120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5063729286194">
                <text:p>1.25063729286194</text:p>
              </table:table-cell>
              <table:table-cell office:value-type="float" office:value="959809.072726759">
                <text:p>959809.0727267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5907754898071">
                <text:p>1.25907754898071</text:p>
              </table:table-cell>
              <table:table-cell office:value-type="float" office:value="959212.598062202">
                <text:p>959212.5980622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6751375198364">
                <text:p>1.26751375198364</text:p>
              </table:table-cell>
              <table:table-cell office:value-type="float" office:value="959673.44517296">
                <text:p>959673.445172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7594327926636">
                <text:p>1.27594327926636</text:p>
              </table:table-cell>
              <table:table-cell office:value-type="float" office:value="960433.453558095">
                <text:p>960433.4535580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8432512283325">
                <text:p>1.28432512283325</text:p>
              </table:table-cell>
              <table:table-cell office:value-type="float" office:value="965897.291614518">
                <text:p>965897.2916145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9272437095642">
                <text:p>1.29272437095642</text:p>
              </table:table-cell>
              <table:table-cell office:value-type="float" office:value="963895.801300065">
                <text:p>963895.8013000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0114316940308">
                <text:p>1.30114316940308</text:p>
              </table:table-cell>
              <table:table-cell office:value-type="float" office:value="961657.420747076">
                <text:p>961657.420747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30957293510437">
                <text:p>1.30957293510437</text:p>
              </table:table-cell>
              <table:table-cell office:value-type="float" office:value="960406.289673898">
                <text:p>960406.2896738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1804037094116">
                <text:p>1.31804037094116</text:p>
              </table:table-cell>
              <table:table-cell office:value-type="float" office:value="956133.610699704">
                <text:p>956133.6106997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2652449607849">
                <text:p>1.32652449607849</text:p>
              </table:table-cell>
              <table:table-cell office:value-type="float" office:value="954252.780216383">
                <text:p>954252.7802163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33499646186829">
                <text:p>1.33499646186829</text:p>
              </table:table-cell>
              <table:table-cell office:value-type="float" office:value="955622.366859909">
                <text:p>955622.3668599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4343838691711">
                <text:p>1.34343838691711</text:p>
              </table:table-cell>
              <table:table-cell office:value-type="float" office:value="959022.966109354">
                <text:p>959022.9661093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5187458992004">
                <text:p>1.35187458992004</text:p>
              </table:table-cell>
              <table:table-cell office:value-type="float" office:value="959673.44517296">
                <text:p>959673.445172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6032199859619">
                <text:p>1.36032199859619</text:p>
              </table:table-cell>
              <table:table-cell office:value-type="float" office:value="958400.41726172">
                <text:p>958400.417261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6877226829529">
                <text:p>1.36877226829529</text:p>
              </table:table-cell>
              <table:table-cell office:value-type="float" office:value="958075.929915639">
                <text:p>958075.9299156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37722849845886">
                <text:p>1.37722849845886</text:p>
              </table:table-cell>
              <table:table-cell office:value-type="float" office:value="957400.619826322">
                <text:p>957400.6198263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38569664955139">
                <text:p>1.38569664955139</text:p>
              </table:table-cell>
              <table:table-cell office:value-type="float" office:value="956052.851624528">
                <text:p>956052.8516245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39409399032593">
                <text:p>1.39409399032593</text:p>
              </table:table-cell>
              <table:table-cell office:value-type="float" office:value="964114.737912041">
                <text:p>964114.7379120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40252065658569">
                <text:p>1.40252065658569</text:p>
              </table:table-cell>
              <table:table-cell office:value-type="float" office:value="960759.540063377">
                <text:p>960759.5400633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1096901893616">
                <text:p>1.41096901893616</text:p>
              </table:table-cell>
              <table:table-cell office:value-type="float" office:value="958292.230393679">
                <text:p>958292.2303936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1944766044617">
                <text:p>1.41944766044617</text:p>
              </table:table-cell>
              <table:table-cell office:value-type="float" office:value="954869.95062145">
                <text:p>954869.950621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2787504196167">
                <text:p>1.42787504196167</text:p>
              </table:table-cell>
              <table:table-cell office:value-type="float" office:value="960677.997680143">
                <text:p>960677.9976801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3630623817444">
                <text:p>1.43630623817444</text:p>
              </table:table-cell>
              <table:table-cell office:value-type="float" office:value="960243.338630772">
                <text:p>960243.3386307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44472622871399">
                <text:p>1.44472622871399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45315313339233">
                <text:p>1.45315313339233</text:p>
              </table:table-cell>
              <table:table-cell office:value-type="float" office:value="960732.357730938">
                <text:p>960732.3577309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6159720420837">
                <text:p>1.46159720420837</text:p>
              </table:table-cell>
              <table:table-cell office:value-type="float" office:value="958779.2637434">
                <text:p>958779.26374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7006964683533">
                <text:p>1.47006964683533</text:p>
              </table:table-cell>
              <table:table-cell office:value-type="float" office:value="955568.583520937">
                <text:p>955568.5835209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47851490974426">
                <text:p>1.47851490974426</text:p>
              </table:table-cell>
              <table:table-cell office:value-type="float" office:value="958643.927050985">
                <text:p>958643.9270509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8687148094177">
                <text:p>1.48687148094177</text:p>
              </table:table-cell>
              <table:table-cell office:value-type="float" office:value="968818.407532097">
                <text:p>968818.4075320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9528765678406">
                <text:p>1.49528765678406</text:p>
              </table:table-cell>
              <table:table-cell office:value-type="float" office:value="961957.087365439">
                <text:p>961957.0873654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0372552871704">
                <text:p>1.50372552871704</text:p>
              </table:table-cell>
              <table:table-cell office:value-type="float" office:value="959483.630979628">
                <text:p>959483.6309796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1213455200195">
                <text:p>1.51213455200195</text:p>
              </table:table-cell>
              <table:table-cell office:value-type="float" office:value="962775.310008506">
                <text:p>962775.3100085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2053427696228">
                <text:p>1.52053427696228</text:p>
              </table:table-cell>
              <table:table-cell office:value-type="float" office:value="963841.082682865">
                <text:p>963841.0826828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2893090248108">
                <text:p>1.52893090248108</text:p>
              </table:table-cell>
              <table:table-cell office:value-type="float" office:value="964196.864785053">
                <text:p>964196.8647850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3735113143921">
                <text:p>1.53735113143921</text:p>
              </table:table-cell>
              <table:table-cell office:value-type="float" office:value="961494.044907552">
                <text:p>961494.0449075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4578518867493">
                <text:p>1.54578518867493</text:p>
              </table:table-cell>
              <table:table-cell office:value-type="float" office:value="959917.602374558">
                <text:p>959917.6023745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5421614646912">
                <text:p>1.55421614646912</text:p>
              </table:table-cell>
              <table:table-cell office:value-type="float" office:value="960270.49329789">
                <text:p>960270.493297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6265306472778">
                <text:p>1.56265306472778</text:p>
              </table:table-cell>
              <table:table-cell office:value-type="float" office:value="959592.087037613">
                <text:p>959592.0870376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7112383842468">
                <text:p>1.57112383842468</text:p>
              </table:table-cell>
              <table:table-cell office:value-type="float" office:value="955756.851698613">
                <text:p>955756.8516986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7969379425049">
                <text:p>1.57969379425049</text:p>
              </table:table-cell>
              <table:table-cell office:value-type="float" office:value="944695.651244958">
                <text:p>944695.6512449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8813405036926">
                <text:p>1.58813405036926</text:p>
              </table:table-cell>
              <table:table-cell office:value-type="float" office:value="959212.598062202">
                <text:p>959212.5980622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9656238555908">
                <text:p>1.59656238555908</text:p>
              </table:table-cell>
              <table:table-cell office:value-type="float" office:value="960569.29603123">
                <text:p>960569.296031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0501766204834">
                <text:p>1.60501766204834</text:p>
              </table:table-cell>
              <table:table-cell office:value-type="float" office:value="957508.605459057">
                <text:p>957508.6054590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61338663101196">
                <text:p>1.61338663101196</text:p>
              </table:table-cell>
              <table:table-cell office:value-type="float" office:value="967383.202780468">
                <text:p>967383.2027804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2180829048157">
                <text:p>1.62180829048157</text:p>
              </table:table-cell>
              <table:table-cell office:value-type="float" office:value="961330.724570393">
                <text:p>961330.7245703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63027739524841">
                <text:p>1.63027739524841</text:p>
              </table:table-cell>
              <table:table-cell office:value-type="float" office:value="955945.19407691">
                <text:p>955945.194076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3873744010925">
                <text:p>1.63873744010925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4718914031982">
                <text:p>1.64718914031982</text:p>
              </table:table-cell>
              <table:table-cell office:value-type="float" office:value="957913.768625349">
                <text:p>957913.7686253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5570139884949">
                <text:p>1.65570139884949</text:p>
              </table:table-cell>
              <table:table-cell office:value-type="float" office:value="951098.932414643">
                <text:p>951098.9324146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66413474082947">
                <text:p>1.66413474082947</text:p>
              </table:table-cell>
              <table:table-cell office:value-type="float" office:value="959999.015718648">
                <text:p>959999.0157186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67260670661926">
                <text:p>1.67260670661926</text:p>
              </table:table-cell>
              <table:table-cell office:value-type="float" office:value="955622.366859909">
                <text:p>955622.3668599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68107676506042">
                <text:p>1.68107676506042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68955588340759">
                <text:p>1.68955588340759</text:p>
              </table:table-cell>
              <table:table-cell office:value-type="float" office:value="954816.251940164">
                <text:p>954816.2519401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69803667068481">
                <text:p>1.69803667068481</text:p>
              </table:table-cell>
              <table:table-cell office:value-type="float" office:value="954628.354108684">
                <text:p>954628.3541086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70649194717407">
                <text:p>1.70649194717407</text:p>
              </table:table-cell>
              <table:table-cell office:value-type="float" office:value="957508.605459057">
                <text:p>957508.6054590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71490168571472">
                <text:p>1.71490168571472</text:p>
              </table:table-cell>
              <table:table-cell office:value-type="float" office:value="962693.425112692">
                <text:p>962693.4251126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72331690788269">
                <text:p>1.72331690788269</text:p>
              </table:table-cell>
              <table:table-cell office:value-type="float" office:value="962066.103354488">
                <text:p>962066.1033544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73170971870422">
                <text:p>1.73170971870422</text:p>
              </table:table-cell>
              <table:table-cell office:value-type="float" office:value="964635.111186865">
                <text:p>964635.1111868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74010300636292">
                <text:p>1.74010300636292</text:p>
              </table:table-cell>
              <table:table-cell office:value-type="float" office:value="964580.308601295">
                <text:p>964580.3086012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74849891662598">
                <text:p>1.74849891662598</text:p>
              </table:table-cell>
              <table:table-cell office:value-type="float" office:value="964279.005651001">
                <text:p>964279.0056510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75691175460815">
                <text:p>1.75691175460815</text:p>
              </table:table-cell>
              <table:table-cell office:value-type="float" office:value="962338.751459502">
                <text:p>962338.7514595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76530933380127">
                <text:p>1.76530933380127</text:p>
              </table:table-cell>
              <table:table-cell office:value-type="float" office:value="964087.365396627">
                <text:p>964087.3653966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77368998527527">
                <text:p>1.77368998527527</text:p>
              </table:table-cell>
              <table:table-cell office:value-type="float" office:value="966034.684191061">
                <text:p>966034.6841910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78213572502136">
                <text:p>1.78213572502136</text:p>
              </table:table-cell>
              <table:table-cell office:value-type="float" office:value="958589.803071364">
                <text:p>958589.8030713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79056167602539">
                <text:p>1.79056167602539</text:p>
              </table:table-cell>
              <table:table-cell office:value-type="float" office:value="960841.096290427">
                <text:p>960841.0962904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79896116256714">
                <text:p>1.79896116256714</text:p>
              </table:table-cell>
              <table:table-cell office:value-type="float" office:value="963868.441214874">
                <text:p>963868.4412148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80740833282471">
                <text:p>1.80740833282471</text:p>
              </table:table-cell>
              <table:table-cell office:value-type="float" office:value="958427.467795653">
                <text:p>958427.4677956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81585049629211">
                <text:p>1.81585049629211</text:p>
              </table:table-cell>
              <table:table-cell office:value-type="float" office:value="958995.881950917">
                <text:p>958995.8819509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2430458068848">
                <text:p>1.82430458068848</text:p>
              </table:table-cell>
              <table:table-cell office:value-type="float" office:value="957643.621760343">
                <text:p>957643.6217603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83274364471436">
                <text:p>1.83274364471436</text:p>
              </table:table-cell>
              <table:table-cell office:value-type="float" office:value="959348.095378009">
                <text:p>959348.0953780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84120106697083">
                <text:p>1.84120106697083</text:p>
              </table:table-cell>
              <table:table-cell office:value-type="float" office:value="957265.67203225">
                <text:p>957265.672032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84964513778687">
                <text:p>1.84964513778687</text:p>
              </table:table-cell>
              <table:table-cell office:value-type="float" office:value="958779.2637434">
                <text:p>958779.26374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5807776451111">
                <text:p>1.85807776451111</text:p>
              </table:table-cell>
              <table:table-cell office:value-type="float" office:value="960080.442873703">
                <text:p>960080.4428737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86657094955444">
                <text:p>1.86657094955444</text:p>
              </table:table-cell>
              <table:table-cell office:value-type="float" office:value="953234.853437386">
                <text:p>953234.8534373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7501764297485">
                <text:p>1.87501764297485</text:p>
              </table:table-cell>
              <table:table-cell office:value-type="float" office:value="958481.573444733">
                <text:p>958481.5734447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88345527648926">
                <text:p>1.88345527648926</text:p>
              </table:table-cell>
              <table:table-cell office:value-type="float" office:value="959510.742695677">
                <text:p>959510.7426956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9190888404846">
                <text:p>1.89190888404846</text:p>
              </table:table-cell>
              <table:table-cell office:value-type="float" office:value="957697.638942945">
                <text:p>957697.6389429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90030813217163">
                <text:p>1.90030813217163</text:p>
              </table:table-cell>
              <table:table-cell office:value-type="float" office:value="963895.801300065">
                <text:p>963895.8013000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90871548652649">
                <text:p>1.90871548652649</text:p>
              </table:table-cell>
              <table:table-cell office:value-type="float" office:value="962966.428948189">
                <text:p>962966.4289481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91715860366821">
                <text:p>1.91715860366821</text:p>
              </table:table-cell>
              <table:table-cell office:value-type="float" office:value="958887.560613334">
                <text:p>958887.5606133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92557334899902">
                <text:p>1.92557334899902</text:p>
              </table:table-cell>
              <table:table-cell office:value-type="float" office:value="962120.620615402">
                <text:p>962120.6206154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93399500846863">
                <text:p>1.93399500846863</text:p>
              </table:table-cell>
              <table:table-cell office:value-type="float" office:value="961330.724570393">
                <text:p>961330.7245703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94244766235352">
                <text:p>1.94244766235352</text:p>
              </table:table-cell>
              <table:table-cell office:value-type="float" office:value="957805.691591685">
                <text:p>957805.6915916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5084547996521">
                <text:p>1.95084547996521</text:p>
              </table:table-cell>
              <table:table-cell office:value-type="float" office:value="964059.994435454">
                <text:p>964059.9944354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95922636985779">
                <text:p>1.95922636985779</text:p>
              </table:table-cell>
              <table:table-cell office:value-type="float" office:value="966007.20254893">
                <text:p>966007.202548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96765756607056">
                <text:p>1.96765756607056</text:p>
              </table:table-cell>
              <table:table-cell office:value-type="float" office:value="960243.338630772">
                <text:p>960243.3386307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97612690925598">
                <text:p>1.97612690925598</text:p>
              </table:table-cell>
              <table:table-cell office:value-type="float" office:value="955918.28347831">
                <text:p>955918.283478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98462104797363">
                <text:p>1.98462104797363</text:p>
              </table:table-cell>
              <table:table-cell office:value-type="float" office:value="953127.829567463">
                <text:p>953127.8295674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930579662323">
                <text:p>1.9930579662323</text:p>
              </table:table-cell>
              <table:table-cell office:value-type="float" office:value="959592.087037613">
                <text:p>959592.0870376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00149321556091">
                <text:p>2.00149321556091</text:p>
              </table:table-cell>
              <table:table-cell office:value-type="float" office:value="959781.944149237">
                <text:p>959781.9441492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01005530357361">
                <text:p>2.01005530357361</text:p>
              </table:table-cell>
              <table:table-cell office:value-type="float" office:value="945563.744263756">
                <text:p>945563.7442637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01851868629456">
                <text:p>2.01851868629456</text:p>
              </table:table-cell>
              <table:table-cell office:value-type="float" office:value="956591.50329596">
                <text:p>956591.503295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02702736854553">
                <text:p>2.02702736854553</text:p>
              </table:table-cell>
              <table:table-cell office:value-type="float" office:value="951498.688186505">
                <text:p>951498.6881865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0355236530304">
                <text:p>2.0355236530304</text:p>
              </table:table-cell>
              <table:table-cell office:value-type="float" office:value="952887.113705242">
                <text:p>952887.1137052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0439932346344">
                <text:p>2.0439932346344</text:p>
              </table:table-cell>
              <table:table-cell office:value-type="float" office:value="955891.374394775">
                <text:p>955891.3743947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0524320602417">
                <text:p>2.0524320602417</text:p>
              </table:table-cell>
              <table:table-cell office:value-type="float" office:value="959375.199434948">
                <text:p>959375.1994349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06086659431458">
                <text:p>2.06086659431458</text:p>
              </table:table-cell>
              <table:table-cell office:value-type="float" office:value="959863.334482856">
                <text:p>959863.3344828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06932926177979">
                <text:p>2.06932926177979</text:p>
              </table:table-cell>
              <table:table-cell office:value-type="float" office:value="956672.353401888">
                <text:p>956672.3534018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07776212692261">
                <text:p>2.07776212692261</text:p>
              </table:table-cell>
              <table:table-cell office:value-type="float" office:value="960053.298953916">
                <text:p>960053.2989539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08619070053101">
                <text:p>2.08619070053101</text:p>
              </table:table-cell>
              <table:table-cell office:value-type="float" office:value="960542.124462548">
                <text:p>960542.1244625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09460973739624">
                <text:p>2.09460973739624</text:p>
              </table:table-cell>
              <table:table-cell office:value-type="float" office:value="961630.187584957">
                <text:p>961630.1875849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10302829742432">
                <text:p>2.10302829742432</text:p>
              </table:table-cell>
              <table:table-cell office:value-type="float" office:value="961684.655451713">
                <text:p>961684.6554517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11142230033875">
                <text:p>2.11142230033875</text:p>
              </table:table-cell>
              <table:table-cell office:value-type="float" office:value="964498.116397307">
                <text:p>964498.1163973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1198582649231">
                <text:p>2.1198582649231</text:p>
              </table:table-cell>
              <table:table-cell office:value-type="float" office:value="959700.567617217">
                <text:p>959700.5676172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12825179100037">
                <text:p>2.12825179100037</text:p>
              </table:table-cell>
              <table:table-cell office:value-type="float" office:value="964552.909643517">
                <text:p>964552.9096435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13664174079895">
                <text:p>2.13664174079895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14506959915161">
                <text:p>2.14506959915161</text:p>
              </table:table-cell>
              <table:table-cell office:value-type="float" office:value="960623.643780588">
                <text:p>960623.6437805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15259671211243">
                <text:p>2.15259671211243</text:p>
              </table:table-cell>
              <table:table-cell office:value-type="float" office:value="1075578.38472015">
                <text:p>1075578.384720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16093492507935">
                <text:p>2.16093492507935</text:p>
              </table:table-cell>
              <table:table-cell office:value-type="float" office:value="970951.453521288">
                <text:p>970951.4535212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16932654380798">
                <text:p>2.16932654380798</text:p>
              </table:table-cell>
              <table:table-cell office:value-type="float" office:value="964772.144898713">
                <text:p>964772.1448987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17778348922729">
                <text:p>2.17778348922729</text:p>
              </table:table-cell>
              <table:table-cell office:value-type="float" office:value="957319.646584534">
                <text:p>957319.6465845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18625974655151">
                <text:p>2.18625974655151</text:p>
              </table:table-cell>
              <table:table-cell office:value-type="float" office:value="955138.534653465">
                <text:p>955138.5346534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1947386264801">
                <text:p>2.1947386264801</text:p>
              </table:table-cell>
              <table:table-cell office:value-type="float" office:value="954843.100525827">
                <text:p>954843.1005258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20322680473328">
                <text:p>2.20322680473328</text:p>
              </table:table-cell>
              <table:table-cell office:value-type="float" office:value="953797.123307679">
                <text:p>953797.1233076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21171164512634">
                <text:p>2.21171164512634</text:p>
              </table:table-cell>
              <table:table-cell office:value-type="float" office:value="954172.338541081">
                <text:p>954172.3385410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2201714515686">
                <text:p>2.2201714515686</text:p>
              </table:table-cell>
              <table:table-cell office:value-type="float" office:value="956995.890539131">
                <text:p>956995.8905391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22859811782837">
                <text:p>2.22859811782837</text:p>
              </table:table-cell>
              <table:table-cell office:value-type="float" office:value="960759.540063377">
                <text:p>960759.5400633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23702669143677">
                <text:p>2.23702669143677</text:p>
              </table:table-cell>
              <table:table-cell office:value-type="float" office:value="960542.124462548">
                <text:p>960542.1244625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2454948425293">
                <text:p>2.2454948425293</text:p>
              </table:table-cell>
              <table:table-cell office:value-type="float" office:value="956052.851624528">
                <text:p>956052.8516245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25395941734314">
                <text:p>2.25395941734314</text:p>
              </table:table-cell>
              <table:table-cell office:value-type="float" office:value="956456.783483086">
                <text:p>956456.7834830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26241946220398">
                <text:p>2.26241946220398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27088975906372">
                <text:p>2.27088975906372</text:p>
              </table:table-cell>
              <table:table-cell office:value-type="float" office:value="955810.656233287">
                <text:p>955810.6562332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27933216094971">
                <text:p>2.27933216094971</text:p>
              </table:table-cell>
              <table:table-cell office:value-type="float" office:value="958968.799322225">
                <text:p>958968.7993222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28776335716248">
                <text:p>2.28776335716248</text:p>
              </table:table-cell>
              <table:table-cell office:value-type="float" office:value="960243.338630772">
                <text:p>960243.3386307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29625463485718">
                <text:p>2.29625463485718</text:p>
              </table:table-cell>
              <table:table-cell office:value-type="float" office:value="953448.973297768">
                <text:p>953448.9732977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30478310585022">
                <text:p>2.30478310585022</text:p>
              </table:table-cell>
              <table:table-cell office:value-type="float" office:value="949290.911185038">
                <text:p>949290.9111850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31320381164551">
                <text:p>2.31320381164551</text:p>
              </table:table-cell>
              <table:table-cell office:value-type="float" office:value="961439.598629633">
                <text:p>961439.5986296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.3216857910156">
                <text:p>15.3216857910156</text:p>
              </table:table-cell>
              <table:table-cell office:value-type="float" office:value="622.363163729579">
                <text:p>622.3631637295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.3320434093475">
                <text:p>15.3320434093475</text:p>
              </table:table-cell>
              <table:table-cell office:value-type="float" office:value="781646.874847501">
                <text:p>781646.8748475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.3423619270325">
                <text:p>15.3423619270325</text:p>
              </table:table-cell>
              <table:table-cell office:value-type="float" office:value="784608.821460755">
                <text:p>784608.8214607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.3526961803436">
                <text:p>15.3526961803436</text:p>
              </table:table-cell>
              <table:table-cell office:value-type="float" office:value="783414.123520591">
                <text:p>783414.1235205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.3630285263062">
                <text:p>15.3630285263062</text:p>
              </table:table-cell>
              <table:table-cell office:value-type="float" office:value="783558.741583405">
                <text:p>783558.7415834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.373366355896">
                <text:p>15.373366355896</text:p>
              </table:table-cell>
              <table:table-cell office:value-type="float" office:value="783143.108487085">
                <text:p>783143.1084870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.3837244510651">
                <text:p>15.3837244510651</text:p>
              </table:table-cell>
              <table:table-cell office:value-type="float" office:value="781610.891564046">
                <text:p>781610.8915640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.3940708637238">
                <text:p>15.3940708637238</text:p>
              </table:table-cell>
              <table:table-cell office:value-type="float" office:value="782493.436814453">
                <text:p>782493.4368144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.4044079780579">
                <text:p>15.4044079780579</text:p>
              </table:table-cell>
              <table:table-cell office:value-type="float" office:value="783197.296491916">
                <text:p>783197.2964919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.414802312851">
                <text:p>15.414802312851</text:p>
              </table:table-cell>
              <table:table-cell office:value-type="float" office:value="778885.822051976">
                <text:p>778885.8220519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.4251492023468">
                <text:p>15.4251492023468</text:p>
              </table:table-cell>
              <table:table-cell office:value-type="float" office:value="782457.37554726">
                <text:p>782457.375547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.4355070590973">
                <text:p>15.4355070590973</text:p>
              </table:table-cell>
              <table:table-cell office:value-type="float" office:value="781628.88279164">
                <text:p>781628.882791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.4458661079407">
                <text:p>15.4458661079407</text:p>
              </table:table-cell>
              <table:table-cell office:value-type="float" office:value="781538.934935211">
                <text:p>781538.9349352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.4562108516693">
                <text:p>15.4562108516693</text:p>
              </table:table-cell>
              <table:table-cell office:value-type="float" office:value="782619.677429763">
                <text:p>782619.6774297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.4665393829346">
                <text:p>15.4665393829346</text:p>
              </table:table-cell>
              <table:table-cell office:value-type="float" office:value="783848.137946954">
                <text:p>783848.1379469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.4768886566162">
                <text:p>15.4768886566162</text:p>
              </table:table-cell>
              <table:table-cell office:value-type="float" office:value="782277.119056395">
                <text:p>782277.1190563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.4872350692749">
                <text:p>15.4872350692749</text:p>
              </table:table-cell>
              <table:table-cell office:value-type="float" office:value="782493.436814453">
                <text:p>782493.4368144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.4975531101227">
                <text:p>15.4975531101227</text:p>
              </table:table-cell>
              <table:table-cell office:value-type="float" office:value="784645.0813134">
                <text:p>784645.08131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.5079593658447">
                <text:p>15.5079593658447</text:p>
              </table:table-cell>
              <table:table-cell office:value-type="float" office:value="777993.566201572">
                <text:p>777993.5662015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.5182888507843">
                <text:p>15.5182888507843</text:p>
              </table:table-cell>
              <table:table-cell office:value-type="float" office:value="783775.76881708">
                <text:p>783775.768817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5286331176758">
                <text:p>15.5286331176758</text:p>
              </table:table-cell>
              <table:table-cell office:value-type="float" office:value="782655.75365893">
                <text:p>782655.753658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.5389866828918">
                <text:p>15.5389866828918</text:p>
              </table:table-cell>
              <table:table-cell office:value-type="float" office:value="781952.866577626">
                <text:p>781952.8665776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.5493159294128">
                <text:p>15.5493159294128</text:p>
              </table:table-cell>
              <table:table-cell office:value-type="float" office:value="783793.859846736">
                <text:p>783793.8598467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5597193241119">
                <text:p>15.5597193241119</text:p>
              </table:table-cell>
              <table:table-cell office:value-type="float" office:value="778207.521118368">
                <text:p>778207.5211183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5700256824493">
                <text:p>15.5700256824493</text:p>
              </table:table-cell>
              <table:table-cell office:value-type="float" office:value="785534.495789766">
                <text:p>785534.4957897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5803351402283">
                <text:p>15.5803351402283</text:p>
              </table:table-cell>
              <table:table-cell office:value-type="float" office:value="785298.332230984">
                <text:p>785298.3322309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5906429290771">
                <text:p>15.5906429290771</text:p>
              </table:table-cell>
              <table:table-cell office:value-type="float" office:value="785425.479576259">
                <text:p>785425.4795762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600962638855">
                <text:p>15.600962638855</text:p>
              </table:table-cell>
              <table:table-cell office:value-type="float" office:value="784518.186489234">
                <text:p>784518.1864892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6112265586853">
                <text:p>15.6112265586853</text:p>
              </table:table-cell>
              <table:table-cell office:value-type="float" office:value="788782.466527294">
                <text:p>788782.4665272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6215665340424">
                <text:p>15.6215665340424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6319546699524">
                <text:p>15.6319546699524</text:p>
              </table:table-cell>
              <table:table-cell office:value-type="float" office:value="779350.60439283">
                <text:p>779350.6043928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6422874927521">
                <text:p>15.6422874927521</text:p>
              </table:table-cell>
              <table:table-cell office:value-type="float" office:value="783522.582062346">
                <text:p>783522.5820623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6526093482971">
                <text:p>15.6526093482971</text:p>
              </table:table-cell>
              <table:table-cell office:value-type="float" office:value="784355.096297323">
                <text:p>784355.0962973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6629469394684">
                <text:p>15.6629469394684</text:p>
              </table:table-cell>
              <table:table-cell office:value-type="float" office:value="783161.170322194">
                <text:p>783161.1703221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6732847690582">
                <text:p>15.6732847690582</text:p>
              </table:table-cell>
              <table:table-cell office:value-type="float" office:value="783143.108487085">
                <text:p>783143.1084870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6836452484131">
                <text:p>15.6836452484131</text:p>
              </table:table-cell>
              <table:table-cell office:value-type="float" office:value="781431.024830284">
                <text:p>781431.0248302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693975687027">
                <text:p>15.693975687027</text:p>
              </table:table-cell>
              <table:table-cell office:value-type="float" office:value="783703.413048997">
                <text:p>783703.4130489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7043607234955">
                <text:p>15.7043607234955</text:p>
              </table:table-cell>
              <table:table-cell office:value-type="float" office:value="779583.203636531">
                <text:p>779583.2036365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7146861553192">
                <text:p>15.7146861553192</text:p>
              </table:table-cell>
              <table:table-cell office:value-type="float" office:value="784083.429943659">
                <text:p>784083.4299436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725025177002">
                <text:p>15.725025177002</text:p>
              </table:table-cell>
              <table:table-cell office:value-type="float" office:value="783052.811806757">
                <text:p>783052.8118067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7353413105011">
                <text:p>15.7353413105011</text:p>
              </table:table-cell>
              <table:table-cell office:value-type="float" office:value="784790.154244378">
                <text:p>784790.1542443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7456955909729">
                <text:p>15.7456955909729</text:p>
              </table:table-cell>
              <table:table-cell office:value-type="float" office:value="781898.850629764">
                <text:p>781898.8506297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7560160160065">
                <text:p>15.7560160160065</text:p>
              </table:table-cell>
              <table:table-cell office:value-type="float" office:value="784463.815556634">
                <text:p>784463.8155566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.7662882804871">
                <text:p>15.7662882804871</text:p>
              </table:table-cell>
              <table:table-cell office:value-type="float" office:value="788141.700916792">
                <text:p>788141.7009167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.7765901088715">
                <text:p>15.7765901088715</text:p>
              </table:table-cell>
              <table:table-cell office:value-type="float" office:value="785879.913536532">
                <text:p>785879.9135365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.7868628501892">
                <text:p>15.7868628501892</text:p>
              </table:table-cell>
              <table:table-cell office:value-type="float" office:value="788105.117181517">
                <text:p>788105.1171815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.7971811294556">
                <text:p>15.7971811294556</text:p>
              </table:table-cell>
              <table:table-cell office:value-type="float" office:value="784626.950968159">
                <text:p>784626.9509681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.807471036911">
                <text:p>15.807471036911</text:p>
              </table:table-cell>
              <table:table-cell office:value-type="float" office:value="786790.360851734">
                <text:p>786790.3608517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.8177473545074">
                <text:p>15.8177473545074</text:p>
              </table:table-cell>
              <table:table-cell office:value-type="float" office:value="787830.847385272">
                <text:p>787830.8473852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.8280243873596">
                <text:p>15.8280243873596</text:p>
              </table:table-cell>
              <table:table-cell office:value-type="float" office:value="787776.016332212">
                <text:p>787776.0163322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.8384132385254">
                <text:p>15.8384132385254</text:p>
              </table:table-cell>
              <table:table-cell office:value-type="float" office:value="779296.947353927">
                <text:p>779296.9473539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.848780632019">
                <text:p>15.848780632019</text:p>
              </table:table-cell>
              <table:table-cell office:value-type="float" office:value="780909.879127955">
                <text:p>780909.8791279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.8591649532318">
                <text:p>15.8591649532318</text:p>
              </table:table-cell>
              <table:table-cell office:value-type="float" office:value="779636.900103318">
                <text:p>779636.9001033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.8695166110992">
                <text:p>15.8695166110992</text:p>
              </table:table-cell>
              <table:table-cell office:value-type="float" office:value="782096.9455986">
                <text:p>782096.94559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.8802020549774">
                <text:p>15.8802020549774</text:p>
              </table:table-cell>
              <table:table-cell office:value-type="float" office:value="757666.231960373">
                <text:p>757666.2319603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.8909361362457">
                <text:p>15.8909361362457</text:p>
              </table:table-cell>
              <table:table-cell office:value-type="float" office:value="754233.156767802">
                <text:p>754233.1567678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.9015235900879">
                <text:p>15.9015235900879</text:p>
              </table:table-cell>
              <table:table-cell office:value-type="float" office:value="764678.65840971">
                <text:p>764678.658409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.9120006561279">
                <text:p>15.9120006561279</text:p>
              </table:table-cell>
              <table:table-cell office:value-type="float" office:value="772735.417440379">
                <text:p>772735.4174403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.9226677417755">
                <text:p>15.9226677417755</text:p>
              </table:table-cell>
              <table:table-cell office:value-type="float" office:value="758970.188060169">
                <text:p>758970.1880601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.9330809116364">
                <text:p>15.9330809116364</text:p>
              </table:table-cell>
              <table:table-cell office:value-type="float" office:value="777476.993863907">
                <text:p>777476.9938639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.943526506424">
                <text:p>15.943526506424</text:p>
              </table:table-cell>
              <table:table-cell office:value-type="float" office:value="775063.571259016">
                <text:p>775063.5712590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.9542534351349">
                <text:p>15.9542534351349</text:p>
              </table:table-cell>
              <table:table-cell office:value-type="float" office:value="754736.068278805">
                <text:p>754736.0682788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.9647188186646">
                <text:p>15.9647188186646</text:p>
              </table:table-cell>
              <table:table-cell office:value-type="float" office:value="773598.022189315">
                <text:p>773598.0221893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.9753649234772">
                <text:p>15.9753649234772</text:p>
              </table:table-cell>
              <table:table-cell office:value-type="float" office:value="760465.930262244">
                <text:p>760465.9302622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.9859712123871">
                <text:p>15.9859712123871</text:p>
              </table:table-cell>
              <table:table-cell office:value-type="float" office:value="763320.711774491">
                <text:p>763320.7117744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.9966671466827">
                <text:p>15.9966671466827</text:p>
              </table:table-cell>
              <table:table-cell office:value-type="float" office:value="756923.123891044">
                <text:p>756923.1238910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.0073611736298">
                <text:p>16.0073611736298</text:p>
              </table:table-cell>
              <table:table-cell office:value-type="float" office:value="757058.126008829">
                <text:p>757058.1260088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.0178146362305">
                <text:p>16.0178146362305</text:p>
              </table:table-cell>
              <table:table-cell office:value-type="float" office:value="774480.218588208">
                <text:p>774480.2185882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.0284776687622">
                <text:p>16.0284776687622</text:p>
              </table:table-cell>
              <table:table-cell office:value-type="float" office:value="759258.679545658">
                <text:p>759258.6795456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.0391364097595">
                <text:p>16.0391364097595</text:p>
              </table:table-cell>
              <table:table-cell office:value-type="float" office:value="759564.380262157">
                <text:p>759564.3802621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.0497977733612">
                <text:p>16.0497977733612</text:p>
              </table:table-cell>
              <table:table-cell office:value-type="float" office:value="759377.533913277">
                <text:p>759377.5339132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.0604729652405">
                <text:p>16.0604729652405</text:p>
              </table:table-cell>
              <table:table-cell office:value-type="float" office:value="758393.862289224">
                <text:p>758393.8622892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.07088804245">
                <text:p>16.07088804245</text:p>
              </table:table-cell>
              <table:table-cell office:value-type="float" office:value="777334.611848732">
                <text:p>777334.6118487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.0814287662506">
                <text:p>16.0814287662506</text:p>
              </table:table-cell>
              <table:table-cell office:value-type="float" office:value="768068.69747348">
                <text:p>768068.697473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.0920989513397">
                <text:p>16.0920989513397</text:p>
              </table:table-cell>
              <table:table-cell office:value-type="float" office:value="758749.724806721">
                <text:p>758749.7248067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.1025989055634">
                <text:p>16.1025989055634</text:p>
              </table:table-cell>
              <table:table-cell office:value-type="float" office:value="771050.980563124">
                <text:p>771050.9805631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.1132833957672">
                <text:p>16.1132833957672</text:p>
              </table:table-cell>
              <table:table-cell office:value-type="float" office:value="757733.859597447">
                <text:p>757733.8595974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.1239783763886">
                <text:p>16.1239783763886</text:p>
              </table:table-cell>
              <table:table-cell office:value-type="float" office:value="756990.618930848">
                <text:p>756990.6189308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.1346545219421">
                <text:p>16.1346545219421</text:p>
              </table:table-cell>
              <table:table-cell office:value-type="float" office:value="758326.11679582">
                <text:p>758326.116795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.1452939510345">
                <text:p>16.1452939510345</text:p>
              </table:table-cell>
              <table:table-cell office:value-type="float" office:value="760943.085355742">
                <text:p>760943.0853557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.1558220386505">
                <text:p>16.1558220386505</text:p>
              </table:table-cell>
              <table:table-cell office:value-type="float" office:value="768990.560804384">
                <text:p>768990.5608043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.1664612293243">
                <text:p>16.1664612293243</text:p>
              </table:table-cell>
              <table:table-cell office:value-type="float" office:value="760960.137683758">
                <text:p>760960.1376837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.1768691539764">
                <text:p>16.1768691539764</text:p>
              </table:table-cell>
              <table:table-cell office:value-type="float" office:value="777868.813487882">
                <text:p>777868.8134878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.1873209476471">
                <text:p>16.1873209476471</text:p>
              </table:table-cell>
              <table:table-cell office:value-type="float" office:value="774603.886673662">
                <text:p>774603.8866736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.1977763175964">
                <text:p>16.1977763175964</text:p>
              </table:table-cell>
              <table:table-cell office:value-type="float" office:value="774338.931977288">
                <text:p>774338.9319772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.2081372737885">
                <text:p>16.2081372737885</text:p>
              </table:table-cell>
              <table:table-cell office:value-type="float" office:value="781395.061417033">
                <text:p>781395.0614170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.2185635566711">
                <text:p>16.2185635566711</text:p>
              </table:table-cell>
              <table:table-cell office:value-type="float" office:value="776499.169559352">
                <text:p>776499.1695593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.2291443347931">
                <text:p>16.2291443347931</text:p>
              </table:table-cell>
              <table:table-cell office:value-type="float" office:value="765161.116383875">
                <text:p>765161.1163838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.2396504878998">
                <text:p>16.2396504878998</text:p>
              </table:table-cell>
              <table:table-cell office:value-type="float" office:value="770596.041937094">
                <text:p>770596.04193709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.2501919269562">
                <text:p>16.2501919269562</text:p>
              </table:table-cell>
              <table:table-cell office:value-type="float" office:value="768016.582620889">
                <text:p>768016.5826208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.2606496810913">
                <text:p>16.2606496810913</text:p>
              </table:table-cell>
              <table:table-cell office:value-type="float" office:value="774162.396188131">
                <text:p>774162.3961881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.2711148262024">
                <text:p>16.2711148262024</text:p>
              </table:table-cell>
              <table:table-cell office:value-type="float" office:value="773615.646420923">
                <text:p>773615.6464209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.2817339897156">
                <text:p>16.2817339897156</text:p>
              </table:table-cell>
              <table:table-cell office:value-type="float" office:value="762395.266816345">
                <text:p>762395.2668163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.2922511100769">
                <text:p>16.2922511100769</text:p>
              </table:table-cell>
              <table:table-cell office:value-type="float" office:value="769792.46427276">
                <text:p>769792.464272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.3028812408447">
                <text:p>16.3028812408447</text:p>
              </table:table-cell>
              <table:table-cell office:value-type="float" office:value="761608.692952945">
                <text:p>761608.6929529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.3133609294891">
                <text:p>16.3133609294891</text:p>
              </table:table-cell>
              <table:table-cell office:value-type="float" office:value="772542.03580935">
                <text:p>772542.035809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.3239600658417">
                <text:p>16.3239600658417</text:p>
              </table:table-cell>
              <table:table-cell office:value-type="float" office:value="763835.819326975">
                <text:p>763835.8193269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.3346495628357">
                <text:p>16.3346495628357</text:p>
              </table:table-cell>
              <table:table-cell office:value-type="float" office:value="757378.949124568">
                <text:p>757378.9491245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.3452987670898">
                <text:p>16.3452987670898</text:p>
              </table:table-cell>
              <table:table-cell office:value-type="float" office:value="760244.597322348">
                <text:p>760244.5973223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.3559920787811">
                <text:p>16.3559920787811</text:p>
              </table:table-cell>
              <table:table-cell office:value-type="float" office:value="757108.764219304">
                <text:p>757108.7642193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.3666398525238">
                <text:p>16.3666398525238</text:p>
              </table:table-cell>
              <table:table-cell office:value-type="float" office:value="760346.734975369">
                <text:p>760346.7349753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.3770797252655">
                <text:p>16.3770797252655</text:p>
              </table:table-cell>
              <table:table-cell office:value-type="float" office:value="775488.380012789">
                <text:p>775488.3800127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.387770652771">
                <text:p>16.387770652771</text:p>
              </table:table-cell>
              <table:table-cell office:value-type="float" office:value="757277.607189849">
                <text:p>757277.6071898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.3983731269836">
                <text:p>16.3983731269836</text:p>
              </table:table-cell>
              <table:table-cell office:value-type="float" office:value="763595.349314144">
                <text:p>763595.3493141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.4090437889099">
                <text:p>16.4090437889099</text:p>
              </table:table-cell>
              <table:table-cell office:value-type="float" office:value="758715.818750559">
                <text:p>758715.8187505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.4196839332581">
                <text:p>16.4196839332581</text:p>
              </table:table-cell>
              <table:table-cell office:value-type="float" office:value="760891.932956888">
                <text:p>760891.9329568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.4303028583527">
                <text:p>16.4303028583527</text:p>
              </table:table-cell>
              <table:table-cell office:value-type="float" office:value="762412.384292418">
                <text:p>762412.3842924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.4408996105194">
                <text:p>16.4408996105194</text:p>
              </table:table-cell>
              <table:table-cell office:value-type="float" office:value="764007.676371327">
                <text:p>764007.6763713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.4514844417572">
                <text:p>16.4514844417572</text:p>
              </table:table-cell>
              <table:table-cell office:value-type="float" office:value="764868.122893954">
                <text:p>764868.1228939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.4621608257294">
                <text:p>16.4621608257294</text:p>
              </table:table-cell>
              <table:table-cell office:value-type="float" office:value="758309.182313533">
                <text:p>758309.1823135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.4727928638458">
                <text:p>16.4727928638458</text:p>
              </table:table-cell>
              <table:table-cell office:value-type="float" office:value="761472.063147509">
                <text:p>761472.0631475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.4832806587219">
                <text:p>16.4832806587219</text:p>
              </table:table-cell>
              <table:table-cell office:value-type="float" office:value="771944.922230558">
                <text:p>771944.9222305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.4938402175903">
                <text:p>16.4938402175903</text:p>
              </table:table-cell>
              <table:table-cell office:value-type="float" office:value="766698.694603748">
                <text:p>766698.6946037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.5043587684631">
                <text:p>16.5043587684631</text:p>
              </table:table-cell>
              <table:table-cell office:value-type="float" office:value="769687.773335147">
                <text:p>769687.7733351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.5148463249207">
                <text:p>16.5148463249207</text:p>
              </table:table-cell>
              <table:table-cell office:value-type="float" office:value="771962.471219424">
                <text:p>771962.4712194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.5253748893738">
                <text:p>16.5253748893738</text:p>
              </table:table-cell>
              <table:table-cell office:value-type="float" office:value="768955.733333333">
                <text:p>768955.7333333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.5359373092651">
                <text:p>16.5359373092651</text:p>
              </table:table-cell>
              <table:table-cell office:value-type="float" office:value="766491.020360255">
                <text:p>766491.0203602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.5465967655182">
                <text:p>16.5465967655182</text:p>
              </table:table-cell>
              <table:table-cell office:value-type="float" office:value="759513.413048827">
                <text:p>759513.4130488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.5572311878204">
                <text:p>16.5572311878204</text:p>
              </table:table-cell>
              <table:table-cell office:value-type="float" office:value="761301.344812124">
                <text:p>761301.3448121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.5678601264954">
                <text:p>16.5678601264954</text:p>
              </table:table-cell>
              <table:table-cell office:value-type="float" office:value="761694.11148247">
                <text:p>761694.1114824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.5785186290741">
                <text:p>16.5785186290741</text:p>
              </table:table-cell>
              <table:table-cell office:value-type="float" office:value="759581.370853372">
                <text:p>759581.37085337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.5891616344452">
                <text:p>16.5891616344452</text:p>
              </table:table-cell>
              <table:table-cell office:value-type="float" office:value="760687.392114695">
                <text:p>760687.3921146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.5998270511627">
                <text:p>16.5998270511627</text:p>
              </table:table-cell>
              <table:table-cell office:value-type="float" office:value="759088.952116958">
                <text:p>759088.9521169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.6105258464813">
                <text:p>16.6105258464813</text:p>
              </table:table-cell>
              <table:table-cell office:value-type="float" office:value="756720.71096849">
                <text:p>756720.710968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.6211400032043">
                <text:p>16.6211400032043</text:p>
              </table:table-cell>
              <table:table-cell office:value-type="float" office:value="762754.895303129">
                <text:p>762754.8953031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.6317737102509">
                <text:p>16.6317737102509</text:p>
              </table:table-cell>
              <table:table-cell office:value-type="float" office:value="761352.552274613">
                <text:p>761352.5522746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.6424293518066">
                <text:p>16.6424293518066</text:p>
              </table:table-cell>
              <table:table-cell office:value-type="float" office:value="759785.317253261">
                <text:p>759785.3172532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.6530654430389">
                <text:p>16.6530654430389</text:p>
              </table:table-cell>
              <table:table-cell office:value-type="float" office:value="761181.887516532">
                <text:p>761181.8875165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.663666009903">
                <text:p>16.663666009903</text:p>
              </table:table-cell>
              <table:table-cell office:value-type="float" office:value="763732.742206828">
                <text:p>763732.7422068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.6742751598358">
                <text:p>16.6742751598358</text:p>
              </table:table-cell>
              <table:table-cell office:value-type="float" office:value="763114.863229808">
                <text:p>763114.8632298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.6849496364594">
                <text:p>16.6849496364594</text:p>
              </table:table-cell>
              <table:table-cell office:value-type="float" office:value="758444.679353167">
                <text:p>758444.6793531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.6955571174622">
                <text:p>16.6955571174622</text:p>
              </table:table-cell>
              <table:table-cell office:value-type="float" office:value="763234.928052865">
                <text:p>763234.92805286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.7063210010529">
                <text:p>16.7063210010529</text:p>
              </table:table-cell>
              <table:table-cell office:value-type="float" office:value="752144.886349038">
                <text:p>752144.8863490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.7170898914337">
                <text:p>16.7170898914337</text:p>
              </table:table-cell>
              <table:table-cell office:value-type="float" office:value="751795.190931633">
                <text:p>751795.1909316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.7277779579163">
                <text:p>16.7277779579163</text:p>
              </table:table-cell>
              <table:table-cell office:value-type="float" office:value="757480.318186888">
                <text:p>757480.31818688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.7384555339813">
                <text:p>16.7384555339813</text:p>
              </table:table-cell>
              <table:table-cell office:value-type="float" office:value="758224.521245953">
                <text:p>758224.5212459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.7491092681885">
                <text:p>16.7491092681885</text:p>
              </table:table-cell>
              <table:table-cell office:value-type="float" office:value="759921.342374399">
                <text:p>759921.3423743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.7598111629486">
                <text:p>16.7598111629486</text:p>
              </table:table-cell>
              <table:table-cell office:value-type="float" office:value="756501.552431662">
                <text:p>756501.5524316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.7704615592957">
                <text:p>16.7704615592957</text:p>
              </table:table-cell>
              <table:table-cell office:value-type="float" office:value="760159.503570549">
                <text:p>760159.5035705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.7811198234558">
                <text:p>16.7811198234558</text:p>
              </table:table-cell>
              <table:table-cell office:value-type="float" office:value="759598.362204724">
                <text:p>759598.3622047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.7959921360016">
                <text:p>16.7959921360016</text:p>
              </table:table-cell>
              <table:table-cell office:value-type="float" office:value="544367.257955402">
                <text:p>544367.2579554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.8066213130951">
                <text:p>16.8066213130951</text:p>
              </table:table-cell>
              <table:table-cell office:value-type="float" office:value="761677.026243776">
                <text:p>761677.0262437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.8172535896301">
                <text:p>16.8172535896301</text:p>
              </table:table-cell>
              <table:table-cell office:value-type="float" office:value="761454.987868595">
                <text:p>761454.9878685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.8279521465302">
                <text:p>16.8279521465302</text:p>
              </table:table-cell>
              <table:table-cell office:value-type="float" office:value="756737.57457714">
                <text:p>756737.574577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.8386127948761">
                <text:p>16.8386127948761</text:p>
              </table:table-cell>
              <table:table-cell office:value-type="float" office:value="759428.482891265">
                <text:p>759428.4828912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.8492105007172">
                <text:p>16.8492105007172</text:p>
              </table:table-cell>
              <table:table-cell office:value-type="float" office:value="763938.924274466">
                <text:p>763938.9242744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.8599188327789">
                <text:p>16.8599188327789</text:p>
              </table:table-cell>
              <table:table-cell office:value-type="float" office:value="756046.782384112">
                <text:p>756046.7823841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.8705170154572">
                <text:p>16.8705170154572</text:p>
              </table:table-cell>
              <table:table-cell office:value-type="float" office:value="763904.552866013">
                <text:p>763904.5528660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.8811197280884">
                <text:p>16.8811197280884</text:p>
              </table:table-cell>
              <table:table-cell office:value-type="float" office:value="763578.17867824">
                <text:p>763578.178678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.8916676044464">
                <text:p>16.8916676044464</text:p>
              </table:table-cell>
              <table:table-cell office:value-type="float" office:value="767547.867001198">
                <text:p>767547.8670011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.902295589447">
                <text:p>16.902295589447</text:p>
              </table:table-cell>
              <table:table-cell office:value-type="float" office:value="761762.460102744">
                <text:p>761762.4601027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.9129221439362">
                <text:p>16.9129221439362</text:p>
              </table:table-cell>
              <table:table-cell office:value-type="float" office:value="761865.006035314">
                <text:p>761865.0060353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.9235615730286">
                <text:p>16.9235615730286</text:p>
              </table:table-cell>
              <table:table-cell office:value-type="float" office:value="760943.085355742">
                <text:p>760943.0853557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.9342548847198">
                <text:p>16.9342548847198</text:p>
              </table:table-cell>
              <table:table-cell office:value-type="float" office:value="757108.764219304">
                <text:p>757108.7642193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.9449119567871">
                <text:p>16.9449119567871</text:p>
              </table:table-cell>
              <table:table-cell office:value-type="float" office:value="759683.330365333">
                <text:p>759683.3303653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.9555158615112">
                <text:p>16.9555158615112</text:p>
              </table:table-cell>
              <table:table-cell office:value-type="float" office:value="763492.337080673">
                <text:p>763492.3370806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.9661741256714">
                <text:p>16.9661741256714</text:p>
              </table:table-cell>
              <table:table-cell office:value-type="float" office:value="759598.362204724">
                <text:p>759598.3622047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.9767665863037">
                <text:p>16.9767665863037</text:p>
              </table:table-cell>
              <table:table-cell office:value-type="float" office:value="764317.214009183">
                <text:p>764317.2140091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.9872856140137">
                <text:p>16.9872856140137</text:p>
              </table:table-cell>
              <table:table-cell office:value-type="float" office:value="769652.88268359">
                <text:p>769652.882683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.9978868961334">
                <text:p>16.9978868961334</text:p>
              </table:table-cell>
              <table:table-cell office:value-type="float" office:value="763681.214078489">
                <text:p>763681.2140784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.0084757804871">
                <text:p>17.0084757804871</text:p>
              </table:table-cell>
              <table:table-cell office:value-type="float" office:value="764575.353702745">
                <text:p>764575.3537027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.0190937519073">
                <text:p>17.0190937519073</text:p>
              </table:table-cell>
              <table:table-cell office:value-type="float" office:value="762480.861883912">
                <text:p>762480.8618839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.0296893119812">
                <text:p>17.0296893119812</text:p>
              </table:table-cell>
              <table:table-cell office:value-type="float" office:value="764093.633896627">
                <text:p>764093.6338966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.0402345657349">
                <text:p>17.0402345657349</text:p>
              </table:table-cell>
              <table:table-cell office:value-type="float" office:value="767738.756138368">
                <text:p>767738.7561383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.0506064891815">
                <text:p>17.0506064891815</text:p>
              </table:table-cell>
              <table:table-cell office:value-type="float" office:value="780568.815575937">
                <text:p>780568.81557593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.0609965324402">
                <text:p>17.0609965324402</text:p>
              </table:table-cell>
              <table:table-cell office:value-type="float" office:value="779207.535372542">
                <text:p>779207.5353725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.0713746547699">
                <text:p>17.0713746547699</text:p>
              </table:table-cell>
              <table:table-cell office:value-type="float" office:value="780102.579521698">
                <text:p>780102.57952169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.081752538681">
                <text:p>17.081752538681</text:p>
              </table:table-cell>
              <table:table-cell office:value-type="float" office:value="780120.501378423">
                <text:p>780120.5013784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.092128276825">
                <text:p>17.092128276825</text:p>
              </table:table-cell>
              <table:table-cell office:value-type="float" office:value="780281.835152462">
                <text:p>780281.8351524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.1025154590607">
                <text:p>17.1025154590607</text:p>
              </table:table-cell>
              <table:table-cell office:value-type="float" office:value="779422.158606285">
                <text:p>779422.1586062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.1129071712494">
                <text:p>17.1129071712494</text:p>
              </table:table-cell>
              <table:table-cell office:value-type="float" office:value="779082.393061992">
                <text:p>779082.3930619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.123295545578">
                <text:p>17.123295545578</text:p>
              </table:table-cell>
              <table:table-cell office:value-type="float" office:value="779332.717892224">
                <text:p>779332.7178922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.133642911911">
                <text:p>17.133642911911</text:p>
              </table:table-cell>
              <table:table-cell office:value-type="float" office:value="782421.317603687">
                <text:p>782421.3176036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.1440255641937">
                <text:p>17.1440255641937</text:p>
              </table:table-cell>
              <table:table-cell office:value-type="float" office:value="779762.220630109">
                <text:p>779762.2206301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.1543672084808">
                <text:p>17.1543672084808</text:p>
              </table:table-cell>
              <table:table-cell office:value-type="float" office:value="782854.232386573">
                <text:p>782854.2323865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.1646959781647">
                <text:p>17.1646959781647</text:p>
              </table:table-cell>
              <table:table-cell office:value-type="float" office:value="783830.044411615">
                <text:p>783830.0444116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.1750755310059">
                <text:p>17.1750755310059</text:p>
              </table:table-cell>
              <table:table-cell office:value-type="float" office:value="779995.065671299">
                <text:p>779995.0656712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.185471534729">
                <text:p>17.185471534729</text:p>
              </table:table-cell>
              <table:table-cell office:value-type="float" office:value="778760.783047427">
                <text:p>778760.7830474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.1958277225494">
                <text:p>17.1958277225494</text:p>
              </table:table-cell>
              <table:table-cell office:value-type="float" office:value="781754.844579506">
                <text:p>781754.8445795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.2061839103699">
                <text:p>17.2061839103699</text:p>
              </table:table-cell>
              <table:table-cell office:value-type="float" office:value="781754.844579506">
                <text:p>781754.8445795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.2165710926056">
                <text:p>17.2165710926056</text:p>
              </table:table-cell>
              <table:table-cell office:value-type="float" office:value="779422.158606285">
                <text:p>779422.1586062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.2269225120544">
                <text:p>17.2269225120544</text:p>
              </table:table-cell>
              <table:table-cell office:value-type="float" office:value="782114.959209526">
                <text:p>782114.9592095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.2372732162476">
                <text:p>17.2372732162476</text:p>
              </table:table-cell>
              <table:table-cell office:value-type="float" office:value="782169.005021422">
                <text:p>782169.0050214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.2476906776428">
                <text:p>17.2476906776428</text:p>
              </table:table-cell>
              <table:table-cell office:value-type="float" office:value="777156.707648647">
                <text:p>777156.7076486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.2580370903015">
                <text:p>17.2580370903015</text:p>
              </table:table-cell>
              <table:table-cell office:value-type="float" office:value="782493.436814453">
                <text:p>782493.4368144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.2684278488159">
                <text:p>17.2684278488159</text:p>
              </table:table-cell>
              <table:table-cell office:value-type="float" office:value="779153.898031297">
                <text:p>779153.8980312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.2788376808167">
                <text:p>17.2788376808167</text:p>
              </table:table-cell>
              <table:table-cell office:value-type="float" office:value="777726.287939169">
                <text:p>777726.2879391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.289205789566">
                <text:p>17.289205789566</text:p>
              </table:table-cell>
              <table:table-cell office:value-type="float" office:value="780856.007174558">
                <text:p>780856.0071745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.2995767593384">
                <text:p>17.2995767593384</text:p>
              </table:table-cell>
              <table:table-cell office:value-type="float" office:value="780640.59366882">
                <text:p>780640.5936688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.3099822998047">
                <text:p>17.3099822998047</text:p>
              </table:table-cell>
              <table:table-cell office:value-type="float" office:value="778047.043900651">
                <text:p>778047.04390065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.3203637599945">
                <text:p>17.3203637599945</text:p>
              </table:table-cell>
              <table:table-cell office:value-type="float" office:value="779851.759961417">
                <text:p>779851.7599614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.3288772106171">
                <text:p>17.3288772106171</text:p>
              </table:table-cell>
              <table:table-cell office:value-type="float" office:value="950965.755124902">
                <text:p>950965.7551249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.3373210430145">
                <text:p>17.3373210430145</text:p>
              </table:table-cell>
              <table:table-cell office:value-type="float" office:value="958806.335667495">
                <text:p>958806.3356674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7.3457248210907">
                <text:p>17.3457248210907</text:p>
              </table:table-cell>
              <table:table-cell office:value-type="float" office:value="963376.225147526">
                <text:p>963376.22514752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.3541581630707">
                <text:p>17.3541581630707</text:p>
              </table:table-cell>
              <table:table-cell office:value-type="float" office:value="959999.015718648">
                <text:p>959999.0157186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7.3625898361206">
                <text:p>17.3625898361206</text:p>
              </table:table-cell>
              <table:table-cell office:value-type="float" office:value="960189.033903577">
                <text:p>960189.0339035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.3710143566132">
                <text:p>17.3710143566132</text:p>
              </table:table-cell>
              <table:table-cell office:value-type="float" office:value="961004.250290081">
                <text:p>961004.25029008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.3794286251068">
                <text:p>17.3794286251068</text:p>
              </table:table-cell>
              <table:table-cell office:value-type="float" office:value="962175.14405531">
                <text:p>962175.144055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.3878591060638">
                <text:p>17.3878591060638</text:p>
              </table:table-cell>
              <table:table-cell office:value-type="float" office:value="960324.807239819">
                <text:p>960324.8072398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.3963165283203">
                <text:p>17.3963165283203</text:p>
              </table:table-cell>
              <table:table-cell office:value-type="float" office:value="957265.67203225">
                <text:p>957265.672032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.4048118591309">
                <text:p>17.4048118591309</text:p>
              </table:table-cell>
              <table:table-cell office:value-type="float" office:value="952994.083520431">
                <text:p>952994.0835204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.4132499694824">
                <text:p>17.4132499694824</text:p>
              </table:table-cell>
              <table:table-cell office:value-type="float" office:value="959456.52079566">
                <text:p>959456.520795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.4217381477356">
                <text:p>17.4217381477356</text:p>
              </table:table-cell>
              <table:table-cell office:value-type="float" office:value="953797.123307679">
                <text:p>953797.1233076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.4301755428314">
                <text:p>17.4301755428314</text:p>
              </table:table-cell>
              <table:table-cell office:value-type="float" office:value="959537.855943938">
                <text:p>959537.8559439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.4386258125305">
                <text:p>17.4386258125305</text:p>
              </table:table-cell>
              <table:table-cell office:value-type="float" office:value="958075.929915639">
                <text:p>958075.9299156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.4471042156219">
                <text:p>17.4471042156219</text:p>
              </table:table-cell>
              <table:table-cell office:value-type="float" office:value="954896.802227159">
                <text:p>954896.80222715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7.4555892944336">
                <text:p>17.4555892944336</text:p>
              </table:table-cell>
              <table:table-cell office:value-type="float" office:value="954145.527663042">
                <text:p>954145.52766304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.4643409252167">
                <text:p>17.4643409252167</text:p>
              </table:table-cell>
              <table:table-cell office:value-type="float" office:value="925084.729997003">
                <text:p>925084.7299970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.4729006290436">
                <text:p>17.4729006290436</text:p>
              </table:table-cell>
              <table:table-cell office:value-type="float" office:value="945827.117820734">
                <text:p>945827.1178207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.4814553260803">
                <text:p>17.4814553260803</text:p>
              </table:table-cell>
              <table:table-cell office:value-type="float" office:value="946380.68013712">
                <text:p>946380.680137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.4899086952209">
                <text:p>17.4899086952209</text:p>
              </table:table-cell>
              <table:table-cell office:value-type="float" office:value="957724.649819495">
                <text:p>957724.6498194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.498340845108">
                <text:p>17.498340845108</text:p>
              </table:table-cell>
              <table:table-cell office:value-type="float" office:value="960134.735318235">
                <text:p>960134.7353182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.5068621635437">
                <text:p>17.5068621635437</text:p>
              </table:table-cell>
              <table:table-cell office:value-type="float" office:value="950087.719537786">
                <text:p>950087.7195377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.515200138092">
                <text:p>17.515200138092</text:p>
              </table:table-cell>
              <table:table-cell office:value-type="float" office:value="970979.217202333">
                <text:p>970979.2172023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.5235865116119">
                <text:p>17.5235865116119</text:p>
              </table:table-cell>
              <table:table-cell office:value-type="float" office:value="965375.55604833">
                <text:p>965375.556048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.5319876670837">
                <text:p>17.5319876670837</text:p>
              </table:table-cell>
              <table:table-cell office:value-type="float" office:value="963676.964100235">
                <text:p>963676.9641002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.5403153896332">
                <text:p>17.5403153896332</text:p>
              </table:table-cell>
              <table:table-cell office:value-type="float" office:value="972174.55936328">
                <text:p>972174.559363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.5487308502197">
                <text:p>17.5487308502197</text:p>
              </table:table-cell>
              <table:table-cell office:value-type="float" office:value="962038.847040825">
                <text:p>962038.8470408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.5570085048676">
                <text:p>17.5570085048676</text:p>
              </table:table-cell>
              <table:table-cell office:value-type="float" office:value="978054.816786198">
                <text:p>978054.81678619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.5653614997864">
                <text:p>17.5653614997864</text:p>
              </table:table-cell>
              <table:table-cell office:value-type="float" office:value="969233.200627943">
                <text:p>969233.2006279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.5738184452057">
                <text:p>17.5738184452057</text:p>
              </table:table-cell>
              <table:table-cell office:value-type="float" office:value="957319.646584534">
                <text:p>957319.6465845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.5822398662567">
                <text:p>17.5822398662567</text:p>
              </table:table-cell>
              <table:table-cell office:value-type="float" office:value="961357.940773456">
                <text:p>961357.9407734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.5906596183777">
                <text:p>17.5906596183777</text:p>
              </table:table-cell>
              <table:table-cell office:value-type="float" office:value="961548.4973524">
                <text:p>961548.49735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.5990614891052">
                <text:p>17.5990614891052</text:p>
              </table:table-cell>
              <table:table-cell office:value-type="float" office:value="963594.925766175">
                <text:p>963594.9257661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.6075079441071">
                <text:p>17.6075079441071</text:p>
              </table:table-cell>
              <table:table-cell office:value-type="float" office:value="958508.628560138">
                <text:p>958508.62856013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.6159358024597">
                <text:p>17.6159358024597</text:p>
              </table:table-cell>
              <table:table-cell office:value-type="float" office:value="960623.643780588">
                <text:p>960623.64378058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7.624365568161">
                <text:p>17.624365568161</text:p>
              </table:table-cell>
              <table:table-cell office:value-type="float" office:value="960406.289673898">
                <text:p>960406.28967389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7.6327903270721">
                <text:p>17.6327903270721</text:p>
              </table:table-cell>
              <table:table-cell office:value-type="float" office:value="960977.054109124">
                <text:p>960977.05410912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.641165971756">
                <text:p>17.641165971756</text:p>
              </table:table-cell>
              <table:table-cell office:value-type="float" office:value="966612.16009109">
                <text:p>966612.1600910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7.649539232254">
                <text:p>17.649539232254</text:p>
              </table:table-cell>
              <table:table-cell office:value-type="float" office:value="966887.391343964">
                <text:p>966887.3913439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.6579194068909">
                <text:p>17.6579194068909</text:p>
              </table:table-cell>
              <table:table-cell office:value-type="float" office:value="966089.652166491">
                <text:p>966089.6521664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.6662909984589">
                <text:p>17.6662909984589</text:p>
              </table:table-cell>
              <table:table-cell office:value-type="float" office:value="967080.146498448">
                <text:p>967080.1464984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.6747624874115">
                <text:p>17.6747624874115</text:p>
              </table:table-cell>
              <table:table-cell office:value-type="float" office:value="955676.156253518">
                <text:p>955676.1562535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.6832070350647">
                <text:p>17.6832070350647</text:p>
              </table:table-cell>
              <table:table-cell office:value-type="float" office:value="958725.124481211">
                <text:p>958725.1244812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.6917278766632">
                <text:p>17.6917278766632</text:p>
              </table:table-cell>
              <table:table-cell office:value-type="float" office:value="950140.887657741">
                <text:p>950140.8876577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.700145483017">
                <text:p>17.700145483017</text:p>
              </table:table-cell>
              <table:table-cell office:value-type="float" office:value="961793.609698068">
                <text:p>961793.60969806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.7089140415192">
                <text:p>17.7089140415192</text:p>
              </table:table-cell>
              <table:table-cell office:value-type="float" office:value="923298.852139866">
                <text:p>923298.85213986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.7173538208008">
                <text:p>17.7173538208008</text:p>
              </table:table-cell>
              <table:table-cell office:value-type="float" office:value="959266.792395265">
                <text:p>959266.79239526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.7257704734802">
                <text:p>17.7257704734802</text:p>
              </table:table-cell>
              <table:table-cell office:value-type="float" office:value="961902.588635205">
                <text:p>961902.58863520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.7341804504395">
                <text:p>17.7341804504395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.742546081543">
                <text:p>17.742546081543</text:p>
              </table:table-cell>
              <table:table-cell office:value-type="float" office:value="967769.185590515">
                <text:p>967769.1855905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7509121894836">
                <text:p>17.7509121894836</text:p>
              </table:table-cell>
              <table:table-cell office:value-type="float" office:value="967714.026332288">
                <text:p>967714.0263322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.7592854499817">
                <text:p>17.7592854499817</text:p>
              </table:table-cell>
              <table:table-cell office:value-type="float" office:value="966887.391343964">
                <text:p>966887.3913439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.7677068710327">
                <text:p>17.7677068710327</text:p>
              </table:table-cell>
              <table:table-cell office:value-type="float" office:value="961357.940773456">
                <text:p>961357.9407734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.7761569023132">
                <text:p>17.7761569023132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784588098526">
                <text:p>17.784588098526</text:p>
              </table:table-cell>
              <table:table-cell office:value-type="float" office:value="960243.338630772">
                <text:p>960243.33863077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.7930052280426">
                <text:p>17.7930052280426</text:p>
              </table:table-cell>
              <table:table-cell office:value-type="float" office:value="961848.096079764">
                <text:p>961848.09607976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8014595508575">
                <text:p>17.8014595508575</text:p>
              </table:table-cell>
              <table:table-cell office:value-type="float" office:value="957616.615454033">
                <text:p>957616.6154540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.809978723526">
                <text:p>17.809978723526</text:p>
              </table:table-cell>
              <table:table-cell office:value-type="float" office:value="950327.022948617">
                <text:p>950327.0229486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8184380531311">
                <text:p>17.8184380531311</text:p>
              </table:table-cell>
              <table:table-cell office:value-type="float" office:value="957049.834672078">
                <text:p>957049.83467207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.826863527298">
                <text:p>17.826863527298</text:p>
              </table:table-cell>
              <table:table-cell office:value-type="float" office:value="960895.474801211">
                <text:p>960895.4748012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8352634906769">
                <text:p>17.8352634906769</text:p>
              </table:table-cell>
              <table:table-cell office:value-type="float" office:value="963813.725703906">
                <text:p>963813.72570390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.8437304496765">
                <text:p>17.8437304496765</text:p>
              </table:table-cell>
              <table:table-cell office:value-type="float" office:value="956187.457663391">
                <text:p>956187.4576633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8520982265472">
                <text:p>17.8520982265472</text:p>
              </table:table-cell>
              <table:table-cell office:value-type="float" office:value="967521.018434624">
                <text:p>967521.0184346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8604626655579">
                <text:p>17.8604626655579</text:p>
              </table:table-cell>
              <table:table-cell office:value-type="float" office:value="967907.111250463">
                <text:p>967907.1112504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8688127994537">
                <text:p>17.8688127994537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8771846294403">
                <text:p>17.8771846294403</text:p>
              </table:table-cell>
              <table:table-cell office:value-type="float" office:value="967052.605342598">
                <text:p>967052.60534259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8856410980225">
                <text:p>17.8856410980225</text:p>
              </table:table-cell>
              <table:table-cell office:value-type="float" office:value="957373.627223773">
                <text:p>957373.6272237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8940806388855">
                <text:p>17.8940806388855</text:p>
              </table:table-cell>
              <table:table-cell office:value-type="float" office:value="959293.891858297">
                <text:p>959293.8918582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902544260025">
                <text:p>17.902544260025</text:p>
              </table:table-cell>
              <table:table-cell office:value-type="float" office:value="956564.55629736">
                <text:p>956564.556297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9110009670258">
                <text:p>17.9110009670258</text:p>
              </table:table-cell>
              <table:table-cell office:value-type="float" office:value="957346.63614322">
                <text:p>957346.6361432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9194324016571">
                <text:p>17.9194324016571</text:p>
              </table:table-cell>
              <table:table-cell office:value-type="float" office:value="960216.185499378">
                <text:p>960216.18549937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.9278874397278">
                <text:p>17.9278874397278</text:p>
              </table:table-cell>
              <table:table-cell office:value-type="float" office:value="957535.605673519">
                <text:p>957535.60567351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.9363145828247">
                <text:p>17.9363145828247</text:p>
              </table:table-cell>
              <table:table-cell office:value-type="float" office:value="960705.17693657">
                <text:p>960705.1769365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.9447269439697">
                <text:p>17.9447269439697</text:p>
              </table:table-cell>
              <table:table-cell office:value-type="float" office:value="962393.299625893">
                <text:p>962393.2996258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.9531667232513">
                <text:p>17.9531667232513</text:p>
              </table:table-cell>
              <table:table-cell office:value-type="float" office:value="959266.792395265">
                <text:p>959266.7923952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.9616777896881">
                <text:p>17.9616777896881</text:p>
              </table:table-cell>
              <table:table-cell office:value-type="float" office:value="951232.147011037">
                <text:p>951232.1470110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.9701337814331">
                <text:p>17.9701337814331</text:p>
              </table:table-cell>
              <table:table-cell office:value-type="float" office:value="957427.613950997">
                <text:p>957427.6139509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.978572845459">
                <text:p>17.978572845459</text:p>
              </table:table-cell>
              <table:table-cell office:value-type="float" office:value="959348.095378009">
                <text:p>959348.09537800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.9870183467865">
                <text:p>17.9870183467865</text:p>
              </table:table-cell>
              <table:table-cell office:value-type="float" office:value="958616.864297208">
                <text:p>958616.8642972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.9954421520233">
                <text:p>17.9954421520233</text:p>
              </table:table-cell>
              <table:table-cell office:value-type="float" office:value="961085.848069738">
                <text:p>961085.8480697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0038862228394">
                <text:p>18.0038862228394</text:p>
              </table:table-cell>
              <table:table-cell office:value-type="float" office:value="958779.2637434">
                <text:p>958779.26374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0123200416565">
                <text:p>18.0123200416565</text:p>
              </table:table-cell>
              <table:table-cell office:value-type="float" office:value="959944.738621586">
                <text:p>959944.73862158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.0207262039185">
                <text:p>18.0207262039185</text:p>
              </table:table-cell>
              <table:table-cell office:value-type="float" office:value="963102.988938681">
                <text:p>963102.98893868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.0292799472809">
                <text:p>18.0292799472809</text:p>
              </table:table-cell>
              <table:table-cell office:value-type="float" office:value="946486.1940519">
                <text:p>946486.19405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.0377407073975">
                <text:p>18.0377407073975</text:p>
              </table:table-cell>
              <table:table-cell office:value-type="float" office:value="956888.020514555">
                <text:p>956888.0205145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.0461821556091">
                <text:p>18.0461821556091</text:p>
              </table:table-cell>
              <table:table-cell office:value-type="float" office:value="959077.139015986">
                <text:p>959077.13901598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.0546383857727">
                <text:p>18.0546383857727</text:p>
              </table:table-cell>
              <table:table-cell office:value-type="float" office:value="957400.619826322">
                <text:p>957400.61982632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.0630302429199">
                <text:p>18.0630302429199</text:p>
              </table:table-cell>
              <table:table-cell office:value-type="float" office:value="964744.735041764">
                <text:p>964744.7350417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.0714075565338">
                <text:p>18.0714075565338</text:p>
              </table:table-cell>
              <table:table-cell office:value-type="float" office:value="966419.59142784">
                <text:p>966419.591427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0797898769379">
                <text:p>18.0797898769379</text:p>
              </table:table-cell>
              <table:table-cell office:value-type="float" office:value="965842.345525912">
                <text:p>965842.3455259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.0882341861725">
                <text:p>18.0882341861725</text:p>
              </table:table-cell>
              <table:table-cell office:value-type="float" office:value="958752.193348015">
                <text:p>958752.1933480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.0966868400574">
                <text:p>18.0966868400574</text:p>
              </table:table-cell>
              <table:table-cell office:value-type="float" office:value="957805.691591685">
                <text:p>957805.69159168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.1051001548767">
                <text:p>18.1051001548767</text:p>
              </table:table-cell>
              <table:table-cell office:value-type="float" office:value="962284.209476309">
                <text:p>962284.20947630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.1135549545288">
                <text:p>18.1135549545288</text:p>
              </table:table-cell>
              <table:table-cell office:value-type="float" office:value="957562.60741075">
                <text:p>957562.607410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.1220366954803">
                <text:p>18.1220366954803</text:p>
              </table:table-cell>
              <table:table-cell office:value-type="float" office:value="954521.017118763">
                <text:p>954521.0171187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.1304438114166">
                <text:p>18.1304438114166</text:p>
              </table:table-cell>
              <table:table-cell office:value-type="float" office:value="962993.737848108">
                <text:p>962993.7378481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.1389560699463">
                <text:p>18.1389560699463</text:p>
              </table:table-cell>
              <table:table-cell office:value-type="float" office:value="951098.932414643">
                <text:p>951098.93241464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1473727226257">
                <text:p>18.1473727226257</text:p>
              </table:table-cell>
              <table:table-cell office:value-type="float" office:value="961902.588635205">
                <text:p>961902.5886352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.1557896137238">
                <text:p>18.1557896137238</text:p>
              </table:table-cell>
              <table:table-cell office:value-type="float" office:value="961875.341585701">
                <text:p>961875.34158570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.1642200946808">
                <text:p>18.1642200946808</text:p>
              </table:table-cell>
              <table:table-cell office:value-type="float" office:value="960324.807239819">
                <text:p>960324.8072398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.1726205348969">
                <text:p>18.1726205348969</text:p>
              </table:table-cell>
              <table:table-cell office:value-type="float" office:value="963759.016404609">
                <text:p>963759.01640460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.1810822486877">
                <text:p>18.1810822486877</text:p>
              </table:table-cell>
              <table:table-cell office:value-type="float" office:value="956780.17480488">
                <text:p>956780.174804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8.189558506012">
                <text:p>18.189558506012</text:p>
              </table:table-cell>
              <table:table-cell office:value-type="float" office:value="955138.534653465">
                <text:p>955138.53465346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.1980628967285">
                <text:p>18.1980628967285</text:p>
              </table:table-cell>
              <table:table-cell office:value-type="float" office:value="951978.838912251">
                <text:p>951978.83891225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8.2064936161041">
                <text:p>18.2064936161041</text:p>
              </table:table-cell>
              <table:table-cell office:value-type="float" office:value="960297.649500863">
                <text:p>960297.6495008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.2149264812469">
                <text:p>18.2149264812469</text:p>
              </table:table-cell>
              <table:table-cell office:value-type="float" office:value="960053.298953916">
                <text:p>960053.2989539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.2233603000641">
                <text:p>18.2233603000641</text:p>
              </table:table-cell>
              <table:table-cell office:value-type="float" office:value="959944.738621586">
                <text:p>959944.7386215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.2318201065063">
                <text:p>18.2318201065063</text:p>
              </table:table-cell>
              <table:table-cell office:value-type="float" office:value="956995.890539131">
                <text:p>956995.8905391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8.2404053211212">
                <text:p>18.2404053211212</text:p>
              </table:table-cell>
              <table:table-cell office:value-type="float" office:value="943016.612069205">
                <text:p>943016.6120692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8.2488481998444">
                <text:p>18.2488481998444</text:p>
              </table:table-cell>
              <table:table-cell office:value-type="float" office:value="958914.638653564">
                <text:p>958914.6386535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.2572860717773">
                <text:p>18.2572860717773</text:p>
              </table:table-cell>
              <table:table-cell office:value-type="float" office:value="959483.630979628">
                <text:p>959483.6309796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.2657792568207">
                <text:p>18.2657792568207</text:p>
              </table:table-cell>
              <table:table-cell office:value-type="float" office:value="953234.853437386">
                <text:p>953234.8534373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.2742164134979">
                <text:p>18.2742164134979</text:p>
              </table:table-cell>
              <table:table-cell office:value-type="float" office:value="959564.970724539">
                <text:p>959564.9707245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.2826662063599">
                <text:p>18.2826662063599</text:p>
              </table:table-cell>
              <table:table-cell office:value-type="float" office:value="958129.995880477">
                <text:p>958129.99588047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.2911055088043">
                <text:p>18.2911055088043</text:p>
              </table:table-cell>
              <table:table-cell office:value-type="float" office:value="959320.992852502">
                <text:p>959320.9928525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.29962682724">
                <text:p>18.29962682724</text:p>
              </table:table-cell>
              <table:table-cell office:value-type="float" office:value="950087.719537786">
                <text:p>950087.7195377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.3081097602844">
                <text:p>18.3081097602844</text:p>
              </table:table-cell>
              <table:table-cell office:value-type="float" office:value="954386.879820124">
                <text:p>954386.87982012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.3165373802185">
                <text:p>18.3165373802185</text:p>
              </table:table-cell>
              <table:table-cell office:value-type="float" office:value="960650.819961525">
                <text:p>960650.8199615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.32501912117">
                <text:p>18.32501912117</text:p>
              </table:table-cell>
              <table:table-cell office:value-type="float" office:value="954521.017118763">
                <text:p>954521.01711876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.333377122879">
                <text:p>18.333377122879</text:p>
              </table:table-cell>
              <table:table-cell office:value-type="float" office:value="968652.589685075">
                <text:p>968652.5896850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.3417091369629">
                <text:p>18.3417091369629</text:p>
              </table:table-cell>
              <table:table-cell office:value-type="float" office:value="971673.825621656">
                <text:p>971673.8256216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.3500323295593">
                <text:p>18.3500323295593</text:p>
              </table:table-cell>
              <table:table-cell office:value-type="float" office:value="972703.671841879">
                <text:p>972703.67184187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.3583416938782">
                <text:p>18.3583416938782</text:p>
              </table:table-cell>
              <table:table-cell office:value-type="float" office:value="974322.425800528">
                <text:p>974322.4258005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.3666212558746">
                <text:p>18.3666212558746</text:p>
              </table:table-cell>
              <table:table-cell office:value-type="float" office:value="977829.503959455">
                <text:p>977829.5039594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.3749465942383">
                <text:p>18.3749465942383</text:p>
              </table:table-cell>
              <table:table-cell office:value-type="float" office:value="972452.967839858">
                <text:p>972452.96783985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.3832445144653">
                <text:p>18.3832445144653</text:p>
              </table:table-cell>
              <table:table-cell office:value-type="float" office:value="975666.164348925">
                <text:p>975666.1643489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8.3915915489197">
                <text:p>18.3915915489197</text:p>
              </table:table-cell>
              <table:table-cell office:value-type="float" office:value="969925.312310768">
                <text:p>969925.3123107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.3999552726746">
                <text:p>18.3999552726746</text:p>
              </table:table-cell>
              <table:table-cell office:value-type="float" office:value="967989.885518814">
                <text:p>967989.88551881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8.4082827568054">
                <text:p>18.4082827568054</text:p>
              </table:table-cell>
              <table:table-cell office:value-type="float" office:value="972202.393037105">
                <text:p>972202.3930371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.4165875911713">
                <text:p>18.4165875911713</text:p>
              </table:table-cell>
              <table:table-cell office:value-type="float" office:value="974853.8794821">
                <text:p>974853.87948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.4248685836792">
                <text:p>18.4248685836792</text:p>
              </table:table-cell>
              <table:table-cell office:value-type="float" office:value="977660.587452855">
                <text:p>977660.5874528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.4331383705139">
                <text:p>18.4331383705139</text:p>
              </table:table-cell>
              <table:table-cell office:value-type="float" office:value="978985.330796287">
                <text:p>978985.33079628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8.4414627552032">
                <text:p>18.4414627552032</text:p>
              </table:table-cell>
              <table:table-cell office:value-type="float" office:value="972564.375884291">
                <text:p>972564.3758842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.4497649669647">
                <text:p>18.4497649669647</text:p>
              </table:table-cell>
              <table:table-cell office:value-type="float" office:value="975161.828269485">
                <text:p>975161.8282694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.458044052124">
                <text:p>18.458044052124</text:p>
              </table:table-cell>
              <table:table-cell office:value-type="float" office:value="977885.822433405">
                <text:p>977885.8224334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.4663419723511">
                <text:p>18.4663419723511</text:p>
              </table:table-cell>
              <table:table-cell office:value-type="float" office:value="975666.164348925">
                <text:p>975666.1643489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.4746334552765">
                <text:p>18.4746334552765</text:p>
              </table:table-cell>
              <table:table-cell office:value-type="float" office:value="976423.647353136">
                <text:p>976423.64735313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.4829213619232">
                <text:p>18.4829213619232</text:p>
              </table:table-cell>
              <table:table-cell office:value-type="float" office:value="976844.979690467">
                <text:p>976844.97969046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8.4912009239197">
                <text:p>18.4912009239197</text:p>
              </table:table-cell>
              <table:table-cell office:value-type="float" office:value="977829.503959455">
                <text:p>977829.50395945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.4994831085205">
                <text:p>18.4994831085205</text:p>
              </table:table-cell>
              <table:table-cell office:value-type="float" office:value="977519.868271058">
                <text:p>977519.8682710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.5078368186951">
                <text:p>18.5078368186951</text:p>
              </table:table-cell>
              <table:table-cell office:value-type="float" office:value="969150.213596667">
                <text:p>969150.21359666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.5161163806915">
                <text:p>18.5161163806915</text:p>
              </table:table-cell>
              <table:table-cell office:value-type="float" office:value="977829.503959455">
                <text:p>977829.5039594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.5244083404541">
                <text:p>18.5244083404541</text:p>
              </table:table-cell>
              <table:table-cell office:value-type="float" office:value="976367.497167831">
                <text:p>976367.49716783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.5327157974243">
                <text:p>18.5327157974243</text:p>
              </table:table-cell>
              <table:table-cell office:value-type="float" office:value="974546.125129147">
                <text:p>974546.12512914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.5410113334656">
                <text:p>18.5410113334656</text:p>
              </table:table-cell>
              <table:table-cell office:value-type="float" office:value="975946.576536184">
                <text:p>975946.57653618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.5492885112762">
                <text:p>18.5492885112762</text:p>
              </table:table-cell>
              <table:table-cell office:value-type="float" office:value="978111.161217847">
                <text:p>978111.16121784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.5575647354126">
                <text:p>18.5575647354126</text:p>
              </table:table-cell>
              <table:table-cell office:value-type="float" office:value="978223.869558955">
                <text:p>978223.8695589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.5658807754517">
                <text:p>18.5658807754517</text:p>
              </table:table-cell>
              <table:table-cell office:value-type="float" office:value="973540.286238532">
                <text:p>973540.28623853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.574188709259">
                <text:p>18.574188709259</text:p>
              </table:table-cell>
              <table:table-cell office:value-type="float" office:value="974490.190667509">
                <text:p>974490.1906675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8.5825474262238">
                <text:p>18.5825474262238</text:p>
              </table:table-cell>
              <table:table-cell office:value-type="float" office:value="968569.702045124">
                <text:p>968569.7020451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8.5908262729645">
                <text:p>18.5908262729645</text:p>
              </table:table-cell>
              <table:table-cell office:value-type="float" office:value="977913.984103214">
                <text:p>977913.9841032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8.5991077423096">
                <text:p>18.5991077423096</text:p>
              </table:table-cell>
              <table:table-cell office:value-type="float" office:value="977604.29491867">
                <text:p>977604.294918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8.6073875427246">
                <text:p>18.6073875427246</text:p>
              </table:table-cell>
              <table:table-cell office:value-type="float" office:value="977801.347155033">
                <text:p>977801.34715503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.6156425476074">
                <text:p>18.6156425476074</text:p>
              </table:table-cell>
              <table:table-cell office:value-type="float" office:value="980738.365988909">
                <text:p>980738.36598890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.6239132881165">
                <text:p>18.6239132881165</text:p>
              </table:table-cell>
              <table:table-cell office:value-type="float" office:value="978872.446929951">
                <text:p>978872.44692995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.6321625709534">
                <text:p>18.6321625709534</text:p>
              </table:table-cell>
              <table:table-cell office:value-type="float" office:value="981418.646936416">
                <text:p>981418.6469364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.6404302120209">
                <text:p>18.6404302120209</text:p>
              </table:table-cell>
              <table:table-cell office:value-type="float" office:value="979239.414712922">
                <text:p>979239.41471292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.6487014293671">
                <text:p>18.6487014293671</text:p>
              </table:table-cell>
              <table:table-cell office:value-type="float" office:value="978816.014758446">
                <text:p>978816.01475844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.656965970993">
                <text:p>18.656965970993</text:p>
              </table:table-cell>
              <table:table-cell office:value-type="float" office:value="979606.657742903">
                <text:p>979606.65774290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.6652264595032">
                <text:p>18.6652264595032</text:p>
              </table:table-cell>
              <table:table-cell office:value-type="float" office:value="980087.31445724">
                <text:p>980087.314457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8.673492193222">
                <text:p>18.673492193222</text:p>
              </table:table-cell>
              <table:table-cell office:value-type="float" office:value="979465.377830338">
                <text:p>979465.3778303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8.6817557811737">
                <text:p>18.6817557811737</text:p>
              </table:table-cell>
              <table:table-cell office:value-type="float" office:value="979719.71102135">
                <text:p>979719.7110213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8.6900236606598">
                <text:p>18.6900236606598</text:p>
              </table:table-cell>
              <table:table-cell office:value-type="float" office:value="979211.176653786">
                <text:p>979211.17665378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.6983008384705">
                <text:p>18.6983008384705</text:p>
              </table:table-cell>
              <table:table-cell office:value-type="float" office:value="978111.161217847">
                <text:p>978111.16121784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.7065467834473">
                <text:p>18.7065467834473</text:p>
              </table:table-cell>
              <table:table-cell office:value-type="float" office:value="981815.913491008">
                <text:p>981815.9134910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.7147946357727">
                <text:p>18.7147946357727</text:p>
              </table:table-cell>
              <table:table-cell office:value-type="float" office:value="981588.864658611">
                <text:p>981588.8646586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.723091840744">
                <text:p>18.723091840744</text:p>
              </table:table-cell>
              <table:table-cell office:value-type="float" office:value="975750.271084164">
                <text:p>975750.2710841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8.7314064502716">
                <text:p>18.7314064502716</text:p>
              </table:table-cell>
              <table:table-cell office:value-type="float" office:value="973707.781843207">
                <text:p>973707.7818432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8.7397258281708">
                <text:p>18.7397258281708</text:p>
              </table:table-cell>
              <table:table-cell office:value-type="float" office:value="973149.687166848">
                <text:p>973149.6871668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.7480223178864">
                <text:p>18.7480223178864</text:p>
              </table:table-cell>
              <table:table-cell office:value-type="float" office:value="975834.392321398">
                <text:p>975834.39232139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.7563302516937">
                <text:p>18.7563302516937</text:p>
              </table:table-cell>
              <table:table-cell office:value-type="float" office:value="974490.190667509">
                <text:p>974490.19066750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.7646448612213">
                <text:p>18.7646448612213</text:p>
              </table:table-cell>
              <table:table-cell office:value-type="float" office:value="973707.781843207">
                <text:p>973707.78184320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8.7729463577271">
                <text:p>18.7729463577271</text:p>
              </table:table-cell>
              <table:table-cell office:value-type="float" office:value="975245.848071455">
                <text:p>975245.8480714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8.7812569141388">
                <text:p>18.7812569141388</text:p>
              </table:table-cell>
              <table:table-cell office:value-type="float" office:value="974182.665863385">
                <text:p>974182.66586338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8.7897028923035">
                <text:p>18.7897028923035</text:p>
              </table:table-cell>
              <table:table-cell office:value-type="float" office:value="958562.743373324">
                <text:p>958562.7433733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8.7980279922485">
                <text:p>18.7980279922485</text:p>
              </table:table-cell>
              <table:table-cell office:value-type="float" office:value="972480.817458045">
                <text:p>972480.81745804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.8063721656799">
                <text:p>18.8063721656799</text:p>
              </table:table-cell>
              <table:table-cell office:value-type="float" office:value="970257.877135836">
                <text:p>970257.87713583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.8146638870239">
                <text:p>18.8146638870239</text:p>
              </table:table-cell>
              <table:table-cell office:value-type="float" office:value="976395.571453218">
                <text:p>976395.5714532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8.8228960037231">
                <text:p>18.8228960037231</text:p>
              </table:table-cell>
              <table:table-cell office:value-type="float" office:value="983465.164040778">
                <text:p>983465.16404077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8.8311605453491">
                <text:p>18.8311605453491</text:p>
              </table:table-cell>
              <table:table-cell office:value-type="float" office:value="979606.657742903">
                <text:p>979606.65774290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.839469909668">
                <text:p>18.839469909668</text:p>
              </table:table-cell>
              <table:table-cell office:value-type="float" office:value="974322.425800528">
                <text:p>974322.42580052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8.8478093147278">
                <text:p>18.8478093147278</text:p>
              </table:table-cell>
              <table:table-cell office:value-type="float" office:value="970812.658928469">
                <text:p>970812.65892846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.8561110496521">
                <text:p>18.8561110496521</text:p>
              </table:table-cell>
              <table:table-cell office:value-type="float" office:value="975217.839862148">
                <text:p>975217.83986214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.8643934726715">
                <text:p>18.8643934726715</text:p>
              </table:table-cell>
              <table:table-cell office:value-type="float" office:value="977491.729295604">
                <text:p>977491.72929560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.8727161884308">
                <text:p>18.8727161884308</text:p>
              </table:table-cell>
              <table:table-cell office:value-type="float" office:value="972759.40139796">
                <text:p>972759.4013979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8.8810622692108">
                <text:p>18.8810622692108</text:p>
              </table:table-cell>
              <table:table-cell office:value-type="float" office:value="970036.141918528">
                <text:p>970036.14191852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8.8893294334412">
                <text:p>18.8893294334412</text:p>
              </table:table-cell>
              <table:table-cell office:value-type="float" office:value="979295.895717376">
                <text:p>979295.89571737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.8975625038147">
                <text:p>18.8975625038147</text:p>
              </table:table-cell>
              <table:table-cell office:value-type="float" office:value="983351.244758485">
                <text:p>983351.2447584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.9058477878571">
                <text:p>18.9058477878571</text:p>
              </table:table-cell>
              <table:table-cell office:value-type="float" office:value="977154.187908262">
                <text:p>977154.18790826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8.9140887260437">
                <text:p>18.9140887260437</text:p>
              </table:table-cell>
              <table:table-cell office:value-type="float" office:value="982412.416722118">
                <text:p>982412.41672211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.922354221344">
                <text:p>18.922354221344</text:p>
              </table:table-cell>
              <table:table-cell office:value-type="float" office:value="979493.630552671">
                <text:p>979493.6305526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8.9306218624115">
                <text:p>18.9306218624115</text:p>
              </table:table-cell>
              <table:table-cell office:value-type="float" office:value="979239.414712922">
                <text:p>979239.4147129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.9389233589172">
                <text:p>18.9389233589172</text:p>
              </table:table-cell>
              <table:table-cell office:value-type="float" office:value="975245.848071455">
                <text:p>975245.8480714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.9472367763519">
                <text:p>18.9472367763519</text:p>
              </table:table-cell>
              <table:table-cell office:value-type="float" office:value="973847.405546474">
                <text:p>973847.40554647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.9555375576019">
                <text:p>18.9555375576019</text:p>
              </table:table-cell>
              <table:table-cell office:value-type="float" office:value="975329.882352941">
                <text:p>975329.88235294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.9638984203339">
                <text:p>18.9638984203339</text:p>
              </table:table-cell>
              <table:table-cell office:value-type="float" office:value="968321.124215809">
                <text:p>968321.12421580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.9721999168396">
                <text:p>18.9721999168396</text:p>
              </table:table-cell>
              <table:table-cell office:value-type="float" office:value="975245.848071455">
                <text:p>975245.8480714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8.9804873466492">
                <text:p>18.9804873466492</text:p>
              </table:table-cell>
              <table:table-cell office:value-type="float" office:value="976901.184810126">
                <text:p>976901.18481012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.9888460636139">
                <text:p>18.9888460636139</text:p>
              </table:table-cell>
              <table:table-cell office:value-type="float" office:value="968569.702045124">
                <text:p>968569.70204512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8.9971060752869">
                <text:p>18.9971060752869</text:p>
              </table:table-cell>
              <table:table-cell office:value-type="float" office:value="980143.893317939">
                <text:p>980143.89331793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.0054197311401">
                <text:p>19.0054197311401</text:p>
              </table:table-cell>
              <table:table-cell office:value-type="float" office:value="973819.477602524">
                <text:p>973819.4776025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9.013730764389">
                <text:p>19.013730764389</text:p>
              </table:table-cell>
              <table:table-cell office:value-type="float" office:value="974126.773114547">
                <text:p>974126.77311454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9.021998167038">
                <text:p>19.021998167038</text:p>
              </table:table-cell>
              <table:table-cell office:value-type="float" office:value="979267.654400738">
                <text:p>979267.65440073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9.0303444862366">
                <text:p>19.0303444862366</text:p>
              </table:table-cell>
              <table:table-cell office:value-type="float" office:value="970008.432142143">
                <text:p>970008.43214214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9.0386605262756">
                <text:p>19.0386605262756</text:p>
              </table:table-cell>
              <table:table-cell office:value-type="float" office:value="973540.286238532">
                <text:p>973540.28623853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.0469644069672">
                <text:p>19.0469644069672</text:p>
              </table:table-cell>
              <table:table-cell office:value-type="float" office:value="974965.838353097">
                <text:p>974965.83835309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9.0552530288696">
                <text:p>19.0552530288696</text:p>
              </table:table-cell>
              <table:table-cell office:value-type="float" office:value="976760.684136344">
                <text:p>976760.6841363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.0635695457458">
                <text:p>19.0635695457458</text:p>
              </table:table-cell>
              <table:table-cell office:value-type="float" office:value="973484.467175047">
                <text:p>973484.46717504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9.071900844574">
                <text:p>19.071900844574</text:p>
              </table:table-cell>
              <table:table-cell office:value-type="float" office:value="971757.245421246">
                <text:p>971757.24542124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9.0801947116852">
                <text:p>19.0801947116852</text:p>
              </table:table-cell>
              <table:table-cell office:value-type="float" office:value="976142.960991175">
                <text:p>976142.9609911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.0884764194489">
                <text:p>19.0884764194489</text:p>
              </table:table-cell>
              <table:table-cell office:value-type="float" office:value="977576.151082451">
                <text:p>977576.1510824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.0967791080475">
                <text:p>19.0967791080475</text:p>
              </table:table-cell>
              <table:table-cell office:value-type="float" office:value="975105.823110498">
                <text:p>975105.8231104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9.1050980091095">
                <text:p>19.1050980091095</text:p>
              </table:table-cell>
              <table:table-cell office:value-type="float" office:value="973205.467843632">
                <text:p>973205.46784363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9.1133918762207">
                <text:p>19.1133918762207</text:p>
              </table:table-cell>
              <table:table-cell office:value-type="float" office:value="976142.960991175">
                <text:p>976142.9609911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.1216773986816">
                <text:p>19.1216773986816</text:p>
              </table:table-cell>
              <table:table-cell office:value-type="float" office:value="977126.069981584">
                <text:p>977126.0699815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9.1299884319305">
                <text:p>19.1299884319305</text:p>
              </table:table-cell>
              <table:table-cell office:value-type="float" office:value="974126.773114547">
                <text:p>974126.77311454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.1382927894592">
                <text:p>19.1382927894592</text:p>
              </table:table-cell>
              <table:table-cell office:value-type="float" office:value="974909.855703253">
                <text:p>974909.85570325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9.1465981006622">
                <text:p>19.1465981006622</text:p>
              </table:table-cell>
              <table:table-cell office:value-type="float" office:value="974797.909688532">
                <text:p>974797.90968853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.1548964977264">
                <text:p>19.1548964977264</text:p>
              </table:table-cell>
              <table:table-cell office:value-type="float" office:value="975610.101246912">
                <text:p>975610.1012469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.1632180213928">
                <text:p>19.1632180213928</text:p>
              </table:table-cell>
              <table:table-cell office:value-type="float" office:value="972898.753230381">
                <text:p>972898.75323038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.1715140342712">
                <text:p>19.1715140342712</text:p>
              </table:table-cell>
              <table:table-cell office:value-type="float" office:value="975890.481204736">
                <text:p>975890.48120473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9.1798803806305">
                <text:p>19.1798803806305</text:p>
              </table:table-cell>
              <table:table-cell office:value-type="float" office:value="967686.449061013">
                <text:p>967686.44906101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.1882016658783">
                <text:p>19.1882016658783</text:p>
              </table:table-cell>
              <table:table-cell office:value-type="float" office:value="972926.628388058">
                <text:p>972926.62838805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.1964955329895">
                <text:p>19.1964955329895</text:p>
              </table:table-cell>
              <table:table-cell office:value-type="float" office:value="976142.960991175">
                <text:p>976142.9609911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9.2047901153564">
                <text:p>19.2047901153564</text:p>
              </table:table-cell>
              <table:table-cell office:value-type="float" office:value="976058.786547859">
                <text:p>976058.78654785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.2130746841431">
                <text:p>19.2130746841431</text:p>
              </table:table-cell>
              <table:table-cell office:value-type="float" office:value="977238.551398642">
                <text:p>977238.55139864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9.2213759422302">
                <text:p>19.2213759422302</text:p>
              </table:table-cell>
              <table:table-cell office:value-type="float" office:value="975273.857889597">
                <text:p>975273.85788959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9.229686498642">
                <text:p>19.229686498642</text:p>
              </table:table-cell>
              <table:table-cell office:value-type="float" office:value="974182.665863385">
                <text:p>974182.66586338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.2379791736603">
                <text:p>19.2379791736603</text:p>
              </table:table-cell>
              <table:table-cell office:value-type="float" office:value="976283.28399747">
                <text:p>976283.2839974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9.2462813854218">
                <text:p>19.2462813854218</text:p>
              </table:table-cell>
              <table:table-cell office:value-type="float" office:value="975161.828269485">
                <text:p>975161.82826948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9.2546002864838">
                <text:p>19.2546002864838</text:p>
              </table:table-cell>
              <table:table-cell office:value-type="float" office:value="973205.467843632">
                <text:p>973205.4678436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9.262898683548">
                <text:p>19.262898683548</text:p>
              </table:table-cell>
              <table:table-cell office:value-type="float" office:value="975610.101246912">
                <text:p>975610.10124691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9.2712035179138">
                <text:p>19.2712035179138</text:p>
              </table:table-cell>
              <table:table-cell office:value-type="float" office:value="974853.8794821">
                <text:p>974853.879482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9.2795028686523">
                <text:p>19.2795028686523</text:p>
              </table:table-cell>
              <table:table-cell office:value-type="float" office:value="975497.994369434">
                <text:p>975497.99436943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9.28795337677">
                <text:p>19.28795337677</text:p>
              </table:table-cell>
              <table:table-cell office:value-type="float" office:value="958048.899221307">
                <text:p>958048.89922130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9.2962110042572">
                <text:p>19.2962110042572</text:p>
              </table:table-cell>
              <table:table-cell office:value-type="float" office:value="980426.885635917">
                <text:p>980426.88563591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9.304523229599">
                <text:p>19.304523229599</text:p>
              </table:table-cell>
              <table:table-cell office:value-type="float" office:value="973987.069297843">
                <text:p>973987.0692978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9.3128237724304">
                <text:p>19.3128237724304</text:p>
              </table:table-cell>
              <table:table-cell office:value-type="float" office:value="975357.89699842">
                <text:p>975357.8969984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9.3218133449554">
                <text:p>19.3218133449554</text:p>
              </table:table-cell>
              <table:table-cell office:value-type="float" office:value="900598.997056093">
                <text:p>900598.99705609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9.3300368785858">
                <text:p>19.3300368785858</text:p>
              </table:table-cell>
              <table:table-cell office:value-type="float" office:value="984491.626580077">
                <text:p>984491.62658007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9.3383159637451">
                <text:p>19.3383159637451</text:p>
              </table:table-cell>
              <table:table-cell office:value-type="float" office:value="977885.822433405">
                <text:p>977885.8224334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9.3465752601624">
                <text:p>19.3465752601624</text:p>
              </table:table-cell>
              <table:table-cell office:value-type="float" office:value="980228.773858322">
                <text:p>980228.77385832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9.3548347949982">
                <text:p>19.3548347949982</text:p>
              </table:table-cell>
              <table:table-cell office:value-type="float" office:value="980200.478711428">
                <text:p>980200.4787114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.3630974292755">
                <text:p>19.3630974292755</text:p>
              </table:table-cell>
              <table:table-cell office:value-type="float" office:value="979832.790397045">
                <text:p>979832.79039704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9.3713526725769">
                <text:p>19.3713526725769</text:p>
              </table:table-cell>
              <table:table-cell office:value-type="float" office:value="980710.041415163">
                <text:p>980710.04141516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9.3796408176422">
                <text:p>19.3796408176422</text:p>
              </table:table-cell>
              <table:table-cell office:value-type="float" office:value="976816.87955585">
                <text:p>976816.879555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9.3879051208496">
                <text:p>19.3879051208496</text:p>
              </table:table-cell>
              <table:table-cell office:value-type="float" office:value="979634.918616392">
                <text:p>979634.91861639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9.3961458206177">
                <text:p>19.3961458206177</text:p>
              </table:table-cell>
              <table:table-cell office:value-type="float" office:value="982440.839717625">
                <text:p>982440.8397176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9.4044141769409">
                <text:p>19.4044141769409</text:p>
              </table:table-cell>
              <table:table-cell office:value-type="float" office:value="979154.705420992">
                <text:p>979154.7054209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9.4126546382904">
                <text:p>19.4126546382904</text:p>
              </table:table-cell>
              <table:table-cell office:value-type="float" office:value="982469.264357839">
                <text:p>982469.26435783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9.4209711551666">
                <text:p>19.4209711551666</text:p>
              </table:table-cell>
              <table:table-cell office:value-type="float" office:value="973484.467175047">
                <text:p>973484.46717504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9.4293386936188">
                <text:p>19.4293386936188</text:p>
              </table:table-cell>
              <table:table-cell office:value-type="float" office:value="967548.586277638">
                <text:p>967548.58627763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9.4376754760742">
                <text:p>19.4376754760742</text:p>
              </table:table-cell>
              <table:table-cell office:value-type="float" office:value="971118.05942746">
                <text:p>971118.0594274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9.4459912776947">
                <text:p>19.4459912776947</text:p>
              </table:table-cell>
              <table:table-cell office:value-type="float" office:value="973568.198170819">
                <text:p>973568.1981708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.4543299674988">
                <text:p>19.4543299674988</text:p>
              </table:table-cell>
              <table:table-cell office:value-type="float" office:value="970895.930922087">
                <text:p>970895.93092208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9.4626953601837">
                <text:p>19.4626953601837</text:p>
              </table:table-cell>
              <table:table-cell office:value-type="float" office:value="967796.767577735">
                <text:p>967796.76757773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9.4710314273834">
                <text:p>19.4710314273834</text:p>
              </table:table-cell>
              <table:table-cell office:value-type="float" office:value="971201.383823361">
                <text:p>971201.38382336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9.4793307781219">
                <text:p>19.4793307781219</text:p>
              </table:table-cell>
              <table:table-cell office:value-type="float" office:value="975497.994369434">
                <text:p>975497.99436943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.4876637458801">
                <text:p>19.4876637458801</text:p>
              </table:table-cell>
              <table:table-cell office:value-type="float" office:value="971562.62149867">
                <text:p>971562.6214986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.4959988594055">
                <text:p>19.4959988594055</text:p>
              </table:table-cell>
              <table:table-cell office:value-type="float" office:value="971312.505263158">
                <text:p>971312.50526315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.504273891449">
                <text:p>19.504273891449</text:p>
              </table:table-cell>
              <table:table-cell office:value-type="float" office:value="978364.791517806">
                <text:p>978364.79151780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.5125079154968">
                <text:p>19.5125079154968</text:p>
              </table:table-cell>
              <table:table-cell office:value-type="float" office:value="983237.351864721">
                <text:p>983237.35186472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.5207459926605">
                <text:p>19.5207459926605</text:p>
              </table:table-cell>
              <table:table-cell office:value-type="float" office:value="982753.601250253">
                <text:p>982753.60125025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9.5290427207947">
                <text:p>19.5290427207947</text:p>
              </table:table-cell>
              <table:table-cell office:value-type="float" office:value="975806.350297422">
                <text:p>975806.3502974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.5374045372009">
                <text:p>19.5374045372009</text:p>
              </table:table-cell>
              <table:table-cell office:value-type="float" office:value="968210.686131387">
                <text:p>968210.68613138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9.5457201004028">
                <text:p>19.5457201004028</text:p>
              </table:table-cell>
              <table:table-cell office:value-type="float" office:value="973596.111703653">
                <text:p>973596.1117036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9.5539832115173">
                <text:p>19.5539832115173</text:p>
              </table:table-cell>
              <table:table-cell office:value-type="float" office:value="979776.247446477">
                <text:p>979776.24744647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9.5623104572296">
                <text:p>19.5623104572296</text:p>
              </table:table-cell>
              <table:table-cell office:value-type="float" office:value="972230.22830475">
                <text:p>972230.228304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9.5705940723419">
                <text:p>19.5705940723419</text:p>
              </table:table-cell>
              <table:table-cell office:value-type="float" office:value="977351.058715174">
                <text:p>977351.05871517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.5788893699646">
                <text:p>19.5788893699646</text:p>
              </table:table-cell>
              <table:table-cell office:value-type="float" office:value="975974.626620297">
                <text:p>975974.62662029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.5871849060059">
                <text:p>19.5871849060059</text:p>
              </table:table-cell>
              <table:table-cell office:value-type="float" office:value="975946.576536184">
                <text:p>975946.57653618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9.5954766273499">
                <text:p>19.5954766273499</text:p>
              </table:table-cell>
              <table:table-cell office:value-type="float" office:value="976395.571453218">
                <text:p>976395.57145321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9.603933095932">
                <text:p>19.603933095932</text:p>
              </table:table-cell>
              <table:table-cell office:value-type="float" office:value="957373.627223773">
                <text:p>957373.62722377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9.6122238636017">
                <text:p>19.6122238636017</text:p>
              </table:table-cell>
              <table:table-cell office:value-type="float" office:value="976507.884741474">
                <text:p>976507.88474147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9.6204943656921">
                <text:p>19.6204943656921</text:p>
              </table:table-cell>
              <table:table-cell office:value-type="float" office:value="978900.665455908">
                <text:p>978900.6654559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.6287882328033">
                <text:p>19.6287882328033</text:p>
              </table:table-cell>
              <table:table-cell office:value-type="float" office:value="976142.960991175">
                <text:p>976142.9609911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.6370778083801">
                <text:p>19.6370778083801</text:p>
              </table:table-cell>
              <table:table-cell office:value-type="float" office:value="976648.312692341">
                <text:p>976648.31269234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.6454434394836">
                <text:p>19.6454434394836</text:p>
              </table:table-cell>
              <table:table-cell office:value-type="float" office:value="967769.185590515">
                <text:p>967769.1855905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9.6537575721741">
                <text:p>19.6537575721741</text:p>
              </table:table-cell>
              <table:table-cell office:value-type="float" office:value="973763.626519844">
                <text:p>973763.6265198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.6620678901672">
                <text:p>19.6620678901672</text:p>
              </table:table-cell>
              <table:table-cell office:value-type="float" office:value="974210.614643103">
                <text:p>974210.6146431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9.6703786849976">
                <text:p>19.6703786849976</text:p>
              </table:table-cell>
              <table:table-cell office:value-type="float" office:value="974154.718687245">
                <text:p>974154.71868724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.6786875724792">
                <text:p>19.6786875724792</text:p>
              </table:table-cell>
              <table:table-cell office:value-type="float" office:value="974378.341004304">
                <text:p>974378.34100430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9.6869943141937">
                <text:p>19.6869943141937</text:p>
              </table:table-cell>
              <table:table-cell office:value-type="float" office:value="974630.03886226">
                <text:p>974630.0388622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9.6952667236328">
                <text:p>19.6952667236328</text:p>
              </table:table-cell>
              <table:table-cell office:value-type="float" office:value="978674.962792172">
                <text:p>978674.96279217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9.7035577297211">
                <text:p>19.7035577297211</text:p>
              </table:table-cell>
              <table:table-cell office:value-type="float" office:value="976479.803997125">
                <text:p>976479.8039971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.7118644714355">
                <text:p>19.7118644714355</text:p>
              </table:table-cell>
              <table:table-cell office:value-type="float" office:value="974630.03886226">
                <text:p>974630.0388622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9.7201316356659">
                <text:p>19.7201316356659</text:p>
              </table:table-cell>
              <table:table-cell office:value-type="float" office:value="979295.895717376">
                <text:p>979295.89571737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9.7284097671509">
                <text:p>19.7284097671509</text:p>
              </table:table-cell>
              <table:table-cell office:value-type="float" office:value="977998.478845655">
                <text:p>977998.4788456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.7366628646851">
                <text:p>19.7366628646851</text:p>
              </table:table-cell>
              <table:table-cell office:value-type="float" office:value="980965.021492951">
                <text:p>980965.0214929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9.7449550628662">
                <text:p>19.7449550628662</text:p>
              </table:table-cell>
              <table:table-cell office:value-type="float" office:value="976339.424496837">
                <text:p>976339.42449683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9.7532343864441">
                <text:p>19.7532343864441</text:p>
              </table:table-cell>
              <table:table-cell office:value-type="float" office:value="977857.662385532">
                <text:p>977857.6623855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9.7615132331848">
                <text:p>19.7615132331848</text:p>
              </table:table-cell>
              <table:table-cell office:value-type="float" office:value="977913.984103214">
                <text:p>977913.9841032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9.7699725627899">
                <text:p>19.7699725627899</text:p>
              </table:table-cell>
              <table:table-cell office:value-type="float" office:value="957049.834672078">
                <text:p>957049.83467207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9.7782669067383">
                <text:p>19.7782669067383</text:p>
              </table:table-cell>
              <table:table-cell office:value-type="float" office:value="976086.843082584">
                <text:p>976086.84308258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9.786541223526">
                <text:p>19.786541223526</text:p>
              </table:table-cell>
              <table:table-cell office:value-type="float" office:value="978449.364183835">
                <text:p>978449.36418383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9.7948520183563">
                <text:p>19.7948520183563</text:p>
              </table:table-cell>
              <table:table-cell office:value-type="float" office:value="974154.718687245">
                <text:p>974154.71868724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.8031570911407">
                <text:p>19.8031570911407</text:p>
              </table:table-cell>
              <table:table-cell office:value-type="float" office:value="974825.893781937">
                <text:p>974825.89378193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.8114352226257">
                <text:p>19.8114352226257</text:p>
              </table:table-cell>
              <table:table-cell office:value-type="float" office:value="977998.478845655">
                <text:p>977998.47884565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9.8197350502014">
                <text:p>19.8197350502014</text:p>
              </table:table-cell>
              <table:table-cell office:value-type="float" office:value="975441.95059175">
                <text:p>975441.950591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.8279950618744">
                <text:p>19.8279950618744</text:p>
              </table:table-cell>
              <table:table-cell office:value-type="float" office:value="980143.893317939">
                <text:p>980143.89331793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9.8362724781036">
                <text:p>19.8362724781036</text:p>
              </table:table-cell>
              <table:table-cell office:value-type="float" office:value="978082.988190564">
                <text:p>978082.98819056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9.8445546627045">
                <text:p>19.8445546627045</text:p>
              </table:table-cell>
              <table:table-cell office:value-type="float" office:value="977519.868271058">
                <text:p>977519.86827105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.8528659343719">
                <text:p>19.8528659343719</text:p>
              </table:table-cell>
              <table:table-cell office:value-type="float" office:value="974098.829145152">
                <text:p>974098.82914515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9.8611795902252">
                <text:p>19.8611795902252</text:p>
              </table:table-cell>
              <table:table-cell office:value-type="float" office:value="973819.477602524">
                <text:p>973819.47760252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9.8694791793823">
                <text:p>19.8694791793823</text:p>
              </table:table-cell>
              <table:table-cell office:value-type="float" office:value="975469.97167562">
                <text:p>975469.9716756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9.8777871131897">
                <text:p>19.8777871131897</text:p>
              </table:table-cell>
              <table:table-cell office:value-type="float" office:value="974490.190667509">
                <text:p>974490.19066750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9.886109828949">
                <text:p>19.886109828949</text:p>
              </table:table-cell>
              <table:table-cell office:value-type="float" office:value="972759.40139796">
                <text:p>972759.4013979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9.8943831920624">
                <text:p>19.8943831920624</text:p>
              </table:table-cell>
              <table:table-cell office:value-type="float" office:value="978562.150485577">
                <text:p>978562.15048557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9.9026966094971">
                <text:p>19.9026966094971</text:p>
              </table:table-cell>
              <table:table-cell office:value-type="float" office:value="973847.405546474">
                <text:p>973847.40554647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9.9109826087952">
                <text:p>19.9109826087952</text:p>
              </table:table-cell>
              <table:table-cell office:value-type="float" office:value="977069.838982563">
                <text:p>977069.83898256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9.9192361831665">
                <text:p>19.9192361831665</text:p>
              </table:table-cell>
              <table:table-cell office:value-type="float" office:value="980908.347795944">
                <text:p>980908.34779594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9.9275238513947">
                <text:p>19.9275238513947</text:p>
              </table:table-cell>
              <table:table-cell office:value-type="float" office:value="976873.081441846">
                <text:p>976873.0814418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9.9358296394348">
                <text:p>19.9358296394348</text:p>
              </table:table-cell>
              <table:table-cell office:value-type="float" office:value="974741.94632144">
                <text:p>974741.9463214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.9440937042236">
                <text:p>19.9440937042236</text:p>
              </table:table-cell>
              <table:table-cell office:value-type="float" office:value="979663.181120536">
                <text:p>979663.1811205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9.952356338501">
                <text:p>19.952356338501</text:p>
              </table:table-cell>
              <table:table-cell office:value-type="float" office:value="979832.790397045">
                <text:p>979832.7903970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.9606251716614">
                <text:p>19.9606251716614</text:p>
              </table:table-cell>
              <table:table-cell office:value-type="float" office:value="979098.240701228">
                <text:p>979098.2407012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9.9688971042633">
                <text:p>19.9688971042633</text:p>
              </table:table-cell>
              <table:table-cell office:value-type="float" office:value="978731.378700101">
                <text:p>978731.37870010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9.977160692215">
                <text:p>19.977160692215</text:p>
              </table:table-cell>
              <table:table-cell office:value-type="float" office:value="979719.71102135">
                <text:p>979719.7110213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9.9854364395142">
                <text:p>19.9854364395142</text:p>
              </table:table-cell>
              <table:table-cell office:value-type="float" office:value="978280.233470658">
                <text:p>978280.23347065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9.9937098026276">
                <text:p>19.9937098026276</text:p>
              </table:table-cell>
              <table:table-cell office:value-type="float" office:value="978562.150485577">
                <text:p>978562.1504855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.0019497871399">
                <text:p>20.0019497871399</text:p>
              </table:table-cell>
              <table:table-cell office:value-type="float" office:value="982526.118572958">
                <text:p>982526.11857295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.0101783275604">
                <text:p>20.0101783275604</text:p>
              </table:table-cell>
              <table:table-cell office:value-type="float" office:value="983892.596528844">
                <text:p>983892.59652884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.0184528827667">
                <text:p>20.0184528827667</text:p>
              </table:table-cell>
              <table:table-cell office:value-type="float" office:value="978421.171670605">
                <text:p>978421.1716706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.026716709137">
                <text:p>20.026716709137</text:p>
              </table:table-cell>
              <table:table-cell office:value-type="float" office:value="979691.445255475">
                <text:p>979691.44525547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.034982919693">
                <text:p>20.034982919693</text:p>
              </table:table-cell>
              <table:table-cell office:value-type="float" office:value="979408.877274956">
                <text:p>979408.87727495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.0432603359222">
                <text:p>20.0432603359222</text:p>
              </table:table-cell>
              <table:table-cell office:value-type="float" office:value="978082.988190564">
                <text:p>978082.98819056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.0515372753143">
                <text:p>20.0515372753143</text:p>
              </table:table-cell>
              <table:table-cell office:value-type="float" office:value="978139.335868188">
                <text:p>978139.33586818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.0598449707031">
                <text:p>20.0598449707031</text:p>
              </table:table-cell>
              <table:table-cell office:value-type="float" office:value="974518.15709571">
                <text:p>974518.1570957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.0681028366089">
                <text:p>20.0681028366089</text:p>
              </table:table-cell>
              <table:table-cell office:value-type="float" office:value="980398.579050699">
                <text:p>980398.57905069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.0764021873474">
                <text:p>20.0764021873474</text:p>
              </table:table-cell>
              <table:table-cell office:value-type="float" office:value="975497.994369434">
                <text:p>975497.99436943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.0847210884094">
                <text:p>20.0847210884094</text:p>
              </table:table-cell>
              <table:table-cell office:value-type="float" office:value="973205.467843632">
                <text:p>973205.46784363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.0930216312408">
                <text:p>20.0930216312408</text:p>
              </table:table-cell>
              <table:table-cell office:value-type="float" office:value="975357.89699842">
                <text:p>975357.8969984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.1012790203094">
                <text:p>20.1012790203094</text:p>
              </table:table-cell>
              <table:table-cell office:value-type="float" office:value="980455.193855749">
                <text:p>980455.19385574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.1095976829529">
                <text:p>20.1095976829529</text:p>
              </table:table-cell>
              <table:table-cell office:value-type="float" office:value="973233.360580092">
                <text:p>973233.36058009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.1181039810181">
                <text:p>20.1181039810181</text:p>
              </table:table-cell>
              <table:table-cell office:value-type="float" office:value="951765.378776837">
                <text:p>951765.37877683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.1264035701752">
                <text:p>20.1264035701752</text:p>
              </table:table-cell>
              <table:table-cell office:value-type="float" office:value="975469.97167562">
                <text:p>975469.9716756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.1347005367279">
                <text:p>20.1347005367279</text:p>
              </table:table-cell>
              <table:table-cell office:value-type="float" office:value="975778.309885058">
                <text:p>975778.30988505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.1430366039276">
                <text:p>20.1430366039276</text:p>
              </table:table-cell>
              <table:table-cell office:value-type="float" office:value="971201.383823361">
                <text:p>971201.38382336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.1513185501099">
                <text:p>20.1513185501099</text:p>
              </table:table-cell>
              <table:table-cell office:value-type="float" office:value="977548.008866626">
                <text:p>977548.00886662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.1596505641937">
                <text:p>20.1596505641937</text:p>
              </table:table-cell>
              <table:table-cell office:value-type="float" office:value="971673.825621656">
                <text:p>971673.82562165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.1679501533508">
                <text:p>20.1679501533508</text:p>
              </table:table-cell>
              <table:table-cell office:value-type="float" office:value="975469.97167562">
                <text:p>975469.971675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.1762652397156">
                <text:p>20.1762652397156</text:p>
              </table:table-cell>
              <table:table-cell office:value-type="float" office:value="973651.94357151">
                <text:p>973651.9435715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.1845631599426">
                <text:p>20.1845631599426</text:p>
              </table:table-cell>
              <table:table-cell office:value-type="float" office:value="975666.164348925">
                <text:p>975666.1643489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.1928250789642">
                <text:p>20.1928250789642</text:p>
              </table:table-cell>
              <table:table-cell office:value-type="float" office:value="979917.617060572">
                <text:p>979917.61706057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.2011163234711">
                <text:p>20.2011163234711</text:p>
              </table:table-cell>
              <table:table-cell office:value-type="float" office:value="976451.724867725">
                <text:p>976451.7248677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.2094211578369">
                <text:p>20.2094211578369</text:p>
              </table:table-cell>
              <table:table-cell office:value-type="float" office:value="974853.8794821">
                <text:p>974853.879482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.2177119255066">
                <text:p>20.2177119255066</text:p>
              </table:table-cell>
              <table:table-cell office:value-type="float" office:value="976507.884741474">
                <text:p>976507.88474147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.2260575294495">
                <text:p>20.2260575294495</text:p>
              </table:table-cell>
              <table:table-cell office:value-type="float" office:value="970091.566221003">
                <text:p>970091.56622100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.2343459129334">
                <text:p>20.2343459129334</text:p>
              </table:table-cell>
              <table:table-cell office:value-type="float" office:value="976788.781037855">
                <text:p>976788.78103785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.242616891861">
                <text:p>20.242616891861</text:p>
              </table:table-cell>
              <table:table-cell office:value-type="float" office:value="978844.230030844">
                <text:p>978844.23003084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.2508766651154">
                <text:p>20.2508766651154</text:p>
              </table:table-cell>
              <table:table-cell office:value-type="float" office:value="980172.185198014">
                <text:p>980172.18519801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.2592129707336">
                <text:p>20.2592129707336</text:p>
              </table:table-cell>
              <table:table-cell office:value-type="float" office:value="971173.607436008">
                <text:p>971173.6074360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.2675139904022">
                <text:p>20.2675139904022</text:p>
              </table:table-cell>
              <table:table-cell office:value-type="float" office:value="975301.869316713">
                <text:p>975301.8693167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.2758538722992">
                <text:p>20.2758538722992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.284125328064">
                <text:p>20.284125328064</text:p>
              </table:table-cell>
              <table:table-cell office:value-type="float" office:value="978787.801112616">
                <text:p>978787.80111261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.2924296855927">
                <text:p>20.2924296855927</text:p>
              </table:table-cell>
              <table:table-cell office:value-type="float" office:value="974909.855703253">
                <text:p>974909.85570325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.3007230758667">
                <text:p>20.3007230758667</text:p>
              </table:table-cell>
              <table:table-cell office:value-type="float" office:value="976199.085352882">
                <text:p>976199.08535288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.3090386390686">
                <text:p>20.3090386390686</text:p>
              </table:table-cell>
              <table:table-cell office:value-type="float" office:value="973596.111703653">
                <text:p>973596.1117036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.3172776699066">
                <text:p>20.3172776699066</text:p>
              </table:table-cell>
              <table:table-cell office:value-type="float" office:value="982639.846745956">
                <text:p>982639.84674595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.32572889328">
                <text:p>20.32572889328</text:p>
              </table:table-cell>
              <table:table-cell office:value-type="float" office:value="957967.816289108">
                <text:p>957967.81628910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.3341417312622">
                <text:p>20.3341417312622</text:p>
              </table:table-cell>
              <table:table-cell office:value-type="float" office:value="962338.751459502">
                <text:p>962338.7514595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.342526435852">
                <text:p>20.342526435852</text:p>
              </table:table-cell>
              <table:table-cell office:value-type="float" office:value="965567.708826206">
                <text:p>965567.70882620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0.3509197235107">
                <text:p>20.3509197235107</text:p>
              </table:table-cell>
              <table:table-cell office:value-type="float" office:value="964580.308601295">
                <text:p>964580.3086012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.3593554496765">
                <text:p>20.3593554496765</text:p>
              </table:table-cell>
              <table:table-cell office:value-type="float" office:value="959727.691594596">
                <text:p>959727.69159459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.3677928447723">
                <text:p>20.3677928447723</text:p>
              </table:table-cell>
              <table:table-cell office:value-type="float" office:value="959537.855943938">
                <text:p>959537.85594393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.3762216567993">
                <text:p>20.3762216567993</text:p>
              </table:table-cell>
              <table:table-cell office:value-type="float" office:value="960514.954431024">
                <text:p>960514.95443102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0.3846583366394">
                <text:p>20.3846583366394</text:p>
              </table:table-cell>
              <table:table-cell office:value-type="float" office:value="959619.204883287">
                <text:p>959619.20488328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.3930459022522">
                <text:p>20.3930459022522</text:p>
              </table:table-cell>
              <table:table-cell office:value-type="float" office:value="965238.350881183">
                <text:p>965238.35088118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.4014520645142">
                <text:p>20.4014520645142</text:p>
              </table:table-cell>
              <table:table-cell office:value-type="float" office:value="963102.988938681">
                <text:p>963102.98893868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.4098167419434">
                <text:p>20.4098167419434</text:p>
              </table:table-cell>
              <table:table-cell office:value-type="float" office:value="967879.522973435">
                <text:p>967879.52297343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.418231010437">
                <text:p>20.418231010437</text:p>
              </table:table-cell>
              <table:table-cell office:value-type="float" office:value="962175.14405531">
                <text:p>962175.1440553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0.426646232605">
                <text:p>20.426646232605</text:p>
              </table:table-cell>
              <table:table-cell office:value-type="float" office:value="962066.103354488">
                <text:p>962066.10335448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.4350402355194">
                <text:p>20.4350402355194</text:p>
              </table:table-cell>
              <table:table-cell office:value-type="float" office:value="964498.116397307">
                <text:p>964498.11639730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.4434912204742">
                <text:p>20.4434912204742</text:p>
              </table:table-cell>
              <table:table-cell office:value-type="float" office:value="957994.84240817">
                <text:p>957994.8424081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.4519634246826">
                <text:p>20.4519634246826</text:p>
              </table:table-cell>
              <table:table-cell office:value-type="float" office:value="955595.474433657">
                <text:p>955595.47443365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.4604051113129">
                <text:p>20.4604051113129</text:p>
              </table:table-cell>
              <table:table-cell office:value-type="float" office:value="959050.051797667">
                <text:p>959050.05179766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.4688272476196">
                <text:p>20.4688272476196</text:p>
              </table:table-cell>
              <table:table-cell office:value-type="float" office:value="961276.296786978">
                <text:p>961276.29678697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.4772613048553">
                <text:p>20.4772613048553</text:p>
              </table:table-cell>
              <table:table-cell office:value-type="float" office:value="959917.602374558">
                <text:p>959917.60237455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.4856970310211">
                <text:p>20.4856970310211</text:p>
              </table:table-cell>
              <table:table-cell office:value-type="float" office:value="959727.691594596">
                <text:p>959727.69159459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.4941532611847">
                <text:p>20.4941532611847</text:p>
              </table:table-cell>
              <table:table-cell office:value-type="float" office:value="957400.619826322">
                <text:p>957400.6198263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.502569437027">
                <text:p>20.502569437027</text:p>
              </table:table-cell>
              <table:table-cell office:value-type="float" office:value="961957.087365439">
                <text:p>961957.08736543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0.5110177993774">
                <text:p>20.5110177993774</text:p>
              </table:table-cell>
              <table:table-cell office:value-type="float" office:value="958292.230393679">
                <text:p>958292.23039367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.5194621086121">
                <text:p>20.5194621086121</text:p>
              </table:table-cell>
              <table:table-cell office:value-type="float" office:value="958752.193348015">
                <text:p>958752.1933480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.5278692245483">
                <text:p>20.5278692245483</text:p>
              </table:table-cell>
              <table:table-cell office:value-type="float" office:value="962993.737848108">
                <text:p>962993.73784810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.5362532138824">
                <text:p>20.5362532138824</text:p>
              </table:table-cell>
              <table:table-cell office:value-type="float" office:value="965650.083435234">
                <text:p>965650.08343523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.5446808338165">
                <text:p>20.5446808338165</text:p>
              </table:table-cell>
              <table:table-cell office:value-type="float" office:value="960650.819961525">
                <text:p>960650.8199615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.553060054779">
                <text:p>20.553060054779</text:p>
              </table:table-cell>
              <table:table-cell office:value-type="float" office:value="966199.606885759">
                <text:p>966199.60688575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.5614762306213">
                <text:p>20.5614762306213</text:p>
              </table:table-cell>
              <table:table-cell office:value-type="float" office:value="961957.087365439">
                <text:p>961957.08736543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.5699038505554">
                <text:p>20.5699038505554</text:p>
              </table:table-cell>
              <table:table-cell office:value-type="float" office:value="960650.819961525">
                <text:p>960650.8199615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.5783405303955">
                <text:p>20.5783405303955</text:p>
              </table:table-cell>
              <table:table-cell office:value-type="float" office:value="959619.204883287">
                <text:p>959619.20488328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.5867307186127">
                <text:p>20.5867307186127</text:p>
              </table:table-cell>
              <table:table-cell office:value-type="float" office:value="964936.636753716">
                <text:p>964936.63675371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.5951387882233">
                <text:p>20.5951387882233</text:p>
              </table:table-cell>
              <table:table-cell office:value-type="float" office:value="962884.511540861">
                <text:p>962884.51154086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.6035459041595">
                <text:p>20.6035459041595</text:p>
              </table:table-cell>
              <table:table-cell office:value-type="float" office:value="962993.737848108">
                <text:p>962993.73784810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.6120426654816">
                <text:p>20.6120426654816</text:p>
              </table:table-cell>
              <table:table-cell office:value-type="float" office:value="952833.637802346">
                <text:p>952833.63780234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.620512008667">
                <text:p>20.620512008667</text:p>
              </table:table-cell>
              <table:table-cell office:value-type="float" office:value="955918.28347831">
                <text:p>955918.283478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.6289620399475">
                <text:p>20.6289620399475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.6373896598816">
                <text:p>20.6373896598816</text:p>
              </table:table-cell>
              <table:table-cell office:value-type="float" office:value="960650.819961525">
                <text:p>960650.8199615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.6458158493042">
                <text:p>20.6458158493042</text:p>
              </table:table-cell>
              <table:table-cell office:value-type="float" office:value="960813.909342991">
                <text:p>960813.9093429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.6542420387268">
                <text:p>20.6542420387268</text:p>
              </table:table-cell>
              <table:table-cell office:value-type="float" office:value="960813.909342991">
                <text:p>960813.90934299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.6626880168915">
                <text:p>20.6626880168915</text:p>
              </table:table-cell>
              <table:table-cell office:value-type="float" office:value="958562.743373324">
                <text:p>958562.74337332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.6711168289185">
                <text:p>20.6711168289185</text:p>
              </table:table-cell>
              <table:table-cell office:value-type="float" office:value="960514.954431024">
                <text:p>960514.9544310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.6795425415039">
                <text:p>20.6795425415039</text:p>
              </table:table-cell>
              <table:table-cell office:value-type="float" office:value="960868.284776457">
                <text:p>960868.28477645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.6880414485931">
                <text:p>20.6880414485931</text:p>
              </table:table-cell>
              <table:table-cell office:value-type="float" office:value="952593.070496816">
                <text:p>952593.0704968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.6965103149414">
                <text:p>20.6965103149414</text:p>
              </table:table-cell>
              <table:table-cell office:value-type="float" office:value="955972.106190704">
                <text:p>955972.10619070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.7049443721771">
                <text:p>20.7049443721771</text:p>
              </table:table-cell>
              <table:table-cell office:value-type="float" office:value="959917.602374558">
                <text:p>959917.60237455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.713369846344">
                <text:p>20.713369846344</text:p>
              </table:table-cell>
              <table:table-cell office:value-type="float" office:value="960895.474801211">
                <text:p>960895.4748012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.7218067646027">
                <text:p>20.7218067646027</text:p>
              </table:table-cell>
              <table:table-cell office:value-type="float" office:value="959592.087037613">
                <text:p>959592.08703761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.7302906513214">
                <text:p>20.7302906513214</text:p>
              </table:table-cell>
              <table:table-cell office:value-type="float" office:value="954279.597122302">
                <text:p>954279.59712230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0.7387199401855">
                <text:p>20.7387199401855</text:p>
              </table:table-cell>
              <table:table-cell office:value-type="float" office:value="960460.618978928">
                <text:p>960460.61897892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.7471559047699">
                <text:p>20.7471559047699</text:p>
              </table:table-cell>
              <table:table-cell office:value-type="float" office:value="959700.567617217">
                <text:p>959700.56761721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0.755585193634">
                <text:p>20.755585193634</text:p>
              </table:table-cell>
              <table:table-cell office:value-type="float" office:value="960460.618978928">
                <text:p>960460.61897892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0.7640731334686">
                <text:p>20.7640731334686</text:p>
              </table:table-cell>
              <table:table-cell office:value-type="float" office:value="953823.91460914">
                <text:p>953823.9146091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0.7725245952606">
                <text:p>20.7725245952606</text:p>
              </table:table-cell>
              <table:table-cell office:value-type="float" office:value="957940.791694877">
                <text:p>957940.79169487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.7810163497925">
                <text:p>20.7810163497925</text:p>
              </table:table-cell>
              <table:table-cell office:value-type="float" office:value="953395.434315074">
                <text:p>953395.43431507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.789500951767">
                <text:p>20.789500951767</text:p>
              </table:table-cell>
              <table:table-cell office:value-type="float" office:value="954199.1509259">
                <text:p>954199.150925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.7979769706726">
                <text:p>20.7979769706726</text:p>
              </table:table-cell>
              <table:table-cell office:value-type="float" office:value="955165.40136705">
                <text:p>955165.4013670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.8064577579498">
                <text:p>20.8064577579498</text:p>
              </table:table-cell>
              <table:table-cell office:value-type="float" office:value="954628.354108684">
                <text:p>954628.35410868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.8148877620697">
                <text:p>20.8148877620697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.8233389854431">
                <text:p>20.8233389854431</text:p>
              </table:table-cell>
              <table:table-cell office:value-type="float" office:value="957967.816289108">
                <text:p>957967.81628910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0.8317844867706">
                <text:p>20.8317844867706</text:p>
              </table:table-cell>
              <table:table-cell office:value-type="float" office:value="958616.864297208">
                <text:p>958616.86429720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.8402125835419">
                <text:p>20.8402125835419</text:p>
              </table:table-cell>
              <table:table-cell office:value-type="float" office:value="960596.469137199">
                <text:p>960596.46913719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.8486161231995">
                <text:p>20.8486161231995</text:p>
              </table:table-cell>
              <table:table-cell office:value-type="float" office:value="963403.557295657">
                <text:p>963403.55729565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.857052564621">
                <text:p>20.857052564621</text:p>
              </table:table-cell>
              <table:table-cell office:value-type="float" office:value="959646.324261693">
                <text:p>959646.32426169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.8654775619507">
                <text:p>20.8654775619507</text:p>
              </table:table-cell>
              <table:table-cell office:value-type="float" office:value="960949.859467414">
                <text:p>960949.85946741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.8739511966705">
                <text:p>20.8739511966705</text:p>
              </table:table-cell>
              <table:table-cell office:value-type="float" office:value="955434.151655834">
                <text:p>955434.15165583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0.8823533058167">
                <text:p>20.8823533058167</text:p>
              </table:table-cell>
              <table:table-cell office:value-type="float" office:value="963567.582758719">
                <text:p>963567.58275871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.890825510025">
                <text:p>20.890825510025</text:p>
              </table:table-cell>
              <table:table-cell office:value-type="float" office:value="955595.474433657">
                <text:p>955595.47443365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.8992233276367">
                <text:p>20.8992233276367</text:p>
              </table:table-cell>
              <table:table-cell office:value-type="float" office:value="964059.994435454">
                <text:p>964059.99443545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0.9076678752899">
                <text:p>20.9076678752899</text:p>
              </table:table-cell>
              <table:table-cell office:value-type="float" office:value="958725.124481211">
                <text:p>958725.1244812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.9160852432251">
                <text:p>20.9160852432251</text:p>
              </table:table-cell>
              <table:table-cell office:value-type="float" office:value="961820.852117264">
                <text:p>961820.85211726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.9244604110718">
                <text:p>20.9244604110718</text:p>
              </table:table-cell>
              <table:table-cell office:value-type="float" office:value="966667.193805511">
                <text:p>966667.19380551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0.9328670501709">
                <text:p>20.9328670501709</text:p>
              </table:table-cell>
              <table:table-cell office:value-type="float" office:value="963048.360294952">
                <text:p>963048.36029495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.9412851333618">
                <text:p>20.9412851333618</text:p>
              </table:table-cell>
              <table:table-cell office:value-type="float" office:value="961739.129489068">
                <text:p>961739.1294890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.9496841430664">
                <text:p>20.9496841430664</text:p>
              </table:table-cell>
              <table:table-cell office:value-type="float" office:value="963923.162938572">
                <text:p>963923.16293857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.9580526351929">
                <text:p>20.9580526351929</text:p>
              </table:table-cell>
              <table:table-cell office:value-type="float" office:value="967438.324330484">
                <text:p>967438.32433048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.9664545059204">
                <text:p>20.9664545059204</text:p>
              </table:table-cell>
              <table:table-cell office:value-type="float" office:value="963594.925766175">
                <text:p>963594.9257661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.9749002456665">
                <text:p>20.9749002456665</text:p>
              </table:table-cell>
              <table:table-cell office:value-type="float" office:value="958589.803071364">
                <text:p>958589.80307136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.9833548069">
                <text:p>20.9833548069</text:p>
              </table:table-cell>
              <table:table-cell office:value-type="float" office:value="957589.610670878">
                <text:p>957589.61067087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.9917829036713">
                <text:p>20.9917829036713</text:p>
              </table:table-cell>
              <table:table-cell office:value-type="float" office:value="960596.469137199">
                <text:p>960596.46913719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1.0002448558807">
                <text:p>21.0002448558807</text:p>
              </table:table-cell>
              <table:table-cell office:value-type="float" office:value="956753.217175702">
                <text:p>956753.21717570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1.0086698532104">
                <text:p>21.0086698532104</text:p>
              </table:table-cell>
              <table:table-cell office:value-type="float" office:value="960949.859467414">
                <text:p>960949.85946741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1.0171146392822">
                <text:p>21.0171146392822</text:p>
              </table:table-cell>
              <table:table-cell office:value-type="float" office:value="958698.057142857">
                <text:p>958698.05714285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1.0255904197693">
                <text:p>21.0255904197693</text:p>
              </table:table-cell>
              <table:table-cell office:value-type="float" office:value="955192.269592124">
                <text:p>955192.26959212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1.0340137481689">
                <text:p>21.0340137481689</text:p>
              </table:table-cell>
              <table:table-cell office:value-type="float" office:value="961140.25428814">
                <text:p>961140.2542881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1.042421579361">
                <text:p>21.042421579361</text:p>
              </table:table-cell>
              <table:table-cell office:value-type="float" office:value="962911.815794697">
                <text:p>962911.81579469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1.0508306026459">
                <text:p>21.0508306026459</text:p>
              </table:table-cell>
              <table:table-cell office:value-type="float" office:value="962775.310008506">
                <text:p>962775.31000850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1.0592029094696">
                <text:p>21.0592029094696</text:p>
              </table:table-cell>
              <table:table-cell office:value-type="float" office:value="966997.527736644">
                <text:p>966997.52773664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1.0676467418671">
                <text:p>21.0676467418671</text:p>
              </table:table-cell>
              <table:table-cell office:value-type="float" office:value="958806.335667495">
                <text:p>958806.33566749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1.0761027336121">
                <text:p>21.0761027336121</text:p>
              </table:table-cell>
              <table:table-cell office:value-type="float" office:value="957427.613950997">
                <text:p>957427.61395099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1.0844631195068">
                <text:p>21.0844631195068</text:p>
              </table:table-cell>
              <table:table-cell office:value-type="float" office:value="968376.352706325">
                <text:p>968376.3527063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1.0928585529327">
                <text:p>21.0928585529327</text:p>
              </table:table-cell>
              <table:table-cell office:value-type="float" office:value="964333.774003919">
                <text:p>964333.77400391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1.1012330055237">
                <text:p>21.1012330055237</text:p>
              </table:table-cell>
              <table:table-cell office:value-type="float" office:value="966749.756128114">
                <text:p>966749.7561281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1.1096601486206">
                <text:p>21.1096601486206</text:p>
              </table:table-cell>
              <table:table-cell office:value-type="float" office:value="960705.17693657">
                <text:p>960705.1769365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1.1180334091186">
                <text:p>21.1180334091186</text:p>
              </table:table-cell>
              <table:table-cell office:value-type="float" office:value="966887.391343964">
                <text:p>966887.39134396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1.1264326572418">
                <text:p>21.1264326572418</text:p>
              </table:table-cell>
              <table:table-cell office:value-type="float" office:value="963895.801300065">
                <text:p>963895.80130006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1.1348674297333">
                <text:p>21.1348674297333</text:p>
              </table:table-cell>
              <table:table-cell office:value-type="float" office:value="959836.202837922">
                <text:p>959836.20283792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1.1432971954346">
                <text:p>21.1432971954346</text:p>
              </table:table-cell>
              <table:table-cell office:value-type="float" office:value="960406.289673898">
                <text:p>960406.28967389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1.1517250537872">
                <text:p>21.1517250537872</text:p>
              </table:table-cell>
              <table:table-cell office:value-type="float" office:value="960623.643780588">
                <text:p>960623.64378058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1.1601495742798">
                <text:p>21.1601495742798</text:p>
              </table:table-cell>
              <table:table-cell office:value-type="float" office:value="961004.250290081">
                <text:p>961004.25029008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1.1686010360718">
                <text:p>21.1686010360718</text:p>
              </table:table-cell>
              <table:table-cell office:value-type="float" office:value="957940.791694877">
                <text:p>957940.79169487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1.1770017147064">
                <text:p>21.1770017147064</text:p>
              </table:table-cell>
              <table:table-cell office:value-type="float" office:value="963731.664084007">
                <text:p>963731.66408400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1.1854112148285">
                <text:p>21.1854112148285</text:p>
              </table:table-cell>
              <table:table-cell office:value-type="float" office:value="962720.718530279">
                <text:p>962720.71853027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1.1938364505768">
                <text:p>21.1938364505768</text:p>
              </table:table-cell>
              <table:table-cell office:value-type="float" office:value="960922.66636482">
                <text:p>960922.6663648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1.2022607326508">
                <text:p>21.2022607326508</text:p>
              </table:table-cell>
              <table:table-cell office:value-type="float" office:value="961031.448010415">
                <text:p>961031.4480104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1.2106852531433">
                <text:p>21.2106852531433</text:p>
              </table:table-cell>
              <table:table-cell office:value-type="float" office:value="961004.250290081">
                <text:p>961004.25029008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1.2190928459167">
                <text:p>21.2190928459167</text:p>
              </table:table-cell>
              <table:table-cell office:value-type="float" office:value="962939.121597096">
                <text:p>962939.1215970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1.2274885177612">
                <text:p>21.2274885177612</text:p>
              </table:table-cell>
              <table:table-cell office:value-type="float" office:value="964306.38904981">
                <text:p>964306.3890498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1.2359616756439">
                <text:p>21.2359616756439</text:p>
              </table:table-cell>
              <table:table-cell office:value-type="float" office:value="955487.919862686">
                <text:p>955487.91986268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1.2443699836731">
                <text:p>21.2443699836731</text:p>
              </table:table-cell>
              <table:table-cell office:value-type="float" office:value="962857.208835455">
                <text:p>962857.2088354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1.2527959346771">
                <text:p>21.2527959346771</text:p>
              </table:table-cell>
              <table:table-cell office:value-type="float" office:value="960841.096290427">
                <text:p>960841.0962904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1.2612223625183">
                <text:p>21.2612223625183</text:p>
              </table:table-cell>
              <table:table-cell office:value-type="float" office:value="960786.723934018">
                <text:p>960786.72393401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1.2697021961212">
                <text:p>21.2697021961212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1.2781255245209">
                <text:p>21.2781255245209</text:p>
              </table:table-cell>
              <table:table-cell office:value-type="float" office:value="961140.25428814">
                <text:p>961140.254288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1.2865326404572">
                <text:p>21.2865326404572</text:p>
              </table:table-cell>
              <table:table-cell office:value-type="float" office:value="962993.737848108">
                <text:p>962993.73784810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1.2949802875519">
                <text:p>21.2949802875519</text:p>
              </table:table-cell>
              <table:table-cell office:value-type="float" office:value="958373.368254685">
                <text:p>958373.36825468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1.3034307956696">
                <text:p>21.3034307956696</text:p>
              </table:table-cell>
              <table:table-cell office:value-type="float" office:value="958048.899221307">
                <text:p>958048.89922130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1.3118572235107">
                <text:p>21.3118572235107</text:p>
              </table:table-cell>
              <table:table-cell office:value-type="float" office:value="960786.723934018">
                <text:p>960786.72393401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1.3208565711975">
                <text:p>21.3208565711975</text:p>
              </table:table-cell>
              <table:table-cell office:value-type="float" office:value="899620.759391724">
                <text:p>899620.75939172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1.3293278217316">
                <text:p>21.3293278217316</text:p>
              </table:table-cell>
              <table:table-cell office:value-type="float" office:value="955703.053221131">
                <text:p>955703.05322113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1.3377771377563">
                <text:p>21.3377771377563</text:p>
              </table:table-cell>
              <table:table-cell office:value-type="float" office:value="958184.067947741">
                <text:p>958184.06794774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1.346223115921">
                <text:p>21.346223115921</text:p>
              </table:table-cell>
              <table:table-cell office:value-type="float" office:value="958562.743373324">
                <text:p>958562.74337332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1.3546733856201">
                <text:p>21.3546733856201</text:p>
              </table:table-cell>
              <table:table-cell office:value-type="float" office:value="958075.929915639">
                <text:p>958075.92991563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1.3630967140198">
                <text:p>21.3630967140198</text:p>
              </table:table-cell>
              <table:table-cell office:value-type="float" office:value="961140.25428814">
                <text:p>961140.2542881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1.3714933395386">
                <text:p>21.3714933395386</text:p>
              </table:table-cell>
              <table:table-cell office:value-type="float" office:value="964196.864785053">
                <text:p>964196.86478505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1.3799390792847">
                <text:p>21.3799390792847</text:p>
              </table:table-cell>
              <table:table-cell office:value-type="float" office:value="958589.803071364">
                <text:p>958589.80307136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.3883674144745">
                <text:p>21.3883674144745</text:p>
              </table:table-cell>
              <table:table-cell office:value-type="float" office:value="960569.29603123">
                <text:p>960569.2960312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1.3968026638031">
                <text:p>21.3968026638031</text:p>
              </table:table-cell>
              <table:table-cell office:value-type="float" office:value="959781.944149237">
                <text:p>959781.94414923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1.4052157402039">
                <text:p>21.4052157402039</text:p>
              </table:table-cell>
              <table:table-cell office:value-type="float" office:value="962311.479695072">
                <text:p>962311.47969507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1.4136734008789">
                <text:p>21.4136734008789</text:p>
              </table:table-cell>
              <table:table-cell office:value-type="float" office:value="957238.687038394">
                <text:p>957238.6870383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1.4221320152283">
                <text:p>21.4221320152283</text:p>
              </table:table-cell>
              <table:table-cell office:value-type="float" office:value="957130.762275213">
                <text:p>957130.76227521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1.4305605888367">
                <text:p>21.4305605888367</text:p>
              </table:table-cell>
              <table:table-cell office:value-type="float" office:value="960542.124462548">
                <text:p>960542.12446254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1.4389905929565">
                <text:p>21.4389905929565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1.4474220275879">
                <text:p>21.4474220275879</text:p>
              </table:table-cell>
              <table:table-cell office:value-type="float" office:value="960216.185499378">
                <text:p>960216.18549937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.4558444023132">
                <text:p>21.4558444023132</text:p>
              </table:table-cell>
              <table:table-cell office:value-type="float" office:value="961249.085206364">
                <text:p>961249.08520636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1.4642517566681">
                <text:p>21.4642517566681</text:p>
              </table:table-cell>
              <table:table-cell office:value-type="float" office:value="962966.428948189">
                <text:p>962966.42894818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1.4726495742798">
                <text:p>21.4726495742798</text:p>
              </table:table-cell>
              <table:table-cell office:value-type="float" office:value="964059.994435454">
                <text:p>964059.99443545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1.4811267852783">
                <text:p>21.4811267852783</text:p>
              </table:table-cell>
              <table:table-cell office:value-type="float" office:value="955031.082911464">
                <text:p>955031.08291146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1.4895811080933">
                <text:p>21.4895811080933</text:p>
              </table:table-cell>
              <table:table-cell office:value-type="float" office:value="957616.615454033">
                <text:p>957616.61545403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1.4980244636536">
                <text:p>21.4980244636536</text:p>
              </table:table-cell>
              <table:table-cell office:value-type="float" office:value="958860.484102332">
                <text:p>958860.4841023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1.506409406662">
                <text:p>21.506409406662</text:p>
              </table:table-cell>
              <table:table-cell office:value-type="float" office:value="965540.253746197">
                <text:p>965540.25374619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1.5147624015808">
                <text:p>21.5147624015808</text:p>
              </table:table-cell>
              <table:table-cell office:value-type="float" office:value="969233.200627943">
                <text:p>969233.20062794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1.5231671333313">
                <text:p>21.5231671333313</text:p>
              </table:table-cell>
              <table:table-cell office:value-type="float" office:value="963266.912061727">
                <text:p>963266.91206172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1.5315630435944">
                <text:p>21.5315630435944</text:p>
              </table:table-cell>
              <table:table-cell office:value-type="float" office:value="964279.005651001">
                <text:p>964279.00565100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1.5400111675262">
                <text:p>21.5400111675262</text:p>
              </table:table-cell>
              <table:table-cell office:value-type="float" office:value="958319.274820794">
                <text:p>958319.27482079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1.5484156608582">
                <text:p>21.5484156608582</text:p>
              </table:table-cell>
              <table:table-cell office:value-type="float" office:value="963294.238007432">
                <text:p>963294.23800743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1.5568103790283">
                <text:p>21.5568103790283</text:p>
              </table:table-cell>
              <table:table-cell office:value-type="float" office:value="964415.938199375">
                <text:p>964415.93819937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1.56520652771">
                <text:p>21.56520652771</text:p>
              </table:table-cell>
              <table:table-cell office:value-type="float" office:value="964251.62380736">
                <text:p>964251.6238073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1.5735905170441">
                <text:p>21.5735905170441</text:p>
              </table:table-cell>
              <table:table-cell office:value-type="float" office:value="965650.083435234">
                <text:p>965650.0834352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1.5820212364197">
                <text:p>21.5820212364197</text:p>
              </table:table-cell>
              <table:table-cell office:value-type="float" office:value="960297.649500863">
                <text:p>960297.64950086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.5904133319855">
                <text:p>21.5904133319855</text:p>
              </table:table-cell>
              <table:table-cell office:value-type="float" office:value="964717.326742237">
                <text:p>964717.32674223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1.5988168716431">
                <text:p>21.5988168716431</text:p>
              </table:table-cell>
              <table:table-cell office:value-type="float" office:value="963403.557295657">
                <text:p>963403.55729565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1.6072428226471">
                <text:p>21.6072428226471</text:p>
              </table:table-cell>
              <table:table-cell office:value-type="float" office:value="960841.096290427">
                <text:p>960841.09629042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1.6157166957855">
                <text:p>21.6157166957855</text:p>
              </table:table-cell>
              <table:table-cell office:value-type="float" office:value="955407.26982162">
                <text:p>955407.2698216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1.6242687702179">
                <text:p>21.6242687702179</text:p>
              </table:table-cell>
              <table:table-cell office:value-type="float" office:value="946670.900027879">
                <text:p>946670.90002787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1.6326858997345">
                <text:p>21.6326858997345</text:p>
              </table:table-cell>
              <table:table-cell office:value-type="float" office:value="961848.096079764">
                <text:p>961848.09607976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1.6411044597626">
                <text:p>21.6411044597626</text:p>
              </table:table-cell>
              <table:table-cell office:value-type="float" office:value="961684.655451713">
                <text:p>961684.65545171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1.6495366096497">
                <text:p>21.6495366096497</text:p>
              </table:table-cell>
              <table:table-cell office:value-type="float" office:value="960134.735318235">
                <text:p>960134.73531823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1.6580140590668">
                <text:p>21.6580140590668</text:p>
              </table:table-cell>
              <table:table-cell office:value-type="float" office:value="955004.22375341">
                <text:p>955004.2237534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1.6664335727692">
                <text:p>21.6664335727692</text:p>
              </table:table-cell>
              <table:table-cell office:value-type="float" office:value="961575.72588775">
                <text:p>961575.7258877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1.6748766899109">
                <text:p>21.6748766899109</text:p>
              </table:table-cell>
              <table:table-cell office:value-type="float" office:value="958887.560613334">
                <text:p>958887.56061333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1.6833209991455">
                <text:p>21.6833209991455</text:p>
              </table:table-cell>
              <table:table-cell office:value-type="float" office:value="958752.193348015">
                <text:p>958752.1933480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1.6917650699615">
                <text:p>21.6917650699615</text:p>
              </table:table-cell>
              <table:table-cell office:value-type="float" office:value="958779.2637434">
                <text:p>958779.263743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1.7001845836639">
                <text:p>21.7001845836639</text:p>
              </table:table-cell>
              <table:table-cell office:value-type="float" office:value="961575.72588775">
                <text:p>961575.7258877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1.7086164951324">
                <text:p>21.7086164951324</text:p>
              </table:table-cell>
              <table:table-cell office:value-type="float" office:value="960161.883843239">
                <text:p>960161.88384323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1.7170910835266">
                <text:p>21.7170910835266</text:p>
              </table:table-cell>
              <table:table-cell office:value-type="float" office:value="955326.633394289">
                <text:p>955326.63339428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1.7255413532257">
                <text:p>21.7255413532257</text:p>
              </table:table-cell>
              <table:table-cell office:value-type="float" office:value="958075.929915639">
                <text:p>958075.9299156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1.7340252399445">
                <text:p>21.7340252399445</text:p>
              </table:table-cell>
              <table:table-cell office:value-type="float" office:value="954279.597122302">
                <text:p>954279.59712230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1.7424573898315">
                <text:p>21.7424573898315</text:p>
              </table:table-cell>
              <table:table-cell office:value-type="float" office:value="960134.735318235">
                <text:p>960134.73531823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1.7509162425995">
                <text:p>21.7509162425995</text:p>
              </table:table-cell>
              <table:table-cell office:value-type="float" office:value="957103.784886835">
                <text:p>957103.78488683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1.7599782943726">
                <text:p>21.7599782943726</text:p>
              </table:table-cell>
              <table:table-cell office:value-type="float" office:value="893395.911073693">
                <text:p>893395.91107369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1.7683920860291">
                <text:p>21.7683920860291</text:p>
              </table:table-cell>
              <table:table-cell office:value-type="float" office:value="962229.673675262">
                <text:p>962229.67367526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.7768571376801">
                <text:p>21.7768571376801</text:p>
              </table:table-cell>
              <table:table-cell office:value-type="float" office:value="956402.906182228">
                <text:p>956402.90618222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1.7852890491486">
                <text:p>21.7852890491486</text:p>
              </table:table-cell>
              <table:table-cell office:value-type="float" office:value="960161.883843239">
                <text:p>960161.88384323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1.7937211990356">
                <text:p>21.7937211990356</text:p>
              </table:table-cell>
              <table:table-cell office:value-type="float" office:value="960134.735318235">
                <text:p>960134.73531823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1.802143573761">
                <text:p>21.802143573761</text:p>
              </table:table-cell>
              <table:table-cell office:value-type="float" office:value="961249.085206364">
                <text:p>961249.08520636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.8105518817902">
                <text:p>21.8105518817902</text:p>
              </table:table-cell>
              <table:table-cell office:value-type="float" office:value="962857.208835455">
                <text:p>962857.20883545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1.8189306259155">
                <text:p>21.8189306259155</text:p>
              </table:table-cell>
              <table:table-cell office:value-type="float" office:value="966254.593631733">
                <text:p>966254.59363173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1.827358007431">
                <text:p>21.827358007431</text:p>
              </table:table-cell>
              <table:table-cell office:value-type="float" office:value="960677.997680143">
                <text:p>960677.99768014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1.8357706069946">
                <text:p>21.8357706069946</text:p>
              </table:table-cell>
              <table:table-cell office:value-type="float" office:value="962366.024769732">
                <text:p>962366.02476973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.8442399501801">
                <text:p>21.8442399501801</text:p>
              </table:table-cell>
              <table:table-cell office:value-type="float" office:value="955918.28347831">
                <text:p>955918.2834783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1.852694272995">
                <text:p>21.852694272995</text:p>
              </table:table-cell>
              <table:table-cell office:value-type="float" office:value="957616.615454033">
                <text:p>957616.61545403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1.8611018657684">
                <text:p>21.8611018657684</text:p>
              </table:table-cell>
              <table:table-cell office:value-type="float" office:value="962939.121597096">
                <text:p>962939.12159709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1.8694908618927">
                <text:p>21.8694908618927</text:p>
              </table:table-cell>
              <table:table-cell office:value-type="float" office:value="965073.756153015">
                <text:p>965073.75615301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1.8778986930847">
                <text:p>21.8778986930847</text:p>
              </table:table-cell>
              <table:table-cell office:value-type="float" office:value="962911.815794697">
                <text:p>962911.81579469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1.8863015174866">
                <text:p>21.8863015174866</text:p>
              </table:table-cell>
              <table:table-cell office:value-type="float" office:value="963485.563046192">
                <text:p>963485.56304619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1.894761800766">
                <text:p>21.894761800766</text:p>
              </table:table-cell>
              <table:table-cell office:value-type="float" office:value="956941.952486966">
                <text:p>956941.95248696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.9031314849853">
                <text:p>21.9031314849853</text:p>
              </table:table-cell>
              <table:table-cell office:value-type="float" office:value="967300.532231876">
                <text:p>967300.53223187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.9115459918976">
                <text:p>21.9115459918976</text:p>
              </table:table-cell>
              <table:table-cell office:value-type="float" office:value="962147.881562916">
                <text:p>962147.88156291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1.9199686050415">
                <text:p>21.9199686050415</text:p>
              </table:table-cell>
              <table:table-cell office:value-type="float" office:value="961221.875166303">
                <text:p>961221.87516630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1.9283738136291">
                <text:p>21.9283738136291</text:p>
              </table:table-cell>
              <table:table-cell office:value-type="float" office:value="963212.264821013">
                <text:p>963212.26482101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1.9369025230408">
                <text:p>21.9369025230408</text:p>
              </table:table-cell>
              <table:table-cell office:value-type="float" office:value="949264.373923739">
                <text:p>949264.37392373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.9453406333923">
                <text:p>21.9453406333923</text:p>
              </table:table-cell>
              <table:table-cell office:value-type="float" office:value="959456.52079566">
                <text:p>959456.5207956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.9537892341614">
                <text:p>21.9537892341614</text:p>
              </table:table-cell>
              <table:table-cell office:value-type="float" office:value="958265.187492945">
                <text:p>958265.18749294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1.9622876644135">
                <text:p>21.9622876644135</text:p>
              </table:table-cell>
              <table:table-cell office:value-type="float" office:value="952646.519399635">
                <text:p>952646.51939963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1.9707453250885">
                <text:p>21.9707453250885</text:p>
              </table:table-cell>
              <table:table-cell office:value-type="float" office:value="957238.687038394">
                <text:p>957238.68703839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.9791676998138">
                <text:p>21.9791676998138</text:p>
              </table:table-cell>
              <table:table-cell office:value-type="float" office:value="961249.085206364">
                <text:p>961249.08520636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1.9875855445862">
                <text:p>21.9875855445862</text:p>
              </table:table-cell>
              <table:table-cell office:value-type="float" office:value="961766.368822047">
                <text:p>961766.36882204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1.9957804679871">
                <text:p>21.9957804679871</text:p>
              </table:table-cell>
              <table:table-cell office:value-type="float" office:value="987928.697311765">
                <text:p>987928.69731176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2.0041680335999">
                <text:p>22.0041680335999</text:p>
              </table:table-cell>
              <table:table-cell office:value-type="float" office:value="965238.350881183">
                <text:p>965238.35088118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2.0126039981842">
                <text:p>22.0126039981842</text:p>
              </table:table-cell>
              <table:table-cell office:value-type="float" office:value="959700.567617217">
                <text:p>959700.56761721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2.0211453437805">
                <text:p>22.0211453437805</text:p>
              </table:table-cell>
              <table:table-cell office:value-type="float" office:value="947860.019092812">
                <text:p>947860.01909281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2.0296869277954">
                <text:p>22.0296869277954</text:p>
              </table:table-cell>
              <table:table-cell office:value-type="float" office:value="947833.561770781">
                <text:p>947833.56177078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2.0380730628967">
                <text:p>22.0380730628967</text:p>
              </table:table-cell>
              <table:table-cell office:value-type="float" office:value="965403.001762666">
                <text:p>965403.00176266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2.046507358551">
                <text:p>22.046507358551</text:p>
              </table:table-cell>
              <table:table-cell office:value-type="float" office:value="959890.467661692">
                <text:p>959890.46766169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2.0549671649933">
                <text:p>22.0549671649933</text:p>
              </table:table-cell>
              <table:table-cell office:value-type="float" office:value="956995.890539131">
                <text:p>956995.89053913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2.0633823871613">
                <text:p>22.0633823871613</text:p>
              </table:table-cell>
              <table:table-cell office:value-type="float" office:value="962066.103354488">
                <text:p>962066.10335448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2.0717489719391">
                <text:p>22.0717489719391</text:p>
              </table:table-cell>
              <table:table-cell office:value-type="float" office:value="967658.87336145">
                <text:p>967658.8733614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2.0802028179169">
                <text:p>22.0802028179169</text:p>
              </table:table-cell>
              <table:table-cell office:value-type="float" office:value="957670.629589937">
                <text:p>957670.62958993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2.088604927063">
                <text:p>22.088604927063</text:p>
              </table:table-cell>
              <table:table-cell office:value-type="float" office:value="963567.582758719">
                <text:p>963567.58275871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2.0970294475555">
                <text:p>22.0970294475555</text:p>
              </table:table-cell>
              <table:table-cell office:value-type="float" office:value="961004.250290081">
                <text:p>961004.25029008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2.1054167747498">
                <text:p>22.1054167747498</text:p>
              </table:table-cell>
              <table:table-cell office:value-type="float" office:value="965265.788794451">
                <text:p>965265.78879445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2.1138074398041">
                <text:p>22.1138074398041</text:p>
              </table:table-cell>
              <table:table-cell office:value-type="float" office:value="964881.79990339">
                <text:p>964881.7999033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2.1221966743469">
                <text:p>22.1221966743469</text:p>
              </table:table-cell>
              <table:table-cell office:value-type="float" office:value="965046.329155654">
                <text:p>965046.32915565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2.1306035518646">
                <text:p>22.1306035518646</text:p>
              </table:table-cell>
              <table:table-cell office:value-type="float" office:value="963021.048296985">
                <text:p>963021.04829698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2.1390573978424">
                <text:p>22.1390573978424</text:p>
              </table:table-cell>
              <table:table-cell office:value-type="float" office:value="957670.629589937">
                <text:p>957670.62958993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2.1474838256836">
                <text:p>22.1474838256836</text:p>
              </table:table-cell>
              <table:table-cell office:value-type="float" office:value="960786.723934018">
                <text:p>960786.72393401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2.1558961868286">
                <text:p>22.1558961868286</text:p>
              </table:table-cell>
              <table:table-cell office:value-type="float" office:value="962393.299625893">
                <text:p>962393.29962589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2.1643226146698">
                <text:p>22.1643226146698</text:p>
              </table:table-cell>
              <table:table-cell office:value-type="float" office:value="960786.723934018">
                <text:p>960786.72393401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2.172723531723">
                <text:p>22.172723531723</text:p>
              </table:table-cell>
              <table:table-cell office:value-type="float" office:value="963704.313315927">
                <text:p>963704.31331592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2.1811423301697">
                <text:p>22.1811423301697</text:p>
              </table:table-cell>
              <table:table-cell office:value-type="float" office:value="961657.420747076">
                <text:p>961657.42074707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2.1895637512207">
                <text:p>22.1895637512207</text:p>
              </table:table-cell>
              <table:table-cell office:value-type="float" office:value="961357.940773456">
                <text:p>961357.94077345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2.1980309486389">
                <text:p>22.1980309486389</text:p>
              </table:table-cell>
              <table:table-cell office:value-type="float" office:value="956160.533423439">
                <text:p>956160.53342343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2.206444978714">
                <text:p>22.206444978714</text:p>
              </table:table-cell>
              <table:table-cell office:value-type="float" office:value="962202.408092715">
                <text:p>962202.40809271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2.2148406505585">
                <text:p>22.2148406505585</text:p>
              </table:table-cell>
              <table:table-cell office:value-type="float" office:value="964306.38904981">
                <text:p>964306.3890498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2.2232084274292">
                <text:p>22.2232084274292</text:p>
              </table:table-cell>
              <table:table-cell office:value-type="float" office:value="967521.018434624">
                <text:p>967521.01843462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2.2316575050354">
                <text:p>22.2316575050354</text:p>
              </table:table-cell>
              <table:table-cell office:value-type="float" office:value="958211.106270106">
                <text:p>958211.10627010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2.2400476932526">
                <text:p>22.2400476932526</text:p>
              </table:table-cell>
              <table:table-cell office:value-type="float" office:value="964936.636753716">
                <text:p>964936.63675371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2.2485477924347">
                <text:p>22.2485477924347</text:p>
              </table:table-cell>
              <table:table-cell office:value-type="float" office:value="952459.474475485">
                <text:p>952459.47447548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2.2569720745087">
                <text:p>22.2569720745087</text:p>
              </table:table-cell>
              <table:table-cell office:value-type="float" office:value="961031.448010415">
                <text:p>961031.44801041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2.2653472423553">
                <text:p>22.2653472423553</text:p>
              </table:table-cell>
              <table:table-cell office:value-type="float" office:value="966667.193805511">
                <text:p>966667.19380551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.2737023830414">
                <text:p>22.2737023830414</text:p>
              </table:table-cell>
              <table:table-cell office:value-type="float" office:value="968984.282159571">
                <text:p>968984.28215957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2.2820954322815">
                <text:p>22.2820954322815</text:p>
              </table:table-cell>
              <table:table-cell office:value-type="float" office:value="964607.7091157">
                <text:p>964607.709115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2.2905068397522">
                <text:p>22.2905068397522</text:p>
              </table:table-cell>
              <table:table-cell office:value-type="float" office:value="962502.414512472">
                <text:p>962502.41451247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2.2989187240601">
                <text:p>22.2989187240601</text:p>
              </table:table-cell>
              <table:table-cell office:value-type="float" office:value="962447.853976532">
                <text:p>962447.85397653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2.3073177337646">
                <text:p>22.3073177337646</text:p>
              </table:table-cell>
              <table:table-cell office:value-type="float" office:value="963923.162938572">
                <text:p>963923.16293857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2.3157494068146">
                <text:p>22.3157494068146</text:p>
              </table:table-cell>
              <table:table-cell office:value-type="float" office:value="960189.033903577">
                <text:p>960189.03390357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5.3250985145569">
                <text:p>35.3250985145569</text:p>
              </table:table-cell>
              <table:table-cell office:value-type="float" office:value="622.321680581375">
                <text:p>622.32168058137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5.3353869915009">
                <text:p>35.3353869915009</text:p>
              </table:table-cell>
              <table:table-cell office:value-type="float" office:value="786899.756308947">
                <text:p>786899.75630894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5.345623254776">
                <text:p>35.345623254776</text:p>
              </table:table-cell>
              <table:table-cell office:value-type="float" office:value="790913.61587553">
                <text:p>790913.6158755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5.3558888435364">
                <text:p>35.3558888435364</text:p>
              </table:table-cell>
              <table:table-cell office:value-type="float" office:value="788654.23006712">
                <text:p>788654.2300671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5.3661205768585">
                <text:p>35.3661205768585</text:p>
              </table:table-cell>
              <table:table-cell office:value-type="float" office:value="791263.781521613">
                <text:p>791263.78152161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5.3763852119446">
                <text:p>35.3763852119446</text:p>
              </table:table-cell>
              <table:table-cell office:value-type="float" office:value="788727.502938239">
                <text:p>788727.50293823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5.3867204189301">
                <text:p>35.3867204189301</text:p>
              </table:table-cell>
              <table:table-cell office:value-type="float" office:value="783341.834505986">
                <text:p>783341.83450598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5.3970882892609">
                <text:p>35.3970882892609</text:p>
              </table:table-cell>
              <table:table-cell office:value-type="float" office:value="780873.963666467">
                <text:p>780873.96366646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5.4075281620026">
                <text:p>35.4075281620026</text:p>
              </table:table-cell>
              <table:table-cell office:value-type="float" office:value="775488.380012789">
                <text:p>775488.38001278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5.4178140163422">
                <text:p>35.4178140163422</text:p>
              </table:table-cell>
              <table:table-cell office:value-type="float" office:value="787100.393676696">
                <text:p>787100.39367669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5.4281256198883">
                <text:p>35.4281256198883</text:p>
              </table:table-cell>
              <table:table-cell office:value-type="float" office:value="785134.917549133">
                <text:p>785134.91754913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5.4384603500366">
                <text:p>35.4384603500366</text:p>
              </table:table-cell>
              <table:table-cell office:value-type="float" office:value="783377.977345606">
                <text:p>783377.97734560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5.4487824440002">
                <text:p>35.4487824440002</text:p>
              </table:table-cell>
              <table:table-cell office:value-type="float" office:value="784336.979350487">
                <text:p>784336.97935048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5.4590947628021">
                <text:p>35.4590947628021</text:p>
              </table:table-cell>
              <table:table-cell office:value-type="float" office:value="785080.461100964">
                <text:p>785080.46110096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5.4694273471832">
                <text:p>35.4694273471832</text:p>
              </table:table-cell>
              <table:table-cell office:value-type="float" office:value="783540.661405695">
                <text:p>783540.66140569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5.4797284603119">
                <text:p>35.4797284603119</text:p>
              </table:table-cell>
              <table:table-cell office:value-type="float" office:value="785934.48095172">
                <text:p>785934.4809517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5.4900586605072">
                <text:p>35.4900586605072</text:p>
              </table:table-cell>
              <table:table-cell office:value-type="float" office:value="783721.500738552">
                <text:p>783721.50073855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5.5004191398621">
                <text:p>35.5004191398621</text:p>
              </table:table-cell>
              <table:table-cell office:value-type="float" office:value="781431.024830284">
                <text:p>781431.02483028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5.5107865333557">
                <text:p>35.5107865333557</text:p>
              </table:table-cell>
              <table:table-cell office:value-type="float" office:value="780909.879127955">
                <text:p>780909.87912795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5.5210707187653">
                <text:p>35.5210707187653</text:p>
              </table:table-cell>
              <table:table-cell office:value-type="float" office:value="787228.125281094">
                <text:p>787228.12528109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5.5313658714294">
                <text:p>35.5313658714294</text:p>
              </table:table-cell>
              <table:table-cell office:value-type="float" office:value="786389.504272713">
                <text:p>786389.50427271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5.5416595935822">
                <text:p>35.5416595935822</text:p>
              </table:table-cell>
              <table:table-cell office:value-type="float" office:value="786498.788280255">
                <text:p>786498.78828025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5.551976442337">
                <text:p>35.551976442337</text:p>
              </table:table-cell>
              <table:table-cell office:value-type="float" office:value="784735.74560917">
                <text:p>784735.7456091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5.5623915195465">
                <text:p>35.5623915195465</text:p>
              </table:table-cell>
              <table:table-cell office:value-type="float" office:value="777334.611848732">
                <text:p>777334.61184873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5.5726633071899">
                <text:p>35.5726633071899</text:p>
              </table:table-cell>
              <table:table-cell office:value-type="float" office:value="788178.28804865">
                <text:p>788178.2880486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5.5829408168793">
                <text:p>35.5829408168793</text:p>
              </table:table-cell>
              <table:table-cell office:value-type="float" office:value="787739.466536757">
                <text:p>787739.46653675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5.5932738780975">
                <text:p>35.5932738780975</text:p>
              </table:table-cell>
              <table:table-cell office:value-type="float" office:value="783504.503553299">
                <text:p>783504.50355329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5.603622674942">
                <text:p>35.603622674942</text:p>
              </table:table-cell>
              <table:table-cell office:value-type="float" office:value="782313.163710086">
                <text:p>782313.16371008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5.6140658855438">
                <text:p>35.6140658855438</text:p>
              </table:table-cell>
              <table:table-cell office:value-type="float" office:value="775240.518332496">
                <text:p>775240.51833249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5.6243600845337">
                <text:p>35.6243600845337</text:p>
              </table:table-cell>
              <table:table-cell office:value-type="float" office:value="786462.356902981">
                <text:p>786462.35690298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5.6346619129181">
                <text:p>35.6346619129181</text:p>
              </table:table-cell>
              <table:table-cell office:value-type="float" office:value="785879.913536532">
                <text:p>785879.91353653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5.6449780464172">
                <text:p>35.6449780464172</text:p>
              </table:table-cell>
              <table:table-cell office:value-type="float" office:value="784790.154244378">
                <text:p>784790.15424437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5.6553089618683">
                <text:p>35.6553089618683</text:p>
              </table:table-cell>
              <table:table-cell office:value-type="float" office:value="783667.240174471">
                <text:p>783667.24017447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5.6656785011292">
                <text:p>35.6656785011292</text:p>
              </table:table-cell>
              <table:table-cell office:value-type="float" office:value="780748.285563194">
                <text:p>780748.28556319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5.6759960651398">
                <text:p>35.6759960651398</text:p>
              </table:table-cell>
              <table:table-cell office:value-type="float" office:value="784681.34451762">
                <text:p>784681.3445176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5.6863343715668">
                <text:p>35.6863343715668</text:p>
              </table:table-cell>
              <table:table-cell office:value-type="float" office:value="783106.987316083">
                <text:p>783106.98731608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5.6966588497162">
                <text:p>35.6966588497162</text:p>
              </table:table-cell>
              <table:table-cell office:value-type="float" office:value="784155.855902457">
                <text:p>784155.85590245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5.7069199085236">
                <text:p>35.7069199085236</text:p>
              </table:table-cell>
              <table:table-cell office:value-type="float" office:value="789002.397509178">
                <text:p>789002.39750917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5.7172167301178">
                <text:p>35.7172167301178</text:p>
              </table:table-cell>
              <table:table-cell office:value-type="float" office:value="786262.04464203">
                <text:p>786262.0446420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5.7275633811951">
                <text:p>35.7275633811951</text:p>
              </table:table-cell>
              <table:table-cell office:value-type="float" office:value="782475.405765376">
                <text:p>782475.40576537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5.7379307746887">
                <text:p>35.7379307746887</text:p>
              </table:table-cell>
              <table:table-cell office:value-type="float" office:value="780909.879127955">
                <text:p>780909.87912795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5.7482471466064">
                <text:p>35.7482471466064</text:p>
              </table:table-cell>
              <table:table-cell office:value-type="float" office:value="784772.017194361">
                <text:p>784772.01719436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5.758603811264">
                <text:p>35.758603811264</text:p>
              </table:table-cell>
              <table:table-cell office:value-type="float" office:value="781718.851354773">
                <text:p>781718.85135477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5.7689952850342">
                <text:p>35.7689952850342</text:p>
              </table:table-cell>
              <table:table-cell office:value-type="float" office:value="779100.268073879">
                <text:p>779100.26807387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5.779324054718">
                <text:p>35.779324054718</text:p>
              </table:table-cell>
              <table:table-cell office:value-type="float" office:value="783830.044411615">
                <text:p>783830.04441161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5.7897114753723">
                <text:p>35.7897114753723</text:p>
              </table:table-cell>
              <table:table-cell office:value-type="float" office:value="779404.268821153">
                <text:p>779404.26882115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5.8000507354736">
                <text:p>35.8000507354736</text:p>
              </table:table-cell>
              <table:table-cell office:value-type="float" office:value="783034.754969331">
                <text:p>783034.75496933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5.8103873729706">
                <text:p>35.8103873729706</text:p>
              </table:table-cell>
              <table:table-cell office:value-type="float" office:value="783233.425994695">
                <text:p>783233.42599469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5.8207330703735">
                <text:p>35.8207330703735</text:p>
              </table:table-cell>
              <table:table-cell office:value-type="float" office:value="782547.534948033">
                <text:p>782547.53494803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5.8310453891754">
                <text:p>35.8310453891754</text:p>
              </table:table-cell>
              <table:table-cell office:value-type="float" office:value="785080.461100964">
                <text:p>785080.46110096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5.8413946628571">
                <text:p>35.8413946628571</text:p>
              </table:table-cell>
              <table:table-cell office:value-type="float" office:value="782277.119056395">
                <text:p>782277.11905639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5.8517656326294">
                <text:p>35.8517656326294</text:p>
              </table:table-cell>
              <table:table-cell office:value-type="float" office:value="780640.59366882">
                <text:p>780640.5936688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5.8621592521667">
                <text:p>35.8621592521667</text:p>
              </table:table-cell>
              <table:table-cell office:value-type="float" office:value="778939.422489333">
                <text:p>778939.42248933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5.872495174408">
                <text:p>35.872495174408</text:p>
              </table:table-cell>
              <table:table-cell office:value-type="float" office:value="783287.626499354">
                <text:p>783287.62649935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5.8828418254852">
                <text:p>35.8828418254852</text:p>
              </table:table-cell>
              <table:table-cell office:value-type="float" office:value="782475.405765376">
                <text:p>782475.40576537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5.8931801319122">
                <text:p>35.8931801319122</text:p>
              </table:table-cell>
              <table:table-cell office:value-type="float" office:value="783106.987316083">
                <text:p>783106.98731608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5.903505563736">
                <text:p>35.903505563736</text:p>
              </table:table-cell>
              <table:table-cell office:value-type="float" office:value="784083.429943659">
                <text:p>784083.42994365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5.9138839244843">
                <text:p>35.9138839244843</text:p>
              </table:table-cell>
              <table:table-cell office:value-type="float" office:value="780084.658488399">
                <text:p>780084.65848839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5.9242572784424">
                <text:p>35.9242572784424</text:p>
              </table:table-cell>
              <table:table-cell office:value-type="float" office:value="780461.17318256">
                <text:p>780461.1731825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5.9345982074738">
                <text:p>35.9345982074738</text:p>
              </table:table-cell>
              <table:table-cell office:value-type="float" office:value="782908.380420999">
                <text:p>782908.38042099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5.9449419975281">
                <text:p>35.9449419975281</text:p>
              </table:table-cell>
              <table:table-cell office:value-type="float" office:value="782691.833214245">
                <text:p>782691.83321424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5.9552829265594">
                <text:p>35.9552829265594</text:p>
              </table:table-cell>
              <table:table-cell office:value-type="float" office:value="782908.380420999">
                <text:p>782908.38042099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5.9656956195831">
                <text:p>35.9656956195831</text:p>
              </table:table-cell>
              <table:table-cell office:value-type="float" office:value="777512.597517974">
                <text:p>777512.59751797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5.9760599136353">
                <text:p>35.9760599136353</text:p>
              </table:table-cell>
              <table:table-cell office:value-type="float" office:value="781143.4101815">
                <text:p>781143.410181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5.9864544868469">
                <text:p>35.9864544868469</text:p>
              </table:table-cell>
              <table:table-cell office:value-type="float" office:value="778867.956878756">
                <text:p>778867.95687875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5.99689412117">
                <text:p>35.99689412117</text:p>
              </table:table-cell>
              <table:table-cell office:value-type="float" office:value="775506.090483477">
                <text:p>775506.09048347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6.0073273181915">
                <text:p>36.0073273181915</text:p>
              </table:table-cell>
              <table:table-cell office:value-type="float" office:value="775984.579159049">
                <text:p>775984.57915904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6.0176763534546">
                <text:p>36.0176763534546</text:p>
              </table:table-cell>
              <table:table-cell office:value-type="float" office:value="782295.140968047">
                <text:p>782295.14096804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6.0280039310455">
                <text:p>36.0280039310455</text:p>
              </table:table-cell>
              <table:table-cell office:value-type="float" office:value="783920.520442321">
                <text:p>783920.52044232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6.0383448600769">
                <text:p>36.0383448600769</text:p>
              </table:table-cell>
              <table:table-cell office:value-type="float" office:value="782908.380420999">
                <text:p>782908.38042099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6.0487103462219">
                <text:p>36.0487103462219</text:p>
              </table:table-cell>
              <table:table-cell office:value-type="float" office:value="781053.574017849">
                <text:p>781053.57401784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6.0590500831604">
                <text:p>36.0590500831604</text:p>
              </table:table-cell>
              <table:table-cell office:value-type="float" office:value="782998.643792658">
                <text:p>782998.64379265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6.0693809986114">
                <text:p>36.0693809986114</text:p>
              </table:table-cell>
              <table:table-cell office:value-type="float" office:value="783667.240174471">
                <text:p>783667.24017447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6.0797181129456">
                <text:p>36.0797181129456</text:p>
              </table:table-cell>
              <table:table-cell office:value-type="float" office:value="783197.296491916">
                <text:p>783197.29649191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6.0900273323059">
                <text:p>36.0900273323059</text:p>
              </table:table-cell>
              <table:table-cell office:value-type="float" office:value="785316.493617021">
                <text:p>785316.49361702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6.1003520488739">
                <text:p>36.1003520488739</text:p>
              </table:table-cell>
              <table:table-cell office:value-type="float" office:value="784137.748158411">
                <text:p>784137.74815841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6.1110644340515">
                <text:p>36.1110644340515</text:p>
              </table:table-cell>
              <table:table-cell office:value-type="float" office:value="755760.726091117">
                <text:p>755760.72609111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6.1216943264008">
                <text:p>36.1216943264008</text:p>
              </table:table-cell>
              <table:table-cell office:value-type="float" office:value="761625.775126164">
                <text:p>761625.77512616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6.1323659420013">
                <text:p>36.1323659420013</text:p>
              </table:table-cell>
              <table:table-cell office:value-type="float" office:value="758648.015728329">
                <text:p>758648.01572832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6.14306640625">
                <text:p>36.14306640625</text:p>
              </table:table-cell>
              <table:table-cell office:value-type="float" office:value="756602.686749404">
                <text:p>756602.68674940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6.1537809371948">
                <text:p>36.1537809371948</text:p>
              </table:table-cell>
              <table:table-cell office:value-type="float" office:value="755609.372140632">
                <text:p>755609.37214063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6.1644487380981">
                <text:p>36.1644487380981</text:p>
              </table:table-cell>
              <table:table-cell office:value-type="float" office:value="758919.300554264">
                <text:p>758919.30055426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6.1750938892364">
                <text:p>36.1750938892364</text:p>
              </table:table-cell>
              <table:table-cell office:value-type="float" office:value="760534.058635132">
                <text:p>760534.05863513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6.1857950687408">
                <text:p>36.1857950687408</text:p>
              </table:table-cell>
              <table:table-cell office:value-type="float" office:value="756552.116210676">
                <text:p>756552.11621067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6.196450471878">
                <text:p>36.196450471878</text:p>
              </table:table-cell>
              <table:table-cell office:value-type="float" office:value="759802.317730243">
                <text:p>759802.31773024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6.2071261405945">
                <text:p>36.2071261405945</text:p>
              </table:table-cell>
              <table:table-cell office:value-type="float" office:value="758359.988029569">
                <text:p>758359.98802956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6.2177801132202">
                <text:p>36.2177801132202</text:p>
              </table:table-cell>
              <table:table-cell office:value-type="float" office:value="759904.336570738">
                <text:p>759904.33657073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6.2283391952515">
                <text:p>36.2283391952515</text:p>
              </table:table-cell>
              <table:table-cell office:value-type="float" office:value="766733.317919075">
                <text:p>766733.31791907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6.2387413978577">
                <text:p>36.2387413978577</text:p>
              </table:table-cell>
              <table:table-cell office:value-type="float" office:value="778296.703735961">
                <text:p>778296.70373596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6.2491655349731">
                <text:p>36.2491655349731</text:p>
              </table:table-cell>
              <table:table-cell office:value-type="float" office:value="776659.008828507">
                <text:p>776659.00882850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6.2597115039825">
                <text:p>36.2597115039825</text:p>
              </table:table-cell>
              <table:table-cell office:value-type="float" office:value="767686.686048878">
                <text:p>767686.68604887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6.2703561782837">
                <text:p>36.2703561782837</text:p>
              </table:table-cell>
              <table:table-cell office:value-type="float" office:value="760568.127399377">
                <text:p>760568.12739937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6.2810165882111">
                <text:p>36.2810165882111</text:p>
              </table:table-cell>
              <table:table-cell office:value-type="float" office:value="759445.467403216">
                <text:p>759445.46740321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6.2916700839996">
                <text:p>36.2916700839996</text:p>
              </table:table-cell>
              <table:table-cell office:value-type="float" office:value="759938.348939218">
                <text:p>759938.34893921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6.3021948337555">
                <text:p>36.3021948337555</text:p>
              </table:table-cell>
              <table:table-cell office:value-type="float" office:value="769234.441464299">
                <text:p>769234.44146429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6.3127136230469">
                <text:p>36.3127136230469</text:p>
              </table:table-cell>
              <table:table-cell office:value-type="float" office:value="769670.327613953">
                <text:p>769670.32761395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6.3232734203339">
                <text:p>36.3232734203339</text:p>
              </table:table-cell>
              <table:table-cell office:value-type="float" office:value="766681.38411867">
                <text:p>766681.3841186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6.3336846828461">
                <text:p>36.3336846828461</text:p>
              </table:table-cell>
              <table:table-cell office:value-type="float" office:value="777619.428047999">
                <text:p>777619.42804799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6.344132900238">
                <text:p>36.344132900238</text:p>
              </table:table-cell>
              <table:table-cell office:value-type="float" office:value="774869.02275061">
                <text:p>774869.0227506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6.3545570373535">
                <text:p>36.3545570373535</text:p>
              </table:table-cell>
              <table:table-cell office:value-type="float" office:value="776659.008828507">
                <text:p>776659.00882850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6.3650205135345">
                <text:p>36.3650205135345</text:p>
              </table:table-cell>
              <table:table-cell office:value-type="float" office:value="773739.038530772">
                <text:p>773739.03853077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6.3754951953888">
                <text:p>36.3754951953888</text:p>
              </table:table-cell>
              <table:table-cell office:value-type="float" office:value="772911.302954432">
                <text:p>772911.30295443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6.3860113620758">
                <text:p>36.3860113620758</text:p>
              </table:table-cell>
              <table:table-cell office:value-type="float" office:value="769862.274054593">
                <text:p>769862.27405459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6.3964486122131">
                <text:p>36.3964486122131</text:p>
              </table:table-cell>
              <table:table-cell office:value-type="float" office:value="775683.239692076">
                <text:p>775683.23969207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6.4068365097046">
                <text:p>36.4068365097046</text:p>
              </table:table-cell>
              <table:table-cell office:value-type="float" office:value="779368.491714482">
                <text:p>779368.49171448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6.4172301292419">
                <text:p>36.4172301292419</text:p>
              </table:table-cell>
              <table:table-cell office:value-type="float" office:value="778939.422489333">
                <text:p>778939.42248933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6.427681684494">
                <text:p>36.427681684494</text:p>
              </table:table-cell>
              <table:table-cell office:value-type="float" office:value="774621.556767115">
                <text:p>774621.55676711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6.4380905628204">
                <text:p>36.4380905628204</text:p>
              </table:table-cell>
              <table:table-cell office:value-type="float" office:value="777797.544184342">
                <text:p>777797.54418434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6.4485447406769">
                <text:p>36.4485447406769</text:p>
              </table:table-cell>
              <table:table-cell office:value-type="float" office:value="774427.230067506">
                <text:p>774427.23006750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6.4590532779694">
                <text:p>36.4590532779694</text:p>
              </table:table-cell>
              <table:table-cell office:value-type="float" office:value="770421.208458118">
                <text:p>770421.20845811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6.4694607257843">
                <text:p>36.4694607257843</text:p>
              </table:table-cell>
              <table:table-cell office:value-type="float" office:value="777904.453037662">
                <text:p>777904.45303766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6.479926109314">
                <text:p>36.479926109314</text:p>
              </table:table-cell>
              <table:table-cell office:value-type="float" office:value="773598.022189315">
                <text:p>773598.02218931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6.4903700351715">
                <text:p>36.4903700351715</text:p>
              </table:table-cell>
              <table:table-cell office:value-type="float" office:value="775187.425727657">
                <text:p>775187.42572765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6.5008664131165">
                <text:p>36.5008664131165</text:p>
              </table:table-cell>
              <table:table-cell office:value-type="float" office:value="771313.689585463">
                <text:p>771313.68958546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6.5113372802734">
                <text:p>36.5113372802734</text:p>
              </table:table-cell>
              <table:table-cell office:value-type="float" office:value="773192.886379161">
                <text:p>773192.88637916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6.5217590332031">
                <text:p>36.5217590332031</text:p>
              </table:table-cell>
              <table:table-cell office:value-type="float" office:value="776836.685212299">
                <text:p>776836.68521229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6.5322635173798">
                <text:p>36.5322635173798</text:p>
              </table:table-cell>
              <table:table-cell office:value-type="float" office:value="770718.472593568">
                <text:p>770718.47259356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6.5426480770111">
                <text:p>36.5426480770111</text:p>
              </table:table-cell>
              <table:table-cell office:value-type="float" office:value="779619.000459179">
                <text:p>779619.00045917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6.5531249046326">
                <text:p>36.5531249046326</text:p>
              </table:table-cell>
              <table:table-cell office:value-type="float" office:value="772753.002389459">
                <text:p>772753.00238945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6.5635304450989">
                <text:p>36.5635304450989</text:p>
              </table:table-cell>
              <table:table-cell office:value-type="float" office:value="778047.043900651">
                <text:p>778047.04390065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6.5740020275116">
                <text:p>36.5740020275116</text:p>
              </table:table-cell>
              <table:table-cell office:value-type="float" office:value="773140.073859885">
                <text:p>773140.07385988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6.584440946579">
                <text:p>36.584440946579</text:p>
              </table:table-cell>
              <table:table-cell office:value-type="float" office:value="775559.226749498">
                <text:p>775559.22674949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6.5949428081512">
                <text:p>36.5949428081512</text:p>
              </table:table-cell>
              <table:table-cell office:value-type="float" office:value="770910.942244824">
                <text:p>770910.94224482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6.6054146289825">
                <text:p>36.6054146289825</text:p>
              </table:table-cell>
              <table:table-cell office:value-type="float" office:value="773122.471290014">
                <text:p>773122.47129001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6.6158952713013">
                <text:p>36.6158952713013</text:p>
              </table:table-cell>
              <table:table-cell office:value-type="float" office:value="772471.739211538">
                <text:p>772471.73921153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6.6263372898102">
                <text:p>36.6263372898102</text:p>
              </table:table-cell>
              <table:table-cell office:value-type="float" office:value="775329.022170468">
                <text:p>775329.02217046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6.6367928981781">
                <text:p>36.6367928981781</text:p>
              </table:table-cell>
              <table:table-cell office:value-type="float" office:value="774321.274775391">
                <text:p>774321.27477539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6.6472327709198">
                <text:p>36.6472327709198</text:p>
              </table:table-cell>
              <table:table-cell office:value-type="float" office:value="775488.380012789">
                <text:p>775488.38001278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6.6576685905457">
                <text:p>36.6576685905457</text:p>
              </table:table-cell>
              <table:table-cell office:value-type="float" office:value="775789.568070184">
                <text:p>775789.56807018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6.6680772304535">
                <text:p>36.6680772304535</text:p>
              </table:table-cell>
              <table:table-cell office:value-type="float" office:value="777815.360285865">
                <text:p>777815.36028586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6.6784856319427">
                <text:p>36.6784856319427</text:p>
              </table:table-cell>
              <table:table-cell office:value-type="float" office:value="777833.177203592">
                <text:p>777833.17720359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6.6889567375183">
                <text:p>36.6889567375183</text:p>
              </table:table-cell>
              <table:table-cell office:value-type="float" office:value="773175.281404404">
                <text:p>773175.28140440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6.6993844509125">
                <text:p>36.6993844509125</text:p>
              </table:table-cell>
              <table:table-cell office:value-type="float" office:value="776392.64659213">
                <text:p>776392.6465921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6.709817647934">
                <text:p>36.709817647934</text:p>
              </table:table-cell>
              <table:table-cell office:value-type="float" office:value="775984.579159049">
                <text:p>775984.57915904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6.7202446460724">
                <text:p>36.7202446460724</text:p>
              </table:table-cell>
              <table:table-cell office:value-type="float" office:value="776445.904422189">
                <text:p>776445.90442218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6.7306878566742">
                <text:p>36.7306878566742</text:p>
              </table:table-cell>
              <table:table-cell office:value-type="float" office:value="775240.518332496">
                <text:p>775240.51833249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6.7410776615143">
                <text:p>36.7410776615143</text:p>
              </table:table-cell>
              <table:table-cell office:value-type="float" office:value="779225.416127404">
                <text:p>779225.41612740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6.7514462471008">
                <text:p>36.7514462471008</text:p>
              </table:table-cell>
              <table:table-cell office:value-type="float" office:value="780820.096668123">
                <text:p>780820.09666812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6.7619140148163">
                <text:p>36.7619140148163</text:p>
              </table:table-cell>
              <table:table-cell office:value-type="float" office:value="773421.824029154">
                <text:p>773421.82402915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6.7723505496979">
                <text:p>36.7723505496979</text:p>
              </table:table-cell>
              <table:table-cell office:value-type="float" office:value="775736.400237584">
                <text:p>775736.40023758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6.7827899456024">
                <text:p>36.7827899456024</text:p>
              </table:table-cell>
              <table:table-cell office:value-type="float" office:value="775523.801763121">
                <text:p>775523.80176312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6.7933297157288">
                <text:p>36.7933297157288</text:p>
              </table:table-cell>
              <table:table-cell office:value-type="float" office:value="768138.194946502">
                <text:p>768138.19494650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6.8037292957306">
                <text:p>36.8037292957306</text:p>
              </table:table-cell>
              <table:table-cell office:value-type="float" office:value="778492.977463949">
                <text:p>778492.97746394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6.8141918182373">
                <text:p>36.8141918182373</text:p>
              </table:table-cell>
              <table:table-cell office:value-type="float" office:value="773809.565982271">
                <text:p>773809.56598227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6.8245797157288">
                <text:p>36.8245797157288</text:p>
              </table:table-cell>
              <table:table-cell office:value-type="float" office:value="779368.491714482">
                <text:p>779368.49171448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6.8348557949066">
                <text:p>36.8348557949066</text:p>
              </table:table-cell>
              <table:table-cell office:value-type="float" office:value="787849.126099162">
                <text:p>787849.12609916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6.8451228141785">
                <text:p>36.8451228141785</text:p>
              </table:table-cell>
              <table:table-cell office:value-type="float" office:value="788544.346283352">
                <text:p>788544.34628335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6.8554201126099">
                <text:p>36.8554201126099</text:p>
              </table:table-cell>
              <table:table-cell office:value-type="float" office:value="786225.635193332">
                <text:p>786225.63519333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6.8657789230347">
                <text:p>36.8657789230347</text:p>
              </table:table-cell>
              <table:table-cell office:value-type="float" office:value="781556.922850304">
                <text:p>781556.92285030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6.8761298656464">
                <text:p>36.8761298656464</text:p>
              </table:table-cell>
              <table:table-cell office:value-type="float" office:value="782150.98892088">
                <text:p>782150.9889208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6.8864214420319">
                <text:p>36.8864214420319</text:p>
              </table:table-cell>
              <table:table-cell office:value-type="float" office:value="786662.771255155">
                <text:p>786662.77125515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6.8968069553375">
                <text:p>36.8968069553375</text:p>
              </table:table-cell>
              <table:table-cell office:value-type="float" office:value="779547.41010101">
                <text:p>779547.4101010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6.9071381092072">
                <text:p>36.9071381092072</text:p>
              </table:table-cell>
              <table:table-cell office:value-type="float" office:value="783649.154989384">
                <text:p>783649.15498938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6.9174885749817">
                <text:p>36.9174885749817</text:p>
              </table:table-cell>
              <table:table-cell office:value-type="float" office:value="782187.02195195">
                <text:p>782187.0219519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6.9279386997223">
                <text:p>36.9279386997223</text:p>
              </table:table-cell>
              <table:table-cell office:value-type="float" office:value="774727.594259771">
                <text:p>774727.59425977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6.9383850097656">
                <text:p>36.9383850097656</text:p>
              </table:table-cell>
              <table:table-cell office:value-type="float" office:value="775010.502887139">
                <text:p>775010.50288713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6.948757648468">
                <text:p>36.948757648468</text:p>
              </table:table-cell>
              <table:table-cell office:value-type="float" office:value="780514.990667954">
                <text:p>780514.99066795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6.959221124649">
                <text:p>36.959221124649</text:p>
              </table:table-cell>
              <table:table-cell office:value-type="float" office:value="773739.038530772">
                <text:p>773739.03853077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6.9696838855743">
                <text:p>36.9696838855743</text:p>
              </table:table-cell>
              <table:table-cell office:value-type="float" office:value="773791.932914046">
                <text:p>773791.93291404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6.980117559433">
                <text:p>36.980117559433</text:p>
              </table:table-cell>
              <table:table-cell office:value-type="float" office:value="775949.115305516">
                <text:p>775949.11530551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6.9906063079834">
                <text:p>36.9906063079834</text:p>
              </table:table-cell>
              <table:table-cell office:value-type="float" office:value="771874.734253177">
                <text:p>771874.73425317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7.0010852813721">
                <text:p>37.0010852813721</text:p>
              </table:table-cell>
              <table:table-cell office:value-type="float" office:value="772594.766654532">
                <text:p>772594.76665453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7.0115668773651">
                <text:p>37.0115668773651</text:p>
              </table:table-cell>
              <table:table-cell office:value-type="float" office:value="772401.455405682">
                <text:p>772401.45540568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7.0220532417297">
                <text:p>37.0220532417297</text:p>
              </table:table-cell>
              <table:table-cell office:value-type="float" office:value="772050.228133597">
                <text:p>772050.22813359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7.032509803772">
                <text:p>37.032509803772</text:p>
              </table:table-cell>
              <table:table-cell office:value-type="float" office:value="774250.654019791">
                <text:p>774250.65401979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7.0429449081421">
                <text:p>37.0429449081421</text:p>
              </table:table-cell>
              <table:table-cell office:value-type="float" office:value="775842.743191373">
                <text:p>775842.74319137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7.0533955097198">
                <text:p>37.0533955097198</text:p>
              </table:table-cell>
              <table:table-cell office:value-type="float" office:value="774692.245203386">
                <text:p>774692.24520338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7.0638449192047">
                <text:p>37.0638449192047</text:p>
              </table:table-cell>
              <table:table-cell office:value-type="float" office:value="774780.623893401">
                <text:p>774780.62389340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7.0742828845978">
                <text:p>37.0742828845978</text:p>
              </table:table-cell>
              <table:table-cell office:value-type="float" office:value="775630.086432161">
                <text:p>775630.08643216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7.0847542285919">
                <text:p>37.0847542285919</text:p>
              </table:table-cell>
              <table:table-cell office:value-type="float" office:value="773157.67723133">
                <text:p>773157.6772313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7.0951902866364">
                <text:p>37.0951902866364</text:p>
              </table:table-cell>
              <table:table-cell office:value-type="float" office:value="775771.844649548">
                <text:p>775771.84464954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7.1056962013245">
                <text:p>37.1056962013245</text:p>
              </table:table-cell>
              <table:table-cell office:value-type="float" office:value="770613.529649382">
                <text:p>770613.52964938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7.1161305904388">
                <text:p>37.1161305904388</text:p>
              </table:table-cell>
              <table:table-cell office:value-type="float" office:value="775895.925602651">
                <text:p>775895.92560265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7.126615524292">
                <text:p>37.126615524292</text:p>
              </table:table-cell>
              <table:table-cell office:value-type="float" office:value="772155.562771449">
                <text:p>772155.56277144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7.1370544433594">
                <text:p>37.1370544433594</text:p>
              </table:table-cell>
              <table:table-cell office:value-type="float" office:value="775559.226749498">
                <text:p>775559.22674949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7.1474950313568">
                <text:p>37.1474950313568</text:p>
              </table:table-cell>
              <table:table-cell office:value-type="float" office:value="775435.253453906">
                <text:p>775435.25345390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7.1579947471619">
                <text:p>37.1579947471619</text:p>
              </table:table-cell>
              <table:table-cell office:value-type="float" office:value="771068.488930266">
                <text:p>771068.48893026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7.1684103012085">
                <text:p>37.1684103012085</text:p>
              </table:table-cell>
              <table:table-cell office:value-type="float" office:value="777299.024492973">
                <text:p>777299.02449297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7.1788785457611">
                <text:p>37.1788785457611</text:p>
              </table:table-cell>
              <table:table-cell office:value-type="float" office:value="773386.594028287">
                <text:p>773386.59402828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7.1893239021301">
                <text:p>37.1893239021301</text:p>
              </table:table-cell>
              <table:table-cell office:value-type="float" office:value="775081.262331378">
                <text:p>775081.26233137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7.1997566223145">
                <text:p>37.1997566223145</text:p>
              </table:table-cell>
              <table:table-cell office:value-type="float" office:value="776020.046254399">
                <text:p>776020.04625439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7.2101962566376">
                <text:p>37.2101962566376</text:p>
              </table:table-cell>
              <table:table-cell office:value-type="float" office:value="775506.090483477">
                <text:p>775506.09048347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7.2206363677979">
                <text:p>37.2206363677979</text:p>
              </table:table-cell>
              <table:table-cell office:value-type="float" office:value="775470.670351001">
                <text:p>775470.67035100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7.2310678958893">
                <text:p>37.2310678958893</text:p>
              </table:table-cell>
              <table:table-cell office:value-type="float" office:value="776108.728178639">
                <text:p>776108.72817863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7.2414801120758">
                <text:p>37.2414801120758</text:p>
              </table:table-cell>
              <table:table-cell office:value-type="float" office:value="777548.204433046">
                <text:p>777548.20443304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7.2519505023956">
                <text:p>37.2519505023956</text:p>
              </table:table-cell>
              <table:table-cell office:value-type="float" office:value="773228.098733947">
                <text:p>773228.09873394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7.2623860836029">
                <text:p>37.2623860836029</text:p>
              </table:table-cell>
              <table:table-cell office:value-type="float" office:value="775807.292300663">
                <text:p>775807.29230066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7.2728326320648">
                <text:p>37.2728326320648</text:p>
              </table:table-cell>
              <table:table-cell office:value-type="float" office:value="774992.815044733">
                <text:p>774992.81504473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7.2832322120666">
                <text:p>37.2832322120666</text:p>
              </table:table-cell>
              <table:table-cell office:value-type="float" office:value="778492.977463949">
                <text:p>778492.97746394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7.2936635017395">
                <text:p>37.2936635017395</text:p>
              </table:table-cell>
              <table:table-cell office:value-type="float" office:value="776126.466995795">
                <text:p>776126.46699579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7.3040790557861">
                <text:p>37.3040790557861</text:p>
              </table:table-cell>
              <table:table-cell office:value-type="float" office:value="777299.024492973">
                <text:p>777299.02449297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7.3145358562469">
                <text:p>37.3145358562469</text:p>
              </table:table-cell>
              <table:table-cell office:value-type="float" office:value="774233.000843612">
                <text:p>774233.00084361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7.3240039348602">
                <text:p>37.3240039348602</text:p>
              </table:table-cell>
              <table:table-cell office:value-type="float" office:value="855083.732473812">
                <text:p>855083.73247381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7.3324551582336">
                <text:p>37.3324551582336</text:p>
              </table:table-cell>
              <table:table-cell office:value-type="float" office:value="957967.816289108">
                <text:p>957967.81628910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7.3409268856049">
                <text:p>37.3409268856049</text:p>
              </table:table-cell>
              <table:table-cell office:value-type="float" office:value="955649.26079982">
                <text:p>955649.2607998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7.3493769168854">
                <text:p>37.3493769168854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7.3578250408173">
                <text:p>37.3578250408173</text:p>
              </table:table-cell>
              <table:table-cell office:value-type="float" office:value="958319.274820794">
                <text:p>958319.27482079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7.366260766983">
                <text:p>37.366260766983</text:p>
              </table:table-cell>
              <table:table-cell office:value-type="float" office:value="959727.691594596">
                <text:p>959727.69159459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7.3747160434723">
                <text:p>37.3747160434723</text:p>
              </table:table-cell>
              <table:table-cell office:value-type="float" office:value="957508.605459057">
                <text:p>957508.60545905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7.3831605911255">
                <text:p>37.3831605911255</text:p>
              </table:table-cell>
              <table:table-cell office:value-type="float" office:value="958725.124481211">
                <text:p>958725.12448121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7.3915612697601">
                <text:p>37.3915612697601</text:p>
              </table:table-cell>
              <table:table-cell office:value-type="float" office:value="963731.664084007">
                <text:p>963731.66408400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7.4000465869904">
                <text:p>37.4000465869904</text:p>
              </table:table-cell>
              <table:table-cell office:value-type="float" office:value="954118.718291655">
                <text:p>954118.71829165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7.4085049629211">
                <text:p>37.4085049629211</text:p>
              </table:table-cell>
              <table:table-cell office:value-type="float" office:value="957157.741184429">
                <text:p>957157.74118442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7.4169659614563">
                <text:p>37.4169659614563</text:p>
              </table:table-cell>
              <table:table-cell office:value-type="float" office:value="956861.056807935">
                <text:p>956861.05680793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7.4254755973816">
                <text:p>37.4254755973816</text:p>
              </table:table-cell>
              <table:table-cell office:value-type="float" office:value="951392.053793567">
                <text:p>951392.05379356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7.4339997768402">
                <text:p>37.4339997768402</text:p>
              </table:table-cell>
              <table:table-cell office:value-type="float" office:value="949768.835734064">
                <text:p>949768.83573406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7.4424631595612">
                <text:p>37.4424631595612</text:p>
              </table:table-cell>
              <table:table-cell office:value-type="float" office:value="956591.50329596">
                <text:p>956591.5032959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7.4508855342865">
                <text:p>37.4508855342865</text:p>
              </table:table-cell>
              <table:table-cell office:value-type="float" office:value="961249.085206364">
                <text:p>961249.08520636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7.4593408107758">
                <text:p>37.4593408107758</text:p>
              </table:table-cell>
              <table:table-cell office:value-type="float" office:value="957508.605459057">
                <text:p>957508.60545905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7.4678378105164">
                <text:p>37.4678378105164</text:p>
              </table:table-cell>
              <table:table-cell office:value-type="float" office:value="952806.90210163">
                <text:p>952806.9021016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7.47629737854">
                <text:p>37.47629737854</text:p>
              </table:table-cell>
              <table:table-cell office:value-type="float" office:value="957022.861845443">
                <text:p>957022.86184544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7.4847710132599">
                <text:p>37.4847710132599</text:p>
              </table:table-cell>
              <table:table-cell office:value-type="float" office:value="955434.151655834">
                <text:p>955434.15165583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7.4932401180267">
                <text:p>37.4932401180267</text:p>
              </table:table-cell>
              <table:table-cell office:value-type="float" office:value="955945.19407691">
                <text:p>955945.1940769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7.5017330646515">
                <text:p>37.5017330646515</text:p>
              </table:table-cell>
              <table:table-cell office:value-type="float" office:value="953261.613160407">
                <text:p>953261.61316040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7.5101873874664">
                <text:p>37.5101873874664</text:p>
              </table:table-cell>
              <table:table-cell office:value-type="float" office:value="957616.615454033">
                <text:p>957616.61545403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7.5186061859131">
                <text:p>37.5186061859131</text:p>
              </table:table-cell>
              <table:table-cell office:value-type="float" office:value="961657.420747076">
                <text:p>961657.42074707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7.5270524024963">
                <text:p>37.5270524024963</text:p>
              </table:table-cell>
              <table:table-cell office:value-type="float" office:value="958535.685202958">
                <text:p>958535.68520295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7.5354695320129">
                <text:p>37.5354695320129</text:p>
              </table:table-cell>
              <table:table-cell office:value-type="float" office:value="961848.096079764">
                <text:p>961848.09607976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7.5439388751984">
                <text:p>37.5439388751984</text:p>
              </table:table-cell>
              <table:table-cell office:value-type="float" office:value="955918.28347831">
                <text:p>955918.2834783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7.5524003505707">
                <text:p>37.5524003505707</text:p>
              </table:table-cell>
              <table:table-cell office:value-type="float" office:value="956807.133953226">
                <text:p>956807.13395322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7.5608582496643">
                <text:p>37.5608582496643</text:p>
              </table:table-cell>
              <table:table-cell office:value-type="float" office:value="957211.703565891">
                <text:p>957211.70356589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7.5692999362946">
                <text:p>37.5692999362946</text:p>
              </table:table-cell>
              <table:table-cell office:value-type="float" office:value="959050.051797667">
                <text:p>959050.05179766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7.5777568817139">
                <text:p>37.5777568817139</text:p>
              </table:table-cell>
              <table:table-cell office:value-type="float" office:value="957319.646584534">
                <text:p>957319.64658453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7.5862009525299">
                <text:p>37.5862009525299</text:p>
              </table:table-cell>
              <table:table-cell office:value-type="float" office:value="958779.2637434">
                <text:p>958779.263743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7.5946452617645">
                <text:p>37.5946452617645</text:p>
              </table:table-cell>
              <table:table-cell office:value-type="float" office:value="958752.193348015">
                <text:p>958752.19334801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7.6030826568604">
                <text:p>37.6030826568604</text:p>
              </table:table-cell>
              <table:table-cell office:value-type="float" office:value="959537.855943938">
                <text:p>959537.85594393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7.6115479469299">
                <text:p>37.6115479469299</text:p>
              </table:table-cell>
              <table:table-cell office:value-type="float" office:value="956375.96980792">
                <text:p>956375.9698079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7.620064496994">
                <text:p>37.620064496994</text:p>
              </table:table-cell>
              <table:table-cell office:value-type="float" office:value="950619.668654293">
                <text:p>950619.66865429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7.6285078525543">
                <text:p>37.6285078525543</text:p>
              </table:table-cell>
              <table:table-cell office:value-type="float" office:value="958860.484102332">
                <text:p>958860.48410233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7.6369574069977">
                <text:p>37.6369574069977</text:p>
              </table:table-cell>
              <table:table-cell office:value-type="float" office:value="958157.031151242">
                <text:p>958157.03115124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7.6454164981842">
                <text:p>37.6454164981842</text:p>
              </table:table-cell>
              <table:table-cell office:value-type="float" office:value="957076.809019166">
                <text:p>957076.80901916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7.6538667678833">
                <text:p>37.6538667678833</text:p>
              </table:table-cell>
              <table:table-cell office:value-type="float" office:value="958075.929915639">
                <text:p>958075.92991563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7.6623013019562">
                <text:p>37.6623013019562</text:p>
              </table:table-cell>
              <table:table-cell office:value-type="float" office:value="959863.334482856">
                <text:p>959863.33448285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7.6707458496094">
                <text:p>37.6707458496094</text:p>
              </table:table-cell>
              <table:table-cell office:value-type="float" office:value="958725.124481211">
                <text:p>958725.12448121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7.6791779994965">
                <text:p>37.6791779994965</text:p>
              </table:table-cell>
              <table:table-cell office:value-type="float" office:value="960134.735318235">
                <text:p>960134.73531823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7.6876289844513">
                <text:p>37.6876289844513</text:p>
              </table:table-cell>
              <table:table-cell office:value-type="float" office:value="957994.84240817">
                <text:p>957994.8424081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7.6960871219635">
                <text:p>37.6960871219635</text:p>
              </table:table-cell>
              <table:table-cell office:value-type="float" office:value="957184.721614613">
                <text:p>957184.72161461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7.7045223712921">
                <text:p>37.7045223712921</text:p>
              </table:table-cell>
              <table:table-cell office:value-type="float" office:value="959781.944149237">
                <text:p>959781.94414923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7.7129755020142">
                <text:p>37.7129755020142</text:p>
              </table:table-cell>
              <table:table-cell office:value-type="float" office:value="957751.662219715">
                <text:p>957751.66221971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7.7214608192444">
                <text:p>37.7214608192444</text:p>
              </table:table-cell>
              <table:table-cell office:value-type="float" office:value="954118.718291655">
                <text:p>954118.71829165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7.7299489974976">
                <text:p>37.7299489974976</text:p>
              </table:table-cell>
              <table:table-cell office:value-type="float" office:value="953797.123307679">
                <text:p>953797.12330767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7.7384331226349">
                <text:p>37.7384331226349</text:p>
              </table:table-cell>
              <table:table-cell office:value-type="float" office:value="954252.780216383">
                <text:p>954252.78021638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7.7468657493591">
                <text:p>37.7468657493591</text:p>
              </table:table-cell>
              <table:table-cell office:value-type="float" office:value="960080.442873703">
                <text:p>960080.44287370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7.7553400993347">
                <text:p>37.7553400993347</text:p>
              </table:table-cell>
              <table:table-cell office:value-type="float" office:value="955353.510690975">
                <text:p>955353.51069097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7.7638168334961">
                <text:p>37.7638168334961</text:p>
              </table:table-cell>
              <table:table-cell office:value-type="float" office:value="955084.805760252">
                <text:p>955084.80576025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7.7722547054291">
                <text:p>37.7722547054291</text:p>
              </table:table-cell>
              <table:table-cell office:value-type="float" office:value="959483.630979628">
                <text:p>959483.63097962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7.7807166576385">
                <text:p>37.7807166576385</text:p>
              </table:table-cell>
              <table:table-cell office:value-type="float" office:value="956753.217175702">
                <text:p>956753.21717570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7.7891664505005">
                <text:p>37.7891664505005</text:p>
              </table:table-cell>
              <table:table-cell office:value-type="float" office:value="958129.995880477">
                <text:p>958129.99588047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7.797637462616">
                <text:p>37.797637462616</text:p>
              </table:table-cell>
              <table:table-cell office:value-type="float" office:value="955729.951702786">
                <text:p>955729.95170278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7.8061447143555">
                <text:p>37.8061447143555</text:p>
              </table:table-cell>
              <table:table-cell office:value-type="float" office:value="951658.684602881">
                <text:p>951658.68460288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7.8146340847015">
                <text:p>37.8146340847015</text:p>
              </table:table-cell>
              <table:table-cell office:value-type="float" office:value="953663.189372876">
                <text:p>953663.18937287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7.8230803012848">
                <text:p>37.8230803012848</text:p>
              </table:table-cell>
              <table:table-cell office:value-type="float" office:value="958535.685202958">
                <text:p>958535.68520295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7.8316097259521">
                <text:p>37.8316097259521</text:p>
              </table:table-cell>
              <table:table-cell office:value-type="float" office:value="949184.77104123">
                <text:p>949184.7710412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7.840078830719">
                <text:p>37.840078830719</text:p>
              </table:table-cell>
              <table:table-cell office:value-type="float" office:value="955945.19407691">
                <text:p>955945.1940769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7.8485851287842">
                <text:p>37.8485851287842</text:p>
              </table:table-cell>
              <table:table-cell office:value-type="float" office:value="951765.378776837">
                <text:p>951765.37877683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7.8570294380188">
                <text:p>37.8570294380188</text:p>
              </table:table-cell>
              <table:table-cell office:value-type="float" office:value="958752.193348015">
                <text:p>958752.19334801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7.8653872013092">
                <text:p>37.8653872013092</text:p>
              </table:table-cell>
              <table:table-cell office:value-type="float" office:value="968680.222051063">
                <text:p>968680.22205106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7.8737986087799">
                <text:p>37.8737986087799</text:p>
              </table:table-cell>
              <table:table-cell office:value-type="float" office:value="962502.414512472">
                <text:p>962502.41451247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7.8822748661041">
                <text:p>37.8822748661041</text:p>
              </table:table-cell>
              <table:table-cell office:value-type="float" office:value="955138.534653465">
                <text:p>955138.53465346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7.8907160758972">
                <text:p>37.8907160758972</text:p>
              </table:table-cell>
              <table:table-cell office:value-type="float" office:value="959104.22776444">
                <text:p>959104.2277644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7.8990929126739">
                <text:p>37.8990929126739</text:p>
              </table:table-cell>
              <table:table-cell office:value-type="float" office:value="966474.603216166">
                <text:p>966474.60321616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7.9075202941895">
                <text:p>37.9075202941895</text:p>
              </table:table-cell>
              <table:table-cell office:value-type="float" office:value="960677.997680143">
                <text:p>960677.99768014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7.9160180091858">
                <text:p>37.9160180091858</text:p>
              </table:table-cell>
              <table:table-cell office:value-type="float" office:value="952726.704000898">
                <text:p>952726.70400089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7.9244458675385">
                <text:p>37.9244458675385</text:p>
              </table:table-cell>
              <table:table-cell office:value-type="float" office:value="960623.643780588">
                <text:p>960623.64378058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7.9328780174255">
                <text:p>37.9328780174255</text:p>
              </table:table-cell>
              <table:table-cell office:value-type="float" office:value="960134.735318235">
                <text:p>960134.73531823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7.9413216114044">
                <text:p>37.9413216114044</text:p>
              </table:table-cell>
              <table:table-cell office:value-type="float" office:value="958833.409120429">
                <text:p>958833.40912042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7.9497406482697">
                <text:p>37.9497406482697</text:p>
              </table:table-cell>
              <table:table-cell office:value-type="float" office:value="961630.187584957">
                <text:p>961630.18758495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7.9581830501556">
                <text:p>37.9581830501556</text:p>
              </table:table-cell>
              <table:table-cell office:value-type="float" office:value="958968.799322225">
                <text:p>958968.79932222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7.9666271209717">
                <text:p>37.9666271209717</text:p>
              </table:table-cell>
              <table:table-cell office:value-type="float" office:value="958779.2637434">
                <text:p>958779.263743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7.9751062393188">
                <text:p>37.9751062393188</text:p>
              </table:table-cell>
              <table:table-cell office:value-type="float" office:value="954816.251940164">
                <text:p>954816.25194016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7.9835689067841">
                <text:p>37.9835689067841</text:p>
              </table:table-cell>
              <table:table-cell office:value-type="float" office:value="956672.353401888">
                <text:p>956672.35340188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7.9920861721039">
                <text:p>37.9920861721039</text:p>
              </table:table-cell>
              <table:table-cell office:value-type="float" office:value="950539.838315978">
                <text:p>950539.83831597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8.0005538463593">
                <text:p>38.0005538463593</text:p>
              </table:table-cell>
              <table:table-cell office:value-type="float" office:value="956106.68949206">
                <text:p>956106.6894920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8.0090057849884">
                <text:p>38.0090057849884</text:p>
              </table:table-cell>
              <table:table-cell office:value-type="float" office:value="957886.747080395">
                <text:p>957886.74708039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8.0174033641815">
                <text:p>38.0174033641815</text:p>
              </table:table-cell>
              <table:table-cell office:value-type="float" office:value="964087.365396627">
                <text:p>964087.36539662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8.02587890625">
                <text:p>38.02587890625</text:p>
              </table:table-cell>
              <table:table-cell office:value-type="float" office:value="955219.139328814">
                <text:p>955219.13932881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8.0343799591064">
                <text:p>38.0343799591064</text:p>
              </table:table-cell>
              <table:table-cell office:value-type="float" office:value="952352.624635405">
                <text:p>952352.62463540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8.0427980422974">
                <text:p>38.0427980422974</text:p>
              </table:table-cell>
              <table:table-cell office:value-type="float" office:value="961739.129489068">
                <text:p>961739.12948906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8.0511889457703">
                <text:p>38.0511889457703</text:p>
              </table:table-cell>
              <table:table-cell office:value-type="float" office:value="964854.383815423">
                <text:p>964854.38381542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8.0596578121185">
                <text:p>38.0596578121185</text:p>
              </table:table-cell>
              <table:table-cell office:value-type="float" office:value="955972.106190704">
                <text:p>955972.10619070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8.0680673122406">
                <text:p>38.0680673122406</text:p>
              </table:table-cell>
              <table:table-cell office:value-type="float" office:value="962720.718530279">
                <text:p>962720.71853027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8.0765497684479">
                <text:p>38.0765497684479</text:p>
              </table:table-cell>
              <table:table-cell office:value-type="float" office:value="954440.530215302">
                <text:p>954440.53021530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8.0849618911743">
                <text:p>38.0849618911743</text:p>
              </table:table-cell>
              <table:table-cell office:value-type="float" office:value="962420.576028116">
                <text:p>962420.57602811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8.0933227539062">
                <text:p>38.0933227539062</text:p>
              </table:table-cell>
              <table:table-cell office:value-type="float" office:value="968321.124215809">
                <text:p>968321.12421580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8.1016955375671">
                <text:p>38.1016955375671</text:p>
              </table:table-cell>
              <table:table-cell office:value-type="float" office:value="966942.456404123">
                <text:p>966942.45640412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8.1101129055023">
                <text:p>38.1101129055023</text:p>
              </table:table-cell>
              <table:table-cell office:value-type="float" office:value="961820.852117264">
                <text:p>961820.85211726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8.1186068058014">
                <text:p>38.1186068058014</text:p>
              </table:table-cell>
              <table:table-cell office:value-type="float" office:value="953154.583281873">
                <text:p>953154.58328187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8.1270835399628">
                <text:p>38.1270835399628</text:p>
              </table:table-cell>
              <table:table-cell office:value-type="float" office:value="955084.805760252">
                <text:p>955084.80576025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8.1355452537537">
                <text:p>38.1355452537537</text:p>
              </table:table-cell>
              <table:table-cell office:value-type="float" office:value="956780.17480488">
                <text:p>956780.1748048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8.1440284252167">
                <text:p>38.1440284252167</text:p>
              </table:table-cell>
              <table:table-cell office:value-type="float" office:value="954360.056884292">
                <text:p>954360.05688429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8.1524031162262">
                <text:p>38.1524031162262</text:p>
              </table:table-cell>
              <table:table-cell office:value-type="float" office:value="966722.233786939">
                <text:p>966722.23378693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8.1608471870422">
                <text:p>38.1608471870422</text:p>
              </table:table-cell>
              <table:table-cell office:value-type="float" office:value="958779.2637434">
                <text:p>958779.263743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8.1692931652069">
                <text:p>38.1692931652069</text:p>
              </table:table-cell>
              <table:table-cell office:value-type="float" office:value="958562.743373324">
                <text:p>958562.74337332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8.1777575016022">
                <text:p>38.1777575016022</text:p>
              </table:table-cell>
              <table:table-cell office:value-type="float" office:value="956483.724409893">
                <text:p>956483.72440989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8.1861834526062">
                <text:p>38.1861834526062</text:p>
              </table:table-cell>
              <table:table-cell office:value-type="float" office:value="960841.096290427">
                <text:p>960841.09629042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8.1946947574615">
                <text:p>38.1946947574615</text:p>
              </table:table-cell>
              <table:table-cell office:value-type="float" office:value="951205.501106474">
                <text:p>951205.50110647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8.2032196521759">
                <text:p>38.2032196521759</text:p>
              </table:table-cell>
              <table:table-cell office:value-type="float" office:value="949689.148226871">
                <text:p>949689.14822687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8.2116978168488">
                <text:p>38.2116978168488</text:p>
              </table:table-cell>
              <table:table-cell office:value-type="float" office:value="954923.655343082">
                <text:p>954923.65534308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8.2201976776123">
                <text:p>38.2201976776123</text:p>
              </table:table-cell>
              <table:table-cell office:value-type="float" office:value="952486.190681888">
                <text:p>952486.19068188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8.2286262512207">
                <text:p>38.2286262512207</text:p>
              </table:table-cell>
              <table:table-cell office:value-type="float" office:value="960542.124462548">
                <text:p>960542.12446254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8.2370529174805">
                <text:p>38.2370529174805</text:p>
              </table:table-cell>
              <table:table-cell office:value-type="float" office:value="960759.540063377">
                <text:p>960759.54006337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8.2455177307129">
                <text:p>38.2455177307129</text:p>
              </table:table-cell>
              <table:table-cell office:value-type="float" office:value="956429.844073907">
                <text:p>956429.84407390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8.2540266513824">
                <text:p>38.2540266513824</text:p>
              </table:table-cell>
              <table:table-cell office:value-type="float" office:value="951472.027347362">
                <text:p>951472.02734736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8.2624897956848">
                <text:p>38.2624897956848</text:p>
              </table:table-cell>
              <table:table-cell office:value-type="float" office:value="956618.451812829">
                <text:p>956618.45181282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8.2709512710571">
                <text:p>38.2709512710571</text:p>
              </table:table-cell>
              <table:table-cell office:value-type="float" office:value="956807.133953226">
                <text:p>956807.13395322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8.2794251441956">
                <text:p>38.2794251441956</text:p>
              </table:table-cell>
              <table:table-cell office:value-type="float" office:value="955407.26982162">
                <text:p>955407.2698216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8.2879276275635">
                <text:p>38.2879276275635</text:p>
              </table:table-cell>
              <table:table-cell office:value-type="float" office:value="952192.394818013">
                <text:p>952192.39481801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8.2964069843292">
                <text:p>38.2964069843292</text:p>
              </table:table-cell>
              <table:table-cell office:value-type="float" office:value="954789.404864333">
                <text:p>954789.40486433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8.3049051761627">
                <text:p>38.3049051761627</text:p>
              </table:table-cell>
              <table:table-cell office:value-type="float" office:value="952673.246100325">
                <text:p>952673.24610032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8.3133723735809">
                <text:p>38.3133723735809</text:p>
              </table:table-cell>
              <table:table-cell office:value-type="float" office:value="956160.533423439">
                <text:p>956160.53342343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8.3217959403992">
                <text:p>38.3217959403992</text:p>
              </table:table-cell>
              <table:table-cell office:value-type="float" office:value="961113.050408989">
                <text:p>961113.05040898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8.3301033973694">
                <text:p>38.3301033973694</text:p>
              </table:table-cell>
              <table:table-cell office:value-type="float" office:value="974546.125129147">
                <text:p>974546.12512914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8.3384366035461">
                <text:p>38.3384366035461</text:p>
              </table:table-cell>
              <table:table-cell office:value-type="float" office:value="971534.824444953">
                <text:p>971534.82444495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8.3468036651611">
                <text:p>38.3468036651611</text:p>
              </table:table-cell>
              <table:table-cell office:value-type="float" office:value="967603.726676925">
                <text:p>967603.72667692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8.3551342487335">
                <text:p>38.3551342487335</text:p>
              </table:table-cell>
              <table:table-cell office:value-type="float" office:value="971840.67954552">
                <text:p>971840.6795455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8.3634607791901">
                <text:p>38.3634607791901</text:p>
              </table:table-cell>
              <table:table-cell office:value-type="float" office:value="972313.743671974">
                <text:p>972313.74367197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8.3717856407166">
                <text:p>38.3717856407166</text:p>
              </table:table-cell>
              <table:table-cell office:value-type="float" office:value="972508.668671421">
                <text:p>972508.66867142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8.3801054954529">
                <text:p>38.3801054954529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8.3884327411652">
                <text:p>38.3884327411652</text:p>
              </table:table-cell>
              <table:table-cell office:value-type="float" office:value="972230.22830475">
                <text:p>972230.2283047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8.3967592716217">
                <text:p>38.3967592716217</text:p>
              </table:table-cell>
              <table:table-cell office:value-type="float" office:value="972313.743671974">
                <text:p>972313.74367197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8.4050841331482">
                <text:p>38.4050841331482</text:p>
              </table:table-cell>
              <table:table-cell office:value-type="float" office:value="972508.668671421">
                <text:p>972508.66867142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8.4134106636047">
                <text:p>38.4134106636047</text:p>
              </table:table-cell>
              <table:table-cell office:value-type="float" office:value="972313.743671974">
                <text:p>972313.74367197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8.4217417240143">
                <text:p>38.4217417240143</text:p>
              </table:table-cell>
              <table:table-cell office:value-type="float" office:value="971785.05520419">
                <text:p>971785.0552041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8.4300937652588">
                <text:p>38.4300937652588</text:p>
              </table:table-cell>
              <table:table-cell office:value-type="float" office:value="969343.872113271">
                <text:p>969343.87211327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8.4384255409241">
                <text:p>38.4384255409241</text:p>
              </table:table-cell>
              <table:table-cell office:value-type="float" office:value="971701.630630115">
                <text:p>971701.63063011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8.4467227458954">
                <text:p>38.4467227458954</text:p>
              </table:table-cell>
              <table:table-cell office:value-type="float" office:value="975750.271084164">
                <text:p>975750.27108416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8.455057144165">
                <text:p>38.455057144165</text:p>
              </table:table-cell>
              <table:table-cell office:value-type="float" office:value="971395.863031725">
                <text:p>971395.86303172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8.4633665084839">
                <text:p>38.4633665084839</text:p>
              </table:table-cell>
              <table:table-cell office:value-type="float" office:value="974322.425800528">
                <text:p>974322.42580052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8.4717028141022">
                <text:p>38.4717028141022</text:p>
              </table:table-cell>
              <table:table-cell office:value-type="float" office:value="971173.607436008">
                <text:p>971173.60743600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8.4800736904144">
                <text:p>38.4800736904144</text:p>
              </table:table-cell>
              <table:table-cell office:value-type="float" office:value="967162.779379094">
                <text:p>967162.77937909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8.488388299942">
                <text:p>38.488388299942</text:p>
              </table:table-cell>
              <table:table-cell office:value-type="float" office:value="973707.781843207">
                <text:p>973707.78184320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8.4966835975647">
                <text:p>38.4966835975647</text:p>
              </table:table-cell>
              <table:table-cell office:value-type="float" office:value="975974.626620297">
                <text:p>975974.62662029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8.5049884319305">
                <text:p>38.5049884319305</text:p>
              </table:table-cell>
              <table:table-cell office:value-type="float" office:value="974853.8794821">
                <text:p>974853.879482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8.513295173645">
                <text:p>38.513295173645</text:p>
              </table:table-cell>
              <table:table-cell office:value-type="float" office:value="974630.03886226">
                <text:p>974630.0388622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8.5216264724731">
                <text:p>38.5216264724731</text:p>
              </table:table-cell>
              <table:table-cell office:value-type="float" office:value="971757.245421246">
                <text:p>971757.24542124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8.5299592018127">
                <text:p>38.5299592018127</text:p>
              </table:table-cell>
              <table:table-cell office:value-type="float" office:value="971590.420143062">
                <text:p>971590.42014306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8.5382974147797">
                <text:p>38.5382974147797</text:p>
              </table:table-cell>
              <table:table-cell office:value-type="float" office:value="970951.453521288">
                <text:p>970951.45352128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8.5465838909149">
                <text:p>38.5465838909149</text:p>
              </table:table-cell>
              <table:table-cell office:value-type="float" office:value="977013.614455058">
                <text:p>977013.61445505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8.554899930954">
                <text:p>38.554899930954</text:p>
              </table:table-cell>
              <table:table-cell office:value-type="float" office:value="973540.286238532">
                <text:p>973540.28623853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8.5631964206696">
                <text:p>38.5631964206696</text:p>
              </table:table-cell>
              <table:table-cell office:value-type="float" office:value="975834.392321398">
                <text:p>975834.39232139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8.5714988708496">
                <text:p>38.5714988708496</text:p>
              </table:table-cell>
              <table:table-cell office:value-type="float" office:value="975133.824885851">
                <text:p>975133.82488585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8.5798969268799">
                <text:p>38.5798969268799</text:p>
              </table:table-cell>
              <table:table-cell office:value-type="float" office:value="964032.62502839">
                <text:p>964032.6250283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8.5881595611572">
                <text:p>38.5881595611572</text:p>
              </table:table-cell>
              <table:table-cell office:value-type="float" office:value="979832.790397045">
                <text:p>979832.79039704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8.5964603424072">
                <text:p>38.5964603424072</text:p>
              </table:table-cell>
              <table:table-cell office:value-type="float" office:value="975329.882352941">
                <text:p>975329.88235294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8.6047420501709">
                <text:p>38.6047420501709</text:p>
              </table:table-cell>
              <table:table-cell office:value-type="float" office:value="977576.151082451">
                <text:p>977576.15108245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8.6130404472351">
                <text:p>38.6130404472351</text:p>
              </table:table-cell>
              <table:table-cell office:value-type="float" office:value="975610.101246912">
                <text:p>975610.10124691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8.6212902069092">
                <text:p>38.6212902069092</text:p>
              </table:table-cell>
              <table:table-cell office:value-type="float" office:value="981361.920813826">
                <text:p>981361.92081382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8.6295773983002">
                <text:p>38.6295773983002</text:p>
              </table:table-cell>
              <table:table-cell office:value-type="float" office:value="976929.289795449">
                <text:p>976929.28979544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8.6379146575928">
                <text:p>38.6379146575928</text:p>
              </table:table-cell>
              <table:table-cell office:value-type="float" office:value="971062.517772885">
                <text:p>971062.51777288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8.6461944580078">
                <text:p>38.6461944580078</text:p>
              </table:table-cell>
              <table:table-cell office:value-type="float" office:value="977801.347155033">
                <text:p>977801.34715503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8.6544749736786">
                <text:p>38.6544749736786</text:p>
              </table:table-cell>
              <table:table-cell office:value-type="float" office:value="977716.8864703">
                <text:p>977716.886470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8.6627595424652">
                <text:p>38.6627595424652</text:p>
              </table:table-cell>
              <table:table-cell office:value-type="float" office:value="977238.551398642">
                <text:p>977238.55139864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8.6710391044617">
                <text:p>38.6710391044617</text:p>
              </table:table-cell>
              <table:table-cell office:value-type="float" office:value="977829.503959455">
                <text:p>977829.50395945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8.6793220043182">
                <text:p>38.6793220043182</text:p>
              </table:table-cell>
              <table:table-cell office:value-type="float" office:value="977435.456204485">
                <text:p>977435.45620448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8.6876595020294">
                <text:p>38.6876595020294</text:p>
              </table:table-cell>
              <table:table-cell office:value-type="float" office:value="971034.749327995">
                <text:p>971034.74932799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8.6959962844849">
                <text:p>38.6959962844849</text:p>
              </table:table-cell>
              <table:table-cell office:value-type="float" office:value="971118.05942746">
                <text:p>971118.0594274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8.7043335437775">
                <text:p>38.7043335437775</text:p>
              </table:table-cell>
              <table:table-cell office:value-type="float" office:value="971062.517772885">
                <text:p>971062.51777288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8.7126657962799">
                <text:p>38.7126657962799</text:p>
              </table:table-cell>
              <table:table-cell office:value-type="float" office:value="971646.022204418">
                <text:p>971646.02220441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8.7209959030151">
                <text:p>38.7209959030151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8.7293343544006">
                <text:p>38.7293343544006</text:p>
              </table:table-cell>
              <table:table-cell office:value-type="float" office:value="970923.691427918">
                <text:p>970923.69142791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8.7376923561096">
                <text:p>38.7376923561096</text:p>
              </table:table-cell>
              <table:table-cell office:value-type="float" office:value="968652.589685075">
                <text:p>968652.58968507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8.7460255622864">
                <text:p>38.7460255622864</text:p>
              </table:table-cell>
              <table:table-cell office:value-type="float" office:value="971534.824444953">
                <text:p>971534.82444495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8.754358291626">
                <text:p>38.754358291626</text:p>
              </table:table-cell>
              <table:table-cell office:value-type="float" office:value="971590.420143062">
                <text:p>971590.42014306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8.7627012729645">
                <text:p>38.7627012729645</text:p>
              </table:table-cell>
              <table:table-cell office:value-type="float" office:value="970396.513131198">
                <text:p>970396.51313119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8.7710373401642">
                <text:p>38.7710373401642</text:p>
              </table:table-cell>
              <table:table-cell office:value-type="float" office:value="971201.383823361">
                <text:p>971201.38382336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8.7793464660645">
                <text:p>38.7793464660645</text:p>
              </table:table-cell>
              <table:table-cell office:value-type="float" office:value="974350.382600212">
                <text:p>974350.38260021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8.7877109050751">
                <text:p>38.7877109050751</text:p>
              </table:table-cell>
              <table:table-cell office:value-type="float" office:value="967907.111250463">
                <text:p>967907.11125046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8.7960131168365">
                <text:p>38.7960131168365</text:p>
              </table:table-cell>
              <table:table-cell office:value-type="float" office:value="975161.828269485">
                <text:p>975161.82826948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8.8043537139893">
                <text:p>38.8043537139893</text:p>
              </table:table-cell>
              <table:table-cell office:value-type="float" office:value="970673.904010519">
                <text:p>970673.90401051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8.812682390213">
                <text:p>38.812682390213</text:p>
              </table:table-cell>
              <table:table-cell office:value-type="float" office:value="972063.240603441">
                <text:p>972063.24060344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8.8209643363953">
                <text:p>38.8209643363953</text:p>
              </table:table-cell>
              <table:table-cell office:value-type="float" office:value="977548.008866626">
                <text:p>977548.00886662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8.8292887210846">
                <text:p>38.8292887210846</text:p>
              </table:table-cell>
              <table:table-cell office:value-type="float" office:value="972564.375884291">
                <text:p>972564.37588429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8.8376393318176">
                <text:p>38.8376393318176</text:p>
              </table:table-cell>
              <table:table-cell office:value-type="float" office:value="969509.926738044">
                <text:p>969509.92673804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8.845965385437">
                <text:p>38.845965385437</text:p>
              </table:table-cell>
              <table:table-cell office:value-type="float" office:value="972369.428555066">
                <text:p>972369.42855506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8.8542642593384">
                <text:p>38.8542642593384</text:p>
              </table:table-cell>
              <table:table-cell office:value-type="float" office:value="975554.044587451">
                <text:p>975554.04458745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8.8626239299774">
                <text:p>38.8626239299774</text:p>
              </table:table-cell>
              <table:table-cell office:value-type="float" office:value="968459.207255512">
                <text:p>968459.20725551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8.8709557056427">
                <text:p>38.8709557056427</text:p>
              </table:table-cell>
              <table:table-cell office:value-type="float" office:value="971701.630630115">
                <text:p>971701.63063011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8.8792867660522">
                <text:p>38.8792867660522</text:p>
              </table:table-cell>
              <table:table-cell office:value-type="float" office:value="971785.05520419">
                <text:p>971785.0552041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8.8876564502716">
                <text:p>38.8876564502716</text:p>
              </table:table-cell>
              <table:table-cell office:value-type="float" office:value="967300.532231876">
                <text:p>967300.53223187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8.8960154056549">
                <text:p>38.8960154056549</text:p>
              </table:table-cell>
              <table:table-cell office:value-type="float" office:value="968542.075984027">
                <text:p>968542.07598402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8.904326915741">
                <text:p>38.904326915741</text:p>
              </table:table-cell>
              <table:table-cell office:value-type="float" office:value="974070.886778922">
                <text:p>974070.88677892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8.9126372337341">
                <text:p>38.9126372337341</text:p>
              </table:table-cell>
              <table:table-cell office:value-type="float" office:value="974210.614643103">
                <text:p>974210.61464310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8.9209771156311">
                <text:p>38.9209771156311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8.9292857646942">
                <text:p>38.9292857646942</text:p>
              </table:table-cell>
              <table:table-cell office:value-type="float" office:value="974406.301012941">
                <text:p>974406.30101294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8.9375922679901">
                <text:p>38.9375922679901</text:p>
              </table:table-cell>
              <table:table-cell office:value-type="float" office:value="974658.013318025">
                <text:p>974658.01331802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8.9459328651428">
                <text:p>38.9459328651428</text:p>
              </table:table-cell>
              <table:table-cell office:value-type="float" office:value="970673.904010519">
                <text:p>970673.90401051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8.9542329311371">
                <text:p>38.9542329311371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8.9627552032471">
                <text:p>38.9627552032471</text:p>
              </table:table-cell>
              <table:table-cell office:value-type="float" office:value="949981.401147014">
                <text:p>949981.40114701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8.9710507392883">
                <text:p>38.9710507392883</text:p>
              </table:table-cell>
              <table:table-cell office:value-type="float" office:value="975946.576536184">
                <text:p>975946.57653618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8.9793334007263">
                <text:p>38.9793334007263</text:p>
              </table:table-cell>
              <table:table-cell office:value-type="float" office:value="977463.591940127">
                <text:p>977463.59194012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8.9876642227173">
                <text:p>38.9876642227173</text:p>
              </table:table-cell>
              <table:table-cell office:value-type="float" office:value="971812.866578902">
                <text:p>971812.86657890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8.9959616661072">
                <text:p>38.9959616661072</text:p>
              </table:table-cell>
              <table:table-cell office:value-type="float" office:value="975722.233894604">
                <text:p>975722.23389460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9.0042028427124">
                <text:p>39.0042028427124</text:p>
              </table:table-cell>
              <table:table-cell office:value-type="float" office:value="982383.995371174">
                <text:p>982383.99537117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9.0124425888062">
                <text:p>39.0124425888062</text:p>
              </table:table-cell>
              <table:table-cell office:value-type="float" office:value="982554.548148148">
                <text:p>982554.54814814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9.0206749439239">
                <text:p>39.0206749439239</text:p>
              </table:table-cell>
              <table:table-cell office:value-type="float" office:value="983436.681745779">
                <text:p>983436.68174577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9.0289444923401">
                <text:p>39.0289444923401</text:p>
              </table:table-cell>
              <table:table-cell office:value-type="float" office:value="979013.555831051">
                <text:p>979013.55583105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9.0372467041016">
                <text:p>39.0372467041016</text:p>
              </table:table-cell>
              <table:table-cell office:value-type="float" office:value="975161.828269485">
                <text:p>975161.82826948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9.0455422401428">
                <text:p>39.0455422401428</text:p>
              </table:table-cell>
              <table:table-cell office:value-type="float" office:value="975946.576536184">
                <text:p>975946.57653618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9.053914308548">
                <text:p>39.053914308548</text:p>
              </table:table-cell>
              <table:table-cell office:value-type="float" office:value="967025.065755375">
                <text:p>967025.06575537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9.062215089798">
                <text:p>39.062215089798</text:p>
              </table:table-cell>
              <table:table-cell office:value-type="float" office:value="975329.882352941">
                <text:p>975329.88235294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9.0705137252808">
                <text:p>39.0705137252808</text:p>
              </table:table-cell>
              <table:table-cell office:value-type="float" office:value="975582.072111932">
                <text:p>975582.07211193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9.0787928104401">
                <text:p>39.0787928104401</text:p>
              </table:table-cell>
              <table:table-cell office:value-type="float" office:value="977885.822433405">
                <text:p>977885.82243340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9.0871114730835">
                <text:p>39.0871114730835</text:p>
              </table:table-cell>
              <table:table-cell office:value-type="float" office:value="973233.360580092">
                <text:p>973233.36058009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9.0954051017761">
                <text:p>39.0954051017761</text:p>
              </table:table-cell>
              <table:table-cell office:value-type="float" office:value="976171.022365319">
                <text:p>976171.02236531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9.1037020683289">
                <text:p>39.1037020683289</text:p>
              </table:table-cell>
              <table:table-cell office:value-type="float" office:value="975778.309885058">
                <text:p>975778.30988505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9.1119973659515">
                <text:p>39.1119973659515</text:p>
              </table:table-cell>
              <table:table-cell office:value-type="float" office:value="975974.626620297">
                <text:p>975974.62662029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9.120288848877">
                <text:p>39.120288848877</text:p>
              </table:table-cell>
              <table:table-cell office:value-type="float" office:value="976423.647353136">
                <text:p>976423.64735313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9.1285879611969">
                <text:p>39.1285879611969</text:p>
              </table:table-cell>
              <table:table-cell office:value-type="float" office:value="975526.018673332">
                <text:p>975526.01867333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9.1368668079376">
                <text:p>39.1368668079376</text:p>
              </table:table-cell>
              <table:table-cell office:value-type="float" office:value="977913.984103214">
                <text:p>977913.98410321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9.1452236175537">
                <text:p>39.1452236175537</text:p>
              </table:table-cell>
              <table:table-cell office:value-type="float" office:value="968790.767281961">
                <text:p>968790.76728196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9.1535449028015">
                <text:p>39.1535449028015</text:p>
              </table:table-cell>
              <table:table-cell office:value-type="float" office:value="972926.628388058">
                <text:p>972926.62838805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9.1618824005127">
                <text:p>39.1618824005127</text:p>
              </table:table-cell>
              <table:table-cell office:value-type="float" office:value="971034.749327995">
                <text:p>971034.74932799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9.1701767444611">
                <text:p>39.1701767444611</text:p>
              </table:table-cell>
              <table:table-cell office:value-type="float" office:value="976086.843082584">
                <text:p>976086.84308258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9.178471326828">
                <text:p>39.178471326828</text:p>
              </table:table-cell>
              <table:table-cell office:value-type="float" office:value="976058.786547859">
                <text:p>976058.78654785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9.1867640018463">
                <text:p>39.1867640018463</text:p>
              </table:table-cell>
              <table:table-cell office:value-type="float" office:value="976283.28399747">
                <text:p>976283.2839974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9.1950643062592">
                <text:p>39.1950643062592</text:p>
              </table:table-cell>
              <table:table-cell office:value-type="float" office:value="975385.913253289">
                <text:p>975385.91325328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9.2034032344818">
                <text:p>39.2034032344818</text:p>
              </table:table-cell>
              <table:table-cell office:value-type="float" office:value="970868.17200366">
                <text:p>970868.1720036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9.2117304801941">
                <text:p>39.2117304801941</text:p>
              </table:table-cell>
              <table:table-cell office:value-type="float" office:value="972230.22830475">
                <text:p>972230.2283047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9.2200300693512">
                <text:p>39.2200300693512</text:p>
              </table:table-cell>
              <table:table-cell office:value-type="float" office:value="975469.97167562">
                <text:p>975469.9716756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9.2283427715302">
                <text:p>39.2283427715302</text:p>
              </table:table-cell>
              <table:table-cell office:value-type="float" office:value="973931.19899042">
                <text:p>973931.1989904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9.2366633415222">
                <text:p>39.2366633415222</text:p>
              </table:table-cell>
              <table:table-cell office:value-type="float" office:value="973010.263445944">
                <text:p>973010.26344594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9.2449960708618">
                <text:p>39.2449960708618</text:p>
              </table:table-cell>
              <table:table-cell office:value-type="float" office:value="971590.420143062">
                <text:p>971590.42014306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9.2533288002014">
                <text:p>39.2533288002014</text:p>
              </table:table-cell>
              <table:table-cell office:value-type="float" office:value="971590.420143062">
                <text:p>971590.42014306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9.2616922855377">
                <text:p>39.2616922855377</text:p>
              </table:table-cell>
              <table:table-cell office:value-type="float" office:value="968017.480087802">
                <text:p>968017.48008780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9.2700128555298">
                <text:p>39.2700128555298</text:p>
              </table:table-cell>
              <table:table-cell office:value-type="float" office:value="973010.263445944">
                <text:p>973010.26344594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9.2783489227295">
                <text:p>39.2783489227295</text:p>
              </table:table-cell>
              <table:table-cell office:value-type="float" office:value="971201.383823361">
                <text:p>971201.38382336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9.2866842746735">
                <text:p>39.2866842746735</text:p>
              </table:table-cell>
              <table:table-cell office:value-type="float" office:value="971284.722519379">
                <text:p>971284.72251937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9.2950189113617">
                <text:p>39.2950189113617</text:p>
              </table:table-cell>
              <table:table-cell office:value-type="float" office:value="971368.075519194">
                <text:p>971368.07551919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9.3033964633942">
                <text:p>39.3033964633942</text:p>
              </table:table-cell>
              <table:table-cell office:value-type="float" office:value="966392.087882065">
                <text:p>966392.08788206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9.3117213249207">
                <text:p>39.3117213249207</text:p>
              </table:table-cell>
              <table:table-cell office:value-type="float" office:value="972508.668671421">
                <text:p>972508.66867142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9.3200221061707">
                <text:p>39.3200221061707</text:p>
              </table:table-cell>
              <table:table-cell office:value-type="float" office:value="975329.882352941">
                <text:p>975329.88235294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9.3284063339233">
                <text:p>39.3284063339233</text:p>
              </table:table-cell>
              <table:table-cell office:value-type="float" office:value="965622.623670591">
                <text:p>965622.62367059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9.3367481231689">
                <text:p>39.3367481231689</text:p>
              </table:table-cell>
              <table:table-cell office:value-type="float" office:value="970535.188750429">
                <text:p>970535.18875042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9.345077753067">
                <text:p>39.345077753067</text:p>
              </table:table-cell>
              <table:table-cell office:value-type="float" office:value="971951.947333772">
                <text:p>971951.94733377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9.3534214496613">
                <text:p>39.3534214496613</text:p>
              </table:table-cell>
              <table:table-cell office:value-type="float" office:value="970313.326780203">
                <text:p>970313.32678020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9.3617286682129">
                <text:p>39.3617286682129</text:p>
              </table:table-cell>
              <table:table-cell office:value-type="float" office:value="974574.094767959">
                <text:p>974574.09476795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9.3700630664825">
                <text:p>39.3700630664825</text:p>
              </table:table-cell>
              <table:table-cell office:value-type="float" office:value="971395.863031725">
                <text:p>971395.86303172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9.3784239292145">
                <text:p>39.3784239292145</text:p>
              </table:table-cell>
              <table:table-cell office:value-type="float" office:value="968321.124215809">
                <text:p>968321.12421580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9.3868172168732">
                <text:p>39.3868172168732</text:p>
              </table:table-cell>
              <table:table-cell office:value-type="float" office:value="964580.308601295">
                <text:p>964580.30860129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9.3951454162598">
                <text:p>39.3951454162598</text:p>
              </table:table-cell>
              <table:table-cell office:value-type="float" office:value="972118.896796542">
                <text:p>972118.89679654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9.4034767150879">
                <text:p>39.4034767150879</text:p>
              </table:table-cell>
              <table:table-cell office:value-type="float" office:value="971757.245421246">
                <text:p>971757.24542124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9.4118745326996">
                <text:p>39.4118745326996</text:p>
              </table:table-cell>
              <table:table-cell office:value-type="float" office:value="964059.994435454">
                <text:p>964059.99443545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9.4201595783234">
                <text:p>39.4201595783234</text:p>
              </table:table-cell>
              <table:table-cell office:value-type="float" office:value="977182.307453237">
                <text:p>977182.30745323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9.4284844398499">
                <text:p>39.4284844398499</text:p>
              </table:table-cell>
              <table:table-cell office:value-type="float" office:value="972508.668671421">
                <text:p>972508.66867142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9.4368054866791">
                <text:p>39.4368054866791</text:p>
              </table:table-cell>
              <table:table-cell office:value-type="float" office:value="972954.505143119">
                <text:p>972954.50514311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9.4451282024384">
                <text:p>39.4451282024384</text:p>
              </table:table-cell>
              <table:table-cell office:value-type="float" office:value="972759.40139796">
                <text:p>972759.4013979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9.4534492492676">
                <text:p>39.4534492492676</text:p>
              </table:table-cell>
              <table:table-cell office:value-type="float" office:value="972954.505143119">
                <text:p>972954.50514311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9.4617760181427">
                <text:p>39.4617760181427</text:p>
              </table:table-cell>
              <table:table-cell office:value-type="float" office:value="972285.903622047">
                <text:p>972285.90362204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9.4700951576233">
                <text:p>39.4700951576233</text:p>
              </table:table-cell>
              <table:table-cell office:value-type="float" office:value="973177.57670593">
                <text:p>973177.5767059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9.4784369468689">
                <text:p>39.4784369468689</text:p>
              </table:table-cell>
              <table:table-cell office:value-type="float" office:value="970535.188750429">
                <text:p>970535.18875042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9.4867794513702">
                <text:p>39.4867794513702</text:p>
              </table:table-cell>
              <table:table-cell office:value-type="float" office:value="970451.978623074">
                <text:p>970451.97862307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9.4950740337372">
                <text:p>39.4950740337372</text:p>
              </table:table-cell>
              <table:table-cell office:value-type="float" office:value="976058.786547859">
                <text:p>976058.78654785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9.5034024715424">
                <text:p>39.5034024715424</text:p>
              </table:table-cell>
              <table:table-cell office:value-type="float" office:value="972091.067903355">
                <text:p>972091.06790335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9.5117387771606">
                <text:p>39.5117387771606</text:p>
              </table:table-cell>
              <table:table-cell office:value-type="float" office:value="971173.607436008">
                <text:p>971173.60743600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9.5200881958008">
                <text:p>39.5200881958008</text:p>
              </table:table-cell>
              <table:table-cell office:value-type="float" office:value="969648.349057681">
                <text:p>969648.34905768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9.5284106731415">
                <text:p>39.5284106731415</text:p>
              </table:table-cell>
              <table:table-cell office:value-type="float" office:value="972787.268570774">
                <text:p>972787.26857077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9.5367391109467">
                <text:p>39.5367391109467</text:p>
              </table:table-cell>
              <table:table-cell office:value-type="float" office:value="972091.067903355">
                <text:p>972091.06790335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9.5450580120087">
                <text:p>39.5450580120087</text:p>
              </table:table-cell>
              <table:table-cell office:value-type="float" office:value="973205.467843632">
                <text:p>973205.46784363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9.5533902645111">
                <text:p>39.5533902645111</text:p>
              </table:table-cell>
              <table:table-cell office:value-type="float" office:value="971646.022204418">
                <text:p>971646.02220441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9.5617256164551">
                <text:p>39.5617256164551</text:p>
              </table:table-cell>
              <table:table-cell office:value-type="float" office:value="971284.722519379">
                <text:p>971284.72251937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9.5700452327728">
                <text:p>39.5700452327728</text:p>
              </table:table-cell>
              <table:table-cell office:value-type="float" office:value="973121.79922625">
                <text:p>973121.7992262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9.5783889293671">
                <text:p>39.5783889293671</text:p>
              </table:table-cell>
              <table:table-cell office:value-type="float" office:value="970313.326780203">
                <text:p>970313.32678020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9.5867445468903">
                <text:p>39.5867445468903</text:p>
              </table:table-cell>
              <table:table-cell office:value-type="float" office:value="968928.98430634">
                <text:p>968928.9843063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9.5950765609741">
                <text:p>39.5950765609741</text:p>
              </table:table-cell>
              <table:table-cell office:value-type="float" office:value="971673.825621656">
                <text:p>971673.82562165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9.6034133434296">
                <text:p>39.6034133434296</text:p>
              </table:table-cell>
              <table:table-cell office:value-type="float" office:value="971118.05942746">
                <text:p>971118.0594274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9.6117250919342">
                <text:p>39.6117250919342</text:p>
              </table:table-cell>
              <table:table-cell office:value-type="float" office:value="974042.946015719">
                <text:p>974042.94601571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9.6200747489929">
                <text:p>39.6200747489929</text:p>
              </table:table-cell>
              <table:table-cell office:value-type="float" office:value="969620.661431713">
                <text:p>969620.66143171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9.6284470558167">
                <text:p>39.6284470558167</text:p>
              </table:table-cell>
              <table:table-cell office:value-type="float" office:value="966997.527736644">
                <text:p>966997.52773664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9.6367788314819">
                <text:p>39.6367788314819</text:p>
              </table:table-cell>
              <table:table-cell office:value-type="float" office:value="971701.630630115">
                <text:p>971701.63063011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9.6451377868652">
                <text:p>39.6451377868652</text:p>
              </table:table-cell>
              <table:table-cell office:value-type="float" office:value="968542.075984027">
                <text:p>968542.07598402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9.6534788608551">
                <text:p>39.6534788608551</text:p>
              </table:table-cell>
              <table:table-cell office:value-type="float" office:value="970618.413148492">
                <text:p>970618.41314849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9.6619112491608">
                <text:p>39.6619112491608</text:p>
              </table:table-cell>
              <table:table-cell office:value-type="float" office:value="960107.588328433">
                <text:p>960107.58832843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9.6702263355255">
                <text:p>39.6702263355255</text:p>
              </table:table-cell>
              <table:table-cell office:value-type="float" office:value="973651.94357151">
                <text:p>973651.9435715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9.6785476207733">
                <text:p>39.6785476207733</text:p>
              </table:table-cell>
              <table:table-cell office:value-type="float" office:value="972926.628388058">
                <text:p>972926.62838805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9.686891078949">
                <text:p>39.686891078949</text:p>
              </table:table-cell>
              <table:table-cell office:value-type="float" office:value="970341.05397914">
                <text:p>970341.0539791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9.6952233314514">
                <text:p>39.6952233314514</text:p>
              </table:table-cell>
              <table:table-cell office:value-type="float" office:value="971646.022204418">
                <text:p>971646.02220441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9.7035329341888">
                <text:p>39.7035329341888</text:p>
              </table:table-cell>
              <table:table-cell office:value-type="float" office:value="974294.470605113">
                <text:p>974294.47060511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9.7118780612946">
                <text:p>39.7118780612946</text:p>
              </table:table-cell>
              <table:table-cell office:value-type="float" office:value="970146.996857322">
                <text:p>970146.99685732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9.7201817035675">
                <text:p>39.7201817035675</text:p>
              </table:table-cell>
              <table:table-cell office:value-type="float" office:value="974993.832089124">
                <text:p>974993.83208912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9.7285251617432">
                <text:p>39.7285251617432</text:p>
              </table:table-cell>
              <table:table-cell office:value-type="float" office:value="970341.05397914">
                <text:p>970341.0539791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9.736823797226">
                <text:p>39.736823797226</text:p>
              </table:table-cell>
              <table:table-cell office:value-type="float" office:value="975582.072111932">
                <text:p>975582.07211193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9.7451305389404">
                <text:p>39.7451305389404</text:p>
              </table:table-cell>
              <table:table-cell office:value-type="float" office:value="974630.03886226">
                <text:p>974630.0388622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9.753457069397">
                <text:p>39.753457069397</text:p>
              </table:table-cell>
              <table:table-cell office:value-type="float" office:value="972313.743671974">
                <text:p>972313.74367197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9.7617681026459">
                <text:p>39.7617681026459</text:p>
              </table:table-cell>
              <table:table-cell office:value-type="float" office:value="974126.773114547">
                <text:p>974126.77311454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9.7700755596161">
                <text:p>39.7700755596161</text:p>
              </table:table-cell>
              <table:table-cell office:value-type="float" office:value="974546.125129147">
                <text:p>974546.12512914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9.7783825397491">
                <text:p>39.7783825397491</text:p>
              </table:table-cell>
              <table:table-cell office:value-type="float" office:value="974602.066012284">
                <text:p>974602.06601228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9.7866902351379">
                <text:p>39.7866902351379</text:p>
              </table:table-cell>
              <table:table-cell office:value-type="float" office:value="974518.15709571">
                <text:p>974518.1570957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9.7949998378754">
                <text:p>39.7949998378754</text:p>
              </table:table-cell>
              <table:table-cell office:value-type="float" office:value="974294.470605113">
                <text:p>974294.47060511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9.8033244609833">
                <text:p>39.8033244609833</text:p>
              </table:table-cell>
              <table:table-cell office:value-type="float" office:value="972536.521480124">
                <text:p>972536.52148012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9.8116388320923">
                <text:p>39.8116388320923</text:p>
              </table:table-cell>
              <table:table-cell office:value-type="float" office:value="973735.703380839">
                <text:p>973735.70338083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9.8198959827423">
                <text:p>39.8198959827423</text:p>
              </table:table-cell>
              <table:table-cell office:value-type="float" office:value="980483.503710334">
                <text:p>980483.50371033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9.828150510788">
                <text:p>39.828150510788</text:p>
              </table:table-cell>
              <table:table-cell office:value-type="float" office:value="980795.020045058">
                <text:p>980795.02004505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9.836439371109">
                <text:p>39.836439371109</text:p>
              </table:table-cell>
              <table:table-cell office:value-type="float" office:value="976732.588851177">
                <text:p>976732.58885117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9.8447952270508">
                <text:p>39.8447952270508</text:p>
              </table:table-cell>
              <table:table-cell office:value-type="float" office:value="968901.337746455">
                <text:p>968901.33774645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9.8531131744385">
                <text:p>39.8531131744385</text:p>
              </table:table-cell>
              <table:table-cell office:value-type="float" office:value="973317.048383398">
                <text:p>973317.04838339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9.8613965511322">
                <text:p>39.8613965511322</text:p>
              </table:table-cell>
              <table:table-cell office:value-type="float" office:value="977379.189592148">
                <text:p>977379.18959214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9.8697052001953">
                <text:p>39.8697052001953</text:p>
              </table:table-cell>
              <table:table-cell office:value-type="float" office:value="974406.301012941">
                <text:p>974406.30101294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9.8780567646027">
                <text:p>39.8780567646027</text:p>
              </table:table-cell>
              <table:table-cell office:value-type="float" office:value="969399.217334209">
                <text:p>969399.21733420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9.8863382339478">
                <text:p>39.8863382339478</text:p>
              </table:table-cell>
              <table:table-cell office:value-type="float" office:value="977604.29491867">
                <text:p>977604.2949186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9.8946287631989">
                <text:p>39.8946287631989</text:p>
              </table:table-cell>
              <table:table-cell office:value-type="float" office:value="976535.967100912">
                <text:p>976535.96710091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9.9029178619385">
                <text:p>39.9029178619385</text:p>
              </table:table-cell>
              <table:table-cell office:value-type="float" office:value="976704.495182213">
                <text:p>976704.49518221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9.9111995697021">
                <text:p>39.9111995697021</text:p>
              </table:table-cell>
              <table:table-cell office:value-type="float" office:value="977576.151082451">
                <text:p>977576.15108245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9.9194798469543">
                <text:p>39.9194798469543</text:p>
              </table:table-cell>
              <table:table-cell office:value-type="float" office:value="977745.038410596">
                <text:p>977745.03841059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9.9278657436371">
                <text:p>39.9278657436371</text:p>
              </table:table-cell>
              <table:table-cell office:value-type="float" office:value="965430.449037614">
                <text:p>965430.44903761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9.9362003803253">
                <text:p>39.9362003803253</text:p>
              </table:table-cell>
              <table:table-cell office:value-type="float" office:value="971368.075519194">
                <text:p>971368.07551919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39.9445159435272">
                <text:p>39.9445159435272</text:p>
              </table:table-cell>
              <table:table-cell office:value-type="float" office:value="973596.111703653">
                <text:p>973596.11170365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39.9528307914734">
                <text:p>39.9528307914734</text:p>
              </table:table-cell>
              <table:table-cell office:value-type="float" office:value="973679.86190681">
                <text:p>973679.8619068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9.9611845016479">
                <text:p>39.9611845016479</text:p>
              </table:table-cell>
              <table:table-cell office:value-type="float" office:value="969150.213596667">
                <text:p>969150.21359666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9.9695122241974">
                <text:p>39.9695122241974</text:p>
              </table:table-cell>
              <table:table-cell office:value-type="float" office:value="972174.55936328">
                <text:p>972174.5593632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39.9779162406921">
                <text:p>39.9779162406921</text:p>
              </table:table-cell>
              <table:table-cell office:value-type="float" office:value="963348.8945502">
                <text:p>963348.894550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9.9862489700317">
                <text:p>39.9862489700317</text:p>
              </table:table-cell>
              <table:table-cell office:value-type="float" office:value="971590.420143062">
                <text:p>971590.42014306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39.9945809841156">
                <text:p>39.9945809841156</text:p>
              </table:table-cell>
              <table:table-cell office:value-type="float" office:value="971673.825621656">
                <text:p>971673.82562165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0.0029573440552">
                <text:p>40.0029573440552</text:p>
              </table:table-cell>
              <table:table-cell office:value-type="float" office:value="966529.621267754">
                <text:p>966529.6212677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